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style:font-name="Arial" style:font-name-complex="Arial"/>
    </style:style>
    <style:style style:name="TableColumn3" style:family="table-column">
      <style:table-column-properties style:column-width="0.3819in"/>
    </style:style>
    <style:style style:name="TableColumn4" style:family="table-column">
      <style:table-column-properties style:column-width="1.0437in"/>
    </style:style>
    <style:style style:name="TableColumn5" style:family="table-column">
      <style:table-column-properties style:column-width="0.2312in"/>
    </style:style>
    <style:style style:name="TableColumn6" style:family="table-column">
      <style:table-column-properties style:column-width="8.5986in"/>
    </style:style>
    <style:style style:name="Table2" style:family="table">
      <style:table-properties style:width="10.255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4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4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4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4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4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4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48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4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5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5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6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6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6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6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6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6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68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6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7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7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37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7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7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7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7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7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7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7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7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8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39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9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9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93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9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9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9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9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39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39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40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P4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48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48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48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48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48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48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53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3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3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3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53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39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54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4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4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54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4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4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55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5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5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5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59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560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561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56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6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56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64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64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64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64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65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65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9" style:family="table-row">
      <style:table-row-properties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85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86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6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</style:style>
    <style:style style:name="T87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88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88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88" style:family="table-row">
      <style:table-row-properties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P10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043" style:family="table-row">
      <style:table-row-properties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079" style:family="table-row">
      <style:table-row-properties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109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09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09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0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0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0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0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104" style:family="table-row">
      <style:table-row-properties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</style:style>
    <style:style style:name="T111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1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1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1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1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1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11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129" style:family="table-row">
      <style:table-row-properties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156" style:family="table-row">
      <style:table-row-properties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11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6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6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7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7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7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176" style:family="table-row">
      <style:table-row-properties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</style:style>
    <style:style style:name="T11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8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8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8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9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9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1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04" style:family="table-row">
      <style:table-row-properties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22" style:family="table-row">
      <style:table-row-properties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31" style:family="table-row">
      <style:table-row-properties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58" style:family="table-row">
      <style:table-row-properties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67" style:family="table-row">
      <style:table-row-properties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76" style:family="table-row">
      <style:table-row-properties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85" style:family="table-row">
      <style:table-row-properties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294" style:family="table-row">
      <style:table-row-properties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12" style:family="table-row">
      <style:table-row-properties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21" style:family="table-row">
      <style:table-row-properties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39" style:family="table-row">
      <style:table-row-properties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48" style:family="table-row">
      <style:table-row-properties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57" style:family="table-row">
      <style:table-row-properties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75" style:family="table-row">
      <style:table-row-properties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393" style:family="table-row">
      <style:table-row-properties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02" style:family="table-row">
      <style:table-row-properties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11" style:family="table-row">
      <style:table-row-properties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29" style:family="table-row">
      <style:table-row-properties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38" style:family="table-row">
      <style:table-row-properties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47" style:family="table-row">
      <style:table-row-properties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56" style:family="table-row">
      <style:table-row-properties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74" style:family="table-row">
      <style:table-row-properties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492" style:family="table-row">
      <style:table-row-properties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01" style:family="table-row">
      <style:table-row-properties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19" style:family="table-row">
      <style:table-row-properties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28" style:family="table-row">
      <style:table-row-properties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37" style:family="table-row">
      <style:table-row-properties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46" style:family="table-row">
      <style:table-row-properties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55" style:family="table-row">
      <style:table-row-properties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73" style:family="table-row">
      <style:table-row-properties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82" style:family="table-row">
      <style:table-row-properties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591" style:family="table-row">
      <style:table-row-properties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00" style:family="table-row">
      <style:table-row-properties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09" style:family="table-row">
      <style:table-row-properties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</style:style>
    <style:style style:name="T16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2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6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2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626" style:family="table-row">
      <style:table-row-properties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Normal" style:family="paragraph">
      <style:paragraph-properties fo:margin-bottom="0in" fo:line-height="100%"/>
    </style:style>
    <style:style style:name="T16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3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16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643" style:family="table-row">
      <style:table-row-properties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52" style:family="table-row">
      <style:table-row-properties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61" style:family="table-row">
      <style:table-row-properties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70" style:family="table-row">
      <style:table-row-properties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79" style:family="table-row">
      <style:table-row-properties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88" style:family="table-row">
      <style:table-row-properties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697" style:family="table-row">
      <style:table-row-properties/>
    </style:style>
    <style:style style:name="TableCell169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6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0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7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0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7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0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7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706" style:family="table-row">
      <style:table-row-properties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715" style:family="table-row">
      <style:table-row-properties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724" style:family="table-row">
      <style:table-row-properties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733" style:family="table-row">
      <style:table-row-properties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text-align="center" fo:margin-bottom="0in" fo:line-height="100%"/>
    </style:style>
    <style:style style:name="T1738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743" style:family="table-row">
      <style:table-row-properties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752" style:family="table-row">
      <style:table-row-properties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761" style:family="table-row">
      <style:table-row-properties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margin-bottom="0in" fo:line-height="100%"/>
    </style:style>
    <style:style style:name="T177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7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7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73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7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7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7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7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7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7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8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781" style:family="table-row">
      <style:table-row-properties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margin-bottom="0in" fo:line-height="100%"/>
    </style:style>
    <style:style style:name="T179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9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9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93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9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9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9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79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9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79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800" style:family="table-row">
      <style:table-row-properties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P18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P18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09" style:family="table-row">
      <style:table-row-properties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margin-bottom="0in" fo:line-height="100%"/>
    </style:style>
    <style:style style:name="T181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1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2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2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2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23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2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2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2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2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2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2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830" style:family="table-row">
      <style:table-row-properties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fo:margin-bottom="0in" fo:line-height="100%"/>
    </style:style>
    <style:style style:name="T183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4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4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4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43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4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4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84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4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4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84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850" style:family="table-row">
      <style:table-row-properties/>
    </style:style>
    <style:style style:name="TableCell1851" style:family="table-cell">
      <style:table-cell-properties fo:border="0.0069in solid #000000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59" style:family="table-row">
      <style:table-row-properties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68" style:family="table-row">
      <style:table-row-properties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77" style:family="table-row">
      <style:table-row-properties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86" style:family="table-row">
      <style:table-row-properties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895" style:family="table-row">
      <style:table-row-properties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04" style:family="table-row">
      <style:table-row-properties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13" style:family="table-row">
      <style:table-row-properties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22" style:family="table-row">
      <style:table-row-properties/>
    </style:style>
    <style:style style:name="TableCell1923" style:family="table-cell">
      <style:table-cell-properties fo:border="0.0069in solid #000000" style:writing-mode="lr-tb" fo:padding-top="0in" fo:padding-left="0.075in" fo:padding-bottom="0in" fo:padding-right="0.075in"/>
    </style:style>
    <style:style style:name="P19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31" style:family="table-row">
      <style:table-row-properties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40" style:family="table-row">
      <style:table-row-properties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43" style:family="table-cell">
      <style:table-cell-properties fo:border="0.0069in solid #000000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45" style:family="table-cell">
      <style:table-cell-properties fo:border="0.0069in solid #000000" style:writing-mode="lr-tb" fo:padding-top="0in" fo:padding-left="0.075in" fo:padding-bottom="0in" fo:padding-right="0.075in"/>
    </style:style>
    <style:style style:name="P19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49" style:family="table-row">
      <style:table-row-properties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58" style:family="table-row">
      <style:table-row-properties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1967" style:family="table-row">
      <style:table-row-properties/>
    </style:style>
    <style:style style:name="TableCell1968" style:family="table-cell">
      <style:table-cell-properties fo:border="0.0069in solid #000000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70" style:family="table-cell">
      <style:table-cell-properties fo:border="0.0069in solid #000000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72" style:family="table-cell">
      <style:table-cell-properties fo:border="0.0069in solid #000000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Normal" style:family="paragraph">
      <style:paragraph-properties fo:margin-bottom="0in" fo:line-height="100%"/>
    </style:style>
    <style:style style:name="T197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7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7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79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980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981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98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98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8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8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1986" style:family="table-row">
      <style:table-row-properties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91" style:family="table-cell">
      <style:table-cell-properties fo:border="0.0069in solid #000000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margin-bottom="0in" fo:line-height="100%"/>
    </style:style>
    <style:style style:name="T199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9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199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998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1999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00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0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0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0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004" style:family="table-row">
      <style:table-row-properties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07" style:family="table-cell">
      <style:table-cell-properties fo:border="0.0069in solid #000000" style:writing-mode="lr-tb" fo:padding-top="0in" fo:padding-left="0.075in" fo:padding-bottom="0in" fo:padding-right="0.075in"/>
    </style:style>
    <style:style style:name="P20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P20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P20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013" style:family="table-row">
      <style:table-row-properties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16" style:family="table-cell">
      <style:table-cell-properties fo:border="0.0069in solid #000000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18" style:family="table-cell">
      <style:table-cell-properties fo:border="0.0069in solid #000000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margin-bottom="0in" fo:line-height="100%"/>
    </style:style>
    <style:style style:name="T202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2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2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2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2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2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28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2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3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3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032" style:family="table-row">
      <style:table-row-properties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margin-bottom="0in" fo:line-height="100%"/>
    </style:style>
    <style:style style:name="T204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4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4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44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45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46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47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4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4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5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051" style:family="table-row">
      <style:table-row-properties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58" style:family="table-cell">
      <style:table-cell-properties fo:border="0.0069in solid #000000" style:writing-mode="lr-tb" fo:padding-top="0in" fo:padding-left="0.075in" fo:padding-bottom="0in" fo:padding-right="0.075in"/>
    </style:style>
    <style:style style:name="P20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060" style:family="table-row">
      <style:table-row-properties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margin-bottom="0in" fo:line-height="100%"/>
    </style:style>
    <style:style style:name="T206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2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7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7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079" style:family="table-row">
      <style:table-row-properties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84" style:family="table-cell">
      <style:table-cell-properties fo:border="0.0069in solid #000000" style:writing-mode="lr-tb" fo:padding-top="0in" fo:padding-left="0.075in" fo:padding-bottom="0in" fo:padding-right="0.075in"/>
    </style:style>
    <style:style style:name="P20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margin-bottom="0in" fo:line-height="100%"/>
    </style:style>
    <style:style style:name="T208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89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0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1" style:parent-style-name="DefaultParagraphFont" style:family="text">
      <style:text-properties style:font-name="Arial" style:font-name-complex="Arial" fo:color="#FF0000" fo:font-size="10pt" style:font-size-asian="10pt" style:font-size-complex="10pt" fo:language="lt" fo:country="LT"/>
    </style:style>
    <style:style style:name="T209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098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099" style:family="table-row">
      <style:table-row-properties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6" style:family="table-cell">
      <style:table-cell-properties fo:border="0.0069in solid #000000" style:writing-mode="lr-tb" fo:padding-top="0in" fo:padding-left="0.075in" fo:padding-bottom="0in" fo:padding-right="0.075in"/>
    </style:style>
    <style:style style:name="P21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08" style:family="table-row">
      <style:table-row-properties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17" style:family="table-row">
      <style:table-row-properties/>
    </style:style>
    <style:style style:name="TableCell2118" style:family="table-cell">
      <style:table-cell-properties fo:border="0.0069in solid #000000" style:writing-mode="lr-tb" fo:padding-top="0in" fo:padding-left="0.075in" fo:padding-bottom="0in" fo:padding-right="0.075in"/>
    </style:style>
    <style:style style:name="P21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26" style:family="table-row">
      <style:table-row-properties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P21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P21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P21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35" style:family="table-row">
      <style:table-row-properties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40" style:family="table-cell">
      <style:table-cell-properties fo:border="0.0069in solid #000000" style:writing-mode="lr-tb" fo:padding-top="0in" fo:padding-left="0.075in" fo:padding-bottom="0in" fo:padding-right="0.075in"/>
    </style:style>
    <style:style style:name="P21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P21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44" style:family="table-row">
      <style:table-row-properties/>
    </style:style>
    <style:style style:name="TableCell2145" style:family="table-cell">
      <style:table-cell-properties fo:border="0.0069in solid #000000" style:writing-mode="lr-tb" fo:padding-top="0in" fo:padding-left="0.075in" fo:padding-bottom="0in" fo:padding-right="0.075in"/>
    </style:style>
    <style:style style:name="P2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49" style:family="table-cell">
      <style:table-cell-properties fo:border="0.0069in solid #000000" style:writing-mode="lr-tb" fo:padding-top="0in" fo:padding-left="0.075in" fo:padding-bottom="0in" fo:padding-right="0.075in"/>
    </style:style>
    <style:style style:name="P21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53" style:family="table-row">
      <style:table-row-properties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56" style:family="table-cell">
      <style:table-cell-properties fo:border="0.0069in solid #000000" style:writing-mode="lr-tb" fo:padding-top="0in" fo:padding-left="0.075in" fo:padding-bottom="0in" fo:padding-right="0.075in"/>
    </style:style>
    <style:style style:name="P21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58" style:family="table-cell">
      <style:table-cell-properties fo:border="0.0069in solid #000000" style:writing-mode="lr-tb" fo:padding-top="0in" fo:padding-left="0.075in" fo:padding-bottom="0in" fo:padding-right="0.075in"/>
    </style:style>
    <style:style style:name="P21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62" style:family="table-row">
      <style:table-row-properties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71" style:family="table-row">
      <style:table-row-properties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P21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80" style:family="table-row">
      <style:table-row-properties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83" style:family="table-cell">
      <style:table-cell-properties fo:border="0.0069in solid #000000" style:writing-mode="lr-tb" fo:padding-top="0in" fo:padding-left="0.075in" fo:padding-bottom="0in" fo:padding-right="0.075in"/>
    </style:style>
    <style:style style:name="P21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P21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89" style:family="table-row">
      <style:table-row-properties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198" style:family="table-row">
      <style:table-row-properties/>
    </style:style>
    <style:style style:name="TableCell2199" style:family="table-cell">
      <style:table-cell-properties fo:border="0.0069in solid #000000" style:writing-mode="lr-tb" fo:padding-top="0in" fo:padding-left="0.075in" fo:padding-bottom="0in" fo:padding-right="0.075in"/>
    </style:style>
    <style:style style:name="P22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207" style:family="table-row">
      <style:table-row-properties/>
    </style:style>
    <style:style style:name="TableCell2208" style:family="table-cell">
      <style:table-cell-properties fo:border="0.0069in solid #000000" style:writing-mode="lr-tb" fo:padding-top="0in" fo:padding-left="0.075in" fo:padding-bottom="0in" fo:padding-right="0.075in"/>
    </style:style>
    <style:style style:name="P22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10" style:family="table-cell">
      <style:table-cell-properties fo:border="0.0069in solid #000000" style:writing-mode="lr-tb" fo:padding-top="0in" fo:padding-left="0.075in" fo:padding-bottom="0in" fo:padding-right="0.075in"/>
    </style:style>
    <style:style style:name="P22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14" style:family="table-cell">
      <style:table-cell-properties fo:border="0.0069in solid #000000" style:writing-mode="lr-tb" fo:padding-top="0in" fo:padding-left="0.075in" fo:padding-bottom="0in" fo:padding-right="0.075in"/>
    </style:style>
    <style:style style:name="P22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216" style:family="table-row">
      <style:table-row-properties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225" style:family="table-row">
      <style:table-row-properties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234" style:family="table-row">
      <style:table-row-properties/>
    </style:style>
    <style:style style:name="TableCell2235" style:family="table-cell">
      <style:table-cell-properties fo:border="0.0069in solid #000000" style:writing-mode="lr-tb" fo:padding-top="0in" fo:padding-left="0.075in" fo:padding-bottom="0in" fo:padding-right="0.075in"/>
    </style:style>
    <style:style style:name="P22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P22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39" style:family="table-cell">
      <style:table-cell-properties fo:border="0.0069in solid #000000" style:writing-mode="lr-tb" fo:padding-top="0in" fo:padding-left="0.075in" fo:padding-bottom="0in" fo:padding-right="0.075in"/>
    </style:style>
    <style:style style:name="P22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243" style:family="table-row">
      <style:table-row-properties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P2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lt" fo:country="LT"/>
    </style:style>
    <style:style style:name="TableRow2252" style:family="table-row">
      <style:table-row-properties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Normal" style:family="paragraph">
      <style:paragraph-properties fo:margin-bottom="0in" fo:line-height="100%"/>
    </style:style>
    <style:style style:name="T2261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262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263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264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265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266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2267" style:parent-style-name="DefaultParagraphFont" style:family="text">
      <style:text-properties style:font-name="Arial" style:font-name-complex="Arial" fo:font-size="10pt" style:font-size-asian="10pt" style:font-size-complex="10pt" fo:language="lt" fo:country="LT"/>
    </style:style>
    <style:style style:name="TableRow2268" style:family="table-row">
      <style:table-row-properties/>
    </style:style>
    <style:style style:name="TableCell2269" style:family="table-cell">
      <style:table-cell-properties fo:border="0.0069in solid #000000" style:writing-mode="lr-tb" fo:padding-top="0in" fo:padding-left="0.075in" fo:padding-bottom="0in" fo:padding-right="0.075in"/>
    </style:style>
    <style:style style:name="P2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71" style:family="table-cell">
      <style:table-cell-properties fo:border="0.0069in solid #000000" style:writing-mode="lr-tb" fo:padding-top="0in" fo:padding-left="0.075in" fo:padding-bottom="0in" fo:padding-right="0.075in"/>
    </style:style>
    <style:style style:name="P2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73" style:family="table-cell">
      <style:table-cell-properties fo:border="0.0069in solid #000000" style:writing-mode="lr-tb" fo:padding-top="0in" fo:padding-left="0.075in" fo:padding-bottom="0in" fo:padding-right="0.075in"/>
    </style:style>
    <style:style style:name="P2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75" style:family="table-cell">
      <style:table-cell-properties fo:border="0.0069in solid #000000" style:writing-mode="lr-tb" fo:padding-top="0in" fo:padding-left="0.075in" fo:padding-bottom="0in" fo:padding-right="0.075in"/>
    </style:style>
    <style:style style:name="P22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277" style:family="table-row">
      <style:table-row-properties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286" style:family="table-row">
      <style:table-row-properties/>
    </style:style>
    <style:style style:name="TableCell2287" style:family="table-cell">
      <style:table-cell-properties fo:border="0.0069in solid #000000" style:writing-mode="lr-tb" fo:padding-top="0in" fo:padding-left="0.075in" fo:padding-bottom="0in" fo:padding-right="0.075in"/>
    </style:style>
    <style:style style:name="P22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295" style:family="table-row">
      <style:table-row-properties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00" style:family="table-cell">
      <style:table-cell-properties fo:border="0.0069in solid #000000" style:writing-mode="lr-tb" fo:padding-top="0in" fo:padding-left="0.075in" fo:padding-bottom="0in" fo:padding-right="0.075in"/>
    </style:style>
    <style:style style:name="P23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04" style:family="table-row">
      <style:table-row-properties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13" style:family="table-row">
      <style:table-row-properties/>
    </style:style>
    <style:style style:name="TableCell2314" style:family="table-cell">
      <style:table-cell-properties fo:border="0.0069in solid #000000" style:writing-mode="lr-tb" fo:padding-top="0in" fo:padding-left="0.075in" fo:padding-bottom="0in" fo:padding-right="0.075in"/>
    </style:style>
    <style:style style:name="P23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P23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20" style:family="table-cell">
      <style:table-cell-properties fo:border="0.0069in solid #000000" style:writing-mode="lr-tb" fo:padding-top="0in" fo:padding-left="0.075in" fo:padding-bottom="0in" fo:padding-right="0.075in"/>
    </style:style>
    <style:style style:name="P23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22" style:family="table-row">
      <style:table-row-properties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25" style:family="table-cell">
      <style:table-cell-properties fo:border="0.0069in solid #000000" style:writing-mode="lr-tb" fo:padding-top="0in" fo:padding-left="0.075in" fo:padding-bottom="0in" fo:padding-right="0.075in"/>
    </style:style>
    <style:style style:name="P23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27" style:family="table-cell">
      <style:table-cell-properties fo:border="0.0069in solid #000000" style:writing-mode="lr-tb" fo:padding-top="0in" fo:padding-left="0.075in" fo:padding-bottom="0in" fo:padding-right="0.075in"/>
    </style:style>
    <style:style style:name="P23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29" style:family="table-cell">
      <style:table-cell-properties fo:border="0.0069in solid #000000" style:writing-mode="lr-tb" fo:padding-top="0in" fo:padding-left="0.075in" fo:padding-bottom="0in" fo:padding-right="0.075in"/>
    </style:style>
    <style:style style:name="P23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31" style:family="table-row">
      <style:table-row-properties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P23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40" style:family="table-row">
      <style:table-row-properties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P23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49" style:family="table-row">
      <style:table-row-properties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P23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52" style:family="table-cell">
      <style:table-cell-properties fo:border="0.0069in solid #000000" style:writing-mode="lr-tb" fo:padding-top="0in" fo:padding-left="0.075in" fo:padding-bottom="0in" fo:padding-right="0.075in"/>
    </style:style>
    <style:style style:name="P23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P23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58" style:family="table-row">
      <style:table-row-properties/>
    </style:style>
    <style:style style:name="TableCell2359" style:family="table-cell">
      <style:table-cell-properties fo:border="0.0069in solid #000000" style:writing-mode="lr-tb" fo:padding-top="0in" fo:padding-left="0.075in" fo:padding-bottom="0in" fo:padding-right="0.075in"/>
    </style:style>
    <style:style style:name="P23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61" style:family="table-cell">
      <style:table-cell-properties fo:border="0.0069in solid #000000" style:writing-mode="lr-tb" fo:padding-top="0in" fo:padding-left="0.075in" fo:padding-bottom="0in" fo:padding-right="0.075in"/>
    </style:style>
    <style:style style:name="P23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63" style:family="table-cell">
      <style:table-cell-properties fo:border="0.0069in solid #000000" style:writing-mode="lr-tb" fo:padding-top="0in" fo:padding-left="0.075in" fo:padding-bottom="0in" fo:padding-right="0.075in"/>
    </style:style>
    <style:style style:name="P23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65" style:family="table-cell">
      <style:table-cell-properties fo:border="0.0069in solid #000000" style:writing-mode="lr-tb" fo:padding-top="0in" fo:padding-left="0.075in" fo:padding-bottom="0in" fo:padding-right="0.075in"/>
    </style:style>
    <style:style style:name="P23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67" style:family="table-row">
      <style:table-row-properties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76" style:family="table-row">
      <style:table-row-properties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P23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85" style:family="table-row">
      <style:table-row-properties/>
    </style:style>
    <style:style style:name="TableCell2386" style:family="table-cell">
      <style:table-cell-properties fo:border="0.0069in solid #000000" style:writing-mode="lr-tb" fo:padding-top="0in" fo:padding-left="0.075in" fo:padding-bottom="0in" fo:padding-right="0.075in"/>
    </style:style>
    <style:style style:name="P23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88" style:family="table-cell">
      <style:table-cell-properties fo:border="0.0069in solid #000000" style:writing-mode="lr-tb" fo:padding-top="0in" fo:padding-left="0.075in" fo:padding-bottom="0in" fo:padding-right="0.075in"/>
    </style:style>
    <style:style style:name="P23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90" style:family="table-cell">
      <style:table-cell-properties fo:border="0.0069in solid #000000" style:writing-mode="lr-tb" fo:padding-top="0in" fo:padding-left="0.075in" fo:padding-bottom="0in" fo:padding-right="0.075in"/>
    </style:style>
    <style:style style:name="P23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92" style:family="table-cell">
      <style:table-cell-properties fo:border="0.0069in solid #000000" style:writing-mode="lr-tb" fo:padding-top="0in" fo:padding-left="0.075in" fo:padding-bottom="0in" fo:padding-right="0.075in"/>
    </style:style>
    <style:style style:name="P23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394" style:family="table-row">
      <style:table-row-properties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03" style:family="table-row">
      <style:table-row-properties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06" style:family="table-cell">
      <style:table-cell-properties fo:border="0.0069in solid #000000" style:writing-mode="lr-tb" fo:padding-top="0in" fo:padding-left="0.075in" fo:padding-bottom="0in" fo:padding-right="0.075in"/>
    </style:style>
    <style:style style:name="P24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12" style:family="table-row">
      <style:table-row-properties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Normal" style:family="paragraph">
      <style:paragraph-properties fo:margin-bottom="0in" fo:line-height="100%"/>
    </style:style>
    <style:style style:name="T24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2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2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2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2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2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432" style:family="table-row">
      <style:table-row-properties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P2440" style:parent-style-name="Normal" style:family="paragraph">
      <style:paragraph-properties fo:margin-bottom="0in" fo:line-height="100%"/>
    </style:style>
    <style:style style:name="T24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4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4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4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4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4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451" style:family="table-row">
      <style:table-row-properties/>
    </style:style>
    <style:style style:name="TableCell2452" style:family="table-cell">
      <style:table-cell-properties fo:border="0.0069in solid #000000" style:writing-mode="lr-tb" fo:padding-top="0in" fo:padding-left="0.075in" fo:padding-bottom="0in" fo:padding-right="0.075in"/>
    </style:style>
    <style:style style:name="P24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54" style:family="table-cell">
      <style:table-cell-properties fo:border="0.0069in solid #000000" style:writing-mode="lr-tb" fo:padding-top="0in" fo:padding-left="0.075in" fo:padding-bottom="0in" fo:padding-right="0.075in"/>
    </style:style>
    <style:style style:name="P24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60" style:family="table-row">
      <style:table-row-properties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P24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63" style:family="table-cell">
      <style:table-cell-properties fo:border="0.0069in solid #000000" style:writing-mode="lr-tb" fo:padding-top="0in" fo:padding-left="0.075in" fo:padding-bottom="0in" fo:padding-right="0.075in"/>
    </style:style>
    <style:style style:name="P24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65" style:family="table-cell">
      <style:table-cell-properties fo:border="0.0069in solid #000000" style:writing-mode="lr-tb" fo:padding-top="0in" fo:padding-left="0.075in" fo:padding-bottom="0in" fo:padding-right="0.075in"/>
    </style:style>
    <style:style style:name="P24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67" style:family="table-cell">
      <style:table-cell-properties fo:border="0.0069in solid #000000" style:writing-mode="lr-tb" fo:padding-top="0in" fo:padding-left="0.075in" fo:padding-bottom="0in" fo:padding-right="0.075in"/>
    </style:style>
    <style:style style:name="P24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69" style:family="table-row">
      <style:table-row-properties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72" style:family="table-cell">
      <style:table-cell-properties fo:border="0.0069in solid #000000" style:writing-mode="lr-tb" fo:padding-top="0in" fo:padding-left="0.075in" fo:padding-bottom="0in" fo:padding-right="0.075in"/>
    </style:style>
    <style:style style:name="P24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P24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76" style:family="table-cell">
      <style:table-cell-properties fo:border="0.0069in solid #000000" style:writing-mode="lr-tb" fo:padding-top="0in" fo:padding-left="0.075in" fo:padding-bottom="0in" fo:padding-right="0.075in"/>
    </style:style>
    <style:style style:name="P24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78" style:family="table-row">
      <style:table-row-properties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87" style:family="table-row">
      <style:table-row-properties/>
    </style:style>
    <style:style style:name="TableCell2488" style:family="table-cell">
      <style:table-cell-properties fo:border="0.0069in solid #000000" style:writing-mode="lr-tb" fo:padding-top="0in" fo:padding-left="0.075in" fo:padding-bottom="0in" fo:padding-right="0.075in"/>
    </style:style>
    <style:style style:name="P24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90" style:family="table-cell">
      <style:table-cell-properties fo:border="0.0069in solid #000000" style:writing-mode="lr-tb" fo:padding-top="0in" fo:padding-left="0.075in" fo:padding-bottom="0in" fo:padding-right="0.075in"/>
    </style:style>
    <style:style style:name="P24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92" style:family="table-cell">
      <style:table-cell-properties fo:border="0.0069in solid #000000" style:writing-mode="lr-tb" fo:padding-top="0in" fo:padding-left="0.075in" fo:padding-bottom="0in" fo:padding-right="0.075in"/>
    </style:style>
    <style:style style:name="P24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94" style:family="table-cell">
      <style:table-cell-properties fo:border="0.0069in solid #000000" style:writing-mode="lr-tb" fo:padding-top="0in" fo:padding-left="0.075in" fo:padding-bottom="0in" fo:padding-right="0.075in"/>
    </style:style>
    <style:style style:name="P24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496" style:family="table-row">
      <style:table-row-properties/>
    </style:style>
    <style:style style:name="TableCell2497" style:family="table-cell">
      <style:table-cell-properties fo:border="0.0069in solid #000000" style:writing-mode="lr-tb" fo:padding-top="0in" fo:padding-left="0.075in" fo:padding-bottom="0in" fo:padding-right="0.075in"/>
    </style:style>
    <style:style style:name="P24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499" style:family="table-cell">
      <style:table-cell-properties fo:border="0.0069in solid #000000" style:writing-mode="lr-tb" fo:padding-top="0in" fo:padding-left="0.075in" fo:padding-bottom="0in" fo:padding-right="0.075in"/>
    </style:style>
    <style:style style:name="P25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01" style:family="table-cell">
      <style:table-cell-properties fo:border="0.0069in solid #000000" style:writing-mode="lr-tb" fo:padding-top="0in" fo:padding-left="0.075in" fo:padding-bottom="0in" fo:padding-right="0.075in"/>
    </style:style>
    <style:style style:name="P25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P25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05" style:family="table-row">
      <style:table-row-properties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14" style:family="table-row">
      <style:table-row-properties/>
    </style:style>
    <style:style style:name="TableCell2515" style:family="table-cell">
      <style:table-cell-properties fo:border="0.0069in solid #000000" style:writing-mode="lr-tb" fo:padding-top="0in" fo:padding-left="0.075in" fo:padding-bottom="0in" fo:padding-right="0.075in"/>
    </style:style>
    <style:style style:name="P25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17" style:family="table-cell">
      <style:table-cell-properties fo:border="0.0069in solid #000000" style:writing-mode="lr-tb" fo:padding-top="0in" fo:padding-left="0.075in" fo:padding-bottom="0in" fo:padding-right="0.075in"/>
    </style:style>
    <style:style style:name="P25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P25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23" style:family="table-row">
      <style:table-row-properties/>
    </style:style>
    <style:style style:name="TableCell2524" style:family="table-cell">
      <style:table-cell-properties fo:border="0.0069in solid #000000" style:writing-mode="lr-tb" fo:padding-top="0in" fo:padding-left="0.075in" fo:padding-bottom="0in" fo:padding-right="0.075in"/>
    </style:style>
    <style:style style:name="P25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26" style:family="table-cell">
      <style:table-cell-properties fo:border="0.0069in solid #000000" style:writing-mode="lr-tb" fo:padding-top="0in" fo:padding-left="0.075in" fo:padding-bottom="0in" fo:padding-right="0.075in"/>
    </style:style>
    <style:style style:name="P25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28" style:family="table-cell">
      <style:table-cell-properties fo:border="0.0069in solid #000000" style:writing-mode="lr-tb" fo:padding-top="0in" fo:padding-left="0.075in" fo:padding-bottom="0in" fo:padding-right="0.075in"/>
    </style:style>
    <style:style style:name="P25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32" style:family="table-row">
      <style:table-row-properties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35" style:family="table-cell">
      <style:table-cell-properties fo:border="0.0069in solid #000000" style:writing-mode="lr-tb" fo:padding-top="0in" fo:padding-left="0.075in" fo:padding-bottom="0in" fo:padding-right="0.075in"/>
    </style:style>
    <style:style style:name="P25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41" style:family="table-row">
      <style:table-row-properties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44" style:family="table-cell">
      <style:table-cell-properties fo:border="0.0069in solid #000000" style:writing-mode="lr-tb" fo:padding-top="0in" fo:padding-left="0.075in" fo:padding-bottom="0in" fo:padding-right="0.075in"/>
    </style:style>
    <style:style style:name="P25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46" style:family="table-cell">
      <style:table-cell-properties fo:border="0.0069in solid #000000" style:writing-mode="lr-tb" fo:padding-top="0in" fo:padding-left="0.075in" fo:padding-bottom="0in" fo:padding-right="0.075in"/>
    </style:style>
    <style:style style:name="P25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50" style:family="table-row">
      <style:table-row-properties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P25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59" style:family="table-row">
      <style:table-row-properties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64" style:family="table-cell">
      <style:table-cell-properties fo:border="0.0069in solid #000000" style:writing-mode="lr-tb" fo:padding-top="0in" fo:padding-left="0.075in" fo:padding-bottom="0in" fo:padding-right="0.075in"/>
    </style:style>
    <style:style style:name="P25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66" style:family="table-cell">
      <style:table-cell-properties fo:border="0.0069in solid #000000" style:writing-mode="lr-tb" fo:padding-top="0in" fo:padding-left="0.075in" fo:padding-bottom="0in" fo:padding-right="0.075in"/>
    </style:style>
    <style:style style:name="P25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68" style:family="table-row">
      <style:table-row-properties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P25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77" style:family="table-row">
      <style:table-row-properties/>
    </style:style>
    <style:style style:name="TableCell2578" style:family="table-cell">
      <style:table-cell-properties fo:border="0.0069in solid #000000" style:writing-mode="lr-tb" fo:padding-top="0in" fo:padding-left="0.075in" fo:padding-bottom="0in" fo:padding-right="0.075in"/>
    </style:style>
    <style:style style:name="P25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80" style:family="table-cell">
      <style:table-cell-properties fo:border="0.0069in solid #000000" style:writing-mode="lr-tb" fo:padding-top="0in" fo:padding-left="0.075in" fo:padding-bottom="0in" fo:padding-right="0.075in"/>
    </style:style>
    <style:style style:name="P25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82" style:family="table-cell">
      <style:table-cell-properties fo:border="0.0069in solid #000000" style:writing-mode="lr-tb" fo:padding-top="0in" fo:padding-left="0.075in" fo:padding-bottom="0in" fo:padding-right="0.075in"/>
    </style:style>
    <style:style style:name="P25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84" style:family="table-cell">
      <style:table-cell-properties fo:border="0.0069in solid #000000" style:writing-mode="lr-tb" fo:padding-top="0in" fo:padding-left="0.075in" fo:padding-bottom="0in" fo:padding-right="0.075in"/>
    </style:style>
    <style:style style:name="P25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86" style:family="table-row">
      <style:table-row-properties/>
    </style:style>
    <style:style style:name="TableCell2587" style:family="table-cell">
      <style:table-cell-properties fo:border="0.0069in solid #000000" style:writing-mode="lr-tb" fo:padding-top="0in" fo:padding-left="0.075in" fo:padding-bottom="0in" fo:padding-right="0.075in"/>
    </style:style>
    <style:style style:name="P25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89" style:family="table-cell">
      <style:table-cell-properties fo:border="0.0069in solid #000000" style:writing-mode="lr-tb" fo:padding-top="0in" fo:padding-left="0.075in" fo:padding-bottom="0in" fo:padding-right="0.075in"/>
    </style:style>
    <style:style style:name="P25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91" style:family="table-cell">
      <style:table-cell-properties fo:border="0.0069in solid #000000" style:writing-mode="lr-tb" fo:padding-top="0in" fo:padding-left="0.075in" fo:padding-bottom="0in" fo:padding-right="0.075in"/>
    </style:style>
    <style:style style:name="P25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93" style:family="table-cell">
      <style:table-cell-properties fo:border="0.0069in solid #000000" style:writing-mode="lr-tb" fo:padding-top="0in" fo:padding-left="0.075in" fo:padding-bottom="0in" fo:padding-right="0.075in"/>
    </style:style>
    <style:style style:name="P25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595" style:family="table-row">
      <style:table-row-properties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04" style:family="table-row">
      <style:table-row-properties/>
    </style:style>
    <style:style style:name="TableCell2605" style:family="table-cell">
      <style:table-cell-properties fo:border="0.0069in solid #000000" style:writing-mode="lr-tb" fo:padding-top="0in" fo:padding-left="0.075in" fo:padding-bottom="0in" fo:padding-right="0.075in"/>
    </style:style>
    <style:style style:name="P26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07" style:family="table-cell">
      <style:table-cell-properties fo:border="0.0069in solid #000000" style:writing-mode="lr-tb" fo:padding-top="0in" fo:padding-left="0.075in" fo:padding-bottom="0in" fo:padding-right="0.075in"/>
    </style:style>
    <style:style style:name="P26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09" style:family="table-cell">
      <style:table-cell-properties fo:border="0.0069in solid #000000" style:writing-mode="lr-tb" fo:padding-top="0in" fo:padding-left="0.075in" fo:padding-bottom="0in" fo:padding-right="0.075in"/>
    </style:style>
    <style:style style:name="P26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13" style:family="table-row">
      <style:table-row-properties/>
    </style:style>
    <style:style style:name="TableCell2614" style:family="table-cell">
      <style:table-cell-properties fo:border="0.0069in solid #000000" style:writing-mode="lr-tb" fo:padding-top="0in" fo:padding-left="0.075in" fo:padding-bottom="0in" fo:padding-right="0.075in"/>
    </style:style>
    <style:style style:name="P26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16" style:family="table-cell">
      <style:table-cell-properties fo:border="0.0069in solid #000000" style:writing-mode="lr-tb" fo:padding-top="0in" fo:padding-left="0.075in" fo:padding-bottom="0in" fo:padding-right="0.075in"/>
    </style:style>
    <style:style style:name="P26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P26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22" style:family="table-row">
      <style:table-row-properties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31" style:family="table-row">
      <style:table-row-properties/>
    </style:style>
    <style:style style:name="TableCell2632" style:family="table-cell">
      <style:table-cell-properties fo:border="0.0069in solid #000000" style:writing-mode="lr-tb" fo:padding-top="0in" fo:padding-left="0.075in" fo:padding-bottom="0in" fo:padding-right="0.075in"/>
    </style:style>
    <style:style style:name="P26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40" style:family="table-row">
      <style:table-row-properties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43" style:family="table-cell">
      <style:table-cell-properties fo:border="0.0069in solid #000000" style:writing-mode="lr-tb" fo:padding-top="0in" fo:padding-left="0.075in" fo:padding-bottom="0in" fo:padding-right="0.075in"/>
    </style:style>
    <style:style style:name="P26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45" style:family="table-cell">
      <style:table-cell-properties fo:border="0.0069in solid #000000" style:writing-mode="lr-tb" fo:padding-top="0in" fo:padding-left="0.075in" fo:padding-bottom="0in" fo:padding-right="0.075in"/>
    </style:style>
    <style:style style:name="P26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47" style:family="table-cell">
      <style:table-cell-properties fo:border="0.0069in solid #000000" style:writing-mode="lr-tb" fo:padding-top="0in" fo:padding-left="0.075in" fo:padding-bottom="0in" fo:padding-right="0.075in"/>
    </style:style>
    <style:style style:name="P26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49" style:family="table-row">
      <style:table-row-properties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54" style:family="table-cell">
      <style:table-cell-properties fo:border="0.0069in solid #000000" style:writing-mode="lr-tb" fo:padding-top="0in" fo:padding-left="0.075in" fo:padding-bottom="0in" fo:padding-right="0.075in"/>
    </style:style>
    <style:style style:name="P26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56" style:family="table-cell">
      <style:table-cell-properties fo:border="0.0069in solid #000000" style:writing-mode="lr-tb" fo:padding-top="0in" fo:padding-left="0.075in" fo:padding-bottom="0in" fo:padding-right="0.075in"/>
    </style:style>
    <style:style style:name="P26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58" style:family="table-row">
      <style:table-row-properties/>
    </style:style>
    <style:style style:name="TableCell2659" style:family="table-cell">
      <style:table-cell-properties fo:border="0.0069in solid #000000" style:writing-mode="lr-tb" fo:padding-top="0in" fo:padding-left="0.075in" fo:padding-bottom="0in" fo:padding-right="0.075in"/>
    </style:style>
    <style:style style:name="P26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67" style:family="table-row">
      <style:table-row-properties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P26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P26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74" style:family="table-cell">
      <style:table-cell-properties fo:border="0.0069in solid #000000" style:writing-mode="lr-tb" fo:padding-top="0in" fo:padding-left="0.075in" fo:padding-bottom="0in" fo:padding-right="0.075in"/>
    </style:style>
    <style:style style:name="P26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76" style:family="table-row">
      <style:table-row-properties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79" style:family="table-cell">
      <style:table-cell-properties fo:border="0.0069in solid #000000" style:writing-mode="lr-tb" fo:padding-top="0in" fo:padding-left="0.075in" fo:padding-bottom="0in" fo:padding-right="0.075in"/>
    </style:style>
    <style:style style:name="P26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81" style:family="table-cell">
      <style:table-cell-properties fo:border="0.0069in solid #000000" style:writing-mode="lr-tb" fo:padding-top="0in" fo:padding-left="0.075in" fo:padding-bottom="0in" fo:padding-right="0.075in"/>
    </style:style>
    <style:style style:name="P26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83" style:family="table-cell">
      <style:table-cell-properties fo:border="0.0069in solid #000000" style:writing-mode="lr-tb" fo:padding-top="0in" fo:padding-left="0.075in" fo:padding-bottom="0in" fo:padding-right="0.075in"/>
    </style:style>
    <style:style style:name="P26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85" style:family="table-row">
      <style:table-row-properties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694" style:family="table-row">
      <style:table-row-properties/>
    </style:style>
    <style:style style:name="TableCell2695" style:family="table-cell">
      <style:table-cell-properties fo:border="0.0069in solid #000000" style:writing-mode="lr-tb" fo:padding-top="0in" fo:padding-left="0.075in" fo:padding-bottom="0in" fo:padding-right="0.075in"/>
    </style:style>
    <style:style style:name="P26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99" style:family="table-cell">
      <style:table-cell-properties fo:border="0.0069in solid #000000" style:writing-mode="lr-tb" fo:padding-top="0in" fo:padding-left="0.075in" fo:padding-bottom="0in" fo:padding-right="0.075in"/>
    </style:style>
    <style:style style:name="P27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01" style:family="table-cell">
      <style:table-cell-properties fo:border="0.0069in solid #000000" style:writing-mode="lr-tb" fo:padding-top="0in" fo:padding-left="0.075in" fo:padding-bottom="0in" fo:padding-right="0.075in"/>
    </style:style>
    <style:style style:name="P27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703" style:family="table-row">
      <style:table-row-properties/>
    </style:style>
    <style:style style:name="TableCell2704" style:family="table-cell">
      <style:table-cell-properties fo:border="0.0069in solid #000000" style:writing-mode="lr-tb" fo:padding-top="0in" fo:padding-left="0.075in" fo:padding-bottom="0in" fo:padding-right="0.075in"/>
    </style:style>
    <style:style style:name="P27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06" style:family="table-cell">
      <style:table-cell-properties fo:border="0.0069in solid #000000" style:writing-mode="lr-tb" fo:padding-top="0in" fo:padding-left="0.075in" fo:padding-bottom="0in" fo:padding-right="0.075in"/>
    </style:style>
    <style:style style:name="P27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08" style:family="table-cell">
      <style:table-cell-properties fo:border="0.0069in solid #000000" style:writing-mode="lr-tb" fo:padding-top="0in" fo:padding-left="0.075in" fo:padding-bottom="0in" fo:padding-right="0.075in"/>
    </style:style>
    <style:style style:name="P27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10" style:family="table-cell">
      <style:table-cell-properties fo:border="0.0069in solid #000000" style:writing-mode="lr-tb" fo:padding-top="0in" fo:padding-left="0.075in" fo:padding-bottom="0in" fo:padding-right="0.075in"/>
    </style:style>
    <style:style style:name="P27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712" style:family="table-row">
      <style:table-row-properties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fo:margin-bottom="0in" fo:line-height="100%"/>
    </style:style>
    <style:style style:name="T27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2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2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2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2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731" style:family="table-row">
      <style:table-row-properties/>
    </style:style>
    <style:style style:name="TableCell2732" style:family="table-cell">
      <style:table-cell-properties fo:border="0.0069in solid #000000" style:writing-mode="lr-tb" fo:padding-top="0in" fo:padding-left="0.075in" fo:padding-bottom="0in" fo:padding-right="0.075in"/>
    </style:style>
    <style:style style:name="P27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fo:margin-bottom="0in" fo:line-height="100%"/>
    </style:style>
    <style:style style:name="T27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4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4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4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4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4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751" style:family="table-row">
      <style:table-row-properties/>
    </style:style>
    <style:style style:name="TableCell2752" style:family="table-cell">
      <style:table-cell-properties fo:border="0.0069in solid #000000" style:writing-mode="lr-tb" fo:padding-top="0in" fo:padding-left="0.075in" fo:padding-bottom="0in" fo:padding-right="0.075in"/>
    </style:style>
    <style:style style:name="P27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54" style:family="table-cell">
      <style:table-cell-properties fo:border="0.0069in solid #000000" style:writing-mode="lr-tb" fo:padding-top="0in" fo:padding-left="0.075in" fo:padding-bottom="0in" fo:padding-right="0.075in"/>
    </style:style>
    <style:style style:name="P27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56" style:family="table-cell">
      <style:table-cell-properties fo:border="0.0069in solid #000000" style:writing-mode="lr-tb" fo:padding-top="0in" fo:padding-left="0.075in" fo:padding-bottom="0in" fo:padding-right="0.075in"/>
    </style:style>
    <style:style style:name="P27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58" style:family="table-cell">
      <style:table-cell-properties fo:border="0.0069in solid #000000" style:writing-mode="lr-tb" fo:padding-top="0in" fo:padding-left="0.075in" fo:padding-bottom="0in" fo:padding-right="0.075in"/>
    </style:style>
    <style:style style:name="P27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760" style:family="table-row">
      <style:table-row-properties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fo:margin-bottom="0in" fo:line-height="100%"/>
    </style:style>
    <style:style style:name="T27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7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7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7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7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7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779" style:family="table-row">
      <style:table-row-properties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86" style:family="table-cell">
      <style:table-cell-properties fo:border="0.0069in solid #000000" style:writing-mode="lr-tb" fo:padding-top="0in" fo:padding-left="0.075in" fo:padding-bottom="0in" fo:padding-right="0.075in"/>
    </style:style>
    <style:style style:name="P2787" style:parent-style-name="Normal" style:family="paragraph">
      <style:paragraph-properties fo:margin-bottom="0in" fo:line-height="100%"/>
    </style:style>
    <style:style style:name="T27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9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9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9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9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27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798" style:family="table-row">
      <style:table-row-properties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07" style:family="table-row">
      <style:table-row-properties/>
    </style:style>
    <style:style style:name="TableCell2808" style:family="table-cell">
      <style:table-cell-properties fo:border="0.0069in solid #000000" style:writing-mode="lr-tb" fo:padding-top="0in" fo:padding-left="0.075in" fo:padding-bottom="0in" fo:padding-right="0.075in"/>
    </style:style>
    <style:style style:name="P28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12" style:family="table-cell">
      <style:table-cell-properties fo:border="0.0069in solid #000000" style:writing-mode="lr-tb" fo:padding-top="0in" fo:padding-left="0.075in" fo:padding-bottom="0in" fo:padding-right="0.075in"/>
    </style:style>
    <style:style style:name="P28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14" style:family="table-cell">
      <style:table-cell-properties fo:border="0.0069in solid #000000" style:writing-mode="lr-tb" fo:padding-top="0in" fo:padding-left="0.075in" fo:padding-bottom="0in" fo:padding-right="0.075in"/>
    </style:style>
    <style:style style:name="P28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16" style:family="table-row">
      <style:table-row-properties/>
    </style:style>
    <style:style style:name="TableCell2817" style:family="table-cell">
      <style:table-cell-properties fo:border="0.0069in solid #000000" style:writing-mode="lr-tb" fo:padding-top="0in" fo:padding-left="0.075in" fo:padding-bottom="0in" fo:padding-right="0.075in"/>
    </style:style>
    <style:style style:name="P28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19" style:family="table-cell">
      <style:table-cell-properties fo:border="0.0069in solid #000000" style:writing-mode="lr-tb" fo:padding-top="0in" fo:padding-left="0.075in" fo:padding-bottom="0in" fo:padding-right="0.075in"/>
    </style:style>
    <style:style style:name="P28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23" style:family="table-cell">
      <style:table-cell-properties fo:border="0.0069in solid #000000" style:writing-mode="lr-tb" fo:padding-top="0in" fo:padding-left="0.075in" fo:padding-bottom="0in" fo:padding-right="0.075in"/>
    </style:style>
    <style:style style:name="P28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25" style:family="table-row">
      <style:table-row-properties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34" style:family="table-row">
      <style:table-row-properties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P28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37" style:family="table-cell">
      <style:table-cell-properties fo:border="0.0069in solid #000000" style:writing-mode="lr-tb" fo:padding-top="0in" fo:padding-left="0.075in" fo:padding-bottom="0in" fo:padding-right="0.075in"/>
    </style:style>
    <style:style style:name="P28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39" style:family="table-cell">
      <style:table-cell-properties fo:border="0.0069in solid #000000" style:writing-mode="lr-tb" fo:padding-top="0in" fo:padding-left="0.075in" fo:padding-bottom="0in" fo:padding-right="0.075in"/>
    </style:style>
    <style:style style:name="P28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43" style:family="table-row">
      <style:table-row-properties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52" style:family="table-row">
      <style:table-row-properties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61" style:family="table-row">
      <style:table-row-properties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P28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P28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70" style:family="table-row">
      <style:table-row-properties/>
    </style:style>
    <style:style style:name="TableCell2871" style:family="table-cell">
      <style:table-cell-properties fo:border="0.0069in solid #000000" style:writing-mode="lr-tb" fo:padding-top="0in" fo:padding-left="0.075in" fo:padding-bottom="0in" fo:padding-right="0.075in"/>
    </style:style>
    <style:style style:name="P28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73" style:family="table-cell">
      <style:table-cell-properties fo:border="0.0069in solid #000000" style:writing-mode="lr-tb" fo:padding-top="0in" fo:padding-left="0.075in" fo:padding-bottom="0in" fo:padding-right="0.075in"/>
    </style:style>
    <style:style style:name="P28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75" style:family="table-cell">
      <style:table-cell-properties fo:border="0.0069in solid #000000" style:writing-mode="lr-tb" fo:padding-top="0in" fo:padding-left="0.075in" fo:padding-bottom="0in" fo:padding-right="0.075in"/>
    </style:style>
    <style:style style:name="P28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77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8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79" style:family="table-row">
      <style:table-row-properties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86" style:family="table-cell">
      <style:table-cell-properties fo:border="0.0069in solid #000000" style:writing-mode="lr-tb" fo:padding-top="0in" fo:padding-left="0.075in" fo:padding-bottom="0in" fo:padding-right="0.075in"/>
    </style:style>
    <style:style style:name="P28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88" style:family="table-row">
      <style:table-row-properties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897" style:family="table-row">
      <style:table-row-properties/>
    </style:style>
    <style:style style:name="TableCell2898" style:family="table-cell">
      <style:table-cell-properties fo:border="0.0069in solid #000000" style:writing-mode="lr-tb" fo:padding-top="0in" fo:padding-left="0.075in" fo:padding-bottom="0in" fo:padding-right="0.075in"/>
    </style:style>
    <style:style style:name="P28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P29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02" style:family="table-cell">
      <style:table-cell-properties fo:border="0.0069in solid #000000" style:writing-mode="lr-tb" fo:padding-top="0in" fo:padding-left="0.075in" fo:padding-bottom="0in" fo:padding-right="0.075in"/>
    </style:style>
    <style:style style:name="P29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04" style:family="table-cell">
      <style:table-cell-properties fo:border="0.0069in solid #000000" style:writing-mode="lr-tb" fo:padding-top="0in" fo:padding-left="0.075in" fo:padding-bottom="0in" fo:padding-right="0.075in"/>
    </style:style>
    <style:style style:name="P29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06" style:family="table-row">
      <style:table-row-properties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09" style:family="table-cell">
      <style:table-cell-properties fo:border="0.0069in solid #000000" style:writing-mode="lr-tb" fo:padding-top="0in" fo:padding-left="0.075in" fo:padding-bottom="0in" fo:padding-right="0.075in"/>
    </style:style>
    <style:style style:name="P29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11" style:family="table-cell">
      <style:table-cell-properties fo:border="0.0069in solid #000000" style:writing-mode="lr-tb" fo:padding-top="0in" fo:padding-left="0.075in" fo:padding-bottom="0in" fo:padding-right="0.075in"/>
    </style:style>
    <style:style style:name="P29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13" style:family="table-cell">
      <style:table-cell-properties fo:border="0.0069in solid #000000" style:writing-mode="lr-tb" fo:padding-top="0in" fo:padding-left="0.075in" fo:padding-bottom="0in" fo:padding-right="0.075in"/>
    </style:style>
    <style:style style:name="P29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15" style:family="table-row">
      <style:table-row-properties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P29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24" style:family="table-row">
      <style:table-row-properties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P29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P29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29" style:family="table-cell">
      <style:table-cell-properties fo:border="0.0069in solid #000000" style:writing-mode="lr-tb" fo:padding-top="0in" fo:padding-left="0.075in" fo:padding-bottom="0in" fo:padding-right="0.075in"/>
    </style:style>
    <style:style style:name="P29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31" style:family="table-cell">
      <style:table-cell-properties fo:border="0.0069in solid #000000" style:writing-mode="lr-tb" fo:padding-top="0in" fo:padding-left="0.075in" fo:padding-bottom="0in" fo:padding-right="0.075in"/>
    </style:style>
    <style:style style:name="P29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33" style:family="table-row">
      <style:table-row-properties/>
    </style:style>
    <style:style style:name="TableCell2934" style:family="table-cell">
      <style:table-cell-properties fo:border="0.0069in solid #000000" style:writing-mode="lr-tb" fo:padding-top="0in" fo:padding-left="0.075in" fo:padding-bottom="0in" fo:padding-right="0.075in"/>
    </style:style>
    <style:style style:name="P29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P29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P29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42" style:family="table-row">
      <style:table-row-properties/>
    </style:style>
    <style:style style:name="TableCell2943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29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45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29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47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29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49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29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51" style:family="table-row">
      <style:table-row-properties/>
    </style:style>
    <style:style style:name="TableCell2952" style:family="table-cell">
      <style:table-cell-properties fo:border="0.0069in solid #000000" style:writing-mode="lr-tb" fo:padding-top="0in" fo:padding-left="0.075in" fo:padding-bottom="0in" fo:padding-right="0.075in"/>
    </style:style>
    <style:style style:name="P29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54" style:family="table-cell">
      <style:table-cell-properties fo:border="0.0069in solid #000000" style:writing-mode="lr-tb" fo:padding-top="0in" fo:padding-left="0.075in" fo:padding-bottom="0in" fo:padding-right="0.075in"/>
    </style:style>
    <style:style style:name="P29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58" style:family="table-cell">
      <style:table-cell-properties fo:border="0.0069in solid #000000" style:writing-mode="lr-tb" fo:padding-top="0in" fo:padding-left="0.075in" fo:padding-bottom="0in" fo:padding-right="0.075in"/>
    </style:style>
    <style:style style:name="P29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60" style:family="table-row">
      <style:table-row-properties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67" style:family="table-cell">
      <style:table-cell-properties fo:border="0.0069in solid #000000" style:writing-mode="lr-tb" fo:padding-top="0in" fo:padding-left="0.075in" fo:padding-bottom="0in" fo:padding-right="0.075in"/>
    </style:style>
    <style:style style:name="P29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69" style:family="table-row">
      <style:table-row-properties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P29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78" style:family="table-row">
      <style:table-row-properties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81" style:family="table-cell">
      <style:table-cell-properties fo:border="0.0069in solid #000000" style:writing-mode="lr-tb" fo:padding-top="0in" fo:padding-left="0.075in" fo:padding-bottom="0in" fo:padding-right="0.075in"/>
    </style:style>
    <style:style style:name="P29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87" style:family="table-row">
      <style:table-row-properties/>
    </style:style>
    <style:style style:name="TableCell2988" style:family="table-cell">
      <style:table-cell-properties fo:border="0.0069in solid #000000" style:writing-mode="lr-tb" fo:padding-top="0in" fo:padding-left="0.075in" fo:padding-bottom="0in" fo:padding-right="0.075in"/>
    </style:style>
    <style:style style:name="P29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90" style:family="table-cell">
      <style:table-cell-properties fo:border="0.0069in solid #000000" style:writing-mode="lr-tb" fo:padding-top="0in" fo:padding-left="0.075in" fo:padding-bottom="0in" fo:padding-right="0.075in"/>
    </style:style>
    <style:style style:name="P29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92" style:family="table-cell">
      <style:table-cell-properties fo:border="0.0069in solid #000000" style:writing-mode="lr-tb" fo:padding-top="0in" fo:padding-left="0.075in" fo:padding-bottom="0in" fo:padding-right="0.075in"/>
    </style:style>
    <style:style style:name="P29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94" style:family="table-cell">
      <style:table-cell-properties fo:border="0.0069in solid #000000" style:writing-mode="lr-tb" fo:padding-top="0in" fo:padding-left="0.075in" fo:padding-bottom="0in" fo:padding-right="0.075in"/>
    </style:style>
    <style:style style:name="P29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996" style:family="table-row">
      <style:table-row-properties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01" style:family="table-cell">
      <style:table-cell-properties fo:border="0.0069in solid #000000" style:writing-mode="lr-tb" fo:padding-top="0in" fo:padding-left="0.075in" fo:padding-bottom="0in" fo:padding-right="0.075in"/>
    </style:style>
    <style:style style:name="P30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03" style:family="table-cell">
      <style:table-cell-properties fo:border="0.0069in solid #000000" style:writing-mode="lr-tb" fo:padding-top="0in" fo:padding-left="0.075in" fo:padding-bottom="0in" fo:padding-right="0.075in"/>
    </style:style>
    <style:style style:name="P30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05" style:family="table-row">
      <style:table-row-properties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14" style:family="table-row">
      <style:table-row-properties/>
    </style:style>
    <style:style style:name="TableCell3015" style:family="table-cell">
      <style:table-cell-properties fo:border="0.0069in solid #000000" style:writing-mode="lr-tb" fo:padding-top="0in" fo:padding-left="0.075in" fo:padding-bottom="0in" fo:padding-right="0.075in"/>
    </style:style>
    <style:style style:name="P30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17" style:family="table-cell">
      <style:table-cell-properties fo:border="0.0069in solid #000000" style:writing-mode="lr-tb" fo:padding-top="0in" fo:padding-left="0.075in" fo:padding-bottom="0in" fo:padding-right="0.075in"/>
    </style:style>
    <style:style style:name="P30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19" style:family="table-cell">
      <style:table-cell-properties fo:border="0.0069in solid #000000" style:writing-mode="lr-tb" fo:padding-top="0in" fo:padding-left="0.075in" fo:padding-bottom="0in" fo:padding-right="0.075in"/>
    </style:style>
    <style:style style:name="P30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21" style:family="table-cell">
      <style:table-cell-properties fo:border="0.0069in solid #000000" style:writing-mode="lr-tb" fo:padding-top="0in" fo:padding-left="0.075in" fo:padding-bottom="0in" fo:padding-right="0.075in"/>
    </style:style>
    <style:style style:name="P30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23" style:family="table-row">
      <style:table-row-properties/>
    </style:style>
    <style:style style:name="TableCell3024" style:family="table-cell">
      <style:table-cell-properties fo:border="0.0069in solid #000000" style:writing-mode="lr-tb" fo:padding-top="0in" fo:padding-left="0.075in" fo:padding-bottom="0in" fo:padding-right="0.075in"/>
    </style:style>
    <style:style style:name="P30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26" style:family="table-cell">
      <style:table-cell-properties fo:border="0.0069in solid #000000" style:writing-mode="lr-tb" fo:padding-top="0in" fo:padding-left="0.075in" fo:padding-bottom="0in" fo:padding-right="0.075in"/>
    </style:style>
    <style:style style:name="P30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28" style:family="table-cell">
      <style:table-cell-properties fo:border="0.0069in solid #000000" style:writing-mode="lr-tb" fo:padding-top="0in" fo:padding-left="0.075in" fo:padding-bottom="0in" fo:padding-right="0.075in"/>
    </style:style>
    <style:style style:name="P30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30" style:family="table-cell">
      <style:table-cell-properties fo:border="0.0069in solid #000000" style:writing-mode="lr-tb" fo:padding-top="0in" fo:padding-left="0.075in" fo:padding-bottom="0in" fo:padding-right="0.075in"/>
    </style:style>
    <style:style style:name="P30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32" style:family="table-row">
      <style:table-row-properties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41" style:family="table-row">
      <style:table-row-properties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44" style:family="table-cell">
      <style:table-cell-properties fo:border="0.0069in solid #000000" style:writing-mode="lr-tb" fo:padding-top="0in" fo:padding-left="0.075in" fo:padding-bottom="0in" fo:padding-right="0.075in"/>
    </style:style>
    <style:style style:name="P30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50" style:family="table-row">
      <style:table-row-properties/>
    </style:style>
    <style:style style:name="TableCell3051" style:family="table-cell">
      <style:table-cell-properties fo:border="0.0069in solid #000000" style:writing-mode="lr-tb" fo:padding-top="0in" fo:padding-left="0.075in" fo:padding-bottom="0in" fo:padding-right="0.075in"/>
    </style:style>
    <style:style style:name="P30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53" style:family="table-cell">
      <style:table-cell-properties fo:border="0.0069in solid #000000" style:writing-mode="lr-tb" fo:padding-top="0in" fo:padding-left="0.075in" fo:padding-bottom="0in" fo:padding-right="0.075in"/>
    </style:style>
    <style:style style:name="P30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55" style:family="table-cell">
      <style:table-cell-properties fo:border="0.0069in solid #000000" style:writing-mode="lr-tb" fo:padding-top="0in" fo:padding-left="0.075in" fo:padding-bottom="0in" fo:padding-right="0.075in"/>
    </style:style>
    <style:style style:name="P30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57" style:family="table-cell">
      <style:table-cell-properties fo:border="0.0069in solid #000000" style:writing-mode="lr-tb" fo:padding-top="0in" fo:padding-left="0.075in" fo:padding-bottom="0in" fo:padding-right="0.075in"/>
    </style:style>
    <style:style style:name="P30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059" style:family="table-row">
      <style:table-row-properties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Normal" style:family="paragraph">
      <style:paragraph-properties fo:margin-bottom="0in" fo:line-height="100%"/>
    </style:style>
    <style:style style:name="T30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7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7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7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7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7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078" style:family="table-row">
      <style:table-row-properties/>
    </style:style>
    <style:style style:name="TableCell3079" style:family="table-cell">
      <style:table-cell-properties fo:border="0.0069in solid #000000" style:writing-mode="lr-tb" fo:padding-top="0in" fo:padding-left="0.075in" fo:padding-bottom="0in" fo:padding-right="0.075in"/>
    </style:style>
    <style:style style:name="P30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P30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83" style:family="table-cell">
      <style:table-cell-properties fo:border="0.0069in solid #000000" style:writing-mode="lr-tb" fo:padding-top="0in" fo:padding-left="0.075in" fo:padding-bottom="0in" fo:padding-right="0.075in"/>
    </style:style>
    <style:style style:name="P30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P3086" style:parent-style-name="Normal" style:family="paragraph">
      <style:paragraph-properties fo:margin-bottom="0in" fo:line-height="100%"/>
    </style:style>
    <style:style style:name="T30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8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9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9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9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0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096" style:family="table-row">
      <style:table-row-properties/>
    </style:style>
    <style:style style:name="TableCell3097" style:family="table-cell">
      <style:table-cell-properties fo:border="0.0069in solid #000000" style:writing-mode="lr-tb" fo:padding-top="0in" fo:padding-left="0.075in" fo:padding-bottom="0in" fo:padding-right="0.075in"/>
    </style:style>
    <style:style style:name="P30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99" style:family="table-cell">
      <style:table-cell-properties fo:border="0.0069in solid #000000" style:writing-mode="lr-tb" fo:padding-top="0in" fo:padding-left="0.075in" fo:padding-bottom="0in" fo:padding-right="0.075in"/>
    </style:style>
    <style:style style:name="P31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01" style:family="table-cell">
      <style:table-cell-properties fo:border="0.0069in solid #000000" style:writing-mode="lr-tb" fo:padding-top="0in" fo:padding-left="0.075in" fo:padding-bottom="0in" fo:padding-right="0.075in"/>
    </style:style>
    <style:style style:name="P31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03" style:family="table-cell">
      <style:table-cell-properties fo:border="0.0069in solid #000000" style:writing-mode="lr-tb" fo:padding-top="0in" fo:padding-left="0.075in" fo:padding-bottom="0in" fo:padding-right="0.075in"/>
    </style:style>
    <style:style style:name="P31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05" style:family="table-row">
      <style:table-row-properties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14" style:family="table-row">
      <style:table-row-properties/>
    </style:style>
    <style:style style:name="TableCell3115" style:family="table-cell">
      <style:table-cell-properties fo:border="0.0069in solid #000000" style:writing-mode="lr-tb" fo:padding-top="0in" fo:padding-left="0.075in" fo:padding-bottom="0in" fo:padding-right="0.075in"/>
    </style:style>
    <style:style style:name="P31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P31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19" style:family="table-cell">
      <style:table-cell-properties fo:border="0.0069in solid #000000" style:writing-mode="lr-tb" fo:padding-top="0in" fo:padding-left="0.075in" fo:padding-bottom="0in" fo:padding-right="0.075in"/>
    </style:style>
    <style:style style:name="P31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23" style:family="table-row">
      <style:table-row-properties/>
    </style:style>
    <style:style style:name="TableCell3124" style:family="table-cell">
      <style:table-cell-properties fo:border="0.0069in solid #000000" style:writing-mode="lr-tb" fo:padding-top="0in" fo:padding-left="0.075in" fo:padding-bottom="0in" fo:padding-right="0.075in"/>
    </style:style>
    <style:style style:name="P31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26" style:family="table-cell">
      <style:table-cell-properties fo:border="0.0069in solid #000000" style:writing-mode="lr-tb" fo:padding-top="0in" fo:padding-left="0.075in" fo:padding-bottom="0in" fo:padding-right="0.075in"/>
    </style:style>
    <style:style style:name="P31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28" style:family="table-cell">
      <style:table-cell-properties fo:border="0.0069in solid #000000" style:writing-mode="lr-tb" fo:padding-top="0in" fo:padding-left="0.075in" fo:padding-bottom="0in" fo:padding-right="0.075in"/>
    </style:style>
    <style:style style:name="P31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30" style:family="table-cell">
      <style:table-cell-properties fo:border="0.0069in solid #000000" style:writing-mode="lr-tb" fo:padding-top="0in" fo:padding-left="0.075in" fo:padding-bottom="0in" fo:padding-right="0.075in"/>
    </style:style>
    <style:style style:name="P31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32" style:family="table-row">
      <style:table-row-properties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39" style:family="table-cell">
      <style:table-cell-properties fo:border="0.0069in solid #000000" style:writing-mode="lr-tb" fo:padding-top="0in" fo:padding-left="0.075in" fo:padding-bottom="0in" fo:padding-right="0.075in"/>
    </style:style>
    <style:style style:name="P31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41" style:family="table-row">
      <style:table-row-properties/>
    </style:style>
    <style:style style:name="TableCell3142" style:family="table-cell">
      <style:table-cell-properties fo:border="0.0069in solid #000000" style:writing-mode="lr-tb" fo:padding-top="0in" fo:padding-left="0.075in" fo:padding-bottom="0in" fo:padding-right="0.075in"/>
    </style:style>
    <style:style style:name="P31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50" style:family="table-row">
      <style:table-row-properties/>
    </style:style>
    <style:style style:name="TableCell3151" style:family="table-cell">
      <style:table-cell-properties fo:border="0.0069in solid #000000" style:writing-mode="lr-tb" fo:padding-top="0in" fo:padding-left="0.075in" fo:padding-bottom="0in" fo:padding-right="0.075in"/>
    </style:style>
    <style:style style:name="P31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53" style:family="table-cell">
      <style:table-cell-properties fo:border="0.0069in solid #000000" style:writing-mode="lr-tb" fo:padding-top="0in" fo:padding-left="0.075in" fo:padding-bottom="0in" fo:padding-right="0.075in"/>
    </style:style>
    <style:style style:name="P31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55" style:family="table-cell">
      <style:table-cell-properties fo:border="0.0069in solid #000000" style:writing-mode="lr-tb" fo:padding-top="0in" fo:padding-left="0.075in" fo:padding-bottom="0in" fo:padding-right="0.075in"/>
    </style:style>
    <style:style style:name="P31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57" style:family="table-cell">
      <style:table-cell-properties fo:border="0.0069in solid #000000" style:writing-mode="lr-tb" fo:padding-top="0in" fo:padding-left="0.075in" fo:padding-bottom="0in" fo:padding-right="0.075in"/>
    </style:style>
    <style:style style:name="P31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59" style:family="table-row">
      <style:table-row-properties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62" style:family="table-cell">
      <style:table-cell-properties fo:border="0.0069in solid #000000" style:writing-mode="lr-tb" fo:padding-top="0in" fo:padding-left="0.075in" fo:padding-bottom="0in" fo:padding-right="0.075in"/>
    </style:style>
    <style:style style:name="P31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64" style:family="table-cell">
      <style:table-cell-properties fo:border="0.0069in solid #000000" style:writing-mode="lr-tb" fo:padding-top="0in" fo:padding-left="0.075in" fo:padding-bottom="0in" fo:padding-right="0.075in"/>
    </style:style>
    <style:style style:name="P31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66" style:family="table-cell">
      <style:table-cell-properties fo:border="0.0069in solid #000000" style:writing-mode="lr-tb" fo:padding-top="0in" fo:padding-left="0.075in" fo:padding-bottom="0in" fo:padding-right="0.075in"/>
    </style:style>
    <style:style style:name="P31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68" style:family="table-row">
      <style:table-row-properties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77" style:family="table-row">
      <style:table-row-properties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P31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80" style:family="table-cell">
      <style:table-cell-properties fo:border="0.0069in solid #000000" style:writing-mode="lr-tb" fo:padding-top="0in" fo:padding-left="0.075in" fo:padding-bottom="0in" fo:padding-right="0.075in"/>
    </style:style>
    <style:style style:name="P31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82" style:family="table-cell">
      <style:table-cell-properties fo:border="0.0069in solid #000000" style:writing-mode="lr-tb" fo:padding-top="0in" fo:padding-left="0.075in" fo:padding-bottom="0in" fo:padding-right="0.075in"/>
    </style:style>
    <style:style style:name="P31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84" style:family="table-cell">
      <style:table-cell-properties fo:border="0.0069in solid #000000" style:writing-mode="lr-tb" fo:padding-top="0in" fo:padding-left="0.075in" fo:padding-bottom="0in" fo:padding-right="0.075in"/>
    </style:style>
    <style:style style:name="P31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186" style:family="table-row">
      <style:table-row-properties/>
    </style:style>
    <style:style style:name="TableCell3187" style:family="table-cell">
      <style:table-cell-properties fo:border="0.0069in solid #000000" style:writing-mode="lr-tb" fo:padding-top="0in" fo:padding-left="0.075in" fo:padding-bottom="0in" fo:padding-right="0.075in"/>
    </style:style>
    <style:style style:name="P31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89" style:family="table-cell">
      <style:table-cell-properties fo:border="0.0069in solid #000000" style:writing-mode="lr-tb" fo:padding-top="0in" fo:padding-left="0.075in" fo:padding-bottom="0in" fo:padding-right="0.075in"/>
    </style:style>
    <style:style style:name="P31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91" style:family="table-cell">
      <style:table-cell-properties fo:border="0.0069in solid #000000" style:writing-mode="lr-tb" fo:padding-top="0in" fo:padding-left="0.075in" fo:padding-bottom="0in" fo:padding-right="0.075in"/>
    </style:style>
    <style:style style:name="P31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93" style:family="table-cell">
      <style:table-cell-properties fo:border="0.0069in solid #000000" style:writing-mode="lr-tb" fo:padding-top="0in" fo:padding-left="0.075in" fo:padding-bottom="0in" fo:padding-right="0.075in"/>
    </style:style>
    <style:style style:name="P3194" style:parent-style-name="Normal" style:family="paragraph">
      <style:paragraph-properties fo:margin-bottom="0in" fo:line-height="100%"/>
    </style:style>
    <style:style style:name="T31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1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1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19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1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2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208" style:family="table-row">
      <style:table-row-properties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11" style:family="table-cell">
      <style:table-cell-properties fo:border="0.0069in solid #000000" style:writing-mode="lr-tb" fo:padding-top="0in" fo:padding-left="0.075in" fo:padding-bottom="0in" fo:padding-right="0.075in"/>
    </style:style>
    <style:style style:name="P32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15" style:family="table-cell">
      <style:table-cell-properties fo:border="0.0069in solid #000000" style:writing-mode="lr-tb" fo:padding-top="0in" fo:padding-left="0.075in" fo:padding-bottom="0in" fo:padding-right="0.075in"/>
    </style:style>
    <style:style style:name="P3216" style:parent-style-name="Normal" style:family="paragraph">
      <style:paragraph-properties fo:margin-bottom="0in" fo:line-height="100%"/>
    </style:style>
    <style:style style:name="T32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2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22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229" style:family="table-row">
      <style:table-row-properties/>
    </style:style>
    <style:style style:name="TableCell3230" style:family="table-cell">
      <style:table-cell-properties fo:border="0.0069in solid #000000" style:writing-mode="lr-tb" fo:padding-top="0in" fo:padding-left="0.075in" fo:padding-bottom="0in" fo:padding-right="0.075in"/>
    </style:style>
    <style:style style:name="P32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P32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34" style:family="table-cell">
      <style:table-cell-properties fo:border="0.0069in solid #000000" style:writing-mode="lr-tb" fo:padding-top="0in" fo:padding-left="0.075in" fo:padding-bottom="0in" fo:padding-right="0.075in"/>
    </style:style>
    <style:style style:name="P32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38" style:family="table-row">
      <style:table-row-properties/>
    </style:style>
    <style:style style:name="TableCell3239" style:family="table-cell">
      <style:table-cell-properties fo:border="0.0069in solid #000000" style:writing-mode="lr-tb" fo:padding-top="0in" fo:padding-left="0.075in" fo:padding-bottom="0in" fo:padding-right="0.075in"/>
    </style:style>
    <style:style style:name="P32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P32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43" style:family="table-cell">
      <style:table-cell-properties fo:border="0.0069in solid #000000" style:writing-mode="lr-tb" fo:padding-top="0in" fo:padding-left="0.075in" fo:padding-bottom="0in" fo:padding-right="0.075in"/>
    </style:style>
    <style:style style:name="P32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45" style:family="table-cell">
      <style:table-cell-properties fo:border="0.0069in solid #000000" style:writing-mode="lr-tb" fo:padding-top="0in" fo:padding-left="0.075in" fo:padding-bottom="0in" fo:padding-right="0.075in"/>
    </style:style>
    <style:style style:name="P32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47" style:family="table-row">
      <style:table-row-properties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54" style:family="table-cell">
      <style:table-cell-properties fo:border="0.0069in solid #000000" style:writing-mode="lr-tb" fo:padding-top="0in" fo:padding-left="0.075in" fo:padding-bottom="0in" fo:padding-right="0.075in"/>
    </style:style>
    <style:style style:name="P32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56" style:family="table-row">
      <style:table-row-properties/>
    </style:style>
    <style:style style:name="TableCell3257" style:family="table-cell">
      <style:table-cell-properties fo:border="0.0069in solid #000000" style:writing-mode="lr-tb" fo:padding-top="0in" fo:padding-left="0.075in" fo:padding-bottom="0in" fo:padding-right="0.075in"/>
    </style:style>
    <style:style style:name="P32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P32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65" style:family="table-row">
      <style:table-row-properties/>
    </style:style>
    <style:style style:name="TableCell3266" style:family="table-cell">
      <style:table-cell-properties fo:border="0.0069in solid #000000" style:writing-mode="lr-tb" fo:padding-top="0in" fo:padding-left="0.075in" fo:padding-bottom="0in" fo:padding-right="0.075in"/>
    </style:style>
    <style:style style:name="P32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68" style:family="table-cell">
      <style:table-cell-properties fo:border="0.0069in solid #000000" style:writing-mode="lr-tb" fo:padding-top="0in" fo:padding-left="0.075in" fo:padding-bottom="0in" fo:padding-right="0.075in"/>
    </style:style>
    <style:style style:name="P32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70" style:family="table-cell">
      <style:table-cell-properties fo:border="0.0069in solid #000000" style:writing-mode="lr-tb" fo:padding-top="0in" fo:padding-left="0.075in" fo:padding-bottom="0in" fo:padding-right="0.075in"/>
    </style:style>
    <style:style style:name="P32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72" style:family="table-cell">
      <style:table-cell-properties fo:border="0.0069in solid #000000" style:writing-mode="lr-tb" fo:padding-top="0in" fo:padding-left="0.075in" fo:padding-bottom="0in" fo:padding-right="0.075in"/>
    </style:style>
    <style:style style:name="P32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74" style:family="table-row">
      <style:table-row-properties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77" style:family="table-cell">
      <style:table-cell-properties fo:border="0.0069in solid #000000" style:writing-mode="lr-tb" fo:padding-top="0in" fo:padding-left="0.075in" fo:padding-bottom="0in" fo:padding-right="0.075in"/>
    </style:style>
    <style:style style:name="P3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79" style:family="table-cell">
      <style:table-cell-properties fo:border="0.0069in solid #000000" style:writing-mode="lr-tb" fo:padding-top="0in" fo:padding-left="0.075in" fo:padding-bottom="0in" fo:padding-right="0.075in"/>
    </style:style>
    <style:style style:name="P32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81" style:family="table-cell">
      <style:table-cell-properties fo:border="0.0069in solid #000000" style:writing-mode="lr-tb" fo:padding-top="0in" fo:padding-left="0.075in" fo:padding-bottom="0in" fo:padding-right="0.075in"/>
    </style:style>
    <style:style style:name="P32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83" style:family="table-row">
      <style:table-row-properties/>
    </style:style>
    <style:style style:name="TableCell3284" style:family="table-cell">
      <style:table-cell-properties fo:border="0.0069in solid #000000" style:writing-mode="lr-tb" fo:padding-top="0in" fo:padding-left="0.075in" fo:padding-bottom="0in" fo:padding-right="0.075in"/>
    </style:style>
    <style:style style:name="P32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292" style:family="table-row">
      <style:table-row-properties/>
    </style:style>
    <style:style style:name="TableCell3293" style:family="table-cell">
      <style:table-cell-properties fo:border="0.0069in solid #000000" style:writing-mode="lr-tb" fo:padding-top="0in" fo:padding-left="0.075in" fo:padding-bottom="0in" fo:padding-right="0.075in"/>
    </style:style>
    <style:style style:name="P32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95" style:family="table-cell">
      <style:table-cell-properties fo:border="0.0069in solid #000000" style:writing-mode="lr-tb" fo:padding-top="0in" fo:padding-left="0.075in" fo:padding-bottom="0in" fo:padding-right="0.075in"/>
    </style:style>
    <style:style style:name="P32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97" style:family="table-cell">
      <style:table-cell-properties fo:border="0.0069in solid #000000" style:writing-mode="lr-tb" fo:padding-top="0in" fo:padding-left="0.075in" fo:padding-bottom="0in" fo:padding-right="0.075in"/>
    </style:style>
    <style:style style:name="P32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99" style:family="table-cell">
      <style:table-cell-properties fo:border="0.0069in solid #000000" style:writing-mode="lr-tb" fo:padding-top="0in" fo:padding-left="0.075in" fo:padding-bottom="0in" fo:padding-right="0.075in"/>
    </style:style>
    <style:style style:name="P33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01" style:family="table-row">
      <style:table-row-properties/>
    </style:style>
    <style:style style:name="TableCell3302" style:family="table-cell">
      <style:table-cell-properties fo:border="0.0069in solid #000000" style:writing-mode="lr-tb" fo:padding-top="0in" fo:padding-left="0.075in" fo:padding-bottom="0in" fo:padding-right="0.075in"/>
    </style:style>
    <style:style style:name="P3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P3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P33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10" style:family="table-row">
      <style:table-row-properties/>
    </style:style>
    <style:style style:name="TableCell3311" style:family="table-cell">
      <style:table-cell-properties fo:border="0.0069in solid #000000" style:writing-mode="lr-tb" fo:padding-top="0in" fo:padding-left="0.075in" fo:padding-bottom="0in" fo:padding-right="0.075in"/>
    </style:style>
    <style:style style:name="P33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19" style:family="table-row">
      <style:table-row-properties/>
    </style:style>
    <style:style style:name="TableCell3320" style:family="table-cell">
      <style:table-cell-properties fo:border="0.0069in solid #000000" style:writing-mode="lr-tb" fo:padding-top="0in" fo:padding-left="0.075in" fo:padding-bottom="0in" fo:padding-right="0.075in"/>
    </style:style>
    <style:style style:name="P33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P33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26" style:family="table-cell">
      <style:table-cell-properties fo:border="0.0069in solid #000000" style:writing-mode="lr-tb" fo:padding-top="0in" fo:padding-left="0.075in" fo:padding-bottom="0in" fo:padding-right="0.075in"/>
    </style:style>
    <style:style style:name="P33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28" style:family="table-row">
      <style:table-row-properties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37" style:family="table-row">
      <style:table-row-properties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46" style:family="table-row">
      <style:table-row-properties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P33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55" style:family="table-row">
      <style:table-row-properties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P33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P33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0" style:family="table-cell">
      <style:table-cell-properties fo:border="0.0069in solid #000000" style:writing-mode="lr-tb" fo:padding-top="0in" fo:padding-left="0.075in" fo:padding-bottom="0in" fo:padding-right="0.075in"/>
    </style:style>
    <style:style style:name="P33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2" style:family="table-cell">
      <style:table-cell-properties fo:border="0.0069in solid #000000" style:writing-mode="lr-tb" fo:padding-top="0in" fo:padding-left="0.075in" fo:padding-bottom="0in" fo:padding-right="0.075in"/>
    </style:style>
    <style:style style:name="P33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64" style:family="table-row">
      <style:table-row-properties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P33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71" style:family="table-cell">
      <style:table-cell-properties fo:border="0.0069in solid #000000" style:writing-mode="lr-tb" fo:padding-top="0in" fo:padding-left="0.075in" fo:padding-bottom="0in" fo:padding-right="0.075in"/>
    </style:style>
    <style:style style:name="P33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73" style:family="table-row">
      <style:table-row-properties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82" style:family="table-row">
      <style:table-row-properties/>
    </style:style>
    <style:style style:name="TableCell3383" style:family="table-cell">
      <style:table-cell-properties fo:border="0.0069in solid #000000" style:writing-mode="lr-tb" fo:padding-top="0in" fo:padding-left="0.075in" fo:padding-bottom="0in" fo:padding-right="0.075in"/>
    </style:style>
    <style:style style:name="P33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85" style:family="table-cell">
      <style:table-cell-properties fo:border="0.0069in solid #000000" style:writing-mode="lr-tb" fo:padding-top="0in" fo:padding-left="0.075in" fo:padding-bottom="0in" fo:padding-right="0.075in"/>
    </style:style>
    <style:style style:name="P33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87" style:family="table-cell">
      <style:table-cell-properties fo:border="0.0069in solid #000000" style:writing-mode="lr-tb" fo:padding-top="0in" fo:padding-left="0.075in" fo:padding-bottom="0in" fo:padding-right="0.075in"/>
    </style:style>
    <style:style style:name="P33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89" style:family="table-cell">
      <style:table-cell-properties fo:border="0.0069in solid #000000" style:writing-mode="lr-tb" fo:padding-top="0in" fo:padding-left="0.075in" fo:padding-bottom="0in" fo:padding-right="0.075in"/>
    </style:style>
    <style:style style:name="P33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391" style:family="table-row">
      <style:table-row-properties/>
    </style:style>
    <style:style style:name="TableCell3392" style:family="table-cell">
      <style:table-cell-properties fo:border="0.0069in solid #000000" style:writing-mode="lr-tb" fo:padding-top="0in" fo:padding-left="0.075in" fo:padding-bottom="0in" fo:padding-right="0.075in"/>
    </style:style>
    <style:style style:name="P33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94" style:family="table-cell">
      <style:table-cell-properties fo:border="0.0069in solid #000000" style:writing-mode="lr-tb" fo:padding-top="0in" fo:padding-left="0.075in" fo:padding-bottom="0in" fo:padding-right="0.075in"/>
    </style:style>
    <style:style style:name="P33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96" style:family="table-cell">
      <style:table-cell-properties fo:border="0.0069in solid #000000" style:writing-mode="lr-tb" fo:padding-top="0in" fo:padding-left="0.075in" fo:padding-bottom="0in" fo:padding-right="0.075in"/>
    </style:style>
    <style:style style:name="P33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98" style:family="table-cell">
      <style:table-cell-properties fo:border="0.0069in solid #000000" style:writing-mode="lr-tb" fo:padding-top="0in" fo:padding-left="0.075in" fo:padding-bottom="0in" fo:padding-right="0.075in"/>
    </style:style>
    <style:style style:name="P33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00" style:family="table-row">
      <style:table-row-properties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P34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09" style:family="table-row">
      <style:table-row-properties/>
    </style:style>
    <style:style style:name="TableCell3410" style:family="table-cell">
      <style:table-cell-properties fo:border="0.0069in solid #000000" style:writing-mode="lr-tb" fo:padding-top="0in" fo:padding-left="0.075in" fo:padding-bottom="0in" fo:padding-right="0.075in"/>
    </style:style>
    <style:style style:name="P34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12" style:family="table-cell">
      <style:table-cell-properties fo:border="0.0069in solid #000000" style:writing-mode="lr-tb" fo:padding-top="0in" fo:padding-left="0.075in" fo:padding-bottom="0in" fo:padding-right="0.075in"/>
    </style:style>
    <style:style style:name="P34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14" style:family="table-cell">
      <style:table-cell-properties fo:border="0.0069in solid #000000" style:writing-mode="lr-tb" fo:padding-top="0in" fo:padding-left="0.075in" fo:padding-bottom="0in" fo:padding-right="0.075in"/>
    </style:style>
    <style:style style:name="P34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18" style:family="table-row">
      <style:table-row-properties/>
    </style:style>
    <style:style style:name="TableCell3419" style:family="table-cell">
      <style:table-cell-properties fo:border="0.0069in solid #000000" style:writing-mode="lr-tb" fo:padding-top="0in" fo:padding-left="0.075in" fo:padding-bottom="0in" fo:padding-right="0.075in"/>
    </style:style>
    <style:style style:name="P34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21" style:family="table-cell">
      <style:table-cell-properties fo:border="0.0069in solid #000000" style:writing-mode="lr-tb" fo:padding-top="0in" fo:padding-left="0.075in" fo:padding-bottom="0in" fo:padding-right="0.075in"/>
    </style:style>
    <style:style style:name="P34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23" style:family="table-cell">
      <style:table-cell-properties fo:border="0.0069in solid #000000" style:writing-mode="lr-tb" fo:padding-top="0in" fo:padding-left="0.075in" fo:padding-bottom="0in" fo:padding-right="0.075in"/>
    </style:style>
    <style:style style:name="P34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P34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27" style:family="table-row">
      <style:table-row-properties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P34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30" style:family="table-cell">
      <style:table-cell-properties fo:border="0.0069in solid #000000" style:writing-mode="lr-tb" fo:padding-top="0in" fo:padding-left="0.075in" fo:padding-bottom="0in" fo:padding-right="0.075in"/>
    </style:style>
    <style:style style:name="P34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P3435" style:parent-style-name="Normal" style:family="paragraph">
      <style:paragraph-properties fo:margin-bottom="0in" fo:line-height="100%"/>
    </style:style>
    <style:style style:name="T34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3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4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4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44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4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447" style:family="table-row">
      <style:table-row-properties/>
    </style:style>
    <style:style style:name="TableCell3448" style:family="table-cell">
      <style:table-cell-properties fo:border="0.0069in solid #000000" style:writing-mode="lr-tb" fo:padding-top="0in" fo:padding-left="0.075in" fo:padding-bottom="0in" fo:padding-right="0.075in"/>
    </style:style>
    <style:style style:name="P34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P3455" style:parent-style-name="Normal" style:family="paragraph">
      <style:paragraph-properties fo:margin-bottom="0in" fo:line-height="100%"/>
    </style:style>
    <style:style style:name="T34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5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4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6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46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4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4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467" style:family="table-row">
      <style:table-row-properties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76" style:family="table-row">
      <style:table-row-properties/>
    </style:style>
    <style:style style:name="TableCell3477" style:family="table-cell">
      <style:table-cell-properties fo:border="0.0069in solid #000000" style:writing-mode="lr-tb" fo:padding-top="0in" fo:padding-left="0.075in" fo:padding-bottom="0in" fo:padding-right="0.075in"/>
    </style:style>
    <style:style style:name="P34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79" style:family="table-cell">
      <style:table-cell-properties fo:border="0.0069in solid #000000" style:writing-mode="lr-tb" fo:padding-top="0in" fo:padding-left="0.075in" fo:padding-bottom="0in" fo:padding-right="0.075in"/>
    </style:style>
    <style:style style:name="P34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81" style:family="table-cell">
      <style:table-cell-properties fo:border="0.0069in solid #000000" style:writing-mode="lr-tb" fo:padding-top="0in" fo:padding-left="0.075in" fo:padding-bottom="0in" fo:padding-right="0.075in"/>
    </style:style>
    <style:style style:name="P34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83" style:family="table-cell">
      <style:table-cell-properties fo:border="0.0069in solid #000000" style:writing-mode="lr-tb" fo:padding-top="0in" fo:padding-left="0.075in" fo:padding-bottom="0in" fo:padding-right="0.075in"/>
    </style:style>
    <style:style style:name="P34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85" style:family="table-row">
      <style:table-row-properties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P34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92" style:family="table-cell">
      <style:table-cell-properties fo:border="0.0069in solid #000000" style:writing-mode="lr-tb" fo:padding-top="0in" fo:padding-left="0.075in" fo:padding-bottom="0in" fo:padding-right="0.075in"/>
    </style:style>
    <style:style style:name="P34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494" style:family="table-row">
      <style:table-row-properties/>
    </style:style>
    <style:style style:name="TableCell3495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34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97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34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99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35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01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35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03" style:family="table-row">
      <style:table-row-properties/>
    </style:style>
    <style:style style:name="TableCell3504" style:family="table-cell">
      <style:table-cell-properties fo:border="0.0069in solid #000000" style:writing-mode="lr-tb" fo:padding-top="0in" fo:padding-left="0.075in" fo:padding-bottom="0in" fo:padding-right="0.075in"/>
    </style:style>
    <style:style style:name="P35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06" style:family="table-cell">
      <style:table-cell-properties fo:border="0.0069in solid #000000" style:writing-mode="lr-tb" fo:padding-top="0in" fo:padding-left="0.075in" fo:padding-bottom="0in" fo:padding-right="0.075in"/>
    </style:style>
    <style:style style:name="P35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0" style:family="table-cell">
      <style:table-cell-properties fo:border="0.0069in solid #000000" style:writing-mode="lr-tb" fo:padding-top="0in" fo:padding-left="0.075in" fo:padding-bottom="0in" fo:padding-right="0.075in"/>
    </style:style>
    <style:style style:name="P35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12" style:family="table-row">
      <style:table-row-properties/>
    </style:style>
    <style:style style:name="TableCell3513" style:family="table-cell">
      <style:table-cell-properties fo:border="0.0069in solid #000000" style:writing-mode="lr-tb" fo:padding-top="0in" fo:padding-left="0.075in" fo:padding-bottom="0in" fo:padding-right="0.075in"/>
    </style:style>
    <style:style style:name="P35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5" style:family="table-cell">
      <style:table-cell-properties fo:border="0.0069in solid #000000" style:writing-mode="lr-tb" fo:padding-top="0in" fo:padding-left="0.075in" fo:padding-bottom="0in" fo:padding-right="0.075in"/>
    </style:style>
    <style:style style:name="P35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P35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9" style:family="table-cell">
      <style:table-cell-properties fo:border="0.0069in solid #000000" style:writing-mode="lr-tb" fo:padding-top="0in" fo:padding-left="0.075in" fo:padding-bottom="0in" fo:padding-right="0.075in"/>
    </style:style>
    <style:style style:name="P35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21" style:family="table-row">
      <style:table-row-properties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P35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P35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P35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30" style:family="table-row">
      <style:table-row-properties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33" style:family="table-cell">
      <style:table-cell-properties fo:border="0.0069in solid #000000" style:writing-mode="lr-tb" fo:padding-top="0in" fo:padding-left="0.075in" fo:padding-bottom="0in" fo:padding-right="0.075in"/>
    </style:style>
    <style:style style:name="P35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39" style:family="table-row">
      <style:table-row-properties/>
    </style:style>
    <style:style style:name="TableCell3540" style:family="table-cell">
      <style:table-cell-properties fo:border="0.0069in solid #000000" style:writing-mode="lr-tb" fo:padding-top="0in" fo:padding-left="0.075in" fo:padding-bottom="0in" fo:padding-right="0.075in"/>
    </style:style>
    <style:style style:name="P35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P35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44" style:family="table-cell">
      <style:table-cell-properties fo:border="0.0069in solid #000000" style:writing-mode="lr-tb" fo:padding-top="0in" fo:padding-left="0.075in" fo:padding-bottom="0in" fo:padding-right="0.075in"/>
    </style:style>
    <style:style style:name="P35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46" style:family="table-cell">
      <style:table-cell-properties fo:border="0.0069in solid #000000" style:writing-mode="lr-tb" fo:padding-top="0in" fo:padding-left="0.075in" fo:padding-bottom="0in" fo:padding-right="0.075in"/>
    </style:style>
    <style:style style:name="P35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48" style:family="table-row">
      <style:table-row-properties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P35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53" style:family="table-cell">
      <style:table-cell-properties fo:border="0.0069in solid #000000" style:writing-mode="lr-tb" fo:padding-top="0in" fo:padding-left="0.075in" fo:padding-bottom="0in" fo:padding-right="0.075in"/>
    </style:style>
    <style:style style:name="P35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P35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57" style:family="table-row">
      <style:table-row-properties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P35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66" style:family="table-row">
      <style:table-row-properties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P35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69" style:family="table-cell">
      <style:table-cell-properties fo:border="0.0069in solid #000000" style:writing-mode="lr-tb" fo:padding-top="0in" fo:padding-left="0.075in" fo:padding-bottom="0in" fo:padding-right="0.075in"/>
    </style:style>
    <style:style style:name="P35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71" style:family="table-cell">
      <style:table-cell-properties fo:border="0.0069in solid #000000" style:writing-mode="lr-tb" fo:padding-top="0in" fo:padding-left="0.075in" fo:padding-bottom="0in" fo:padding-right="0.075in"/>
    </style:style>
    <style:style style:name="P35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73" style:family="table-cell">
      <style:table-cell-properties fo:border="0.0069in solid #000000" style:writing-mode="lr-tb" fo:padding-top="0in" fo:padding-left="0.075in" fo:padding-bottom="0in" fo:padding-right="0.075in"/>
    </style:style>
    <style:style style:name="P35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75" style:family="table-row">
      <style:table-row-properties/>
    </style:style>
    <style:style style:name="TableCell3576" style:family="table-cell">
      <style:table-cell-properties fo:border="0.0069in solid #000000" style:writing-mode="lr-tb" fo:padding-top="0in" fo:padding-left="0.075in" fo:padding-bottom="0in" fo:padding-right="0.075in"/>
    </style:style>
    <style:style style:name="P35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82" style:family="table-cell">
      <style:table-cell-properties fo:border="0.0069in solid #000000" style:writing-mode="lr-tb" fo:padding-top="0in" fo:padding-left="0.075in" fo:padding-bottom="0in" fo:padding-right="0.075in"/>
    </style:style>
    <style:style style:name="P35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84" style:family="table-row">
      <style:table-row-properties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P35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593" style:family="table-row">
      <style:table-row-properties/>
    </style:style>
    <style:style style:name="TableCell3594" style:family="table-cell">
      <style:table-cell-properties fo:border="0.0069in solid #000000" style:writing-mode="lr-tb" fo:padding-top="0in" fo:padding-left="0.075in" fo:padding-bottom="0in" fo:padding-right="0.075in"/>
    </style:style>
    <style:style style:name="P35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96" style:family="table-cell">
      <style:table-cell-properties fo:border="0.0069in solid #000000" style:writing-mode="lr-tb" fo:padding-top="0in" fo:padding-left="0.075in" fo:padding-bottom="0in" fo:padding-right="0.075in"/>
    </style:style>
    <style:style style:name="P35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98" style:family="table-cell">
      <style:table-cell-properties fo:border="0.0069in solid #000000" style:writing-mode="lr-tb" fo:padding-top="0in" fo:padding-left="0.075in" fo:padding-bottom="0in" fo:padding-right="0.075in"/>
    </style:style>
    <style:style style:name="P35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02" style:family="table-row">
      <style:table-row-properties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P36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11" style:family="table-row">
      <style:table-row-properties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20" style:family="table-row">
      <style:table-row-properties/>
    </style:style>
    <style:style style:name="TableCell3621" style:family="table-cell">
      <style:table-cell-properties fo:border="0.0069in solid #000000" style:writing-mode="lr-tb" fo:padding-top="0in" fo:padding-left="0.075in" fo:padding-bottom="0in" fo:padding-right="0.075in"/>
    </style:style>
    <style:style style:name="P36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25" style:family="table-cell">
      <style:table-cell-properties fo:border="0.0069in solid #000000" style:writing-mode="lr-tb" fo:padding-top="0in" fo:padding-left="0.075in" fo:padding-bottom="0in" fo:padding-right="0.075in"/>
    </style:style>
    <style:style style:name="P36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29" style:family="table-row">
      <style:table-row-properties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32" style:family="table-cell">
      <style:table-cell-properties fo:border="0.0069in solid #000000" style:writing-mode="lr-tb" fo:padding-top="0in" fo:padding-left="0.075in" fo:padding-bottom="0in" fo:padding-right="0.075in"/>
    </style:style>
    <style:style style:name="P36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38" style:family="table-row">
      <style:table-row-properties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P36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47" style:family="table-row">
      <style:table-row-properties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56" style:family="table-row">
      <style:table-row-properties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P36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65" style:family="table-row">
      <style:table-row-properties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68" style:family="table-cell">
      <style:table-cell-properties fo:border="0.0069in solid #000000" style:writing-mode="lr-tb" fo:padding-top="0in" fo:padding-left="0.075in" fo:padding-bottom="0in" fo:padding-right="0.075in"/>
    </style:style>
    <style:style style:name="P36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70" style:family="table-cell">
      <style:table-cell-properties fo:border="0.0069in solid #000000" style:writing-mode="lr-tb" fo:padding-top="0in" fo:padding-left="0.075in" fo:padding-bottom="0in" fo:padding-right="0.075in"/>
    </style:style>
    <style:style style:name="P36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P36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74" style:family="table-row">
      <style:table-row-properties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83" style:family="table-row">
      <style:table-row-properties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P36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90" style:family="table-cell">
      <style:table-cell-properties fo:border="0.0069in solid #000000" style:writing-mode="lr-tb" fo:padding-top="0in" fo:padding-left="0.075in" fo:padding-bottom="0in" fo:padding-right="0.075in"/>
    </style:style>
    <style:style style:name="P36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692" style:family="table-row">
      <style:table-row-properties/>
    </style:style>
    <style:style style:name="TableCell3693" style:family="table-cell">
      <style:table-cell-properties fo:border="0.0069in solid #000000" style:writing-mode="lr-tb" fo:padding-top="0in" fo:padding-left="0.075in" fo:padding-bottom="0in" fo:padding-right="0.075in"/>
    </style:style>
    <style:style style:name="P36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P36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701" style:family="table-row">
      <style:table-row-properties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06" style:family="table-cell">
      <style:table-cell-properties fo:border="0.0069in solid #000000" style:writing-mode="lr-tb" fo:padding-top="0in" fo:padding-left="0.075in" fo:padding-bottom="0in" fo:padding-right="0.075in"/>
    </style:style>
    <style:style style:name="P37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P37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710" style:family="table-row">
      <style:table-row-properties/>
    </style:style>
    <style:style style:name="TableCell3711" style:family="table-cell">
      <style:table-cell-properties fo:border="0.0069in solid #000000" style:writing-mode="lr-tb" fo:padding-top="0in" fo:padding-left="0.075in" fo:padding-bottom="0in" fo:padding-right="0.075in"/>
    </style:style>
    <style:style style:name="P37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13" style:family="table-cell">
      <style:table-cell-properties fo:border="0.0069in solid #000000" style:writing-mode="lr-tb" fo:padding-top="0in" fo:padding-left="0.075in" fo:padding-bottom="0in" fo:padding-right="0.075in"/>
    </style:style>
    <style:style style:name="P37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17" style:family="table-cell">
      <style:table-cell-properties fo:border="0.0069in solid #000000" style:writing-mode="lr-tb" fo:padding-top="0in" fo:padding-left="0.075in" fo:padding-bottom="0in" fo:padding-right="0.075in"/>
    </style:style>
    <style:style style:name="P37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719" style:family="table-row">
      <style:table-row-properties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P37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26" style:family="table-cell">
      <style:table-cell-properties fo:border="0.0069in solid #000000" style:writing-mode="lr-tb" fo:padding-top="0in" fo:padding-left="0.075in" fo:padding-bottom="0in" fo:padding-right="0.075in"/>
    </style:style>
    <style:style style:name="P37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728" style:family="table-row">
      <style:table-row-properties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fo:margin-bottom="0in" fo:line-height="100%"/>
    </style:style>
    <style:style style:name="T37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4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4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4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4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4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748" style:family="table-row">
      <style:table-row-properties/>
    </style:style>
    <style:style style:name="TableCell3749" style:family="table-cell">
      <style:table-cell-properties fo:border="0.0069in solid #000000" style:writing-mode="lr-tb" fo:padding-top="0in" fo:padding-left="0.075in" fo:padding-bottom="0in" fo:padding-right="0.075in"/>
    </style:style>
    <style:style style:name="P37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51" style:family="table-cell">
      <style:table-cell-properties fo:border="0.0069in solid #000000" style:writing-mode="lr-tb" fo:padding-top="0in" fo:padding-left="0.075in" fo:padding-bottom="0in" fo:padding-right="0.075in"/>
    </style:style>
    <style:style style:name="P37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53" style:family="table-cell">
      <style:table-cell-properties fo:border="0.0069in solid #000000" style:writing-mode="lr-tb" fo:padding-top="0in" fo:padding-left="0.075in" fo:padding-bottom="0in" fo:padding-right="0.075in"/>
    </style:style>
    <style:style style:name="P37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55" style:family="table-cell">
      <style:table-cell-properties fo:border="0.0069in solid #000000" style:writing-mode="lr-tb" fo:padding-top="0in" fo:padding-left="0.075in" fo:padding-bottom="0in" fo:padding-right="0.075in"/>
    </style:style>
    <style:style style:name="P3756" style:parent-style-name="Normal" style:family="paragraph">
      <style:paragraph-properties fo:margin-bottom="0in" fo:line-height="100%"/>
    </style:style>
    <style:style style:name="T37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6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6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6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6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6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768" style:family="table-row">
      <style:table-row-properties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777" style:family="table-row">
      <style:table-row-properties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P37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P37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82" style:family="table-cell">
      <style:table-cell-properties fo:border="0.0069in solid #000000" style:writing-mode="lr-tb" fo:padding-top="0in" fo:padding-left="0.075in" fo:padding-bottom="0in" fo:padding-right="0.075in"/>
    </style:style>
    <style:style style:name="P37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fo:margin-bottom="0in" fo:line-height="100%"/>
    </style:style>
    <style:style style:name="T378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9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79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796" style:family="table-row">
      <style:table-row-properties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P38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03" style:family="table-cell">
      <style:table-cell-properties fo:border="0.0069in solid #000000" style:writing-mode="lr-tb" fo:padding-top="0in" fo:padding-left="0.075in" fo:padding-bottom="0in" fo:padding-right="0.075in"/>
    </style:style>
    <style:style style:name="P3804" style:parent-style-name="Normal" style:family="paragraph">
      <style:paragraph-properties fo:margin-bottom="0in" fo:line-height="100%"/>
    </style:style>
    <style:style style:name="T38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0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8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816" style:family="table-row">
      <style:table-row-properties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P38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P38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23" style:family="table-cell">
      <style:table-cell-properties fo:border="0.0069in solid #000000" style:writing-mode="lr-tb" fo:padding-top="0in" fo:padding-left="0.075in" fo:padding-bottom="0in" fo:padding-right="0.075in"/>
    </style:style>
    <style:style style:name="P38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25" style:family="table-row">
      <style:table-row-properties/>
    </style:style>
    <style:style style:name="TableCell3826" style:family="table-cell">
      <style:table-cell-properties fo:border="0.0069in solid #000000" style:writing-mode="lr-tb" fo:padding-top="0in" fo:padding-left="0.075in" fo:padding-bottom="0in" fo:padding-right="0.075in"/>
    </style:style>
    <style:style style:name="P38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28" style:family="table-cell">
      <style:table-cell-properties fo:border="0.0069in solid #000000" style:writing-mode="lr-tb" fo:padding-top="0in" fo:padding-left="0.075in" fo:padding-bottom="0in" fo:padding-right="0.075in"/>
    </style:style>
    <style:style style:name="P38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32" style:family="table-cell">
      <style:table-cell-properties fo:border="0.0069in solid #000000" style:writing-mode="lr-tb" fo:padding-top="0in" fo:padding-left="0.075in" fo:padding-bottom="0in" fo:padding-right="0.075in"/>
    </style:style>
    <style:style style:name="P38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34" style:family="table-row">
      <style:table-row-properties/>
    </style:style>
    <style:style style:name="TableCell3835" style:family="table-cell">
      <style:table-cell-properties fo:border="0.0069in solid #000000" style:writing-mode="lr-tb" fo:padding-top="0in" fo:padding-left="0.075in" fo:padding-bottom="0in" fo:padding-right="0.075in"/>
    </style:style>
    <style:style style:name="P38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39" style:family="table-cell">
      <style:table-cell-properties fo:border="0.0069in solid #000000" style:writing-mode="lr-tb" fo:padding-top="0in" fo:padding-left="0.075in" fo:padding-bottom="0in" fo:padding-right="0.075in"/>
    </style:style>
    <style:style style:name="P38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41" style:family="table-cell">
      <style:table-cell-properties fo:border="0.0069in solid #000000" style:writing-mode="lr-tb" fo:padding-top="0in" fo:padding-left="0.075in" fo:padding-bottom="0in" fo:padding-right="0.075in"/>
    </style:style>
    <style:style style:name="P38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43" style:family="table-row">
      <style:table-row-properties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52" style:family="table-row">
      <style:table-row-properties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P38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55" style:family="table-cell">
      <style:table-cell-properties fo:border="0.0069in solid #000000" style:writing-mode="lr-tb" fo:padding-top="0in" fo:padding-left="0.075in" fo:padding-bottom="0in" fo:padding-right="0.075in"/>
    </style:style>
    <style:style style:name="P3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57" style:family="table-cell">
      <style:table-cell-properties fo:border="0.0069in solid #000000" style:writing-mode="lr-tb" fo:padding-top="0in" fo:padding-left="0.075in" fo:padding-bottom="0in" fo:padding-right="0.075in"/>
    </style:style>
    <style:style style:name="P38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59" style:family="table-cell">
      <style:table-cell-properties fo:border="0.0069in solid #000000" style:writing-mode="lr-tb" fo:padding-top="0in" fo:padding-left="0.075in" fo:padding-bottom="0in" fo:padding-right="0.075in"/>
    </style:style>
    <style:style style:name="P38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61" style:family="table-row">
      <style:table-row-properties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P38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64" style:family="table-cell">
      <style:table-cell-properties fo:border="0.0069in solid #000000" style:writing-mode="lr-tb" fo:padding-top="0in" fo:padding-left="0.075in" fo:padding-bottom="0in" fo:padding-right="0.075in"/>
    </style:style>
    <style:style style:name="P38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66" style:family="table-cell">
      <style:table-cell-properties fo:border="0.0069in solid #000000" style:writing-mode="lr-tb" fo:padding-top="0in" fo:padding-left="0.075in" fo:padding-bottom="0in" fo:padding-right="0.075in"/>
    </style:style>
    <style:style style:name="P38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68" style:family="table-cell">
      <style:table-cell-properties fo:border="0.0069in solid #000000" style:writing-mode="lr-tb" fo:padding-top="0in" fo:padding-left="0.075in" fo:padding-bottom="0in" fo:padding-right="0.075in"/>
    </style:style>
    <style:style style:name="P38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70" style:family="table-row">
      <style:table-row-properties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75" style:family="table-cell">
      <style:table-cell-properties fo:border="0.0069in solid #000000" style:writing-mode="lr-tb" fo:padding-top="0in" fo:padding-left="0.075in" fo:padding-bottom="0in" fo:padding-right="0.075in"/>
    </style:style>
    <style:style style:name="P38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77" style:family="table-cell">
      <style:table-cell-properties fo:border="0.0069in solid #000000" style:writing-mode="lr-tb" fo:padding-top="0in" fo:padding-left="0.075in" fo:padding-bottom="0in" fo:padding-right="0.075in"/>
    </style:style>
    <style:style style:name="P38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79" style:family="table-row">
      <style:table-row-properties/>
    </style:style>
    <style:style style:name="TableCell3880" style:family="table-cell">
      <style:table-cell-properties fo:border="0.0069in solid #000000" style:writing-mode="lr-tb" fo:padding-top="0in" fo:padding-left="0.075in" fo:padding-bottom="0in" fo:padding-right="0.075in"/>
    </style:style>
    <style:style style:name="P38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88" style:family="table-row">
      <style:table-row-properties/>
    </style:style>
    <style:style style:name="TableCell3889" style:family="table-cell">
      <style:table-cell-properties fo:border="0.0069in solid #000000" style:writing-mode="lr-tb" fo:padding-top="0in" fo:padding-left="0.075in" fo:padding-bottom="0in" fo:padding-right="0.075in"/>
    </style:style>
    <style:style style:name="P38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1" style:family="table-cell">
      <style:table-cell-properties fo:border="0.0069in solid #000000" style:writing-mode="lr-tb" fo:padding-top="0in" fo:padding-left="0.075in" fo:padding-bottom="0in" fo:padding-right="0.075in"/>
    </style:style>
    <style:style style:name="P38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3" style:family="table-cell">
      <style:table-cell-properties fo:border="0.0069in solid #000000" style:writing-mode="lr-tb" fo:padding-top="0in" fo:padding-left="0.075in" fo:padding-bottom="0in" fo:padding-right="0.075in"/>
    </style:style>
    <style:style style:name="P38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5" style:family="table-cell">
      <style:table-cell-properties fo:border="0.0069in solid #000000" style:writing-mode="lr-tb" fo:padding-top="0in" fo:padding-left="0.075in" fo:padding-bottom="0in" fo:padding-right="0.075in"/>
    </style:style>
    <style:style style:name="P38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897" style:family="table-row">
      <style:table-row-properties/>
    </style:style>
    <style:style style:name="TableCell3898" style:family="table-cell">
      <style:table-cell-properties fo:border="0.0069in solid #000000" style:writing-mode="lr-tb" fo:padding-top="0in" fo:padding-left="0.075in" fo:padding-bottom="0in" fo:padding-right="0.075in"/>
    </style:style>
    <style:style style:name="P38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00" style:family="table-cell">
      <style:table-cell-properties fo:border="0.0069in solid #000000" style:writing-mode="lr-tb" fo:padding-top="0in" fo:padding-left="0.075in" fo:padding-bottom="0in" fo:padding-right="0.075in"/>
    </style:style>
    <style:style style:name="P39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02" style:family="table-cell">
      <style:table-cell-properties fo:border="0.0069in solid #000000" style:writing-mode="lr-tb" fo:padding-top="0in" fo:padding-left="0.075in" fo:padding-bottom="0in" fo:padding-right="0.075in"/>
    </style:style>
    <style:style style:name="P39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04" style:family="table-cell">
      <style:table-cell-properties fo:border="0.0069in solid #000000" style:writing-mode="lr-tb" fo:padding-top="0in" fo:padding-left="0.075in" fo:padding-bottom="0in" fo:padding-right="0.075in"/>
    </style:style>
    <style:style style:name="P39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06" style:family="table-row">
      <style:table-row-properties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fo:margin-bottom="0in" fo:line-height="100%"/>
    </style:style>
    <style:style style:name="T39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1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1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2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2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2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925" style:family="table-row">
      <style:table-row-properties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Normal" style:family="paragraph">
      <style:paragraph-properties fo:margin-bottom="0in" fo:line-height="100%"/>
    </style:style>
    <style:style style:name="T39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3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3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3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4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4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39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9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945" style:family="table-row">
      <style:table-row-properties/>
    </style:style>
    <style:style style:name="TableCell3946" style:family="table-cell">
      <style:table-cell-properties fo:border="0.0069in solid #000000" style:writing-mode="lr-tb" fo:padding-top="0in" fo:padding-left="0.075in" fo:padding-bottom="0in" fo:padding-right="0.075in"/>
    </style:style>
    <style:style style:name="P39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52" style:family="table-cell">
      <style:table-cell-properties fo:border="0.0069in solid #000000" style:writing-mode="lr-tb" fo:padding-top="0in" fo:padding-left="0.075in" fo:padding-bottom="0in" fo:padding-right="0.075in"/>
    </style:style>
    <style:style style:name="P39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54" style:family="table-row">
      <style:table-row-properties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63" style:family="table-row">
      <style:table-row-properties/>
    </style:style>
    <style:style style:name="TableCell3964" style:family="table-cell">
      <style:table-cell-properties fo:border="0.0069in solid #000000" style:writing-mode="lr-tb" fo:padding-top="0in" fo:padding-left="0.075in" fo:padding-bottom="0in" fo:padding-right="0.075in"/>
    </style:style>
    <style:style style:name="P39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66" style:family="table-cell">
      <style:table-cell-properties fo:border="0.0069in solid #000000" style:writing-mode="lr-tb" fo:padding-top="0in" fo:padding-left="0.075in" fo:padding-bottom="0in" fo:padding-right="0.075in"/>
    </style:style>
    <style:style style:name="P39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P39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70" style:family="table-cell">
      <style:table-cell-properties fo:border="0.0069in solid #000000" style:writing-mode="lr-tb" fo:padding-top="0in" fo:padding-left="0.075in" fo:padding-bottom="0in" fo:padding-right="0.075in"/>
    </style:style>
    <style:style style:name="P39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72" style:family="table-row">
      <style:table-row-properties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81" style:family="table-row">
      <style:table-row-properties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90" style:family="table-row">
      <style:table-row-properties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P39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93" style:family="table-cell">
      <style:table-cell-properties fo:border="0.0069in solid #000000" style:writing-mode="lr-tb" fo:padding-top="0in" fo:padding-left="0.075in" fo:padding-bottom="0in" fo:padding-right="0.075in"/>
    </style:style>
    <style:style style:name="P39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P39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3999" style:family="table-row">
      <style:table-row-properties/>
    </style:style>
    <style:style style:name="TableCell4000" style:family="table-cell">
      <style:table-cell-properties fo:border="0.0069in solid #000000" style:writing-mode="lr-tb" fo:padding-top="0in" fo:padding-left="0.075in" fo:padding-bottom="0in" fo:padding-right="0.075in"/>
    </style:style>
    <style:style style:name="P40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02" style:family="table-cell">
      <style:table-cell-properties fo:border="0.0069in solid #000000" style:writing-mode="lr-tb" fo:padding-top="0in" fo:padding-left="0.075in" fo:padding-bottom="0in" fo:padding-right="0.075in"/>
    </style:style>
    <style:style style:name="P40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P40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06" style:family="table-cell">
      <style:table-cell-properties fo:border="0.0069in solid #000000" style:writing-mode="lr-tb" fo:padding-top="0in" fo:padding-left="0.075in" fo:padding-bottom="0in" fo:padding-right="0.075in"/>
    </style:style>
    <style:style style:name="P40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08" style:family="table-row">
      <style:table-row-properties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13" style:family="table-cell">
      <style:table-cell-properties fo:border="0.0069in solid #000000" style:writing-mode="lr-tb" fo:padding-top="0in" fo:padding-left="0.075in" fo:padding-bottom="0in" fo:padding-right="0.075in"/>
    </style:style>
    <style:style style:name="P40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15" style:family="table-cell">
      <style:table-cell-properties fo:border="0.0069in solid #000000" style:writing-mode="lr-tb" fo:padding-top="0in" fo:padding-left="0.075in" fo:padding-bottom="0in" fo:padding-right="0.075in"/>
    </style:style>
    <style:style style:name="P40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17" style:family="table-row">
      <style:table-row-properties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26" style:family="table-row">
      <style:table-row-properties/>
    </style:style>
    <style:style style:name="TableCell4027" style:family="table-cell">
      <style:table-cell-properties fo:border="0.0069in solid #000000" style:writing-mode="lr-tb" fo:padding-top="0in" fo:padding-left="0.075in" fo:padding-bottom="0in" fo:padding-right="0.075in"/>
    </style:style>
    <style:style style:name="P40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29" style:family="table-cell">
      <style:table-cell-properties fo:border="0.0069in solid #000000" style:writing-mode="lr-tb" fo:padding-top="0in" fo:padding-left="0.075in" fo:padding-bottom="0in" fo:padding-right="0.075in"/>
    </style:style>
    <style:style style:name="P40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31" style:family="table-cell">
      <style:table-cell-properties fo:border="0.0069in solid #000000" style:writing-mode="lr-tb" fo:padding-top="0in" fo:padding-left="0.075in" fo:padding-bottom="0in" fo:padding-right="0.075in"/>
    </style:style>
    <style:style style:name="P40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33" style:family="table-cell">
      <style:table-cell-properties fo:border="0.0069in solid #000000" style:writing-mode="lr-tb" fo:padding-top="0in" fo:padding-left="0.075in" fo:padding-bottom="0in" fo:padding-right="0.075in"/>
    </style:style>
    <style:style style:name="P40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35" style:family="table-row">
      <style:table-row-properties/>
    </style:style>
    <style:style style:name="TableCell4036" style:family="table-cell">
      <style:table-cell-properties fo:border="0.0069in solid #000000" style:writing-mode="lr-tb" fo:padding-top="0in" fo:padding-left="0.075in" fo:padding-bottom="0in" fo:padding-right="0.075in"/>
    </style:style>
    <style:style style:name="P40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38" style:family="table-cell">
      <style:table-cell-properties fo:border="0.0069in solid #000000" style:writing-mode="lr-tb" fo:padding-top="0in" fo:padding-left="0.075in" fo:padding-bottom="0in" fo:padding-right="0.075in"/>
    </style:style>
    <style:style style:name="P40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40" style:family="table-cell">
      <style:table-cell-properties fo:border="0.0069in solid #000000" style:writing-mode="lr-tb" fo:padding-top="0in" fo:padding-left="0.075in" fo:padding-bottom="0in" fo:padding-right="0.075in"/>
    </style:style>
    <style:style style:name="P40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42" style:family="table-cell">
      <style:table-cell-properties fo:border="0.0069in solid #000000" style:writing-mode="lr-tb" fo:padding-top="0in" fo:padding-left="0.075in" fo:padding-bottom="0in" fo:padding-right="0.075in"/>
    </style:style>
    <style:style style:name="P4043" style:parent-style-name="Normal" style:family="paragraph">
      <style:paragraph-properties fo:margin-bottom="0in" fo:line-height="100%"/>
    </style:style>
    <style:style style:name="T40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4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4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4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5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054" style:family="table-row">
      <style:table-row-properties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59" style:family="table-cell">
      <style:table-cell-properties fo:border="0.0069in solid #000000" style:writing-mode="lr-tb" fo:padding-top="0in" fo:padding-left="0.075in" fo:padding-bottom="0in" fo:padding-right="0.075in"/>
    </style:style>
    <style:style style:name="P40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61" style:family="table-cell">
      <style:table-cell-properties fo:border="0.0069in solid #000000" style:writing-mode="lr-tb" fo:padding-top="0in" fo:padding-left="0.075in" fo:padding-bottom="0in" fo:padding-right="0.075in"/>
    </style:style>
    <style:style style:name="P4062" style:parent-style-name="Normal" style:family="paragraph">
      <style:paragraph-properties fo:margin-bottom="0in" fo:line-height="100%"/>
    </style:style>
    <style:style style:name="T40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6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6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6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6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0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073" style:family="table-row">
      <style:table-row-properties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P40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82" style:family="table-row">
      <style:table-row-properties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85" style:family="table-cell">
      <style:table-cell-properties fo:border="0.0069in solid #000000" style:writing-mode="lr-tb" fo:padding-top="0in" fo:padding-left="0.075in" fo:padding-bottom="0in" fo:padding-right="0.075in"/>
    </style:style>
    <style:style style:name="P40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91" style:family="table-row">
      <style:table-row-properties/>
    </style:style>
    <style:style style:name="TableCell4092" style:family="table-cell">
      <style:table-cell-properties fo:border="0.0069in solid #000000" style:writing-mode="lr-tb" fo:padding-top="0in" fo:padding-left="0.075in" fo:padding-bottom="0in" fo:padding-right="0.075in"/>
    </style:style>
    <style:style style:name="P40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94" style:family="table-cell">
      <style:table-cell-properties fo:border="0.0069in solid #000000" style:writing-mode="lr-tb" fo:padding-top="0in" fo:padding-left="0.075in" fo:padding-bottom="0in" fo:padding-right="0.075in"/>
    </style:style>
    <style:style style:name="P40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P40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00" style:family="table-row">
      <style:table-row-properties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P41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P41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05" style:family="table-cell">
      <style:table-cell-properties fo:border="0.0069in solid #000000" style:writing-mode="lr-tb" fo:padding-top="0in" fo:padding-left="0.075in" fo:padding-bottom="0in" fo:padding-right="0.075in"/>
    </style:style>
    <style:style style:name="P41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07" style:family="table-cell">
      <style:table-cell-properties fo:border="0.0069in solid #000000" style:writing-mode="lr-tb" fo:padding-top="0in" fo:padding-left="0.075in" fo:padding-bottom="0in" fo:padding-right="0.075in"/>
    </style:style>
    <style:style style:name="P41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09" style:family="table-row">
      <style:table-row-properties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P41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18" style:family="table-row">
      <style:table-row-properties/>
    </style:style>
    <style:style style:name="TableCell4119" style:family="table-cell">
      <style:table-cell-properties fo:border="0.0069in solid #000000" style:writing-mode="lr-tb" fo:padding-top="0in" fo:padding-left="0.075in" fo:padding-bottom="0in" fo:padding-right="0.075in"/>
    </style:style>
    <style:style style:name="P41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P41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23" style:family="table-cell">
      <style:table-cell-properties fo:border="0.0069in solid #000000" style:writing-mode="lr-tb" fo:padding-top="0in" fo:padding-left="0.075in" fo:padding-bottom="0in" fo:padding-right="0.075in"/>
    </style:style>
    <style:style style:name="P41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25" style:family="table-cell">
      <style:table-cell-properties fo:border="0.0069in solid #000000" style:writing-mode="lr-tb" fo:padding-top="0in" fo:padding-left="0.075in" fo:padding-bottom="0in" fo:padding-right="0.075in"/>
    </style:style>
    <style:style style:name="P41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27" style:family="table-row">
      <style:table-row-properties/>
    </style:style>
    <style:style style:name="TableCell4128" style:family="table-cell">
      <style:table-cell-properties fo:border="0.0069in solid #000000" style:writing-mode="lr-tb" fo:padding-top="0in" fo:padding-left="0.075in" fo:padding-bottom="0in" fo:padding-right="0.075in"/>
    </style:style>
    <style:style style:name="P41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P41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P41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36" style:family="table-row">
      <style:table-row-properties/>
    </style:style>
    <style:style style:name="TableCell4137" style:family="table-cell">
      <style:table-cell-properties fo:border="0.0069in solid #000000" style:writing-mode="lr-tb" fo:padding-top="0in" fo:padding-left="0.075in" fo:padding-bottom="0in" fo:padding-right="0.075in"/>
    </style:style>
    <style:style style:name="P41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P4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P4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43" style:family="table-cell">
      <style:table-cell-properties fo:border="0.0069in solid #000000" style:writing-mode="lr-tb" fo:padding-top="0in" fo:padding-left="0.075in" fo:padding-bottom="0in" fo:padding-right="0.075in"/>
    </style:style>
    <style:style style:name="P41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45" style:family="table-row">
      <style:table-row-properties/>
    </style:style>
    <style:style style:name="TableCell4146" style:family="table-cell">
      <style:table-cell-properties fo:border="0.0069in solid #000000" style:writing-mode="lr-tb" fo:padding-top="0in" fo:padding-left="0.075in" fo:padding-bottom="0in" fo:padding-right="0.075in"/>
    </style:style>
    <style:style style:name="P41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48" style:family="table-cell">
      <style:table-cell-properties fo:border="0.0069in solid #000000" style:writing-mode="lr-tb" fo:padding-top="0in" fo:padding-left="0.075in" fo:padding-bottom="0in" fo:padding-right="0.075in"/>
    </style:style>
    <style:style style:name="P41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50" style:family="table-cell">
      <style:table-cell-properties fo:border="0.0069in solid #000000" style:writing-mode="lr-tb" fo:padding-top="0in" fo:padding-left="0.075in" fo:padding-bottom="0in" fo:padding-right="0.075in"/>
    </style:style>
    <style:style style:name="P41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54" style:family="table-row">
      <style:table-row-properties/>
    </style:style>
    <style:style style:name="TableCell4155" style:family="table-cell">
      <style:table-cell-properties fo:border="0.0069in solid #000000" style:writing-mode="lr-tb" fo:padding-top="0in" fo:padding-left="0.075in" fo:padding-bottom="0in" fo:padding-right="0.075in"/>
    </style:style>
    <style:style style:name="P41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P41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P41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63" style:family="table-row">
      <style:table-row-properties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72" style:family="table-row">
      <style:table-row-properties/>
    </style:style>
    <style:style style:name="TableCell4173" style:family="table-cell">
      <style:table-cell-properties fo:border="0.0069in solid #000000" style:writing-mode="lr-tb" fo:padding-top="0in" fo:padding-left="0.075in" fo:padding-bottom="0in" fo:padding-right="0.075in"/>
    </style:style>
    <style:style style:name="P41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77" style:family="table-cell">
      <style:table-cell-properties fo:border="0.0069in solid #000000" style:writing-mode="lr-tb" fo:padding-top="0in" fo:padding-left="0.075in" fo:padding-bottom="0in" fo:padding-right="0.075in"/>
    </style:style>
    <style:style style:name="P41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79" style:family="table-cell">
      <style:table-cell-properties fo:border="0.0069in solid #000000" style:writing-mode="lr-tb" fo:padding-top="0in" fo:padding-left="0.075in" fo:padding-bottom="0in" fo:padding-right="0.075in"/>
    </style:style>
    <style:style style:name="P41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81" style:family="table-row">
      <style:table-row-properties/>
    </style:style>
    <style:style style:name="TableCell4182" style:family="table-cell">
      <style:table-cell-properties fo:border="0.0069in solid #000000" style:writing-mode="lr-tb" fo:padding-top="0in" fo:padding-left="0.075in" fo:padding-bottom="0in" fo:padding-right="0.075in"/>
    </style:style>
    <style:style style:name="P41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84" style:family="table-cell">
      <style:table-cell-properties fo:border="0.0069in solid #000000" style:writing-mode="lr-tb" fo:padding-top="0in" fo:padding-left="0.075in" fo:padding-bottom="0in" fo:padding-right="0.075in"/>
    </style:style>
    <style:style style:name="P41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86" style:family="table-cell">
      <style:table-cell-properties fo:border="0.0069in solid #000000" style:writing-mode="lr-tb" fo:padding-top="0in" fo:padding-left="0.075in" fo:padding-bottom="0in" fo:padding-right="0.075in"/>
    </style:style>
    <style:style style:name="P41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88" style:family="table-cell">
      <style:table-cell-properties fo:border="0.0069in solid #000000" style:writing-mode="lr-tb" fo:padding-top="0in" fo:padding-left="0.075in" fo:padding-bottom="0in" fo:padding-right="0.075in"/>
    </style:style>
    <style:style style:name="P41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90" style:family="table-row">
      <style:table-row-properties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97" style:family="table-cell">
      <style:table-cell-properties fo:border="0.0069in solid #000000" style:writing-mode="lr-tb" fo:padding-top="0in" fo:padding-left="0.075in" fo:padding-bottom="0in" fo:padding-right="0.075in"/>
    </style:style>
    <style:style style:name="P41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199" style:family="table-row">
      <style:table-row-properties/>
    </style:style>
    <style:style style:name="TableCell4200" style:family="table-cell">
      <style:table-cell-properties fo:border="0.0069in solid #000000" style:writing-mode="lr-tb" fo:padding-top="0in" fo:padding-left="0.075in" fo:padding-bottom="0in" fo:padding-right="0.075in"/>
    </style:style>
    <style:style style:name="P4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08" style:family="table-row">
      <style:table-row-properties/>
    </style:style>
    <style:style style:name="TableCell4209" style:family="table-cell">
      <style:table-cell-properties fo:border="0.0069in solid #000000" style:writing-mode="lr-tb" fo:padding-top="0in" fo:padding-left="0.075in" fo:padding-bottom="0in" fo:padding-right="0.075in"/>
    </style:style>
    <style:style style:name="P42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11" style:family="table-cell">
      <style:table-cell-properties fo:border="0.0069in solid #000000" style:writing-mode="lr-tb" fo:padding-top="0in" fo:padding-left="0.075in" fo:padding-bottom="0in" fo:padding-right="0.075in"/>
    </style:style>
    <style:style style:name="P42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13" style:family="table-cell">
      <style:table-cell-properties fo:border="0.0069in solid #000000" style:writing-mode="lr-tb" fo:padding-top="0in" fo:padding-left="0.075in" fo:padding-bottom="0in" fo:padding-right="0.075in"/>
    </style:style>
    <style:style style:name="P42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15" style:family="table-cell">
      <style:table-cell-properties fo:border="0.0069in solid #000000" style:writing-mode="lr-tb" fo:padding-top="0in" fo:padding-left="0.075in" fo:padding-bottom="0in" fo:padding-right="0.075in"/>
    </style:style>
    <style:style style:name="P42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17" style:family="table-row">
      <style:table-row-properties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20" style:family="table-cell">
      <style:table-cell-properties fo:border="0.0069in solid #000000" style:writing-mode="lr-tb" fo:padding-top="0in" fo:padding-left="0.075in" fo:padding-bottom="0in" fo:padding-right="0.075in"/>
    </style:style>
    <style:style style:name="P42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22" style:family="table-cell">
      <style:table-cell-properties fo:border="0.0069in solid #000000" style:writing-mode="lr-tb" fo:padding-top="0in" fo:padding-left="0.075in" fo:padding-bottom="0in" fo:padding-right="0.075in"/>
    </style:style>
    <style:style style:name="P42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24" style:family="table-cell">
      <style:table-cell-properties fo:border="0.0069in solid #000000" style:writing-mode="lr-tb" fo:padding-top="0in" fo:padding-left="0.075in" fo:padding-bottom="0in" fo:padding-right="0.075in"/>
    </style:style>
    <style:style style:name="P42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26" style:family="table-row">
      <style:table-row-properties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31" style:family="table-cell">
      <style:table-cell-properties fo:border="0.0069in solid #000000" style:writing-mode="lr-tb" fo:padding-top="0in" fo:padding-left="0.075in" fo:padding-bottom="0in" fo:padding-right="0.075in"/>
    </style:style>
    <style:style style:name="P42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35" style:family="table-row">
      <style:table-row-properties/>
    </style:style>
    <style:style style:name="TableCell4236" style:family="table-cell">
      <style:table-cell-properties fo:border="0.0069in solid #000000" style:writing-mode="lr-tb" fo:padding-top="0in" fo:padding-left="0.075in" fo:padding-bottom="0in" fo:padding-right="0.075in"/>
    </style:style>
    <style:style style:name="P4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P42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44" style:family="table-row">
      <style:table-row-properties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P42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53" style:family="table-row">
      <style:table-row-properties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62" style:family="table-row">
      <style:table-row-properties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65" style:family="table-cell">
      <style:table-cell-properties fo:border="0.0069in solid #000000" style:writing-mode="lr-tb" fo:padding-top="0in" fo:padding-left="0.075in" fo:padding-bottom="0in" fo:padding-right="0.075in"/>
    </style:style>
    <style:style style:name="P42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69" style:family="table-cell">
      <style:table-cell-properties fo:border="0.0069in solid #000000" style:writing-mode="lr-tb" fo:padding-top="0in" fo:padding-left="0.075in" fo:padding-bottom="0in" fo:padding-right="0.075in"/>
    </style:style>
    <style:style style:name="P42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71" style:family="table-row">
      <style:table-row-properties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76" style:family="table-cell">
      <style:table-cell-properties fo:border="0.0069in solid #000000" style:writing-mode="lr-tb" fo:padding-top="0in" fo:padding-left="0.075in" fo:padding-bottom="0in" fo:padding-right="0.075in"/>
    </style:style>
    <style:style style:name="P42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78" style:family="table-cell">
      <style:table-cell-properties fo:border="0.0069in solid #000000" style:writing-mode="lr-tb" fo:padding-top="0in" fo:padding-left="0.075in" fo:padding-bottom="0in" fo:padding-right="0.075in"/>
    </style:style>
    <style:style style:name="P42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80" style:family="table-row">
      <style:table-row-properties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89" style:family="table-row">
      <style:table-row-properties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92" style:family="table-cell">
      <style:table-cell-properties fo:border="0.0069in solid #000000" style:writing-mode="lr-tb" fo:padding-top="0in" fo:padding-left="0.075in" fo:padding-bottom="0in" fo:padding-right="0.075in"/>
    </style:style>
    <style:style style:name="P42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298" style:family="table-row">
      <style:table-row-properties/>
    </style:style>
    <style:style style:name="TableCell4299" style:family="table-cell">
      <style:table-cell-properties fo:border="0.0069in solid #000000" style:writing-mode="lr-tb" fo:padding-top="0in" fo:padding-left="0.075in" fo:padding-bottom="0in" fo:padding-right="0.075in"/>
    </style:style>
    <style:style style:name="P43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01" style:family="table-cell">
      <style:table-cell-properties fo:border="0.0069in solid #000000" style:writing-mode="lr-tb" fo:padding-top="0in" fo:padding-left="0.075in" fo:padding-bottom="0in" fo:padding-right="0.075in"/>
    </style:style>
    <style:style style:name="P43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P43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05" style:family="table-cell">
      <style:table-cell-properties fo:border="0.0069in solid #000000" style:writing-mode="lr-tb" fo:padding-top="0in" fo:padding-left="0.075in" fo:padding-bottom="0in" fo:padding-right="0.075in"/>
    </style:style>
    <style:style style:name="P43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07" style:family="table-row">
      <style:table-row-properties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16" style:family="table-row">
      <style:table-row-properties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25" style:family="table-row">
      <style:table-row-properties/>
    </style:style>
    <style:style style:name="TableCell4326" style:family="table-cell">
      <style:table-cell-properties fo:border="0.0069in solid #000000" style:writing-mode="lr-tb" fo:padding-top="0in" fo:padding-left="0.075in" fo:padding-bottom="0in" fo:padding-right="0.075in"/>
    </style:style>
    <style:style style:name="P43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28" style:family="table-cell">
      <style:table-cell-properties fo:border="0.0069in solid #000000" style:writing-mode="lr-tb" fo:padding-top="0in" fo:padding-left="0.075in" fo:padding-bottom="0in" fo:padding-right="0.075in"/>
    </style:style>
    <style:style style:name="P43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30" style:family="table-cell">
      <style:table-cell-properties fo:border="0.0069in solid #000000" style:writing-mode="lr-tb" fo:padding-top="0in" fo:padding-left="0.075in" fo:padding-bottom="0in" fo:padding-right="0.075in"/>
    </style:style>
    <style:style style:name="P43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34" style:family="table-row">
      <style:table-row-properties/>
    </style:style>
    <style:style style:name="TableCell4335" style:family="table-cell">
      <style:table-cell-properties fo:border="0.0069in solid #000000" style:writing-mode="lr-tb" fo:padding-top="0in" fo:padding-left="0.075in" fo:padding-bottom="0in" fo:padding-right="0.075in"/>
    </style:style>
    <style:style style:name="P43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37" style:family="table-cell">
      <style:table-cell-properties fo:border="0.0069in solid #000000" style:writing-mode="lr-tb" fo:padding-top="0in" fo:padding-left="0.075in" fo:padding-bottom="0in" fo:padding-right="0.075in"/>
    </style:style>
    <style:style style:name="P43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39" style:family="table-cell">
      <style:table-cell-properties fo:border="0.0069in solid #000000" style:writing-mode="lr-tb" fo:padding-top="0in" fo:padding-left="0.075in" fo:padding-bottom="0in" fo:padding-right="0.075in"/>
    </style:style>
    <style:style style:name="P43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41" style:family="table-cell">
      <style:table-cell-properties fo:border="0.0069in solid #000000" style:writing-mode="lr-tb" fo:padding-top="0in" fo:padding-left="0.075in" fo:padding-bottom="0in" fo:padding-right="0.075in"/>
    </style:style>
    <style:style style:name="P43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43" style:family="table-row">
      <style:table-row-properties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P43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52" style:family="table-row">
      <style:table-row-properties/>
    </style:style>
    <style:style style:name="TableCell4353" style:family="table-cell">
      <style:table-cell-properties fo:border="0.0069in solid #000000" style:writing-mode="lr-tb" fo:padding-top="0in" fo:padding-left="0.075in" fo:padding-bottom="0in" fo:padding-right="0.075in"/>
    </style:style>
    <style:style style:name="P43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55" style:family="table-cell">
      <style:table-cell-properties fo:border="0.0069in solid #000000" style:writing-mode="lr-tb" fo:padding-top="0in" fo:padding-left="0.075in" fo:padding-bottom="0in" fo:padding-right="0.075in"/>
    </style:style>
    <style:style style:name="P43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57" style:family="table-cell">
      <style:table-cell-properties fo:border="0.0069in solid #000000" style:writing-mode="lr-tb" fo:padding-top="0in" fo:padding-left="0.075in" fo:padding-bottom="0in" fo:padding-right="0.075in"/>
    </style:style>
    <style:style style:name="P43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61" style:family="table-row">
      <style:table-row-properties/>
    </style:style>
    <style:style style:name="TableCell4362" style:family="table-cell">
      <style:table-cell-properties fo:border="0.0069in solid #000000" style:writing-mode="lr-tb" fo:padding-top="0in" fo:padding-left="0.075in" fo:padding-bottom="0in" fo:padding-right="0.075in"/>
    </style:style>
    <style:style style:name="P43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4" style:family="table-cell">
      <style:table-cell-properties fo:border="0.0069in solid #000000" style:writing-mode="lr-tb" fo:padding-top="0in" fo:padding-left="0.075in" fo:padding-bottom="0in" fo:padding-right="0.075in"/>
    </style:style>
    <style:style style:name="P43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6" style:family="table-cell">
      <style:table-cell-properties fo:border="0.0069in solid #000000" style:writing-mode="lr-tb" fo:padding-top="0in" fo:padding-left="0.075in" fo:padding-bottom="0in" fo:padding-right="0.075in"/>
    </style:style>
    <style:style style:name="P43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8" style:family="table-cell">
      <style:table-cell-properties fo:border="0.0069in solid #000000" style:writing-mode="lr-tb" fo:padding-top="0in" fo:padding-left="0.075in" fo:padding-bottom="0in" fo:padding-right="0.075in"/>
    </style:style>
    <style:style style:name="P43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70" style:family="table-row">
      <style:table-row-properties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P43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75" style:family="table-cell">
      <style:table-cell-properties fo:border="0.0069in solid #000000" style:writing-mode="lr-tb" fo:padding-top="0in" fo:padding-left="0.075in" fo:padding-bottom="0in" fo:padding-right="0.075in"/>
    </style:style>
    <style:style style:name="P43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77" style:family="table-cell">
      <style:table-cell-properties fo:border="0.0069in solid #000000" style:writing-mode="lr-tb" fo:padding-top="0in" fo:padding-left="0.075in" fo:padding-bottom="0in" fo:padding-right="0.075in"/>
    </style:style>
    <style:style style:name="P43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79" style:family="table-row">
      <style:table-row-properties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P43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84" style:family="table-cell">
      <style:table-cell-properties fo:border="0.0069in solid #000000" style:writing-mode="lr-tb" fo:padding-top="0in" fo:padding-left="0.075in" fo:padding-bottom="0in" fo:padding-right="0.075in"/>
    </style:style>
    <style:style style:name="P43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86" style:family="table-cell">
      <style:table-cell-properties fo:border="0.0069in solid #000000" style:writing-mode="lr-tb" fo:padding-top="0in" fo:padding-left="0.075in" fo:padding-bottom="0in" fo:padding-right="0.075in"/>
    </style:style>
    <style:style style:name="P43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88" style:family="table-row">
      <style:table-row-properties/>
    </style:style>
    <style:style style:name="TableCell4389" style:family="table-cell">
      <style:table-cell-properties fo:border="0.0069in solid #000000" style:writing-mode="lr-tb" fo:padding-top="0in" fo:padding-left="0.075in" fo:padding-bottom="0in" fo:padding-right="0.075in"/>
    </style:style>
    <style:style style:name="P43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91" style:family="table-cell">
      <style:table-cell-properties fo:border="0.0069in solid #000000" style:writing-mode="lr-tb" fo:padding-top="0in" fo:padding-left="0.075in" fo:padding-bottom="0in" fo:padding-right="0.075in"/>
    </style:style>
    <style:style style:name="P43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93" style:family="table-cell">
      <style:table-cell-properties fo:border="0.0069in solid #000000" style:writing-mode="lr-tb" fo:padding-top="0in" fo:padding-left="0.075in" fo:padding-bottom="0in" fo:padding-right="0.075in"/>
    </style:style>
    <style:style style:name="P43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95" style:family="table-cell">
      <style:table-cell-properties fo:border="0.0069in solid #000000" style:writing-mode="lr-tb" fo:padding-top="0in" fo:padding-left="0.075in" fo:padding-bottom="0in" fo:padding-right="0.075in"/>
    </style:style>
    <style:style style:name="P43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397" style:family="table-row">
      <style:table-row-properties/>
    </style:style>
    <style:style style:name="TableCell4398" style:family="table-cell">
      <style:table-cell-properties fo:border="0.0069in solid #000000" style:writing-mode="lr-tb" fo:padding-top="0in" fo:padding-left="0.075in" fo:padding-bottom="0in" fo:padding-right="0.075in"/>
    </style:style>
    <style:style style:name="P43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P44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04" style:family="table-cell">
      <style:table-cell-properties fo:border="0.0069in solid #000000" style:writing-mode="lr-tb" fo:padding-top="0in" fo:padding-left="0.075in" fo:padding-bottom="0in" fo:padding-right="0.075in"/>
    </style:style>
    <style:style style:name="P44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06" style:family="table-row">
      <style:table-row-properties/>
    </style:style>
    <style:style style:name="TableCell4407" style:family="table-cell">
      <style:table-cell-properties fo:border="0.0069in solid #000000" style:writing-mode="lr-tb" fo:padding-top="0in" fo:padding-left="0.075in" fo:padding-bottom="0in" fo:padding-right="0.075in"/>
    </style:style>
    <style:style style:name="P44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P44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P44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15" style:family="table-row">
      <style:table-row-properties/>
    </style:style>
    <style:style style:name="TableCell4416" style:family="table-cell">
      <style:table-cell-properties fo:border="0.0069in solid #000000" style:writing-mode="lr-tb" fo:padding-top="0in" fo:padding-left="0.075in" fo:padding-bottom="0in" fo:padding-right="0.075in"/>
    </style:style>
    <style:style style:name="P44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18" style:family="table-cell">
      <style:table-cell-properties fo:border="0.0069in solid #000000" style:writing-mode="lr-tb" fo:padding-top="0in" fo:padding-left="0.075in" fo:padding-bottom="0in" fo:padding-right="0.075in"/>
    </style:style>
    <style:style style:name="P44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20" style:family="table-cell">
      <style:table-cell-properties fo:border="0.0069in solid #000000" style:writing-mode="lr-tb" fo:padding-top="0in" fo:padding-left="0.075in" fo:padding-bottom="0in" fo:padding-right="0.075in"/>
    </style:style>
    <style:style style:name="P44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22" style:family="table-cell">
      <style:table-cell-properties fo:border="0.0069in solid #000000" style:writing-mode="lr-tb" fo:padding-top="0in" fo:padding-left="0.075in" fo:padding-bottom="0in" fo:padding-right="0.075in"/>
    </style:style>
    <style:style style:name="P44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24" style:family="table-row">
      <style:table-row-properties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27" style:family="table-cell">
      <style:table-cell-properties fo:border="0.0069in solid #000000" style:writing-mode="lr-tb" fo:padding-top="0in" fo:padding-left="0.075in" fo:padding-bottom="0in" fo:padding-right="0.075in"/>
    </style:style>
    <style:style style:name="P44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29" style:family="table-cell">
      <style:table-cell-properties fo:border="0.0069in solid #000000" style:writing-mode="lr-tb" fo:padding-top="0in" fo:padding-left="0.075in" fo:padding-bottom="0in" fo:padding-right="0.075in"/>
    </style:style>
    <style:style style:name="P44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P4432" style:parent-style-name="Normal" style:family="paragraph">
      <style:paragraph-properties fo:margin-bottom="0in" fo:line-height="100%"/>
    </style:style>
    <style:style style:name="T44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3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3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3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3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443" style:family="table-row">
      <style:table-row-properties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50" style:family="table-cell">
      <style:table-cell-properties fo:border="0.0069in solid #000000" style:writing-mode="lr-tb" fo:padding-top="0in" fo:padding-left="0.075in" fo:padding-bottom="0in" fo:padding-right="0.075in"/>
    </style:style>
    <style:style style:name="P4451" style:parent-style-name="Normal" style:family="paragraph">
      <style:paragraph-properties fo:margin-bottom="0in" fo:line-height="100%"/>
    </style:style>
    <style:style style:name="T44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5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5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5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5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5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4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463" style:family="table-row">
      <style:table-row-properties/>
    </style:style>
    <style:style style:name="TableCell4464" style:family="table-cell">
      <style:table-cell-properties fo:border="0.0069in solid #000000" style:writing-mode="lr-tb" fo:padding-top="0in" fo:padding-left="0.075in" fo:padding-bottom="0in" fo:padding-right="0.075in"/>
    </style:style>
    <style:style style:name="P44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66" style:family="table-cell">
      <style:table-cell-properties fo:border="0.0069in solid #000000" style:writing-mode="lr-tb" fo:padding-top="0in" fo:padding-left="0.075in" fo:padding-bottom="0in" fo:padding-right="0.075in"/>
    </style:style>
    <style:style style:name="P44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68" style:family="table-cell">
      <style:table-cell-properties fo:border="0.0069in solid #000000" style:writing-mode="lr-tb" fo:padding-top="0in" fo:padding-left="0.075in" fo:padding-bottom="0in" fo:padding-right="0.075in"/>
    </style:style>
    <style:style style:name="P44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70" style:family="table-cell">
      <style:table-cell-properties fo:border="0.0069in solid #000000" style:writing-mode="lr-tb" fo:padding-top="0in" fo:padding-left="0.075in" fo:padding-bottom="0in" fo:padding-right="0.075in"/>
    </style:style>
    <style:style style:name="P44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72" style:family="table-row">
      <style:table-row-properties style:min-row-height="0.0506in"/>
    </style:style>
    <style:style style:name="TableCell4473" style:family="table-cell">
      <style:table-cell-properties fo:border="0.0069in solid #000000" style:writing-mode="lr-tb" fo:padding-top="0in" fo:padding-left="0.075in" fo:padding-bottom="0in" fo:padding-right="0.075in"/>
    </style:style>
    <style:style style:name="P44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75" style:family="table-cell">
      <style:table-cell-properties fo:border="0.0069in solid #000000" style:writing-mode="lr-tb" fo:padding-top="0in" fo:padding-left="0.075in" fo:padding-bottom="0in" fo:padding-right="0.075in"/>
    </style:style>
    <style:style style:name="P44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77" style:family="table-cell">
      <style:table-cell-properties fo:border="0.0069in solid #000000" style:writing-mode="lr-tb" fo:padding-top="0in" fo:padding-left="0.075in" fo:padding-bottom="0in" fo:padding-right="0.075in"/>
    </style:style>
    <style:style style:name="P44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79" style:family="table-cell">
      <style:table-cell-properties fo:border="0.0069in solid #000000" style:writing-mode="lr-tb" fo:padding-top="0in" fo:padding-left="0.075in" fo:padding-bottom="0in" fo:padding-right="0.075in"/>
    </style:style>
    <style:style style:name="P44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81" style:family="table-row">
      <style:table-row-properties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P44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90" style:family="table-row">
      <style:table-row-properties/>
    </style:style>
    <style:style style:name="TableCell4491" style:family="table-cell">
      <style:table-cell-properties fo:border="0.0069in solid #000000" style:writing-mode="lr-tb" fo:padding-top="0in" fo:padding-left="0.075in" fo:padding-bottom="0in" fo:padding-right="0.075in"/>
    </style:style>
    <style:style style:name="P44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93" style:family="table-cell">
      <style:table-cell-properties fo:border="0.0069in solid #000000" style:writing-mode="lr-tb" fo:padding-top="0in" fo:padding-left="0.075in" fo:padding-bottom="0in" fo:padding-right="0.075in"/>
    </style:style>
    <style:style style:name="P44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95" style:family="table-cell">
      <style:table-cell-properties fo:border="0.0069in solid #000000" style:writing-mode="lr-tb" fo:padding-top="0in" fo:padding-left="0.075in" fo:padding-bottom="0in" fo:padding-right="0.075in"/>
    </style:style>
    <style:style style:name="P44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499" style:family="table-row">
      <style:table-row-properties/>
    </style:style>
    <style:style style:name="TableCell4500" style:family="table-cell">
      <style:table-cell-properties fo:border="0.0069in solid #000000" style:writing-mode="lr-tb" fo:padding-top="0in" fo:padding-left="0.075in" fo:padding-bottom="0in" fo:padding-right="0.075in"/>
    </style:style>
    <style:style style:name="P45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02" style:family="table-cell">
      <style:table-cell-properties fo:border="0.0069in solid #000000" style:writing-mode="lr-tb" fo:padding-top="0in" fo:padding-left="0.075in" fo:padding-bottom="0in" fo:padding-right="0.075in"/>
    </style:style>
    <style:style style:name="P45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04" style:family="table-cell">
      <style:table-cell-properties fo:border="0.0069in solid #000000" style:writing-mode="lr-tb" fo:padding-top="0in" fo:padding-left="0.075in" fo:padding-bottom="0in" fo:padding-right="0.075in"/>
    </style:style>
    <style:style style:name="P45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06" style:family="table-cell">
      <style:table-cell-properties fo:border="0.0069in solid #000000" style:writing-mode="lr-tb" fo:padding-top="0in" fo:padding-left="0.075in" fo:padding-bottom="0in" fo:padding-right="0.075in"/>
    </style:style>
    <style:style style:name="P45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08" style:family="table-row">
      <style:table-row-properties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P45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17" style:family="table-row">
      <style:table-row-properties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P45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22" style:family="table-cell">
      <style:table-cell-properties fo:border="0.0069in solid #000000" style:writing-mode="lr-tb" fo:padding-top="0in" fo:padding-left="0.075in" fo:padding-bottom="0in" fo:padding-right="0.075in"/>
    </style:style>
    <style:style style:name="P45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24" style:family="table-cell">
      <style:table-cell-properties fo:border="0.0069in solid #000000" style:writing-mode="lr-tb" fo:padding-top="0in" fo:padding-left="0.075in" fo:padding-bottom="0in" fo:padding-right="0.075in"/>
    </style:style>
    <style:style style:name="P45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26" style:family="table-row">
      <style:table-row-properties/>
    </style:style>
    <style:style style:name="TableCell4527" style:family="table-cell">
      <style:table-cell-properties fo:border="0.0069in solid #000000" style:writing-mode="lr-tb" fo:padding-top="0in" fo:padding-left="0.075in" fo:padding-bottom="0in" fo:padding-right="0.075in"/>
    </style:style>
    <style:style style:name="P45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29" style:family="table-cell">
      <style:table-cell-properties fo:border="0.0069in solid #000000" style:writing-mode="lr-tb" fo:padding-top="0in" fo:padding-left="0.075in" fo:padding-bottom="0in" fo:padding-right="0.075in"/>
    </style:style>
    <style:style style:name="P45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31" style:family="table-cell">
      <style:table-cell-properties fo:border="0.0069in solid #000000" style:writing-mode="lr-tb" fo:padding-top="0in" fo:padding-left="0.075in" fo:padding-bottom="0in" fo:padding-right="0.075in"/>
    </style:style>
    <style:style style:name="P45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33" style:family="table-cell">
      <style:table-cell-properties fo:border="0.0069in solid #000000" style:writing-mode="lr-tb" fo:padding-top="0in" fo:padding-left="0.075in" fo:padding-bottom="0in" fo:padding-right="0.075in"/>
    </style:style>
    <style:style style:name="P45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35" style:family="table-row">
      <style:table-row-properties/>
    </style:style>
    <style:style style:name="TableCell453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5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3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5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4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5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4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5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44" style:family="table-row">
      <style:table-row-properties/>
    </style:style>
    <style:style style:name="TableCell4545" style:family="table-cell">
      <style:table-cell-properties fo:border="0.0069in solid #000000" style:writing-mode="lr-tb" fo:padding-top="0in" fo:padding-left="0.075in" fo:padding-bottom="0in" fo:padding-right="0.075in"/>
    </style:style>
    <style:style style:name="P45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47" style:family="table-cell">
      <style:table-cell-properties fo:border="0.0069in solid #000000" style:writing-mode="lr-tb" fo:padding-top="0in" fo:padding-left="0.075in" fo:padding-bottom="0in" fo:padding-right="0.075in"/>
    </style:style>
    <style:style style:name="P45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49" style:family="table-cell">
      <style:table-cell-properties fo:border="0.0069in solid #000000" style:writing-mode="lr-tb" fo:padding-top="0in" fo:padding-left="0.075in" fo:padding-bottom="0in" fo:padding-right="0.075in"/>
    </style:style>
    <style:style style:name="P45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51" style:family="table-cell">
      <style:table-cell-properties fo:border="0.0069in solid #000000" style:writing-mode="lr-tb" fo:padding-top="0in" fo:padding-left="0.075in" fo:padding-bottom="0in" fo:padding-right="0.075in"/>
    </style:style>
    <style:style style:name="P45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53" style:family="table-row">
      <style:table-row-properties/>
    </style:style>
    <style:style style:name="TableCell45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56" style:family="table-cell">
      <style:table-cell-properties fo:border="0.0069in solid #000000" style:writing-mode="lr-tb" fo:padding-top="0in" fo:padding-left="0.075in" fo:padding-bottom="0in" fo:padding-right="0.075in"/>
    </style:style>
    <style:style style:name="P45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P45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60" style:family="table-cell">
      <style:table-cell-properties fo:border="0.0069in solid #000000" style:writing-mode="lr-tb" fo:padding-top="0in" fo:padding-left="0.075in" fo:padding-bottom="0in" fo:padding-right="0.075in"/>
    </style:style>
    <style:style style:name="P45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62" style:family="table-row">
      <style:table-row-properties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65" style:family="table-cell">
      <style:table-cell-properties fo:border="0.0069in solid #000000" style:writing-mode="lr-tb" fo:padding-top="0in" fo:padding-left="0.075in" fo:padding-bottom="0in" fo:padding-right="0.075in"/>
    </style:style>
    <style:style style:name="P45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67" style:family="table-cell">
      <style:table-cell-properties fo:border="0.0069in solid #000000" style:writing-mode="lr-tb" fo:padding-top="0in" fo:padding-left="0.075in" fo:padding-bottom="0in" fo:padding-right="0.075in"/>
    </style:style>
    <style:style style:name="P45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69" style:family="table-cell">
      <style:table-cell-properties fo:border="0.0069in solid #000000" style:writing-mode="lr-tb" fo:padding-top="0in" fo:padding-left="0.075in" fo:padding-bottom="0in" fo:padding-right="0.075in"/>
    </style:style>
    <style:style style:name="P45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71" style:family="table-row">
      <style:table-row-properties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80" style:family="table-row">
      <style:table-row-properties/>
    </style:style>
    <style:style style:name="TableCell4581" style:family="table-cell">
      <style:table-cell-properties fo:border="0.0069in solid #000000" style:writing-mode="lr-tb" fo:padding-top="0in" fo:padding-left="0.075in" fo:padding-bottom="0in" fo:padding-right="0.075in"/>
    </style:style>
    <style:style style:name="P45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83" style:family="table-cell">
      <style:table-cell-properties fo:border="0.0069in solid #000000" style:writing-mode="lr-tb" fo:padding-top="0in" fo:padding-left="0.075in" fo:padding-bottom="0in" fo:padding-right="0.075in"/>
    </style:style>
    <style:style style:name="P45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85" style:family="table-cell">
      <style:table-cell-properties fo:border="0.0069in solid #000000" style:writing-mode="lr-tb" fo:padding-top="0in" fo:padding-left="0.075in" fo:padding-bottom="0in" fo:padding-right="0.075in"/>
    </style:style>
    <style:style style:name="P45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87" style:family="table-cell">
      <style:table-cell-properties fo:border="0.0069in solid #000000" style:writing-mode="lr-tb" fo:padding-top="0in" fo:padding-left="0.075in" fo:padding-bottom="0in" fo:padding-right="0.075in"/>
    </style:style>
    <style:style style:name="P45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89" style:family="table-row">
      <style:table-row-properties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P45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92" style:family="table-cell">
      <style:table-cell-properties fo:border="0.0069in solid #000000" style:writing-mode="lr-tb" fo:padding-top="0in" fo:padding-left="0.075in" fo:padding-bottom="0in" fo:padding-right="0.075in"/>
    </style:style>
    <style:style style:name="P45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94" style:family="table-cell">
      <style:table-cell-properties fo:border="0.0069in solid #000000" style:writing-mode="lr-tb" fo:padding-top="0in" fo:padding-left="0.075in" fo:padding-bottom="0in" fo:padding-right="0.075in"/>
    </style:style>
    <style:style style:name="P45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96" style:family="table-cell">
      <style:table-cell-properties fo:border="0.0069in solid #000000" style:writing-mode="lr-tb" fo:padding-top="0in" fo:padding-left="0.075in" fo:padding-bottom="0in" fo:padding-right="0.075in"/>
    </style:style>
    <style:style style:name="P45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598" style:family="table-row">
      <style:table-row-properties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07" style:family="table-row">
      <style:table-row-properties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14" style:family="table-cell">
      <style:table-cell-properties fo:border="0.0069in solid #000000" style:writing-mode="lr-tb" fo:padding-top="0in" fo:padding-left="0.075in" fo:padding-bottom="0in" fo:padding-right="0.075in"/>
    </style:style>
    <style:style style:name="P46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16" style:family="table-row">
      <style:table-row-properties/>
    </style:style>
    <style:style style:name="TableCell4617" style:family="table-cell">
      <style:table-cell-properties fo:border="0.0069in solid #000000" style:writing-mode="lr-tb" fo:padding-top="0in" fo:padding-left="0.075in" fo:padding-bottom="0in" fo:padding-right="0.075in"/>
    </style:style>
    <style:style style:name="P46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19" style:family="table-cell">
      <style:table-cell-properties fo:border="0.0069in solid #000000" style:writing-mode="lr-tb" fo:padding-top="0in" fo:padding-left="0.075in" fo:padding-bottom="0in" fo:padding-right="0.075in"/>
    </style:style>
    <style:style style:name="P46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21" style:family="table-cell">
      <style:table-cell-properties fo:border="0.0069in solid #000000" style:writing-mode="lr-tb" fo:padding-top="0in" fo:padding-left="0.075in" fo:padding-bottom="0in" fo:padding-right="0.075in"/>
    </style:style>
    <style:style style:name="P46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25" style:family="table-row">
      <style:table-row-properties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34" style:family="table-row">
      <style:table-row-properties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43" style:family="table-row">
      <style:table-row-properties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P46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46" style:family="table-cell">
      <style:table-cell-properties fo:border="0.0069in solid #000000" style:writing-mode="lr-tb" fo:padding-top="0in" fo:padding-left="0.075in" fo:padding-bottom="0in" fo:padding-right="0.075in"/>
    </style:style>
    <style:style style:name="P46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52" style:family="table-row">
      <style:table-row-properties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57" style:family="table-cell">
      <style:table-cell-properties fo:border="0.0069in solid #000000" style:writing-mode="lr-tb" fo:padding-top="0in" fo:padding-left="0.075in" fo:padding-bottom="0in" fo:padding-right="0.075in"/>
    </style:style>
    <style:style style:name="P46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59" style:family="table-cell">
      <style:table-cell-properties fo:border="0.0069in solid #000000" style:writing-mode="lr-tb" fo:padding-top="0in" fo:padding-left="0.075in" fo:padding-bottom="0in" fo:padding-right="0.075in"/>
    </style:style>
    <style:style style:name="P4660" style:parent-style-name="Normal" style:family="paragraph">
      <style:paragraph-properties fo:margin-bottom="0in" fo:line-height="100%"/>
    </style:style>
    <style:style style:name="T46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6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6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6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6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671" style:family="table-row">
      <style:table-row-properties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fo:margin-bottom="0in" fo:line-height="100%"/>
    </style:style>
    <style:style style:name="T46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8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8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8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8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6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6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690" style:family="table-row">
      <style:table-row-properties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699" style:family="table-row">
      <style:table-row-properties/>
    </style:style>
    <style:style style:name="TableCell4700" style:family="table-cell">
      <style:table-cell-properties fo:border="0.0069in solid #000000" style:writing-mode="lr-tb" fo:padding-top="0in" fo:padding-left="0.075in" fo:padding-bottom="0in" fo:padding-right="0.075in"/>
    </style:style>
    <style:style style:name="P47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02" style:family="table-cell">
      <style:table-cell-properties fo:border="0.0069in solid #000000" style:writing-mode="lr-tb" fo:padding-top="0in" fo:padding-left="0.075in" fo:padding-bottom="0in" fo:padding-right="0.075in"/>
    </style:style>
    <style:style style:name="P47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04" style:family="table-cell">
      <style:table-cell-properties fo:border="0.0069in solid #000000" style:writing-mode="lr-tb" fo:padding-top="0in" fo:padding-left="0.075in" fo:padding-bottom="0in" fo:padding-right="0.075in"/>
    </style:style>
    <style:style style:name="P47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06" style:family="table-cell">
      <style:table-cell-properties fo:border="0.0069in solid #000000" style:writing-mode="lr-tb" fo:padding-top="0in" fo:padding-left="0.075in" fo:padding-bottom="0in" fo:padding-right="0.075in"/>
    </style:style>
    <style:style style:name="P47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08" style:family="table-row">
      <style:table-row-properties/>
    </style:style>
    <style:style style:name="TableCell4709" style:family="table-cell">
      <style:table-cell-properties fo:border="0.0069in solid #000000" style:writing-mode="lr-tb" fo:padding-top="0in" fo:padding-left="0.075in" fo:padding-bottom="0in" fo:padding-right="0.075in"/>
    </style:style>
    <style:style style:name="P47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11" style:family="table-cell">
      <style:table-cell-properties fo:border="0.0069in solid #000000" style:writing-mode="lr-tb" fo:padding-top="0in" fo:padding-left="0.075in" fo:padding-bottom="0in" fo:padding-right="0.075in"/>
    </style:style>
    <style:style style:name="P47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13" style:family="table-cell">
      <style:table-cell-properties fo:border="0.0069in solid #000000" style:writing-mode="lr-tb" fo:padding-top="0in" fo:padding-left="0.075in" fo:padding-bottom="0in" fo:padding-right="0.075in"/>
    </style:style>
    <style:style style:name="P47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P47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17" style:family="table-row">
      <style:table-row-properties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26" style:family="table-row">
      <style:table-row-properties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29" style:family="table-cell">
      <style:table-cell-properties fo:border="0.0069in solid #000000" style:writing-mode="lr-tb" fo:padding-top="0in" fo:padding-left="0.075in" fo:padding-bottom="0in" fo:padding-right="0.075in"/>
    </style:style>
    <style:style style:name="P47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35" style:family="table-row">
      <style:table-row-properties/>
    </style:style>
    <style:style style:name="TableCell4736" style:family="table-cell">
      <style:table-cell-properties fo:border="0.0069in solid #000000" style:writing-mode="lr-tb" fo:padding-top="0in" fo:padding-left="0.075in" fo:padding-bottom="0in" fo:padding-right="0.075in"/>
    </style:style>
    <style:style style:name="P47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38" style:family="table-cell">
      <style:table-cell-properties fo:border="0.0069in solid #000000" style:writing-mode="lr-tb" fo:padding-top="0in" fo:padding-left="0.075in" fo:padding-bottom="0in" fo:padding-right="0.075in"/>
    </style:style>
    <style:style style:name="P47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40" style:family="table-cell">
      <style:table-cell-properties fo:border="0.0069in solid #000000" style:writing-mode="lr-tb" fo:padding-top="0in" fo:padding-left="0.075in" fo:padding-bottom="0in" fo:padding-right="0.075in"/>
    </style:style>
    <style:style style:name="P47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42" style:family="table-cell">
      <style:table-cell-properties fo:border="0.0069in solid #000000" style:writing-mode="lr-tb" fo:padding-top="0in" fo:padding-left="0.075in" fo:padding-bottom="0in" fo:padding-right="0.075in"/>
    </style:style>
    <style:style style:name="P47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44" style:family="table-row">
      <style:table-row-properties/>
    </style:style>
    <style:style style:name="TableCell4745" style:family="table-cell">
      <style:table-cell-properties fo:border="0.0069in solid #000000" style:writing-mode="lr-tb" fo:padding-top="0in" fo:padding-left="0.075in" fo:padding-bottom="0in" fo:padding-right="0.075in"/>
    </style:style>
    <style:style style:name="P47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49" style:family="table-cell">
      <style:table-cell-properties fo:border="0.0069in solid #000000" style:writing-mode="lr-tb" fo:padding-top="0in" fo:padding-left="0.075in" fo:padding-bottom="0in" fo:padding-right="0.075in"/>
    </style:style>
    <style:style style:name="P47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51" style:family="table-cell">
      <style:table-cell-properties fo:border="0.0069in solid #000000" style:writing-mode="lr-tb" fo:padding-top="0in" fo:padding-left="0.075in" fo:padding-bottom="0in" fo:padding-right="0.075in"/>
    </style:style>
    <style:style style:name="P47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53" style:family="table-row">
      <style:table-row-properties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58" style:family="table-cell">
      <style:table-cell-properties fo:border="0.0069in solid #000000" style:writing-mode="lr-tb" fo:padding-top="0in" fo:padding-left="0.075in" fo:padding-bottom="0in" fo:padding-right="0.075in"/>
    </style:style>
    <style:style style:name="P47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P47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62" style:family="table-row">
      <style:table-row-properties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P47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65" style:family="table-cell">
      <style:table-cell-properties fo:border="0.0069in solid #000000" style:writing-mode="lr-tb" fo:padding-top="0in" fo:padding-left="0.075in" fo:padding-bottom="0in" fo:padding-right="0.075in"/>
    </style:style>
    <style:style style:name="P47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67" style:family="table-cell">
      <style:table-cell-properties fo:border="0.0069in solid #000000" style:writing-mode="lr-tb" fo:padding-top="0in" fo:padding-left="0.075in" fo:padding-bottom="0in" fo:padding-right="0.075in"/>
    </style:style>
    <style:style style:name="P47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69" style:family="table-cell">
      <style:table-cell-properties fo:border="0.0069in solid #000000" style:writing-mode="lr-tb" fo:padding-top="0in" fo:padding-left="0.075in" fo:padding-bottom="0in" fo:padding-right="0.075in"/>
    </style:style>
    <style:style style:name="P47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71" style:family="table-row">
      <style:table-row-properties/>
    </style:style>
    <style:style style:name="TableCell4772" style:family="table-cell">
      <style:table-cell-properties fo:border="0.0069in solid #000000" style:writing-mode="lr-tb" fo:padding-top="0in" fo:padding-left="0.075in" fo:padding-bottom="0in" fo:padding-right="0.075in"/>
    </style:style>
    <style:style style:name="P47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74" style:family="table-cell">
      <style:table-cell-properties fo:border="0.0069in solid #000000" style:writing-mode="lr-tb" fo:padding-top="0in" fo:padding-left="0.075in" fo:padding-bottom="0in" fo:padding-right="0.075in"/>
    </style:style>
    <style:style style:name="P47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78" style:family="table-cell">
      <style:table-cell-properties fo:border="0.0069in solid #000000" style:writing-mode="lr-tb" fo:padding-top="0in" fo:padding-left="0.075in" fo:padding-bottom="0in" fo:padding-right="0.075in"/>
    </style:style>
    <style:style style:name="P47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80" style:family="table-row">
      <style:table-row-properties/>
    </style:style>
    <style:style style:name="TableCell4781" style:family="table-cell">
      <style:table-cell-properties fo:border="0.0069in solid #000000" style:writing-mode="lr-tb" fo:padding-top="0in" fo:padding-left="0.075in" fo:padding-bottom="0in" fo:padding-right="0.075in"/>
    </style:style>
    <style:style style:name="P47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P47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89" style:family="table-row">
      <style:table-row-properties/>
    </style:style>
    <style:style style:name="TableCell4790" style:family="table-cell">
      <style:table-cell-properties fo:border="0.0069in solid #000000" style:writing-mode="lr-tb" fo:padding-top="0in" fo:padding-left="0.075in" fo:padding-bottom="0in" fo:padding-right="0.075in"/>
    </style:style>
    <style:style style:name="P47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92" style:family="table-cell">
      <style:table-cell-properties fo:border="0.0069in solid #000000" style:writing-mode="lr-tb" fo:padding-top="0in" fo:padding-left="0.075in" fo:padding-bottom="0in" fo:padding-right="0.075in"/>
    </style:style>
    <style:style style:name="P47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94" style:family="table-cell">
      <style:table-cell-properties fo:border="0.0069in solid #000000" style:writing-mode="lr-tb" fo:padding-top="0in" fo:padding-left="0.075in" fo:padding-bottom="0in" fo:padding-right="0.075in"/>
    </style:style>
    <style:style style:name="P47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P47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798" style:family="table-row">
      <style:table-row-properties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P4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P48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05" style:family="table-cell">
      <style:table-cell-properties fo:border="0.0069in solid #000000" style:writing-mode="lr-tb" fo:padding-top="0in" fo:padding-left="0.075in" fo:padding-bottom="0in" fo:padding-right="0.075in"/>
    </style:style>
    <style:style style:name="P48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07" style:family="table-row">
      <style:table-row-properties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16" style:family="table-row">
      <style:table-row-properties/>
    </style:style>
    <style:style style:name="TableCell4817" style:family="table-cell">
      <style:table-cell-properties fo:border="0.0069in solid #000000" style:writing-mode="lr-tb" fo:padding-top="0in" fo:padding-left="0.075in" fo:padding-bottom="0in" fo:padding-right="0.075in"/>
    </style:style>
    <style:style style:name="P48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21" style:family="table-cell">
      <style:table-cell-properties fo:border="0.0069in solid #000000" style:writing-mode="lr-tb" fo:padding-top="0in" fo:padding-left="0.075in" fo:padding-bottom="0in" fo:padding-right="0.075in"/>
    </style:style>
    <style:style style:name="P48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Normal" style:family="paragraph">
      <style:paragraph-properties fo:margin-bottom="0in" fo:line-height="100%"/>
    </style:style>
    <style:style style:name="T48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2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2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8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833" style:family="table-row">
      <style:table-row-properties/>
    </style:style>
    <style:style style:name="TableCell4834" style:family="table-cell">
      <style:table-cell-properties fo:border="0.0069in solid #000000" style:writing-mode="lr-tb" fo:padding-top="0in" fo:padding-left="0.075in" fo:padding-bottom="0in" fo:padding-right="0.075in"/>
    </style:style>
    <style:style style:name="P48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36" style:family="table-cell">
      <style:table-cell-properties fo:border="0.0069in solid #000000" style:writing-mode="lr-tb" fo:padding-top="0in" fo:padding-left="0.075in" fo:padding-bottom="0in" fo:padding-right="0.075in"/>
    </style:style>
    <style:style style:name="P48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38" style:family="table-cell">
      <style:table-cell-properties fo:border="0.0069in solid #000000" style:writing-mode="lr-tb" fo:padding-top="0in" fo:padding-left="0.075in" fo:padding-bottom="0in" fo:padding-right="0.075in"/>
    </style:style>
    <style:style style:name="P48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40" style:family="table-cell">
      <style:table-cell-properties fo:border="0.0069in solid #000000" style:writing-mode="lr-tb" fo:padding-top="0in" fo:padding-left="0.075in" fo:padding-bottom="0in" fo:padding-right="0.075in"/>
    </style:style>
    <style:style style:name="P4841" style:parent-style-name="Normal" style:family="paragraph">
      <style:paragraph-properties fo:margin-bottom="0in" fo:line-height="100%"/>
    </style:style>
    <style:style style:name="T48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4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48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850" style:family="table-row">
      <style:table-row-properties/>
    </style:style>
    <style:style style:name="TableCell4851" style:family="table-cell">
      <style:table-cell-properties fo:border="0.0069in solid #000000" style:writing-mode="lr-tb" fo:padding-top="0in" fo:padding-left="0.075in" fo:padding-bottom="0in" fo:padding-right="0.075in"/>
    </style:style>
    <style:style style:name="P48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53" style:family="table-cell">
      <style:table-cell-properties fo:border="0.0069in solid #000000" style:writing-mode="lr-tb" fo:padding-top="0in" fo:padding-left="0.075in" fo:padding-bottom="0in" fo:padding-right="0.075in"/>
    </style:style>
    <style:style style:name="P48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55" style:family="table-cell">
      <style:table-cell-properties fo:border="0.0069in solid #000000" style:writing-mode="lr-tb" fo:padding-top="0in" fo:padding-left="0.075in" fo:padding-bottom="0in" fo:padding-right="0.075in"/>
    </style:style>
    <style:style style:name="P4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57" style:family="table-cell">
      <style:table-cell-properties fo:border="0.0069in solid #000000" style:writing-mode="lr-tb" fo:padding-top="0in" fo:padding-left="0.075in" fo:padding-bottom="0in" fo:padding-right="0.075in"/>
    </style:style>
    <style:style style:name="P48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59" style:family="table-row">
      <style:table-row-properties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P48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62" style:family="table-cell">
      <style:table-cell-properties fo:border="0.0069in solid #000000" style:writing-mode="lr-tb" fo:padding-top="0in" fo:padding-left="0.075in" fo:padding-bottom="0in" fo:padding-right="0.075in"/>
    </style:style>
    <style:style style:name="P48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64" style:family="table-cell">
      <style:table-cell-properties fo:border="0.0069in solid #000000" style:writing-mode="lr-tb" fo:padding-top="0in" fo:padding-left="0.075in" fo:padding-bottom="0in" fo:padding-right="0.075in"/>
    </style:style>
    <style:style style:name="P48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66" style:family="table-cell">
      <style:table-cell-properties fo:border="0.0069in solid #000000" style:writing-mode="lr-tb" fo:padding-top="0in" fo:padding-left="0.075in" fo:padding-bottom="0in" fo:padding-right="0.075in"/>
    </style:style>
    <style:style style:name="P48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68" style:family="table-row">
      <style:table-row-properties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77" style:family="table-row">
      <style:table-row-properties/>
    </style:style>
    <style:style style:name="TableCell4878" style:family="table-cell">
      <style:table-cell-properties fo:border="0.0069in solid #000000" style:writing-mode="lr-tb" fo:padding-top="0in" fo:padding-left="0.075in" fo:padding-bottom="0in" fo:padding-right="0.075in"/>
    </style:style>
    <style:style style:name="P48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80" style:family="table-cell">
      <style:table-cell-properties fo:border="0.0069in solid #000000" style:writing-mode="lr-tb" fo:padding-top="0in" fo:padding-left="0.075in" fo:padding-bottom="0in" fo:padding-right="0.075in"/>
    </style:style>
    <style:style style:name="P48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82" style:family="table-cell">
      <style:table-cell-properties fo:border="0.0069in solid #000000" style:writing-mode="lr-tb" fo:padding-top="0in" fo:padding-left="0.075in" fo:padding-bottom="0in" fo:padding-right="0.075in"/>
    </style:style>
    <style:style style:name="P48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84" style:family="table-cell">
      <style:table-cell-properties fo:border="0.0069in solid #000000" style:writing-mode="lr-tb" fo:padding-top="0in" fo:padding-left="0.075in" fo:padding-bottom="0in" fo:padding-right="0.075in"/>
    </style:style>
    <style:style style:name="P48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86" style:family="table-row">
      <style:table-row-properties/>
    </style:style>
    <style:style style:name="TableCell48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89" style:family="table-cell">
      <style:table-cell-properties fo:border="0.0069in solid #000000" style:writing-mode="lr-tb" fo:padding-top="0in" fo:padding-left="0.075in" fo:padding-bottom="0in" fo:padding-right="0.075in"/>
    </style:style>
    <style:style style:name="P48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91" style:family="table-cell">
      <style:table-cell-properties fo:border="0.0069in solid #000000" style:writing-mode="lr-tb" fo:padding-top="0in" fo:padding-left="0.075in" fo:padding-bottom="0in" fo:padding-right="0.075in"/>
    </style:style>
    <style:style style:name="P48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93" style:family="table-cell">
      <style:table-cell-properties fo:border="0.0069in solid #000000" style:writing-mode="lr-tb" fo:padding-top="0in" fo:padding-left="0.075in" fo:padding-bottom="0in" fo:padding-right="0.075in"/>
    </style:style>
    <style:style style:name="P48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895" style:family="table-row">
      <style:table-row-properties/>
    </style:style>
    <style:style style:name="TableCell4896" style:family="table-cell">
      <style:table-cell-properties fo:border="0.0069in solid #000000" style:writing-mode="lr-tb" fo:padding-top="0in" fo:padding-left="0.075in" fo:padding-bottom="0in" fo:padding-right="0.075in"/>
    </style:style>
    <style:style style:name="P48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04" style:family="table-row">
      <style:table-row-properties/>
    </style:style>
    <style:style style:name="TableCell4905" style:family="table-cell">
      <style:table-cell-properties fo:border="0.0069in solid #000000" style:writing-mode="lr-tb" fo:padding-top="0in" fo:padding-left="0.075in" fo:padding-bottom="0in" fo:padding-right="0.075in"/>
    </style:style>
    <style:style style:name="P49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07" style:family="table-cell">
      <style:table-cell-properties fo:border="0.0069in solid #000000" style:writing-mode="lr-tb" fo:padding-top="0in" fo:padding-left="0.075in" fo:padding-bottom="0in" fo:padding-right="0.075in"/>
    </style:style>
    <style:style style:name="P49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09" style:family="table-cell">
      <style:table-cell-properties fo:border="0.0069in solid #000000" style:writing-mode="lr-tb" fo:padding-top="0in" fo:padding-left="0.075in" fo:padding-bottom="0in" fo:padding-right="0.075in"/>
    </style:style>
    <style:style style:name="P49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11" style:family="table-cell">
      <style:table-cell-properties fo:border="0.0069in solid #000000" style:writing-mode="lr-tb" fo:padding-top="0in" fo:padding-left="0.075in" fo:padding-bottom="0in" fo:padding-right="0.075in"/>
    </style:style>
    <style:style style:name="P49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13" style:family="table-row">
      <style:table-row-properties/>
    </style:style>
    <style:style style:name="TableCell4914" style:family="table-cell">
      <style:table-cell-properties fo:border="0.0069in solid #000000" style:writing-mode="lr-tb" fo:padding-top="0in" fo:padding-left="0.075in" fo:padding-bottom="0in" fo:padding-right="0.075in"/>
    </style:style>
    <style:style style:name="P49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16" style:family="table-cell">
      <style:table-cell-properties fo:border="0.0069in solid #000000" style:writing-mode="lr-tb" fo:padding-top="0in" fo:padding-left="0.075in" fo:padding-bottom="0in" fo:padding-right="0.075in"/>
    </style:style>
    <style:style style:name="P49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18" style:family="table-cell">
      <style:table-cell-properties fo:border="0.0069in solid #000000" style:writing-mode="lr-tb" fo:padding-top="0in" fo:padding-left="0.075in" fo:padding-bottom="0in" fo:padding-right="0.075in"/>
    </style:style>
    <style:style style:name="P49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20" style:family="table-cell">
      <style:table-cell-properties fo:border="0.0069in solid #000000" style:writing-mode="lr-tb" fo:padding-top="0in" fo:padding-left="0.075in" fo:padding-bottom="0in" fo:padding-right="0.075in"/>
    </style:style>
    <style:style style:name="P49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22" style:family="table-row">
      <style:table-row-properties/>
    </style:style>
    <style:style style:name="TableCell4923" style:family="table-cell">
      <style:table-cell-properties fo:border="0.0069in solid #000000" style:writing-mode="lr-tb" fo:padding-top="0in" fo:padding-left="0.075in" fo:padding-bottom="0in" fo:padding-right="0.075in"/>
    </style:style>
    <style:style style:name="P49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25" style:family="table-cell">
      <style:table-cell-properties fo:border="0.0069in solid #000000" style:writing-mode="lr-tb" fo:padding-top="0in" fo:padding-left="0.075in" fo:padding-bottom="0in" fo:padding-right="0.075in"/>
    </style:style>
    <style:style style:name="P49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31" style:family="table-row">
      <style:table-row-properties/>
    </style:style>
    <style:style style:name="TableCell4932" style:family="table-cell">
      <style:table-cell-properties fo:border="0.0069in solid #000000" style:writing-mode="lr-tb" fo:padding-top="0in" fo:padding-left="0.075in" fo:padding-bottom="0in" fo:padding-right="0.075in"/>
    </style:style>
    <style:style style:name="P49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34" style:family="table-cell">
      <style:table-cell-properties fo:border="0.0069in solid #000000" style:writing-mode="lr-tb" fo:padding-top="0in" fo:padding-left="0.075in" fo:padding-bottom="0in" fo:padding-right="0.075in"/>
    </style:style>
    <style:style style:name="P49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36" style:family="table-cell">
      <style:table-cell-properties fo:border="0.0069in solid #000000" style:writing-mode="lr-tb" fo:padding-top="0in" fo:padding-left="0.075in" fo:padding-bottom="0in" fo:padding-right="0.075in"/>
    </style:style>
    <style:style style:name="P49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P49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40" style:family="table-row">
      <style:table-row-properties/>
    </style:style>
    <style:style style:name="TableCell4941" style:family="table-cell">
      <style:table-cell-properties fo:border="0.0069in solid #000000" style:writing-mode="lr-tb" fo:padding-top="0in" fo:padding-left="0.075in" fo:padding-bottom="0in" fo:padding-right="0.075in"/>
    </style:style>
    <style:style style:name="P49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43" style:family="table-cell">
      <style:table-cell-properties fo:border="0.0069in solid #000000" style:writing-mode="lr-tb" fo:padding-top="0in" fo:padding-left="0.075in" fo:padding-bottom="0in" fo:padding-right="0.075in"/>
    </style:style>
    <style:style style:name="P49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45" style:family="table-cell">
      <style:table-cell-properties fo:border="0.0069in solid #000000" style:writing-mode="lr-tb" fo:padding-top="0in" fo:padding-left="0.075in" fo:padding-bottom="0in" fo:padding-right="0.075in"/>
    </style:style>
    <style:style style:name="P49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P49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49" style:family="table-row">
      <style:table-row-properties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56" style:family="table-cell">
      <style:table-cell-properties fo:border="0.0069in solid #000000" style:writing-mode="lr-tb" fo:padding-top="0in" fo:padding-left="0.075in" fo:padding-bottom="0in" fo:padding-right="0.075in"/>
    </style:style>
    <style:style style:name="P49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58" style:family="table-row">
      <style:table-row-properties/>
    </style:style>
    <style:style style:name="TableCell4959" style:family="table-cell">
      <style:table-cell-properties fo:border="0.0069in solid #000000" style:writing-mode="lr-tb" fo:padding-top="0in" fo:padding-left="0.075in" fo:padding-bottom="0in" fo:padding-right="0.075in"/>
    </style:style>
    <style:style style:name="P49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61" style:family="table-cell">
      <style:table-cell-properties fo:border="0.0069in solid #000000" style:writing-mode="lr-tb" fo:padding-top="0in" fo:padding-left="0.075in" fo:padding-bottom="0in" fo:padding-right="0.075in"/>
    </style:style>
    <style:style style:name="P49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P49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P49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67" style:family="table-row">
      <style:table-row-properties/>
    </style:style>
    <style:style style:name="TableCell4968" style:family="table-cell">
      <style:table-cell-properties fo:border="0.0069in solid #000000" style:writing-mode="lr-tb" fo:padding-top="0in" fo:padding-left="0.075in" fo:padding-bottom="0in" fo:padding-right="0.075in"/>
    </style:style>
    <style:style style:name="P49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70" style:family="table-cell">
      <style:table-cell-properties fo:border="0.0069in solid #000000" style:writing-mode="lr-tb" fo:padding-top="0in" fo:padding-left="0.075in" fo:padding-bottom="0in" fo:padding-right="0.075in"/>
    </style:style>
    <style:style style:name="P49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72" style:family="table-cell">
      <style:table-cell-properties fo:border="0.0069in solid #000000" style:writing-mode="lr-tb" fo:padding-top="0in" fo:padding-left="0.075in" fo:padding-bottom="0in" fo:padding-right="0.075in"/>
    </style:style>
    <style:style style:name="P49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74" style:family="table-cell">
      <style:table-cell-properties fo:border="0.0069in solid #000000" style:writing-mode="lr-tb" fo:padding-top="0in" fo:padding-left="0.075in" fo:padding-bottom="0in" fo:padding-right="0.075in"/>
    </style:style>
    <style:style style:name="P49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76" style:family="table-row">
      <style:table-row-properties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79" style:family="table-cell">
      <style:table-cell-properties fo:border="0.0069in solid #000000" style:writing-mode="lr-tb" fo:padding-top="0in" fo:padding-left="0.075in" fo:padding-bottom="0in" fo:padding-right="0.075in"/>
    </style:style>
    <style:style style:name="P49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P49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83" style:family="table-cell">
      <style:table-cell-properties fo:border="0.0069in solid #000000" style:writing-mode="lr-tb" fo:padding-top="0in" fo:padding-left="0.075in" fo:padding-bottom="0in" fo:padding-right="0.075in"/>
    </style:style>
    <style:style style:name="P49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85" style:family="table-row">
      <style:table-row-properties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994" style:family="table-row">
      <style:table-row-properties/>
    </style:style>
    <style:style style:name="TableCell4995" style:family="table-cell">
      <style:table-cell-properties fo:border="0.0069in solid #000000" style:writing-mode="lr-tb" fo:padding-top="0in" fo:padding-left="0.075in" fo:padding-bottom="0in" fo:padding-right="0.075in"/>
    </style:style>
    <style:style style:name="P49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97" style:family="table-cell">
      <style:table-cell-properties fo:border="0.0069in solid #000000" style:writing-mode="lr-tb" fo:padding-top="0in" fo:padding-left="0.075in" fo:padding-bottom="0in" fo:padding-right="0.075in"/>
    </style:style>
    <style:style style:name="P49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01" style:family="table-cell">
      <style:table-cell-properties fo:border="0.0069in solid #000000" style:writing-mode="lr-tb" fo:padding-top="0in" fo:padding-left="0.075in" fo:padding-bottom="0in" fo:padding-right="0.075in"/>
    </style:style>
    <style:style style:name="P50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03" style:family="table-row">
      <style:table-row-properties/>
    </style:style>
    <style:style style:name="TableCell5004" style:family="table-cell">
      <style:table-cell-properties fo:border="0.0069in solid #000000" style:writing-mode="lr-tb" fo:padding-top="0in" fo:padding-left="0.075in" fo:padding-bottom="0in" fo:padding-right="0.075in"/>
    </style:style>
    <style:style style:name="P50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06" style:family="table-cell">
      <style:table-cell-properties fo:border="0.0069in solid #000000" style:writing-mode="lr-tb" fo:padding-top="0in" fo:padding-left="0.075in" fo:padding-bottom="0in" fo:padding-right="0.075in"/>
    </style:style>
    <style:style style:name="P50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08" style:family="table-cell">
      <style:table-cell-properties fo:border="0.0069in solid #000000" style:writing-mode="lr-tb" fo:padding-top="0in" fo:padding-left="0.075in" fo:padding-bottom="0in" fo:padding-right="0.075in"/>
    </style:style>
    <style:style style:name="P50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10" style:family="table-cell">
      <style:table-cell-properties fo:border="0.0069in solid #000000" style:writing-mode="lr-tb" fo:padding-top="0in" fo:padding-left="0.075in" fo:padding-bottom="0in" fo:padding-right="0.075in"/>
    </style:style>
    <style:style style:name="P50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12" style:family="table-row">
      <style:table-row-properties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P50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21" style:family="table-row">
      <style:table-row-properties/>
    </style:style>
    <style:style style:name="TableCell5022" style:family="table-cell">
      <style:table-cell-properties fo:border="0.0069in solid #000000" style:writing-mode="lr-tb" fo:padding-top="0in" fo:padding-left="0.075in" fo:padding-bottom="0in" fo:padding-right="0.075in"/>
    </style:style>
    <style:style style:name="P50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24" style:family="table-cell">
      <style:table-cell-properties fo:border="0.0069in solid #000000" style:writing-mode="lr-tb" fo:padding-top="0in" fo:padding-left="0.075in" fo:padding-bottom="0in" fo:padding-right="0.075in"/>
    </style:style>
    <style:style style:name="P50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28" style:family="table-cell">
      <style:table-cell-properties fo:border="0.0069in solid #000000" style:writing-mode="lr-tb" fo:padding-top="0in" fo:padding-left="0.075in" fo:padding-bottom="0in" fo:padding-right="0.075in"/>
    </style:style>
    <style:style style:name="P50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30" style:family="table-row">
      <style:table-row-properties/>
    </style:style>
    <style:style style:name="TableCell5031" style:family="table-cell">
      <style:table-cell-properties fo:border="0.0069in solid #000000" style:writing-mode="lr-tb" fo:padding-top="0in" fo:padding-left="0.075in" fo:padding-bottom="0in" fo:padding-right="0.075in"/>
    </style:style>
    <style:style style:name="P50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33" style:family="table-cell">
      <style:table-cell-properties fo:border="0.0069in solid #000000" style:writing-mode="lr-tb" fo:padding-top="0in" fo:padding-left="0.075in" fo:padding-bottom="0in" fo:padding-right="0.075in"/>
    </style:style>
    <style:style style:name="P50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P50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37" style:family="table-cell">
      <style:table-cell-properties fo:border="0.0069in solid #000000" style:writing-mode="lr-tb" fo:padding-top="0in" fo:padding-left="0.075in" fo:padding-bottom="0in" fo:padding-right="0.075in"/>
    </style:style>
    <style:style style:name="P50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39" style:family="table-row">
      <style:table-row-properties/>
    </style:style>
    <style:style style:name="TableCell5040" style:family="table-cell">
      <style:table-cell-properties fo:border="0.0069in solid #000000" style:writing-mode="lr-tb" fo:padding-top="0in" fo:padding-left="0.075in" fo:padding-bottom="0in" fo:padding-right="0.075in"/>
    </style:style>
    <style:style style:name="P50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42" style:family="table-cell">
      <style:table-cell-properties fo:border="0.0069in solid #000000" style:writing-mode="lr-tb" fo:padding-top="0in" fo:padding-left="0.075in" fo:padding-bottom="0in" fo:padding-right="0.075in"/>
    </style:style>
    <style:style style:name="P50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48" style:family="table-row">
      <style:table-row-properties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51" style:family="table-cell">
      <style:table-cell-properties fo:border="0.0069in solid #000000" style:writing-mode="lr-tb" fo:padding-top="0in" fo:padding-left="0.075in" fo:padding-bottom="0in" fo:padding-right="0.075in"/>
    </style:style>
    <style:style style:name="P50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P50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57" style:family="table-row">
      <style:table-row-properties/>
    </style:style>
    <style:style style:name="TableCell5058" style:family="table-cell">
      <style:table-cell-properties fo:border="0.0069in solid #000000" style:writing-mode="lr-tb" fo:padding-top="0in" fo:padding-left="0.075in" fo:padding-bottom="0in" fo:padding-right="0.075in"/>
    </style:style>
    <style:style style:name="P50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60" style:family="table-cell">
      <style:table-cell-properties fo:border="0.0069in solid #000000" style:writing-mode="lr-tb" fo:padding-top="0in" fo:padding-left="0.075in" fo:padding-bottom="0in" fo:padding-right="0.075in"/>
    </style:style>
    <style:style style:name="P50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62" style:family="table-cell">
      <style:table-cell-properties fo:border="0.0069in solid #000000" style:writing-mode="lr-tb" fo:padding-top="0in" fo:padding-left="0.075in" fo:padding-bottom="0in" fo:padding-right="0.075in"/>
    </style:style>
    <style:style style:name="P50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64" style:family="table-cell">
      <style:table-cell-properties fo:border="0.0069in solid #000000" style:writing-mode="lr-tb" fo:padding-top="0in" fo:padding-left="0.075in" fo:padding-bottom="0in" fo:padding-right="0.075in"/>
    </style:style>
    <style:style style:name="P50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66" style:family="table-row">
      <style:table-row-properties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P50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71" style:family="table-cell">
      <style:table-cell-properties fo:border="0.0069in solid #000000" style:writing-mode="lr-tb" fo:padding-top="0in" fo:padding-left="0.075in" fo:padding-bottom="0in" fo:padding-right="0.075in"/>
    </style:style>
    <style:style style:name="P50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P50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75" style:family="table-row">
      <style:table-row-properties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P50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P50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80" style:family="table-cell">
      <style:table-cell-properties fo:border="0.0069in solid #000000" style:writing-mode="lr-tb" fo:padding-top="0in" fo:padding-left="0.075in" fo:padding-bottom="0in" fo:padding-right="0.075in"/>
    </style:style>
    <style:style style:name="P50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82" style:family="table-cell">
      <style:table-cell-properties fo:border="0.0069in solid #000000" style:writing-mode="lr-tb" fo:padding-top="0in" fo:padding-left="0.075in" fo:padding-bottom="0in" fo:padding-right="0.075in"/>
    </style:style>
    <style:style style:name="P50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84" style:family="table-row">
      <style:table-row-properties/>
    </style:style>
    <style:style style:name="TableCell5085" style:family="table-cell">
      <style:table-cell-properties fo:border="0.0069in solid #000000" style:writing-mode="lr-tb" fo:padding-top="0in" fo:padding-left="0.075in" fo:padding-bottom="0in" fo:padding-right="0.075in"/>
    </style:style>
    <style:style style:name="P50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87" style:family="table-cell">
      <style:table-cell-properties fo:border="0.0069in solid #000000" style:writing-mode="lr-tb" fo:padding-top="0in" fo:padding-left="0.075in" fo:padding-bottom="0in" fo:padding-right="0.075in"/>
    </style:style>
    <style:style style:name="P50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89" style:family="table-cell">
      <style:table-cell-properties fo:border="0.0069in solid #000000" style:writing-mode="lr-tb" fo:padding-top="0in" fo:padding-left="0.075in" fo:padding-bottom="0in" fo:padding-right="0.075in"/>
    </style:style>
    <style:style style:name="P50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91" style:family="table-cell">
      <style:table-cell-properties fo:border="0.0069in solid #000000" style:writing-mode="lr-tb" fo:padding-top="0in" fo:padding-left="0.075in" fo:padding-bottom="0in" fo:padding-right="0.075in"/>
    </style:style>
    <style:style style:name="P50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093" style:family="table-row">
      <style:table-row-properties/>
    </style:style>
    <style:style style:name="TableCell5094" style:family="table-cell">
      <style:table-cell-properties fo:border="0.0069in solid #000000" style:writing-mode="lr-tb" fo:padding-top="0in" fo:padding-left="0.075in" fo:padding-bottom="0in" fo:padding-right="0.075in"/>
    </style:style>
    <style:style style:name="P50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96" style:family="table-cell">
      <style:table-cell-properties fo:border="0.0069in solid #000000" style:writing-mode="lr-tb" fo:padding-top="0in" fo:padding-left="0.075in" fo:padding-bottom="0in" fo:padding-right="0.075in"/>
    </style:style>
    <style:style style:name="P50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98" style:family="table-cell">
      <style:table-cell-properties fo:border="0.0069in solid #000000" style:writing-mode="lr-tb" fo:padding-top="0in" fo:padding-left="0.075in" fo:padding-bottom="0in" fo:padding-right="0.075in"/>
    </style:style>
    <style:style style:name="P50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00" style:family="table-cell">
      <style:table-cell-properties fo:border="0.0069in solid #000000" style:writing-mode="lr-tb" fo:padding-top="0in" fo:padding-left="0.075in" fo:padding-bottom="0in" fo:padding-right="0.075in"/>
    </style:style>
    <style:style style:name="P51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02" style:family="table-row">
      <style:table-row-properties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11" style:family="table-row">
      <style:table-row-properties/>
    </style:style>
    <style:style style:name="TableCell5112" style:family="table-cell">
      <style:table-cell-properties fo:border="0.0069in solid #000000" style:writing-mode="lr-tb" fo:padding-top="0in" fo:padding-left="0.075in" fo:padding-bottom="0in" fo:padding-right="0.075in"/>
    </style:style>
    <style:style style:name="P51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14" style:family="table-cell">
      <style:table-cell-properties fo:border="0.0069in solid #000000" style:writing-mode="lr-tb" fo:padding-top="0in" fo:padding-left="0.075in" fo:padding-bottom="0in" fo:padding-right="0.075in"/>
    </style:style>
    <style:style style:name="P51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16" style:family="table-cell">
      <style:table-cell-properties fo:border="0.0069in solid #000000" style:writing-mode="lr-tb" fo:padding-top="0in" fo:padding-left="0.075in" fo:padding-bottom="0in" fo:padding-right="0.075in"/>
    </style:style>
    <style:style style:name="P51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18" style:family="table-cell">
      <style:table-cell-properties fo:border="0.0069in solid #000000" style:writing-mode="lr-tb" fo:padding-top="0in" fo:padding-left="0.075in" fo:padding-bottom="0in" fo:padding-right="0.075in"/>
    </style:style>
    <style:style style:name="P51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20" style:family="table-row">
      <style:table-row-properties/>
    </style:style>
    <style:style style:name="TableCell5121" style:family="table-cell">
      <style:table-cell-properties fo:border="0.0069in solid #000000" style:writing-mode="lr-tb" fo:padding-top="0in" fo:padding-left="0.075in" fo:padding-bottom="0in" fo:padding-right="0.075in"/>
    </style:style>
    <style:style style:name="P51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23" style:family="table-cell">
      <style:table-cell-properties fo:border="0.0069in solid #000000" style:writing-mode="lr-tb" fo:padding-top="0in" fo:padding-left="0.075in" fo:padding-bottom="0in" fo:padding-right="0.075in"/>
    </style:style>
    <style:style style:name="P51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25" style:family="table-cell">
      <style:table-cell-properties fo:border="0.0069in solid #000000" style:writing-mode="lr-tb" fo:padding-top="0in" fo:padding-left="0.075in" fo:padding-bottom="0in" fo:padding-right="0.075in"/>
    </style:style>
    <style:style style:name="P51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27" style:family="table-cell">
      <style:table-cell-properties fo:border="0.0069in solid #000000" style:writing-mode="lr-tb" fo:padding-top="0in" fo:padding-left="0.075in" fo:padding-bottom="0in" fo:padding-right="0.075in"/>
    </style:style>
    <style:style style:name="P51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29" style:family="table-row">
      <style:table-row-properties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36" style:family="table-cell">
      <style:table-cell-properties fo:border="0.0069in solid #000000" style:writing-mode="lr-tb" fo:padding-top="0in" fo:padding-left="0.075in" fo:padding-bottom="0in" fo:padding-right="0.075in"/>
    </style:style>
    <style:style style:name="P51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38" style:family="table-row">
      <style:table-row-properties/>
    </style:style>
    <style:style style:name="TableCell5139" style:family="table-cell">
      <style:table-cell-properties fo:border="0.0069in solid #000000" style:writing-mode="lr-tb" fo:padding-top="0in" fo:padding-left="0.075in" fo:padding-bottom="0in" fo:padding-right="0.075in"/>
    </style:style>
    <style:style style:name="P5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43" style:family="table-cell">
      <style:table-cell-properties fo:border="0.0069in solid #000000" style:writing-mode="lr-tb" fo:padding-top="0in" fo:padding-left="0.075in" fo:padding-bottom="0in" fo:padding-right="0.075in"/>
    </style:style>
    <style:style style:name="P5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47" style:family="table-row">
      <style:table-row-properties/>
    </style:style>
    <style:style style:name="TableCell5148" style:family="table-cell">
      <style:table-cell-properties fo:border="0.0069in solid #000000" style:writing-mode="lr-tb" fo:padding-top="0in" fo:padding-left="0.075in" fo:padding-bottom="0in" fo:padding-right="0.075in"/>
    </style:style>
    <style:style style:name="P51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50" style:family="table-cell">
      <style:table-cell-properties fo:border="0.0069in solid #000000" style:writing-mode="lr-tb" fo:padding-top="0in" fo:padding-left="0.075in" fo:padding-bottom="0in" fo:padding-right="0.075in"/>
    </style:style>
    <style:style style:name="P51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52" style:family="table-cell">
      <style:table-cell-properties fo:border="0.0069in solid #000000" style:writing-mode="lr-tb" fo:padding-top="0in" fo:padding-left="0.075in" fo:padding-bottom="0in" fo:padding-right="0.075in"/>
    </style:style>
    <style:style style:name="P51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54" style:family="table-cell">
      <style:table-cell-properties fo:border="0.0069in solid #000000" style:writing-mode="lr-tb" fo:padding-top="0in" fo:padding-left="0.075in" fo:padding-bottom="0in" fo:padding-right="0.075in"/>
    </style:style>
    <style:style style:name="P51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56" style:family="table-row">
      <style:table-row-properties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P51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P51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63" style:family="table-cell">
      <style:table-cell-properties fo:border="0.0069in solid #000000" style:writing-mode="lr-tb" fo:padding-top="0in" fo:padding-left="0.075in" fo:padding-bottom="0in" fo:padding-right="0.075in"/>
    </style:style>
    <style:style style:name="P51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65" style:family="table-row">
      <style:table-row-properties/>
    </style:style>
    <style:style style:name="TableCell5166" style:family="table-cell">
      <style:table-cell-properties fo:border="0.0069in solid #000000" style:writing-mode="lr-tb" fo:padding-top="0in" fo:padding-left="0.075in" fo:padding-bottom="0in" fo:padding-right="0.075in"/>
    </style:style>
    <style:style style:name="P51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70" style:family="table-cell">
      <style:table-cell-properties fo:border="0.0069in solid #000000" style:writing-mode="lr-tb" fo:padding-top="0in" fo:padding-left="0.075in" fo:padding-bottom="0in" fo:padding-right="0.075in"/>
    </style:style>
    <style:style style:name="P51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P51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74" style:family="table-row">
      <style:table-row-properties/>
    </style:style>
    <style:style style:name="TableCell5175" style:family="table-cell">
      <style:table-cell-properties fo:border="0.0069in solid #000000" style:writing-mode="lr-tb" fo:padding-top="0in" fo:padding-left="0.075in" fo:padding-bottom="0in" fo:padding-right="0.075in"/>
    </style:style>
    <style:style style:name="P51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77" style:family="table-cell">
      <style:table-cell-properties fo:border="0.0069in solid #000000" style:writing-mode="lr-tb" fo:padding-top="0in" fo:padding-left="0.075in" fo:padding-bottom="0in" fo:padding-right="0.075in"/>
    </style:style>
    <style:style style:name="P51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79" style:family="table-cell">
      <style:table-cell-properties fo:border="0.0069in solid #000000" style:writing-mode="lr-tb" fo:padding-top="0in" fo:padding-left="0.075in" fo:padding-bottom="0in" fo:padding-right="0.075in"/>
    </style:style>
    <style:style style:name="P51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81" style:family="table-cell">
      <style:table-cell-properties fo:border="0.0069in solid #000000" style:writing-mode="lr-tb" fo:padding-top="0in" fo:padding-left="0.075in" fo:padding-bottom="0in" fo:padding-right="0.075in"/>
    </style:style>
    <style:style style:name="P51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83" style:family="table-row">
      <style:table-row-properties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P51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86" style:family="table-cell">
      <style:table-cell-properties fo:border="0.0069in solid #000000" style:writing-mode="lr-tb" fo:padding-top="0in" fo:padding-left="0.075in" fo:padding-bottom="0in" fo:padding-right="0.075in"/>
    </style:style>
    <style:style style:name="P51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88" style:family="table-cell">
      <style:table-cell-properties fo:border="0.0069in solid #000000" style:writing-mode="lr-tb" fo:padding-top="0in" fo:padding-left="0.075in" fo:padding-bottom="0in" fo:padding-right="0.075in"/>
    </style:style>
    <style:style style:name="P51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90" style:family="table-cell">
      <style:table-cell-properties fo:border="0.0069in solid #000000" style:writing-mode="lr-tb" fo:padding-top="0in" fo:padding-left="0.075in" fo:padding-bottom="0in" fo:padding-right="0.075in"/>
    </style:style>
    <style:style style:name="P51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92" style:family="table-row">
      <style:table-row-properties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P51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P51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P52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01" style:family="table-row">
      <style:table-row-properties/>
    </style:style>
    <style:style style:name="TableCell5202" style:family="table-cell">
      <style:table-cell-properties fo:border="0.0069in solid #000000" style:writing-mode="lr-tb" fo:padding-top="0in" fo:padding-left="0.075in" fo:padding-bottom="0in" fo:padding-right="0.075in"/>
    </style:style>
    <style:style style:name="P5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04" style:family="table-cell">
      <style:table-cell-properties fo:border="0.0069in solid #000000" style:writing-mode="lr-tb" fo:padding-top="0in" fo:padding-left="0.075in" fo:padding-bottom="0in" fo:padding-right="0.075in"/>
    </style:style>
    <style:style style:name="P5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06" style:family="table-cell">
      <style:table-cell-properties fo:border="0.0069in solid #000000" style:writing-mode="lr-tb" fo:padding-top="0in" fo:padding-left="0.075in" fo:padding-bottom="0in" fo:padding-right="0.075in"/>
    </style:style>
    <style:style style:name="P5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08" style:family="table-cell">
      <style:table-cell-properties fo:border="0.0069in solid #000000" style:writing-mode="lr-tb" fo:padding-top="0in" fo:padding-left="0.075in" fo:padding-bottom="0in" fo:padding-right="0.075in"/>
    </style:style>
    <style:style style:name="P52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10" style:family="table-row">
      <style:table-row-properties/>
    </style:style>
    <style:style style:name="TableCell5211" style:family="table-cell">
      <style:table-cell-properties fo:border="0.0069in solid #000000" style:writing-mode="lr-tb" fo:padding-top="0in" fo:padding-left="0.075in" fo:padding-bottom="0in" fo:padding-right="0.075in"/>
    </style:style>
    <style:style style:name="P52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13" style:family="table-cell">
      <style:table-cell-properties fo:border="0.0069in solid #000000" style:writing-mode="lr-tb" fo:padding-top="0in" fo:padding-left="0.075in" fo:padding-bottom="0in" fo:padding-right="0.075in"/>
    </style:style>
    <style:style style:name="P52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P52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17" style:family="table-cell">
      <style:table-cell-properties fo:border="0.0069in solid #000000" style:writing-mode="lr-tb" fo:padding-top="0in" fo:padding-left="0.075in" fo:padding-bottom="0in" fo:padding-right="0.075in"/>
    </style:style>
    <style:style style:name="P52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19" style:family="table-row">
      <style:table-row-properties/>
    </style:style>
    <style:style style:name="TableCell5220" style:family="table-cell">
      <style:table-cell-properties fo:border="0.0069in solid #000000" style:writing-mode="lr-tb" fo:padding-top="0in" fo:padding-left="0.075in" fo:padding-bottom="0in" fo:padding-right="0.075in"/>
    </style:style>
    <style:style style:name="P52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28" style:family="table-row">
      <style:table-row-properties/>
    </style:style>
    <style:style style:name="TableCell5229" style:family="table-cell">
      <style:table-cell-properties fo:border="0.0069in solid #000000" style:writing-mode="lr-tb" fo:padding-top="0in" fo:padding-left="0.075in" fo:padding-bottom="0in" fo:padding-right="0.075in"/>
    </style:style>
    <style:style style:name="P52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31" style:family="table-cell">
      <style:table-cell-properties fo:border="0.0069in solid #000000" style:writing-mode="lr-tb" fo:padding-top="0in" fo:padding-left="0.075in" fo:padding-bottom="0in" fo:padding-right="0.075in"/>
    </style:style>
    <style:style style:name="P52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33" style:family="table-cell">
      <style:table-cell-properties fo:border="0.0069in solid #000000" style:writing-mode="lr-tb" fo:padding-top="0in" fo:padding-left="0.075in" fo:padding-bottom="0in" fo:padding-right="0.075in"/>
    </style:style>
    <style:style style:name="P52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35" style:family="table-cell">
      <style:table-cell-properties fo:border="0.0069in solid #000000" style:writing-mode="lr-tb" fo:padding-top="0in" fo:padding-left="0.075in" fo:padding-bottom="0in" fo:padding-right="0.075in"/>
    </style:style>
    <style:style style:name="P52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37" style:family="table-row">
      <style:table-row-properties/>
    </style:style>
    <style:style style:name="TableCell523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4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4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4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2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46" style:family="table-row">
      <style:table-row-properties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55" style:family="table-row">
      <style:table-row-properties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58" style:family="table-cell">
      <style:table-cell-properties fo:border="0.0069in solid #000000" style:writing-mode="lr-tb" fo:padding-top="0in" fo:padding-left="0.075in" fo:padding-bottom="0in" fo:padding-right="0.075in"/>
    </style:style>
    <style:style style:name="P52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64" style:family="table-row">
      <style:table-row-properties/>
    </style:style>
    <style:style style:name="TableCell5265" style:family="table-cell">
      <style:table-cell-properties fo:border="0.0069in solid #000000" style:writing-mode="lr-tb" fo:padding-top="0in" fo:padding-left="0.075in" fo:padding-bottom="0in" fo:padding-right="0.075in"/>
    </style:style>
    <style:style style:name="P52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67" style:family="table-cell">
      <style:table-cell-properties fo:border="0.0069in solid #000000" style:writing-mode="lr-tb" fo:padding-top="0in" fo:padding-left="0.075in" fo:padding-bottom="0in" fo:padding-right="0.075in"/>
    </style:style>
    <style:style style:name="P52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69" style:family="table-cell">
      <style:table-cell-properties fo:border="0.0069in solid #000000" style:writing-mode="lr-tb" fo:padding-top="0in" fo:padding-left="0.075in" fo:padding-bottom="0in" fo:padding-right="0.075in"/>
    </style:style>
    <style:style style:name="P5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71" style:family="table-cell">
      <style:table-cell-properties fo:border="0.0069in solid #000000" style:writing-mode="lr-tb" fo:padding-top="0in" fo:padding-left="0.075in" fo:padding-bottom="0in" fo:padding-right="0.075in"/>
    </style:style>
    <style:style style:name="P52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73" style:family="table-row">
      <style:table-row-properties/>
    </style:style>
    <style:style style:name="TableCell5274" style:family="table-cell">
      <style:table-cell-properties fo:border="0.0069in solid #000000" style:writing-mode="lr-tb" fo:padding-top="0in" fo:padding-left="0.075in" fo:padding-bottom="0in" fo:padding-right="0.075in"/>
    </style:style>
    <style:style style:name="P52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76" style:family="table-cell">
      <style:table-cell-properties fo:border="0.0069in solid #000000" style:writing-mode="lr-tb" fo:padding-top="0in" fo:padding-left="0.075in" fo:padding-bottom="0in" fo:padding-right="0.075in"/>
    </style:style>
    <style:style style:name="P52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78" style:family="table-cell">
      <style:table-cell-properties fo:border="0.0069in solid #000000" style:writing-mode="lr-tb" fo:padding-top="0in" fo:padding-left="0.075in" fo:padding-bottom="0in" fo:padding-right="0.075in"/>
    </style:style>
    <style:style style:name="P52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80" style:family="table-cell">
      <style:table-cell-properties fo:border="0.0069in solid #000000" style:writing-mode="lr-tb" fo:padding-top="0in" fo:padding-left="0.075in" fo:padding-bottom="0in" fo:padding-right="0.075in"/>
    </style:style>
    <style:style style:name="P52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82" style:family="table-row">
      <style:table-row-properties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P52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291" style:family="table-row">
      <style:table-row-properties/>
    </style:style>
    <style:style style:name="TableCell5292" style:family="table-cell">
      <style:table-cell-properties fo:border="0.0069in solid #000000" style:writing-mode="lr-tb" fo:padding-top="0in" fo:padding-left="0.075in" fo:padding-bottom="0in" fo:padding-right="0.075in"/>
    </style:style>
    <style:style style:name="P52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94" style:family="table-cell">
      <style:table-cell-properties fo:border="0.0069in solid #000000" style:writing-mode="lr-tb" fo:padding-top="0in" fo:padding-left="0.075in" fo:padding-bottom="0in" fo:padding-right="0.075in"/>
    </style:style>
    <style:style style:name="P52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96" style:family="table-cell">
      <style:table-cell-properties fo:border="0.0069in solid #000000" style:writing-mode="lr-tb" fo:padding-top="0in" fo:padding-left="0.075in" fo:padding-bottom="0in" fo:padding-right="0.075in"/>
    </style:style>
    <style:style style:name="P52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98" style:family="table-cell">
      <style:table-cell-properties fo:border="0.0069in solid #000000" style:writing-mode="lr-tb" fo:padding-top="0in" fo:padding-left="0.075in" fo:padding-bottom="0in" fo:padding-right="0.075in"/>
    </style:style>
    <style:style style:name="P52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00" style:family="table-row">
      <style:table-row-properties/>
    </style:style>
    <style:style style:name="TableCell5301" style:family="table-cell">
      <style:table-cell-properties fo:border="0.0069in solid #000000" style:writing-mode="lr-tb" fo:padding-top="0in" fo:padding-left="0.075in" fo:padding-bottom="0in" fo:padding-right="0.075in"/>
    </style:style>
    <style:style style:name="P53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03" style:family="table-cell">
      <style:table-cell-properties fo:border="0.0069in solid #000000" style:writing-mode="lr-tb" fo:padding-top="0in" fo:padding-left="0.075in" fo:padding-bottom="0in" fo:padding-right="0.075in"/>
    </style:style>
    <style:style style:name="P53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05" style:family="table-cell">
      <style:table-cell-properties fo:border="0.0069in solid #000000" style:writing-mode="lr-tb" fo:padding-top="0in" fo:padding-left="0.075in" fo:padding-bottom="0in" fo:padding-right="0.075in"/>
    </style:style>
    <style:style style:name="P53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07" style:family="table-cell">
      <style:table-cell-properties fo:border="0.0069in solid #000000" style:writing-mode="lr-tb" fo:padding-top="0in" fo:padding-left="0.075in" fo:padding-bottom="0in" fo:padding-right="0.075in"/>
    </style:style>
    <style:style style:name="P53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09" style:family="table-row">
      <style:table-row-properties/>
    </style:style>
    <style:style style:name="TableCell5310" style:family="table-cell">
      <style:table-cell-properties fo:border="0.0069in solid #000000" style:writing-mode="lr-tb" fo:padding-top="0in" fo:padding-left="0.075in" fo:padding-bottom="0in" fo:padding-right="0.075in"/>
    </style:style>
    <style:style style:name="P5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P53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14" style:family="table-cell">
      <style:table-cell-properties fo:border="0.0069in solid #000000" style:writing-mode="lr-tb" fo:padding-top="0in" fo:padding-left="0.075in" fo:padding-bottom="0in" fo:padding-right="0.075in"/>
    </style:style>
    <style:style style:name="P53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16" style:family="table-cell">
      <style:table-cell-properties fo:border="0.0069in solid #000000" style:writing-mode="lr-tb" fo:padding-top="0in" fo:padding-left="0.075in" fo:padding-bottom="0in" fo:padding-right="0.075in"/>
    </style:style>
    <style:style style:name="P53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18" style:family="table-row">
      <style:table-row-properties/>
    </style:style>
    <style:style style:name="TableCell5319" style:family="table-cell">
      <style:table-cell-properties fo:border="0.0069in solid #000000" style:writing-mode="lr-tb" fo:padding-top="0in" fo:padding-left="0.075in" fo:padding-bottom="0in" fo:padding-right="0.075in"/>
    </style:style>
    <style:style style:name="P53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21" style:family="table-cell">
      <style:table-cell-properties fo:border="0.0069in solid #000000" style:writing-mode="lr-tb" fo:padding-top="0in" fo:padding-left="0.075in" fo:padding-bottom="0in" fo:padding-right="0.075in"/>
    </style:style>
    <style:style style:name="P53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23" style:family="table-cell">
      <style:table-cell-properties fo:border="0.0069in solid #000000" style:writing-mode="lr-tb" fo:padding-top="0in" fo:padding-left="0.075in" fo:padding-bottom="0in" fo:padding-right="0.075in"/>
    </style:style>
    <style:style style:name="P53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25" style:family="table-cell">
      <style:table-cell-properties fo:border="0.0069in solid #000000" style:writing-mode="lr-tb" fo:padding-top="0in" fo:padding-left="0.075in" fo:padding-bottom="0in" fo:padding-right="0.075in"/>
    </style:style>
    <style:style style:name="P53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27" style:family="table-row">
      <style:table-row-properties/>
    </style:style>
    <style:style style:name="TableCell5328" style:family="table-cell">
      <style:table-cell-properties fo:border="0.0069in solid #000000" style:writing-mode="lr-tb" fo:padding-top="0in" fo:padding-left="0.075in" fo:padding-bottom="0in" fo:padding-right="0.075in"/>
    </style:style>
    <style:style style:name="P53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30" style:family="table-cell">
      <style:table-cell-properties fo:border="0.0069in solid #000000" style:writing-mode="lr-tb" fo:padding-top="0in" fo:padding-left="0.075in" fo:padding-bottom="0in" fo:padding-right="0.075in"/>
    </style:style>
    <style:style style:name="P53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34" style:family="table-cell">
      <style:table-cell-properties fo:border="0.0069in solid #000000" style:writing-mode="lr-tb" fo:padding-top="0in" fo:padding-left="0.075in" fo:padding-bottom="0in" fo:padding-right="0.075in"/>
    </style:style>
    <style:style style:name="P53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36" style:family="table-row">
      <style:table-row-properties/>
    </style:style>
    <style:style style:name="TableCell5337" style:family="table-cell">
      <style:table-cell-properties fo:border="0.0069in solid #000000" style:writing-mode="lr-tb" fo:padding-top="0in" fo:padding-left="0.075in" fo:padding-bottom="0in" fo:padding-right="0.075in"/>
    </style:style>
    <style:style style:name="P53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39" style:family="table-cell">
      <style:table-cell-properties fo:border="0.0069in solid #000000" style:writing-mode="lr-tb" fo:padding-top="0in" fo:padding-left="0.075in" fo:padding-bottom="0in" fo:padding-right="0.075in"/>
    </style:style>
    <style:style style:name="P53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45" style:family="table-row">
      <style:table-row-properties/>
    </style:style>
    <style:style style:name="TableCell5346" style:family="table-cell">
      <style:table-cell-properties fo:border="0.0069in solid #000000" style:writing-mode="lr-tb" fo:padding-top="0in" fo:padding-left="0.075in" fo:padding-bottom="0in" fo:padding-right="0.075in"/>
    </style:style>
    <style:style style:name="P53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48" style:family="table-cell">
      <style:table-cell-properties fo:border="0.0069in solid #000000" style:writing-mode="lr-tb" fo:padding-top="0in" fo:padding-left="0.075in" fo:padding-bottom="0in" fo:padding-right="0.075in"/>
    </style:style>
    <style:style style:name="P53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50" style:family="table-cell">
      <style:table-cell-properties fo:border="0.0069in solid #000000" style:writing-mode="lr-tb" fo:padding-top="0in" fo:padding-left="0.075in" fo:padding-bottom="0in" fo:padding-right="0.075in"/>
    </style:style>
    <style:style style:name="P53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52" style:family="table-cell">
      <style:table-cell-properties fo:border="0.0069in solid #000000" style:writing-mode="lr-tb" fo:padding-top="0in" fo:padding-left="0.075in" fo:padding-bottom="0in" fo:padding-right="0.075in"/>
    </style:style>
    <style:style style:name="P53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54" style:family="table-row">
      <style:table-row-properties/>
    </style:style>
    <style:style style:name="TableCell5355" style:family="table-cell">
      <style:table-cell-properties fo:border="0.0069in solid #000000" style:writing-mode="lr-tb" fo:padding-top="0in" fo:padding-left="0.075in" fo:padding-bottom="0in" fo:padding-right="0.075in"/>
    </style:style>
    <style:style style:name="P53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57" style:family="table-cell">
      <style:table-cell-properties fo:border="0.0069in solid #000000" style:writing-mode="lr-tb" fo:padding-top="0in" fo:padding-left="0.075in" fo:padding-bottom="0in" fo:padding-right="0.075in"/>
    </style:style>
    <style:style style:name="P53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59" style:family="table-cell">
      <style:table-cell-properties fo:border="0.0069in solid #000000" style:writing-mode="lr-tb" fo:padding-top="0in" fo:padding-left="0.075in" fo:padding-bottom="0in" fo:padding-right="0.075in"/>
    </style:style>
    <style:style style:name="P53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61" style:family="table-cell">
      <style:table-cell-properties fo:border="0.0069in solid #000000" style:writing-mode="lr-tb" fo:padding-top="0in" fo:padding-left="0.075in" fo:padding-bottom="0in" fo:padding-right="0.075in"/>
    </style:style>
    <style:style style:name="P53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63" style:family="table-row">
      <style:table-row-properties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70" style:family="table-cell">
      <style:table-cell-properties fo:border="0.0069in solid #000000" style:writing-mode="lr-tb" fo:padding-top="0in" fo:padding-left="0.075in" fo:padding-bottom="0in" fo:padding-right="0.075in"/>
    </style:style>
    <style:style style:name="P53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72" style:family="table-row">
      <style:table-row-properties/>
    </style:style>
    <style:style style:name="TableCell5373" style:family="table-cell">
      <style:table-cell-properties fo:border="0.0069in solid #000000" style:writing-mode="lr-tb" fo:padding-top="0in" fo:padding-left="0.075in" fo:padding-bottom="0in" fo:padding-right="0.075in"/>
    </style:style>
    <style:style style:name="P53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81" style:family="table-row">
      <style:table-row-properties/>
    </style:style>
    <style:style style:name="TableCell5382" style:family="table-cell">
      <style:table-cell-properties fo:border="0.0069in solid #000000" style:writing-mode="lr-tb" fo:padding-top="0in" fo:padding-left="0.075in" fo:padding-bottom="0in" fo:padding-right="0.075in"/>
    </style:style>
    <style:style style:name="P53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84" style:family="table-cell">
      <style:table-cell-properties fo:border="0.0069in solid #000000" style:writing-mode="lr-tb" fo:padding-top="0in" fo:padding-left="0.075in" fo:padding-bottom="0in" fo:padding-right="0.075in"/>
    </style:style>
    <style:style style:name="P53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86" style:family="table-cell">
      <style:table-cell-properties fo:border="0.0069in solid #000000" style:writing-mode="lr-tb" fo:padding-top="0in" fo:padding-left="0.075in" fo:padding-bottom="0in" fo:padding-right="0.075in"/>
    </style:style>
    <style:style style:name="P53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88" style:family="table-cell">
      <style:table-cell-properties fo:border="0.0069in solid #000000" style:writing-mode="lr-tb" fo:padding-top="0in" fo:padding-left="0.075in" fo:padding-bottom="0in" fo:padding-right="0.075in"/>
    </style:style>
    <style:style style:name="P53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90" style:family="table-row">
      <style:table-row-properties/>
    </style:style>
    <style:style style:name="TableCell5391" style:family="table-cell">
      <style:table-cell-properties fo:border="0.0069in solid #000000" style:writing-mode="lr-tb" fo:padding-top="0in" fo:padding-left="0.075in" fo:padding-bottom="0in" fo:padding-right="0.075in"/>
    </style:style>
    <style:style style:name="P53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93" style:family="table-cell">
      <style:table-cell-properties fo:border="0.0069in solid #000000" style:writing-mode="lr-tb" fo:padding-top="0in" fo:padding-left="0.075in" fo:padding-bottom="0in" fo:padding-right="0.075in"/>
    </style:style>
    <style:style style:name="P53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95" style:family="table-cell">
      <style:table-cell-properties fo:border="0.0069in solid #000000" style:writing-mode="lr-tb" fo:padding-top="0in" fo:padding-left="0.075in" fo:padding-bottom="0in" fo:padding-right="0.075in"/>
    </style:style>
    <style:style style:name="P53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97" style:family="table-cell">
      <style:table-cell-properties fo:border="0.0069in solid #000000" style:writing-mode="lr-tb" fo:padding-top="0in" fo:padding-left="0.075in" fo:padding-bottom="0in" fo:padding-right="0.075in"/>
    </style:style>
    <style:style style:name="P53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399" style:family="table-row">
      <style:table-row-properties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08" style:family="table-row">
      <style:table-row-properties/>
    </style:style>
    <style:style style:name="TableCell5409" style:family="table-cell">
      <style:table-cell-properties fo:border="0.0069in solid #000000" style:writing-mode="lr-tb" fo:padding-top="0in" fo:padding-left="0.075in" fo:padding-bottom="0in" fo:padding-right="0.075in"/>
    </style:style>
    <style:style style:name="P54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11" style:family="table-cell">
      <style:table-cell-properties fo:border="0.0069in solid #000000" style:writing-mode="lr-tb" fo:padding-top="0in" fo:padding-left="0.075in" fo:padding-bottom="0in" fo:padding-right="0.075in"/>
    </style:style>
    <style:style style:name="P54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13" style:family="table-cell">
      <style:table-cell-properties fo:border="0.0069in solid #000000" style:writing-mode="lr-tb" fo:padding-top="0in" fo:padding-left="0.075in" fo:padding-bottom="0in" fo:padding-right="0.075in"/>
    </style:style>
    <style:style style:name="P54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15" style:family="table-cell">
      <style:table-cell-properties fo:border="0.0069in solid #000000" style:writing-mode="lr-tb" fo:padding-top="0in" fo:padding-left="0.075in" fo:padding-bottom="0in" fo:padding-right="0.075in"/>
    </style:style>
    <style:style style:name="P54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17" style:family="table-row">
      <style:table-row-properties/>
    </style:style>
    <style:style style:name="TableCell5418" style:family="table-cell">
      <style:table-cell-properties fo:border="0.0069in solid #000000" style:writing-mode="lr-tb" fo:padding-top="0in" fo:padding-left="0.075in" fo:padding-bottom="0in" fo:padding-right="0.075in"/>
    </style:style>
    <style:style style:name="P54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20" style:family="table-cell">
      <style:table-cell-properties fo:border="0.0069in solid #000000" style:writing-mode="lr-tb" fo:padding-top="0in" fo:padding-left="0.075in" fo:padding-bottom="0in" fo:padding-right="0.075in"/>
    </style:style>
    <style:style style:name="P54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22" style:family="table-cell">
      <style:table-cell-properties fo:border="0.0069in solid #000000" style:writing-mode="lr-tb" fo:padding-top="0in" fo:padding-left="0.075in" fo:padding-bottom="0in" fo:padding-right="0.075in"/>
    </style:style>
    <style:style style:name="P54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24" style:family="table-cell">
      <style:table-cell-properties fo:border="0.0069in solid #000000" style:writing-mode="lr-tb" fo:padding-top="0in" fo:padding-left="0.075in" fo:padding-bottom="0in" fo:padding-right="0.075in"/>
    </style:style>
    <style:style style:name="P54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26" style:family="table-row">
      <style:table-row-properties/>
    </style:style>
    <style:style style:name="TableCell5427" style:family="table-cell">
      <style:table-cell-properties fo:border="0.0069in solid #000000" style:writing-mode="lr-tb" fo:padding-top="0in" fo:padding-left="0.075in" fo:padding-bottom="0in" fo:padding-right="0.075in"/>
    </style:style>
    <style:style style:name="P54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29" style:family="table-cell">
      <style:table-cell-properties fo:border="0.0069in solid #000000" style:writing-mode="lr-tb" fo:padding-top="0in" fo:padding-left="0.075in" fo:padding-bottom="0in" fo:padding-right="0.075in"/>
    </style:style>
    <style:style style:name="P54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P54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33" style:family="table-cell">
      <style:table-cell-properties fo:border="0.0069in solid #000000" style:writing-mode="lr-tb" fo:padding-top="0in" fo:padding-left="0.075in" fo:padding-bottom="0in" fo:padding-right="0.075in"/>
    </style:style>
    <style:style style:name="P54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35" style:family="table-row">
      <style:table-row-properties/>
    </style:style>
    <style:style style:name="TableCell5436" style:family="table-cell">
      <style:table-cell-properties fo:border="0.0069in solid #000000" style:writing-mode="lr-tb" fo:padding-top="0in" fo:padding-left="0.075in" fo:padding-bottom="0in" fo:padding-right="0.075in"/>
    </style:style>
    <style:style style:name="P54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38" style:family="table-cell">
      <style:table-cell-properties fo:border="0.0069in solid #000000" style:writing-mode="lr-tb" fo:padding-top="0in" fo:padding-left="0.075in" fo:padding-bottom="0in" fo:padding-right="0.075in"/>
    </style:style>
    <style:style style:name="P54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42" style:family="table-cell">
      <style:table-cell-properties fo:border="0.0069in solid #000000" style:writing-mode="lr-tb" fo:padding-top="0in" fo:padding-left="0.075in" fo:padding-bottom="0in" fo:padding-right="0.075in"/>
    </style:style>
    <style:style style:name="P54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44" style:family="table-row">
      <style:table-row-properties/>
    </style:style>
    <style:style style:name="TableCell5445" style:family="table-cell">
      <style:table-cell-properties fo:border="0.0069in solid #000000" style:writing-mode="lr-tb" fo:padding-top="0in" fo:padding-left="0.075in" fo:padding-bottom="0in" fo:padding-right="0.075in"/>
    </style:style>
    <style:style style:name="P54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47" style:family="table-cell">
      <style:table-cell-properties fo:border="0.0069in solid #000000" style:writing-mode="lr-tb" fo:padding-top="0in" fo:padding-left="0.075in" fo:padding-bottom="0in" fo:padding-right="0.075in"/>
    </style:style>
    <style:style style:name="P54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49" style:family="table-cell">
      <style:table-cell-properties fo:border="0.0069in solid #000000" style:writing-mode="lr-tb" fo:padding-top="0in" fo:padding-left="0.075in" fo:padding-bottom="0in" fo:padding-right="0.075in"/>
    </style:style>
    <style:style style:name="P54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51" style:family="table-cell">
      <style:table-cell-properties fo:border="0.0069in solid #000000" style:writing-mode="lr-tb" fo:padding-top="0in" fo:padding-left="0.075in" fo:padding-bottom="0in" fo:padding-right="0.075in"/>
    </style:style>
    <style:style style:name="P54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53" style:family="table-row">
      <style:table-row-properties/>
    </style:style>
    <style:style style:name="TableCell5454" style:family="table-cell">
      <style:table-cell-properties fo:border="0.0069in solid #000000" style:writing-mode="lr-tb" fo:padding-top="0in" fo:padding-left="0.075in" fo:padding-bottom="0in" fo:padding-right="0.075in"/>
    </style:style>
    <style:style style:name="P54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56" style:family="table-cell">
      <style:table-cell-properties fo:border="0.0069in solid #000000" style:writing-mode="lr-tb" fo:padding-top="0in" fo:padding-left="0.075in" fo:padding-bottom="0in" fo:padding-right="0.075in"/>
    </style:style>
    <style:style style:name="P54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58" style:family="table-cell">
      <style:table-cell-properties fo:border="0.0069in solid #000000" style:writing-mode="lr-tb" fo:padding-top="0in" fo:padding-left="0.075in" fo:padding-bottom="0in" fo:padding-right="0.075in"/>
    </style:style>
    <style:style style:name="P54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62" style:family="table-row">
      <style:table-row-properties/>
    </style:style>
    <style:style style:name="TableCell5463" style:family="table-cell">
      <style:table-cell-properties fo:border="0.0069in solid #000000" style:writing-mode="lr-tb" fo:padding-top="0in" fo:padding-left="0.075in" fo:padding-bottom="0in" fo:padding-right="0.075in"/>
    </style:style>
    <style:style style:name="P54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65" style:family="table-cell">
      <style:table-cell-properties fo:border="0.0069in solid #000000" style:writing-mode="lr-tb" fo:padding-top="0in" fo:padding-left="0.075in" fo:padding-bottom="0in" fo:padding-right="0.075in"/>
    </style:style>
    <style:style style:name="P54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67" style:family="table-cell">
      <style:table-cell-properties fo:border="0.0069in solid #000000" style:writing-mode="lr-tb" fo:padding-top="0in" fo:padding-left="0.075in" fo:padding-bottom="0in" fo:padding-right="0.075in"/>
    </style:style>
    <style:style style:name="P54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69" style:family="table-cell">
      <style:table-cell-properties fo:border="0.0069in solid #000000" style:writing-mode="lr-tb" fo:padding-top="0in" fo:padding-left="0.075in" fo:padding-bottom="0in" fo:padding-right="0.075in"/>
    </style:style>
    <style:style style:name="P54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71" style:family="table-row">
      <style:table-row-properties/>
    </style:style>
    <style:style style:name="TableCell5472" style:family="table-cell">
      <style:table-cell-properties fo:border="0.0069in solid #000000" style:writing-mode="lr-tb" fo:padding-top="0in" fo:padding-left="0.075in" fo:padding-bottom="0in" fo:padding-right="0.075in"/>
    </style:style>
    <style:style style:name="P54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74" style:family="table-cell">
      <style:table-cell-properties fo:border="0.0069in solid #000000" style:writing-mode="lr-tb" fo:padding-top="0in" fo:padding-left="0.075in" fo:padding-bottom="0in" fo:padding-right="0.075in"/>
    </style:style>
    <style:style style:name="P54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76" style:family="table-cell">
      <style:table-cell-properties fo:border="0.0069in solid #000000" style:writing-mode="lr-tb" fo:padding-top="0in" fo:padding-left="0.075in" fo:padding-bottom="0in" fo:padding-right="0.075in"/>
    </style:style>
    <style:style style:name="P54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78" style:family="table-cell">
      <style:table-cell-properties fo:border="0.0069in solid #000000" style:writing-mode="lr-tb" fo:padding-top="0in" fo:padding-left="0.075in" fo:padding-bottom="0in" fo:padding-right="0.075in"/>
    </style:style>
    <style:style style:name="P54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80" style:family="table-row">
      <style:table-row-properties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85" style:family="table-cell">
      <style:table-cell-properties fo:border="0.0069in solid #000000" style:writing-mode="lr-tb" fo:padding-top="0in" fo:padding-left="0.075in" fo:padding-bottom="0in" fo:padding-right="0.075in"/>
    </style:style>
    <style:style style:name="P54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87" style:family="table-cell">
      <style:table-cell-properties fo:border="0.0069in solid #000000" style:writing-mode="lr-tb" fo:padding-top="0in" fo:padding-left="0.075in" fo:padding-bottom="0in" fo:padding-right="0.075in"/>
    </style:style>
    <style:style style:name="P54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89" style:family="table-row">
      <style:table-row-properties/>
    </style:style>
    <style:style style:name="TableCell5490" style:family="table-cell">
      <style:table-cell-properties fo:border="0.0069in solid #000000" style:writing-mode="lr-tb" fo:padding-top="0in" fo:padding-left="0.075in" fo:padding-bottom="0in" fo:padding-right="0.075in"/>
    </style:style>
    <style:style style:name="P54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92" style:family="table-cell">
      <style:table-cell-properties fo:border="0.0069in solid #000000" style:writing-mode="lr-tb" fo:padding-top="0in" fo:padding-left="0.075in" fo:padding-bottom="0in" fo:padding-right="0.075in"/>
    </style:style>
    <style:style style:name="P54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498" style:family="table-row">
      <style:table-row-properties/>
    </style:style>
    <style:style style:name="TableCell5499" style:family="table-cell">
      <style:table-cell-properties fo:border="0.0069in solid #000000" style:writing-mode="lr-tb" fo:padding-top="0in" fo:padding-left="0.075in" fo:padding-bottom="0in" fo:padding-right="0.075in"/>
    </style:style>
    <style:style style:name="P55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01" style:family="table-cell">
      <style:table-cell-properties fo:border="0.0069in solid #000000" style:writing-mode="lr-tb" fo:padding-top="0in" fo:padding-left="0.075in" fo:padding-bottom="0in" fo:padding-right="0.075in"/>
    </style:style>
    <style:style style:name="P55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03" style:family="table-cell">
      <style:table-cell-properties fo:border="0.0069in solid #000000" style:writing-mode="lr-tb" fo:padding-top="0in" fo:padding-left="0.075in" fo:padding-bottom="0in" fo:padding-right="0.075in"/>
    </style:style>
    <style:style style:name="P55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05" style:family="table-cell">
      <style:table-cell-properties fo:border="0.0069in solid #000000" style:writing-mode="lr-tb" fo:padding-top="0in" fo:padding-left="0.075in" fo:padding-bottom="0in" fo:padding-right="0.075in"/>
    </style:style>
    <style:style style:name="P55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07" style:family="table-row">
      <style:table-row-properties/>
    </style:style>
    <style:style style:name="TableCell5508" style:family="table-cell">
      <style:table-cell-properties fo:border="0.0069in solid #000000" style:writing-mode="lr-tb" fo:padding-top="0in" fo:padding-left="0.075in" fo:padding-bottom="0in" fo:padding-right="0.075in"/>
    </style:style>
    <style:style style:name="P55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10" style:family="table-cell">
      <style:table-cell-properties fo:border="0.0069in solid #000000" style:writing-mode="lr-tb" fo:padding-top="0in" fo:padding-left="0.075in" fo:padding-bottom="0in" fo:padding-right="0.075in"/>
    </style:style>
    <style:style style:name="P55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12" style:family="table-cell">
      <style:table-cell-properties fo:border="0.0069in solid #000000" style:writing-mode="lr-tb" fo:padding-top="0in" fo:padding-left="0.075in" fo:padding-bottom="0in" fo:padding-right="0.075in"/>
    </style:style>
    <style:style style:name="P55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14" style:family="table-cell">
      <style:table-cell-properties fo:border="0.0069in solid #000000" style:writing-mode="lr-tb" fo:padding-top="0in" fo:padding-left="0.075in" fo:padding-bottom="0in" fo:padding-right="0.075in"/>
    </style:style>
    <style:style style:name="P55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16" style:family="table-row">
      <style:table-row-properties/>
    </style:style>
    <style:style style:name="TableCell5517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5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19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5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21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5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23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5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25" style:family="table-row">
      <style:table-row-properties/>
    </style:style>
    <style:style style:name="TableCell5526" style:family="table-cell">
      <style:table-cell-properties fo:border="0.0069in solid #000000" style:writing-mode="lr-tb" fo:padding-top="0in" fo:padding-left="0.075in" fo:padding-bottom="0in" fo:padding-right="0.075in"/>
    </style:style>
    <style:style style:name="P55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28" style:family="table-cell">
      <style:table-cell-properties fo:border="0.0069in solid #000000" style:writing-mode="lr-tb" fo:padding-top="0in" fo:padding-left="0.075in" fo:padding-bottom="0in" fo:padding-right="0.075in"/>
    </style:style>
    <style:style style:name="P55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30" style:family="table-cell">
      <style:table-cell-properties fo:border="0.0069in solid #000000" style:writing-mode="lr-tb" fo:padding-top="0in" fo:padding-left="0.075in" fo:padding-bottom="0in" fo:padding-right="0.075in"/>
    </style:style>
    <style:style style:name="P55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fo:margin-bottom="0in" fo:line-height="100%"/>
    </style:style>
    <style:style style:name="T55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3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553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553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55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5544" style:family="table-row">
      <style:table-row-properties/>
    </style:style>
    <style:style style:name="TableCell5545" style:family="table-cell">
      <style:table-cell-properties fo:border="0.0069in solid #000000" style:writing-mode="lr-tb" fo:padding-top="0in" fo:padding-left="0.075in" fo:padding-bottom="0in" fo:padding-right="0.075in"/>
    </style:style>
    <style:style style:name="P55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47" style:family="table-cell">
      <style:table-cell-properties fo:border="0.0069in solid #000000" style:writing-mode="lr-tb" fo:padding-top="0in" fo:padding-left="0.075in" fo:padding-bottom="0in" fo:padding-right="0.075in"/>
    </style:style>
    <style:style style:name="P5548" style:parent-style-name="Normal" style:family="paragraph">
      <style:paragraph-properties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52" style:parent-style-name="Normal" style:family="paragraph">
      <style:paragraph-properties fo:margin-bottom="0in" fo:line-height="100%"/>
    </style:style>
    <style:style style:name="T55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5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555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555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55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5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5563" style:family="table-row">
      <style:table-row-properties/>
    </style:style>
    <style:style style:name="TableCell5564" style:family="table-cell">
      <style:table-cell-properties fo:border="0.0069in solid #000000" style:writing-mode="lr-tb" fo:padding-top="0in" fo:padding-left="0.075in" fo:padding-bottom="0in" fo:padding-right="0.075in"/>
    </style:style>
    <style:style style:name="P55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66" style:family="table-cell">
      <style:table-cell-properties fo:border="0.0069in solid #000000" style:writing-mode="lr-tb" fo:padding-top="0in" fo:padding-left="0.075in" fo:padding-bottom="0in" fo:padding-right="0.075in"/>
    </style:style>
    <style:style style:name="P5567" style:parent-style-name="Normal" style:family="paragraph">
      <style:paragraph-properties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68" style:family="table-cell">
      <style:table-cell-properties fo:border="0.0069in solid #000000" style:writing-mode="lr-tb" fo:padding-top="0in" fo:padding-left="0.075in" fo:padding-bottom="0in" fo:padding-right="0.075in"/>
    </style:style>
    <style:style style:name="P55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70" style:family="table-cell">
      <style:table-cell-properties fo:border="0.0069in solid #000000" style:writing-mode="lr-tb" fo:padding-top="0in" fo:padding-left="0.075in" fo:padding-bottom="0in" fo:padding-right="0.075in"/>
    </style:style>
    <style:style style:name="P55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72" style:family="table-row">
      <style:table-row-properties/>
    </style:style>
    <style:style style:name="TableCell5573" style:family="table-cell">
      <style:table-cell-properties fo:border="0.0069in solid #000000" style:writing-mode="lr-tb" fo:padding-top="0in" fo:padding-left="0.075in" fo:padding-bottom="0in" fo:padding-right="0.075in"/>
    </style:style>
    <style:style style:name="P55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P5576" style:parent-style-name="Normal" style:family="paragraph">
      <style:paragraph-properties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77" style:family="table-cell">
      <style:table-cell-properties fo:border="0.0069in solid #000000" style:writing-mode="lr-tb" fo:padding-top="0in" fo:padding-left="0.075in" fo:padding-bottom="0in" fo:padding-right="0.075in"/>
    </style:style>
    <style:style style:name="P55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79" style:family="table-cell">
      <style:table-cell-properties fo:border="0.0069in solid #000000" style:writing-mode="lr-tb" fo:padding-top="0in" fo:padding-left="0.075in" fo:padding-bottom="0in" fo:padding-right="0.075in"/>
    </style:style>
    <style:style style:name="P55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81" style:family="table-row">
      <style:table-row-properties/>
    </style:style>
    <style:style style:name="TableCell5582" style:family="table-cell">
      <style:table-cell-properties fo:border="0.0069in solid #000000" style:writing-mode="lr-tb" fo:padding-top="0in" fo:padding-left="0.075in" fo:padding-bottom="0in" fo:padding-right="0.075in"/>
    </style:style>
    <style:style style:name="P55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84" style:family="table-cell">
      <style:table-cell-properties fo:border="0.0069in solid #000000" style:writing-mode="lr-tb" fo:padding-top="0in" fo:padding-left="0.075in" fo:padding-bottom="0in" fo:padding-right="0.075in"/>
    </style:style>
    <style:style style:name="P5585" style:parent-style-name="Normal" style:family="paragraph">
      <style:paragraph-properties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86" style:family="table-cell">
      <style:table-cell-properties fo:border="0.0069in solid #000000" style:writing-mode="lr-tb" fo:padding-top="0in" fo:padding-left="0.075in" fo:padding-bottom="0in" fo:padding-right="0.075in"/>
    </style:style>
    <style:style style:name="P55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88" style:family="table-cell">
      <style:table-cell-properties fo:border="0.0069in solid #000000" style:writing-mode="lr-tb" fo:padding-top="0in" fo:padding-left="0.075in" fo:padding-bottom="0in" fo:padding-right="0.075in"/>
    </style:style>
    <style:style style:name="P55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90" style:family="table-row">
      <style:table-row-properties/>
    </style:style>
    <style:style style:name="TableCell5591" style:family="table-cell">
      <style:table-cell-properties fo:border="0.0069in solid #000000" style:writing-mode="lr-tb" fo:padding-top="0in" fo:padding-left="0.075in" fo:padding-bottom="0in" fo:padding-right="0.075in"/>
    </style:style>
    <style:style style:name="P55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93" style:family="table-cell">
      <style:table-cell-properties fo:border="0.0069in solid #000000" style:writing-mode="lr-tb" fo:padding-top="0in" fo:padding-left="0.075in" fo:padding-bottom="0in" fo:padding-right="0.075in"/>
    </style:style>
    <style:style style:name="P5594" style:parent-style-name="Normal" style:family="paragraph">
      <style:paragraph-properties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95" style:family="table-cell">
      <style:table-cell-properties fo:border="0.0069in solid #000000" style:writing-mode="lr-tb" fo:padding-top="0in" fo:padding-left="0.075in" fo:padding-bottom="0in" fo:padding-right="0.075in"/>
    </style:style>
    <style:style style:name="P55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97" style:family="table-cell">
      <style:table-cell-properties fo:border="0.0069in solid #000000" style:writing-mode="lr-tb" fo:padding-top="0in" fo:padding-left="0.075in" fo:padding-bottom="0in" fo:padding-right="0.075in"/>
    </style:style>
    <style:style style:name="P55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599" style:family="table-row">
      <style:table-row-properties/>
    </style:style>
    <style:style style:name="TableCell5600" style:family="table-cell">
      <style:table-cell-properties fo:border="0.0069in solid #000000" style:writing-mode="lr-tb" fo:padding-top="0in" fo:padding-left="0.075in" fo:padding-bottom="0in" fo:padding-right="0.075in"/>
    </style:style>
    <style:style style:name="P56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02" style:family="table-cell">
      <style:table-cell-properties fo:border="0.0069in solid #000000" style:writing-mode="lr-tb" fo:padding-top="0in" fo:padding-left="0.075in" fo:padding-bottom="0in" fo:padding-right="0.075in"/>
    </style:style>
    <style:style style:name="P560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04" style:family="table-cell">
      <style:table-cell-properties fo:border="0.0069in solid #000000" style:writing-mode="lr-tb" fo:padding-top="0in" fo:padding-left="0.075in" fo:padding-bottom="0in" fo:padding-right="0.075in"/>
    </style:style>
    <style:style style:name="P56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06" style:family="table-cell">
      <style:table-cell-properties fo:border="0.0069in solid #000000" style:writing-mode="lr-tb" fo:padding-top="0in" fo:padding-left="0.075in" fo:padding-bottom="0in" fo:padding-right="0.075in"/>
    </style:style>
    <style:style style:name="P56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08" style:family="table-row">
      <style:table-row-properties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P56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11" style:family="table-cell">
      <style:table-cell-properties fo:border="0.0069in solid #000000" style:writing-mode="lr-tb" fo:padding-top="0in" fo:padding-left="0.075in" fo:padding-bottom="0in" fo:padding-right="0.075in"/>
    </style:style>
    <style:style style:name="P561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17" style:family="table-row">
      <style:table-row-properties/>
    </style:style>
    <style:style style:name="TableCell5618" style:family="table-cell">
      <style:table-cell-properties fo:border="0.0069in solid #000000" style:writing-mode="lr-tb" fo:padding-top="0in" fo:padding-left="0.075in" fo:padding-bottom="0in" fo:padding-right="0.075in"/>
    </style:style>
    <style:style style:name="P56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20" style:family="table-cell">
      <style:table-cell-properties fo:border="0.0069in solid #000000" style:writing-mode="lr-tb" fo:padding-top="0in" fo:padding-left="0.075in" fo:padding-bottom="0in" fo:padding-right="0.075in"/>
    </style:style>
    <style:style style:name="P562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22" style:family="table-cell">
      <style:table-cell-properties fo:border="0.0069in solid #000000" style:writing-mode="lr-tb" fo:padding-top="0in" fo:padding-left="0.075in" fo:padding-bottom="0in" fo:padding-right="0.075in"/>
    </style:style>
    <style:style style:name="P56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24" style:family="table-cell">
      <style:table-cell-properties fo:border="0.0069in solid #000000" style:writing-mode="lr-tb" fo:padding-top="0in" fo:padding-left="0.075in" fo:padding-bottom="0in" fo:padding-right="0.075in"/>
    </style:style>
    <style:style style:name="P56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26" style:family="table-row">
      <style:table-row-properties/>
    </style:style>
    <style:style style:name="TableCell5627" style:family="table-cell">
      <style:table-cell-properties fo:border="0.0069in solid #000000" style:writing-mode="lr-tb" fo:padding-top="0in" fo:padding-left="0.075in" fo:padding-bottom="0in" fo:padding-right="0.075in"/>
    </style:style>
    <style:style style:name="P56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29" style:family="table-cell">
      <style:table-cell-properties fo:border="0.0069in solid #000000" style:writing-mode="lr-tb" fo:padding-top="0in" fo:padding-left="0.075in" fo:padding-bottom="0in" fo:padding-right="0.075in"/>
    </style:style>
    <style:style style:name="P563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31" style:family="table-cell">
      <style:table-cell-properties fo:border="0.0069in solid #000000" style:writing-mode="lr-tb" fo:padding-top="0in" fo:padding-left="0.075in" fo:padding-bottom="0in" fo:padding-right="0.075in"/>
    </style:style>
    <style:style style:name="P56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33" style:family="table-cell">
      <style:table-cell-properties fo:border="0.0069in solid #000000" style:writing-mode="lr-tb" fo:padding-top="0in" fo:padding-left="0.075in" fo:padding-bottom="0in" fo:padding-right="0.075in"/>
    </style:style>
    <style:style style:name="P56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35" style:family="table-row">
      <style:table-row-properties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44" style:family="table-row">
      <style:table-row-properties/>
    </style:style>
    <style:style style:name="TableCell5645" style:family="table-cell">
      <style:table-cell-properties fo:border="0.0069in solid #000000" style:writing-mode="lr-tb" fo:padding-top="0in" fo:padding-left="0.075in" fo:padding-bottom="0in" fo:padding-right="0.075in"/>
    </style:style>
    <style:style style:name="P56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49" style:family="table-cell">
      <style:table-cell-properties fo:border="0.0069in solid #000000" style:writing-mode="lr-tb" fo:padding-top="0in" fo:padding-left="0.075in" fo:padding-bottom="0in" fo:padding-right="0.075in"/>
    </style:style>
    <style:style style:name="P56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53" style:family="table-row">
      <style:table-row-properties/>
    </style:style>
    <style:style style:name="TableCell5654" style:family="table-cell">
      <style:table-cell-properties fo:border="0.0069in solid #000000" style:writing-mode="lr-tb" fo:padding-top="0in" fo:padding-left="0.075in" fo:padding-bottom="0in" fo:padding-right="0.075in"/>
    </style:style>
    <style:style style:name="P56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56" style:family="table-cell">
      <style:table-cell-properties fo:border="0.0069in solid #000000" style:writing-mode="lr-tb" fo:padding-top="0in" fo:padding-left="0.075in" fo:padding-bottom="0in" fo:padding-right="0.075in"/>
    </style:style>
    <style:style style:name="P565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58" style:family="table-cell">
      <style:table-cell-properties fo:border="0.0069in solid #000000" style:writing-mode="lr-tb" fo:padding-top="0in" fo:padding-left="0.075in" fo:padding-bottom="0in" fo:padding-right="0.075in"/>
    </style:style>
    <style:style style:name="P56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60" style:family="table-cell">
      <style:table-cell-properties fo:border="0.0069in solid #000000" style:writing-mode="lr-tb" fo:padding-top="0in" fo:padding-left="0.075in" fo:padding-bottom="0in" fo:padding-right="0.075in"/>
    </style:style>
    <style:style style:name="P56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62" style:family="table-row">
      <style:table-row-properties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P56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69" style:family="table-cell">
      <style:table-cell-properties fo:border="0.0069in solid #000000" style:writing-mode="lr-tb" fo:padding-top="0in" fo:padding-left="0.075in" fo:padding-bottom="0in" fo:padding-right="0.075in"/>
    </style:style>
    <style:style style:name="P56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71" style:family="table-row">
      <style:table-row-properties/>
    </style:style>
    <style:style style:name="TableCell5672" style:family="table-cell">
      <style:table-cell-properties fo:border="0.0069in solid #000000" style:writing-mode="lr-tb" fo:padding-top="0in" fo:padding-left="0.075in" fo:padding-bottom="0in" fo:padding-right="0.075in"/>
    </style:style>
    <style:style style:name="P56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80" style:family="table-row">
      <style:table-row-properties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P56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P568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P56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P56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89" style:family="table-row">
      <style:table-row-properties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P56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92" style:family="table-cell">
      <style:table-cell-properties fo:border="0.0069in solid #000000" style:writing-mode="lr-tb" fo:padding-top="0in" fo:padding-left="0.075in" fo:padding-bottom="0in" fo:padding-right="0.075in"/>
    </style:style>
    <style:style style:name="P569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94" style:family="table-cell">
      <style:table-cell-properties fo:border="0.0069in solid #000000" style:writing-mode="lr-tb" fo:padding-top="0in" fo:padding-left="0.075in" fo:padding-bottom="0in" fo:padding-right="0.075in"/>
    </style:style>
    <style:style style:name="P56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696" style:family="table-cell">
      <style:table-cell-properties fo:border="0.0069in solid #000000" style:writing-mode="lr-tb" fo:padding-top="0in" fo:padding-left="0.075in" fo:padding-bottom="0in" fo:padding-right="0.075in"/>
    </style:style>
    <style:style style:name="P56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698" style:family="table-row">
      <style:table-row-properties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P57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01" style:family="table-cell">
      <style:table-cell-properties fo:border="0.0069in solid #000000" style:writing-mode="lr-tb" fo:padding-top="0in" fo:padding-left="0.075in" fo:padding-bottom="0in" fo:padding-right="0.075in"/>
    </style:style>
    <style:style style:name="P570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03" style:family="table-cell">
      <style:table-cell-properties fo:border="0.0069in solid #000000" style:writing-mode="lr-tb" fo:padding-top="0in" fo:padding-left="0.075in" fo:padding-bottom="0in" fo:padding-right="0.075in"/>
    </style:style>
    <style:style style:name="P57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P57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07" style:family="table-row">
      <style:table-row-properties/>
    </style:style>
    <style:style style:name="TableCell5708" style:family="table-cell">
      <style:table-cell-properties fo:border="0.0069in solid #000000" style:writing-mode="lr-tb" fo:padding-top="0in" fo:padding-left="0.075in" fo:padding-bottom="0in" fo:padding-right="0.075in"/>
    </style:style>
    <style:style style:name="P57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10" style:family="table-cell">
      <style:table-cell-properties fo:border="0.0069in solid #000000" style:writing-mode="lr-tb" fo:padding-top="0in" fo:padding-left="0.075in" fo:padding-bottom="0in" fo:padding-right="0.075in"/>
    </style:style>
    <style:style style:name="P571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12" style:family="table-cell">
      <style:table-cell-properties fo:border="0.0069in solid #000000" style:writing-mode="lr-tb" fo:padding-top="0in" fo:padding-left="0.075in" fo:padding-bottom="0in" fo:padding-right="0.075in"/>
    </style:style>
    <style:style style:name="P57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14" style:family="table-cell">
      <style:table-cell-properties fo:border="0.0069in solid #000000" style:writing-mode="lr-tb" fo:padding-top="0in" fo:padding-left="0.075in" fo:padding-bottom="0in" fo:padding-right="0.075in"/>
    </style:style>
    <style:style style:name="P57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16" style:family="table-row">
      <style:table-row-properties/>
    </style:style>
    <style:style style:name="TableCell5717" style:family="table-cell">
      <style:table-cell-properties fo:border="0.0069in solid #000000" style:writing-mode="lr-tb" fo:padding-top="0in" fo:padding-left="0.075in" fo:padding-bottom="0in" fo:padding-right="0.075in"/>
    </style:style>
    <style:style style:name="P57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19" style:family="table-cell">
      <style:table-cell-properties fo:border="0.0069in solid #000000" style:writing-mode="lr-tb" fo:padding-top="0in" fo:padding-left="0.075in" fo:padding-bottom="0in" fo:padding-right="0.075in"/>
    </style:style>
    <style:style style:name="P572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21" style:family="table-cell">
      <style:table-cell-properties fo:border="0.0069in solid #000000" style:writing-mode="lr-tb" fo:padding-top="0in" fo:padding-left="0.075in" fo:padding-bottom="0in" fo:padding-right="0.075in"/>
    </style:style>
    <style:style style:name="P57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23" style:family="table-cell">
      <style:table-cell-properties fo:border="0.0069in solid #000000" style:writing-mode="lr-tb" fo:padding-top="0in" fo:padding-left="0.075in" fo:padding-bottom="0in" fo:padding-right="0.075in"/>
    </style:style>
    <style:style style:name="P57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25" style:family="table-row">
      <style:table-row-properties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P57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P572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P57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34" style:family="table-row">
      <style:table-row-properties/>
    </style:style>
    <style:style style:name="TableCell5735" style:family="table-cell">
      <style:table-cell-properties fo:border="0.0069in solid #000000" style:writing-mode="lr-tb" fo:padding-top="0in" fo:padding-left="0.075in" fo:padding-bottom="0in" fo:padding-right="0.075in"/>
    </style:style>
    <style:style style:name="P57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37" style:family="table-cell">
      <style:table-cell-properties fo:border="0.0069in solid #000000" style:writing-mode="lr-tb" fo:padding-top="0in" fo:padding-left="0.075in" fo:padding-bottom="0in" fo:padding-right="0.075in"/>
    </style:style>
    <style:style style:name="P573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P57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41" style:family="table-cell">
      <style:table-cell-properties fo:border="0.0069in solid #000000" style:writing-mode="lr-tb" fo:padding-top="0in" fo:padding-left="0.075in" fo:padding-bottom="0in" fo:padding-right="0.075in"/>
    </style:style>
    <style:style style:name="P57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43" style:family="table-row">
      <style:table-row-properties/>
    </style:style>
    <style:style style:name="TableCell5744" style:family="table-cell">
      <style:table-cell-properties fo:border="0.0069in solid #000000" style:writing-mode="lr-tb" fo:padding-top="0in" fo:padding-left="0.075in" fo:padding-bottom="0in" fo:padding-right="0.075in"/>
    </style:style>
    <style:style style:name="P57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46" style:family="table-cell">
      <style:table-cell-properties fo:border="0.0069in solid #000000" style:writing-mode="lr-tb" fo:padding-top="0in" fo:padding-left="0.075in" fo:padding-bottom="0in" fo:padding-right="0.075in"/>
    </style:style>
    <style:style style:name="P574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48" style:family="table-cell">
      <style:table-cell-properties fo:border="0.0069in solid #000000" style:writing-mode="lr-tb" fo:padding-top="0in" fo:padding-left="0.075in" fo:padding-bottom="0in" fo:padding-right="0.075in"/>
    </style:style>
    <style:style style:name="P57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50" style:family="table-cell">
      <style:table-cell-properties fo:border="0.0069in solid #000000" style:writing-mode="lr-tb" fo:padding-top="0in" fo:padding-left="0.075in" fo:padding-bottom="0in" fo:padding-right="0.075in"/>
    </style:style>
    <style:style style:name="P57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52" style:family="table-row">
      <style:table-row-properties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61" style:family="table-row">
      <style:table-row-properties/>
    </style:style>
    <style:style style:name="TableCell5762" style:family="table-cell">
      <style:table-cell-properties fo:border="0.0069in solid #000000" style:writing-mode="lr-tb" fo:padding-top="0in" fo:padding-left="0.075in" fo:padding-bottom="0in" fo:padding-right="0.075in"/>
    </style:style>
    <style:style style:name="P57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64" style:family="table-cell">
      <style:table-cell-properties fo:border="0.0069in solid #000000" style:writing-mode="lr-tb" fo:padding-top="0in" fo:padding-left="0.075in" fo:padding-bottom="0in" fo:padding-right="0.075in"/>
    </style:style>
    <style:style style:name="P576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70" style:family="table-row">
      <style:table-row-properties/>
    </style:style>
    <style:style style:name="TableCell5771" style:family="table-cell">
      <style:table-cell-properties fo:border="0.0069in solid #000000" style:writing-mode="lr-tb" fo:padding-top="0in" fo:padding-left="0.075in" fo:padding-bottom="0in" fo:padding-right="0.075in"/>
    </style:style>
    <style:style style:name="P57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73" style:family="table-cell">
      <style:table-cell-properties fo:border="0.0069in solid #000000" style:writing-mode="lr-tb" fo:padding-top="0in" fo:padding-left="0.075in" fo:padding-bottom="0in" fo:padding-right="0.075in"/>
    </style:style>
    <style:style style:name="P577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75" style:family="table-cell">
      <style:table-cell-properties fo:border="0.0069in solid #000000" style:writing-mode="lr-tb" fo:padding-top="0in" fo:padding-left="0.075in" fo:padding-bottom="0in" fo:padding-right="0.075in"/>
    </style:style>
    <style:style style:name="P57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77" style:family="table-cell">
      <style:table-cell-properties fo:border="0.0069in solid #000000" style:writing-mode="lr-tb" fo:padding-top="0in" fo:padding-left="0.075in" fo:padding-bottom="0in" fo:padding-right="0.075in"/>
    </style:style>
    <style:style style:name="P57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79" style:family="table-row">
      <style:table-row-properties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84" style:family="table-cell">
      <style:table-cell-properties fo:border="0.0069in solid #000000" style:writing-mode="lr-tb" fo:padding-top="0in" fo:padding-left="0.075in" fo:padding-bottom="0in" fo:padding-right="0.075in"/>
    </style:style>
    <style:style style:name="P57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86" style:family="table-cell">
      <style:table-cell-properties fo:border="0.0069in solid #000000" style:writing-mode="lr-tb" fo:padding-top="0in" fo:padding-left="0.075in" fo:padding-bottom="0in" fo:padding-right="0.075in"/>
    </style:style>
    <style:style style:name="P57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88" style:family="table-row">
      <style:table-row-properties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797" style:family="table-row">
      <style:table-row-properties/>
    </style:style>
    <style:style style:name="TableCell5798" style:family="table-cell">
      <style:table-cell-properties fo:border="0.0069in solid #000000" style:writing-mode="lr-tb" fo:padding-top="0in" fo:padding-left="0.075in" fo:padding-bottom="0in" fo:padding-right="0.075in"/>
    </style:style>
    <style:style style:name="P57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00" style:family="table-cell">
      <style:table-cell-properties fo:border="0.0069in solid #000000" style:writing-mode="lr-tb" fo:padding-top="0in" fo:padding-left="0.075in" fo:padding-bottom="0in" fo:padding-right="0.075in"/>
    </style:style>
    <style:style style:name="P580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02" style:family="table-cell">
      <style:table-cell-properties fo:border="0.0069in solid #000000" style:writing-mode="lr-tb" fo:padding-top="0in" fo:padding-left="0.075in" fo:padding-bottom="0in" fo:padding-right="0.075in"/>
    </style:style>
    <style:style style:name="P58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04" style:family="table-cell">
      <style:table-cell-properties fo:border="0.0069in solid #000000" style:writing-mode="lr-tb" fo:padding-top="0in" fo:padding-left="0.075in" fo:padding-bottom="0in" fo:padding-right="0.075in"/>
    </style:style>
    <style:style style:name="P58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06" style:family="table-row">
      <style:table-row-properties/>
    </style:style>
    <style:style style:name="TableCell5807" style:family="table-cell">
      <style:table-cell-properties fo:border="0.0069in solid #000000" style:writing-mode="lr-tb" fo:padding-top="0in" fo:padding-left="0.075in" fo:padding-bottom="0in" fo:padding-right="0.075in"/>
    </style:style>
    <style:style style:name="P58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09" style:family="table-cell">
      <style:table-cell-properties fo:border="0.0069in solid #000000" style:writing-mode="lr-tb" fo:padding-top="0in" fo:padding-left="0.075in" fo:padding-bottom="0in" fo:padding-right="0.075in"/>
    </style:style>
    <style:style style:name="P581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11" style:family="table-cell">
      <style:table-cell-properties fo:border="0.0069in solid #000000" style:writing-mode="lr-tb" fo:padding-top="0in" fo:padding-left="0.075in" fo:padding-bottom="0in" fo:padding-right="0.075in"/>
    </style:style>
    <style:style style:name="P58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13" style:family="table-cell">
      <style:table-cell-properties fo:border="0.0069in solid #000000" style:writing-mode="lr-tb" fo:padding-top="0in" fo:padding-left="0.075in" fo:padding-bottom="0in" fo:padding-right="0.075in"/>
    </style:style>
    <style:style style:name="P58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15" style:family="table-row">
      <style:table-row-properties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20" style:family="table-cell">
      <style:table-cell-properties fo:border="0.0069in solid #000000" style:writing-mode="lr-tb" fo:padding-top="0in" fo:padding-left="0.075in" fo:padding-bottom="0in" fo:padding-right="0.075in"/>
    </style:style>
    <style:style style:name="P58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24" style:family="table-row">
      <style:table-row-properties/>
    </style:style>
    <style:style style:name="TableCell5825" style:family="table-cell">
      <style:table-cell-properties fo:border="0.0069in solid #000000" style:writing-mode="lr-tb" fo:padding-top="0in" fo:padding-left="0.075in" fo:padding-bottom="0in" fo:padding-right="0.075in"/>
    </style:style>
    <style:style style:name="P58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27" style:family="table-cell">
      <style:table-cell-properties fo:border="0.0069in solid #000000" style:writing-mode="lr-tb" fo:padding-top="0in" fo:padding-left="0.075in" fo:padding-bottom="0in" fo:padding-right="0.075in"/>
    </style:style>
    <style:style style:name="P582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29" style:family="table-cell">
      <style:table-cell-properties fo:border="0.0069in solid #000000" style:writing-mode="lr-tb" fo:padding-top="0in" fo:padding-left="0.075in" fo:padding-bottom="0in" fo:padding-right="0.075in"/>
    </style:style>
    <style:style style:name="P58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33" style:family="table-row">
      <style:table-row-properties/>
    </style:style>
    <style:style style:name="TableCell5834" style:family="table-cell">
      <style:table-cell-properties fo:border="0.0069in solid #000000" style:writing-mode="lr-tb" fo:padding-top="0in" fo:padding-left="0.075in" fo:padding-bottom="0in" fo:padding-right="0.075in"/>
    </style:style>
    <style:style style:name="P58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P583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38" style:family="table-cell">
      <style:table-cell-properties fo:border="0.0069in solid #000000" style:writing-mode="lr-tb" fo:padding-top="0in" fo:padding-left="0.075in" fo:padding-bottom="0in" fo:padding-right="0.075in"/>
    </style:style>
    <style:style style:name="P58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40" style:family="table-cell">
      <style:table-cell-properties fo:border="0.0069in solid #000000" style:writing-mode="lr-tb" fo:padding-top="0in" fo:padding-left="0.075in" fo:padding-bottom="0in" fo:padding-right="0.075in"/>
    </style:style>
    <style:style style:name="P58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42" style:family="table-row">
      <style:table-row-properties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P58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45" style:family="table-cell">
      <style:table-cell-properties fo:border="0.0069in solid #000000" style:writing-mode="lr-tb" fo:padding-top="0in" fo:padding-left="0.075in" fo:padding-bottom="0in" fo:padding-right="0.075in"/>
    </style:style>
    <style:style style:name="P584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P58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49" style:family="table-cell">
      <style:table-cell-properties fo:border="0.0069in solid #000000" style:writing-mode="lr-tb" fo:padding-top="0in" fo:padding-left="0.075in" fo:padding-bottom="0in" fo:padding-right="0.075in"/>
    </style:style>
    <style:style style:name="P58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51" style:family="table-row">
      <style:table-row-properties/>
    </style:style>
    <style:style style:name="TableCell5852" style:family="table-cell">
      <style:table-cell-properties fo:border="0.0069in solid #000000" style:writing-mode="lr-tb" fo:padding-top="0in" fo:padding-left="0.075in" fo:padding-bottom="0in" fo:padding-right="0.075in"/>
    </style:style>
    <style:style style:name="P58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54" style:family="table-cell">
      <style:table-cell-properties fo:border="0.0069in solid #000000" style:writing-mode="lr-tb" fo:padding-top="0in" fo:padding-left="0.075in" fo:padding-bottom="0in" fo:padding-right="0.075in"/>
    </style:style>
    <style:style style:name="P585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56" style:family="table-cell">
      <style:table-cell-properties fo:border="0.0069in solid #000000" style:writing-mode="lr-tb" fo:padding-top="0in" fo:padding-left="0.075in" fo:padding-bottom="0in" fo:padding-right="0.075in"/>
    </style:style>
    <style:style style:name="P58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58" style:family="table-cell">
      <style:table-cell-properties fo:border="0.0069in solid #000000" style:writing-mode="lr-tb" fo:padding-top="0in" fo:padding-left="0.075in" fo:padding-bottom="0in" fo:padding-right="0.075in"/>
    </style:style>
    <style:style style:name="P58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60" style:family="table-row">
      <style:table-row-properties/>
    </style:style>
    <style:style style:name="TableCell5861" style:family="table-cell">
      <style:table-cell-properties fo:border="0.0069in solid #000000" style:writing-mode="lr-tb" fo:padding-top="0in" fo:padding-left="0.075in" fo:padding-bottom="0in" fo:padding-right="0.075in"/>
    </style:style>
    <style:style style:name="P58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63" style:family="table-cell">
      <style:table-cell-properties fo:border="0.0069in solid #000000" style:writing-mode="lr-tb" fo:padding-top="0in" fo:padding-left="0.075in" fo:padding-bottom="0in" fo:padding-right="0.075in"/>
    </style:style>
    <style:style style:name="P586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65" style:family="table-cell">
      <style:table-cell-properties fo:border="0.0069in solid #000000" style:writing-mode="lr-tb" fo:padding-top="0in" fo:padding-left="0.075in" fo:padding-bottom="0in" fo:padding-right="0.075in"/>
    </style:style>
    <style:style style:name="P58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67" style:family="table-cell">
      <style:table-cell-properties fo:border="0.0069in solid #000000" style:writing-mode="lr-tb" fo:padding-top="0in" fo:padding-left="0.075in" fo:padding-bottom="0in" fo:padding-right="0.075in"/>
    </style:style>
    <style:style style:name="P58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69" style:family="table-row">
      <style:table-row-properties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76" style:family="table-cell">
      <style:table-cell-properties fo:border="0.0069in solid #000000" style:writing-mode="lr-tb" fo:padding-top="0in" fo:padding-left="0.075in" fo:padding-bottom="0in" fo:padding-right="0.075in"/>
    </style:style>
    <style:style style:name="P58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78" style:family="table-row">
      <style:table-row-properties/>
    </style:style>
    <style:style style:name="TableCell5879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8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81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88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83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8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85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8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87" style:family="table-row">
      <style:table-row-properties/>
    </style:style>
    <style:style style:name="TableCell5888" style:family="table-cell">
      <style:table-cell-properties fo:border="0.0069in solid #000000" style:writing-mode="lr-tb" fo:padding-top="0in" fo:padding-left="0.075in" fo:padding-bottom="0in" fo:padding-right="0.075in"/>
    </style:style>
    <style:style style:name="P58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90" style:family="table-cell">
      <style:table-cell-properties fo:border="0.0069in solid #000000" style:writing-mode="lr-tb" fo:padding-top="0in" fo:padding-left="0.075in" fo:padding-bottom="0in" fo:padding-right="0.075in"/>
    </style:style>
    <style:style style:name="P589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92" style:family="table-cell">
      <style:table-cell-properties fo:border="0.0069in solid #000000" style:writing-mode="lr-tb" fo:padding-top="0in" fo:padding-left="0.075in" fo:padding-bottom="0in" fo:padding-right="0.075in"/>
    </style:style>
    <style:style style:name="P58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94" style:family="table-cell">
      <style:table-cell-properties fo:border="0.0069in solid #000000" style:writing-mode="lr-tb" fo:padding-top="0in" fo:padding-left="0.075in" fo:padding-bottom="0in" fo:padding-right="0.075in"/>
    </style:style>
    <style:style style:name="P58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896" style:family="table-row">
      <style:table-row-properties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99" style:family="table-cell">
      <style:table-cell-properties fo:border="0.0069in solid #000000" style:writing-mode="lr-tb" fo:padding-top="0in" fo:padding-left="0.075in" fo:padding-bottom="0in" fo:padding-right="0.075in"/>
    </style:style>
    <style:style style:name="P590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01" style:family="table-cell">
      <style:table-cell-properties fo:border="0.0069in solid #000000" style:writing-mode="lr-tb" fo:padding-top="0in" fo:padding-left="0.075in" fo:padding-bottom="0in" fo:padding-right="0.075in"/>
    </style:style>
    <style:style style:name="P59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03" style:family="table-cell">
      <style:table-cell-properties fo:border="0.0069in solid #000000" style:writing-mode="lr-tb" fo:padding-top="0in" fo:padding-left="0.075in" fo:padding-bottom="0in" fo:padding-right="0.075in"/>
    </style:style>
    <style:style style:name="P59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05" style:family="table-row">
      <style:table-row-properties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14" style:family="table-row">
      <style:table-row-properties/>
    </style:style>
    <style:style style:name="TableCell5915" style:family="table-cell">
      <style:table-cell-properties fo:border="0.0069in solid #000000" style:writing-mode="lr-tb" fo:padding-top="0in" fo:padding-left="0.075in" fo:padding-bottom="0in" fo:padding-right="0.075in"/>
    </style:style>
    <style:style style:name="P59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17" style:family="table-cell">
      <style:table-cell-properties fo:border="0.0069in solid #000000" style:writing-mode="lr-tb" fo:padding-top="0in" fo:padding-left="0.075in" fo:padding-bottom="0in" fo:padding-right="0.075in"/>
    </style:style>
    <style:style style:name="P591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19" style:family="table-cell">
      <style:table-cell-properties fo:border="0.0069in solid #000000" style:writing-mode="lr-tb" fo:padding-top="0in" fo:padding-left="0.075in" fo:padding-bottom="0in" fo:padding-right="0.075in"/>
    </style:style>
    <style:style style:name="P59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21" style:family="table-cell">
      <style:table-cell-properties fo:border="0.0069in solid #000000" style:writing-mode="lr-tb" fo:padding-top="0in" fo:padding-left="0.075in" fo:padding-bottom="0in" fo:padding-right="0.075in"/>
    </style:style>
    <style:style style:name="P59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23" style:family="table-row">
      <style:table-row-properties/>
    </style:style>
    <style:style style:name="TableCell5924" style:family="table-cell">
      <style:table-cell-properties fo:border="0.0069in solid #000000" style:writing-mode="lr-tb" fo:padding-top="0in" fo:padding-left="0.075in" fo:padding-bottom="0in" fo:padding-right="0.075in"/>
    </style:style>
    <style:style style:name="P59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26" style:family="table-cell">
      <style:table-cell-properties fo:border="0.0069in solid #000000" style:writing-mode="lr-tb" fo:padding-top="0in" fo:padding-left="0.075in" fo:padding-bottom="0in" fo:padding-right="0.075in"/>
    </style:style>
    <style:style style:name="P592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28" style:family="table-cell">
      <style:table-cell-properties fo:border="0.0069in solid #000000" style:writing-mode="lr-tb" fo:padding-top="0in" fo:padding-left="0.075in" fo:padding-bottom="0in" fo:padding-right="0.075in"/>
    </style:style>
    <style:style style:name="P59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30" style:family="table-cell">
      <style:table-cell-properties fo:border="0.0069in solid #000000" style:writing-mode="lr-tb" fo:padding-top="0in" fo:padding-left="0.075in" fo:padding-bottom="0in" fo:padding-right="0.075in"/>
    </style:style>
    <style:style style:name="P59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32" style:family="table-row">
      <style:table-row-properties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P593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39" style:family="table-cell">
      <style:table-cell-properties fo:border="0.0069in solid #000000" style:writing-mode="lr-tb" fo:padding-top="0in" fo:padding-left="0.075in" fo:padding-bottom="0in" fo:padding-right="0.075in"/>
    </style:style>
    <style:style style:name="P59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41" style:family="table-row">
      <style:table-row-properties/>
    </style:style>
    <style:style style:name="TableCell5942" style:family="table-cell">
      <style:table-cell-properties fo:border="0.0069in solid #000000" style:writing-mode="lr-tb" fo:padding-top="0in" fo:padding-left="0.075in" fo:padding-bottom="0in" fo:padding-right="0.075in"/>
    </style:style>
    <style:style style:name="P59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44" style:family="table-cell">
      <style:table-cell-properties fo:border="0.0069in solid #000000" style:writing-mode="lr-tb" fo:padding-top="0in" fo:padding-left="0.075in" fo:padding-bottom="0in" fo:padding-right="0.075in"/>
    </style:style>
    <style:style style:name="P594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48" style:family="table-cell">
      <style:table-cell-properties fo:border="0.0069in solid #000000" style:writing-mode="lr-tb" fo:padding-top="0in" fo:padding-left="0.075in" fo:padding-bottom="0in" fo:padding-right="0.075in"/>
    </style:style>
    <style:style style:name="P59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50" style:family="table-row">
      <style:table-row-properties/>
    </style:style>
    <style:style style:name="TableCell5951" style:family="table-cell">
      <style:table-cell-properties fo:border="0.0069in solid #000000" style:writing-mode="lr-tb" fo:padding-top="0in" fo:padding-left="0.075in" fo:padding-bottom="0in" fo:padding-right="0.075in"/>
    </style:style>
    <style:style style:name="P59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53" style:family="table-cell">
      <style:table-cell-properties fo:border="0.0069in solid #000000" style:writing-mode="lr-tb" fo:padding-top="0in" fo:padding-left="0.075in" fo:padding-bottom="0in" fo:padding-right="0.075in"/>
    </style:style>
    <style:style style:name="P595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55" style:family="table-cell">
      <style:table-cell-properties fo:border="0.0069in solid #000000" style:writing-mode="lr-tb" fo:padding-top="0in" fo:padding-left="0.075in" fo:padding-bottom="0in" fo:padding-right="0.075in"/>
    </style:style>
    <style:style style:name="P59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57" style:family="table-cell">
      <style:table-cell-properties fo:border="0.0069in solid #000000" style:writing-mode="lr-tb" fo:padding-top="0in" fo:padding-left="0.075in" fo:padding-bottom="0in" fo:padding-right="0.075in"/>
    </style:style>
    <style:style style:name="P59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59" style:family="table-row">
      <style:table-row-properties/>
    </style:style>
    <style:style style:name="TableCell5960" style:family="table-cell">
      <style:table-cell-properties fo:border="0.0069in solid #000000" style:writing-mode="lr-tb" fo:padding-top="0in" fo:padding-left="0.075in" fo:padding-bottom="0in" fo:padding-right="0.075in"/>
    </style:style>
    <style:style style:name="P59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62" style:family="table-cell">
      <style:table-cell-properties fo:border="0.0069in solid #000000" style:writing-mode="lr-tb" fo:padding-top="0in" fo:padding-left="0.075in" fo:padding-bottom="0in" fo:padding-right="0.075in"/>
    </style:style>
    <style:style style:name="P596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68" style:family="table-row">
      <style:table-row-properties/>
    </style:style>
    <style:style style:name="TableCell5969" style:family="table-cell">
      <style:table-cell-properties fo:border="0.0069in solid #000000" style:writing-mode="lr-tb" fo:padding-top="0in" fo:padding-left="0.075in" fo:padding-bottom="0in" fo:padding-right="0.075in"/>
    </style:style>
    <style:style style:name="P59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71" style:family="table-cell">
      <style:table-cell-properties fo:border="0.0069in solid #000000" style:writing-mode="lr-tb" fo:padding-top="0in" fo:padding-left="0.075in" fo:padding-bottom="0in" fo:padding-right="0.075in"/>
    </style:style>
    <style:style style:name="P597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75" style:family="table-cell">
      <style:table-cell-properties fo:border="0.0069in solid #000000" style:writing-mode="lr-tb" fo:padding-top="0in" fo:padding-left="0.075in" fo:padding-bottom="0in" fo:padding-right="0.075in"/>
    </style:style>
    <style:style style:name="P59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77" style:family="table-row">
      <style:table-row-properties/>
    </style:style>
    <style:style style:name="TableCell5978" style:family="table-cell">
      <style:table-cell-properties fo:border="0.0069in solid #000000" style:writing-mode="lr-tb" fo:padding-top="0in" fo:padding-left="0.075in" fo:padding-bottom="0in" fo:padding-right="0.075in"/>
    </style:style>
    <style:style style:name="P59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80" style:family="table-cell">
      <style:table-cell-properties fo:border="0.0069in solid #000000" style:writing-mode="lr-tb" fo:padding-top="0in" fo:padding-left="0.075in" fo:padding-bottom="0in" fo:padding-right="0.075in"/>
    </style:style>
    <style:style style:name="P598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82" style:family="table-cell">
      <style:table-cell-properties fo:border="0.0069in solid #000000" style:writing-mode="lr-tb" fo:padding-top="0in" fo:padding-left="0.075in" fo:padding-bottom="0in" fo:padding-right="0.075in"/>
    </style:style>
    <style:style style:name="P59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84" style:family="table-cell">
      <style:table-cell-properties fo:border="0.0069in solid #000000" style:writing-mode="lr-tb" fo:padding-top="0in" fo:padding-left="0.075in" fo:padding-bottom="0in" fo:padding-right="0.075in"/>
    </style:style>
    <style:style style:name="P59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86" style:family="table-row">
      <style:table-row-properties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91" style:family="table-cell">
      <style:table-cell-properties fo:border="0.0069in solid #000000" style:writing-mode="lr-tb" fo:padding-top="0in" fo:padding-left="0.075in" fo:padding-bottom="0in" fo:padding-right="0.075in"/>
    </style:style>
    <style:style style:name="P59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93" style:family="table-cell">
      <style:table-cell-properties fo:border="0.0069in solid #000000" style:writing-mode="lr-tb" fo:padding-top="0in" fo:padding-left="0.075in" fo:padding-bottom="0in" fo:padding-right="0.075in"/>
    </style:style>
    <style:style style:name="P59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995" style:family="table-row">
      <style:table-row-properties/>
    </style:style>
    <style:style style:name="TableCell5996" style:family="table-cell">
      <style:table-cell-properties fo:border="0.0069in solid #000000" style:writing-mode="lr-tb" fo:padding-top="0in" fo:padding-left="0.075in" fo:padding-bottom="0in" fo:padding-right="0.075in"/>
    </style:style>
    <style:style style:name="P59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9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00" style:family="table-cell">
      <style:table-cell-properties fo:border="0.0069in solid #000000" style:writing-mode="lr-tb" fo:padding-top="0in" fo:padding-left="0.075in" fo:padding-bottom="0in" fo:padding-right="0.075in"/>
    </style:style>
    <style:style style:name="P60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02" style:family="table-cell">
      <style:table-cell-properties fo:border="0.0069in solid #000000" style:writing-mode="lr-tb" fo:padding-top="0in" fo:padding-left="0.075in" fo:padding-bottom="0in" fo:padding-right="0.075in"/>
    </style:style>
    <style:style style:name="P60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04" style:family="table-row">
      <style:table-row-properties/>
    </style:style>
    <style:style style:name="TableCell6005" style:family="table-cell">
      <style:table-cell-properties fo:border="0.0069in solid #000000" style:writing-mode="lr-tb" fo:padding-top="0in" fo:padding-left="0.075in" fo:padding-bottom="0in" fo:padding-right="0.075in"/>
    </style:style>
    <style:style style:name="P60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07" style:family="table-cell">
      <style:table-cell-properties fo:border="0.0069in solid #000000" style:writing-mode="lr-tb" fo:padding-top="0in" fo:padding-left="0.075in" fo:padding-bottom="0in" fo:padding-right="0.075in"/>
    </style:style>
    <style:style style:name="P600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09" style:family="table-cell">
      <style:table-cell-properties fo:border="0.0069in solid #000000" style:writing-mode="lr-tb" fo:padding-top="0in" fo:padding-left="0.075in" fo:padding-bottom="0in" fo:padding-right="0.075in"/>
    </style:style>
    <style:style style:name="P60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11" style:family="table-cell">
      <style:table-cell-properties fo:border="0.0069in solid #000000" style:writing-mode="lr-tb" fo:padding-top="0in" fo:padding-left="0.075in" fo:padding-bottom="0in" fo:padding-right="0.075in"/>
    </style:style>
    <style:style style:name="P60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13" style:family="table-row">
      <style:table-row-properties/>
    </style:style>
    <style:style style:name="TableCell6014" style:family="table-cell">
      <style:table-cell-properties fo:border="0.0069in solid #000000" style:writing-mode="lr-tb" fo:padding-top="0in" fo:padding-left="0.075in" fo:padding-bottom="0in" fo:padding-right="0.075in"/>
    </style:style>
    <style:style style:name="P60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16" style:family="table-cell">
      <style:table-cell-properties fo:border="0.0069in solid #000000" style:writing-mode="lr-tb" fo:padding-top="0in" fo:padding-left="0.075in" fo:padding-bottom="0in" fo:padding-right="0.075in"/>
    </style:style>
    <style:style style:name="P601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18" style:family="table-cell">
      <style:table-cell-properties fo:border="0.0069in solid #000000" style:writing-mode="lr-tb" fo:padding-top="0in" fo:padding-left="0.075in" fo:padding-bottom="0in" fo:padding-right="0.075in"/>
    </style:style>
    <style:style style:name="P60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20" style:family="table-cell">
      <style:table-cell-properties fo:border="0.0069in solid #000000" style:writing-mode="lr-tb" fo:padding-top="0in" fo:padding-left="0.075in" fo:padding-bottom="0in" fo:padding-right="0.075in"/>
    </style:style>
    <style:style style:name="P60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22" style:family="table-row">
      <style:table-row-properties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31" style:family="table-row">
      <style:table-row-properties/>
    </style:style>
    <style:style style:name="TableCell6032" style:family="table-cell">
      <style:table-cell-properties fo:border="0.0069in solid #000000" style:writing-mode="lr-tb" fo:padding-top="0in" fo:padding-left="0.075in" fo:padding-bottom="0in" fo:padding-right="0.075in"/>
    </style:style>
    <style:style style:name="P60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34" style:family="table-cell">
      <style:table-cell-properties fo:border="0.0069in solid #000000" style:writing-mode="lr-tb" fo:padding-top="0in" fo:padding-left="0.075in" fo:padding-bottom="0in" fo:padding-right="0.075in"/>
    </style:style>
    <style:style style:name="P603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36" style:family="table-cell">
      <style:table-cell-properties fo:border="0.0069in solid #000000" style:writing-mode="lr-tb" fo:padding-top="0in" fo:padding-left="0.075in" fo:padding-bottom="0in" fo:padding-right="0.075in"/>
    </style:style>
    <style:style style:name="P60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40" style:family="table-row">
      <style:table-row-properties/>
    </style:style>
    <style:style style:name="TableCell6041" style:family="table-cell">
      <style:table-cell-properties fo:border="0.0069in solid #000000" style:writing-mode="lr-tb" fo:padding-top="0in" fo:padding-left="0.075in" fo:padding-bottom="0in" fo:padding-right="0.075in"/>
    </style:style>
    <style:style style:name="P60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43" style:family="table-cell">
      <style:table-cell-properties fo:border="0.0069in solid #000000" style:writing-mode="lr-tb" fo:padding-top="0in" fo:padding-left="0.075in" fo:padding-bottom="0in" fo:padding-right="0.075in"/>
    </style:style>
    <style:style style:name="P604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45" style:family="table-cell">
      <style:table-cell-properties fo:border="0.0069in solid #000000" style:writing-mode="lr-tb" fo:padding-top="0in" fo:padding-left="0.075in" fo:padding-bottom="0in" fo:padding-right="0.075in"/>
    </style:style>
    <style:style style:name="P60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47" style:family="table-cell">
      <style:table-cell-properties fo:border="0.0069in solid #000000" style:writing-mode="lr-tb" fo:padding-top="0in" fo:padding-left="0.075in" fo:padding-bottom="0in" fo:padding-right="0.075in"/>
    </style:style>
    <style:style style:name="P60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49" style:family="table-row">
      <style:table-row-properties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54" style:family="table-cell">
      <style:table-cell-properties fo:border="0.0069in solid #000000" style:writing-mode="lr-tb" fo:padding-top="0in" fo:padding-left="0.075in" fo:padding-bottom="0in" fo:padding-right="0.075in"/>
    </style:style>
    <style:style style:name="P60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56" style:family="table-cell">
      <style:table-cell-properties fo:border="0.0069in solid #000000" style:writing-mode="lr-tb" fo:padding-top="0in" fo:padding-left="0.075in" fo:padding-bottom="0in" fo:padding-right="0.075in"/>
    </style:style>
    <style:style style:name="P60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58" style:family="table-row">
      <style:table-row-properties/>
    </style:style>
    <style:style style:name="TableCell6059" style:family="table-cell">
      <style:table-cell-properties fo:border="0.0069in solid #000000" style:writing-mode="lr-tb" fo:padding-top="0in" fo:padding-left="0.075in" fo:padding-bottom="0in" fo:padding-right="0.075in"/>
    </style:style>
    <style:style style:name="P60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63" style:family="table-cell">
      <style:table-cell-properties fo:border="0.0069in solid #000000" style:writing-mode="lr-tb" fo:padding-top="0in" fo:padding-left="0.075in" fo:padding-bottom="0in" fo:padding-right="0.075in"/>
    </style:style>
    <style:style style:name="P60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67" style:family="table-row">
      <style:table-row-properties/>
    </style:style>
    <style:style style:name="TableCell6068" style:family="table-cell">
      <style:table-cell-properties fo:border="0.0069in solid #000000" style:writing-mode="lr-tb" fo:padding-top="0in" fo:padding-left="0.075in" fo:padding-bottom="0in" fo:padding-right="0.075in"/>
    </style:style>
    <style:style style:name="P60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70" style:family="table-cell">
      <style:table-cell-properties fo:border="0.0069in solid #000000" style:writing-mode="lr-tb" fo:padding-top="0in" fo:padding-left="0.075in" fo:padding-bottom="0in" fo:padding-right="0.075in"/>
    </style:style>
    <style:style style:name="P607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72" style:family="table-cell">
      <style:table-cell-properties fo:border="0.0069in solid #000000" style:writing-mode="lr-tb" fo:padding-top="0in" fo:padding-left="0.075in" fo:padding-bottom="0in" fo:padding-right="0.075in"/>
    </style:style>
    <style:style style:name="P60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74" style:family="table-cell">
      <style:table-cell-properties fo:border="0.0069in solid #000000" style:writing-mode="lr-tb" fo:padding-top="0in" fo:padding-left="0.075in" fo:padding-bottom="0in" fo:padding-right="0.075in"/>
    </style:style>
    <style:style style:name="P60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76" style:family="table-row">
      <style:table-row-properties/>
    </style:style>
    <style:style style:name="TableCell6077" style:family="table-cell">
      <style:table-cell-properties fo:border="0.0069in solid #000000" style:writing-mode="lr-tb" fo:padding-top="0in" fo:padding-left="0.075in" fo:padding-bottom="0in" fo:padding-right="0.075in"/>
    </style:style>
    <style:style style:name="P60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79" style:family="table-cell">
      <style:table-cell-properties fo:border="0.0069in solid #000000" style:writing-mode="lr-tb" fo:padding-top="0in" fo:padding-left="0.075in" fo:padding-bottom="0in" fo:padding-right="0.075in"/>
    </style:style>
    <style:style style:name="P608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83" style:family="table-cell">
      <style:table-cell-properties fo:border="0.0069in solid #000000" style:writing-mode="lr-tb" fo:padding-top="0in" fo:padding-left="0.075in" fo:padding-bottom="0in" fo:padding-right="0.075in"/>
    </style:style>
    <style:style style:name="P60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85" style:family="table-row">
      <style:table-row-properties/>
    </style:style>
    <style:style style:name="TableCell6086" style:family="table-cell">
      <style:table-cell-properties fo:border="0.0069in solid #000000" style:writing-mode="lr-tb" fo:padding-top="0in" fo:padding-left="0.075in" fo:padding-bottom="0in" fo:padding-right="0.075in"/>
    </style:style>
    <style:style style:name="P60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90" style:family="table-cell">
      <style:table-cell-properties fo:border="0.0069in solid #000000" style:writing-mode="lr-tb" fo:padding-top="0in" fo:padding-left="0.075in" fo:padding-bottom="0in" fo:padding-right="0.075in"/>
    </style:style>
    <style:style style:name="P60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92" style:family="table-cell">
      <style:table-cell-properties fo:border="0.0069in solid #000000" style:writing-mode="lr-tb" fo:padding-top="0in" fo:padding-left="0.075in" fo:padding-bottom="0in" fo:padding-right="0.075in"/>
    </style:style>
    <style:style style:name="P60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094" style:family="table-row">
      <style:table-row-properties/>
    </style:style>
    <style:style style:name="TableCell6095" style:family="table-cell">
      <style:table-cell-properties fo:border="0.0069in solid #000000" style:writing-mode="lr-tb" fo:padding-top="0in" fo:padding-left="0.075in" fo:padding-bottom="0in" fo:padding-right="0.075in"/>
    </style:style>
    <style:style style:name="P60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97" style:family="table-cell">
      <style:table-cell-properties fo:border="0.0069in solid #000000" style:writing-mode="lr-tb" fo:padding-top="0in" fo:padding-left="0.075in" fo:padding-bottom="0in" fo:padding-right="0.075in"/>
    </style:style>
    <style:style style:name="P609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099" style:family="table-cell">
      <style:table-cell-properties fo:border="0.0069in solid #000000" style:writing-mode="lr-tb" fo:padding-top="0in" fo:padding-left="0.075in" fo:padding-bottom="0in" fo:padding-right="0.075in"/>
    </style:style>
    <style:style style:name="P61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01" style:family="table-cell">
      <style:table-cell-properties fo:border="0.0069in solid #000000" style:writing-mode="lr-tb" fo:padding-top="0in" fo:padding-left="0.075in" fo:padding-bottom="0in" fo:padding-right="0.075in"/>
    </style:style>
    <style:style style:name="P61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03" style:family="table-row">
      <style:table-row-properties/>
    </style:style>
    <style:style style:name="TableCell6104" style:family="table-cell">
      <style:table-cell-properties fo:border="0.0069in solid #000000" style:writing-mode="lr-tb" fo:padding-top="0in" fo:padding-left="0.075in" fo:padding-bottom="0in" fo:padding-right="0.075in"/>
    </style:style>
    <style:style style:name="P61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06" style:family="table-cell">
      <style:table-cell-properties fo:border="0.0069in solid #000000" style:writing-mode="lr-tb" fo:padding-top="0in" fo:padding-left="0.075in" fo:padding-bottom="0in" fo:padding-right="0.075in"/>
    </style:style>
    <style:style style:name="P610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08" style:family="table-cell">
      <style:table-cell-properties fo:border="0.0069in solid #000000" style:writing-mode="lr-tb" fo:padding-top="0in" fo:padding-left="0.075in" fo:padding-bottom="0in" fo:padding-right="0.075in"/>
    </style:style>
    <style:style style:name="P61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12" style:family="table-row">
      <style:table-row-properties/>
    </style:style>
    <style:style style:name="TableCell6113" style:family="table-cell">
      <style:table-cell-properties fo:border="0.0069in solid #000000" style:writing-mode="lr-tb" fo:padding-top="0in" fo:padding-left="0.075in" fo:padding-bottom="0in" fo:padding-right="0.075in"/>
    </style:style>
    <style:style style:name="P61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15" style:family="table-cell">
      <style:table-cell-properties fo:border="0.0069in solid #000000" style:writing-mode="lr-tb" fo:padding-top="0in" fo:padding-left="0.075in" fo:padding-bottom="0in" fo:padding-right="0.075in"/>
    </style:style>
    <style:style style:name="P611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17" style:family="table-cell">
      <style:table-cell-properties fo:border="0.0069in solid #000000" style:writing-mode="lr-tb" fo:padding-top="0in" fo:padding-left="0.075in" fo:padding-bottom="0in" fo:padding-right="0.075in"/>
    </style:style>
    <style:style style:name="P61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19" style:family="table-cell">
      <style:table-cell-properties fo:border="0.0069in solid #000000" style:writing-mode="lr-tb" fo:padding-top="0in" fo:padding-left="0.075in" fo:padding-bottom="0in" fo:padding-right="0.075in"/>
    </style:style>
    <style:style style:name="P61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21" style:family="table-row">
      <style:table-row-properties/>
    </style:style>
    <style:style style:name="TableCell6122" style:family="table-cell">
      <style:table-cell-properties fo:border="0.0069in solid #000000" style:writing-mode="lr-tb" fo:padding-top="0in" fo:padding-left="0.075in" fo:padding-bottom="0in" fo:padding-right="0.075in"/>
    </style:style>
    <style:style style:name="P61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24" style:family="table-cell">
      <style:table-cell-properties fo:border="0.0069in solid #000000" style:writing-mode="lr-tb" fo:padding-top="0in" fo:padding-left="0.075in" fo:padding-bottom="0in" fo:padding-right="0.075in"/>
    </style:style>
    <style:style style:name="P612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26" style:family="table-cell">
      <style:table-cell-properties fo:border="0.0069in solid #000000" style:writing-mode="lr-tb" fo:padding-top="0in" fo:padding-left="0.075in" fo:padding-bottom="0in" fo:padding-right="0.075in"/>
    </style:style>
    <style:style style:name="P61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28" style:family="table-cell">
      <style:table-cell-properties fo:border="0.0069in solid #000000" style:writing-mode="lr-tb" fo:padding-top="0in" fo:padding-left="0.075in" fo:padding-bottom="0in" fo:padding-right="0.075in"/>
    </style:style>
    <style:style style:name="P61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30" style:family="table-row">
      <style:table-row-properties/>
    </style:style>
    <style:style style:name="TableCell6131" style:family="table-cell">
      <style:table-cell-properties fo:border="0.0069in solid #000000" style:writing-mode="lr-tb" fo:padding-top="0in" fo:padding-left="0.075in" fo:padding-bottom="0in" fo:padding-right="0.075in"/>
    </style:style>
    <style:style style:name="P61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33" style:family="table-cell">
      <style:table-cell-properties fo:border="0.0069in solid #000000" style:writing-mode="lr-tb" fo:padding-top="0in" fo:padding-left="0.075in" fo:padding-bottom="0in" fo:padding-right="0.075in"/>
    </style:style>
    <style:style style:name="P613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35" style:family="table-cell">
      <style:table-cell-properties fo:border="0.0069in solid #000000" style:writing-mode="lr-tb" fo:padding-top="0in" fo:padding-left="0.075in" fo:padding-bottom="0in" fo:padding-right="0.075in"/>
    </style:style>
    <style:style style:name="P61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37" style:family="table-cell">
      <style:table-cell-properties fo:border="0.0069in solid #000000" style:writing-mode="lr-tb" fo:padding-top="0in" fo:padding-left="0.075in" fo:padding-bottom="0in" fo:padding-right="0.075in"/>
    </style:style>
    <style:style style:name="P61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39" style:family="table-row">
      <style:table-row-properties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48" style:family="table-row">
      <style:table-row-properties/>
    </style:style>
    <style:style style:name="TableCell6149" style:family="table-cell">
      <style:table-cell-properties fo:border="0.0069in solid #000000" style:writing-mode="lr-tb" fo:padding-top="0in" fo:padding-left="0.075in" fo:padding-bottom="0in" fo:padding-right="0.075in"/>
    </style:style>
    <style:style style:name="P61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51" style:family="table-cell">
      <style:table-cell-properties fo:border="0.0069in solid #000000" style:writing-mode="lr-tb" fo:padding-top="0in" fo:padding-left="0.075in" fo:padding-bottom="0in" fo:padding-right="0.075in"/>
    </style:style>
    <style:style style:name="P615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53" style:family="table-cell">
      <style:table-cell-properties fo:border="0.0069in solid #000000" style:writing-mode="lr-tb" fo:padding-top="0in" fo:padding-left="0.075in" fo:padding-bottom="0in" fo:padding-right="0.075in"/>
    </style:style>
    <style:style style:name="P61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55" style:family="table-cell">
      <style:table-cell-properties fo:border="0.0069in solid #000000" style:writing-mode="lr-tb" fo:padding-top="0in" fo:padding-left="0.075in" fo:padding-bottom="0in" fo:padding-right="0.075in"/>
    </style:style>
    <style:style style:name="P61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57" style:family="table-row">
      <style:table-row-properties/>
    </style:style>
    <style:style style:name="TableCell6158" style:family="table-cell">
      <style:table-cell-properties fo:border="0.0069in solid #000000" style:writing-mode="lr-tb" fo:padding-top="0in" fo:padding-left="0.075in" fo:padding-bottom="0in" fo:padding-right="0.075in"/>
    </style:style>
    <style:style style:name="P61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60" style:family="table-cell">
      <style:table-cell-properties fo:border="0.0069in solid #000000" style:writing-mode="lr-tb" fo:padding-top="0in" fo:padding-left="0.075in" fo:padding-bottom="0in" fo:padding-right="0.075in"/>
    </style:style>
    <style:style style:name="P616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62" style:family="table-cell">
      <style:table-cell-properties fo:border="0.0069in solid #000000" style:writing-mode="lr-tb" fo:padding-top="0in" fo:padding-left="0.075in" fo:padding-bottom="0in" fo:padding-right="0.075in"/>
    </style:style>
    <style:style style:name="P61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64" style:family="table-cell">
      <style:table-cell-properties fo:border="0.0069in solid #000000" style:writing-mode="lr-tb" fo:padding-top="0in" fo:padding-left="0.075in" fo:padding-bottom="0in" fo:padding-right="0.075in"/>
    </style:style>
    <style:style style:name="P61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1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67" style:family="table-row">
      <style:table-row-properties/>
    </style:style>
    <style:style style:name="TableCell6168" style:family="table-cell">
      <style:table-cell-properties fo:border="0.0069in solid #000000" style:writing-mode="lr-tb" fo:padding-top="0in" fo:padding-left="0.075in" fo:padding-bottom="0in" fo:padding-right="0.075in"/>
    </style:style>
    <style:style style:name="P61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70" style:family="table-cell">
      <style:table-cell-properties fo:border="0.0069in solid #000000" style:writing-mode="lr-tb" fo:padding-top="0in" fo:padding-left="0.075in" fo:padding-bottom="0in" fo:padding-right="0.075in"/>
    </style:style>
    <style:style style:name="P617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72" style:family="table-cell">
      <style:table-cell-properties fo:border="0.0069in solid #000000" style:writing-mode="lr-tb" fo:padding-top="0in" fo:padding-left="0.075in" fo:padding-bottom="0in" fo:padding-right="0.075in"/>
    </style:style>
    <style:style style:name="P61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74" style:family="table-cell">
      <style:table-cell-properties fo:border="0.0069in solid #000000" style:writing-mode="lr-tb" fo:padding-top="0in" fo:padding-left="0.075in" fo:padding-bottom="0in" fo:padding-right="0.075in"/>
    </style:style>
    <style:style style:name="P61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1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77" style:family="table-row">
      <style:table-row-properties/>
    </style:style>
    <style:style style:name="TableCell6178" style:family="table-cell">
      <style:table-cell-properties fo:border="0.0069in solid #000000" style:writing-mode="lr-tb" fo:padding-top="0in" fo:padding-left="0.075in" fo:padding-bottom="0in" fo:padding-right="0.075in"/>
    </style:style>
    <style:style style:name="P61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86" style:family="table-row">
      <style:table-row-properties/>
    </style:style>
    <style:style style:name="TableCell6187" style:family="table-cell">
      <style:table-cell-properties fo:border="0.0069in solid #000000" style:writing-mode="lr-tb" fo:padding-top="0in" fo:padding-left="0.075in" fo:padding-bottom="0in" fo:padding-right="0.075in"/>
    </style:style>
    <style:style style:name="P61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89" style:family="table-cell">
      <style:table-cell-properties fo:border="0.0069in solid #000000" style:writing-mode="lr-tb" fo:padding-top="0in" fo:padding-left="0.075in" fo:padding-bottom="0in" fo:padding-right="0.075in"/>
    </style:style>
    <style:style style:name="P619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91" style:family="table-cell">
      <style:table-cell-properties fo:border="0.0069in solid #000000" style:writing-mode="lr-tb" fo:padding-top="0in" fo:padding-left="0.075in" fo:padding-bottom="0in" fo:padding-right="0.075in"/>
    </style:style>
    <style:style style:name="P61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195" style:family="table-row">
      <style:table-row-properties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198" style:family="table-cell">
      <style:table-cell-properties fo:border="0.0069in solid #000000" style:writing-mode="lr-tb" fo:padding-top="0in" fo:padding-left="0.075in" fo:padding-bottom="0in" fo:padding-right="0.075in"/>
    </style:style>
    <style:style style:name="P619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00" style:family="table-cell">
      <style:table-cell-properties fo:border="0.0069in solid #000000" style:writing-mode="lr-tb" fo:padding-top="0in" fo:padding-left="0.075in" fo:padding-bottom="0in" fo:padding-right="0.075in"/>
    </style:style>
    <style:style style:name="P6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02" style:family="table-cell">
      <style:table-cell-properties fo:border="0.0069in solid #000000" style:writing-mode="lr-tb" fo:padding-top="0in" fo:padding-left="0.075in" fo:padding-bottom="0in" fo:padding-right="0.075in"/>
    </style:style>
    <style:style style:name="P62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04" style:family="table-row">
      <style:table-row-properties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07" style:family="table-cell">
      <style:table-cell-properties fo:border="0.0069in solid #000000" style:writing-mode="lr-tb" fo:padding-top="0in" fo:padding-left="0.075in" fo:padding-bottom="0in" fo:padding-right="0.075in"/>
    </style:style>
    <style:style style:name="P620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11" style:family="table-cell">
      <style:table-cell-properties fo:border="0.0069in solid #000000" style:writing-mode="lr-tb" fo:padding-top="0in" fo:padding-left="0.075in" fo:padding-bottom="0in" fo:padding-right="0.075in"/>
    </style:style>
    <style:style style:name="P62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13" style:family="table-row">
      <style:table-row-properties/>
    </style:style>
    <style:style style:name="TableCell6214" style:family="table-cell">
      <style:table-cell-properties fo:border="0.0069in solid #000000" style:writing-mode="lr-tb" fo:padding-top="0in" fo:padding-left="0.075in" fo:padding-bottom="0in" fo:padding-right="0.075in"/>
    </style:style>
    <style:style style:name="P62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18" style:family="table-cell">
      <style:table-cell-properties fo:border="0.0069in solid #000000" style:writing-mode="lr-tb" fo:padding-top="0in" fo:padding-left="0.075in" fo:padding-bottom="0in" fo:padding-right="0.075in"/>
    </style:style>
    <style:style style:name="P62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20" style:family="table-cell">
      <style:table-cell-properties fo:border="0.0069in solid #000000" style:writing-mode="lr-tb" fo:padding-top="0in" fo:padding-left="0.075in" fo:padding-bottom="0in" fo:padding-right="0.075in"/>
    </style:style>
    <style:style style:name="P62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22" style:family="table-row">
      <style:table-row-properties/>
    </style:style>
    <style:style style:name="TableCell6223" style:family="table-cell">
      <style:table-cell-properties fo:border="0.0069in solid #000000" style:writing-mode="lr-tb" fo:padding-top="0in" fo:padding-left="0.075in" fo:padding-bottom="0in" fo:padding-right="0.075in"/>
    </style:style>
    <style:style style:name="P62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25" style:family="table-cell">
      <style:table-cell-properties fo:border="0.0069in solid #000000" style:writing-mode="lr-tb" fo:padding-top="0in" fo:padding-left="0.075in" fo:padding-bottom="0in" fo:padding-right="0.075in"/>
    </style:style>
    <style:style style:name="P622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27" style:family="table-cell">
      <style:table-cell-properties fo:border="0.0069in solid #000000" style:writing-mode="lr-tb" fo:padding-top="0in" fo:padding-left="0.075in" fo:padding-bottom="0in" fo:padding-right="0.075in"/>
    </style:style>
    <style:style style:name="P62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29" style:family="table-cell">
      <style:table-cell-properties fo:border="0.0069in solid #000000" style:writing-mode="lr-tb" fo:padding-top="0in" fo:padding-left="0.075in" fo:padding-bottom="0in" fo:padding-right="0.075in"/>
    </style:style>
    <style:style style:name="P62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31" style:family="table-row">
      <style:table-row-properties/>
    </style:style>
    <style:style style:name="TableCell6232" style:family="table-cell">
      <style:table-cell-properties fo:border="0.0069in solid #000000" style:writing-mode="lr-tb" fo:padding-top="0in" fo:padding-left="0.075in" fo:padding-bottom="0in" fo:padding-right="0.075in"/>
    </style:style>
    <style:style style:name="P62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34" style:family="table-cell">
      <style:table-cell-properties fo:border="0.0069in solid #000000" style:writing-mode="lr-tb" fo:padding-top="0in" fo:padding-left="0.075in" fo:padding-bottom="0in" fo:padding-right="0.075in"/>
    </style:style>
    <style:style style:name="P623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36" style:family="table-cell">
      <style:table-cell-properties fo:border="0.0069in solid #000000" style:writing-mode="lr-tb" fo:padding-top="0in" fo:padding-left="0.075in" fo:padding-bottom="0in" fo:padding-right="0.075in"/>
    </style:style>
    <style:style style:name="P6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40" style:family="table-row">
      <style:table-row-properties/>
    </style:style>
    <style:style style:name="TableCell6241" style:family="table-cell">
      <style:table-cell-properties fo:border="0.0069in solid #000000" style:writing-mode="lr-tb" fo:padding-top="0in" fo:padding-left="0.075in" fo:padding-bottom="0in" fo:padding-right="0.075in"/>
    </style:style>
    <style:style style:name="P62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43" style:family="table-cell">
      <style:table-cell-properties fo:border="0.0069in solid #000000" style:writing-mode="lr-tb" fo:padding-top="0in" fo:padding-left="0.075in" fo:padding-bottom="0in" fo:padding-right="0.075in"/>
    </style:style>
    <style:style style:name="P624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45" style:family="table-cell">
      <style:table-cell-properties fo:border="0.0069in solid #000000" style:writing-mode="lr-tb" fo:padding-top="0in" fo:padding-left="0.075in" fo:padding-bottom="0in" fo:padding-right="0.075in"/>
    </style:style>
    <style:style style:name="P62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47" style:family="table-cell">
      <style:table-cell-properties fo:border="0.0069in solid #000000" style:writing-mode="lr-tb" fo:padding-top="0in" fo:padding-left="0.075in" fo:padding-bottom="0in" fo:padding-right="0.075in"/>
    </style:style>
    <style:style style:name="P62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49" style:family="table-row">
      <style:table-row-properties/>
    </style:style>
    <style:style style:name="TableCell6250" style:family="table-cell">
      <style:table-cell-properties fo:border="0.0069in solid #000000" style:writing-mode="lr-tb" fo:padding-top="0in" fo:padding-left="0.075in" fo:padding-bottom="0in" fo:padding-right="0.075in"/>
    </style:style>
    <style:style style:name="P62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52" style:family="table-cell">
      <style:table-cell-properties fo:border="0.0069in solid #000000" style:writing-mode="lr-tb" fo:padding-top="0in" fo:padding-left="0.075in" fo:padding-bottom="0in" fo:padding-right="0.075in"/>
    </style:style>
    <style:style style:name="P625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54" style:family="table-cell">
      <style:table-cell-properties fo:border="0.0069in solid #000000" style:writing-mode="lr-tb" fo:padding-top="0in" fo:padding-left="0.075in" fo:padding-bottom="0in" fo:padding-right="0.075in"/>
    </style:style>
    <style:style style:name="P62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56" style:family="table-cell">
      <style:table-cell-properties fo:border="0.0069in solid #000000" style:writing-mode="lr-tb" fo:padding-top="0in" fo:padding-left="0.075in" fo:padding-bottom="0in" fo:padding-right="0.075in"/>
    </style:style>
    <style:style style:name="P62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58" style:family="table-row">
      <style:table-row-properties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67" style:family="table-row">
      <style:table-row-properties/>
    </style:style>
    <style:style style:name="TableCell6268" style:family="table-cell">
      <style:table-cell-properties fo:border="0.0069in solid #000000" style:writing-mode="lr-tb" fo:padding-top="0in" fo:padding-left="0.075in" fo:padding-bottom="0in" fo:padding-right="0.075in"/>
    </style:style>
    <style:style style:name="P62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70" style:family="table-cell">
      <style:table-cell-properties fo:border="0.0069in solid #000000" style:writing-mode="lr-tb" fo:padding-top="0in" fo:padding-left="0.075in" fo:padding-bottom="0in" fo:padding-right="0.075in"/>
    </style:style>
    <style:style style:name="P627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72" style:family="table-cell">
      <style:table-cell-properties fo:border="0.0069in solid #000000" style:writing-mode="lr-tb" fo:padding-top="0in" fo:padding-left="0.075in" fo:padding-bottom="0in" fo:padding-right="0.075in"/>
    </style:style>
    <style:style style:name="P62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74" style:family="table-cell">
      <style:table-cell-properties fo:border="0.0069in solid #000000" style:writing-mode="lr-tb" fo:padding-top="0in" fo:padding-left="0.075in" fo:padding-bottom="0in" fo:padding-right="0.075in"/>
    </style:style>
    <style:style style:name="P62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76" style:family="table-row">
      <style:table-row-properties/>
    </style:style>
    <style:style style:name="TableCell6277" style:family="table-cell">
      <style:table-cell-properties fo:border="0.0069in solid #000000" style:writing-mode="lr-tb" fo:padding-top="0in" fo:padding-left="0.075in" fo:padding-bottom="0in" fo:padding-right="0.075in"/>
    </style:style>
    <style:style style:name="P6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79" style:family="table-cell">
      <style:table-cell-properties fo:border="0.0069in solid #000000" style:writing-mode="lr-tb" fo:padding-top="0in" fo:padding-left="0.075in" fo:padding-bottom="0in" fo:padding-right="0.075in"/>
    </style:style>
    <style:style style:name="P628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81" style:family="table-cell">
      <style:table-cell-properties fo:border="0.0069in solid #000000" style:writing-mode="lr-tb" fo:padding-top="0in" fo:padding-left="0.075in" fo:padding-bottom="0in" fo:padding-right="0.075in"/>
    </style:style>
    <style:style style:name="P62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83" style:family="table-cell">
      <style:table-cell-properties fo:border="0.0069in solid #000000" style:writing-mode="lr-tb" fo:padding-top="0in" fo:padding-left="0.075in" fo:padding-bottom="0in" fo:padding-right="0.075in"/>
    </style:style>
    <style:style style:name="P62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85" style:family="table-row">
      <style:table-row-properties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90" style:family="table-cell">
      <style:table-cell-properties fo:border="0.0069in solid #000000" style:writing-mode="lr-tb" fo:padding-top="0in" fo:padding-left="0.075in" fo:padding-bottom="0in" fo:padding-right="0.075in"/>
    </style:style>
    <style:style style:name="P62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92" style:family="table-cell">
      <style:table-cell-properties fo:border="0.0069in solid #000000" style:writing-mode="lr-tb" fo:padding-top="0in" fo:padding-left="0.075in" fo:padding-bottom="0in" fo:padding-right="0.075in"/>
    </style:style>
    <style:style style:name="P62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94" style:family="table-row">
      <style:table-row-properties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03" style:family="table-row">
      <style:table-row-properties/>
    </style:style>
    <style:style style:name="TableCell6304" style:family="table-cell">
      <style:table-cell-properties fo:border="0.0069in solid #000000" style:writing-mode="lr-tb" fo:padding-top="0in" fo:padding-left="0.075in" fo:padding-bottom="0in" fo:padding-right="0.075in"/>
    </style:style>
    <style:style style:name="P63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06" style:family="table-cell">
      <style:table-cell-properties fo:border="0.0069in solid #000000" style:writing-mode="lr-tb" fo:padding-top="0in" fo:padding-left="0.075in" fo:padding-bottom="0in" fo:padding-right="0.075in"/>
    </style:style>
    <style:style style:name="P630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08" style:family="table-cell">
      <style:table-cell-properties fo:border="0.0069in solid #000000" style:writing-mode="lr-tb" fo:padding-top="0in" fo:padding-left="0.075in" fo:padding-bottom="0in" fo:padding-right="0.075in"/>
    </style:style>
    <style:style style:name="P6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10" style:family="table-cell">
      <style:table-cell-properties fo:border="0.0069in solid #000000" style:writing-mode="lr-tb" fo:padding-top="0in" fo:padding-left="0.075in" fo:padding-bottom="0in" fo:padding-right="0.075in"/>
    </style:style>
    <style:style style:name="P63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12" style:family="table-row">
      <style:table-row-properties/>
    </style:style>
    <style:style style:name="TableCell6313" style:family="table-cell">
      <style:table-cell-properties fo:border="0.0069in solid #000000" style:writing-mode="lr-tb" fo:padding-top="0in" fo:padding-left="0.075in" fo:padding-bottom="0in" fo:padding-right="0.075in"/>
    </style:style>
    <style:style style:name="P63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15" style:family="table-cell">
      <style:table-cell-properties fo:border="0.0069in solid #000000" style:writing-mode="lr-tb" fo:padding-top="0in" fo:padding-left="0.075in" fo:padding-bottom="0in" fo:padding-right="0.075in"/>
    </style:style>
    <style:style style:name="P631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17" style:family="table-cell">
      <style:table-cell-properties fo:border="0.0069in solid #000000" style:writing-mode="lr-tb" fo:padding-top="0in" fo:padding-left="0.075in" fo:padding-bottom="0in" fo:padding-right="0.075in"/>
    </style:style>
    <style:style style:name="P63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19" style:family="table-cell">
      <style:table-cell-properties fo:border="0.0069in solid #000000" style:writing-mode="lr-tb" fo:padding-top="0in" fo:padding-left="0.075in" fo:padding-bottom="0in" fo:padding-right="0.075in"/>
    </style:style>
    <style:style style:name="P63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21" style:family="table-row">
      <style:table-row-properties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26" style:family="table-cell">
      <style:table-cell-properties fo:border="0.0069in solid #000000" style:writing-mode="lr-tb" fo:padding-top="0in" fo:padding-left="0.075in" fo:padding-bottom="0in" fo:padding-right="0.075in"/>
    </style:style>
    <style:style style:name="P63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28" style:family="table-cell">
      <style:table-cell-properties fo:border="0.0069in solid #000000" style:writing-mode="lr-tb" fo:padding-top="0in" fo:padding-left="0.075in" fo:padding-bottom="0in" fo:padding-right="0.075in"/>
    </style:style>
    <style:style style:name="P63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30" style:family="table-row">
      <style:table-row-properties/>
    </style:style>
    <style:style style:name="TableCell6331" style:family="table-cell">
      <style:table-cell-properties fo:border="0.0069in solid #000000" style:writing-mode="lr-tb" fo:padding-top="0in" fo:padding-left="0.075in" fo:padding-bottom="0in" fo:padding-right="0.075in"/>
    </style:style>
    <style:style style:name="P63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33" style:family="table-cell">
      <style:table-cell-properties fo:border="0.0069in solid #000000" style:writing-mode="lr-tb" fo:padding-top="0in" fo:padding-left="0.075in" fo:padding-bottom="0in" fo:padding-right="0.075in"/>
    </style:style>
    <style:style style:name="P633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35" style:family="table-cell">
      <style:table-cell-properties fo:border="0.0069in solid #000000" style:writing-mode="lr-tb" fo:padding-top="0in" fo:padding-left="0.075in" fo:padding-bottom="0in" fo:padding-right="0.075in"/>
    </style:style>
    <style:style style:name="P63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39" style:family="table-row">
      <style:table-row-properties/>
    </style:style>
    <style:style style:name="TableCell6340" style:family="table-cell">
      <style:table-cell-properties fo:border="0.0069in solid #000000" style:writing-mode="lr-tb" fo:padding-top="0in" fo:padding-left="0.075in" fo:padding-bottom="0in" fo:padding-right="0.075in"/>
    </style:style>
    <style:style style:name="P63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42" style:family="table-cell">
      <style:table-cell-properties fo:border="0.0069in solid #000000" style:writing-mode="lr-tb" fo:padding-top="0in" fo:padding-left="0.075in" fo:padding-bottom="0in" fo:padding-right="0.075in"/>
    </style:style>
    <style:style style:name="P634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44" style:family="table-cell">
      <style:table-cell-properties fo:border="0.0069in solid #000000" style:writing-mode="lr-tb" fo:padding-top="0in" fo:padding-left="0.075in" fo:padding-bottom="0in" fo:padding-right="0.075in"/>
    </style:style>
    <style:style style:name="P63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46" style:family="table-cell">
      <style:table-cell-properties fo:border="0.0069in solid #000000" style:writing-mode="lr-tb" fo:padding-top="0in" fo:padding-left="0.075in" fo:padding-bottom="0in" fo:padding-right="0.075in"/>
    </style:style>
    <style:style style:name="P63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48" style:family="table-row">
      <style:table-row-properties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53" style:family="table-cell">
      <style:table-cell-properties fo:border="0.0069in solid #000000" style:writing-mode="lr-tb" fo:padding-top="0in" fo:padding-left="0.075in" fo:padding-bottom="0in" fo:padding-right="0.075in"/>
    </style:style>
    <style:style style:name="P63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57" style:family="table-row">
      <style:table-row-properties/>
    </style:style>
    <style:style style:name="TableCell6358" style:family="table-cell">
      <style:table-cell-properties fo:border="0.0069in solid #000000" style:writing-mode="lr-tb" fo:padding-top="0in" fo:padding-left="0.075in" fo:padding-bottom="0in" fo:padding-right="0.075in"/>
    </style:style>
    <style:style style:name="P63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60" style:family="table-cell">
      <style:table-cell-properties fo:border="0.0069in solid #000000" style:writing-mode="lr-tb" fo:padding-top="0in" fo:padding-left="0.075in" fo:padding-bottom="0in" fo:padding-right="0.075in"/>
    </style:style>
    <style:style style:name="P636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62" style:family="table-cell">
      <style:table-cell-properties fo:border="0.0069in solid #000000" style:writing-mode="lr-tb" fo:padding-top="0in" fo:padding-left="0.075in" fo:padding-bottom="0in" fo:padding-right="0.075in"/>
    </style:style>
    <style:style style:name="P63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64" style:family="table-cell">
      <style:table-cell-properties fo:border="0.0069in solid #000000" style:writing-mode="lr-tb" fo:padding-top="0in" fo:padding-left="0.075in" fo:padding-bottom="0in" fo:padding-right="0.075in"/>
    </style:style>
    <style:style style:name="P63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66" style:family="table-row">
      <style:table-row-properties/>
    </style:style>
    <style:style style:name="TableCell6367" style:family="table-cell">
      <style:table-cell-properties fo:border="0.0069in solid #000000" style:writing-mode="lr-tb" fo:padding-top="0in" fo:padding-left="0.075in" fo:padding-bottom="0in" fo:padding-right="0.075in"/>
    </style:style>
    <style:style style:name="P63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69" style:family="table-cell">
      <style:table-cell-properties fo:border="0.0069in solid #000000" style:writing-mode="lr-tb" fo:padding-top="0in" fo:padding-left="0.075in" fo:padding-bottom="0in" fo:padding-right="0.075in"/>
    </style:style>
    <style:style style:name="P637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71" style:family="table-cell">
      <style:table-cell-properties fo:border="0.0069in solid #000000" style:writing-mode="lr-tb" fo:padding-top="0in" fo:padding-left="0.075in" fo:padding-bottom="0in" fo:padding-right="0.075in"/>
    </style:style>
    <style:style style:name="P63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73" style:family="table-cell">
      <style:table-cell-properties fo:border="0.0069in solid #000000" style:writing-mode="lr-tb" fo:padding-top="0in" fo:padding-left="0.075in" fo:padding-bottom="0in" fo:padding-right="0.075in"/>
    </style:style>
    <style:style style:name="P63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75" style:family="table-row">
      <style:table-row-properties/>
    </style:style>
    <style:style style:name="TableCell6376" style:family="table-cell">
      <style:table-cell-properties fo:border="0.0069in solid #000000" style:writing-mode="lr-tb" fo:padding-top="0in" fo:padding-left="0.075in" fo:padding-bottom="0in" fo:padding-right="0.075in"/>
    </style:style>
    <style:style style:name="P63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82" style:family="table-cell">
      <style:table-cell-properties fo:border="0.0069in solid #000000" style:writing-mode="lr-tb" fo:padding-top="0in" fo:padding-left="0.075in" fo:padding-bottom="0in" fo:padding-right="0.075in"/>
    </style:style>
    <style:style style:name="P63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84" style:family="table-row">
      <style:table-row-properties/>
    </style:style>
    <style:style style:name="TableCell6385" style:family="table-cell">
      <style:table-cell-properties fo:border="0.0069in solid #000000" style:writing-mode="lr-tb" fo:padding-top="0in" fo:padding-left="0.075in" fo:padding-bottom="0in" fo:padding-right="0.075in"/>
    </style:style>
    <style:style style:name="P63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89" style:family="table-cell">
      <style:table-cell-properties fo:border="0.0069in solid #000000" style:writing-mode="lr-tb" fo:padding-top="0in" fo:padding-left="0.075in" fo:padding-bottom="0in" fo:padding-right="0.075in"/>
    </style:style>
    <style:style style:name="P63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393" style:family="table-row">
      <style:table-row-properties/>
    </style:style>
    <style:style style:name="TableCell6394" style:family="table-cell">
      <style:table-cell-properties fo:border="0.0069in solid #000000" style:writing-mode="lr-tb" fo:padding-top="0in" fo:padding-left="0.075in" fo:padding-bottom="0in" fo:padding-right="0.075in"/>
    </style:style>
    <style:style style:name="P63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96" style:family="table-cell">
      <style:table-cell-properties fo:border="0.0069in solid #000000" style:writing-mode="lr-tb" fo:padding-top="0in" fo:padding-left="0.075in" fo:padding-bottom="0in" fo:padding-right="0.075in"/>
    </style:style>
    <style:style style:name="P639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98" style:family="table-cell">
      <style:table-cell-properties fo:border="0.0069in solid #000000" style:writing-mode="lr-tb" fo:padding-top="0in" fo:padding-left="0.075in" fo:padding-bottom="0in" fo:padding-right="0.075in"/>
    </style:style>
    <style:style style:name="P63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00" style:family="table-cell">
      <style:table-cell-properties fo:border="0.0069in solid #000000" style:writing-mode="lr-tb" fo:padding-top="0in" fo:padding-left="0.075in" fo:padding-bottom="0in" fo:padding-right="0.075in"/>
    </style:style>
    <style:style style:name="P64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02" style:family="table-row">
      <style:table-row-properties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05" style:family="table-cell">
      <style:table-cell-properties fo:border="0.0069in solid #000000" style:writing-mode="lr-tb" fo:padding-top="0in" fo:padding-left="0.075in" fo:padding-bottom="0in" fo:padding-right="0.075in"/>
    </style:style>
    <style:style style:name="P640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07" style:family="table-cell">
      <style:table-cell-properties fo:border="0.0069in solid #000000" style:writing-mode="lr-tb" fo:padding-top="0in" fo:padding-left="0.075in" fo:padding-bottom="0in" fo:padding-right="0.075in"/>
    </style:style>
    <style:style style:name="P64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09" style:family="table-cell">
      <style:table-cell-properties fo:border="0.0069in solid #000000" style:writing-mode="lr-tb" fo:padding-top="0in" fo:padding-left="0.075in" fo:padding-bottom="0in" fo:padding-right="0.075in"/>
    </style:style>
    <style:style style:name="P64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11" style:family="table-row">
      <style:table-row-properties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20" style:family="table-row">
      <style:table-row-properties/>
    </style:style>
    <style:style style:name="TableCell6421" style:family="table-cell">
      <style:table-cell-properties fo:border="0.0069in solid #000000" style:writing-mode="lr-tb" fo:padding-top="0in" fo:padding-left="0.075in" fo:padding-bottom="0in" fo:padding-right="0.075in"/>
    </style:style>
    <style:style style:name="P64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23" style:family="table-cell">
      <style:table-cell-properties fo:border="0.0069in solid #000000" style:writing-mode="lr-tb" fo:padding-top="0in" fo:padding-left="0.075in" fo:padding-bottom="0in" fo:padding-right="0.075in"/>
    </style:style>
    <style:style style:name="P642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25" style:family="table-cell">
      <style:table-cell-properties fo:border="0.0069in solid #000000" style:writing-mode="lr-tb" fo:padding-top="0in" fo:padding-left="0.075in" fo:padding-bottom="0in" fo:padding-right="0.075in"/>
    </style:style>
    <style:style style:name="P64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27" style:family="table-cell">
      <style:table-cell-properties fo:border="0.0069in solid #000000" style:writing-mode="lr-tb" fo:padding-top="0in" fo:padding-left="0.075in" fo:padding-bottom="0in" fo:padding-right="0.075in"/>
    </style:style>
    <style:style style:name="P64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29" style:family="table-row">
      <style:table-row-properties/>
    </style:style>
    <style:style style:name="TableCell6430" style:family="table-cell">
      <style:table-cell-properties fo:border="0.0069in solid #000000" style:writing-mode="lr-tb" fo:padding-top="0in" fo:padding-left="0.075in" fo:padding-bottom="0in" fo:padding-right="0.075in"/>
    </style:style>
    <style:style style:name="P64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32" style:family="table-cell">
      <style:table-cell-properties fo:border="0.0069in solid #000000" style:writing-mode="lr-tb" fo:padding-top="0in" fo:padding-left="0.075in" fo:padding-bottom="0in" fo:padding-right="0.075in"/>
    </style:style>
    <style:style style:name="P643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34" style:family="table-cell">
      <style:table-cell-properties fo:border="0.0069in solid #000000" style:writing-mode="lr-tb" fo:padding-top="0in" fo:padding-left="0.075in" fo:padding-bottom="0in" fo:padding-right="0.075in"/>
    </style:style>
    <style:style style:name="P64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36" style:family="table-cell">
      <style:table-cell-properties fo:border="0.0069in solid #000000" style:writing-mode="lr-tb" fo:padding-top="0in" fo:padding-left="0.075in" fo:padding-bottom="0in" fo:padding-right="0.075in"/>
    </style:style>
    <style:style style:name="P64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38" style:family="table-row">
      <style:table-row-properties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45" style:family="table-cell">
      <style:table-cell-properties fo:border="0.0069in solid #000000" style:writing-mode="lr-tb" fo:padding-top="0in" fo:padding-left="0.075in" fo:padding-bottom="0in" fo:padding-right="0.075in"/>
    </style:style>
    <style:style style:name="P64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47" style:family="table-row">
      <style:table-row-properties/>
    </style:style>
    <style:style style:name="TableCell6448" style:family="table-cell">
      <style:table-cell-properties fo:border="0.0069in solid #000000" style:writing-mode="lr-tb" fo:padding-top="0in" fo:padding-left="0.075in" fo:padding-bottom="0in" fo:padding-right="0.075in"/>
    </style:style>
    <style:style style:name="P64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50" style:family="table-cell">
      <style:table-cell-properties fo:border="0.0069in solid #000000" style:writing-mode="lr-tb" fo:padding-top="0in" fo:padding-left="0.075in" fo:padding-bottom="0in" fo:padding-right="0.075in"/>
    </style:style>
    <style:style style:name="P645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56" style:family="table-row">
      <style:table-row-properties/>
    </style:style>
    <style:style style:name="TableCell6457" style:family="table-cell">
      <style:table-cell-properties fo:border="0.0069in solid #000000" style:writing-mode="lr-tb" fo:padding-top="0in" fo:padding-left="0.075in" fo:padding-bottom="0in" fo:padding-right="0.075in"/>
    </style:style>
    <style:style style:name="P64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59" style:family="table-cell">
      <style:table-cell-properties fo:border="0.0069in solid #000000" style:writing-mode="lr-tb" fo:padding-top="0in" fo:padding-left="0.075in" fo:padding-bottom="0in" fo:padding-right="0.075in"/>
    </style:style>
    <style:style style:name="P646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61" style:family="table-cell">
      <style:table-cell-properties fo:border="0.0069in solid #000000" style:writing-mode="lr-tb" fo:padding-top="0in" fo:padding-left="0.075in" fo:padding-bottom="0in" fo:padding-right="0.075in"/>
    </style:style>
    <style:style style:name="P64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63" style:family="table-cell">
      <style:table-cell-properties fo:border="0.0069in solid #000000" style:writing-mode="lr-tb" fo:padding-top="0in" fo:padding-left="0.075in" fo:padding-bottom="0in" fo:padding-right="0.075in"/>
    </style:style>
    <style:style style:name="P64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65" style:family="table-row">
      <style:table-row-properties/>
    </style:style>
    <style:style style:name="TableCell6466" style:family="table-cell">
      <style:table-cell-properties fo:border="0.0069in solid #000000" style:writing-mode="lr-tb" fo:padding-top="0in" fo:padding-left="0.075in" fo:padding-bottom="0in" fo:padding-right="0.075in"/>
    </style:style>
    <style:style style:name="P64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74" style:family="table-row">
      <style:table-row-properties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77" style:family="table-cell">
      <style:table-cell-properties fo:border="0.0069in solid #000000" style:writing-mode="lr-tb" fo:padding-top="0in" fo:padding-left="0.075in" fo:padding-bottom="0in" fo:padding-right="0.075in"/>
    </style:style>
    <style:style style:name="P647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79" style:family="table-cell">
      <style:table-cell-properties fo:border="0.0069in solid #000000" style:writing-mode="lr-tb" fo:padding-top="0in" fo:padding-left="0.075in" fo:padding-bottom="0in" fo:padding-right="0.075in"/>
    </style:style>
    <style:style style:name="P64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81" style:family="table-cell">
      <style:table-cell-properties fo:border="0.0069in solid #000000" style:writing-mode="lr-tb" fo:padding-top="0in" fo:padding-left="0.075in" fo:padding-bottom="0in" fo:padding-right="0.075in"/>
    </style:style>
    <style:style style:name="P64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83" style:family="table-row">
      <style:table-row-properties/>
    </style:style>
    <style:style style:name="TableCell6484" style:family="table-cell">
      <style:table-cell-properties fo:border="0.0069in solid #000000" style:writing-mode="lr-tb" fo:padding-top="0in" fo:padding-left="0.075in" fo:padding-bottom="0in" fo:padding-right="0.075in"/>
    </style:style>
    <style:style style:name="P64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86" style:family="table-cell">
      <style:table-cell-properties fo:border="0.0069in solid #000000" style:writing-mode="lr-tb" fo:padding-top="0in" fo:padding-left="0.075in" fo:padding-bottom="0in" fo:padding-right="0.075in"/>
    </style:style>
    <style:style style:name="P648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88" style:family="table-cell">
      <style:table-cell-properties fo:border="0.0069in solid #000000" style:writing-mode="lr-tb" fo:padding-top="0in" fo:padding-left="0.075in" fo:padding-bottom="0in" fo:padding-right="0.075in"/>
    </style:style>
    <style:style style:name="P64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90" style:family="table-cell">
      <style:table-cell-properties fo:border="0.0069in solid #000000" style:writing-mode="lr-tb" fo:padding-top="0in" fo:padding-left="0.075in" fo:padding-bottom="0in" fo:padding-right="0.075in"/>
    </style:style>
    <style:style style:name="P64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492" style:family="table-row">
      <style:table-row-properties/>
    </style:style>
    <style:style style:name="TableCell6493" style:family="table-cell">
      <style:table-cell-properties fo:border="0.0069in solid #000000" style:writing-mode="lr-tb" fo:padding-top="0in" fo:padding-left="0.075in" fo:padding-bottom="0in" fo:padding-right="0.075in"/>
    </style:style>
    <style:style style:name="P64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97" style:family="table-cell">
      <style:table-cell-properties fo:border="0.0069in solid #000000" style:writing-mode="lr-tb" fo:padding-top="0in" fo:padding-left="0.075in" fo:padding-bottom="0in" fo:padding-right="0.075in"/>
    </style:style>
    <style:style style:name="P64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499" style:family="table-cell">
      <style:table-cell-properties fo:border="0.0069in solid #000000" style:writing-mode="lr-tb" fo:padding-top="0in" fo:padding-left="0.075in" fo:padding-bottom="0in" fo:padding-right="0.075in"/>
    </style:style>
    <style:style style:name="P65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01" style:family="table-row">
      <style:table-row-properties/>
    </style:style>
    <style:style style:name="TableCell6502" style:family="table-cell">
      <style:table-cell-properties fo:border="0.0069in solid #000000" style:writing-mode="lr-tb" fo:padding-top="0in" fo:padding-left="0.075in" fo:padding-bottom="0in" fo:padding-right="0.075in"/>
    </style:style>
    <style:style style:name="P65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04" style:family="table-cell">
      <style:table-cell-properties fo:border="0.0069in solid #000000" style:writing-mode="lr-tb" fo:padding-top="0in" fo:padding-left="0.075in" fo:padding-bottom="0in" fo:padding-right="0.075in"/>
    </style:style>
    <style:style style:name="P650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06" style:family="table-cell">
      <style:table-cell-properties fo:border="0.0069in solid #000000" style:writing-mode="lr-tb" fo:padding-top="0in" fo:padding-left="0.075in" fo:padding-bottom="0in" fo:padding-right="0.075in"/>
    </style:style>
    <style:style style:name="P65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08" style:family="table-cell">
      <style:table-cell-properties fo:border="0.0069in solid #000000" style:writing-mode="lr-tb" fo:padding-top="0in" fo:padding-left="0.075in" fo:padding-bottom="0in" fo:padding-right="0.075in"/>
    </style:style>
    <style:style style:name="P65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10" style:family="table-row">
      <style:table-row-properties/>
    </style:style>
    <style:style style:name="TableCell6511" style:family="table-cell">
      <style:table-cell-properties fo:border="0.0069in solid #000000" style:writing-mode="lr-tb" fo:padding-top="0in" fo:padding-left="0.075in" fo:padding-bottom="0in" fo:padding-right="0.075in"/>
    </style:style>
    <style:style style:name="P65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13" style:family="table-cell">
      <style:table-cell-properties fo:border="0.0069in solid #000000" style:writing-mode="lr-tb" fo:padding-top="0in" fo:padding-left="0.075in" fo:padding-bottom="0in" fo:padding-right="0.075in"/>
    </style:style>
    <style:style style:name="P651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15" style:family="table-cell">
      <style:table-cell-properties fo:border="0.0069in solid #000000" style:writing-mode="lr-tb" fo:padding-top="0in" fo:padding-left="0.075in" fo:padding-bottom="0in" fo:padding-right="0.075in"/>
    </style:style>
    <style:style style:name="P65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17" style:family="table-cell">
      <style:table-cell-properties fo:border="0.0069in solid #000000" style:writing-mode="lr-tb" fo:padding-top="0in" fo:padding-left="0.075in" fo:padding-bottom="0in" fo:padding-right="0.075in"/>
    </style:style>
    <style:style style:name="P65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19" style:family="table-row">
      <style:table-row-properties/>
    </style:style>
    <style:style style:name="TableCell6520" style:family="table-cell">
      <style:table-cell-properties fo:border="0.0069in solid #000000" style:writing-mode="lr-tb" fo:padding-top="0in" fo:padding-left="0.075in" fo:padding-bottom="0in" fo:padding-right="0.075in"/>
    </style:style>
    <style:style style:name="P65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22" style:family="table-cell">
      <style:table-cell-properties fo:border="0.0069in solid #000000" style:writing-mode="lr-tb" fo:padding-top="0in" fo:padding-left="0.075in" fo:padding-bottom="0in" fo:padding-right="0.075in"/>
    </style:style>
    <style:style style:name="P652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24" style:family="table-cell">
      <style:table-cell-properties fo:border="0.0069in solid #000000" style:writing-mode="lr-tb" fo:padding-top="0in" fo:padding-left="0.075in" fo:padding-bottom="0in" fo:padding-right="0.075in"/>
    </style:style>
    <style:style style:name="P65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26" style:family="table-cell">
      <style:table-cell-properties fo:border="0.0069in solid #000000" style:writing-mode="lr-tb" fo:padding-top="0in" fo:padding-left="0.075in" fo:padding-bottom="0in" fo:padding-right="0.075in"/>
    </style:style>
    <style:style style:name="P65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28" style:family="table-row">
      <style:table-row-properties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37" style:family="table-row">
      <style:table-row-properties/>
    </style:style>
    <style:style style:name="TableCell6538" style:family="table-cell">
      <style:table-cell-properties fo:border="0.0069in solid #000000" style:writing-mode="lr-tb" fo:padding-top="0in" fo:padding-left="0.075in" fo:padding-bottom="0in" fo:padding-right="0.075in"/>
    </style:style>
    <style:style style:name="P65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40" style:family="table-cell">
      <style:table-cell-properties fo:border="0.0069in solid #000000" style:writing-mode="lr-tb" fo:padding-top="0in" fo:padding-left="0.075in" fo:padding-bottom="0in" fo:padding-right="0.075in"/>
    </style:style>
    <style:style style:name="P654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42" style:family="table-cell">
      <style:table-cell-properties fo:border="0.0069in solid #000000" style:writing-mode="lr-tb" fo:padding-top="0in" fo:padding-left="0.075in" fo:padding-bottom="0in" fo:padding-right="0.075in"/>
    </style:style>
    <style:style style:name="P65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44" style:family="table-cell">
      <style:table-cell-properties fo:border="0.0069in solid #000000" style:writing-mode="lr-tb" fo:padding-top="0in" fo:padding-left="0.075in" fo:padding-bottom="0in" fo:padding-right="0.075in"/>
    </style:style>
    <style:style style:name="P65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46" style:family="table-row">
      <style:table-row-properties/>
    </style:style>
    <style:style style:name="TableCell6547" style:family="table-cell">
      <style:table-cell-properties fo:border="0.0069in solid #000000" style:writing-mode="lr-tb" fo:padding-top="0in" fo:padding-left="0.075in" fo:padding-bottom="0in" fo:padding-right="0.075in"/>
    </style:style>
    <style:style style:name="P65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49" style:family="table-cell">
      <style:table-cell-properties fo:border="0.0069in solid #000000" style:writing-mode="lr-tb" fo:padding-top="0in" fo:padding-left="0.075in" fo:padding-bottom="0in" fo:padding-right="0.075in"/>
    </style:style>
    <style:style style:name="P655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51" style:family="table-cell">
      <style:table-cell-properties fo:border="0.0069in solid #000000" style:writing-mode="lr-tb" fo:padding-top="0in" fo:padding-left="0.075in" fo:padding-bottom="0in" fo:padding-right="0.075in"/>
    </style:style>
    <style:style style:name="P65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53" style:family="table-cell">
      <style:table-cell-properties fo:border="0.0069in solid #000000" style:writing-mode="lr-tb" fo:padding-top="0in" fo:padding-left="0.075in" fo:padding-bottom="0in" fo:padding-right="0.075in"/>
    </style:style>
    <style:style style:name="P65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55" style:family="table-row">
      <style:table-row-properties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64" style:family="table-row">
      <style:table-row-properties/>
    </style:style>
    <style:style style:name="TableCell6565" style:family="table-cell">
      <style:table-cell-properties fo:border="0.0069in solid #000000" style:writing-mode="lr-tb" fo:padding-top="0in" fo:padding-left="0.075in" fo:padding-bottom="0in" fo:padding-right="0.075in"/>
    </style:style>
    <style:style style:name="P65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69" style:family="table-cell">
      <style:table-cell-properties fo:border="0.0069in solid #000000" style:writing-mode="lr-tb" fo:padding-top="0in" fo:padding-left="0.075in" fo:padding-bottom="0in" fo:padding-right="0.075in"/>
    </style:style>
    <style:style style:name="P65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73" style:family="table-row">
      <style:table-row-properties/>
    </style:style>
    <style:style style:name="TableCell6574" style:family="table-cell">
      <style:table-cell-properties fo:border="0.0069in solid #000000" style:writing-mode="lr-tb" fo:padding-top="0in" fo:padding-left="0.075in" fo:padding-bottom="0in" fo:padding-right="0.075in"/>
    </style:style>
    <style:style style:name="P65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76" style:family="table-cell">
      <style:table-cell-properties fo:border="0.0069in solid #000000" style:writing-mode="lr-tb" fo:padding-top="0in" fo:padding-left="0.075in" fo:padding-bottom="0in" fo:padding-right="0.075in"/>
    </style:style>
    <style:style style:name="P657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78" style:family="table-cell">
      <style:table-cell-properties fo:border="0.0069in solid #000000" style:writing-mode="lr-tb" fo:padding-top="0in" fo:padding-left="0.075in" fo:padding-bottom="0in" fo:padding-right="0.075in"/>
    </style:style>
    <style:style style:name="P65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80" style:family="table-cell">
      <style:table-cell-properties fo:border="0.0069in solid #000000" style:writing-mode="lr-tb" fo:padding-top="0in" fo:padding-left="0.075in" fo:padding-bottom="0in" fo:padding-right="0.075in"/>
    </style:style>
    <style:style style:name="P65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82" style:family="table-row">
      <style:table-row-properties/>
    </style:style>
    <style:style style:name="TableCell6583" style:family="table-cell">
      <style:table-cell-properties fo:border="0.0069in solid #000000" style:writing-mode="lr-tb" fo:padding-top="0in" fo:padding-left="0.075in" fo:padding-bottom="0in" fo:padding-right="0.075in"/>
    </style:style>
    <style:style style:name="P65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85" style:family="table-cell">
      <style:table-cell-properties fo:border="0.0069in solid #000000" style:writing-mode="lr-tb" fo:padding-top="0in" fo:padding-left="0.075in" fo:padding-bottom="0in" fo:padding-right="0.075in"/>
    </style:style>
    <style:style style:name="P658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89" style:family="table-cell">
      <style:table-cell-properties fo:border="0.0069in solid #000000" style:writing-mode="lr-tb" fo:padding-top="0in" fo:padding-left="0.075in" fo:padding-bottom="0in" fo:padding-right="0.075in"/>
    </style:style>
    <style:style style:name="P65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591" style:family="table-row">
      <style:table-row-properties/>
    </style:style>
    <style:style style:name="TableCell6592" style:family="table-cell">
      <style:table-cell-properties fo:border="0.0069in solid #000000" style:writing-mode="lr-tb" fo:padding-top="0in" fo:padding-left="0.075in" fo:padding-bottom="0in" fo:padding-right="0.075in"/>
    </style:style>
    <style:style style:name="P65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598" style:family="table-cell">
      <style:table-cell-properties fo:border="0.0069in solid #000000" style:writing-mode="lr-tb" fo:padding-top="0in" fo:padding-left="0.075in" fo:padding-bottom="0in" fo:padding-right="0.075in"/>
    </style:style>
    <style:style style:name="P65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00" style:family="table-row">
      <style:table-row-properties/>
    </style:style>
    <style:style style:name="TableCell6601" style:family="table-cell">
      <style:table-cell-properties fo:border="0.0069in solid #000000" style:writing-mode="lr-tb" fo:padding-top="0in" fo:padding-left="0.075in" fo:padding-bottom="0in" fo:padding-right="0.075in"/>
    </style:style>
    <style:style style:name="P66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03" style:family="table-cell">
      <style:table-cell-properties fo:border="0.0069in solid #000000" style:writing-mode="lr-tb" fo:padding-top="0in" fo:padding-left="0.075in" fo:padding-bottom="0in" fo:padding-right="0.075in"/>
    </style:style>
    <style:style style:name="P660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07" style:family="table-cell">
      <style:table-cell-properties fo:border="0.0069in solid #000000" style:writing-mode="lr-tb" fo:padding-top="0in" fo:padding-left="0.075in" fo:padding-bottom="0in" fo:padding-right="0.075in"/>
    </style:style>
    <style:style style:name="P66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09" style:family="table-row">
      <style:table-row-properties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12" style:family="table-cell">
      <style:table-cell-properties fo:border="0.0069in solid #000000" style:writing-mode="lr-tb" fo:padding-top="0in" fo:padding-left="0.075in" fo:padding-bottom="0in" fo:padding-right="0.075in"/>
    </style:style>
    <style:style style:name="P661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14" style:family="table-cell">
      <style:table-cell-properties fo:border="0.0069in solid #000000" style:writing-mode="lr-tb" fo:padding-top="0in" fo:padding-left="0.075in" fo:padding-bottom="0in" fo:padding-right="0.075in"/>
    </style:style>
    <style:style style:name="P66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16" style:family="table-cell">
      <style:table-cell-properties fo:border="0.0069in solid #000000" style:writing-mode="lr-tb" fo:padding-top="0in" fo:padding-left="0.075in" fo:padding-bottom="0in" fo:padding-right="0.075in"/>
    </style:style>
    <style:style style:name="P66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18" style:family="table-row">
      <style:table-row-properties/>
    </style:style>
    <style:style style:name="TableCell6619" style:family="table-cell">
      <style:table-cell-properties fo:border="0.0069in solid #000000" style:writing-mode="lr-tb" fo:padding-top="0in" fo:padding-left="0.075in" fo:padding-bottom="0in" fo:padding-right="0.075in"/>
    </style:style>
    <style:style style:name="P66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21" style:family="table-cell">
      <style:table-cell-properties fo:border="0.0069in solid #000000" style:writing-mode="lr-tb" fo:padding-top="0in" fo:padding-left="0.075in" fo:padding-bottom="0in" fo:padding-right="0.075in"/>
    </style:style>
    <style:style style:name="P662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27" style:family="table-row">
      <style:table-row-properties/>
    </style:style>
    <style:style style:name="TableCell6628" style:family="table-cell">
      <style:table-cell-properties fo:border="0.0069in solid #000000" style:writing-mode="lr-tb" fo:padding-top="0in" fo:padding-left="0.075in" fo:padding-bottom="0in" fo:padding-right="0.075in"/>
    </style:style>
    <style:style style:name="P66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30" style:family="table-cell">
      <style:table-cell-properties fo:border="0.0069in solid #000000" style:writing-mode="lr-tb" fo:padding-top="0in" fo:padding-left="0.075in" fo:padding-bottom="0in" fo:padding-right="0.075in"/>
    </style:style>
    <style:style style:name="P663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32" style:family="table-cell">
      <style:table-cell-properties fo:border="0.0069in solid #000000" style:writing-mode="lr-tb" fo:padding-top="0in" fo:padding-left="0.075in" fo:padding-bottom="0in" fo:padding-right="0.075in"/>
    </style:style>
    <style:style style:name="P66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34" style:family="table-cell">
      <style:table-cell-properties fo:border="0.0069in solid #000000" style:writing-mode="lr-tb" fo:padding-top="0in" fo:padding-left="0.075in" fo:padding-bottom="0in" fo:padding-right="0.075in"/>
    </style:style>
    <style:style style:name="P66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36" style:family="table-row">
      <style:table-row-properties/>
    </style:style>
    <style:style style:name="TableCell6637" style:family="table-cell">
      <style:table-cell-properties fo:border="0.0069in solid #000000" style:writing-mode="lr-tb" fo:padding-top="0in" fo:padding-left="0.075in" fo:padding-bottom="0in" fo:padding-right="0.075in"/>
    </style:style>
    <style:style style:name="P66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39" style:family="table-cell">
      <style:table-cell-properties fo:border="0.0069in solid #000000" style:writing-mode="lr-tb" fo:padding-top="0in" fo:padding-left="0.075in" fo:padding-bottom="0in" fo:padding-right="0.075in"/>
    </style:style>
    <style:style style:name="P664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41" style:family="table-cell">
      <style:table-cell-properties fo:border="0.0069in solid #000000" style:writing-mode="lr-tb" fo:padding-top="0in" fo:padding-left="0.075in" fo:padding-bottom="0in" fo:padding-right="0.075in"/>
    </style:style>
    <style:style style:name="P66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43" style:family="table-cell">
      <style:table-cell-properties fo:border="0.0069in solid #000000" style:writing-mode="lr-tb" fo:padding-top="0in" fo:padding-left="0.075in" fo:padding-bottom="0in" fo:padding-right="0.075in"/>
    </style:style>
    <style:style style:name="P66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45" style:family="table-row">
      <style:table-row-properties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48" style:family="table-cell">
      <style:table-cell-properties fo:border="0.0069in solid #000000" style:writing-mode="lr-tb" fo:padding-top="0in" fo:padding-left="0.075in" fo:padding-bottom="0in" fo:padding-right="0.075in"/>
    </style:style>
    <style:style style:name="P664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54" style:family="table-row">
      <style:table-row-properties/>
    </style:style>
    <style:style style:name="TableCell6655" style:family="table-cell">
      <style:table-cell-properties fo:border="0.0069in solid #000000" style:writing-mode="lr-tb" fo:padding-top="0in" fo:padding-left="0.075in" fo:padding-bottom="0in" fo:padding-right="0.075in"/>
    </style:style>
    <style:style style:name="P66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57" style:family="table-cell">
      <style:table-cell-properties fo:border="0.0069in solid #000000" style:writing-mode="lr-tb" fo:padding-top="0in" fo:padding-left="0.075in" fo:padding-bottom="0in" fo:padding-right="0.075in"/>
    </style:style>
    <style:style style:name="P665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63" style:family="table-row">
      <style:table-row-properties/>
    </style:style>
    <style:style style:name="TableCell6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6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70" style:family="table-cell">
      <style:table-cell-properties fo:border="0.0069in solid #000000" style:writing-mode="lr-tb" fo:padding-top="0in" fo:padding-left="0.075in" fo:padding-bottom="0in" fo:padding-right="0.075in"/>
    </style:style>
    <style:style style:name="P66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72" style:family="table-row">
      <style:table-row-properties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81" style:family="table-row">
      <style:table-row-properties/>
    </style:style>
    <style:style style:name="TableCell668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66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8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668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8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66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8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66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90" style:family="table-row">
      <style:table-row-properties/>
    </style:style>
    <style:style style:name="TableCell6691" style:family="table-cell">
      <style:table-cell-properties fo:border="0.0069in solid #000000" style:writing-mode="lr-tb" fo:padding-top="0in" fo:padding-left="0.075in" fo:padding-bottom="0in" fo:padding-right="0.075in"/>
    </style:style>
    <style:style style:name="P6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93" style:family="table-cell">
      <style:table-cell-properties fo:border="0.0069in solid #000000" style:writing-mode="lr-tb" fo:padding-top="0in" fo:padding-left="0.075in" fo:padding-bottom="0in" fo:padding-right="0.075in"/>
    </style:style>
    <style:style style:name="P669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95" style:family="table-cell">
      <style:table-cell-properties fo:border="0.0069in solid #000000" style:writing-mode="lr-tb" fo:padding-top="0in" fo:padding-left="0.075in" fo:padding-bottom="0in" fo:padding-right="0.075in"/>
    </style:style>
    <style:style style:name="P66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97" style:family="table-cell">
      <style:table-cell-properties fo:border="0.0069in solid #000000" style:writing-mode="lr-tb" fo:padding-top="0in" fo:padding-left="0.075in" fo:padding-bottom="0in" fo:padding-right="0.075in"/>
    </style:style>
    <style:style style:name="P66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699" style:family="table-row">
      <style:table-row-properties/>
    </style:style>
    <style:style style:name="TableCell6700" style:family="table-cell">
      <style:table-cell-properties fo:border="0.0069in solid #000000" style:writing-mode="lr-tb" fo:padding-top="0in" fo:padding-left="0.075in" fo:padding-bottom="0in" fo:padding-right="0.075in"/>
    </style:style>
    <style:style style:name="P67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02" style:family="table-cell">
      <style:table-cell-properties fo:border="0.0069in solid #000000" style:writing-mode="lr-tb" fo:padding-top="0in" fo:padding-left="0.075in" fo:padding-bottom="0in" fo:padding-right="0.075in"/>
    </style:style>
    <style:style style:name="P670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04" style:family="table-cell">
      <style:table-cell-properties fo:border="0.0069in solid #000000" style:writing-mode="lr-tb" fo:padding-top="0in" fo:padding-left="0.075in" fo:padding-bottom="0in" fo:padding-right="0.075in"/>
    </style:style>
    <style:style style:name="P67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06" style:family="table-cell">
      <style:table-cell-properties fo:border="0.0069in solid #000000" style:writing-mode="lr-tb" fo:padding-top="0in" fo:padding-left="0.075in" fo:padding-bottom="0in" fo:padding-right="0.075in"/>
    </style:style>
    <style:style style:name="P67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08" style:family="table-row">
      <style:table-row-properties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17" style:family="table-row">
      <style:table-row-properties/>
    </style:style>
    <style:style style:name="TableCell6718" style:family="table-cell">
      <style:table-cell-properties fo:border="0.0069in solid #000000" style:writing-mode="lr-tb" fo:padding-top="0in" fo:padding-left="0.075in" fo:padding-bottom="0in" fo:padding-right="0.075in"/>
    </style:style>
    <style:style style:name="P67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20" style:family="table-cell">
      <style:table-cell-properties fo:border="0.0069in solid #000000" style:writing-mode="lr-tb" fo:padding-top="0in" fo:padding-left="0.075in" fo:padding-bottom="0in" fo:padding-right="0.075in"/>
    </style:style>
    <style:style style:name="P672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22" style:family="table-cell">
      <style:table-cell-properties fo:border="0.0069in solid #000000" style:writing-mode="lr-tb" fo:padding-top="0in" fo:padding-left="0.075in" fo:padding-bottom="0in" fo:padding-right="0.075in"/>
    </style:style>
    <style:style style:name="P67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24" style:family="table-cell">
      <style:table-cell-properties fo:border="0.0069in solid #000000" style:writing-mode="lr-tb" fo:padding-top="0in" fo:padding-left="0.075in" fo:padding-bottom="0in" fo:padding-right="0.075in"/>
    </style:style>
    <style:style style:name="P67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26" style:family="table-row">
      <style:table-row-properties/>
    </style:style>
    <style:style style:name="TableCell6727" style:family="table-cell">
      <style:table-cell-properties fo:border="0.0069in solid #000000" style:writing-mode="lr-tb" fo:padding-top="0in" fo:padding-left="0.075in" fo:padding-bottom="0in" fo:padding-right="0.075in"/>
    </style:style>
    <style:style style:name="P67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29" style:family="table-cell">
      <style:table-cell-properties fo:border="0.0069in solid #000000" style:writing-mode="lr-tb" fo:padding-top="0in" fo:padding-left="0.075in" fo:padding-bottom="0in" fo:padding-right="0.075in"/>
    </style:style>
    <style:style style:name="P673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31" style:family="table-cell">
      <style:table-cell-properties fo:border="0.0069in solid #000000" style:writing-mode="lr-tb" fo:padding-top="0in" fo:padding-left="0.075in" fo:padding-bottom="0in" fo:padding-right="0.075in"/>
    </style:style>
    <style:style style:name="P67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33" style:family="table-cell">
      <style:table-cell-properties fo:border="0.0069in solid #000000" style:writing-mode="lr-tb" fo:padding-top="0in" fo:padding-left="0.075in" fo:padding-bottom="0in" fo:padding-right="0.075in"/>
    </style:style>
    <style:style style:name="P67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35" style:family="table-row">
      <style:table-row-properties/>
    </style:style>
    <style:style style:name="TableCell6736" style:family="table-cell">
      <style:table-cell-properties fo:border="0.0069in solid #000000" style:writing-mode="lr-tb" fo:padding-top="0in" fo:padding-left="0.075in" fo:padding-bottom="0in" fo:padding-right="0.075in"/>
    </style:style>
    <style:style style:name="P67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38" style:family="table-cell">
      <style:table-cell-properties fo:border="0.0069in solid #000000" style:writing-mode="lr-tb" fo:padding-top="0in" fo:padding-left="0.075in" fo:padding-bottom="0in" fo:padding-right="0.075in"/>
    </style:style>
    <style:style style:name="P673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40" style:family="table-cell">
      <style:table-cell-properties fo:border="0.0069in solid #000000" style:writing-mode="lr-tb" fo:padding-top="0in" fo:padding-left="0.075in" fo:padding-bottom="0in" fo:padding-right="0.075in"/>
    </style:style>
    <style:style style:name="P67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42" style:family="table-cell">
      <style:table-cell-properties fo:border="0.0069in solid #000000" style:writing-mode="lr-tb" fo:padding-top="0in" fo:padding-left="0.075in" fo:padding-bottom="0in" fo:padding-right="0.075in"/>
    </style:style>
    <style:style style:name="P67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744" style:family="table-row">
      <style:table-row-properties/>
    </style:style>
    <style:style style:name="TableCell6745" style:family="table-cell">
      <style:table-cell-properties fo:border="0.0069in solid #000000" style:writing-mode="lr-tb" fo:padding-top="0in" fo:padding-left="0.075in" fo:padding-bottom="0in" fo:padding-right="0.075in"/>
    </style:style>
    <style:style style:name="P67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47" style:family="table-cell">
      <style:table-cell-properties fo:border="0.0069in solid #000000" style:writing-mode="lr-tb" fo:padding-top="0in" fo:padding-left="0.075in" fo:padding-bottom="0in" fo:padding-right="0.075in"/>
    </style:style>
    <style:style style:name="P674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49" style:family="table-cell">
      <style:table-cell-properties fo:border="0.0069in solid #000000" style:writing-mode="lr-tb" fo:padding-top="0in" fo:padding-left="0.075in" fo:padding-bottom="0in" fo:padding-right="0.075in"/>
    </style:style>
    <style:style style:name="P67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Normal" style:family="paragraph">
      <style:paragraph-properties fo:margin-bottom="0in" fo:line-height="100%"/>
    </style:style>
    <style:style style:name="T67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5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5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6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6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6768" style:family="table-row">
      <style:table-row-properties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73" style:family="table-cell">
      <style:table-cell-properties fo:border="0.0069in solid #000000" style:writing-mode="lr-tb" fo:padding-top="0in" fo:padding-left="0.075in" fo:padding-bottom="0in" fo:padding-right="0.075in"/>
    </style:style>
    <style:style style:name="P67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75" style:family="table-cell">
      <style:table-cell-properties fo:border="0.0069in solid #000000" style:writing-mode="lr-tb" fo:padding-top="0in" fo:padding-left="0.075in" fo:padding-bottom="0in" fo:padding-right="0.075in"/>
    </style:style>
    <style:style style:name="P6776" style:parent-style-name="Normal" style:family="paragraph">
      <style:paragraph-properties fo:margin-bottom="0in" fo:line-height="100%"/>
    </style:style>
    <style:style style:name="T67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7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8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83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8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8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7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9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6792" style:family="table-row">
      <style:table-row-properties/>
    </style:style>
    <style:style style:name="TableCell6793" style:family="table-cell">
      <style:table-cell-properties fo:border="0.0069in solid #000000" style:writing-mode="lr-tb" fo:padding-top="0in" fo:padding-left="0.075in" fo:padding-bottom="0in" fo:padding-right="0.075in"/>
    </style:style>
    <style:style style:name="P67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95" style:family="table-cell">
      <style:table-cell-properties fo:border="0.0069in solid #000000" style:writing-mode="lr-tb" fo:padding-top="0in" fo:padding-left="0.075in" fo:padding-bottom="0in" fo:padding-right="0.075in"/>
    </style:style>
    <style:style style:name="P679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97" style:family="table-cell">
      <style:table-cell-properties fo:border="0.0069in solid #000000" style:writing-mode="lr-tb" fo:padding-top="0in" fo:padding-left="0.075in" fo:padding-bottom="0in" fo:padding-right="0.075in"/>
    </style:style>
    <style:style style:name="P67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799" style:family="table-cell">
      <style:table-cell-properties fo:border="0.0069in solid #000000" style:writing-mode="lr-tb" fo:padding-top="0in" fo:padding-left="0.075in" fo:padding-bottom="0in" fo:padding-right="0.075in"/>
    </style:style>
    <style:style style:name="P68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01" style:family="table-row">
      <style:table-row-properties/>
    </style:style>
    <style:style style:name="TableCell6802" style:family="table-cell">
      <style:table-cell-properties fo:border="0.0069in solid #000000" style:writing-mode="lr-tb" fo:padding-top="0in" fo:padding-left="0.075in" fo:padding-bottom="0in" fo:padding-right="0.075in"/>
    </style:style>
    <style:style style:name="P68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04" style:family="table-cell">
      <style:table-cell-properties fo:border="0.0069in solid #000000" style:writing-mode="lr-tb" fo:padding-top="0in" fo:padding-left="0.075in" fo:padding-bottom="0in" fo:padding-right="0.075in"/>
    </style:style>
    <style:style style:name="P680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06" style:family="table-cell">
      <style:table-cell-properties fo:border="0.0069in solid #000000" style:writing-mode="lr-tb" fo:padding-top="0in" fo:padding-left="0.075in" fo:padding-bottom="0in" fo:padding-right="0.075in"/>
    </style:style>
    <style:style style:name="P68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08" style:family="table-cell">
      <style:table-cell-properties fo:border="0.0069in solid #000000" style:writing-mode="lr-tb" fo:padding-top="0in" fo:padding-left="0.075in" fo:padding-bottom="0in" fo:padding-right="0.075in"/>
    </style:style>
    <style:style style:name="P68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10" style:family="table-row">
      <style:table-row-properties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19" style:family="table-row">
      <style:table-row-properties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22" style:family="table-cell">
      <style:table-cell-properties fo:border="0.0069in solid #000000" style:writing-mode="lr-tb" fo:padding-top="0in" fo:padding-left="0.075in" fo:padding-bottom="0in" fo:padding-right="0.075in"/>
    </style:style>
    <style:style style:name="P682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28" style:family="table-row">
      <style:table-row-properties/>
    </style:style>
    <style:style style:name="TableCell6829" style:family="table-cell">
      <style:table-cell-properties fo:border="0.0069in solid #000000" style:writing-mode="lr-tb" fo:padding-top="0in" fo:padding-left="0.075in" fo:padding-bottom="0in" fo:padding-right="0.075in"/>
    </style:style>
    <style:style style:name="P68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31" style:family="table-cell">
      <style:table-cell-properties fo:border="0.0069in solid #000000" style:writing-mode="lr-tb" fo:padding-top="0in" fo:padding-left="0.075in" fo:padding-bottom="0in" fo:padding-right="0.075in"/>
    </style:style>
    <style:style style:name="P683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33" style:family="table-cell">
      <style:table-cell-properties fo:border="0.0069in solid #000000" style:writing-mode="lr-tb" fo:padding-top="0in" fo:padding-left="0.075in" fo:padding-bottom="0in" fo:padding-right="0.075in"/>
    </style:style>
    <style:style style:name="P68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35" style:family="table-cell">
      <style:table-cell-properties fo:border="0.0069in solid #000000" style:writing-mode="lr-tb" fo:padding-top="0in" fo:padding-left="0.075in" fo:padding-bottom="0in" fo:padding-right="0.075in"/>
    </style:style>
    <style:style style:name="P68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37" style:family="table-row">
      <style:table-row-properties/>
    </style:style>
    <style:style style:name="TableCell6838" style:family="table-cell">
      <style:table-cell-properties fo:border="0.0069in solid #000000" style:writing-mode="lr-tb" fo:padding-top="0in" fo:padding-left="0.075in" fo:padding-bottom="0in" fo:padding-right="0.075in"/>
    </style:style>
    <style:style style:name="P68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42" style:family="table-cell">
      <style:table-cell-properties fo:border="0.0069in solid #000000" style:writing-mode="lr-tb" fo:padding-top="0in" fo:padding-left="0.075in" fo:padding-bottom="0in" fo:padding-right="0.075in"/>
    </style:style>
    <style:style style:name="P68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44" style:family="table-cell">
      <style:table-cell-properties fo:border="0.0069in solid #000000" style:writing-mode="lr-tb" fo:padding-top="0in" fo:padding-left="0.075in" fo:padding-bottom="0in" fo:padding-right="0.075in"/>
    </style:style>
    <style:style style:name="P68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46" style:family="table-row">
      <style:table-row-properties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53" style:family="table-cell">
      <style:table-cell-properties fo:border="0.0069in solid #000000" style:writing-mode="lr-tb" fo:padding-top="0in" fo:padding-left="0.075in" fo:padding-bottom="0in" fo:padding-right="0.075in"/>
    </style:style>
    <style:style style:name="P68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55" style:family="table-row">
      <style:table-row-properties/>
    </style:style>
    <style:style style:name="TableCell6856" style:family="table-cell">
      <style:table-cell-properties fo:border="0.0069in solid #000000" style:writing-mode="lr-tb" fo:padding-top="0in" fo:padding-left="0.075in" fo:padding-bottom="0in" fo:padding-right="0.075in"/>
    </style:style>
    <style:style style:name="P68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58" style:family="table-cell">
      <style:table-cell-properties fo:border="0.0069in solid #000000" style:writing-mode="lr-tb" fo:padding-top="0in" fo:padding-left="0.075in" fo:padding-bottom="0in" fo:padding-right="0.075in"/>
    </style:style>
    <style:style style:name="P685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60" style:family="table-cell">
      <style:table-cell-properties fo:border="0.0069in solid #000000" style:writing-mode="lr-tb" fo:padding-top="0in" fo:padding-left="0.075in" fo:padding-bottom="0in" fo:padding-right="0.075in"/>
    </style:style>
    <style:style style:name="P68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62" style:family="table-cell">
      <style:table-cell-properties fo:border="0.0069in solid #000000" style:writing-mode="lr-tb" fo:padding-top="0in" fo:padding-left="0.075in" fo:padding-bottom="0in" fo:padding-right="0.075in"/>
    </style:style>
    <style:style style:name="P68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64" style:family="table-row">
      <style:table-row-properties/>
    </style:style>
    <style:style style:name="TableCell6865" style:family="table-cell">
      <style:table-cell-properties fo:border="0.0069in solid #000000" style:writing-mode="lr-tb" fo:padding-top="0in" fo:padding-left="0.075in" fo:padding-bottom="0in" fo:padding-right="0.075in"/>
    </style:style>
    <style:style style:name="P68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67" style:family="table-cell">
      <style:table-cell-properties fo:border="0.0069in solid #000000" style:writing-mode="lr-tb" fo:padding-top="0in" fo:padding-left="0.075in" fo:padding-bottom="0in" fo:padding-right="0.075in"/>
    </style:style>
    <style:style style:name="P686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69" style:family="table-cell">
      <style:table-cell-properties fo:border="0.0069in solid #000000" style:writing-mode="lr-tb" fo:padding-top="0in" fo:padding-left="0.075in" fo:padding-bottom="0in" fo:padding-right="0.075in"/>
    </style:style>
    <style:style style:name="P68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71" style:family="table-cell">
      <style:table-cell-properties fo:border="0.0069in solid #000000" style:writing-mode="lr-tb" fo:padding-top="0in" fo:padding-left="0.075in" fo:padding-bottom="0in" fo:padding-right="0.075in"/>
    </style:style>
    <style:style style:name="P68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73" style:family="table-row">
      <style:table-row-properties/>
    </style:style>
    <style:style style:name="TableCell6874" style:family="table-cell">
      <style:table-cell-properties fo:border="0.0069in solid #000000" style:writing-mode="lr-tb" fo:padding-top="0in" fo:padding-left="0.075in" fo:padding-bottom="0in" fo:padding-right="0.075in"/>
    </style:style>
    <style:style style:name="P68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76" style:family="table-cell">
      <style:table-cell-properties fo:border="0.0069in solid #000000" style:writing-mode="lr-tb" fo:padding-top="0in" fo:padding-left="0.075in" fo:padding-bottom="0in" fo:padding-right="0.075in"/>
    </style:style>
    <style:style style:name="P687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78" style:family="table-cell">
      <style:table-cell-properties fo:border="0.0069in solid #000000" style:writing-mode="lr-tb" fo:padding-top="0in" fo:padding-left="0.075in" fo:padding-bottom="0in" fo:padding-right="0.075in"/>
    </style:style>
    <style:style style:name="P68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80" style:family="table-cell">
      <style:table-cell-properties fo:border="0.0069in solid #000000" style:writing-mode="lr-tb" fo:padding-top="0in" fo:padding-left="0.075in" fo:padding-bottom="0in" fo:padding-right="0.075in"/>
    </style:style>
    <style:style style:name="P68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82" style:family="table-row">
      <style:table-row-properties/>
    </style:style>
    <style:style style:name="TableCell6883" style:family="table-cell">
      <style:table-cell-properties fo:border="0.0069in solid #000000" style:writing-mode="lr-tb" fo:padding-top="0in" fo:padding-left="0.075in" fo:padding-bottom="0in" fo:padding-right="0.075in"/>
    </style:style>
    <style:style style:name="P68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85" style:family="table-cell">
      <style:table-cell-properties fo:border="0.0069in solid #000000" style:writing-mode="lr-tb" fo:padding-top="0in" fo:padding-left="0.075in" fo:padding-bottom="0in" fo:padding-right="0.075in"/>
    </style:style>
    <style:style style:name="P688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89" style:family="table-cell">
      <style:table-cell-properties fo:border="0.0069in solid #000000" style:writing-mode="lr-tb" fo:padding-top="0in" fo:padding-left="0.075in" fo:padding-bottom="0in" fo:padding-right="0.075in"/>
    </style:style>
    <style:style style:name="P68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891" style:family="table-row">
      <style:table-row-properties/>
    </style:style>
    <style:style style:name="TableCell6892" style:family="table-cell">
      <style:table-cell-properties fo:border="0.0069in solid #000000" style:writing-mode="lr-tb" fo:padding-top="0in" fo:padding-left="0.075in" fo:padding-bottom="0in" fo:padding-right="0.075in"/>
    </style:style>
    <style:style style:name="P68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94" style:family="table-cell">
      <style:table-cell-properties fo:border="0.0069in solid #000000" style:writing-mode="lr-tb" fo:padding-top="0in" fo:padding-left="0.075in" fo:padding-bottom="0in" fo:padding-right="0.075in"/>
    </style:style>
    <style:style style:name="P689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96" style:family="table-cell">
      <style:table-cell-properties fo:border="0.0069in solid #000000" style:writing-mode="lr-tb" fo:padding-top="0in" fo:padding-left="0.075in" fo:padding-bottom="0in" fo:padding-right="0.075in"/>
    </style:style>
    <style:style style:name="P68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98" style:family="table-cell">
      <style:table-cell-properties fo:border="0.0069in solid #000000" style:writing-mode="lr-tb" fo:padding-top="0in" fo:padding-left="0.075in" fo:padding-bottom="0in" fo:padding-right="0.075in"/>
    </style:style>
    <style:style style:name="P68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00" style:family="table-row">
      <style:table-row-properties/>
    </style:style>
    <style:style style:name="TableCell6901" style:family="table-cell">
      <style:table-cell-properties fo:border="0.0069in solid #000000" style:writing-mode="lr-tb" fo:padding-top="0in" fo:padding-left="0.075in" fo:padding-bottom="0in" fo:padding-right="0.075in"/>
    </style:style>
    <style:style style:name="P69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03" style:family="table-cell">
      <style:table-cell-properties fo:border="0.0069in solid #000000" style:writing-mode="lr-tb" fo:padding-top="0in" fo:padding-left="0.075in" fo:padding-bottom="0in" fo:padding-right="0.075in"/>
    </style:style>
    <style:style style:name="P690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09" style:family="table-row">
      <style:table-row-properties/>
    </style:style>
    <style:style style:name="TableCell6910" style:family="table-cell">
      <style:table-cell-properties fo:border="0.0069in solid #000000" style:writing-mode="lr-tb" fo:padding-top="0in" fo:padding-left="0.075in" fo:padding-bottom="0in" fo:padding-right="0.075in"/>
    </style:style>
    <style:style style:name="P69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12" style:family="table-cell">
      <style:table-cell-properties fo:border="0.0069in solid #000000" style:writing-mode="lr-tb" fo:padding-top="0in" fo:padding-left="0.075in" fo:padding-bottom="0in" fo:padding-right="0.075in"/>
    </style:style>
    <style:style style:name="P691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14" style:family="table-cell">
      <style:table-cell-properties fo:border="0.0069in solid #000000" style:writing-mode="lr-tb" fo:padding-top="0in" fo:padding-left="0.075in" fo:padding-bottom="0in" fo:padding-right="0.075in"/>
    </style:style>
    <style:style style:name="P69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16" style:family="table-cell">
      <style:table-cell-properties fo:border="0.0069in solid #000000" style:writing-mode="lr-tb" fo:padding-top="0in" fo:padding-left="0.075in" fo:padding-bottom="0in" fo:padding-right="0.075in"/>
    </style:style>
    <style:style style:name="P69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18" style:family="table-row">
      <style:table-row-properties/>
    </style:style>
    <style:style style:name="TableCell6919" style:family="table-cell">
      <style:table-cell-properties fo:border="0.0069in solid #000000" style:writing-mode="lr-tb" fo:padding-top="0in" fo:padding-left="0.075in" fo:padding-bottom="0in" fo:padding-right="0.075in"/>
    </style:style>
    <style:style style:name="P69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21" style:family="table-cell">
      <style:table-cell-properties fo:border="0.0069in solid #000000" style:writing-mode="lr-tb" fo:padding-top="0in" fo:padding-left="0.075in" fo:padding-bottom="0in" fo:padding-right="0.075in"/>
    </style:style>
    <style:style style:name="P692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23" style:family="table-cell">
      <style:table-cell-properties fo:border="0.0069in solid #000000" style:writing-mode="lr-tb" fo:padding-top="0in" fo:padding-left="0.075in" fo:padding-bottom="0in" fo:padding-right="0.075in"/>
    </style:style>
    <style:style style:name="P69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25" style:family="table-cell">
      <style:table-cell-properties fo:border="0.0069in solid #000000" style:writing-mode="lr-tb" fo:padding-top="0in" fo:padding-left="0.075in" fo:padding-bottom="0in" fo:padding-right="0.075in"/>
    </style:style>
    <style:style style:name="P69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27" style:family="table-row">
      <style:table-row-properties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34" style:family="table-cell">
      <style:table-cell-properties fo:border="0.0069in solid #000000" style:writing-mode="lr-tb" fo:padding-top="0in" fo:padding-left="0.075in" fo:padding-bottom="0in" fo:padding-right="0.075in"/>
    </style:style>
    <style:style style:name="P69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36" style:family="table-row">
      <style:table-row-properties/>
    </style:style>
    <style:style style:name="TableCell6937" style:family="table-cell">
      <style:table-cell-properties fo:border="0.0069in solid #000000" style:writing-mode="lr-tb" fo:padding-top="0in" fo:padding-left="0.075in" fo:padding-bottom="0in" fo:padding-right="0.075in"/>
    </style:style>
    <style:style style:name="P69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fo:margin-bottom="0in" fo:line-height="100%"/>
    </style:style>
    <style:style style:name="T69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4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4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5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5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52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6956" style:family="table-row">
      <style:table-row-properties/>
    </style:style>
    <style:style style:name="TableCell6957" style:family="table-cell">
      <style:table-cell-properties fo:border="0.0069in solid #000000" style:writing-mode="lr-tb" fo:padding-top="0in" fo:padding-left="0.075in" fo:padding-bottom="0in" fo:padding-right="0.075in"/>
    </style:style>
    <style:style style:name="P69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59" style:family="table-cell">
      <style:table-cell-properties fo:border="0.0069in solid #000000" style:writing-mode="lr-tb" fo:padding-top="0in" fo:padding-left="0.075in" fo:padding-bottom="0in" fo:padding-right="0.075in"/>
    </style:style>
    <style:style style:name="P696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61" style:family="table-cell">
      <style:table-cell-properties fo:border="0.0069in solid #000000" style:writing-mode="lr-tb" fo:padding-top="0in" fo:padding-left="0.075in" fo:padding-bottom="0in" fo:padding-right="0.075in"/>
    </style:style>
    <style:style style:name="P69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63" style:family="table-cell">
      <style:table-cell-properties fo:border="0.0069in solid #000000" style:writing-mode="lr-tb" fo:padding-top="0in" fo:padding-left="0.075in" fo:padding-bottom="0in" fo:padding-right="0.075in"/>
    </style:style>
    <style:style style:name="P6964" style:parent-style-name="Normal" style:family="paragraph">
      <style:paragraph-properties fo:margin-bottom="0in" fo:line-height="100%"/>
    </style:style>
    <style:style style:name="T69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6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69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70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71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69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6975" style:family="table-row">
      <style:table-row-properties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80" style:family="table-cell">
      <style:table-cell-properties fo:border="0.0069in solid #000000" style:writing-mode="lr-tb" fo:padding-top="0in" fo:padding-left="0.075in" fo:padding-bottom="0in" fo:padding-right="0.075in"/>
    </style:style>
    <style:style style:name="P69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82" style:family="table-cell">
      <style:table-cell-properties fo:border="0.0069in solid #000000" style:writing-mode="lr-tb" fo:padding-top="0in" fo:padding-left="0.075in" fo:padding-bottom="0in" fo:padding-right="0.075in"/>
    </style:style>
    <style:style style:name="P69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84" style:family="table-row">
      <style:table-row-properties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91" style:family="table-cell">
      <style:table-cell-properties fo:border="0.0069in solid #000000" style:writing-mode="lr-tb" fo:padding-top="0in" fo:padding-left="0.075in" fo:padding-bottom="0in" fo:padding-right="0.075in"/>
    </style:style>
    <style:style style:name="P69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993" style:family="table-row">
      <style:table-row-properties/>
    </style:style>
    <style:style style:name="TableCell6994" style:family="table-cell">
      <style:table-cell-properties fo:border="0.0069in solid #000000" style:writing-mode="lr-tb" fo:padding-top="0in" fo:padding-left="0.075in" fo:padding-bottom="0in" fo:padding-right="0.075in"/>
    </style:style>
    <style:style style:name="P69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96" style:family="table-cell">
      <style:table-cell-properties fo:border="0.0069in solid #000000" style:writing-mode="lr-tb" fo:padding-top="0in" fo:padding-left="0.075in" fo:padding-bottom="0in" fo:padding-right="0.075in"/>
    </style:style>
    <style:style style:name="P699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00" style:family="table-cell">
      <style:table-cell-properties fo:border="0.0069in solid #000000" style:writing-mode="lr-tb" fo:padding-top="0in" fo:padding-left="0.075in" fo:padding-bottom="0in" fo:padding-right="0.075in"/>
    </style:style>
    <style:style style:name="P70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02" style:family="table-row">
      <style:table-row-properties/>
    </style:style>
    <style:style style:name="TableCell7003" style:family="table-cell">
      <style:table-cell-properties fo:border="0.0069in solid #000000" style:writing-mode="lr-tb" fo:padding-top="0in" fo:padding-left="0.075in" fo:padding-bottom="0in" fo:padding-right="0.075in"/>
    </style:style>
    <style:style style:name="P70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05" style:family="table-cell">
      <style:table-cell-properties fo:border="0.0069in solid #000000" style:writing-mode="lr-tb" fo:padding-top="0in" fo:padding-left="0.075in" fo:padding-bottom="0in" fo:padding-right="0.075in"/>
    </style:style>
    <style:style style:name="P700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07" style:family="table-cell">
      <style:table-cell-properties fo:border="0.0069in solid #000000" style:writing-mode="lr-tb" fo:padding-top="0in" fo:padding-left="0.075in" fo:padding-bottom="0in" fo:padding-right="0.075in"/>
    </style:style>
    <style:style style:name="P70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09" style:family="table-cell">
      <style:table-cell-properties fo:border="0.0069in solid #000000" style:writing-mode="lr-tb" fo:padding-top="0in" fo:padding-left="0.075in" fo:padding-bottom="0in" fo:padding-right="0.075in"/>
    </style:style>
    <style:style style:name="P70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11" style:family="table-row">
      <style:table-row-properties/>
    </style:style>
    <style:style style:name="TableCell7012" style:family="table-cell">
      <style:table-cell-properties fo:border="0.0069in solid #000000" style:writing-mode="lr-tb" fo:padding-top="0in" fo:padding-left="0.075in" fo:padding-bottom="0in" fo:padding-right="0.075in"/>
    </style:style>
    <style:style style:name="P70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14" style:family="table-cell">
      <style:table-cell-properties fo:border="0.0069in solid #000000" style:writing-mode="lr-tb" fo:padding-top="0in" fo:padding-left="0.075in" fo:padding-bottom="0in" fo:padding-right="0.075in"/>
    </style:style>
    <style:style style:name="P701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16" style:family="table-cell">
      <style:table-cell-properties fo:border="0.0069in solid #000000" style:writing-mode="lr-tb" fo:padding-top="0in" fo:padding-left="0.075in" fo:padding-bottom="0in" fo:padding-right="0.075in"/>
    </style:style>
    <style:style style:name="P70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18" style:family="table-cell">
      <style:table-cell-properties fo:border="0.0069in solid #000000" style:writing-mode="lr-tb" fo:padding-top="0in" fo:padding-left="0.075in" fo:padding-bottom="0in" fo:padding-right="0.075in"/>
    </style:style>
    <style:style style:name="P70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20" style:family="table-row">
      <style:table-row-properties/>
    </style:style>
    <style:style style:name="TableCell7021" style:family="table-cell">
      <style:table-cell-properties fo:border="0.0069in solid #000000" style:writing-mode="lr-tb" fo:padding-top="0in" fo:padding-left="0.075in" fo:padding-bottom="0in" fo:padding-right="0.075in"/>
    </style:style>
    <style:style style:name="P70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23" style:family="table-cell">
      <style:table-cell-properties fo:border="0.0069in solid #000000" style:writing-mode="lr-tb" fo:padding-top="0in" fo:padding-left="0.075in" fo:padding-bottom="0in" fo:padding-right="0.075in"/>
    </style:style>
    <style:style style:name="P702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25" style:family="table-cell">
      <style:table-cell-properties fo:border="0.0069in solid #000000" style:writing-mode="lr-tb" fo:padding-top="0in" fo:padding-left="0.075in" fo:padding-bottom="0in" fo:padding-right="0.075in"/>
    </style:style>
    <style:style style:name="P70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27" style:family="table-cell">
      <style:table-cell-properties fo:border="0.0069in solid #000000" style:writing-mode="lr-tb" fo:padding-top="0in" fo:padding-left="0.075in" fo:padding-bottom="0in" fo:padding-right="0.075in"/>
    </style:style>
    <style:style style:name="P70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29" style:family="table-row">
      <style:table-row-properties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32" style:family="table-cell">
      <style:table-cell-properties fo:border="0.0069in solid #000000" style:writing-mode="lr-tb" fo:padding-top="0in" fo:padding-left="0.075in" fo:padding-bottom="0in" fo:padding-right="0.075in"/>
    </style:style>
    <style:style style:name="P703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34" style:family="table-cell">
      <style:table-cell-properties fo:border="0.0069in solid #000000" style:writing-mode="lr-tb" fo:padding-top="0in" fo:padding-left="0.075in" fo:padding-bottom="0in" fo:padding-right="0.075in"/>
    </style:style>
    <style:style style:name="P70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36" style:family="table-cell">
      <style:table-cell-properties fo:border="0.0069in solid #000000" style:writing-mode="lr-tb" fo:padding-top="0in" fo:padding-left="0.075in" fo:padding-bottom="0in" fo:padding-right="0.075in"/>
    </style:style>
    <style:style style:name="P70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38" style:family="table-row">
      <style:table-row-properties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47" style:family="table-row">
      <style:table-row-properties/>
    </style:style>
    <style:style style:name="TableCell7048" style:family="table-cell">
      <style:table-cell-properties fo:border="0.0069in solid #000000" style:writing-mode="lr-tb" fo:padding-top="0in" fo:padding-left="0.075in" fo:padding-bottom="0in" fo:padding-right="0.075in"/>
    </style:style>
    <style:style style:name="P70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50" style:family="table-cell">
      <style:table-cell-properties fo:border="0.0069in solid #000000" style:writing-mode="lr-tb" fo:padding-top="0in" fo:padding-left="0.075in" fo:padding-bottom="0in" fo:padding-right="0.075in"/>
    </style:style>
    <style:style style:name="P705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52" style:family="table-cell">
      <style:table-cell-properties fo:border="0.0069in solid #000000" style:writing-mode="lr-tb" fo:padding-top="0in" fo:padding-left="0.075in" fo:padding-bottom="0in" fo:padding-right="0.075in"/>
    </style:style>
    <style:style style:name="P70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54" style:family="table-cell">
      <style:table-cell-properties fo:border="0.0069in solid #000000" style:writing-mode="lr-tb" fo:padding-top="0in" fo:padding-left="0.075in" fo:padding-bottom="0in" fo:padding-right="0.075in"/>
    </style:style>
    <style:style style:name="P70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56" style:family="table-row">
      <style:table-row-properties/>
    </style:style>
    <style:style style:name="TableCell7057" style:family="table-cell">
      <style:table-cell-properties fo:border="0.0069in solid #000000" style:writing-mode="lr-tb" fo:padding-top="0in" fo:padding-left="0.075in" fo:padding-bottom="0in" fo:padding-right="0.075in"/>
    </style:style>
    <style:style style:name="P70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59" style:family="table-cell">
      <style:table-cell-properties fo:border="0.0069in solid #000000" style:writing-mode="lr-tb" fo:padding-top="0in" fo:padding-left="0.075in" fo:padding-bottom="0in" fo:padding-right="0.075in"/>
    </style:style>
    <style:style style:name="P706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61" style:family="table-cell">
      <style:table-cell-properties fo:border="0.0069in solid #000000" style:writing-mode="lr-tb" fo:padding-top="0in" fo:padding-left="0.075in" fo:padding-bottom="0in" fo:padding-right="0.075in"/>
    </style:style>
    <style:style style:name="P70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63" style:family="table-cell">
      <style:table-cell-properties fo:border="0.0069in solid #000000" style:writing-mode="lr-tb" fo:padding-top="0in" fo:padding-left="0.075in" fo:padding-bottom="0in" fo:padding-right="0.075in"/>
    </style:style>
    <style:style style:name="P70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65" style:family="table-row">
      <style:table-row-properties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72" style:family="table-cell">
      <style:table-cell-properties fo:border="0.0069in solid #000000" style:writing-mode="lr-tb" fo:padding-top="0in" fo:padding-left="0.075in" fo:padding-bottom="0in" fo:padding-right="0.075in"/>
    </style:style>
    <style:style style:name="P70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74" style:family="table-row">
      <style:table-row-properties/>
    </style:style>
    <style:style style:name="TableCell7075" style:family="table-cell">
      <style:table-cell-properties fo:border="0.0069in solid #000000" style:writing-mode="lr-tb" fo:padding-top="0in" fo:padding-left="0.075in" fo:padding-bottom="0in" fo:padding-right="0.075in"/>
    </style:style>
    <style:style style:name="P70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77" style:family="table-cell">
      <style:table-cell-properties fo:border="0.0069in solid #000000" style:writing-mode="lr-tb" fo:padding-top="0in" fo:padding-left="0.075in" fo:padding-bottom="0in" fo:padding-right="0.075in"/>
    </style:style>
    <style:style style:name="P707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81" style:family="table-cell">
      <style:table-cell-properties fo:border="0.0069in solid #000000" style:writing-mode="lr-tb" fo:padding-top="0in" fo:padding-left="0.075in" fo:padding-bottom="0in" fo:padding-right="0.075in"/>
    </style:style>
    <style:style style:name="P70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83" style:family="table-row">
      <style:table-row-properties/>
    </style:style>
    <style:style style:name="TableCell7084" style:family="table-cell">
      <style:table-cell-properties fo:border="0.0069in solid #000000" style:writing-mode="lr-tb" fo:padding-top="0in" fo:padding-left="0.075in" fo:padding-bottom="0in" fo:padding-right="0.075in"/>
    </style:style>
    <style:style style:name="P70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86" style:family="table-cell">
      <style:table-cell-properties fo:border="0.0069in solid #000000" style:writing-mode="lr-tb" fo:padding-top="0in" fo:padding-left="0.075in" fo:padding-bottom="0in" fo:padding-right="0.075in"/>
    </style:style>
    <style:style style:name="P708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88" style:family="table-cell">
      <style:table-cell-properties fo:border="0.0069in solid #000000" style:writing-mode="lr-tb" fo:padding-top="0in" fo:padding-left="0.075in" fo:padding-bottom="0in" fo:padding-right="0.075in"/>
    </style:style>
    <style:style style:name="P70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90" style:family="table-cell">
      <style:table-cell-properties fo:border="0.0069in solid #000000" style:writing-mode="lr-tb" fo:padding-top="0in" fo:padding-left="0.075in" fo:padding-bottom="0in" fo:padding-right="0.075in"/>
    </style:style>
    <style:style style:name="P70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092" style:family="table-row">
      <style:table-row-properties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95" style:family="table-cell">
      <style:table-cell-properties fo:border="0.0069in solid #000000" style:writing-mode="lr-tb" fo:padding-top="0in" fo:padding-left="0.075in" fo:padding-bottom="0in" fo:padding-right="0.075in"/>
    </style:style>
    <style:style style:name="P709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97" style:family="table-cell">
      <style:table-cell-properties fo:border="0.0069in solid #000000" style:writing-mode="lr-tb" fo:padding-top="0in" fo:padding-left="0.075in" fo:padding-bottom="0in" fo:padding-right="0.075in"/>
    </style:style>
    <style:style style:name="P70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099" style:family="table-cell">
      <style:table-cell-properties fo:border="0.0069in solid #000000" style:writing-mode="lr-tb" fo:padding-top="0in" fo:padding-left="0.075in" fo:padding-bottom="0in" fo:padding-right="0.075in"/>
    </style:style>
    <style:style style:name="P71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01" style:family="table-row">
      <style:table-row-properties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10" style:family="table-row">
      <style:table-row-properties/>
    </style:style>
    <style:style style:name="TableCell7111" style:family="table-cell">
      <style:table-cell-properties fo:border="0.0069in solid #000000" style:writing-mode="lr-tb" fo:padding-top="0in" fo:padding-left="0.075in" fo:padding-bottom="0in" fo:padding-right="0.075in"/>
    </style:style>
    <style:style style:name="P71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13" style:family="table-cell">
      <style:table-cell-properties fo:border="0.0069in solid #000000" style:writing-mode="lr-tb" fo:padding-top="0in" fo:padding-left="0.075in" fo:padding-bottom="0in" fo:padding-right="0.075in"/>
    </style:style>
    <style:style style:name="P711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15" style:family="table-cell">
      <style:table-cell-properties fo:border="0.0069in solid #000000" style:writing-mode="lr-tb" fo:padding-top="0in" fo:padding-left="0.075in" fo:padding-bottom="0in" fo:padding-right="0.075in"/>
    </style:style>
    <style:style style:name="P71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17" style:family="table-cell">
      <style:table-cell-properties fo:border="0.0069in solid #000000" style:writing-mode="lr-tb" fo:padding-top="0in" fo:padding-left="0.075in" fo:padding-bottom="0in" fo:padding-right="0.075in"/>
    </style:style>
    <style:style style:name="P71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19" style:family="table-row">
      <style:table-row-properties/>
    </style:style>
    <style:style style:name="TableCell7120" style:family="table-cell">
      <style:table-cell-properties fo:border="0.0069in solid #000000" style:writing-mode="lr-tb" fo:padding-top="0in" fo:padding-left="0.075in" fo:padding-bottom="0in" fo:padding-right="0.075in"/>
    </style:style>
    <style:style style:name="P71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22" style:family="table-cell">
      <style:table-cell-properties fo:border="0.0069in solid #000000" style:writing-mode="lr-tb" fo:padding-top="0in" fo:padding-left="0.075in" fo:padding-bottom="0in" fo:padding-right="0.075in"/>
    </style:style>
    <style:style style:name="P712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24" style:family="table-cell">
      <style:table-cell-properties fo:border="0.0069in solid #000000" style:writing-mode="lr-tb" fo:padding-top="0in" fo:padding-left="0.075in" fo:padding-bottom="0in" fo:padding-right="0.075in"/>
    </style:style>
    <style:style style:name="P71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26" style:family="table-cell">
      <style:table-cell-properties fo:border="0.0069in solid #000000" style:writing-mode="lr-tb" fo:padding-top="0in" fo:padding-left="0.075in" fo:padding-bottom="0in" fo:padding-right="0.075in"/>
    </style:style>
    <style:style style:name="P71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28" style:family="table-row">
      <style:table-row-properties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37" style:family="table-row">
      <style:table-row-properties/>
    </style:style>
    <style:style style:name="TableCell7138" style:family="table-cell">
      <style:table-cell-properties fo:border="0.0069in solid #000000" style:writing-mode="lr-tb" fo:padding-top="0in" fo:padding-left="0.075in" fo:padding-bottom="0in" fo:padding-right="0.075in"/>
    </style:style>
    <style:style style:name="P71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40" style:family="table-cell">
      <style:table-cell-properties fo:border="0.0069in solid #000000" style:writing-mode="lr-tb" fo:padding-top="0in" fo:padding-left="0.075in" fo:padding-bottom="0in" fo:padding-right="0.075in"/>
    </style:style>
    <style:style style:name="P714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44" style:family="table-cell">
      <style:table-cell-properties fo:border="0.0069in solid #000000" style:writing-mode="lr-tb" fo:padding-top="0in" fo:padding-left="0.075in" fo:padding-bottom="0in" fo:padding-right="0.075in"/>
    </style:style>
    <style:style style:name="P71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46" style:family="table-row">
      <style:table-row-properties/>
    </style:style>
    <style:style style:name="TableCell7147" style:family="table-cell">
      <style:table-cell-properties fo:border="0.0069in solid #000000" style:writing-mode="lr-tb" fo:padding-top="0in" fo:padding-left="0.075in" fo:padding-bottom="0in" fo:padding-right="0.075in"/>
    </style:style>
    <style:style style:name="P7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49" style:family="table-cell">
      <style:table-cell-properties fo:border="0.0069in solid #000000" style:writing-mode="lr-tb" fo:padding-top="0in" fo:padding-left="0.075in" fo:padding-bottom="0in" fo:padding-right="0.075in"/>
    </style:style>
    <style:style style:name="P715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51" style:family="table-cell">
      <style:table-cell-properties fo:border="0.0069in solid #000000" style:writing-mode="lr-tb" fo:padding-top="0in" fo:padding-left="0.075in" fo:padding-bottom="0in" fo:padding-right="0.075in"/>
    </style:style>
    <style:style style:name="P71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53" style:family="table-cell">
      <style:table-cell-properties fo:border="0.0069in solid #000000" style:writing-mode="lr-tb" fo:padding-top="0in" fo:padding-left="0.075in" fo:padding-bottom="0in" fo:padding-right="0.075in"/>
    </style:style>
    <style:style style:name="P71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55" style:family="table-row">
      <style:table-row-properties/>
    </style:style>
    <style:style style:name="TableCell7156" style:family="table-cell">
      <style:table-cell-properties fo:border="0.0069in solid #000000" style:writing-mode="lr-tb" fo:padding-top="0in" fo:padding-left="0.075in" fo:padding-bottom="0in" fo:padding-right="0.075in"/>
    </style:style>
    <style:style style:name="P71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58" style:family="table-cell">
      <style:table-cell-properties fo:border="0.0069in solid #000000" style:writing-mode="lr-tb" fo:padding-top="0in" fo:padding-left="0.075in" fo:padding-bottom="0in" fo:padding-right="0.075in"/>
    </style:style>
    <style:style style:name="P715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60" style:family="table-cell">
      <style:table-cell-properties fo:border="0.0069in solid #000000" style:writing-mode="lr-tb" fo:padding-top="0in" fo:padding-left="0.075in" fo:padding-bottom="0in" fo:padding-right="0.075in"/>
    </style:style>
    <style:style style:name="P71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64" style:family="table-row">
      <style:table-row-properties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67" style:family="table-cell">
      <style:table-cell-properties fo:border="0.0069in solid #000000" style:writing-mode="lr-tb" fo:padding-top="0in" fo:padding-left="0.075in" fo:padding-bottom="0in" fo:padding-right="0.075in"/>
    </style:style>
    <style:style style:name="P716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73" style:family="table-row">
      <style:table-row-properties/>
    </style:style>
    <style:style style:name="TableCell7174" style:family="table-cell">
      <style:table-cell-properties fo:border="0.0069in solid #000000" style:writing-mode="lr-tb" fo:padding-top="0in" fo:padding-left="0.075in" fo:padding-bottom="0in" fo:padding-right="0.075in"/>
    </style:style>
    <style:style style:name="P71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76" style:family="table-cell">
      <style:table-cell-properties fo:border="0.0069in solid #000000" style:writing-mode="lr-tb" fo:padding-top="0in" fo:padding-left="0.075in" fo:padding-bottom="0in" fo:padding-right="0.075in"/>
    </style:style>
    <style:style style:name="P717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78" style:family="table-cell">
      <style:table-cell-properties fo:border="0.0069in solid #000000" style:writing-mode="lr-tb" fo:padding-top="0in" fo:padding-left="0.075in" fo:padding-bottom="0in" fo:padding-right="0.075in"/>
    </style:style>
    <style:style style:name="P71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80" style:family="table-cell">
      <style:table-cell-properties fo:border="0.0069in solid #000000" style:writing-mode="lr-tb" fo:padding-top="0in" fo:padding-left="0.075in" fo:padding-bottom="0in" fo:padding-right="0.075in"/>
    </style:style>
    <style:style style:name="P71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82" style:family="table-row">
      <style:table-row-properties/>
    </style:style>
    <style:style style:name="TableCell7183" style:family="table-cell">
      <style:table-cell-properties fo:border="0.0069in solid #000000" style:writing-mode="lr-tb" fo:padding-top="0in" fo:padding-left="0.075in" fo:padding-bottom="0in" fo:padding-right="0.075in"/>
    </style:style>
    <style:style style:name="P71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85" style:family="table-cell">
      <style:table-cell-properties fo:border="0.0069in solid #000000" style:writing-mode="lr-tb" fo:padding-top="0in" fo:padding-left="0.075in" fo:padding-bottom="0in" fo:padding-right="0.075in"/>
    </style:style>
    <style:style style:name="P718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87" style:family="table-cell">
      <style:table-cell-properties fo:border="0.0069in solid #000000" style:writing-mode="lr-tb" fo:padding-top="0in" fo:padding-left="0.075in" fo:padding-bottom="0in" fo:padding-right="0.075in"/>
    </style:style>
    <style:style style:name="P71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89" style:family="table-cell">
      <style:table-cell-properties fo:border="0.0069in solid #000000" style:writing-mode="lr-tb" fo:padding-top="0in" fo:padding-left="0.075in" fo:padding-bottom="0in" fo:padding-right="0.075in"/>
    </style:style>
    <style:style style:name="P71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191" style:family="table-row">
      <style:table-row-properties/>
    </style:style>
    <style:style style:name="TableCell7192" style:family="table-cell">
      <style:table-cell-properties fo:border="0.0069in solid #000000" style:writing-mode="lr-tb" fo:padding-top="0in" fo:padding-left="0.075in" fo:padding-bottom="0in" fo:padding-right="0.075in"/>
    </style:style>
    <style:style style:name="P71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94" style:family="table-cell">
      <style:table-cell-properties fo:border="0.0069in solid #000000" style:writing-mode="lr-tb" fo:padding-top="0in" fo:padding-left="0.075in" fo:padding-bottom="0in" fo:padding-right="0.075in"/>
    </style:style>
    <style:style style:name="P719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96" style:family="table-cell">
      <style:table-cell-properties fo:border="0.0069in solid #000000" style:writing-mode="lr-tb" fo:padding-top="0in" fo:padding-left="0.075in" fo:padding-bottom="0in" fo:padding-right="0.075in"/>
    </style:style>
    <style:style style:name="P71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00" style:family="table-row">
      <style:table-row-properties/>
    </style:style>
    <style:style style:name="TableCell7201" style:family="table-cell">
      <style:table-cell-properties fo:border="0.0069in solid #000000" style:writing-mode="lr-tb" fo:padding-top="0in" fo:padding-left="0.075in" fo:padding-bottom="0in" fo:padding-right="0.075in"/>
    </style:style>
    <style:style style:name="P72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03" style:family="table-cell">
      <style:table-cell-properties fo:border="0.0069in solid #000000" style:writing-mode="lr-tb" fo:padding-top="0in" fo:padding-left="0.075in" fo:padding-bottom="0in" fo:padding-right="0.075in"/>
    </style:style>
    <style:style style:name="P720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05" style:family="table-cell">
      <style:table-cell-properties fo:border="0.0069in solid #000000" style:writing-mode="lr-tb" fo:padding-top="0in" fo:padding-left="0.075in" fo:padding-bottom="0in" fo:padding-right="0.075in"/>
    </style:style>
    <style:style style:name="P72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07" style:family="table-cell">
      <style:table-cell-properties fo:border="0.0069in solid #000000" style:writing-mode="lr-tb" fo:padding-top="0in" fo:padding-left="0.075in" fo:padding-bottom="0in" fo:padding-right="0.075in"/>
    </style:style>
    <style:style style:name="P72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09" style:family="table-row">
      <style:table-row-properties/>
    </style:style>
    <style:style style:name="TableCell7210" style:family="table-cell">
      <style:table-cell-properties fo:border="0.0069in solid #000000" style:writing-mode="lr-tb" fo:padding-top="0in" fo:padding-left="0.075in" fo:padding-bottom="0in" fo:padding-right="0.075in"/>
    </style:style>
    <style:style style:name="P72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12" style:family="table-cell">
      <style:table-cell-properties fo:border="0.0069in solid #000000" style:writing-mode="lr-tb" fo:padding-top="0in" fo:padding-left="0.075in" fo:padding-bottom="0in" fo:padding-right="0.075in"/>
    </style:style>
    <style:style style:name="P721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14" style:family="table-cell">
      <style:table-cell-properties fo:border="0.0069in solid #000000" style:writing-mode="lr-tb" fo:padding-top="0in" fo:padding-left="0.075in" fo:padding-bottom="0in" fo:padding-right="0.075in"/>
    </style:style>
    <style:style style:name="P72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16" style:family="table-cell">
      <style:table-cell-properties fo:border="0.0069in solid #000000" style:writing-mode="lr-tb" fo:padding-top="0in" fo:padding-left="0.075in" fo:padding-bottom="0in" fo:padding-right="0.075in"/>
    </style:style>
    <style:style style:name="P72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18" style:family="table-row">
      <style:table-row-properties/>
    </style:style>
    <style:style style:name="TableCell7219" style:family="table-cell">
      <style:table-cell-properties fo:border="0.0069in solid #000000" style:writing-mode="lr-tb" fo:padding-top="0in" fo:padding-left="0.075in" fo:padding-bottom="0in" fo:padding-right="0.075in"/>
    </style:style>
    <style:style style:name="P72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23" style:family="table-cell">
      <style:table-cell-properties fo:border="0.0069in solid #000000" style:writing-mode="lr-tb" fo:padding-top="0in" fo:padding-left="0.075in" fo:padding-bottom="0in" fo:padding-right="0.075in"/>
    </style:style>
    <style:style style:name="P72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27" style:family="table-row">
      <style:table-row-properties/>
    </style:style>
    <style:style style:name="TableCell7228" style:family="table-cell">
      <style:table-cell-properties fo:border="0.0069in solid #000000" style:writing-mode="lr-tb" fo:padding-top="0in" fo:padding-left="0.075in" fo:padding-bottom="0in" fo:padding-right="0.075in"/>
    </style:style>
    <style:style style:name="P72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30" style:family="table-cell">
      <style:table-cell-properties fo:border="0.0069in solid #000000" style:writing-mode="lr-tb" fo:padding-top="0in" fo:padding-left="0.075in" fo:padding-bottom="0in" fo:padding-right="0.075in"/>
    </style:style>
    <style:style style:name="P723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32" style:family="table-cell">
      <style:table-cell-properties fo:border="0.0069in solid #000000" style:writing-mode="lr-tb" fo:padding-top="0in" fo:padding-left="0.075in" fo:padding-bottom="0in" fo:padding-right="0.075in"/>
    </style:style>
    <style:style style:name="P72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34" style:family="table-cell">
      <style:table-cell-properties fo:border="0.0069in solid #000000" style:writing-mode="lr-tb" fo:padding-top="0in" fo:padding-left="0.075in" fo:padding-bottom="0in" fo:padding-right="0.075in"/>
    </style:style>
    <style:style style:name="P72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36" style:family="table-row">
      <style:table-row-properties/>
    </style:style>
    <style:style style:name="TableCell7237" style:family="table-cell">
      <style:table-cell-properties fo:border="0.0069in solid #000000" style:writing-mode="lr-tb" fo:padding-top="0in" fo:padding-left="0.075in" fo:padding-bottom="0in" fo:padding-right="0.075in"/>
    </style:style>
    <style:style style:name="P72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39" style:family="table-cell">
      <style:table-cell-properties fo:border="0.0069in solid #000000" style:writing-mode="lr-tb" fo:padding-top="0in" fo:padding-left="0.075in" fo:padding-bottom="0in" fo:padding-right="0.075in"/>
    </style:style>
    <style:style style:name="P724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41" style:family="table-cell">
      <style:table-cell-properties fo:border="0.0069in solid #000000" style:writing-mode="lr-tb" fo:padding-top="0in" fo:padding-left="0.075in" fo:padding-bottom="0in" fo:padding-right="0.075in"/>
    </style:style>
    <style:style style:name="P72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43" style:family="table-cell">
      <style:table-cell-properties fo:border="0.0069in solid #000000" style:writing-mode="lr-tb" fo:padding-top="0in" fo:padding-left="0.075in" fo:padding-bottom="0in" fo:padding-right="0.075in"/>
    </style:style>
    <style:style style:name="P72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45" style:family="table-row">
      <style:table-row-properties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54" style:family="table-row">
      <style:table-row-properties/>
    </style:style>
    <style:style style:name="TableCell7255" style:family="table-cell">
      <style:table-cell-properties fo:border="0.0069in solid #000000" style:writing-mode="lr-tb" fo:padding-top="0in" fo:padding-left="0.075in" fo:padding-bottom="0in" fo:padding-right="0.075in"/>
    </style:style>
    <style:style style:name="P72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57" style:family="table-cell">
      <style:table-cell-properties fo:border="0.0069in solid #000000" style:writing-mode="lr-tb" fo:padding-top="0in" fo:padding-left="0.075in" fo:padding-bottom="0in" fo:padding-right="0.075in"/>
    </style:style>
    <style:style style:name="P725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59" style:family="table-cell">
      <style:table-cell-properties fo:border="0.0069in solid #000000" style:writing-mode="lr-tb" fo:padding-top="0in" fo:padding-left="0.075in" fo:padding-bottom="0in" fo:padding-right="0.075in"/>
    </style:style>
    <style:style style:name="P72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63" style:family="table-row">
      <style:table-row-properties/>
    </style:style>
    <style:style style:name="TableCell7264" style:family="table-cell">
      <style:table-cell-properties fo:border="0.0069in solid #000000" style:writing-mode="lr-tb" fo:padding-top="0in" fo:padding-left="0.075in" fo:padding-bottom="0in" fo:padding-right="0.075in"/>
    </style:style>
    <style:style style:name="P72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66" style:family="table-cell">
      <style:table-cell-properties fo:border="0.0069in solid #000000" style:writing-mode="lr-tb" fo:padding-top="0in" fo:padding-left="0.075in" fo:padding-bottom="0in" fo:padding-right="0.075in"/>
    </style:style>
    <style:style style:name="P726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68" style:family="table-cell">
      <style:table-cell-properties fo:border="0.0069in solid #000000" style:writing-mode="lr-tb" fo:padding-top="0in" fo:padding-left="0.075in" fo:padding-bottom="0in" fo:padding-right="0.075in"/>
    </style:style>
    <style:style style:name="P72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70" style:family="table-cell">
      <style:table-cell-properties fo:border="0.0069in solid #000000" style:writing-mode="lr-tb" fo:padding-top="0in" fo:padding-left="0.075in" fo:padding-bottom="0in" fo:padding-right="0.075in"/>
    </style:style>
    <style:style style:name="P72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72" style:family="table-row">
      <style:table-row-properties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79" style:family="table-cell">
      <style:table-cell-properties fo:border="0.0069in solid #000000" style:writing-mode="lr-tb" fo:padding-top="0in" fo:padding-left="0.075in" fo:padding-bottom="0in" fo:padding-right="0.075in"/>
    </style:style>
    <style:style style:name="P72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81" style:family="table-row">
      <style:table-row-properties/>
    </style:style>
    <style:style style:name="TableCell7282" style:family="table-cell">
      <style:table-cell-properties fo:border="0.0069in solid #000000" style:writing-mode="lr-tb" fo:padding-top="0in" fo:padding-left="0.075in" fo:padding-bottom="0in" fo:padding-right="0.075in"/>
    </style:style>
    <style:style style:name="P72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90" style:family="table-row">
      <style:table-row-properties/>
    </style:style>
    <style:style style:name="TableCell7291" style:family="table-cell">
      <style:table-cell-properties fo:border="0.0069in solid #000000" style:writing-mode="lr-tb" fo:padding-top="0in" fo:padding-left="0.075in" fo:padding-bottom="0in" fo:padding-right="0.075in"/>
    </style:style>
    <style:style style:name="P72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95" style:family="table-cell">
      <style:table-cell-properties fo:border="0.0069in solid #000000" style:writing-mode="lr-tb" fo:padding-top="0in" fo:padding-left="0.075in" fo:padding-bottom="0in" fo:padding-right="0.075in"/>
    </style:style>
    <style:style style:name="P72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97" style:family="table-cell">
      <style:table-cell-properties fo:border="0.0069in solid #000000" style:writing-mode="lr-tb" fo:padding-top="0in" fo:padding-left="0.075in" fo:padding-bottom="0in" fo:padding-right="0.075in"/>
    </style:style>
    <style:style style:name="P72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299" style:family="table-row">
      <style:table-row-properties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02" style:family="table-cell">
      <style:table-cell-properties fo:border="0.0069in solid #000000" style:writing-mode="lr-tb" fo:padding-top="0in" fo:padding-left="0.075in" fo:padding-bottom="0in" fo:padding-right="0.075in"/>
    </style:style>
    <style:style style:name="P730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04" style:family="table-cell">
      <style:table-cell-properties fo:border="0.0069in solid #000000" style:writing-mode="lr-tb" fo:padding-top="0in" fo:padding-left="0.075in" fo:padding-bottom="0in" fo:padding-right="0.075in"/>
    </style:style>
    <style:style style:name="P73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06" style:family="table-cell">
      <style:table-cell-properties fo:border="0.0069in solid #000000" style:writing-mode="lr-tb" fo:padding-top="0in" fo:padding-left="0.075in" fo:padding-bottom="0in" fo:padding-right="0.075in"/>
    </style:style>
    <style:style style:name="P73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08" style:family="table-row">
      <style:table-row-properties/>
    </style:style>
    <style:style style:name="TableCell7309" style:family="table-cell">
      <style:table-cell-properties fo:border="0.0069in solid #000000" style:writing-mode="lr-tb" fo:padding-top="0in" fo:padding-left="0.075in" fo:padding-bottom="0in" fo:padding-right="0.075in"/>
    </style:style>
    <style:style style:name="P73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11" style:family="table-cell">
      <style:table-cell-properties fo:border="0.0069in solid #000000" style:writing-mode="lr-tb" fo:padding-top="0in" fo:padding-left="0.075in" fo:padding-bottom="0in" fo:padding-right="0.075in"/>
    </style:style>
    <style:style style:name="P731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13" style:family="table-cell">
      <style:table-cell-properties fo:border="0.0069in solid #000000" style:writing-mode="lr-tb" fo:padding-top="0in" fo:padding-left="0.075in" fo:padding-bottom="0in" fo:padding-right="0.075in"/>
    </style:style>
    <style:style style:name="P73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17" style:family="table-row">
      <style:table-row-properties/>
    </style:style>
    <style:style style:name="TableCell7318" style:family="table-cell">
      <style:table-cell-properties fo:border="0.0069in solid #000000" style:writing-mode="lr-tb" fo:padding-top="0in" fo:padding-left="0.075in" fo:padding-bottom="0in" fo:padding-right="0.075in"/>
    </style:style>
    <style:style style:name="P73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20" style:family="table-cell">
      <style:table-cell-properties fo:border="0.0069in solid #000000" style:writing-mode="lr-tb" fo:padding-top="0in" fo:padding-left="0.075in" fo:padding-bottom="0in" fo:padding-right="0.075in"/>
    </style:style>
    <style:style style:name="P732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22" style:family="table-cell">
      <style:table-cell-properties fo:border="0.0069in solid #000000" style:writing-mode="lr-tb" fo:padding-top="0in" fo:padding-left="0.075in" fo:padding-bottom="0in" fo:padding-right="0.075in"/>
    </style:style>
    <style:style style:name="P73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24" style:family="table-cell">
      <style:table-cell-properties fo:border="0.0069in solid #000000" style:writing-mode="lr-tb" fo:padding-top="0in" fo:padding-left="0.075in" fo:padding-bottom="0in" fo:padding-right="0.075in"/>
    </style:style>
    <style:style style:name="P73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26" style:family="table-row">
      <style:table-row-properties/>
    </style:style>
    <style:style style:name="TableCell7327" style:family="table-cell">
      <style:table-cell-properties fo:border="0.0069in solid #000000" style:writing-mode="lr-tb" fo:padding-top="0in" fo:padding-left="0.075in" fo:padding-bottom="0in" fo:padding-right="0.075in"/>
    </style:style>
    <style:style style:name="P73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29" style:family="table-cell">
      <style:table-cell-properties fo:border="0.0069in solid #000000" style:writing-mode="lr-tb" fo:padding-top="0in" fo:padding-left="0.075in" fo:padding-bottom="0in" fo:padding-right="0.075in"/>
    </style:style>
    <style:style style:name="P733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31" style:family="table-cell">
      <style:table-cell-properties fo:border="0.0069in solid #000000" style:writing-mode="lr-tb" fo:padding-top="0in" fo:padding-left="0.075in" fo:padding-bottom="0in" fo:padding-right="0.075in"/>
    </style:style>
    <style:style style:name="P73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35" style:family="table-row">
      <style:table-row-properties/>
    </style:style>
    <style:style style:name="TableCell7336" style:family="table-cell">
      <style:table-cell-properties fo:border="0.0069in solid #000000" style:writing-mode="lr-tb" fo:padding-top="0in" fo:padding-left="0.075in" fo:padding-bottom="0in" fo:padding-right="0.075in"/>
    </style:style>
    <style:style style:name="P73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38" style:family="table-cell">
      <style:table-cell-properties fo:border="0.0069in solid #000000" style:writing-mode="lr-tb" fo:padding-top="0in" fo:padding-left="0.075in" fo:padding-bottom="0in" fo:padding-right="0.075in"/>
    </style:style>
    <style:style style:name="P733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40" style:family="table-cell">
      <style:table-cell-properties fo:border="0.0069in solid #000000" style:writing-mode="lr-tb" fo:padding-top="0in" fo:padding-left="0.075in" fo:padding-bottom="0in" fo:padding-right="0.075in"/>
    </style:style>
    <style:style style:name="P73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44" style:family="table-row">
      <style:table-row-properties/>
    </style:style>
    <style:style style:name="TableCell7345" style:family="table-cell">
      <style:table-cell-properties fo:border="0.0069in solid #000000" style:writing-mode="lr-tb" fo:padding-top="0in" fo:padding-left="0.075in" fo:padding-bottom="0in" fo:padding-right="0.075in"/>
    </style:style>
    <style:style style:name="P73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47" style:family="table-cell">
      <style:table-cell-properties fo:border="0.0069in solid #000000" style:writing-mode="lr-tb" fo:padding-top="0in" fo:padding-left="0.075in" fo:padding-bottom="0in" fo:padding-right="0.075in"/>
    </style:style>
    <style:style style:name="P734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49" style:family="table-cell">
      <style:table-cell-properties fo:border="0.0069in solid #000000" style:writing-mode="lr-tb" fo:padding-top="0in" fo:padding-left="0.075in" fo:padding-bottom="0in" fo:padding-right="0.075in"/>
    </style:style>
    <style:style style:name="P73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51" style:family="table-cell">
      <style:table-cell-properties fo:border="0.0069in solid #000000" style:writing-mode="lr-tb" fo:padding-top="0in" fo:padding-left="0.075in" fo:padding-bottom="0in" fo:padding-right="0.075in"/>
    </style:style>
    <style:style style:name="P73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53" style:family="table-row">
      <style:table-row-properties/>
    </style:style>
    <style:style style:name="TableCell7354" style:family="table-cell">
      <style:table-cell-properties fo:border="0.0069in solid #000000" style:writing-mode="lr-tb" fo:padding-top="0in" fo:padding-left="0.075in" fo:padding-bottom="0in" fo:padding-right="0.075in"/>
    </style:style>
    <style:style style:name="P73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56" style:family="table-cell">
      <style:table-cell-properties fo:border="0.0069in solid #000000" style:writing-mode="lr-tb" fo:padding-top="0in" fo:padding-left="0.075in" fo:padding-bottom="0in" fo:padding-right="0.075in"/>
    </style:style>
    <style:style style:name="P735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58" style:family="table-cell">
      <style:table-cell-properties fo:border="0.0069in solid #000000" style:writing-mode="lr-tb" fo:padding-top="0in" fo:padding-left="0.075in" fo:padding-bottom="0in" fo:padding-right="0.075in"/>
    </style:style>
    <style:style style:name="P73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60" style:family="table-cell">
      <style:table-cell-properties fo:border="0.0069in solid #000000" style:writing-mode="lr-tb" fo:padding-top="0in" fo:padding-left="0.075in" fo:padding-bottom="0in" fo:padding-right="0.075in"/>
    </style:style>
    <style:style style:name="P73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62" style:family="table-row">
      <style:table-row-properties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71" style:family="table-row">
      <style:table-row-properties/>
    </style:style>
    <style:style style:name="TableCell7372" style:family="table-cell">
      <style:table-cell-properties fo:border="0.0069in solid #000000" style:writing-mode="lr-tb" fo:padding-top="0in" fo:padding-left="0.075in" fo:padding-bottom="0in" fo:padding-right="0.075in"/>
    </style:style>
    <style:style style:name="P73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74" style:family="table-cell">
      <style:table-cell-properties fo:border="0.0069in solid #000000" style:writing-mode="lr-tb" fo:padding-top="0in" fo:padding-left="0.075in" fo:padding-bottom="0in" fo:padding-right="0.075in"/>
    </style:style>
    <style:style style:name="P737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76" style:family="table-cell">
      <style:table-cell-properties fo:border="0.0069in solid #000000" style:writing-mode="lr-tb" fo:padding-top="0in" fo:padding-left="0.075in" fo:padding-bottom="0in" fo:padding-right="0.075in"/>
    </style:style>
    <style:style style:name="P73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80" style:family="table-row">
      <style:table-row-properties/>
    </style:style>
    <style:style style:name="TableCell7381" style:family="table-cell">
      <style:table-cell-properties fo:border="0.0069in solid #000000" style:writing-mode="lr-tb" fo:padding-top="0in" fo:padding-left="0.075in" fo:padding-bottom="0in" fo:padding-right="0.075in"/>
    </style:style>
    <style:style style:name="P73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83" style:family="table-cell">
      <style:table-cell-properties fo:border="0.0069in solid #000000" style:writing-mode="lr-tb" fo:padding-top="0in" fo:padding-left="0.075in" fo:padding-bottom="0in" fo:padding-right="0.075in"/>
    </style:style>
    <style:style style:name="P738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85" style:family="table-cell">
      <style:table-cell-properties fo:border="0.0069in solid #000000" style:writing-mode="lr-tb" fo:padding-top="0in" fo:padding-left="0.075in" fo:padding-bottom="0in" fo:padding-right="0.075in"/>
    </style:style>
    <style:style style:name="P73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87" style:family="table-cell">
      <style:table-cell-properties fo:border="0.0069in solid #000000" style:writing-mode="lr-tb" fo:padding-top="0in" fo:padding-left="0.075in" fo:padding-bottom="0in" fo:padding-right="0.075in"/>
    </style:style>
    <style:style style:name="P73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89" style:family="table-row">
      <style:table-row-properties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94" style:family="table-cell">
      <style:table-cell-properties fo:border="0.0069in solid #000000" style:writing-mode="lr-tb" fo:padding-top="0in" fo:padding-left="0.075in" fo:padding-bottom="0in" fo:padding-right="0.075in"/>
    </style:style>
    <style:style style:name="P73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396" style:family="table-cell">
      <style:table-cell-properties fo:border="0.0069in solid #000000" style:writing-mode="lr-tb" fo:padding-top="0in" fo:padding-left="0.075in" fo:padding-bottom="0in" fo:padding-right="0.075in"/>
    </style:style>
    <style:style style:name="P73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98" style:family="table-row">
      <style:table-row-properties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07" style:family="table-row">
      <style:table-row-properties/>
    </style:style>
    <style:style style:name="TableCell7408" style:family="table-cell">
      <style:table-cell-properties fo:border="0.0069in solid #000000" style:writing-mode="lr-tb" fo:padding-top="0in" fo:padding-left="0.075in" fo:padding-bottom="0in" fo:padding-right="0.075in"/>
    </style:style>
    <style:style style:name="P74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10" style:family="table-cell">
      <style:table-cell-properties fo:border="0.0069in solid #000000" style:writing-mode="lr-tb" fo:padding-top="0in" fo:padding-left="0.075in" fo:padding-bottom="0in" fo:padding-right="0.075in"/>
    </style:style>
    <style:style style:name="P741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12" style:family="table-cell">
      <style:table-cell-properties fo:border="0.0069in solid #000000" style:writing-mode="lr-tb" fo:padding-top="0in" fo:padding-left="0.075in" fo:padding-bottom="0in" fo:padding-right="0.075in"/>
    </style:style>
    <style:style style:name="P74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14" style:family="table-cell">
      <style:table-cell-properties fo:border="0.0069in solid #000000" style:writing-mode="lr-tb" fo:padding-top="0in" fo:padding-left="0.075in" fo:padding-bottom="0in" fo:padding-right="0.075in"/>
    </style:style>
    <style:style style:name="P74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16" style:family="table-row">
      <style:table-row-properties/>
    </style:style>
    <style:style style:name="TableCell7417" style:family="table-cell">
      <style:table-cell-properties fo:border="0.0069in solid #000000" style:writing-mode="lr-tb" fo:padding-top="0in" fo:padding-left="0.075in" fo:padding-bottom="0in" fo:padding-right="0.075in"/>
    </style:style>
    <style:style style:name="P74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19" style:family="table-cell">
      <style:table-cell-properties fo:border="0.0069in solid #000000" style:writing-mode="lr-tb" fo:padding-top="0in" fo:padding-left="0.075in" fo:padding-bottom="0in" fo:padding-right="0.075in"/>
    </style:style>
    <style:style style:name="P742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21" style:family="table-cell">
      <style:table-cell-properties fo:border="0.0069in solid #000000" style:writing-mode="lr-tb" fo:padding-top="0in" fo:padding-left="0.075in" fo:padding-bottom="0in" fo:padding-right="0.075in"/>
    </style:style>
    <style:style style:name="P74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23" style:family="table-cell">
      <style:table-cell-properties fo:border="0.0069in solid #000000" style:writing-mode="lr-tb" fo:padding-top="0in" fo:padding-left="0.075in" fo:padding-bottom="0in" fo:padding-right="0.075in"/>
    </style:style>
    <style:style style:name="P74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25" style:family="table-row">
      <style:table-row-properties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28" style:family="table-cell">
      <style:table-cell-properties fo:border="0.0069in solid #000000" style:writing-mode="lr-tb" fo:padding-top="0in" fo:padding-left="0.075in" fo:padding-bottom="0in" fo:padding-right="0.075in"/>
    </style:style>
    <style:style style:name="P742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30" style:family="table-cell">
      <style:table-cell-properties fo:border="0.0069in solid #000000" style:writing-mode="lr-tb" fo:padding-top="0in" fo:padding-left="0.075in" fo:padding-bottom="0in" fo:padding-right="0.075in"/>
    </style:style>
    <style:style style:name="P74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34" style:family="table-row">
      <style:table-row-properties/>
    </style:style>
    <style:style style:name="TableCell7435" style:family="table-cell">
      <style:table-cell-properties fo:border="0.0069in solid #000000" style:writing-mode="lr-tb" fo:padding-top="0in" fo:padding-left="0.075in" fo:padding-bottom="0in" fo:padding-right="0.075in"/>
    </style:style>
    <style:style style:name="P74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37" style:family="table-cell">
      <style:table-cell-properties fo:border="0.0069in solid #000000" style:writing-mode="lr-tb" fo:padding-top="0in" fo:padding-left="0.075in" fo:padding-bottom="0in" fo:padding-right="0.075in"/>
    </style:style>
    <style:style style:name="P743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39" style:family="table-cell">
      <style:table-cell-properties fo:border="0.0069in solid #000000" style:writing-mode="lr-tb" fo:padding-top="0in" fo:padding-left="0.075in" fo:padding-bottom="0in" fo:padding-right="0.075in"/>
    </style:style>
    <style:style style:name="P7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43" style:family="table-row">
      <style:table-row-properties/>
    </style:style>
    <style:style style:name="TableCell7444" style:family="table-cell">
      <style:table-cell-properties fo:border="0.0069in solid #000000" style:writing-mode="lr-tb" fo:padding-top="0in" fo:padding-left="0.075in" fo:padding-bottom="0in" fo:padding-right="0.075in"/>
    </style:style>
    <style:style style:name="P74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46" style:family="table-cell">
      <style:table-cell-properties fo:border="0.0069in solid #000000" style:writing-mode="lr-tb" fo:padding-top="0in" fo:padding-left="0.075in" fo:padding-bottom="0in" fo:padding-right="0.075in"/>
    </style:style>
    <style:style style:name="P744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48" style:family="table-cell">
      <style:table-cell-properties fo:border="0.0069in solid #000000" style:writing-mode="lr-tb" fo:padding-top="0in" fo:padding-left="0.075in" fo:padding-bottom="0in" fo:padding-right="0.075in"/>
    </style:style>
    <style:style style:name="P74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50" style:family="table-cell">
      <style:table-cell-properties fo:border="0.0069in solid #000000" style:writing-mode="lr-tb" fo:padding-top="0in" fo:padding-left="0.075in" fo:padding-bottom="0in" fo:padding-right="0.075in"/>
    </style:style>
    <style:style style:name="P74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52" style:family="table-row">
      <style:table-row-properties/>
    </style:style>
    <style:style style:name="TableCell7453" style:family="table-cell">
      <style:table-cell-properties fo:border="0.0069in solid #000000" style:writing-mode="lr-tb" fo:padding-top="0in" fo:padding-left="0.075in" fo:padding-bottom="0in" fo:padding-right="0.075in"/>
    </style:style>
    <style:style style:name="P74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57" style:family="table-cell">
      <style:table-cell-properties fo:border="0.0069in solid #000000" style:writing-mode="lr-tb" fo:padding-top="0in" fo:padding-left="0.075in" fo:padding-bottom="0in" fo:padding-right="0.075in"/>
    </style:style>
    <style:style style:name="P74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61" style:family="table-row">
      <style:table-row-properties/>
    </style:style>
    <style:style style:name="TableCell7462" style:family="table-cell">
      <style:table-cell-properties fo:border="0.0069in solid #000000" style:writing-mode="lr-tb" fo:padding-top="0in" fo:padding-left="0.075in" fo:padding-bottom="0in" fo:padding-right="0.075in"/>
    </style:style>
    <style:style style:name="P74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64" style:family="table-cell">
      <style:table-cell-properties fo:border="0.0069in solid #000000" style:writing-mode="lr-tb" fo:padding-top="0in" fo:padding-left="0.075in" fo:padding-bottom="0in" fo:padding-right="0.075in"/>
    </style:style>
    <style:style style:name="P746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66" style:family="table-cell">
      <style:table-cell-properties fo:border="0.0069in solid #000000" style:writing-mode="lr-tb" fo:padding-top="0in" fo:padding-left="0.075in" fo:padding-bottom="0in" fo:padding-right="0.075in"/>
    </style:style>
    <style:style style:name="P74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68" style:family="table-cell">
      <style:table-cell-properties fo:border="0.0069in solid #000000" style:writing-mode="lr-tb" fo:padding-top="0in" fo:padding-left="0.075in" fo:padding-bottom="0in" fo:padding-right="0.075in"/>
    </style:style>
    <style:style style:name="P74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70" style:family="table-row">
      <style:table-row-properties/>
    </style:style>
    <style:style style:name="TableCell7471" style:family="table-cell">
      <style:table-cell-properties fo:border="0.0069in solid #000000" style:writing-mode="lr-tb" fo:padding-top="0in" fo:padding-left="0.075in" fo:padding-bottom="0in" fo:padding-right="0.075in"/>
    </style:style>
    <style:style style:name="P74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73" style:family="table-cell">
      <style:table-cell-properties fo:border="0.0069in solid #000000" style:writing-mode="lr-tb" fo:padding-top="0in" fo:padding-left="0.075in" fo:padding-bottom="0in" fo:padding-right="0.075in"/>
    </style:style>
    <style:style style:name="P747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75" style:family="table-cell">
      <style:table-cell-properties fo:border="0.0069in solid #000000" style:writing-mode="lr-tb" fo:padding-top="0in" fo:padding-left="0.075in" fo:padding-bottom="0in" fo:padding-right="0.075in"/>
    </style:style>
    <style:style style:name="P74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77" style:family="table-cell">
      <style:table-cell-properties fo:border="0.0069in solid #000000" style:writing-mode="lr-tb" fo:padding-top="0in" fo:padding-left="0.075in" fo:padding-bottom="0in" fo:padding-right="0.075in"/>
    </style:style>
    <style:style style:name="P74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79" style:family="table-row">
      <style:table-row-properties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86" style:family="table-cell">
      <style:table-cell-properties fo:border="0.0069in solid #000000" style:writing-mode="lr-tb" fo:padding-top="0in" fo:padding-left="0.075in" fo:padding-bottom="0in" fo:padding-right="0.075in"/>
    </style:style>
    <style:style style:name="P74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88" style:family="table-row">
      <style:table-row-properties/>
    </style:style>
    <style:style style:name="TableCell7489" style:family="table-cell">
      <style:table-cell-properties fo:border="0.0069in solid #000000" style:writing-mode="lr-tb" fo:padding-top="0in" fo:padding-left="0.075in" fo:padding-bottom="0in" fo:padding-right="0.075in"/>
    </style:style>
    <style:style style:name="P74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93" style:family="table-cell">
      <style:table-cell-properties fo:border="0.0069in solid #000000" style:writing-mode="lr-tb" fo:padding-top="0in" fo:padding-left="0.075in" fo:padding-bottom="0in" fo:padding-right="0.075in"/>
    </style:style>
    <style:style style:name="P74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95" style:family="table-cell">
      <style:table-cell-properties fo:border="0.0069in solid #000000" style:writing-mode="lr-tb" fo:padding-top="0in" fo:padding-left="0.075in" fo:padding-bottom="0in" fo:padding-right="0.075in"/>
    </style:style>
    <style:style style:name="P74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497" style:family="table-row">
      <style:table-row-properties/>
    </style:style>
    <style:style style:name="TableCell7498" style:family="table-cell">
      <style:table-cell-properties fo:border="0.0069in solid #000000" style:writing-mode="lr-tb" fo:padding-top="0in" fo:padding-left="0.075in" fo:padding-bottom="0in" fo:padding-right="0.075in"/>
    </style:style>
    <style:style style:name="P74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00" style:family="table-cell">
      <style:table-cell-properties fo:border="0.0069in solid #000000" style:writing-mode="lr-tb" fo:padding-top="0in" fo:padding-left="0.075in" fo:padding-bottom="0in" fo:padding-right="0.075in"/>
    </style:style>
    <style:style style:name="P750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02" style:family="table-cell">
      <style:table-cell-properties fo:border="0.0069in solid #000000" style:writing-mode="lr-tb" fo:padding-top="0in" fo:padding-left="0.075in" fo:padding-bottom="0in" fo:padding-right="0.075in"/>
    </style:style>
    <style:style style:name="P75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04" style:family="table-cell">
      <style:table-cell-properties fo:border="0.0069in solid #000000" style:writing-mode="lr-tb" fo:padding-top="0in" fo:padding-left="0.075in" fo:padding-bottom="0in" fo:padding-right="0.075in"/>
    </style:style>
    <style:style style:name="P75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06" style:family="table-row">
      <style:table-row-properties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09" style:family="table-cell">
      <style:table-cell-properties fo:border="0.0069in solid #000000" style:writing-mode="lr-tb" fo:padding-top="0in" fo:padding-left="0.075in" fo:padding-bottom="0in" fo:padding-right="0.075in"/>
    </style:style>
    <style:style style:name="P751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11" style:family="table-cell">
      <style:table-cell-properties fo:border="0.0069in solid #000000" style:writing-mode="lr-tb" fo:padding-top="0in" fo:padding-left="0.075in" fo:padding-bottom="0in" fo:padding-right="0.075in"/>
    </style:style>
    <style:style style:name="P75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13" style:family="table-cell">
      <style:table-cell-properties fo:border="0.0069in solid #000000" style:writing-mode="lr-tb" fo:padding-top="0in" fo:padding-left="0.075in" fo:padding-bottom="0in" fo:padding-right="0.075in"/>
    </style:style>
    <style:style style:name="P75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15" style:family="table-row">
      <style:table-row-properties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24" style:family="table-row">
      <style:table-row-properties/>
    </style:style>
    <style:style style:name="TableCell7525" style:family="table-cell">
      <style:table-cell-properties fo:border="0.0069in solid #000000" style:writing-mode="lr-tb" fo:padding-top="0in" fo:padding-left="0.075in" fo:padding-bottom="0in" fo:padding-right="0.075in"/>
    </style:style>
    <style:style style:name="P75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27" style:family="table-cell">
      <style:table-cell-properties fo:border="0.0069in solid #000000" style:writing-mode="lr-tb" fo:padding-top="0in" fo:padding-left="0.075in" fo:padding-bottom="0in" fo:padding-right="0.075in"/>
    </style:style>
    <style:style style:name="P752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29" style:family="table-cell">
      <style:table-cell-properties fo:border="0.0069in solid #000000" style:writing-mode="lr-tb" fo:padding-top="0in" fo:padding-left="0.075in" fo:padding-bottom="0in" fo:padding-right="0.075in"/>
    </style:style>
    <style:style style:name="P75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31" style:family="table-cell">
      <style:table-cell-properties fo:border="0.0069in solid #000000" style:writing-mode="lr-tb" fo:padding-top="0in" fo:padding-left="0.075in" fo:padding-bottom="0in" fo:padding-right="0.075in"/>
    </style:style>
    <style:style style:name="P75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33" style:family="table-row">
      <style:table-row-properties/>
    </style:style>
    <style:style style:name="TableCell7534" style:family="table-cell">
      <style:table-cell-properties fo:border="0.0069in solid #000000" style:writing-mode="lr-tb" fo:padding-top="0in" fo:padding-left="0.075in" fo:padding-bottom="0in" fo:padding-right="0.075in"/>
    </style:style>
    <style:style style:name="P75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36" style:family="table-cell">
      <style:table-cell-properties fo:border="0.0069in solid #000000" style:writing-mode="lr-tb" fo:padding-top="0in" fo:padding-left="0.075in" fo:padding-bottom="0in" fo:padding-right="0.075in"/>
    </style:style>
    <style:style style:name="P753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38" style:family="table-cell">
      <style:table-cell-properties fo:border="0.0069in solid #000000" style:writing-mode="lr-tb" fo:padding-top="0in" fo:padding-left="0.075in" fo:padding-bottom="0in" fo:padding-right="0.075in"/>
    </style:style>
    <style:style style:name="P75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40" style:family="table-cell">
      <style:table-cell-properties fo:border="0.0069in solid #000000" style:writing-mode="lr-tb" fo:padding-top="0in" fo:padding-left="0.075in" fo:padding-bottom="0in" fo:padding-right="0.075in"/>
    </style:style>
    <style:style style:name="P75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42" style:family="table-row">
      <style:table-row-properties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47" style:family="table-cell">
      <style:table-cell-properties fo:border="0.0069in solid #000000" style:writing-mode="lr-tb" fo:padding-top="0in" fo:padding-left="0.075in" fo:padding-bottom="0in" fo:padding-right="0.075in"/>
    </style:style>
    <style:style style:name="P75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49" style:family="table-cell">
      <style:table-cell-properties fo:border="0.0069in solid #000000" style:writing-mode="lr-tb" fo:padding-top="0in" fo:padding-left="0.075in" fo:padding-bottom="0in" fo:padding-right="0.075in"/>
    </style:style>
    <style:style style:name="P75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51" style:family="table-row">
      <style:table-row-properties/>
    </style:style>
    <style:style style:name="TableCell7552" style:family="table-cell">
      <style:table-cell-properties fo:border="0.0069in solid #000000" style:writing-mode="lr-tb" fo:padding-top="0in" fo:padding-left="0.075in" fo:padding-bottom="0in" fo:padding-right="0.075in"/>
    </style:style>
    <style:style style:name="P75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58" style:family="table-cell">
      <style:table-cell-properties fo:border="0.0069in solid #000000" style:writing-mode="lr-tb" fo:padding-top="0in" fo:padding-left="0.075in" fo:padding-bottom="0in" fo:padding-right="0.075in"/>
    </style:style>
    <style:style style:name="P75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60" style:family="table-row">
      <style:table-row-properties/>
    </style:style>
    <style:style style:name="TableCell7561" style:family="table-cell">
      <style:table-cell-properties fo:border="0.0069in solid #000000" style:writing-mode="lr-tb" fo:padding-top="0in" fo:padding-left="0.075in" fo:padding-bottom="0in" fo:padding-right="0.075in"/>
    </style:style>
    <style:style style:name="P75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63" style:family="table-cell">
      <style:table-cell-properties fo:border="0.0069in solid #000000" style:writing-mode="lr-tb" fo:padding-top="0in" fo:padding-left="0.075in" fo:padding-bottom="0in" fo:padding-right="0.075in"/>
    </style:style>
    <style:style style:name="P756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65" style:family="table-cell">
      <style:table-cell-properties fo:border="0.0069in solid #000000" style:writing-mode="lr-tb" fo:padding-top="0in" fo:padding-left="0.075in" fo:padding-bottom="0in" fo:padding-right="0.075in"/>
    </style:style>
    <style:style style:name="P75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67" style:family="table-cell">
      <style:table-cell-properties fo:border="0.0069in solid #000000" style:writing-mode="lr-tb" fo:padding-top="0in" fo:padding-left="0.075in" fo:padding-bottom="0in" fo:padding-right="0.075in"/>
    </style:style>
    <style:style style:name="P75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69" style:family="table-row">
      <style:table-row-properties/>
    </style:style>
    <style:style style:name="TableCell7570" style:family="table-cell">
      <style:table-cell-properties fo:border="0.0069in solid #000000" style:writing-mode="lr-tb" fo:padding-top="0in" fo:padding-left="0.075in" fo:padding-bottom="0in" fo:padding-right="0.075in"/>
    </style:style>
    <style:style style:name="P75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72" style:family="table-cell">
      <style:table-cell-properties fo:border="0.0069in solid #000000" style:writing-mode="lr-tb" fo:padding-top="0in" fo:padding-left="0.075in" fo:padding-bottom="0in" fo:padding-right="0.075in"/>
    </style:style>
    <style:style style:name="P757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74" style:family="table-cell">
      <style:table-cell-properties fo:border="0.0069in solid #000000" style:writing-mode="lr-tb" fo:padding-top="0in" fo:padding-left="0.075in" fo:padding-bottom="0in" fo:padding-right="0.075in"/>
    </style:style>
    <style:style style:name="P75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78" style:family="table-row">
      <style:table-row-properties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81" style:family="table-cell">
      <style:table-cell-properties fo:border="0.0069in solid #000000" style:writing-mode="lr-tb" fo:padding-top="0in" fo:padding-left="0.075in" fo:padding-bottom="0in" fo:padding-right="0.075in"/>
    </style:style>
    <style:style style:name="P758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83" style:family="table-cell">
      <style:table-cell-properties fo:border="0.0069in solid #000000" style:writing-mode="lr-tb" fo:padding-top="0in" fo:padding-left="0.075in" fo:padding-bottom="0in" fo:padding-right="0.075in"/>
    </style:style>
    <style:style style:name="P75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85" style:family="table-cell">
      <style:table-cell-properties fo:border="0.0069in solid #000000" style:writing-mode="lr-tb" fo:padding-top="0in" fo:padding-left="0.075in" fo:padding-bottom="0in" fo:padding-right="0.075in"/>
    </style:style>
    <style:style style:name="P75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87" style:family="table-row">
      <style:table-row-properties/>
    </style:style>
    <style:style style:name="TableCell7588" style:family="table-cell">
      <style:table-cell-properties fo:border="0.0069in solid #000000" style:writing-mode="lr-tb" fo:padding-top="0in" fo:padding-left="0.075in" fo:padding-bottom="0in" fo:padding-right="0.075in"/>
    </style:style>
    <style:style style:name="P75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90" style:family="table-cell">
      <style:table-cell-properties fo:border="0.0069in solid #000000" style:writing-mode="lr-tb" fo:padding-top="0in" fo:padding-left="0.075in" fo:padding-bottom="0in" fo:padding-right="0.075in"/>
    </style:style>
    <style:style style:name="P759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92" style:family="table-cell">
      <style:table-cell-properties fo:border="0.0069in solid #000000" style:writing-mode="lr-tb" fo:padding-top="0in" fo:padding-left="0.075in" fo:padding-bottom="0in" fo:padding-right="0.075in"/>
    </style:style>
    <style:style style:name="P75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94" style:family="table-cell">
      <style:table-cell-properties fo:border="0.0069in solid #000000" style:writing-mode="lr-tb" fo:padding-top="0in" fo:padding-left="0.075in" fo:padding-bottom="0in" fo:padding-right="0.075in"/>
    </style:style>
    <style:style style:name="P75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596" style:family="table-row">
      <style:table-row-properties/>
    </style:style>
    <style:style style:name="TableCell7597" style:family="table-cell">
      <style:table-cell-properties fo:border="0.0069in solid #000000" style:writing-mode="lr-tb" fo:padding-top="0in" fo:padding-left="0.075in" fo:padding-bottom="0in" fo:padding-right="0.075in"/>
    </style:style>
    <style:style style:name="P75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01" style:family="table-cell">
      <style:table-cell-properties fo:border="0.0069in solid #000000" style:writing-mode="lr-tb" fo:padding-top="0in" fo:padding-left="0.075in" fo:padding-bottom="0in" fo:padding-right="0.075in"/>
    </style:style>
    <style:style style:name="P76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03" style:family="table-cell">
      <style:table-cell-properties fo:border="0.0069in solid #000000" style:writing-mode="lr-tb" fo:padding-top="0in" fo:padding-left="0.075in" fo:padding-bottom="0in" fo:padding-right="0.075in"/>
    </style:style>
    <style:style style:name="P76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05" style:family="table-row">
      <style:table-row-properties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10" style:family="table-cell">
      <style:table-cell-properties fo:border="0.0069in solid #000000" style:writing-mode="lr-tb" fo:padding-top="0in" fo:padding-left="0.075in" fo:padding-bottom="0in" fo:padding-right="0.075in"/>
    </style:style>
    <style:style style:name="P76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12" style:family="table-cell">
      <style:table-cell-properties fo:border="0.0069in solid #000000" style:writing-mode="lr-tb" fo:padding-top="0in" fo:padding-left="0.075in" fo:padding-bottom="0in" fo:padding-right="0.075in"/>
    </style:style>
    <style:style style:name="P76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14" style:family="table-row">
      <style:table-row-properties/>
    </style:style>
    <style:style style:name="TableCell7615" style:family="table-cell">
      <style:table-cell-properties fo:border="0.0069in solid #000000" style:writing-mode="lr-tb" fo:padding-top="0in" fo:padding-left="0.075in" fo:padding-bottom="0in" fo:padding-right="0.075in"/>
    </style:style>
    <style:style style:name="P76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17" style:family="table-cell">
      <style:table-cell-properties fo:border="0.0069in solid #000000" style:writing-mode="lr-tb" fo:padding-top="0in" fo:padding-left="0.075in" fo:padding-bottom="0in" fo:padding-right="0.075in"/>
    </style:style>
    <style:style style:name="P761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19" style:family="table-cell">
      <style:table-cell-properties fo:border="0.0069in solid #000000" style:writing-mode="lr-tb" fo:padding-top="0in" fo:padding-left="0.075in" fo:padding-bottom="0in" fo:padding-right="0.075in"/>
    </style:style>
    <style:style style:name="P76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21" style:family="table-cell">
      <style:table-cell-properties fo:border="0.0069in solid #000000" style:writing-mode="lr-tb" fo:padding-top="0in" fo:padding-left="0.075in" fo:padding-bottom="0in" fo:padding-right="0.075in"/>
    </style:style>
    <style:style style:name="P76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23" style:family="table-row">
      <style:table-row-properties/>
    </style:style>
    <style:style style:name="TableCell7624" style:family="table-cell">
      <style:table-cell-properties fo:border="0.0069in solid #000000" style:writing-mode="lr-tb" fo:padding-top="0in" fo:padding-left="0.075in" fo:padding-bottom="0in" fo:padding-right="0.075in"/>
    </style:style>
    <style:style style:name="P76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26" style:family="table-cell">
      <style:table-cell-properties fo:border="0.0069in solid #000000" style:writing-mode="lr-tb" fo:padding-top="0in" fo:padding-left="0.075in" fo:padding-bottom="0in" fo:padding-right="0.075in"/>
    </style:style>
    <style:style style:name="P762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28" style:family="table-cell">
      <style:table-cell-properties fo:border="0.0069in solid #000000" style:writing-mode="lr-tb" fo:padding-top="0in" fo:padding-left="0.075in" fo:padding-bottom="0in" fo:padding-right="0.075in"/>
    </style:style>
    <style:style style:name="P76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30" style:family="table-cell">
      <style:table-cell-properties fo:border="0.0069in solid #000000" style:writing-mode="lr-tb" fo:padding-top="0in" fo:padding-left="0.075in" fo:padding-bottom="0in" fo:padding-right="0.075in"/>
    </style:style>
    <style:style style:name="P76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32" style:family="table-row">
      <style:table-row-properties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41" style:family="table-row">
      <style:table-row-properties/>
    </style:style>
    <style:style style:name="TableCell7642" style:family="table-cell">
      <style:table-cell-properties fo:border="0.0069in solid #000000" style:writing-mode="lr-tb" fo:padding-top="0in" fo:padding-left="0.075in" fo:padding-bottom="0in" fo:padding-right="0.075in"/>
    </style:style>
    <style:style style:name="P76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44" style:family="table-cell">
      <style:table-cell-properties fo:border="0.0069in solid #000000" style:writing-mode="lr-tb" fo:padding-top="0in" fo:padding-left="0.075in" fo:padding-bottom="0in" fo:padding-right="0.075in"/>
    </style:style>
    <style:style style:name="P764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46" style:family="table-cell">
      <style:table-cell-properties fo:border="0.0069in solid #000000" style:writing-mode="lr-tb" fo:padding-top="0in" fo:padding-left="0.075in" fo:padding-bottom="0in" fo:padding-right="0.075in"/>
    </style:style>
    <style:style style:name="P76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48" style:family="table-cell">
      <style:table-cell-properties fo:border="0.0069in solid #000000" style:writing-mode="lr-tb" fo:padding-top="0in" fo:padding-left="0.075in" fo:padding-bottom="0in" fo:padding-right="0.075in"/>
    </style:style>
    <style:style style:name="P76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50" style:family="table-row">
      <style:table-row-properties/>
    </style:style>
    <style:style style:name="TableCell7651" style:family="table-cell">
      <style:table-cell-properties fo:border="0.0069in solid #000000" style:writing-mode="lr-tb" fo:padding-top="0in" fo:padding-left="0.075in" fo:padding-bottom="0in" fo:padding-right="0.075in"/>
    </style:style>
    <style:style style:name="P76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53" style:family="table-cell">
      <style:table-cell-properties fo:border="0.0069in solid #000000" style:writing-mode="lr-tb" fo:padding-top="0in" fo:padding-left="0.075in" fo:padding-bottom="0in" fo:padding-right="0.075in"/>
    </style:style>
    <style:style style:name="P765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55" style:family="table-cell">
      <style:table-cell-properties fo:border="0.0069in solid #000000" style:writing-mode="lr-tb" fo:padding-top="0in" fo:padding-left="0.075in" fo:padding-bottom="0in" fo:padding-right="0.075in"/>
    </style:style>
    <style:style style:name="P76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57" style:family="table-cell">
      <style:table-cell-properties fo:border="0.0069in solid #000000" style:writing-mode="lr-tb" fo:padding-top="0in" fo:padding-left="0.075in" fo:padding-bottom="0in" fo:padding-right="0.075in"/>
    </style:style>
    <style:style style:name="P76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59" style:family="table-row">
      <style:table-row-properties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66" style:family="table-cell">
      <style:table-cell-properties fo:border="0.0069in solid #000000" style:writing-mode="lr-tb" fo:padding-top="0in" fo:padding-left="0.075in" fo:padding-bottom="0in" fo:padding-right="0.075in"/>
    </style:style>
    <style:style style:name="P76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68" style:family="table-row">
      <style:table-row-properties/>
    </style:style>
    <style:style style:name="TableCell7669" style:family="table-cell">
      <style:table-cell-properties fo:border="0.0069in solid #000000" style:writing-mode="lr-tb" fo:padding-top="0in" fo:padding-left="0.075in" fo:padding-bottom="0in" fo:padding-right="0.075in"/>
    </style:style>
    <style:style style:name="P76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73" style:family="table-cell">
      <style:table-cell-properties fo:border="0.0069in solid #000000" style:writing-mode="lr-tb" fo:padding-top="0in" fo:padding-left="0.075in" fo:padding-bottom="0in" fo:padding-right="0.075in"/>
    </style:style>
    <style:style style:name="P76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77" style:family="table-row">
      <style:table-row-properties/>
    </style:style>
    <style:style style:name="TableCell7678" style:family="table-cell">
      <style:table-cell-properties fo:border="0.0069in solid #000000" style:writing-mode="lr-tb" fo:padding-top="0in" fo:padding-left="0.075in" fo:padding-bottom="0in" fo:padding-right="0.075in"/>
    </style:style>
    <style:style style:name="P76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80" style:family="table-cell">
      <style:table-cell-properties fo:border="0.0069in solid #000000" style:writing-mode="lr-tb" fo:padding-top="0in" fo:padding-left="0.075in" fo:padding-bottom="0in" fo:padding-right="0.075in"/>
    </style:style>
    <style:style style:name="P768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82" style:family="table-cell">
      <style:table-cell-properties fo:border="0.0069in solid #000000" style:writing-mode="lr-tb" fo:padding-top="0in" fo:padding-left="0.075in" fo:padding-bottom="0in" fo:padding-right="0.075in"/>
    </style:style>
    <style:style style:name="P76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84" style:family="table-cell">
      <style:table-cell-properties fo:border="0.0069in solid #000000" style:writing-mode="lr-tb" fo:padding-top="0in" fo:padding-left="0.075in" fo:padding-bottom="0in" fo:padding-right="0.075in"/>
    </style:style>
    <style:style style:name="P76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86" style:family="table-row">
      <style:table-row-properties/>
    </style:style>
    <style:style style:name="TableCell7687" style:family="table-cell">
      <style:table-cell-properties fo:border="0.0069in solid #000000" style:writing-mode="lr-tb" fo:padding-top="0in" fo:padding-left="0.075in" fo:padding-bottom="0in" fo:padding-right="0.075in"/>
    </style:style>
    <style:style style:name="P76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89" style:family="table-cell">
      <style:table-cell-properties fo:border="0.0069in solid #000000" style:writing-mode="lr-tb" fo:padding-top="0in" fo:padding-left="0.075in" fo:padding-bottom="0in" fo:padding-right="0.075in"/>
    </style:style>
    <style:style style:name="P769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91" style:family="table-cell">
      <style:table-cell-properties fo:border="0.0069in solid #000000" style:writing-mode="lr-tb" fo:padding-top="0in" fo:padding-left="0.075in" fo:padding-bottom="0in" fo:padding-right="0.075in"/>
    </style:style>
    <style:style style:name="P769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93" style:family="table-cell">
      <style:table-cell-properties fo:border="0.0069in solid #000000" style:writing-mode="lr-tb" fo:padding-top="0in" fo:padding-left="0.075in" fo:padding-bottom="0in" fo:padding-right="0.075in"/>
    </style:style>
    <style:style style:name="P76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695" style:family="table-row">
      <style:table-row-properties/>
    </style:style>
    <style:style style:name="TableCell7696" style:family="table-cell">
      <style:table-cell-properties fo:border="0.0069in solid #000000" style:writing-mode="lr-tb" fo:padding-top="0in" fo:padding-left="0.075in" fo:padding-bottom="0in" fo:padding-right="0.075in"/>
    </style:style>
    <style:style style:name="P76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00" style:family="table-cell">
      <style:table-cell-properties fo:border="0.0069in solid #000000" style:writing-mode="lr-tb" fo:padding-top="0in" fo:padding-left="0.075in" fo:padding-bottom="0in" fo:padding-right="0.075in"/>
    </style:style>
    <style:style style:name="P77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02" style:family="table-cell">
      <style:table-cell-properties fo:border="0.0069in solid #000000" style:writing-mode="lr-tb" fo:padding-top="0in" fo:padding-left="0.075in" fo:padding-bottom="0in" fo:padding-right="0.075in"/>
    </style:style>
    <style:style style:name="P77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04" style:family="table-row">
      <style:table-row-properties/>
    </style:style>
    <style:style style:name="TableCell7705" style:family="table-cell">
      <style:table-cell-properties fo:border="0.0069in solid #000000" style:writing-mode="lr-tb" fo:padding-top="0in" fo:padding-left="0.075in" fo:padding-bottom="0in" fo:padding-right="0.075in"/>
    </style:style>
    <style:style style:name="P77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07" style:family="table-cell">
      <style:table-cell-properties fo:border="0.0069in solid #000000" style:writing-mode="lr-tb" fo:padding-top="0in" fo:padding-left="0.075in" fo:padding-bottom="0in" fo:padding-right="0.075in"/>
    </style:style>
    <style:style style:name="P770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09" style:family="table-cell">
      <style:table-cell-properties fo:border="0.0069in solid #000000" style:writing-mode="lr-tb" fo:padding-top="0in" fo:padding-left="0.075in" fo:padding-bottom="0in" fo:padding-right="0.075in"/>
    </style:style>
    <style:style style:name="P77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11" style:family="table-cell">
      <style:table-cell-properties fo:border="0.0069in solid #000000" style:writing-mode="lr-tb" fo:padding-top="0in" fo:padding-left="0.075in" fo:padding-bottom="0in" fo:padding-right="0.075in"/>
    </style:style>
    <style:style style:name="P77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13" style:family="table-row">
      <style:table-row-properties/>
    </style:style>
    <style:style style:name="TableCell7714" style:family="table-cell">
      <style:table-cell-properties fo:border="0.0069in solid #000000" style:writing-mode="lr-tb" fo:padding-top="0in" fo:padding-left="0.075in" fo:padding-bottom="0in" fo:padding-right="0.075in"/>
    </style:style>
    <style:style style:name="P77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16" style:family="table-cell">
      <style:table-cell-properties fo:border="0.0069in solid #000000" style:writing-mode="lr-tb" fo:padding-top="0in" fo:padding-left="0.075in" fo:padding-bottom="0in" fo:padding-right="0.075in"/>
    </style:style>
    <style:style style:name="P771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18" style:family="table-cell">
      <style:table-cell-properties fo:border="0.0069in solid #000000" style:writing-mode="lr-tb" fo:padding-top="0in" fo:padding-left="0.075in" fo:padding-bottom="0in" fo:padding-right="0.075in"/>
    </style:style>
    <style:style style:name="P77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20" style:family="table-cell">
      <style:table-cell-properties fo:border="0.0069in solid #000000" style:writing-mode="lr-tb" fo:padding-top="0in" fo:padding-left="0.075in" fo:padding-bottom="0in" fo:padding-right="0.075in"/>
    </style:style>
    <style:style style:name="P77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22" style:family="table-row">
      <style:table-row-properties/>
    </style:style>
    <style:style style:name="TableCell7723" style:family="table-cell">
      <style:table-cell-properties fo:border="0.0069in solid #000000" style:writing-mode="lr-tb" fo:padding-top="0in" fo:padding-left="0.075in" fo:padding-bottom="0in" fo:padding-right="0.075in"/>
    </style:style>
    <style:style style:name="P77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25" style:family="table-cell">
      <style:table-cell-properties fo:border="0.0069in solid #000000" style:writing-mode="lr-tb" fo:padding-top="0in" fo:padding-left="0.075in" fo:padding-bottom="0in" fo:padding-right="0.075in"/>
    </style:style>
    <style:style style:name="P772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27" style:family="table-cell">
      <style:table-cell-properties fo:border="0.0069in solid #000000" style:writing-mode="lr-tb" fo:padding-top="0in" fo:padding-left="0.075in" fo:padding-bottom="0in" fo:padding-right="0.075in"/>
    </style:style>
    <style:style style:name="P77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29" style:family="table-cell">
      <style:table-cell-properties fo:border="0.0069in solid #000000" style:writing-mode="lr-tb" fo:padding-top="0in" fo:padding-left="0.075in" fo:padding-bottom="0in" fo:padding-right="0.075in"/>
    </style:style>
    <style:style style:name="P77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31" style:family="table-row">
      <style:table-row-properties/>
    </style:style>
    <style:style style:name="TableCell7732" style:family="table-cell">
      <style:table-cell-properties fo:border="0.0069in solid #000000" style:writing-mode="lr-tb" fo:padding-top="0in" fo:padding-left="0.075in" fo:padding-bottom="0in" fo:padding-right="0.075in"/>
    </style:style>
    <style:style style:name="P77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34" style:family="table-cell">
      <style:table-cell-properties fo:border="0.0069in solid #000000" style:writing-mode="lr-tb" fo:padding-top="0in" fo:padding-left="0.075in" fo:padding-bottom="0in" fo:padding-right="0.075in"/>
    </style:style>
    <style:style style:name="P773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36" style:family="table-cell">
      <style:table-cell-properties fo:border="0.0069in solid #000000" style:writing-mode="lr-tb" fo:padding-top="0in" fo:padding-left="0.075in" fo:padding-bottom="0in" fo:padding-right="0.075in"/>
    </style:style>
    <style:style style:name="P77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38" style:family="table-cell">
      <style:table-cell-properties fo:border="0.0069in solid #000000" style:writing-mode="lr-tb" fo:padding-top="0in" fo:padding-left="0.075in" fo:padding-bottom="0in" fo:padding-right="0.075in"/>
    </style:style>
    <style:style style:name="P77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40" style:family="table-row">
      <style:table-row-properties/>
    </style:style>
    <style:style style:name="TableCell7741" style:family="table-cell">
      <style:table-cell-properties fo:border="0.0069in solid #000000" style:writing-mode="lr-tb" fo:padding-top="0in" fo:padding-left="0.075in" fo:padding-bottom="0in" fo:padding-right="0.075in"/>
    </style:style>
    <style:style style:name="P77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43" style:family="table-cell">
      <style:table-cell-properties fo:border="0.0069in solid #000000" style:writing-mode="lr-tb" fo:padding-top="0in" fo:padding-left="0.075in" fo:padding-bottom="0in" fo:padding-right="0.075in"/>
    </style:style>
    <style:style style:name="P774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45" style:family="table-cell">
      <style:table-cell-properties fo:border="0.0069in solid #000000" style:writing-mode="lr-tb" fo:padding-top="0in" fo:padding-left="0.075in" fo:padding-bottom="0in" fo:padding-right="0.075in"/>
    </style:style>
    <style:style style:name="P77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47" style:family="table-cell">
      <style:table-cell-properties fo:border="0.0069in solid #000000" style:writing-mode="lr-tb" fo:padding-top="0in" fo:padding-left="0.075in" fo:padding-bottom="0in" fo:padding-right="0.075in"/>
    </style:style>
    <style:style style:name="P77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49" style:family="table-row">
      <style:table-row-properties/>
    </style:style>
    <style:style style:name="TableCell7750" style:family="table-cell">
      <style:table-cell-properties fo:border="0.0069in solid #000000" style:writing-mode="lr-tb" fo:padding-top="0in" fo:padding-left="0.075in" fo:padding-bottom="0in" fo:padding-right="0.075in"/>
    </style:style>
    <style:style style:name="P77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58" style:family="table-row">
      <style:table-row-properties/>
    </style:style>
    <style:style style:name="TableCell7759" style:family="table-cell">
      <style:table-cell-properties fo:border="0.0069in solid #000000" style:writing-mode="lr-tb" fo:padding-top="0in" fo:padding-left="0.075in" fo:padding-bottom="0in" fo:padding-right="0.075in"/>
    </style:style>
    <style:style style:name="P77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61" style:family="table-cell">
      <style:table-cell-properties fo:border="0.0069in solid #000000" style:writing-mode="lr-tb" fo:padding-top="0in" fo:padding-left="0.075in" fo:padding-bottom="0in" fo:padding-right="0.075in"/>
    </style:style>
    <style:style style:name="P776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63" style:family="table-cell">
      <style:table-cell-properties fo:border="0.0069in solid #000000" style:writing-mode="lr-tb" fo:padding-top="0in" fo:padding-left="0.075in" fo:padding-bottom="0in" fo:padding-right="0.075in"/>
    </style:style>
    <style:style style:name="P776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65" style:family="table-cell">
      <style:table-cell-properties fo:border="0.0069in solid #000000" style:writing-mode="lr-tb" fo:padding-top="0in" fo:padding-left="0.075in" fo:padding-bottom="0in" fo:padding-right="0.075in"/>
    </style:style>
    <style:style style:name="P77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67" style:family="table-row">
      <style:table-row-properties/>
    </style:style>
    <style:style style:name="TableCell7768" style:family="table-cell">
      <style:table-cell-properties fo:border="0.0069in solid #000000" style:writing-mode="lr-tb" fo:padding-top="0in" fo:padding-left="0.075in" fo:padding-bottom="0in" fo:padding-right="0.075in"/>
    </style:style>
    <style:style style:name="P77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7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76" style:family="table-row">
      <style:table-row-properties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85" style:family="table-row">
      <style:table-row-properties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88" style:family="table-cell">
      <style:table-cell-properties fo:border="0.0069in solid #000000" style:writing-mode="lr-tb" fo:padding-top="0in" fo:padding-left="0.075in" fo:padding-bottom="0in" fo:padding-right="0.075in"/>
    </style:style>
    <style:style style:name="P778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794" style:family="table-row">
      <style:table-row-properties/>
    </style:style>
    <style:style style:name="TableCell7795" style:family="table-cell">
      <style:table-cell-properties fo:border="0.0069in solid #000000" style:writing-mode="lr-tb" fo:padding-top="0in" fo:padding-left="0.075in" fo:padding-bottom="0in" fo:padding-right="0.075in"/>
    </style:style>
    <style:style style:name="P77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97" style:family="table-cell">
      <style:table-cell-properties fo:border="0.0069in solid #000000" style:writing-mode="lr-tb" fo:padding-top="0in" fo:padding-left="0.075in" fo:padding-bottom="0in" fo:padding-right="0.075in"/>
    </style:style>
    <style:style style:name="P779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99" style:family="table-cell">
      <style:table-cell-properties fo:border="0.0069in solid #000000" style:writing-mode="lr-tb" fo:padding-top="0in" fo:padding-left="0.075in" fo:padding-bottom="0in" fo:padding-right="0.075in"/>
    </style:style>
    <style:style style:name="P78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01" style:family="table-cell">
      <style:table-cell-properties fo:border="0.0069in solid #000000" style:writing-mode="lr-tb" fo:padding-top="0in" fo:padding-left="0.075in" fo:padding-bottom="0in" fo:padding-right="0.075in"/>
    </style:style>
    <style:style style:name="P78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03" style:family="table-row">
      <style:table-row-properties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08" style:family="table-cell">
      <style:table-cell-properties fo:border="0.0069in solid #000000" style:writing-mode="lr-tb" fo:padding-top="0in" fo:padding-left="0.075in" fo:padding-bottom="0in" fo:padding-right="0.075in"/>
    </style:style>
    <style:style style:name="P78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10" style:family="table-cell">
      <style:table-cell-properties fo:border="0.0069in solid #000000" style:writing-mode="lr-tb" fo:padding-top="0in" fo:padding-left="0.075in" fo:padding-bottom="0in" fo:padding-right="0.075in"/>
    </style:style>
    <style:style style:name="P78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12" style:family="table-row">
      <style:table-row-properties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19" style:family="table-cell">
      <style:table-cell-properties fo:border="0.0069in solid #000000" style:writing-mode="lr-tb" fo:padding-top="0in" fo:padding-left="0.075in" fo:padding-bottom="0in" fo:padding-right="0.075in"/>
    </style:style>
    <style:style style:name="P78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21" style:family="table-row">
      <style:table-row-properties/>
    </style:style>
    <style:style style:name="TableCell7822" style:family="table-cell">
      <style:table-cell-properties fo:border="0.0069in solid #000000" style:writing-mode="lr-tb" fo:padding-top="0in" fo:padding-left="0.075in" fo:padding-bottom="0in" fo:padding-right="0.075in"/>
    </style:style>
    <style:style style:name="P78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24" style:family="table-cell">
      <style:table-cell-properties fo:border="0.0069in solid #000000" style:writing-mode="lr-tb" fo:padding-top="0in" fo:padding-left="0.075in" fo:padding-bottom="0in" fo:padding-right="0.075in"/>
    </style:style>
    <style:style style:name="P782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26" style:family="table-cell">
      <style:table-cell-properties fo:border="0.0069in solid #000000" style:writing-mode="lr-tb" fo:padding-top="0in" fo:padding-left="0.075in" fo:padding-bottom="0in" fo:padding-right="0.075in"/>
    </style:style>
    <style:style style:name="P78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28" style:family="table-cell">
      <style:table-cell-properties fo:border="0.0069in solid #000000" style:writing-mode="lr-tb" fo:padding-top="0in" fo:padding-left="0.075in" fo:padding-bottom="0in" fo:padding-right="0.075in"/>
    </style:style>
    <style:style style:name="P78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30" style:family="table-row">
      <style:table-row-properties/>
    </style:style>
    <style:style style:name="TableCell7831" style:family="table-cell">
      <style:table-cell-properties fo:border="0.0069in solid #000000" style:writing-mode="lr-tb" fo:padding-top="0in" fo:padding-left="0.075in" fo:padding-bottom="0in" fo:padding-right="0.075in"/>
    </style:style>
    <style:style style:name="P78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33" style:family="table-cell">
      <style:table-cell-properties fo:border="0.0069in solid #000000" style:writing-mode="lr-tb" fo:padding-top="0in" fo:padding-left="0.075in" fo:padding-bottom="0in" fo:padding-right="0.075in"/>
    </style:style>
    <style:style style:name="P783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35" style:family="table-cell">
      <style:table-cell-properties fo:border="0.0069in solid #000000" style:writing-mode="lr-tb" fo:padding-top="0in" fo:padding-left="0.075in" fo:padding-bottom="0in" fo:padding-right="0.075in"/>
    </style:style>
    <style:style style:name="P78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37" style:family="table-cell">
      <style:table-cell-properties fo:border="0.0069in solid #000000" style:writing-mode="lr-tb" fo:padding-top="0in" fo:padding-left="0.075in" fo:padding-bottom="0in" fo:padding-right="0.075in"/>
    </style:style>
    <style:style style:name="P78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39" style:family="table-row">
      <style:table-row-properties/>
    </style:style>
    <style:style style:name="TableCell784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78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4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784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4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78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4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78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48" style:family="table-row">
      <style:table-row-properties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51" style:family="table-cell">
      <style:table-cell-properties fo:border="0.0069in solid #000000" style:writing-mode="lr-tb" fo:padding-top="0in" fo:padding-left="0.075in" fo:padding-bottom="0in" fo:padding-right="0.075in"/>
    </style:style>
    <style:style style:name="P785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53" style:family="table-cell">
      <style:table-cell-properties fo:border="0.0069in solid #000000" style:writing-mode="lr-tb" fo:padding-top="0in" fo:padding-left="0.075in" fo:padding-bottom="0in" fo:padding-right="0.075in"/>
    </style:style>
    <style:style style:name="P78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55" style:family="table-cell">
      <style:table-cell-properties fo:border="0.0069in solid #000000" style:writing-mode="lr-tb" fo:padding-top="0in" fo:padding-left="0.075in" fo:padding-bottom="0in" fo:padding-right="0.075in"/>
    </style:style>
    <style:style style:name="P78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57" style:family="table-row">
      <style:table-row-properties/>
    </style:style>
    <style:style style:name="TableCell7858" style:family="table-cell">
      <style:table-cell-properties fo:border="0.0069in solid #000000" style:writing-mode="lr-tb" fo:padding-top="0in" fo:padding-left="0.075in" fo:padding-bottom="0in" fo:padding-right="0.075in"/>
    </style:style>
    <style:style style:name="P78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60" style:family="table-cell">
      <style:table-cell-properties fo:border="0.0069in solid #000000" style:writing-mode="lr-tb" fo:padding-top="0in" fo:padding-left="0.075in" fo:padding-bottom="0in" fo:padding-right="0.075in"/>
    </style:style>
    <style:style style:name="P786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62" style:family="table-cell">
      <style:table-cell-properties fo:border="0.0069in solid #000000" style:writing-mode="lr-tb" fo:padding-top="0in" fo:padding-left="0.075in" fo:padding-bottom="0in" fo:padding-right="0.075in"/>
    </style:style>
    <style:style style:name="P78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64" style:family="table-cell">
      <style:table-cell-properties fo:border="0.0069in solid #000000" style:writing-mode="lr-tb" fo:padding-top="0in" fo:padding-left="0.075in" fo:padding-bottom="0in" fo:padding-right="0.075in"/>
    </style:style>
    <style:style style:name="P78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66" style:family="table-row">
      <style:table-row-properties/>
    </style:style>
    <style:style style:name="TableCell7867" style:family="table-cell">
      <style:table-cell-properties fo:border="0.0069in solid #000000" style:writing-mode="lr-tb" fo:padding-top="0in" fo:padding-left="0.075in" fo:padding-bottom="0in" fo:padding-right="0.075in"/>
    </style:style>
    <style:style style:name="P78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69" style:family="table-cell">
      <style:table-cell-properties fo:border="0.0069in solid #000000" style:writing-mode="lr-tb" fo:padding-top="0in" fo:padding-left="0.075in" fo:padding-bottom="0in" fo:padding-right="0.075in"/>
    </style:style>
    <style:style style:name="P787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75" style:family="table-row">
      <style:table-row-properties/>
    </style:style>
    <style:style style:name="TableCell7876" style:family="table-cell">
      <style:table-cell-properties fo:border="0.0069in solid #000000" style:writing-mode="lr-tb" fo:padding-top="0in" fo:padding-left="0.075in" fo:padding-bottom="0in" fo:padding-right="0.075in"/>
    </style:style>
    <style:style style:name="P78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80" style:family="table-cell">
      <style:table-cell-properties fo:border="0.0069in solid #000000" style:writing-mode="lr-tb" fo:padding-top="0in" fo:padding-left="0.075in" fo:padding-bottom="0in" fo:padding-right="0.075in"/>
    </style:style>
    <style:style style:name="P78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82" style:family="table-cell">
      <style:table-cell-properties fo:border="0.0069in solid #000000" style:writing-mode="lr-tb" fo:padding-top="0in" fo:padding-left="0.075in" fo:padding-bottom="0in" fo:padding-right="0.075in"/>
    </style:style>
    <style:style style:name="P78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84" style:family="table-row">
      <style:table-row-properties/>
    </style:style>
    <style:style style:name="TableCell7885" style:family="table-cell">
      <style:table-cell-properties fo:border="0.0069in solid #000000" style:writing-mode="lr-tb" fo:padding-top="0in" fo:padding-left="0.075in" fo:padding-bottom="0in" fo:padding-right="0.075in"/>
    </style:style>
    <style:style style:name="P78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89" style:family="table-cell">
      <style:table-cell-properties fo:border="0.0069in solid #000000" style:writing-mode="lr-tb" fo:padding-top="0in" fo:padding-left="0.075in" fo:padding-bottom="0in" fo:padding-right="0.075in"/>
    </style:style>
    <style:style style:name="P78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91" style:family="table-cell">
      <style:table-cell-properties fo:border="0.0069in solid #000000" style:writing-mode="lr-tb" fo:padding-top="0in" fo:padding-left="0.075in" fo:padding-bottom="0in" fo:padding-right="0.075in"/>
    </style:style>
    <style:style style:name="P78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893" style:family="table-row">
      <style:table-row-properties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00" style:family="table-cell">
      <style:table-cell-properties fo:border="0.0069in solid #000000" style:writing-mode="lr-tb" fo:padding-top="0in" fo:padding-left="0.075in" fo:padding-bottom="0in" fo:padding-right="0.075in"/>
    </style:style>
    <style:style style:name="P79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02" style:family="table-row">
      <style:table-row-properties/>
    </style:style>
    <style:style style:name="TableCell7903" style:family="table-cell">
      <style:table-cell-properties fo:border="0.0069in solid #000000" style:writing-mode="lr-tb" fo:padding-top="0in" fo:padding-left="0.075in" fo:padding-bottom="0in" fo:padding-right="0.075in"/>
    </style:style>
    <style:style style:name="P79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11" style:family="table-row">
      <style:table-row-properties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P79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14" style:family="table-cell">
      <style:table-cell-properties fo:border="0.0069in solid #000000" style:writing-mode="lr-tb" fo:padding-top="0in" fo:padding-left="0.075in" fo:padding-bottom="0in" fo:padding-right="0.075in"/>
    </style:style>
    <style:style style:name="P791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16" style:family="table-cell">
      <style:table-cell-properties fo:border="0.0069in solid #000000" style:writing-mode="lr-tb" fo:padding-top="0in" fo:padding-left="0.075in" fo:padding-bottom="0in" fo:padding-right="0.075in"/>
    </style:style>
    <style:style style:name="P79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18" style:family="table-cell">
      <style:table-cell-properties fo:border="0.0069in solid #000000" style:writing-mode="lr-tb" fo:padding-top="0in" fo:padding-left="0.075in" fo:padding-bottom="0in" fo:padding-right="0.075in"/>
    </style:style>
    <style:style style:name="P79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20" style:family="table-row">
      <style:table-row-properties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23" style:family="table-cell">
      <style:table-cell-properties fo:border="0.0069in solid #000000" style:writing-mode="lr-tb" fo:padding-top="0in" fo:padding-left="0.075in" fo:padding-bottom="0in" fo:padding-right="0.075in"/>
    </style:style>
    <style:style style:name="P792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25" style:family="table-cell">
      <style:table-cell-properties fo:border="0.0069in solid #000000" style:writing-mode="lr-tb" fo:padding-top="0in" fo:padding-left="0.075in" fo:padding-bottom="0in" fo:padding-right="0.075in"/>
    </style:style>
    <style:style style:name="P79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27" style:family="table-cell">
      <style:table-cell-properties fo:border="0.0069in solid #000000" style:writing-mode="lr-tb" fo:padding-top="0in" fo:padding-left="0.075in" fo:padding-bottom="0in" fo:padding-right="0.075in"/>
    </style:style>
    <style:style style:name="P79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29" style:family="table-row">
      <style:table-row-properties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38" style:family="table-row">
      <style:table-row-properties/>
    </style:style>
    <style:style style:name="TableCell7939" style:family="table-cell">
      <style:table-cell-properties fo:border="0.0069in solid #000000" style:writing-mode="lr-tb" fo:padding-top="0in" fo:padding-left="0.075in" fo:padding-bottom="0in" fo:padding-right="0.075in"/>
    </style:style>
    <style:style style:name="P79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41" style:family="table-cell">
      <style:table-cell-properties fo:border="0.0069in solid #000000" style:writing-mode="lr-tb" fo:padding-top="0in" fo:padding-left="0.075in" fo:padding-bottom="0in" fo:padding-right="0.075in"/>
    </style:style>
    <style:style style:name="P794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43" style:family="table-cell">
      <style:table-cell-properties fo:border="0.0069in solid #000000" style:writing-mode="lr-tb" fo:padding-top="0in" fo:padding-left="0.075in" fo:padding-bottom="0in" fo:padding-right="0.075in"/>
    </style:style>
    <style:style style:name="P79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45" style:family="table-cell">
      <style:table-cell-properties fo:border="0.0069in solid #000000" style:writing-mode="lr-tb" fo:padding-top="0in" fo:padding-left="0.075in" fo:padding-bottom="0in" fo:padding-right="0.075in"/>
    </style:style>
    <style:style style:name="P79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47" style:family="table-row">
      <style:table-row-properties/>
    </style:style>
    <style:style style:name="TableCell7948" style:family="table-cell">
      <style:table-cell-properties fo:border="0.0069in solid #000000" style:writing-mode="lr-tb" fo:padding-top="0in" fo:padding-left="0.075in" fo:padding-bottom="0in" fo:padding-right="0.075in"/>
    </style:style>
    <style:style style:name="P79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50" style:family="table-cell">
      <style:table-cell-properties fo:border="0.0069in solid #000000" style:writing-mode="lr-tb" fo:padding-top="0in" fo:padding-left="0.075in" fo:padding-bottom="0in" fo:padding-right="0.075in"/>
    </style:style>
    <style:style style:name="P795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52" style:family="table-cell">
      <style:table-cell-properties fo:border="0.0069in solid #000000" style:writing-mode="lr-tb" fo:padding-top="0in" fo:padding-left="0.075in" fo:padding-bottom="0in" fo:padding-right="0.075in"/>
    </style:style>
    <style:style style:name="P79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54" style:family="table-cell">
      <style:table-cell-properties fo:border="0.0069in solid #000000" style:writing-mode="lr-tb" fo:padding-top="0in" fo:padding-left="0.075in" fo:padding-bottom="0in" fo:padding-right="0.075in"/>
    </style:style>
    <style:style style:name="P79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56" style:family="table-row">
      <style:table-row-properties/>
    </style:style>
    <style:style style:name="TableCell7957" style:family="table-cell">
      <style:table-cell-properties fo:border="0.0069in solid #000000" style:writing-mode="lr-tb" fo:padding-top="0in" fo:padding-left="0.075in" fo:padding-bottom="0in" fo:padding-right="0.075in"/>
    </style:style>
    <style:style style:name="P79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59" style:family="table-cell">
      <style:table-cell-properties fo:border="0.0069in solid #000000" style:writing-mode="lr-tb" fo:padding-top="0in" fo:padding-left="0.075in" fo:padding-bottom="0in" fo:padding-right="0.075in"/>
    </style:style>
    <style:style style:name="P796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61" style:family="table-cell">
      <style:table-cell-properties fo:border="0.0069in solid #000000" style:writing-mode="lr-tb" fo:padding-top="0in" fo:padding-left="0.075in" fo:padding-bottom="0in" fo:padding-right="0.075in"/>
    </style:style>
    <style:style style:name="P79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65" style:family="table-row">
      <style:table-row-properties/>
    </style:style>
    <style:style style:name="TableCell7966" style:family="table-cell">
      <style:table-cell-properties fo:border="0.0069in solid #000000" style:writing-mode="lr-tb" fo:padding-top="0in" fo:padding-left="0.075in" fo:padding-bottom="0in" fo:padding-right="0.075in"/>
    </style:style>
    <style:style style:name="P79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68" style:family="table-cell">
      <style:table-cell-properties fo:border="0.0069in solid #000000" style:writing-mode="lr-tb" fo:padding-top="0in" fo:padding-left="0.075in" fo:padding-bottom="0in" fo:padding-right="0.075in"/>
    </style:style>
    <style:style style:name="P796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72" style:family="table-cell">
      <style:table-cell-properties fo:border="0.0069in solid #000000" style:writing-mode="lr-tb" fo:padding-top="0in" fo:padding-left="0.075in" fo:padding-bottom="0in" fo:padding-right="0.075in"/>
    </style:style>
    <style:style style:name="P79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74" style:family="table-row">
      <style:table-row-properties/>
    </style:style>
    <style:style style:name="TableCell7975" style:family="table-cell">
      <style:table-cell-properties fo:border="0.0069in solid #000000" style:writing-mode="lr-tb" fo:padding-top="0in" fo:padding-left="0.075in" fo:padding-bottom="0in" fo:padding-right="0.075in"/>
    </style:style>
    <style:style style:name="P79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77" style:family="table-cell">
      <style:table-cell-properties fo:border="0.0069in solid #000000" style:writing-mode="lr-tb" fo:padding-top="0in" fo:padding-left="0.075in" fo:padding-bottom="0in" fo:padding-right="0.075in"/>
    </style:style>
    <style:style style:name="P797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79" style:family="table-cell">
      <style:table-cell-properties fo:border="0.0069in solid #000000" style:writing-mode="lr-tb" fo:padding-top="0in" fo:padding-left="0.075in" fo:padding-bottom="0in" fo:padding-right="0.075in"/>
    </style:style>
    <style:style style:name="P79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81" style:family="table-cell">
      <style:table-cell-properties fo:border="0.0069in solid #000000" style:writing-mode="lr-tb" fo:padding-top="0in" fo:padding-left="0.075in" fo:padding-bottom="0in" fo:padding-right="0.075in"/>
    </style:style>
    <style:style style:name="P79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983" style:family="table-row">
      <style:table-row-properties/>
    </style:style>
    <style:style style:name="TableCell7984" style:family="table-cell">
      <style:table-cell-properties fo:border="0.0069in solid #000000" style:writing-mode="lr-tb" fo:padding-top="0in" fo:padding-left="0.075in" fo:padding-bottom="0in" fo:padding-right="0.075in"/>
    </style:style>
    <style:style style:name="P79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86" style:family="table-cell">
      <style:table-cell-properties fo:border="0.0069in solid #000000" style:writing-mode="lr-tb" fo:padding-top="0in" fo:padding-left="0.075in" fo:padding-bottom="0in" fo:padding-right="0.075in"/>
    </style:style>
    <style:style style:name="P798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88" style:family="table-cell">
      <style:table-cell-properties fo:border="0.0069in solid #000000" style:writing-mode="lr-tb" fo:padding-top="0in" fo:padding-left="0.075in" fo:padding-bottom="0in" fo:padding-right="0.075in"/>
    </style:style>
    <style:style style:name="P79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Normal" style:family="paragraph">
      <style:paragraph-properties fo:margin-bottom="0in" fo:line-height="100%"/>
    </style:style>
    <style:style style:name="T79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9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9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99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799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799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799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79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8002" style:family="table-row">
      <style:table-row-properties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05" style:family="table-cell">
      <style:table-cell-properties fo:border="0.0069in solid #000000" style:writing-mode="lr-tb" fo:padding-top="0in" fo:padding-left="0.075in" fo:padding-bottom="0in" fo:padding-right="0.075in"/>
    </style:style>
    <style:style style:name="P800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07" style:family="table-cell">
      <style:table-cell-properties fo:border="0.0069in solid #000000" style:writing-mode="lr-tb" fo:padding-top="0in" fo:padding-left="0.075in" fo:padding-bottom="0in" fo:padding-right="0.075in"/>
    </style:style>
    <style:style style:name="P80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09" style:family="table-cell">
      <style:table-cell-properties fo:border="0.0069in solid #000000" style:writing-mode="lr-tb" fo:padding-top="0in" fo:padding-left="0.075in" fo:padding-bottom="0in" fo:padding-right="0.075in"/>
    </style:style>
    <style:style style:name="P8010" style:parent-style-name="Normal" style:family="paragraph">
      <style:paragraph-properties fo:margin-bottom="0in" fo:line-height="100%"/>
    </style:style>
    <style:style style:name="T80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14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8015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8016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8017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T80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0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8021" style:family="table-row">
      <style:table-row-properties/>
    </style:style>
    <style:style style:name="TableCell8022" style:family="table-cell">
      <style:table-cell-properties fo:border="0.0069in solid #000000" style:writing-mode="lr-tb" fo:padding-top="0in" fo:padding-left="0.075in" fo:padding-bottom="0in" fo:padding-right="0.075in"/>
    </style:style>
    <style:style style:name="P80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24" style:family="table-cell">
      <style:table-cell-properties fo:border="0.0069in solid #000000" style:writing-mode="lr-tb" fo:padding-top="0in" fo:padding-left="0.075in" fo:padding-bottom="0in" fo:padding-right="0.075in"/>
    </style:style>
    <style:style style:name="P802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26" style:family="table-cell">
      <style:table-cell-properties fo:border="0.0069in solid #000000" style:writing-mode="lr-tb" fo:padding-top="0in" fo:padding-left="0.075in" fo:padding-bottom="0in" fo:padding-right="0.075in"/>
    </style:style>
    <style:style style:name="P80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28" style:family="table-cell">
      <style:table-cell-properties fo:border="0.0069in solid #000000" style:writing-mode="lr-tb" fo:padding-top="0in" fo:padding-left="0.075in" fo:padding-bottom="0in" fo:padding-right="0.075in"/>
    </style:style>
    <style:style style:name="P80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30" style:family="table-row">
      <style:table-row-properties/>
    </style:style>
    <style:style style:name="TableCell8031" style:family="table-cell">
      <style:table-cell-properties fo:border="0.0069in solid #000000" style:writing-mode="lr-tb" fo:padding-top="0in" fo:padding-left="0.075in" fo:padding-bottom="0in" fo:padding-right="0.075in"/>
    </style:style>
    <style:style style:name="P80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33" style:family="table-cell">
      <style:table-cell-properties fo:border="0.0069in solid #000000" style:writing-mode="lr-tb" fo:padding-top="0in" fo:padding-left="0.075in" fo:padding-bottom="0in" fo:padding-right="0.075in"/>
    </style:style>
    <style:style style:name="P803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35" style:family="table-cell">
      <style:table-cell-properties fo:border="0.0069in solid #000000" style:writing-mode="lr-tb" fo:padding-top="0in" fo:padding-left="0.075in" fo:padding-bottom="0in" fo:padding-right="0.075in"/>
    </style:style>
    <style:style style:name="P80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37" style:family="table-cell">
      <style:table-cell-properties fo:border="0.0069in solid #000000" style:writing-mode="lr-tb" fo:padding-top="0in" fo:padding-left="0.075in" fo:padding-bottom="0in" fo:padding-right="0.075in"/>
    </style:style>
    <style:style style:name="P80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39" style:family="table-row">
      <style:table-row-properties/>
    </style:style>
    <style:style style:name="TableCell8040" style:family="table-cell">
      <style:table-cell-properties fo:border="0.0069in solid #000000" style:writing-mode="lr-tb" fo:padding-top="0in" fo:padding-left="0.075in" fo:padding-bottom="0in" fo:padding-right="0.075in"/>
    </style:style>
    <style:style style:name="P80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42" style:family="table-cell">
      <style:table-cell-properties fo:border="0.0069in solid #000000" style:writing-mode="lr-tb" fo:padding-top="0in" fo:padding-left="0.075in" fo:padding-bottom="0in" fo:padding-right="0.075in"/>
    </style:style>
    <style:style style:name="P804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44" style:family="table-cell">
      <style:table-cell-properties fo:border="0.0069in solid #000000" style:writing-mode="lr-tb" fo:padding-top="0in" fo:padding-left="0.075in" fo:padding-bottom="0in" fo:padding-right="0.075in"/>
    </style:style>
    <style:style style:name="P80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46" style:family="table-cell">
      <style:table-cell-properties fo:border="0.0069in solid #000000" style:writing-mode="lr-tb" fo:padding-top="0in" fo:padding-left="0.075in" fo:padding-bottom="0in" fo:padding-right="0.075in"/>
    </style:style>
    <style:style style:name="P80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48" style:family="table-row">
      <style:table-row-properties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P80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57" style:family="table-row">
      <style:table-row-properties/>
    </style:style>
    <style:style style:name="TableCell8058" style:family="table-cell">
      <style:table-cell-properties fo:border="0.0069in solid #000000" style:writing-mode="lr-tb" fo:padding-top="0in" fo:padding-left="0.075in" fo:padding-bottom="0in" fo:padding-right="0.075in"/>
    </style:style>
    <style:style style:name="P805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60" style:family="table-cell">
      <style:table-cell-properties fo:border="0.0069in solid #000000" style:writing-mode="lr-tb" fo:padding-top="0in" fo:padding-left="0.075in" fo:padding-bottom="0in" fo:padding-right="0.075in"/>
    </style:style>
    <style:style style:name="P806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64" style:family="table-cell">
      <style:table-cell-properties fo:border="0.0069in solid #000000" style:writing-mode="lr-tb" fo:padding-top="0in" fo:padding-left="0.075in" fo:padding-bottom="0in" fo:padding-right="0.075in"/>
    </style:style>
    <style:style style:name="P80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66" style:family="table-row">
      <style:table-row-properties/>
    </style:style>
    <style:style style:name="TableCell8067" style:family="table-cell">
      <style:table-cell-properties fo:border="0.0069in solid #000000" style:writing-mode="lr-tb" fo:padding-top="0in" fo:padding-left="0.075in" fo:padding-bottom="0in" fo:padding-right="0.075in"/>
    </style:style>
    <style:style style:name="P80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P807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71" style:family="table-cell">
      <style:table-cell-properties fo:border="0.0069in solid #000000" style:writing-mode="lr-tb" fo:padding-top="0in" fo:padding-left="0.075in" fo:padding-bottom="0in" fo:padding-right="0.075in"/>
    </style:style>
    <style:style style:name="P80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73" style:family="table-cell">
      <style:table-cell-properties fo:border="0.0069in solid #000000" style:writing-mode="lr-tb" fo:padding-top="0in" fo:padding-left="0.075in" fo:padding-bottom="0in" fo:padding-right="0.075in"/>
    </style:style>
    <style:style style:name="P80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75" style:family="table-row">
      <style:table-row-properties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84" style:family="table-row">
      <style:table-row-properties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P80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87" style:family="table-cell">
      <style:table-cell-properties fo:border="0.0069in solid #000000" style:writing-mode="lr-tb" fo:padding-top="0in" fo:padding-left="0.075in" fo:padding-bottom="0in" fo:padding-right="0.075in"/>
    </style:style>
    <style:style style:name="P808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093" style:family="table-row">
      <style:table-row-properties/>
    </style:style>
    <style:style style:name="TableCell8094" style:family="table-cell">
      <style:table-cell-properties fo:border="0.0069in solid #000000" style:writing-mode="lr-tb" fo:padding-top="0in" fo:padding-left="0.075in" fo:padding-bottom="0in" fo:padding-right="0.075in"/>
    </style:style>
    <style:style style:name="P80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96" style:family="table-cell">
      <style:table-cell-properties fo:border="0.0069in solid #000000" style:writing-mode="lr-tb" fo:padding-top="0in" fo:padding-left="0.075in" fo:padding-bottom="0in" fo:padding-right="0.075in"/>
    </style:style>
    <style:style style:name="P809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98" style:family="table-cell">
      <style:table-cell-properties fo:border="0.0069in solid #000000" style:writing-mode="lr-tb" fo:padding-top="0in" fo:padding-left="0.075in" fo:padding-bottom="0in" fo:padding-right="0.075in"/>
    </style:style>
    <style:style style:name="P80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00" style:family="table-cell">
      <style:table-cell-properties fo:border="0.0069in solid #000000" style:writing-mode="lr-tb" fo:padding-top="0in" fo:padding-left="0.075in" fo:padding-bottom="0in" fo:padding-right="0.075in"/>
    </style:style>
    <style:style style:name="P81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02" style:family="table-row">
      <style:table-row-properties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07" style:family="table-cell">
      <style:table-cell-properties fo:border="0.0069in solid #000000" style:writing-mode="lr-tb" fo:padding-top="0in" fo:padding-left="0.075in" fo:padding-bottom="0in" fo:padding-right="0.075in"/>
    </style:style>
    <style:style style:name="P81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09" style:family="table-cell">
      <style:table-cell-properties fo:border="0.0069in solid #000000" style:writing-mode="lr-tb" fo:padding-top="0in" fo:padding-left="0.075in" fo:padding-bottom="0in" fo:padding-right="0.075in"/>
    </style:style>
    <style:style style:name="P81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11" style:family="table-row">
      <style:table-row-properties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20" style:family="table-row">
      <style:table-row-properties/>
    </style:style>
    <style:style style:name="TableCell8121" style:family="table-cell">
      <style:table-cell-properties fo:border="0.0069in solid #000000" style:writing-mode="lr-tb" fo:padding-top="0in" fo:padding-left="0.075in" fo:padding-bottom="0in" fo:padding-right="0.075in"/>
    </style:style>
    <style:style style:name="P81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23" style:family="table-cell">
      <style:table-cell-properties fo:border="0.0069in solid #000000" style:writing-mode="lr-tb" fo:padding-top="0in" fo:padding-left="0.075in" fo:padding-bottom="0in" fo:padding-right="0.075in"/>
    </style:style>
    <style:style style:name="P812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25" style:family="table-cell">
      <style:table-cell-properties fo:border="0.0069in solid #000000" style:writing-mode="lr-tb" fo:padding-top="0in" fo:padding-left="0.075in" fo:padding-bottom="0in" fo:padding-right="0.075in"/>
    </style:style>
    <style:style style:name="P81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27" style:family="table-cell">
      <style:table-cell-properties fo:border="0.0069in solid #000000" style:writing-mode="lr-tb" fo:padding-top="0in" fo:padding-left="0.075in" fo:padding-bottom="0in" fo:padding-right="0.075in"/>
    </style:style>
    <style:style style:name="P81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29" style:family="table-row">
      <style:table-row-properties/>
    </style:style>
    <style:style style:name="TableCell8130" style:family="table-cell">
      <style:table-cell-properties fo:border="0.0069in solid #000000" style:writing-mode="lr-tb" fo:padding-top="0in" fo:padding-left="0.075in" fo:padding-bottom="0in" fo:padding-right="0.075in"/>
    </style:style>
    <style:style style:name="P81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32" style:family="table-cell">
      <style:table-cell-properties fo:border="0.0069in solid #000000" style:writing-mode="lr-tb" fo:padding-top="0in" fo:padding-left="0.075in" fo:padding-bottom="0in" fo:padding-right="0.075in"/>
    </style:style>
    <style:style style:name="P813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34" style:family="table-cell">
      <style:table-cell-properties fo:border="0.0069in solid #000000" style:writing-mode="lr-tb" fo:padding-top="0in" fo:padding-left="0.075in" fo:padding-bottom="0in" fo:padding-right="0.075in"/>
    </style:style>
    <style:style style:name="P81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36" style:family="table-cell">
      <style:table-cell-properties fo:border="0.0069in solid #000000" style:writing-mode="lr-tb" fo:padding-top="0in" fo:padding-left="0.075in" fo:padding-bottom="0in" fo:padding-right="0.075in"/>
    </style:style>
    <style:style style:name="P81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38" style:family="table-row">
      <style:table-row-properties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41" style:family="table-cell">
      <style:table-cell-properties fo:border="0.0069in solid #000000" style:writing-mode="lr-tb" fo:padding-top="0in" fo:padding-left="0.075in" fo:padding-bottom="0in" fo:padding-right="0.075in"/>
    </style:style>
    <style:style style:name="P814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43" style:family="table-cell">
      <style:table-cell-properties fo:border="0.0069in solid #000000" style:writing-mode="lr-tb" fo:padding-top="0in" fo:padding-left="0.075in" fo:padding-bottom="0in" fo:padding-right="0.075in"/>
    </style:style>
    <style:style style:name="P8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45" style:family="table-cell">
      <style:table-cell-properties fo:border="0.0069in solid #000000" style:writing-mode="lr-tb" fo:padding-top="0in" fo:padding-left="0.075in" fo:padding-bottom="0in" fo:padding-right="0.075in"/>
    </style:style>
    <style:style style:name="P81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47" style:family="table-row">
      <style:table-row-properties/>
    </style:style>
    <style:style style:name="TableCell8148" style:family="table-cell">
      <style:table-cell-properties fo:border="0.0069in solid #000000" style:writing-mode="lr-tb" fo:padding-top="0in" fo:padding-left="0.075in" fo:padding-bottom="0in" fo:padding-right="0.075in"/>
    </style:style>
    <style:style style:name="P81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50" style:family="table-cell">
      <style:table-cell-properties fo:border="0.0069in solid #000000" style:writing-mode="lr-tb" fo:padding-top="0in" fo:padding-left="0.075in" fo:padding-bottom="0in" fo:padding-right="0.075in"/>
    </style:style>
    <style:style style:name="P815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52" style:family="table-cell">
      <style:table-cell-properties fo:border="0.0069in solid #000000" style:writing-mode="lr-tb" fo:padding-top="0in" fo:padding-left="0.075in" fo:padding-bottom="0in" fo:padding-right="0.075in"/>
    </style:style>
    <style:style style:name="P81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56" style:family="table-row">
      <style:table-row-properties/>
    </style:style>
    <style:style style:name="TableCell8157" style:family="table-cell">
      <style:table-cell-properties fo:border="0.0069in solid #000000" style:writing-mode="lr-tb" fo:padding-top="0in" fo:padding-left="0.075in" fo:padding-bottom="0in" fo:padding-right="0.075in"/>
    </style:style>
    <style:style style:name="P81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59" style:family="table-cell">
      <style:table-cell-properties fo:border="0.0069in solid #000000" style:writing-mode="lr-tb" fo:padding-top="0in" fo:padding-left="0.075in" fo:padding-bottom="0in" fo:padding-right="0.075in"/>
    </style:style>
    <style:style style:name="P816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61" style:family="table-cell">
      <style:table-cell-properties fo:border="0.0069in solid #000000" style:writing-mode="lr-tb" fo:padding-top="0in" fo:padding-left="0.075in" fo:padding-bottom="0in" fo:padding-right="0.075in"/>
    </style:style>
    <style:style style:name="P81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63" style:family="table-cell">
      <style:table-cell-properties fo:border="0.0069in solid #000000" style:writing-mode="lr-tb" fo:padding-top="0in" fo:padding-left="0.075in" fo:padding-bottom="0in" fo:padding-right="0.075in"/>
    </style:style>
    <style:style style:name="P81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65" style:family="table-row">
      <style:table-row-properties/>
    </style:style>
    <style:style style:name="TableCell8166" style:family="table-cell">
      <style:table-cell-properties fo:border="0.0069in solid #000000" style:writing-mode="lr-tb" fo:padding-top="0in" fo:padding-left="0.075in" fo:padding-bottom="0in" fo:padding-right="0.075in"/>
    </style:style>
    <style:style style:name="P81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68" style:family="table-cell">
      <style:table-cell-properties fo:border="0.0069in solid #000000" style:writing-mode="lr-tb" fo:padding-top="0in" fo:padding-left="0.075in" fo:padding-bottom="0in" fo:padding-right="0.075in"/>
    </style:style>
    <style:style style:name="P816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P81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74" style:family="table-row">
      <style:table-row-properties/>
    </style:style>
    <style:style style:name="TableCell8175" style:family="table-cell">
      <style:table-cell-properties fo:border="0.0069in solid #000000" style:writing-mode="lr-tb" fo:padding-top="0in" fo:padding-left="0.075in" fo:padding-bottom="0in" fo:padding-right="0.075in"/>
    </style:style>
    <style:style style:name="P81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77" style:family="table-cell">
      <style:table-cell-properties fo:border="0.0069in solid #000000" style:writing-mode="lr-tb" fo:padding-top="0in" fo:padding-left="0.075in" fo:padding-bottom="0in" fo:padding-right="0.075in"/>
    </style:style>
    <style:style style:name="P817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79" style:family="table-cell">
      <style:table-cell-properties fo:border="0.0069in solid #000000" style:writing-mode="lr-tb" fo:padding-top="0in" fo:padding-left="0.075in" fo:padding-bottom="0in" fo:padding-right="0.075in"/>
    </style:style>
    <style:style style:name="P81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83" style:family="table-row">
      <style:table-row-properties/>
    </style:style>
    <style:style style:name="TableCell8184" style:family="table-cell">
      <style:table-cell-properties fo:border="0.0069in solid #000000" style:writing-mode="lr-tb" fo:padding-top="0in" fo:padding-left="0.075in" fo:padding-bottom="0in" fo:padding-right="0.075in"/>
    </style:style>
    <style:style style:name="P81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86" style:family="table-cell">
      <style:table-cell-properties fo:border="0.0069in solid #000000" style:writing-mode="lr-tb" fo:padding-top="0in" fo:padding-left="0.075in" fo:padding-bottom="0in" fo:padding-right="0.075in"/>
    </style:style>
    <style:style style:name="P818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88" style:family="table-cell">
      <style:table-cell-properties fo:border="0.0069in solid #000000" style:writing-mode="lr-tb" fo:padding-top="0in" fo:padding-left="0.075in" fo:padding-bottom="0in" fo:padding-right="0.075in"/>
    </style:style>
    <style:style style:name="P81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P81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192" style:family="table-row">
      <style:table-row-properties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99" style:family="table-cell">
      <style:table-cell-properties fo:border="0.0069in solid #000000" style:writing-mode="lr-tb" fo:padding-top="0in" fo:padding-left="0.075in" fo:padding-bottom="0in" fo:padding-right="0.075in"/>
    </style:style>
    <style:style style:name="P82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01" style:family="table-row">
      <style:table-row-properties/>
    </style:style>
    <style:style style:name="TableCell8202" style:family="table-cell">
      <style:table-cell-properties fo:border="0.0069in solid #000000" style:writing-mode="lr-tb" fo:padding-top="0in" fo:padding-left="0.075in" fo:padding-bottom="0in" fo:padding-right="0.075in"/>
    </style:style>
    <style:style style:name="P8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04" style:family="table-cell">
      <style:table-cell-properties fo:border="0.0069in solid #000000" style:writing-mode="lr-tb" fo:padding-top="0in" fo:padding-left="0.075in" fo:padding-bottom="0in" fo:padding-right="0.075in"/>
    </style:style>
    <style:style style:name="P820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P8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08" style:family="table-cell">
      <style:table-cell-properties fo:border="0.0069in solid #000000" style:writing-mode="lr-tb" fo:padding-top="0in" fo:padding-left="0.075in" fo:padding-bottom="0in" fo:padding-right="0.075in"/>
    </style:style>
    <style:style style:name="P82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10" style:family="table-row">
      <style:table-row-properties/>
    </style:style>
    <style:style style:name="TableCell8211" style:family="table-cell">
      <style:table-cell-properties fo:border="0.0069in solid #000000" style:writing-mode="lr-tb" fo:padding-top="0in" fo:padding-left="0.075in" fo:padding-bottom="0in" fo:padding-right="0.075in"/>
    </style:style>
    <style:style style:name="P82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13" style:family="table-cell">
      <style:table-cell-properties fo:border="0.0069in solid #000000" style:writing-mode="lr-tb" fo:padding-top="0in" fo:padding-left="0.075in" fo:padding-bottom="0in" fo:padding-right="0.075in"/>
    </style:style>
    <style:style style:name="P821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15" style:family="table-cell">
      <style:table-cell-properties fo:border="0.0069in solid #000000" style:writing-mode="lr-tb" fo:padding-top="0in" fo:padding-left="0.075in" fo:padding-bottom="0in" fo:padding-right="0.075in"/>
    </style:style>
    <style:style style:name="P82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17" style:family="table-cell">
      <style:table-cell-properties fo:border="0.0069in solid #000000" style:writing-mode="lr-tb" fo:padding-top="0in" fo:padding-left="0.075in" fo:padding-bottom="0in" fo:padding-right="0.075in"/>
    </style:style>
    <style:style style:name="P82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19" style:family="table-row">
      <style:table-row-properties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22" style:family="table-cell">
      <style:table-cell-properties fo:border="0.0069in solid #000000" style:writing-mode="lr-tb" fo:padding-top="0in" fo:padding-left="0.075in" fo:padding-bottom="0in" fo:padding-right="0.075in"/>
    </style:style>
    <style:style style:name="P822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24" style:family="table-cell">
      <style:table-cell-properties fo:border="0.0069in solid #000000" style:writing-mode="lr-tb" fo:padding-top="0in" fo:padding-left="0.075in" fo:padding-bottom="0in" fo:padding-right="0.075in"/>
    </style:style>
    <style:style style:name="P82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26" style:family="table-cell">
      <style:table-cell-properties fo:border="0.0069in solid #000000" style:writing-mode="lr-tb" fo:padding-top="0in" fo:padding-left="0.075in" fo:padding-bottom="0in" fo:padding-right="0.075in"/>
    </style:style>
    <style:style style:name="P82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28" style:family="table-row">
      <style:table-row-properties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37" style:family="table-row">
      <style:table-row-properties/>
    </style:style>
    <style:style style:name="TableCell8238" style:family="table-cell">
      <style:table-cell-properties fo:border="0.0069in solid #000000" style:writing-mode="lr-tb" fo:padding-top="0in" fo:padding-left="0.075in" fo:padding-bottom="0in" fo:padding-right="0.075in"/>
    </style:style>
    <style:style style:name="P8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40" style:family="table-cell">
      <style:table-cell-properties fo:border="0.0069in solid #000000" style:writing-mode="lr-tb" fo:padding-top="0in" fo:padding-left="0.075in" fo:padding-bottom="0in" fo:padding-right="0.075in"/>
    </style:style>
    <style:style style:name="P824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42" style:family="table-cell">
      <style:table-cell-properties fo:border="0.0069in solid #000000" style:writing-mode="lr-tb" fo:padding-top="0in" fo:padding-left="0.075in" fo:padding-bottom="0in" fo:padding-right="0.075in"/>
    </style:style>
    <style:style style:name="P8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44" style:family="table-cell">
      <style:table-cell-properties fo:border="0.0069in solid #000000" style:writing-mode="lr-tb" fo:padding-top="0in" fo:padding-left="0.075in" fo:padding-bottom="0in" fo:padding-right="0.075in"/>
    </style:style>
    <style:style style:name="P82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46" style:family="table-row">
      <style:table-row-properties/>
    </style:style>
    <style:style style:name="TableCell8247" style:family="table-cell">
      <style:table-cell-properties fo:border="0.0069in solid #000000" style:writing-mode="lr-tb" fo:padding-top="0in" fo:padding-left="0.075in" fo:padding-bottom="0in" fo:padding-right="0.075in"/>
    </style:style>
    <style:style style:name="P82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49" style:family="table-cell">
      <style:table-cell-properties fo:border="0.0069in solid #000000" style:writing-mode="lr-tb" fo:padding-top="0in" fo:padding-left="0.075in" fo:padding-bottom="0in" fo:padding-right="0.075in"/>
    </style:style>
    <style:style style:name="P825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51" style:family="table-cell">
      <style:table-cell-properties fo:border="0.0069in solid #000000" style:writing-mode="lr-tb" fo:padding-top="0in" fo:padding-left="0.075in" fo:padding-bottom="0in" fo:padding-right="0.075in"/>
    </style:style>
    <style:style style:name="P82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53" style:family="table-cell">
      <style:table-cell-properties fo:border="0.0069in solid #000000" style:writing-mode="lr-tb" fo:padding-top="0in" fo:padding-left="0.075in" fo:padding-bottom="0in" fo:padding-right="0.075in"/>
    </style:style>
    <style:style style:name="P82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55" style:family="table-row">
      <style:table-row-properties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P82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64" style:family="table-row">
      <style:table-row-properties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67" style:family="table-cell">
      <style:table-cell-properties fo:border="0.0069in solid #000000" style:writing-mode="lr-tb" fo:padding-top="0in" fo:padding-left="0.075in" fo:padding-bottom="0in" fo:padding-right="0.075in"/>
    </style:style>
    <style:style style:name="P826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73" style:family="table-row">
      <style:table-row-properties/>
    </style:style>
    <style:style style:name="TableCell8274" style:family="table-cell">
      <style:table-cell-properties fo:border="0.0069in solid #000000" style:writing-mode="lr-tb" fo:padding-top="0in" fo:padding-left="0.075in" fo:padding-bottom="0in" fo:padding-right="0.075in"/>
    </style:style>
    <style:style style:name="P827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76" style:family="table-cell">
      <style:table-cell-properties fo:border="0.0069in solid #000000" style:writing-mode="lr-tb" fo:padding-top="0in" fo:padding-left="0.075in" fo:padding-bottom="0in" fo:padding-right="0.075in"/>
    </style:style>
    <style:style style:name="P827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82" style:family="table-row">
      <style:table-row-properties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85" style:family="table-cell">
      <style:table-cell-properties fo:border="0.0069in solid #000000" style:writing-mode="lr-tb" fo:padding-top="0in" fo:padding-left="0.075in" fo:padding-bottom="0in" fo:padding-right="0.075in"/>
    </style:style>
    <style:style style:name="P828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P82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291" style:family="table-row">
      <style:table-row-properties/>
    </style:style>
    <style:style style:name="TableCell829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829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9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8295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9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82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9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82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00" style:family="table-row">
      <style:table-row-properties/>
    </style:style>
    <style:style style:name="TableCell8301" style:family="table-cell">
      <style:table-cell-properties fo:border="0.0069in solid #000000" style:writing-mode="lr-tb" fo:padding-top="0in" fo:padding-left="0.075in" fo:padding-bottom="0in" fo:padding-right="0.075in"/>
    </style:style>
    <style:style style:name="P83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03" style:family="table-cell">
      <style:table-cell-properties fo:border="0.0069in solid #000000" style:writing-mode="lr-tb" fo:padding-top="0in" fo:padding-left="0.075in" fo:padding-bottom="0in" fo:padding-right="0.075in"/>
    </style:style>
    <style:style style:name="P8304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05" style:family="table-cell">
      <style:table-cell-properties fo:border="0.0069in solid #000000" style:writing-mode="lr-tb" fo:padding-top="0in" fo:padding-left="0.075in" fo:padding-bottom="0in" fo:padding-right="0.075in"/>
    </style:style>
    <style:style style:name="P83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07" style:family="table-cell">
      <style:table-cell-properties fo:border="0.0069in solid #000000" style:writing-mode="lr-tb" fo:padding-top="0in" fo:padding-left="0.075in" fo:padding-bottom="0in" fo:padding-right="0.075in"/>
    </style:style>
    <style:style style:name="P83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09" style:family="table-row">
      <style:table-row-properties/>
    </style:style>
    <style:style style:name="TableCell8310" style:family="table-cell">
      <style:table-cell-properties fo:border="0.0069in solid #000000" style:writing-mode="lr-tb" fo:padding-top="0in" fo:padding-left="0.075in" fo:padding-bottom="0in" fo:padding-right="0.075in"/>
    </style:style>
    <style:style style:name="P8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14" style:family="table-cell">
      <style:table-cell-properties fo:border="0.0069in solid #000000" style:writing-mode="lr-tb" fo:padding-top="0in" fo:padding-left="0.075in" fo:padding-bottom="0in" fo:padding-right="0.075in"/>
    </style:style>
    <style:style style:name="P83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16" style:family="table-cell">
      <style:table-cell-properties fo:border="0.0069in solid #000000" style:writing-mode="lr-tb" fo:padding-top="0in" fo:padding-left="0.075in" fo:padding-bottom="0in" fo:padding-right="0.075in"/>
    </style:style>
    <style:style style:name="P83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18" style:family="table-row">
      <style:table-row-properties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25" style:family="table-cell">
      <style:table-cell-properties fo:border="0.0069in solid #000000" style:writing-mode="lr-tb" fo:padding-top="0in" fo:padding-left="0.075in" fo:padding-bottom="0in" fo:padding-right="0.075in"/>
    </style:style>
    <style:style style:name="P83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27" style:family="table-row">
      <style:table-row-properties/>
    </style:style>
    <style:style style:name="TableCell8328" style:family="table-cell">
      <style:table-cell-properties fo:border="0.0069in solid #000000" style:writing-mode="lr-tb" fo:padding-top="0in" fo:padding-left="0.075in" fo:padding-bottom="0in" fo:padding-right="0.075in"/>
    </style:style>
    <style:style style:name="P83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30" style:family="table-cell">
      <style:table-cell-properties fo:border="0.0069in solid #000000" style:writing-mode="lr-tb" fo:padding-top="0in" fo:padding-left="0.075in" fo:padding-bottom="0in" fo:padding-right="0.075in"/>
    </style:style>
    <style:style style:name="P8331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34" style:family="table-cell">
      <style:table-cell-properties fo:border="0.0069in solid #000000" style:writing-mode="lr-tb" fo:padding-top="0in" fo:padding-left="0.075in" fo:padding-bottom="0in" fo:padding-right="0.075in"/>
    </style:style>
    <style:style style:name="P83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36" style:family="table-row">
      <style:table-row-properties/>
    </style:style>
    <style:style style:name="TableCell8337" style:family="table-cell">
      <style:table-cell-properties fo:border="0.0069in solid #000000" style:writing-mode="lr-tb" fo:padding-top="0in" fo:padding-left="0.075in" fo:padding-bottom="0in" fo:padding-right="0.075in"/>
    </style:style>
    <style:style style:name="P83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39" style:family="table-cell">
      <style:table-cell-properties fo:border="0.0069in solid #000000" style:writing-mode="lr-tb" fo:padding-top="0in" fo:padding-left="0.075in" fo:padding-bottom="0in" fo:padding-right="0.075in"/>
    </style:style>
    <style:style style:name="P8340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41" style:family="table-cell">
      <style:table-cell-properties fo:border="0.0069in solid #000000" style:writing-mode="lr-tb" fo:padding-top="0in" fo:padding-left="0.075in" fo:padding-bottom="0in" fo:padding-right="0.075in"/>
    </style:style>
    <style:style style:name="P83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43" style:family="table-cell">
      <style:table-cell-properties fo:border="0.0069in solid #000000" style:writing-mode="lr-tb" fo:padding-top="0in" fo:padding-left="0.075in" fo:padding-bottom="0in" fo:padding-right="0.075in"/>
    </style:style>
    <style:style style:name="P83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45" style:family="table-row">
      <style:table-row-properties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54" style:family="table-row">
      <style:table-row-properties/>
    </style:style>
    <style:style style:name="TableCell8355" style:family="table-cell">
      <style:table-cell-properties fo:border="0.0069in solid #000000" style:writing-mode="lr-tb" fo:padding-top="0in" fo:padding-left="0.075in" fo:padding-bottom="0in" fo:padding-right="0.075in"/>
    </style:style>
    <style:style style:name="P83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57" style:family="table-cell">
      <style:table-cell-properties fo:border="0.0069in solid #000000" style:writing-mode="lr-tb" fo:padding-top="0in" fo:padding-left="0.075in" fo:padding-bottom="0in" fo:padding-right="0.075in"/>
    </style:style>
    <style:style style:name="P8358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59" style:family="table-cell">
      <style:table-cell-properties fo:border="0.0069in solid #000000" style:writing-mode="lr-tb" fo:padding-top="0in" fo:padding-left="0.075in" fo:padding-bottom="0in" fo:padding-right="0.075in"/>
    </style:style>
    <style:style style:name="P83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63" style:family="table-row">
      <style:table-row-properties/>
    </style:style>
    <style:style style:name="TableCell8364" style:family="table-cell">
      <style:table-cell-properties fo:border="0.0069in solid #000000" style:writing-mode="lr-tb" fo:padding-top="0in" fo:padding-left="0.075in" fo:padding-bottom="0in" fo:padding-right="0.075in"/>
    </style:style>
    <style:style style:name="P83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66" style:family="table-cell">
      <style:table-cell-properties fo:border="0.0069in solid #000000" style:writing-mode="lr-tb" fo:padding-top="0in" fo:padding-left="0.075in" fo:padding-bottom="0in" fo:padding-right="0.075in"/>
    </style:style>
    <style:style style:name="P8367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68" style:family="table-cell">
      <style:table-cell-properties fo:border="0.0069in solid #000000" style:writing-mode="lr-tb" fo:padding-top="0in" fo:padding-left="0.075in" fo:padding-bottom="0in" fo:padding-right="0.075in"/>
    </style:style>
    <style:style style:name="P83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70" style:family="table-cell">
      <style:table-cell-properties fo:border="0.0069in solid #000000" style:writing-mode="lr-tb" fo:padding-top="0in" fo:padding-left="0.075in" fo:padding-bottom="0in" fo:padding-right="0.075in"/>
    </style:style>
    <style:style style:name="P83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372" style:family="table-row">
      <style:table-row-properties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fo:text-align="center" fo:margin-bottom="0in" fo:line-height="100%">
        <style:tab-stops>
          <style:tab-stop style:type="left" style:position="0.893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79" style:family="table-cell">
      <style:table-cell-properties fo:border="0.0069in solid #000000" style:writing-mode="lr-tb" fo:padding-top="0in" fo:padding-left="0.075in" fo:padding-bottom="0in" fo:padding-right="0.075in"/>
    </style:style>
    <style:style style:name="P83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381" style:parent-style-name="Normal" style:family="paragraph">
      <style:text-properties style:font-name="Arial" style:font-name-complex="Arial"/>
    </style:style>
    <style:style style:name="P8382" style:parent-style-name="Normal" style:family="paragraph">
      <style:paragraph-properties fo:break-before="page"/>
      <style:text-properties style:font-name="Arial" style:font-name-complex="Arial" fo:hyphenate="true"/>
    </style:style>
    <style:style style:name="P8383" style:parent-style-name="Heading2" style:family="paragraph">
      <style:paragraph-properties fo:text-align="center"/>
      <style:text-properties style:font-name="Arial" style:font-name-complex="Arial"/>
    </style:style>
    <style:style style:name="P8384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8385" style:parent-style-name="Normal" style:family="paragraph">
      <style:text-properties style:font-name="Arial" style:font-name-complex="Arial" fo:font-size="10pt" style:font-size-asian="10pt" style:font-size-complex="10pt"/>
    </style:style>
    <style:style style:name="P838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8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88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8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8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39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08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40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8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1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427" style:parent-style-name="Normal" style:family="paragraph">
      <style:paragraph-properties fo:margin-bottom="0in"/>
    </style:style>
    <style:style style:name="T8428" style:parent-style-name="DefaultParagraphFont" style:family="text">
      <style:text-properties style:font-name="Arial" style:font-name-complex="Arial" fo:color="#FF0000" fo:font-size="10pt" style:font-size-asian="10pt" style:font-size-complex="10pt"/>
    </style:style>
    <style:style style:name="P8429" style:parent-style-name="Normal" style:family="paragraph">
      <style:paragraph-properties fo:break-before="page"/>
      <style:text-properties style:font-name="Arial" style:font-name-complex="Arial" fo:hyphenate="true"/>
    </style:style>
    <style:style style:name="P8430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84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4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88" style:parent-style-name="Normal" style:family="paragraph">
      <style:paragraph-properties fo:margin-bottom="0in" fo:line-height="100%"/>
      <style:text-properties style:font-name="Arial" style:font-name-complex="Arial" fo:color="#FF0000" fo:font-size="10pt" style:font-size-asian="10pt" style:font-size-complex="10pt"/>
    </style:style>
    <style:style style:name="P8489" style:parent-style-name="Normal" style:family="paragraph">
      <style:paragraph-properties fo:break-before="page"/>
      <style:text-properties style:font-name="Arial" style:font-name-complex="Arial" fo:color="#FF0000" fo:hyphenate="true"/>
    </style:style>
    <style:style style:name="P84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84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5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26" style:parent-style-name="Normal" style:family="paragraph">
      <style:paragraph-properties fo:margin-bottom="0in" fo:line-height="100%"/>
      <style:text-properties style:font-name="Arial" style:font-name-complex="Arial" fo:color="#FF0000" fo:font-size="10pt" style:font-size-asian="10pt" style:font-size-complex="10pt"/>
    </style:style>
    <style:style style:name="P8527" style:parent-style-name="Normal" style:family="paragraph">
      <style:paragraph-properties fo:break-before="page"/>
      <style:text-properties style:font-name="Arial" style:font-name-complex="Arial" fo:color="#FF0000" fo:font-size="10pt" style:font-size-asian="10pt" style:font-size-complex="10pt" fo:hyphenate="true"/>
    </style:style>
    <style:style style:name="P85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85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5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1" style:parent-style-name="Normal" style:family="paragraph">
      <style:paragraph-properties fo:margin-bottom="0in" fo:line-height="100%"/>
      <style:text-properties style:font-name="Arial" style:font-name-complex="Arial" fo:color="#FF0000" fo:font-size="10pt" style:font-size-asian="10pt" style:font-size-complex="10pt"/>
    </style:style>
    <style:style style:name="P8572" style:parent-style-name="Normal" style:family="paragraph">
      <style:paragraph-properties fo:break-before="page"/>
      <style:text-properties style:font-name="Arial" style:font-name-complex="Arial" fo:color="#FF0000" fo:font-size="10pt" style:font-size-asian="10pt" style:font-size-complex="10pt" fo:hyphenate="true"/>
    </style:style>
    <style:style style:name="P85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85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59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5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09" style:parent-style-name="Normal" style:family="paragraph">
      <style:paragraph-properties fo:margin-bottom="0in" fo:line-height="100%"/>
      <style:text-properties style:font-name="Arial" style:font-name-complex="Arial" fo:color="#FF0000" fo:font-size="10pt" style:font-size-asian="10pt" style:font-size-complex="10pt"/>
    </style:style>
    <style:style style:name="P8610" style:parent-style-name="Normal" style:family="paragraph">
      <style:paragraph-properties fo:break-before="page"/>
      <style:text-properties style:font-name="Arial" style:font-name-complex="Arial" fo:color="#FF0000" fo:font-size="10pt" style:font-size-asian="10pt" style:font-size-complex="10pt" fo:hyphenate="true"/>
    </style:style>
    <style:style style:name="P86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86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6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  <style:style style:name="P8668" style:parent-style-name="Normal" style:family="paragraph">
      <style:paragraph-properties fo:margin-bottom="0in" fo:line-height="100%"/>
      <style:text-properties style:font-name="Arial" style:font-name-complex="Arial" fo:color="#FF0000" fo:font-size="10pt" style:font-size-asian="10pt" style:font-size-complex="10pt"/>
    </style:style>
    <style:style style:name="P866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92D050" fo:font-size="10pt" style:font-size-asian="10pt" style:font-size-complex="10pt"/>
    </style:style>
  </office:automatic-styles>
  <office:body>
    <office:text text:use-soft-page-breaks="true">
      <text:h text:style-name="P1" text:outline-level="2">Parsing errors (syntax):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000</text:p>
          </table:table-cell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sent_id = 3</text:p>
          </table:table-cell>
          <table:table-cell table:style-name="TableCell21">
            <text:p text:style-name="P22">-</text:p>
          </table:table-cell>
          <table:table-cell table:style-name="TableCell23">
            <text:p text:style-name="P24">7<text:tab/>patalpoms<text:tab/>...<text:tab/>5<text:tab/>conj<text:tab/>...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>+</text:p>
          </table:table-cell>
          <table:table-cell table:style-name="TableCell32">
            <text:p text:style-name="P33">7<text:tab/>patalpoms<text:tab/>...<text:tab/>9<text:tab/>obl<text:tab/>...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-</text:p>
          </table:table-cell>
          <table:table-cell table:style-name="TableCell50">
            <text:p text:style-name="P51">9<text:tab/>didelis<text:tab/><text:s/>...<text:tab/>10<text:tab/>amod<text:tab/>...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+</text:p>
          </table:table-cell>
          <table:table-cell table:style-name="TableCell59">
            <text:p text:style-name="P60">9<text:tab/>didelis ...<text:tab/>5<text:tab/>conj<text:tab/>..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sent_id = 6</text:p>
          </table:table-cell>
          <table:table-cell table:style-name="TableCell75">
            <text:p text:style-name="P76">-</text:p>
          </table:table-cell>
          <table:table-cell table:style-name="TableCell77">
            <text:p text:style-name="P78">2<text:tab/>laukti<text:tab/>...<text:tab/>4<text:tab/>xcomp<text:tab/>...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+</text:p>
          </table:table-cell>
          <table:table-cell table:style-name="TableCell86">
            <text:p text:style-name="P87">2<text:tab/>laukti<text:tab/>...<text:tab/>3<text:tab/>acl<text:tab/>...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sent_id = 12</text:p>
          </table:table-cell>
          <table:table-cell table:style-name="TableCell102">
            <text:p text:style-name="P103">-</text:p>
          </table:table-cell>
          <table:table-cell table:style-name="TableCell104">
            <text:p text:style-name="P105">2<text:tab/>BROLIS<text:tab/>...<text:tab/>7<text:tab/>nsubj<text:tab/>..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+</text:p>
          </table:table-cell>
          <table:table-cell table:style-name="TableCell113">
            <text:p text:style-name="P114">2<text:tab/>BROLIS<text:tab/>...<text:tab/>3<text:tab/>nsubj<text:tab/>...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>-</text:p>
          </table:table-cell>
          <table:table-cell table:style-name="TableCell131">
            <text:p text:style-name="P132">3<text:tab/>STEBI<text:tab/>...<text:tab/>2<text:tab/>nmod<text:tab/>...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>+</text:p>
          </table:table-cell>
          <table:table-cell table:style-name="TableCell140">
            <text:p text:style-name="P141">3<text:tab/>STEBI<text:tab/>...<text:tab/>7<text:tab/>ccomp<text:tab/>...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>sent_id = 13</text:p>
          </table:table-cell>
          <table:table-cell table:style-name="TableCell156">
            <text:p text:style-name="P157">-</text:p>
          </table:table-cell>
          <table:table-cell table:style-name="TableCell158">
            <text:p text:style-name="P159">1<text:tab/>Bute<text:tab/>...<text:tab/>3<text:tab/>nmod<text:tab/>_<text:tab/>...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+</text:p>
          </table:table-cell>
          <table:table-cell table:style-name="TableCell167">
            <text:p text:style-name="P168">1<text:tab/>Bute<text:tab/>...<text:tab/>4<text:tab/>obl<text:tab/>_<text:tab/>...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-</text:p>
          </table:table-cell>
          <table:table-cell table:style-name="TableCell185">
            <text:p text:style-name="P186">6<text:tab/>skaičių<text:tab/>...<text:tab/>4<text:tab/>obj<text:tab/>_<text:tab/>...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>+</text:p>
          </table:table-cell>
          <table:table-cell table:style-name="TableCell194">
            <text:p text:style-name="P195">6<text:tab/>skaičių<text:tab/>...<text:tab/>5<text:tab/>nmod<text:tab/>_<text:tab/>...</text:p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sent_id = 14</text:p>
          </table:table-cell>
          <table:table-cell table:style-name="TableCell210">
            <text:p text:style-name="P211">-</text:p>
          </table:table-cell>
          <table:table-cell table:style-name="TableCell212">
            <text:p text:style-name="P213">15<text:tab/>įmontuota<text:tab/>...<text:tab/>11<text:tab/>acl:relcl<text:tab/>...</text:p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>+</text:p>
          </table:table-cell>
          <table:table-cell table:style-name="TableCell221">
            <text:p text:style-name="P222">15<text:tab/>įmontuota<text:tab/>...<text:tab/>6<text:tab/>acl:relcl<text:tab/>...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sent_id = 17</text:p>
          </table:table-cell>
          <table:table-cell table:style-name="TableCell237">
            <text:p text:style-name="P238">-</text:p>
          </table:table-cell>
          <table:table-cell table:style-name="TableCell239">
            <text:p text:style-name="P240"><text:span text:style-name="T241">6</text:span><text:span text:style-name="T242"><text:tab/>nedidukė</text:span><text:span text:style-name="T243"><text:tab/></text:span><text:span text:style-name="T244">nedidukti</text:span><text:span text:style-name="T245"><text:tab/>VERB</text:span><text:span text:style-name="T246"><text:tab/>vksm.asm.neig.tiesiog.būt-k.vns.3.</text:span><text:span text:style-name="T247"><text:tab/></text:span><text:span text:style-name="T248">Aspect=Perf|Mood=Ind|Number=Sing|Person=3|Polarity=Neg|Tense=Past|VerbForm=Fin</text:span><text:span text:style-name="T249"><text:tab/>2</text:span><text:span text:style-name="T250"><text:tab/>parataxis</text:span><text:span text:style-name="T251"><text:tab/>...</text:span></text:p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>+</text:p>
          </table:table-cell>
          <table:table-cell table:style-name="TableCell259">
            <text:p text:style-name="P260"><text:span text:style-name="T261">6</text:span><text:span text:style-name="T262"><text:tab/>nedidukė</text:span><text:span text:style-name="T263"><text:tab/></text:span><text:span text:style-name="T264">nedidukti</text:span><text:span text:style-name="T265"><text:tab/>VERB</text:span><text:span text:style-name="T266"><text:tab/>vksm.asm.neig.tiesiog.būt-k.vns.3.</text:span><text:span text:style-name="T267"><text:tab/></text:span><text:span text:style-name="T268">Aspect=Perf|Mood=Ind|Number=Sing|Person=3|Polarity=Neg|Tense=Past|VerbForm=Fin</text:span><text:span text:style-name="T269"><text:tab/>9</text:span><text:span text:style-name="T270"><text:tab/>amod</text:span><text:span text:style-name="T271"><text:tab/>...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-</text:p>
          </table:table-cell>
          <table:table-cell table:style-name="TableCell288">
            <text:p text:style-name="P289">9<text:tab/>figūrėlė<text:tab/>...<text:tab/>8<text:tab/>nsubj<text:tab/>...</text:p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>+</text:p>
          </table:table-cell>
          <table:table-cell table:style-name="TableCell297">
            <text:p text:style-name="P298">9<text:tab/>figūrėlė<text:tab/>...<text:tab/>1<text:tab/>appos<text:tab/>...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-</text:p>
          </table:table-cell>
          <table:table-cell table:style-name="TableCell315">
            <text:p text:style-name="P316">20<text:tab/>uniforma<text:tab/>...<text:tab/>17<text:tab/>flat<text:tab/>...</text:p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>+</text:p>
          </table:table-cell>
          <table:table-cell table:style-name="TableCell324">
            <text:p text:style-name="P325">20<text:tab/>uniforma<text:tab/>...<text:tab/>17<text:tab/>appos<text:tab/>...</text:p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sent_id = 18</text:p>
          </table:table-cell>
          <table:table-cell table:style-name="TableCell340">
            <text:p text:style-name="P341">-</text:p>
          </table:table-cell>
          <table:table-cell table:style-name="TableCell342">
            <text:p text:style-name="P343">20<text:tab/>besibaigiančios<text:tab/>...<text:tab/>22<text:tab/>acl<text:tab/>...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>+</text:p>
          </table:table-cell>
          <table:table-cell table:style-name="TableCell351">
            <text:p text:style-name="P352">20<text:tab/>besibaigiančios<text:tab/>...<text:tab/>21<text:tab/>amod<text:tab/>...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sent_id = 22</text:p>
          </table:table-cell>
          <table:table-cell table:style-name="TableCell367">
            <text:p text:style-name="P368">-</text:p>
          </table:table-cell>
          <table:table-cell table:style-name="TableCell369">
            <text:p text:style-name="P370"><text:span text:style-name="T371">4</text:span><text:span text:style-name="T372"><text:tab/>kone</text:span><text:span text:style-name="T373"><text:tab/></text:span><text:span text:style-name="T374">konas</text:span><text:span text:style-name="T375"><text:tab/>PRON</text:span><text:span text:style-name="T376"><text:tab/>dkt.vyr.vns.Vt.</text:span><text:span text:style-name="T377"><text:tab/>Case=Loc|Gender=Masc|Number=Sing</text:span><text:span text:style-name="T378"><text:tab/>3</text:span><text:span text:style-name="T379"><text:tab/>obl</text:span><text:span text:style-name="T380"><text:tab/>...</text:span></text:p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>+</text:p>
          </table:table-cell>
          <table:table-cell table:style-name="TableCell388">
            <text:p text:style-name="P389"><text:span text:style-name="T390">4</text:span><text:span text:style-name="T391"><text:tab/>kone</text:span><text:span text:style-name="T392"><text:tab/></text:span><text:span text:style-name="T393">konas</text:span><text:span text:style-name="T394"><text:tab/>PRON</text:span><text:span text:style-name="T395"><text:tab/>dkt.vyr.vns.Vt.</text:span><text:span text:style-name="T396"><text:tab/></text:span><text:span text:style-name="T397">Case=Loc|Gender=Masc|Number=Sing</text:span><text:span text:style-name="T398"><text:tab/>6</text:span><text:span text:style-name="T399"><text:tab/>advmod</text:span><text:span text:style-name="T400"><text:tab/>...</text:span></text:p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5<text:tab/>nuo<text:tab/>...<text:tab/>6<text:tab/>case<text:tab/>...</text:p>
          </table:table-cell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>+</text:p>
          </table:table-cell>
          <table:table-cell table:style-name="TableCell427">
            <text:p text:style-name="P428">5<text:tab/>nuo<text:tab/>...<text:tab/>8<text:tab/>case<text:tab/>...</text:p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>-</text:p>
          </table:table-cell>
          <table:table-cell table:style-name="TableCell445">
            <text:p text:style-name="P446">6<text:tab/>kiekvieno<text:tab/>...<text:tab/>4<text:tab/>obl<text:tab/>...</text:p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>+</text:p>
          </table:table-cell>
          <table:table-cell table:style-name="TableCell454">
            <text:p text:style-name="P455">6<text:tab/>kiekvieno<text:tab/>...<text:tab/>8<text:tab/>det<text:tab/>...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-</text:p>
          </table:table-cell>
          <table:table-cell table:style-name="TableCell472">
            <text:p text:style-name="P473">8<text:tab/>namo<text:tab/>...<text:tab/>6<text:tab/>conj<text:tab/>...</text:p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+</text:p>
          </table:table-cell>
          <table:table-cell table:style-name="TableCell481">
            <text:p text:style-name="P482"><text:span text:style-name="T483">8</text:span><text:span text:style-name="T484"><text:tab/>namo</text:span><text:span text:style-name="T485"><text:tab/>...</text:span><text:span text:style-name="T486"><text:tab/>3</text:span><text:span text:style-name="T487"><text:tab/>conj</text:span><text:span text:style-name="T488"><text:tab/>...</text:span></text:p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/>
          </table:table-cell>
          <table:table-cell table:style-name="TableCell501">
            <text:p text:style-name="P502">sent_id = 23</text:p>
          </table:table-cell>
          <table:table-cell table:style-name="TableCell503">
            <text:p text:style-name="P504">-</text:p>
          </table:table-cell>
          <table:table-cell table:style-name="TableCell505">
            <text:p text:style-name="P506">1<text:tab/>Vienas<text:tab/>...<text:tab/>0<text:tab/>root<text:tab/>...</text:p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>+</text:p>
          </table:table-cell>
          <table:table-cell table:style-name="TableCell514">
            <text:p text:style-name="P515">1<text:tab/>Vienas<text:tab/>...<text:tab/>2<text:tab/>nsubj<text:tab/>...</text:p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>-</text:p>
          </table:table-cell>
          <table:table-cell table:style-name="TableCell532">
            <text:p text:style-name="P533"><text:span text:style-name="T534">2</text:span><text:span text:style-name="T535"><text:tab/>kabojo</text:span><text:span text:style-name="T536"><text:tab/>kaboti</text:span><text:span text:style-name="T537"><text:tab/>NOUN</text:span><text:span text:style-name="T538"><text:tab/></text:span><text:span text:style-name="T539">dkt.vyr.vns.K</text:span><text:span text:style-name="T540">.</text:span><text:span text:style-name="T541"><text:tab/></text:span><text:span text:style-name="T542">Case=Gen|Gender=Masc|Number=Sing</text:span><text:span text:style-name="T543"><text:tab/>5</text:span><text:span text:style-name="T544"><text:tab/>nmod</text:span><text:span text:style-name="T545"><text:tab/>...</text:span></text:p>
          </table:table-cell>
        </table:table-row>
        <table:table-row table:style-name="TableRow546"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>+</text:p>
          </table:table-cell>
          <table:table-cell table:style-name="TableCell553">
            <text:p text:style-name="P554"><text:span text:style-name="T555">2</text:span><text:span text:style-name="T556"><text:tab/>kabojo</text:span><text:span text:style-name="T557"><text:tab/>kaboti</text:span><text:span text:style-name="T558"><text:tab/></text:span><text:span text:style-name="T559">NOUN</text:span><text:span text:style-name="T560"><text:tab/>dkt.vyr.vns.K.</text:span><text:span text:style-name="T561"><text:tab/>Case=Gen|Gender=Masc|Number=Sing</text:span><text:span text:style-name="T562"><text:tab/>0</text:span><text:span text:style-name="T563"><text:tab/>root</text:span><text:span text:style-name="T564"><text:tab/>...</text:span></text:p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>-</text:p>
          </table:table-cell>
          <table:table-cell table:style-name="TableCell581">
            <text:p text:style-name="P582">4<text:tab/>kitapus<text:tab/>...<text:tab/>2<text:tab/>conj<text:tab/>...</text:p>
          </table:table-cell>
        </table:table-row>
        <table:table-row table:style-name="TableRow583"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>+</text:p>
          </table:table-cell>
          <table:table-cell table:style-name="TableCell590">
            <text:p text:style-name="P591">4<text:tab/>kitapus<text:tab/>...<text:tab/>2<text:tab/>obl:arg ...</text:p>
          </table:table-cell>
        </table:table-row>
        <table:table-row table:style-name="TableRow592"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>-</text:p>
          </table:table-cell>
          <table:table-cell table:style-name="TableCell608">
            <text:p text:style-name="P609">5<text:tab/>gatvės<text:tab/>...<text:tab/>1<text:tab/>obl:arg<text:tab/>...</text:p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>+</text:p>
          </table:table-cell>
          <table:table-cell table:style-name="TableCell617">
            <text:p text:style-name="P618">5<text:tab/>gatvės...<text:tab/>4<text:tab/>nmod<text:tab/>...</text:p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>-</text:p>
          </table:table-cell>
          <table:table-cell table:style-name="TableCell635">
            <text:p text:style-name="P636">6<text:tab/>.<text:tab/>...<text:tab/>1<text:tab/>punct<text:tab/>...</text:p>
          </table:table-cell>
        </table:table-row>
        <table:table-row table:style-name="TableRow637"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>+</text:p>
          </table:table-cell>
          <table:table-cell table:style-name="TableCell644">
            <text:p text:style-name="P645"><text:span text:style-name="T646">6</text:span><text:span text:style-name="T647"><text:tab/>.</text:span><text:span text:style-name="T648"><text:tab/>...</text:span><text:span text:style-name="T649"><text:tab/>2</text:span><text:span text:style-name="T650"><text:tab/>punct</text:span><text:span text:style-name="T651"><text:tab/>...</text:span></text:p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sent_id = 24</text:p>
          </table:table-cell>
          <table:table-cell table:style-name="TableCell666">
            <text:p text:style-name="P667">-</text:p>
          </table:table-cell>
          <table:table-cell table:style-name="TableCell668">
            <text:p text:style-name="P669">3<text:tab/>STEBI<text:tab/>...<text:tab/>0<text:tab/>root<text:tab/>...</text:p>
          </table:table-cell>
        </table:table-row>
        <table:table-row table:style-name="TableRow670"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>+</text:p>
          </table:table-cell>
          <table:table-cell table:style-name="TableCell677">
            <text:p text:style-name="P678">3<text:tab/>STEBI<text:tab/>...<text:tab/>6<text:tab/>ccomp<text:tab/>...</text:p>
          </table:table-cell>
        </table:table-row>
        <table:table-row table:style-name="TableRow679"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>-</text:p>
          </table:table-cell>
          <table:table-cell table:style-name="TableCell695">
            <text:p text:style-name="P696">6<text:tab/>sakė<text:tab/>...<text:tab/>3<text:tab/>conj<text:tab/>...</text:p>
          </table:table-cell>
        </table:table-row>
        <table:table-row table:style-name="TableRow697"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>+</text:p>
          </table:table-cell>
          <table:table-cell table:style-name="TableCell704">
            <text:p text:style-name="P705">6<text:tab/>sakė<text:tab/>...<text:tab/>0<text:tab/>root<text:tab/>...</text:p>
          </table:table-cell>
        </table:table-row>
        <table:table-row table:style-name="TableRow706"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>-</text:p>
          </table:table-cell>
          <table:table-cell table:style-name="TableCell722">
            <text:p text:style-name="P723">7<text:tab/>užrašas<text:tab/>...<text:tab/>6<text:tab/>obj<text:tab/>...</text:p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>+</text:p>
          </table:table-cell>
          <table:table-cell table:style-name="TableCell731">
            <text:p text:style-name="P732">7<text:tab/>užrašas<text:tab/>...<text:tab/>6<text:tab/>nsubj<text:tab/>...</text:p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>-</text:p>
          </table:table-cell>
          <table:table-cell table:style-name="TableCell749">
            <text:p text:style-name="P750">13<text:tab/>žvelgė<text:tab/>...<text:tab/>3<text:tab/>conj<text:tab/>...</text:p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>+</text:p>
          </table:table-cell>
          <table:table-cell table:style-name="TableCell758">
            <text:p text:style-name="P759">13<text:tab/>žvelgė<text:tab/>...<text:tab/>6<text:tab/>conj<text:tab/>...</text:p>
          </table:table-cell>
        </table:table-row>
        <table:table-row table:style-name="TableRow760"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>-</text:p>
          </table:table-cell>
          <table:table-cell table:style-name="TableCell776">
            <text:p text:style-name="P777">16<text:tab/>.<text:tab/>...<text:tab/>3<text:tab/>punct<text:tab/>...</text:p>
          </table:table-cell>
        </table:table-row>
        <table:table-row table:style-name="TableRow778"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>+</text:p>
          </table:table-cell>
          <table:table-cell table:style-name="TableCell785">
            <text:p text:style-name="P786">16<text:tab/>.<text:tab/>...<text:tab/>6<text:tab/>punct<text:tab/>...</text:p>
          </table:table-cell>
        </table:table-row>
        <table:table-row table:style-name="TableRow787"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>sent_id = 26</text:p>
          </table:table-cell>
          <table:table-cell table:style-name="TableCell801">
            <text:p text:style-name="P802">-</text:p>
          </table:table-cell>
          <table:table-cell table:style-name="TableCell803">
            <text:p text:style-name="P804">9<text:tab/>pakabojo<text:tab/>...<text:tab/>5<text:tab/>acl:relcl<text:tab/>...</text:p>
          </table:table-cell>
        </table:table-row>
        <table:table-row table:style-name="TableRow805"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>+</text:p>
          </table:table-cell>
          <table:table-cell table:style-name="TableCell812">
            <text:p text:style-name="P813">9<text:tab/>pakabojo<text:tab/>...<text:tab/>4<text:tab/>conj<text:tab/>...</text:p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>-</text:p>
          </table:table-cell>
          <table:table-cell table:style-name="TableCell830">
            <text:p text:style-name="P831">13<text:tab/>musė<text:tab/>...<text:tab/>9<text:tab/>nsubj<text:tab/>...</text:p>
          </table:table-cell>
        </table:table-row>
        <table:table-row table:style-name="TableRow832"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>+</text:p>
          </table:table-cell>
          <table:table-cell table:style-name="TableCell839">
            <text:p text:style-name="P840">13<text:tab/>musė<text:tab/>...<text:tab/>9<text:tab/>obl<text:tab/>...</text:p>
          </table:table-cell>
        </table:table-row>
        <table:table-row table:style-name="TableRow841"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>-</text:p>
          </table:table-cell>
          <table:table-cell table:style-name="TableCell857">
            <text:p text:style-name="P858"><text:span text:style-name="T859">17</text:span><text:span text:style-name="T860"><text:tab/>nėrė</text:span><text:span text:style-name="T861"><text:tab/></text:span><text:span text:style-name="T862">nebūti</text:span><text:span text:style-name="T863"><text:tab/>VERB</text:span><text:span text:style-name="T864"><text:tab/>vksm.asm.tiesiog.būt-k.vns.3.</text:span><text:span text:style-name="T865"><text:tab/></text:span><text:span text:style-name="T866">Aspect=Perf|Mood=Ind|Number=Sing|Person=3|Polarity=Pos|Tense=Past|VerbForm=Fin</text:span><text:span text:style-name="T867"><text:tab/>9</text:span><text:span text:style-name="T868"><text:tab/>conj</text:span><text:span text:style-name="T869"><text:tab/>...</text:span></text:p>
          </table:table-cell>
        </table:table-row>
        <table:table-row table:style-name="TableRow870"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>+</text:p>
          </table:table-cell>
          <table:table-cell table:style-name="TableCell877">
            <text:p text:style-name="P878"><text:span text:style-name="T879">17</text:span><text:span text:style-name="T880"><text:tab/>nėrė</text:span><text:span text:style-name="T881"><text:tab/></text:span><text:span text:style-name="T882">nebūti</text:span><text:span text:style-name="T883"><text:tab/>VERB</text:span><text:span text:style-name="T884"><text:tab/>vksm.asm.tiesiog.būt-k.vns.3.</text:span><text:span text:style-name="T885"><text:tab/>Aspect=Perf|Mood=Ind|Number=Sing|Person=3|Polarity=Pos|Tense=Past|VerbForm=Fin</text:span><text:span text:style-name="T886"><text:tab/>4</text:span><text:span text:style-name="T887"><text:tab/>conj</text:span><text:span text:style-name="T888"><text:tab/>...</text:span></text:p>
          </table:table-cell>
        </table:table-row>
        <table:table-row table:style-name="TableRow889"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P902">sent_id = 27</text:p>
          </table:table-cell>
          <table:table-cell table:style-name="TableCell903">
            <text:p text:style-name="P904">-</text:p>
          </table:table-cell>
          <table:table-cell table:style-name="TableCell905">
            <text:p text:style-name="P906">10<text:tab/>langus<text:tab/>...<text:tab/>8<text:tab/>obl:arg<text:tab/>_<text:tab/>...</text:p>
          </table:table-cell>
        </table:table-row>
        <table:table-row table:style-name="TableRow907"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>+</text:p>
          </table:table-cell>
          <table:table-cell table:style-name="TableCell914">
            <text:p text:style-name="P915">10<text:tab/>langus<text:tab/>...<text:tab/>7<text:tab/>obl:arg<text:tab/>_<text:tab/>...</text:p>
          </table:table-cell>
        </table:table-row>
        <table:table-row table:style-name="TableRow916">
          <table:table-cell table:style-name="TableCell917">
            <text:p text:style-name="P918"><text:s text:c="2"/></text:p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/>
          </table:table-cell>
          <table:table-cell table:style-name="TableCell928">
            <text:p text:style-name="P929">sent_id = 30</text:p>
          </table:table-cell>
          <table:table-cell table:style-name="TableCell930">
            <text:p text:style-name="P931">-</text:p>
          </table:table-cell>
          <table:table-cell table:style-name="TableCell932">
            <text:p text:style-name="P933">1<text:tab/>Už<text:tab/>...<text:tab/>4<text:tab/>case<text:tab/>...</text:p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>+</text:p>
          </table:table-cell>
          <table:table-cell table:style-name="TableCell941">
            <text:p text:style-name="P942">1<text:tab/>Už<text:tab/>...<text:tab/>3<text:tab/>case<text:tab/>...</text:p>
          </table:table-cell>
        </table:table-row>
        <table:table-row table:style-name="TableRow943"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>-</text:p>
          </table:table-cell>
          <table:table-cell table:style-name="TableCell959">
            <text:p text:style-name="P960">3<text:tab/>nugaros<text:tab/>...<text:tab/>4<text:tab/>nmod<text:tab/>...</text:p>
          </table:table-cell>
        </table:table-row>
        <table:table-row table:style-name="TableRow961"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+</text:p>
          </table:table-cell>
          <table:table-cell table:style-name="TableCell968">
            <text:p text:style-name="P969">3<text:tab/>nugaros<text:tab/>...<text:tab/>8<text:tab/>obl<text:tab/>...</text:p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>-</text:p>
          </table:table-cell>
          <table:table-cell table:style-name="TableCell986">
            <text:p text:style-name="P987">9<text:tab/>apie<text:tab/>...<text:tab/>15<text:tab/>case<text:tab/>...</text:p>
          </table:table-cell>
        </table:table-row>
        <table:table-row table:style-name="TableRow988"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>+</text:p>
          </table:table-cell>
          <table:table-cell table:style-name="TableCell995">
            <text:p text:style-name="P996">9<text:tab/>apie<text:tab/>...<text:tab/>10<text:tab/>case<text:tab/>...</text:p>
          </table:table-cell>
        </table:table-row>
        <table:table-row table:style-name="TableRow997"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</table:table-row>
        <table:table-row table:style-name="TableRow1006"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>-</text:p>
          </table:table-cell>
          <table:table-cell table:style-name="TableCell1013">
            <text:p text:style-name="P1014">10<text:tab/>ketų<text:tab/>...<text:tab/>13<text:tab/>nummod<text:tab/>...</text:p>
          </table:table-cell>
        </table:table-row>
        <table:table-row table:style-name="TableRow1015"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>+</text:p>
          </table:table-cell>
          <table:table-cell table:style-name="TableCell1022">
            <text:p text:style-name="P1023">10<text:tab/>ketų<text:tab/>...<text:tab/>8<text:tab/>obl<text:tab/>...</text:p>
          </table:table-cell>
        </table:table-row>
        <table:table-row table:style-name="TableRow1024"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</table:table-row>
        <table:table-row table:style-name="TableRow1033"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>-</text:p>
          </table:table-cell>
          <table:table-cell table:style-name="TableCell1040">
            <text:p text:style-name="P1041">11<text:tab/>ir<text:tab/>...12<text:tab/>cc<text:tab/>...</text:p>
            <text:p text:style-name="P1042"/>
          </table:table-cell>
        </table:table-row>
        <table:table-row table:style-name="TableRow1043"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>+</text:p>
          </table:table-cell>
          <table:table-cell table:style-name="TableCell1050">
            <text:p text:style-name="P1051">11<text:tab/>ir<text:tab/>...<text:tab/>15<text:tab/>cc<text:tab/>...</text:p>
          </table:table-cell>
        </table:table-row>
        <table:table-row table:style-name="TableRow1052"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>-</text:p>
          </table:table-cell>
          <table:table-cell table:style-name="TableCell1068">
            <text:p text:style-name="P1069">12<text:tab/>devintojo<text:tab/>...<text:tab/>10<text:tab/>conj<text:tab/>...</text:p>
          </table:table-cell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>+</text:p>
          </table:table-cell>
          <table:table-cell table:style-name="TableCell1077">
            <text:p text:style-name="P1078">12<text:tab/>devintojo<text:tab/>...<text:tab/>13<text:tab/>nummod<text:tab/>...</text:p>
          </table:table-cell>
        </table:table-row>
        <table:table-row table:style-name="TableRow1079"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>-</text:p>
          </table:table-cell>
          <table:table-cell table:style-name="TableCell1095">
            <text:p text:style-name="P1096"><text:span text:style-name="T1097">14</text:span><text:span text:style-name="T1098"><text:tab/>plano</text:span><text:span text:style-name="T1099"><text:tab/>...</text:span><text:span text:style-name="T1100"><text:tab/>15</text:span><text:span text:style-name="T1101"><text:tab/>obl:arg</text:span><text:span text:style-name="T1102"><text:tab/>_</text:span><text:span text:style-name="T1103"><text:tab/>...</text:span></text:p>
          </table:table-cell>
        </table:table-row>
        <table:table-row table:style-name="TableRow1104"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>+</text:p>
          </table:table-cell>
          <table:table-cell table:style-name="TableCell1111">
            <text:p text:style-name="P1112"><text:span text:style-name="T1113">14</text:span><text:span text:style-name="T1114"><text:tab/></text:span><text:span text:style-name="T1115">plano</text:span><text:span text:style-name="T1116"><text:tab/>...</text:span><text:span text:style-name="T1117"><text:tab/>15</text:span><text:span text:style-name="T1118"><text:tab/>nmod</text:span><text:span text:style-name="T1119"><text:tab/>...</text:span></text:p>
          </table:table-cell>
        </table:table-row>
        <table:table-row table:style-name="TableRow1120"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</table:table-row>
        <table:table-row table:style-name="TableRow1129"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>-</text:p>
          </table:table-cell>
          <table:table-cell table:style-name="TableCell1136">
            <text:p text:style-name="P1137">15<text:tab/>viršijimą<text:tab/>...<text:tab/>8<text:tab/>obl:arg<text:tab/>_<text:tab/>...</text:p>
          </table:table-cell>
        </table:table-row>
        <table:table-row table:style-name="TableRow1138"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>+</text:p>
          </table:table-cell>
          <table:table-cell table:style-name="TableCell1145">
            <text:p text:style-name="P1146">15<text:tab/>viršijimą<text:tab/>...<text:tab/>10<text:tab/>conj<text:tab/>...</text:p>
          </table:table-cell>
        </table:table-row>
        <table:table-row table:style-name="TableRow1147"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</table:table-row>
        <table:table-row table:style-name="TableRow1156">
          <table:table-cell table:style-name="TableCell1157">
            <text:p text:style-name="P1158"/>
          </table:table-cell>
          <table:table-cell table:style-name="TableCell1159">
            <text:p text:style-name="P1160">sent_id = 33</text:p>
          </table:table-cell>
          <table:table-cell table:style-name="TableCell1161">
            <text:p text:style-name="P1162">-</text:p>
          </table:table-cell>
          <table:table-cell table:style-name="TableCell1163">
            <text:p text:style-name="P1164"><text:span text:style-name="T1165">1</text:span><text:span text:style-name="T1166"><text:tab/>Žinoma</text:span><text:span text:style-name="T1167"><text:tab/></text:span><text:span text:style-name="T1168">žinoti</text:span><text:span text:style-name="T1169"><text:tab/>VERB</text:span><text:span text:style-name="T1170"><text:tab/>vksm.dlv.neveik.es.bev.</text:span><text:span text:style-name="T1171"><text:tab/></text:span><text:span text:style-name="T1172">Definite=Ind|Gender=Neut|Polarity=Pos|Tense=Pres|VerbForm=Part|Voice=Pass</text:span><text:span text:style-name="T1173"><text:tab/>5</text:span><text:span text:style-name="T1174"><text:tab/>parataxis</text:span><text:span text:style-name="T1175"><text:tab/>...</text:span></text:p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>+</text:p>
          </table:table-cell>
          <table:table-cell table:style-name="TableCell1183">
            <text:p text:style-name="P1184"><text:span text:style-name="T1185">1</text:span><text:span text:style-name="T1186"><text:tab/>Žinoma</text:span><text:span text:style-name="T1187"><text:tab/></text:span><text:span text:style-name="T1188">žinoti</text:span><text:span text:style-name="T1189"><text:tab/>VERB</text:span><text:span text:style-name="T1190"><text:tab/>vksm.dlv.neveik.es.bev.</text:span><text:span text:style-name="T1191"><text:tab/>Definite=Ind|Gender=Neut|Polarity=Pos|Tense=Pres|VerbForm=Part|Voice=Pass</text:span><text:span text:style-name="T1192"><text:tab/>5</text:span><text:span text:style-name="T1193"><text:tab/>advmod</text:span><text:span text:style-name="T1194"><text:tab/><text:s text:c="4"/>...</text:span></text:p>
          </table:table-cell>
        </table:table-row>
        <table:table-row table:style-name="TableRow1195"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</table:table-row>
        <table:table-row table:style-name="TableRow1204">
          <table:table-cell table:style-name="TableCell1205">
            <text:p text:style-name="P1206"/>
          </table:table-cell>
          <table:table-cell table:style-name="TableCell1207">
            <text:p text:style-name="P1208">sent_id = 34</text:p>
          </table:table-cell>
          <table:table-cell table:style-name="TableCell1209">
            <text:p text:style-name="P1210">-</text:p>
          </table:table-cell>
          <table:table-cell table:style-name="TableCell1211">
            <text:p text:style-name="P1212">1<text:tab/>Kada<text:tab/>...<text:tab/>13<text:tab/>advmod<text:tab/>_<text:tab/>...</text:p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>+</text:p>
          </table:table-cell>
          <table:table-cell table:style-name="TableCell1220">
            <text:p text:style-name="P1221">1<text:tab/>Kada<text:tab/>...<text:tab/>8<text:tab/>advmod<text:tab/>_<text:tab/>...</text:p>
          </table:table-cell>
        </table:table-row>
        <table:table-row table:style-name="TableRow1222"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</table:table-row>
        <table:table-row table:style-name="TableRow1231"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>-</text:p>
          </table:table-cell>
          <table:table-cell table:style-name="TableCell1238">
            <text:p text:style-name="P1239">3<text:tab/>kas<text:tab/>...<text:tab/>8<text:tab/>nsubj<text:tab/>...</text:p>
          </table:table-cell>
        </table:table-row>
        <table:table-row table:style-name="TableRow1240"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>+</text:p>
          </table:table-cell>
          <table:table-cell table:style-name="TableCell1247">
            <text:p text:style-name="P1248">3<text:tab/>kas<text:tab/>...<text:tab/>4<text:tab/>flat<text:tab/>...</text:p>
          </table:table-cell>
        </table:table-row>
        <table:table-row table:style-name="TableRow1249"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</table:table-row>
        <table:table-row table:style-name="TableRow1258"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>-</text:p>
          </table:table-cell>
          <table:table-cell table:style-name="TableCell1265">
            <text:p text:style-name="P1266">4<text:tab/>kiek<text:tab/>...<text:tab/>3<text:tab/>advmod<text:tab/>_<text:tab/>...</text:p>
          </table:table-cell>
        </table:table-row>
        <table:table-row table:style-name="TableRow1267"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>+</text:p>
          </table:table-cell>
          <table:table-cell table:style-name="TableCell1274">
            <text:p text:style-name="P1275">4<text:tab/>kiek<text:tab/>...<text:tab/>5<text:tab/>advmod<text:tab/>_<text:tab/>...</text:p>
          </table:table-cell>
        </table:table-row>
        <table:table-row table:style-name="TableRow1276"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</table:table-row>
        <table:table-row table:style-name="TableRow1285"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>-</text:p>
          </table:table-cell>
          <table:table-cell table:style-name="TableCell1292">
            <text:p text:style-name="P1293">5<text:tab/>laiko<text:tab/>...<text:tab/>3<text:tab/>nmod<text:tab/>...</text:p>
          </table:table-cell>
        </table:table-row>
        <table:table-row table:style-name="TableRow1294"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>+</text:p>
          </table:table-cell>
          <table:table-cell table:style-name="TableCell1301">
            <text:p text:style-name="P1302">5<text:tab/>laiko<text:tab/>...<text:tab/>1<text:tab/>conj<text:tab/>...</text:p>
          </table:table-cell>
        </table:table-row>
        <table:table-row table:style-name="TableRow1303"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>-</text:p>
          </table:table-cell>
          <table:table-cell table:style-name="TableCell1319">
            <text:p text:style-name="P1320">8<text:tab/>prisijungia<text:tab/>...<text:tab/>1<text:tab/>advcl<text:tab/>...</text:p>
          </table:table-cell>
        </table:table-row>
        <table:table-row table:style-name="TableRow1321"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>+</text:p>
          </table:table-cell>
          <table:table-cell table:style-name="TableCell1328">
            <text:p text:style-name="P1329">8<text:tab/>prisijungia<text:tab/>...<text:tab/>15<text:tab/>xcomp<text:tab/>...</text:p>
          </table:table-cell>
        </table:table-row>
        <table:table-row table:style-name="TableRow1330"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</table:table-row>
        <table:table-row table:style-name="TableRow1339">
          <table:table-cell table:style-name="TableCell1340">
            <text:p text:style-name="P1341"/>
          </table:table-cell>
          <table:table-cell table:style-name="TableCell1342">
            <text:p text:style-name="P1343">sent_id = 37</text:p>
          </table:table-cell>
          <table:table-cell table:style-name="TableCell1344">
            <text:p text:style-name="P1345">-</text:p>
          </table:table-cell>
          <table:table-cell table:style-name="TableCell1346">
            <text:p text:style-name="P1347">1<text:tab/>Vinstonas<text:tab/>...<text:tab/>3<text:tab/>nsubj<text:tab/>...</text:p>
          </table:table-cell>
        </table:table-row>
        <table:table-row table:style-name="TableRow1348"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>+</text:p>
          </table:table-cell>
          <table:table-cell table:style-name="TableCell1355">
            <text:p text:style-name="P1356">1<text:tab/>Vinstonas<text:tab/>...<text:tab/>2<text:tab/>nsubj<text:tab/>...</text:p>
          </table:table-cell>
        </table:table-row>
        <table:table-row table:style-name="TableRow1357"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</table:table-row>
        <table:table-row table:style-name="TableRow1366"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>-</text:p>
          </table:table-cell>
          <table:table-cell table:style-name="TableCell1373">
            <text:p text:style-name="P1374">2<text:tab/>stovėjo<text:tab/>...<text:tab/>3<text:tab/>csubj<text:tab/>...</text:p>
          </table:table-cell>
        </table:table-row>
        <table:table-row table:style-name="TableRow1375"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>+</text:p>
          </table:table-cell>
          <table:table-cell table:style-name="TableCell1382">
            <text:p text:style-name="P1383">2<text:tab/>stovėjo<text:tab/>...<text:tab/>0<text:tab/>root<text:tab/>...</text:p>
          </table:table-cell>
        </table:table-row>
        <table:table-row table:style-name="TableRow1384"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>-</text:p>
          </table:table-cell>
          <table:table-cell table:style-name="TableCell1400">
            <text:p text:style-name="P1401">3<text:tab/>nusisukęs<text:tab/>...<text:tab/>0<text:tab/>root<text:tab/>...</text:p>
          </table:table-cell>
        </table:table-row>
        <table:table-row table:style-name="TableRow1402"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>+</text:p>
          </table:table-cell>
          <table:table-cell table:style-name="TableCell1409">
            <text:p text:style-name="P1410">3<text:tab/>nusisukęs<text:tab/>...<text:tab/>2<text:tab/>advmod<text:tab/>...</text:p>
          </table:table-cell>
        </table:table-row>
        <table:table-row table:style-name="TableRow1411"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>
            <text:p text:style-name="P1422"/>
          </table:table-cell>
          <table:table-cell table:style-name="TableCell1423">
            <text:p text:style-name="P1424">sent_id = 40</text:p>
          </table:table-cell>
          <table:table-cell table:style-name="TableCell1425">
            <text:p text:style-name="P1426">-</text:p>
          </table:table-cell>
          <table:table-cell table:style-name="TableCell1427">
            <text:p text:style-name="P1428">3<text:tab/>pagalvojo<text:tab/>...<text:tab/>11<text:tab/>parataxis<text:tab/>...</text:p>
          </table:table-cell>
        </table:table-row>
        <table:table-row table:style-name="TableRow1429"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>+</text:p>
          </table:table-cell>
          <table:table-cell table:style-name="TableCell1436">
            <text:p text:style-name="P1437">3<text:tab/>pagalvojo<text:tab/>...<text:tab/>0<text:tab/>root<text:tab/>...</text:p>
          </table:table-cell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</table:table-row>
        <table:table-row table:style-name="TableRow1447"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>-</text:p>
          </table:table-cell>
          <table:table-cell table:style-name="TableCell1454">
            <text:p text:style-name="P1455">11<text:tab/>Londonas<text:tab/>...<text:tab/>0<text:tab/>root<text:tab/>...</text:p>
          </table:table-cell>
        </table:table-row>
        <table:table-row table:style-name="TableRow1456"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>+</text:p>
          </table:table-cell>
          <table:table-cell table:style-name="TableCell1463">
            <text:p text:style-name="P1464">11<text:tab/>Londonas<text:tab/>...<text:tab/>3<text:tab/>ccomp<text:tab/>...</text:p>
          </table:table-cell>
        </table:table-row>
        <table:table-row table:style-name="TableRow1465"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</table:table-row>
        <table:table-row table:style-name="TableRow1474"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>-</text:p>
          </table:table-cell>
          <table:table-cell table:style-name="TableCell1481">
            <text:p text:style-name="P1482">17<text:tab/>miestas<text:tab/>...<text:tab/>11<text:tab/>conj<text:tab/>...</text:p>
          </table:table-cell>
        </table:table-row>
        <table:table-row table:style-name="TableRow1483"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>+</text:p>
          </table:table-cell>
          <table:table-cell table:style-name="TableCell1490">
            <text:p text:style-name="P1491">17<text:tab/>miestas<text:tab/>...<text:tab/>11<text:tab/>appos<text:tab/>...</text:p>
          </table:table-cell>
        </table:table-row>
        <table:table-row table:style-name="TableRow1492"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/>
          </table:table-cell>
          <table:table-cell table:style-name="TableCell1504">
            <text:p text:style-name="P1505">sent_id = 41</text:p>
          </table:table-cell>
          <table:table-cell table:style-name="TableCell1506">
            <text:p text:style-name="P1507">-</text:p>
          </table:table-cell>
          <table:table-cell table:style-name="TableCell1508">
            <text:p text:style-name="P1509">3<text:tab/>susikaupęs<text:tab/>...<text:tab/>2<text:tab/>advcl<text:tab/>...</text:p>
          </table:table-cell>
        </table:table-row>
        <table:table-row table:style-name="TableRow1510"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>+</text:p>
          </table:table-cell>
          <table:table-cell table:style-name="TableCell1517">
            <text:p text:style-name="P1518">3<text:tab/>susikaupęs<text:tab/>...<text:tab/>2<text:tab/>advmod<text:tab/>...</text:p>
          </table:table-cell>
        </table:table-row>
        <table:table-row table:style-name="TableRow1519"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  <table:table-cell table:style-name="TableCell1526">
            <text:p text:style-name="P1527"/>
          </table:table-cell>
        </table:table-row>
        <table:table-row table:style-name="TableRow1528"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>-</text:p>
          </table:table-cell>
          <table:table-cell table:style-name="TableCell1535">
            <text:p text:style-name="P1536">4<text:tab/>prisiminti<text:tab/>...<text:tab/>3<text:tab/>xcomp<text:tab/>...</text:p>
          </table:table-cell>
        </table:table-row>
        <table:table-row table:style-name="TableRow1537"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>+</text:p>
          </table:table-cell>
          <table:table-cell table:style-name="TableCell1544">
            <text:p text:style-name="P1545">4<text:tab/>prisiminti<text:tab/>...<text:tab/>2<text:tab/>xcomp<text:tab/>...</text:p>
          </table:table-cell>
        </table:table-row>
        <table:table-row table:style-name="TableRow1546"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</table:table-row>
        <table:table-row table:style-name="TableRow1555">
          <table:table-cell table:style-name="TableCell1556">
            <text:p text:style-name="P1557"/>
          </table:table-cell>
          <table:table-cell table:style-name="TableCell1558">
            <text:p text:style-name="P1559">sent_id = 46</text:p>
          </table:table-cell>
          <table:table-cell table:style-name="TableCell1560">
            <text:p text:style-name="P1561">-</text:p>
          </table:table-cell>
          <table:table-cell table:style-name="TableCell1562">
            <text:p text:style-name="P1563">12<text:tab/>terasa<text:tab/>...<text:tab/>8<text:tab/>conj<text:tab/>...</text:p>
          </table:table-cell>
        </table:table-row>
        <table:table-row table:style-name="TableRow1564"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>+</text:p>
          </table:table-cell>
          <table:table-cell table:style-name="TableCell1571">
            <text:p text:style-name="P1572">12<text:tab/>terasa<text:tab/>...<text:tab/>15<text:tab/>obl<text:tab/>...</text:p>
          </table:table-cell>
        </table:table-row>
        <table:table-row table:style-name="TableRow1573"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</table:table-row>
        <table:table-row table:style-name="TableRow1582"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>-</text:p>
          </table:table-cell>
          <table:table-cell table:style-name="TableCell1589">
            <text:p text:style-name="P1590">11<text:tab/>,<text:tab/>...<text:tab/>12<text:tab/>punct<text:tab/>...</text:p>
          </table:table-cell>
        </table:table-row>
        <table:table-row table:style-name="TableRow1591"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>+</text:p>
          </table:table-cell>
          <table:table-cell table:style-name="TableCell1598">
            <text:p text:style-name="P1599">11<text:tab/>,<text:tab/>...<text:tab/>15<text:tab/>punct<text:tab/>...</text:p>
          </table:table-cell>
        </table:table-row>
        <table:table-row table:style-name="TableRow1600"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</table:table-row>
        <table:table-row table:style-name="TableRow1609">
          <table:table-cell table:style-name="TableCell1610">
            <text:p text:style-name="P1611"/>
          </table:table-cell>
          <table:table-cell table:style-name="TableCell1612">
            <text:p text:style-name="P1613"/>
          </table:table-cell>
          <table:table-cell table:style-name="TableCell1614">
            <text:p text:style-name="P1615">-</text:p>
          </table:table-cell>
          <table:table-cell table:style-name="TableCell1616">
            <text:p text:style-name="P1617"><text:span text:style-name="T1618">15</text:span><text:span text:style-name="T1619"><text:tab/>kylantis</text:span><text:span text:style-name="T1620"><text:tab/></text:span><text:span text:style-name="T1621">kyltis</text:span><text:span text:style-name="T1622"><text:tab/>...</text:span><text:span text:style-name="T1623"><text:tab/>12</text:span><text:span text:style-name="T1624"><text:tab/>acl</text:span><text:span text:style-name="T1625"><text:tab/>...</text:span></text:p>
          </table:table-cell>
        </table:table-row>
        <table:table-row table:style-name="TableRow1626">
          <table:table-cell table:style-name="TableCell1627">
            <text:p text:style-name="P1628"/>
          </table:table-cell>
          <table:table-cell table:style-name="TableCell1629">
            <text:p text:style-name="P1630"/>
          </table:table-cell>
          <table:table-cell table:style-name="TableCell1631">
            <text:p text:style-name="P1632">+</text:p>
          </table:table-cell>
          <table:table-cell table:style-name="TableCell1633">
            <text:p text:style-name="P1634"><text:span text:style-name="T1635">15</text:span><text:span text:style-name="T1636"><text:tab/>kylantis</text:span><text:span text:style-name="T1637"><text:tab/></text:span><text:span text:style-name="T1638">kyltis</text:span><text:span text:style-name="T1639"><text:tab/>...</text:span><text:span text:style-name="T1640"><text:tab/>8</text:span><text:span text:style-name="T1641"><text:tab/>conj</text:span><text:span text:style-name="T1642"><text:tab/>...</text:span></text:p>
          </table:table-cell>
        </table:table-row>
        <table:table-row table:style-name="TableRow1643"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</table:table-row>
        <table:table-row table:style-name="TableRow1652"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>-</text:p>
          </table:table-cell>
          <table:table-cell table:style-name="TableCell1659">
            <text:p text:style-name="P1660">17<text:tab/>300<text:tab/>...<text:tab/>15<text:tab/>obl<text:tab/>...</text:p>
          </table:table-cell>
        </table:table-row>
        <table:table-row table:style-name="TableRow1661"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>+</text:p>
          </table:table-cell>
          <table:table-cell table:style-name="TableCell1668">
            <text:p text:style-name="P1669">17<text:tab/>300<text:tab/>...<text:tab/>18<text:tab/>nummod<text:tab/>...</text:p>
          </table:table-cell>
        </table:table-row>
        <table:table-row table:style-name="TableRow1670"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>
            <text:p text:style-name="P1678"/>
          </table:table-cell>
        </table:table-row>
        <table:table-row table:style-name="TableRow1679"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>-</text:p>
          </table:table-cell>
          <table:table-cell table:style-name="TableCell1686">
            <text:p text:style-name="P1687">18<text:tab/>metrų<text:tab/>...<text:tab/>17<text:tab/>nmod<text:tab/>...</text:p>
          </table:table-cell>
        </table:table-row>
        <table:table-row table:style-name="TableRow1688">
          <table:table-cell table:style-name="TableCell1689">
            <text:p text:style-name="P1690"/>
          </table:table-cell>
          <table:table-cell table:style-name="TableCell1691">
            <text:p text:style-name="P1692"/>
          </table:table-cell>
          <table:table-cell table:style-name="TableCell1693">
            <text:p text:style-name="P1694">+</text:p>
          </table:table-cell>
          <table:table-cell table:style-name="TableCell1695">
            <text:p text:style-name="P1696">18<text:tab/>metrų<text:tab/>...<text:tab/>19<text:tab/>nmod<text:tab/>...</text:p>
          </table:table-cell>
        </table:table-row>
        <table:table-row table:style-name="TableRow1697">
          <table:table-cell table:style-name="TableCell1698">
            <text:p text:style-name="P1699">001</text:p>
          </table:table-cell>
          <table:table-cell table:style-name="TableCell1700">
            <text:p text:style-name="P1701"/>
          </table:table-cell>
          <table:table-cell table:style-name="TableCell1702">
            <text:p text:style-name="P1703"/>
          </table:table-cell>
          <table:table-cell table:style-name="TableCell1704">
            <text:p text:style-name="P1705"/>
          </table:table-cell>
        </table:table-row>
        <table:table-row table:style-name="TableRow1706">
          <table:table-cell table:style-name="TableCell1707">
            <text:p text:style-name="P1708"/>
          </table:table-cell>
          <table:table-cell table:style-name="TableCell1709">
            <text:p text:style-name="P1710">sent_id = 51</text:p>
          </table:table-cell>
          <table:table-cell table:style-name="TableCell1711">
            <text:p text:style-name="P1712">-</text:p>
          </table:table-cell>
          <table:table-cell table:style-name="TableCell1713">
            <text:p text:style-name="P1714">8<text:tab/>tris<text:tab/>...<text:tab/>10<text:tab/>nummod<text:tab/>...</text:p>
          </table:table-cell>
        </table:table-row>
        <table:table-row table:style-name="TableRow1715"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>+</text:p>
          </table:table-cell>
          <table:table-cell table:style-name="TableCell1722">
            <text:p text:style-name="P1723">8<text:tab/>tris<text:tab/>...<text:tab/>9<text:tab/>nummod<text:tab/>...</text:p>
          </table:table-cell>
        </table:table-row>
        <table:table-row table:style-name="TableRow1724"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</table:table-row>
        <table:table-row table:style-name="TableRow1733">
          <table:table-cell table:style-name="TableCell1734">
            <text:p text:style-name="P1735"/>
          </table:table-cell>
          <table:table-cell table:style-name="TableCell1736">
            <text:p text:style-name="P1737"><text:span text:style-name="T1738">sent_id = 53</text:span></text:p>
          </table:table-cell>
          <table:table-cell table:style-name="TableCell1739">
            <text:p text:style-name="P1740">-</text:p>
          </table:table-cell>
          <table:table-cell table:style-name="TableCell1741">
            <text:p text:style-name="P1742">8<text:tab/>kad<text:tab/>...<text:tab/>12<text:tab/>mark<text:tab/>...</text:p>
          </table:table-cell>
        </table:table-row>
        <table:table-row table:style-name="TableRow1743">
          <table:table-cell table:style-name="TableCell1744">
            <text:p text:style-name="P1745"/>
          </table:table-cell>
          <table:table-cell table:style-name="TableCell1746">
            <text:p text:style-name="P1747"/>
          </table:table-cell>
          <table:table-cell table:style-name="TableCell1748">
            <text:p text:style-name="P1749">+</text:p>
          </table:table-cell>
          <table:table-cell table:style-name="TableCell1750">
            <text:p text:style-name="P1751">8<text:tab/>kad<text:tab/>...<text:tab/>13<text:tab/>mark<text:tab/>...</text:p>
          </table:table-cell>
        </table:table-row>
        <table:table-row table:style-name="TableRow1752"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</table:table-row>
        <table:table-row table:style-name="TableRow1761"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>-</text:p>
          </table:table-cell>
          <table:table-cell table:style-name="TableCell1768">
            <text:p text:style-name="P1769"><text:span text:style-name="T1770">12</text:span><text:span text:style-name="T1771"><text:tab/>stogo</text:span><text:span text:style-name="T1772"><text:tab/></text:span><text:span text:style-name="T1773">stogti</text:span><text:span text:style-name="T1774"><text:tab/>VERB</text:span><text:span text:style-name="T1775"><text:tab/>vksm.asm.tiesiog.būt-k.dgs.3.</text:span><text:span text:style-name="T1776"><text:tab/></text:span><text:span text:style-name="T1777">Aspect=Perf|Mood=Ind|Number=Plur|Person=3|Polarity=Pos|Tense=Past|VerbForm=Fin</text:span><text:span text:style-name="T1778"><text:tab/>4</text:span><text:span text:style-name="T1779"><text:tab/>advcl</text:span><text:span text:style-name="T1780"><text:tab/>...</text:span></text:p>
          </table:table-cell>
        </table:table-row>
        <table:table-row table:style-name="TableRow1781"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  <table:table-cell table:style-name="TableCell1786">
            <text:p text:style-name="P1787">+</text:p>
          </table:table-cell>
          <table:table-cell table:style-name="TableCell1788">
            <text:p text:style-name="P1789"><text:span text:style-name="T1790">12</text:span><text:span text:style-name="T1791"><text:tab/>stogo</text:span><text:span text:style-name="T1792"><text:tab/></text:span><text:span text:style-name="T1793">stogti</text:span><text:span text:style-name="T1794"><text:tab/>VERB</text:span><text:span text:style-name="T1795"><text:tab/>vksm.asm.tiesiog.būt-k.dgs.3.</text:span><text:span text:style-name="T1796"><text:tab/>Aspect=Perf|Mood=Ind|Number=Plur|Person=3|Polarity=Pos|Tense=Past|VerbForm=Fin</text:span><text:span text:style-name="T1797"><text:tab/>16</text:span><text:span text:style-name="T1798"><text:tab/>obl</text:span><text:span text:style-name="T1799"><text:tab/>...</text:span></text:p>
          </table:table-cell>
        </table:table-row>
        <table:table-row table:style-name="TableRow1800"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>
            <text:p text:style-name="P1808"/>
          </table:table-cell>
        </table:table-row>
        <table:table-row table:style-name="TableRow1809">
          <table:table-cell table:style-name="TableCell1810">
            <text:p text:style-name="P1811"/>
          </table:table-cell>
          <table:table-cell table:style-name="TableCell1812">
            <text:p text:style-name="P1813"/>
          </table:table-cell>
          <table:table-cell table:style-name="TableCell1814">
            <text:p text:style-name="P1815">-</text:p>
          </table:table-cell>
          <table:table-cell table:style-name="TableCell1816">
            <text:p text:style-name="P1817"><text:span text:style-name="T1818">13</text:span><text:span text:style-name="T1819"><text:tab/></text:span><text:span text:style-name="T1820">galėjai</text:span><text:span text:style-name="T1821"><text:tab/></text:span><text:span text:style-name="T1822">galėti</text:span><text:span text:style-name="T1823"><text:tab/>NOUN</text:span><text:span text:style-name="T1824"><text:tab/>dkt.vyr.dgs.V.</text:span><text:span text:style-name="T1825"><text:tab/>Case=Nom|Gender=Masc|Number=Plur</text:span><text:span text:style-name="T1826"><text:tab/>12</text:span><text:span text:style-name="T1827"><text:tab/>nsubj</text:span><text:span text:style-name="T1828"><text:tab/>_</text:span><text:span text:style-name="T1829"><text:tab/>TokenRange=5022:5029</text:span></text:p>
          </table:table-cell>
        </table:table-row>
        <table:table-row table:style-name="TableRow1830"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>+</text:p>
          </table:table-cell>
          <table:table-cell table:style-name="TableCell1837">
            <text:p text:style-name="P1838"><text:span text:style-name="T1839">13</text:span><text:span text:style-name="T1840"><text:tab/>galėjai</text:span><text:span text:style-name="T1841"><text:tab/></text:span><text:span text:style-name="T1842">galėti</text:span><text:span text:style-name="T1843"><text:tab/>NOUN</text:span><text:span text:style-name="T1844"><text:tab/>dkt.vyr.dgs.V.</text:span><text:span text:style-name="T1845"><text:tab/>Case=Nom|Gender=Masc|Number=Plur</text:span><text:span text:style-name="T1846"><text:tab/>4</text:span><text:span text:style-name="T1847"><text:tab/>ccomp</text:span><text:span text:style-name="T1848"><text:tab/>_</text:span><text:span text:style-name="T1849"><text:tab/>TokenRange=5022:5029</text:span></text:p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</table:table-row>
        <table:table-row table:style-name="TableRow1859"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>-</text:p>
          </table:table-cell>
          <table:table-cell table:style-name="TableCell1866">
            <text:p text:style-name="P1867">16<text:tab/>matyti<text:tab/>...<text:tab/>12<text:tab/>xcomp<text:tab/>...</text:p>
          </table:table-cell>
        </table:table-row>
        <table:table-row table:style-name="TableRow1868"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>+</text:p>
          </table:table-cell>
          <table:table-cell table:style-name="TableCell1875">
            <text:p text:style-name="P1876">16<text:tab/>matyti<text:tab/>...<text:tab/>13<text:tab/>xcomp<text:tab/>...</text:p>
          </table:table-cell>
        </table:table-row>
        <table:table-row table:style-name="TableRow1877">
          <table:table-cell table:style-name="TableCell1878">
            <text:p text:style-name="P1879"/>
          </table:table-cell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</table:table-row>
        <table:table-row table:style-name="TableRow1886">
          <table:table-cell table:style-name="TableCell1887">
            <text:p text:style-name="P1888"/>
          </table:table-cell>
          <table:table-cell table:style-name="TableCell1889">
            <text:p text:style-name="P1890">sent_id = 57</text:p>
          </table:table-cell>
          <table:table-cell table:style-name="TableCell1891">
            <text:p text:style-name="P1892">-</text:p>
          </table:table-cell>
          <table:table-cell table:style-name="TableCell1893">
            <text:p text:style-name="P1894">6<text:tab/>Teisybminė<text:tab/>...<text:tab/>3<text:tab/>dep<text:tab/>...</text:p>
          </table:table-cell>
        </table:table-row>
        <table:table-row table:style-name="TableRow1895">
          <table:table-cell table:style-name="TableCell1896">
            <text:p text:style-name="P1897"/>
          </table:table-cell>
          <table:table-cell table:style-name="TableCell1898">
            <text:p text:style-name="P1899"/>
          </table:table-cell>
          <table:table-cell table:style-name="TableCell1900">
            <text:p text:style-name="P1901">+</text:p>
          </table:table-cell>
          <table:table-cell table:style-name="TableCell1902">
            <text:p text:style-name="P1903">6<text:tab/>Teisybminė<text:tab/>...<text:tab/>3<text:tab/>obl<text:tab/>...</text:p>
          </table:table-cell>
        </table:table-row>
        <table:table-row table:style-name="TableRow1904"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</table:table-row>
        <table:table-row table:style-name="TableRow1913">
          <table:table-cell table:style-name="TableCell1914">
            <text:p text:style-name="P1915"/>
          </table:table-cell>
          <table:table-cell table:style-name="TableCell1916">
            <text:p text:style-name="P1917">sent_id = 59</text:p>
          </table:table-cell>
          <table:table-cell table:style-name="TableCell1918">
            <text:p text:style-name="P1919">-</text:p>
          </table:table-cell>
          <table:table-cell table:style-name="TableCell1920">
            <text:p text:style-name="P1921">3<text:tab/>nė<text:tab/>...<text:tab/>5<text:tab/>advmod<text:tab/>...</text:p>
          </table:table-cell>
        </table:table-row>
        <table:table-row table:style-name="TableRow1922"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>+</text:p>
          </table:table-cell>
          <table:table-cell table:style-name="TableCell1929">
            <text:p text:style-name="P1930">3<text:tab/>nė<text:tab/>...<text:tab/>4<text:tab/>advmod<text:tab/>...</text:p>
          </table:table-cell>
        </table:table-row>
        <table:table-row table:style-name="TableRow1931"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</table:table-row>
        <table:table-row table:style-name="TableRow1940">
          <table:table-cell table:style-name="TableCell1941">
            <text:p text:style-name="P1942"/>
          </table:table-cell>
          <table:table-cell table:style-name="TableCell1943">
            <text:p text:style-name="P1944"/>
          </table:table-cell>
          <table:table-cell table:style-name="TableCell1945">
            <text:p text:style-name="P1946">-</text:p>
          </table:table-cell>
          <table:table-cell table:style-name="TableCell1947">
            <text:p text:style-name="P1948">4<text:tab/>karto<text:tab/>...<text:tab/>3<text:tab/>nmod<text:tab/>...</text:p>
          </table:table-cell>
        </table:table-row>
        <table:table-row table:style-name="TableRow1949"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>+</text:p>
          </table:table-cell>
          <table:table-cell table:style-name="TableCell1956">
            <text:p text:style-name="P1957">4<text:tab/>karto<text:tab/>...<text:tab/>5<text:tab/>obl<text:tab/>...</text:p>
          </table:table-cell>
        </table:table-row>
        <table:table-row table:style-name="TableRow1958"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>sent_id = 60</text:p>
          </table:table-cell>
          <table:table-cell table:style-name="TableCell1972">
            <text:p text:style-name="P1973">-</text:p>
          </table:table-cell>
          <table:table-cell table:style-name="TableCell1974">
            <text:p text:style-name="P1975"><text:span text:style-name="T1976">1</text:span><text:span text:style-name="T1977"><text:tab/>Ton</text:span><text:span text:style-name="T1978"><text:tab/></text:span><text:span text:style-name="T1979">ton</text:span><text:span text:style-name="T1980"><text:tab/>X</text:span><text:span text:style-name="T1981"><text:tab/>prv.nelygin.</text:span><text:span text:style-name="T1982"><text:tab/>Abbr=Yes</text:span><text:span text:style-name="T1983"><text:tab/>2</text:span><text:span text:style-name="T1984"><text:tab/>nmod</text:span><text:span text:style-name="T1985"><text:tab/>...</text:span></text:p>
          </table:table-cell>
        </table:table-row>
        <table:table-row table:style-name="TableRow1986">
          <table:table-cell table:style-name="TableCell1987">
            <text:p text:style-name="P1988"/>
          </table:table-cell>
          <table:table-cell table:style-name="TableCell1989">
            <text:p text:style-name="P1990"/>
          </table:table-cell>
          <table:table-cell table:style-name="TableCell1991">
            <text:p text:style-name="P1992">+</text:p>
          </table:table-cell>
          <table:table-cell table:style-name="TableCell1993">
            <text:p text:style-name="P1994"><text:span text:style-name="T1995">1</text:span><text:span text:style-name="T1996"><text:tab/>Ton <text:s text:c="5"/></text:span><text:span text:style-name="T1997"><text:s/>ton</text:span><text:span text:style-name="T1998"><text:tab/>X</text:span><text:span text:style-name="T1999"><text:tab/>prv.nelygin.</text:span><text:span text:style-name="T2000"><text:tab/>Abbr=Yes</text:span><text:span text:style-name="T2001"><text:tab/>2</text:span><text:span text:style-name="T2002"><text:tab/>det</text:span><text:span text:style-name="T2003"><text:tab/>...</text:span></text:p>
          </table:table-cell>
        </table:table-row>
        <table:table-row table:style-name="TableRow2004"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</table:table-row>
        <table:table-row table:style-name="TableRow2013">
          <table:table-cell table:style-name="TableCell2014">
            <text:p text:style-name="P2015"/>
          </table:table-cell>
          <table:table-cell table:style-name="TableCell2016">
            <text:p text:style-name="P2017"/>
          </table:table-cell>
          <table:table-cell table:style-name="TableCell2018">
            <text:p text:style-name="P2019">-</text:p>
          </table:table-cell>
          <table:table-cell table:style-name="TableCell2020">
            <text:p text:style-name="P2021"><text:span text:style-name="T2022">2</text:span><text:span text:style-name="T2023"><text:tab/>vieton</text:span><text:span text:style-name="T2024"><text:tab/></text:span><text:span text:style-name="T2025">vieton</text:span><text:span text:style-name="T2026"><text:tab/>X</text:span><text:span text:style-name="T2027"><text:tab/>užs.</text:span><text:span text:style-name="T2028"><text:tab/>Foreign=Yes</text:span><text:span text:style-name="T2029"><text:tab/>3</text:span><text:span text:style-name="T2030"><text:tab/>obl</text:span><text:span text:style-name="T2031"><text:tab/>...</text:span></text:p>
          </table:table-cell>
        </table:table-row>
        <table:table-row table:style-name="TableRow2032">
          <table:table-cell table:style-name="TableCell2033">
            <text:p text:style-name="P2034"/>
          </table:table-cell>
          <table:table-cell table:style-name="TableCell2035">
            <text:p text:style-name="P2036"/>
          </table:table-cell>
          <table:table-cell table:style-name="TableCell2037">
            <text:p text:style-name="P2038">+</text:p>
          </table:table-cell>
          <table:table-cell table:style-name="TableCell2039">
            <text:p text:style-name="P2040"><text:span text:style-name="T2041">2</text:span><text:span text:style-name="T2042"><text:tab/>vieton</text:span><text:span text:style-name="T2043"><text:tab/></text:span><text:span text:style-name="T2044">vieton</text:span><text:span text:style-name="T2045"><text:tab/>X</text:span><text:span text:style-name="T2046"><text:tab/>užs.</text:span><text:span text:style-name="T2047"><text:tab/>Foreign=Yes</text:span><text:span text:style-name="T2048"><text:tab/>4</text:span><text:span text:style-name="T2049"><text:tab/>obl</text:span><text:span text:style-name="T2050"><text:tab/>...</text:span></text:p>
          </table:table-cell>
        </table:table-row>
        <table:table-row table:style-name="TableRow2051"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  <table:table-cell table:style-name="TableCell2058">
            <text:p text:style-name="P2059"/>
          </table:table-cell>
        </table:table-row>
        <table:table-row table:style-name="TableRow2060">
          <table:table-cell table:style-name="TableCell2061">
            <text:p text:style-name="P2062"/>
          </table:table-cell>
          <table:table-cell table:style-name="TableCell2063">
            <text:p text:style-name="P2064"/>
          </table:table-cell>
          <table:table-cell table:style-name="TableCell2065">
            <text:p text:style-name="P2066">-</text:p>
          </table:table-cell>
          <table:table-cell table:style-name="TableCell2067">
            <text:p text:style-name="P2068"><text:span text:style-name="T2069">11</text:span><text:span text:style-name="T2070"><text:tab/>prasigavęs</text:span><text:span text:style-name="T2071"><text:tab/></text:span><text:span text:style-name="T2072">prasiguoti</text:span><text:span text:style-name="T2073"><text:tab/>VERB</text:span><text:span text:style-name="T2074"><text:tab/>vksm.dlv.sngr.veik.būt-k.vyr.vns.V.</text:span><text:span text:style-name="T2075"><text:tab/>Aspect=Perf|Case=Nom|Definite=Ind|Gender=Masc|Number=Sing|Polarity=Pos|Reflex=Yes|Tense=Past|VerbForm=Part|Voice=Act</text:span><text:span text:style-name="T2076"><text:tab/>4</text:span><text:span text:style-name="T2077"><text:tab/>conj</text:span><text:span text:style-name="T2078"><text:tab/>...</text:span></text:p>
          </table:table-cell>
        </table:table-row>
        <table:table-row table:style-name="TableRow2079">
          <table:table-cell table:style-name="TableCell2080">
            <text:p text:style-name="P2081"/>
          </table:table-cell>
          <table:table-cell table:style-name="TableCell2082">
            <text:p text:style-name="P2083"/>
          </table:table-cell>
          <table:table-cell table:style-name="TableCell2084">
            <text:p text:style-name="P2085">+</text:p>
          </table:table-cell>
          <table:table-cell table:style-name="TableCell2086">
            <text:p text:style-name="P2087"><text:span text:style-name="T2088">11</text:span><text:span text:style-name="T2089"><text:tab/>prasigavęs</text:span><text:span text:style-name="T2090"><text:tab/></text:span><text:span text:style-name="T2091">prasiguoti</text:span><text:span text:style-name="T2092"><text:tab/>VERB</text:span><text:span text:style-name="T2093"><text:tab/></text:span><text:span text:style-name="T2094">vksm.dlv.sngr.veik.būt-k.vyr.vns.V.</text:span><text:span text:style-name="T2095"><text:tab/>Aspect=Perf|Case=Nom|Definite=Ind|Gender=Masc|Number=Sing|Polarity=Pos|Reflex=Yes|Tense=Past|VerbForm=Part|Voice=Act</text:span><text:span text:style-name="T2096"><text:tab/>8</text:span><text:span text:style-name="T2097"><text:tab/>conj</text:span><text:span text:style-name="T2098"><text:tab/>...</text:span></text:p>
          </table:table-cell>
        </table:table-row>
        <table:table-row table:style-name="TableRow2099"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  <table:table-cell table:style-name="TableCell2104">
            <text:p text:style-name="P2105"/>
          </table:table-cell>
          <table:table-cell table:style-name="TableCell2106">
            <text:p text:style-name="P2107"/>
          </table:table-cell>
        </table:table-row>
        <table:table-row table:style-name="TableRow2108">
          <table:table-cell table:style-name="TableCell2109">
            <text:p text:style-name="P2110"/>
          </table:table-cell>
          <table:table-cell table:style-name="TableCell2111">
            <text:p text:style-name="P2112">sent_id = 61</text:p>
          </table:table-cell>
          <table:table-cell table:style-name="TableCell2113">
            <text:p text:style-name="P2114">-</text:p>
          </table:table-cell>
          <table:table-cell table:style-name="TableCell2115">
            <text:p text:style-name="P2116">14<text:tab/>vėzdais<text:tab/>...<text:tab/>10<text:tab/>obl:arg<text:tab/>...</text:p>
          </table:table-cell>
        </table:table-row>
        <table:table-row table:style-name="TableRow2117">
          <table:table-cell table:style-name="TableCell2118">
            <text:p text:style-name="P2119"/>
          </table:table-cell>
          <table:table-cell table:style-name="TableCell2120">
            <text:p text:style-name="P2121"/>
          </table:table-cell>
          <table:table-cell table:style-name="TableCell2122">
            <text:p text:style-name="P2123">+</text:p>
          </table:table-cell>
          <table:table-cell table:style-name="TableCell2124">
            <text:p text:style-name="P2125">14<text:tab/>vėzdais<text:tab/>...<text:tab/>7<text:tab/>conj<text:tab/>...</text:p>
          </table:table-cell>
        </table:table-row>
        <table:table-row table:style-name="TableRow2126"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>
            <text:p text:style-name="P2132"/>
          </table:table-cell>
          <table:table-cell table:style-name="TableCell2133">
            <text:p text:style-name="P2134"/>
          </table:table-cell>
        </table:table-row>
        <table:table-row table:style-name="TableRow2135">
          <table:table-cell table:style-name="TableCell2136">
            <text:p text:style-name="P2137"/>
          </table:table-cell>
          <table:table-cell table:style-name="TableCell2138">
            <text:p text:style-name="P2139">sent_id = 66</text:p>
          </table:table-cell>
          <table:table-cell table:style-name="TableCell2140">
            <text:p text:style-name="P2141">-</text:p>
          </table:table-cell>
          <table:table-cell table:style-name="TableCell2142">
            <text:p text:style-name="P2143">4<text:tab/>lentynos<text:tab/>...<text:tab/>5<text:tab/>nmod<text:tab/>...</text:p>
          </table:table-cell>
        </table:table-row>
        <table:table-row table:style-name="TableRow2144">
          <table:table-cell table:style-name="TableCell2145">
            <text:p text:style-name="P2146"/>
          </table:table-cell>
          <table:table-cell table:style-name="TableCell2147">
            <text:p text:style-name="P2148"/>
          </table:table-cell>
          <table:table-cell table:style-name="TableCell2149">
            <text:p text:style-name="P2150">+</text:p>
          </table:table-cell>
          <table:table-cell table:style-name="TableCell2151">
            <text:p text:style-name="P2152">4<text:tab/>lentynos<text:tab/>...<text:tab/>2<text:tab/>obl<text:tab/>...</text:p>
          </table:table-cell>
        </table:table-row>
        <table:table-row table:style-name="TableRow2153">
          <table:table-cell table:style-name="TableCell2154">
            <text:p text:style-name="P2155"/>
          </table:table-cell>
          <table:table-cell table:style-name="TableCell2156">
            <text:p text:style-name="P2157"/>
          </table:table-cell>
          <table:table-cell table:style-name="TableCell2158">
            <text:p text:style-name="P2159"/>
          </table:table-cell>
          <table:table-cell table:style-name="TableCell2160">
            <text:p text:style-name="P2161"/>
          </table:table-cell>
        </table:table-row>
        <table:table-row table:style-name="TableRow2162"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>-</text:p>
          </table:table-cell>
          <table:table-cell table:style-name="TableCell2169">
            <text:p text:style-name="P2170">10<text:tab/>etikete<text:tab/>...<text:tab/>7<text:tab/>obl:arg<text:tab/>...</text:p>
          </table:table-cell>
        </table:table-row>
        <table:table-row table:style-name="TableRow2171">
          <table:table-cell table:style-name="TableCell2172">
            <text:p text:style-name="P2173"/>
          </table:table-cell>
          <table:table-cell table:style-name="TableCell2174">
            <text:p text:style-name="P2175"/>
          </table:table-cell>
          <table:table-cell table:style-name="TableCell2176">
            <text:p text:style-name="P2177">+</text:p>
          </table:table-cell>
          <table:table-cell table:style-name="TableCell2178">
            <text:p text:style-name="P2179">10<text:tab/>etikete<text:tab/>...<text:tab/>5<text:tab/>obl:arg<text:tab/>...</text:p>
          </table:table-cell>
        </table:table-row>
        <table:table-row table:style-name="TableRow2180">
          <table:table-cell table:style-name="TableCell2181">
            <text:p text:style-name="P2182"/>
          </table:table-cell>
          <table:table-cell table:style-name="TableCell2183">
            <text:p text:style-name="P2184"/>
          </table:table-cell>
          <table:table-cell table:style-name="TableCell2185">
            <text:p text:style-name="P2186"/>
          </table:table-cell>
          <table:table-cell table:style-name="TableCell2187">
            <text:p text:style-name="P2188"/>
          </table:table-cell>
        </table:table-row>
        <table:table-row table:style-name="TableRow2189"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ext:p text:style-name="P2195">-</text:p>
          </table:table-cell>
          <table:table-cell table:style-name="TableCell2196">
            <text:p text:style-name="P2197">13<text:tab/>PERGALĖS<text:tab/>...<text:tab/>12<text:tab/>nmod<text:tab/>_<text:tab/>...</text:p>
          </table:table-cell>
        </table:table-row>
        <table:table-row table:style-name="TableRow2198">
          <table:table-cell table:style-name="TableCell2199">
            <text:p text:style-name="P2200"/>
          </table:table-cell>
          <table:table-cell table:style-name="TableCell2201">
            <text:p text:style-name="P2202"/>
          </table:table-cell>
          <table:table-cell table:style-name="TableCell2203">
            <text:p text:style-name="P2204">+</text:p>
          </table:table-cell>
          <table:table-cell table:style-name="TableCell2205">
            <text:p text:style-name="P2206">13<text:tab/>PERGALĖS<text:tab/>...<text:tab/>14<text:tab/>nmod<text:tab/>_<text:tab/>...</text:p>
          </table:table-cell>
        </table:table-row>
        <table:table-row table:style-name="TableRow2207">
          <table:table-cell table:style-name="TableCell2208">
            <text:p text:style-name="P2209"/>
          </table:table-cell>
          <table:table-cell table:style-name="TableCell2210">
            <text:p text:style-name="P2211"/>
          </table:table-cell>
          <table:table-cell table:style-name="TableCell2212">
            <text:p text:style-name="P2213"/>
          </table:table-cell>
          <table:table-cell table:style-name="TableCell2214">
            <text:p text:style-name="P2215"/>
          </table:table-cell>
        </table:table-row>
        <table:table-row table:style-name="TableRow2216">
          <table:table-cell table:style-name="TableCell2217">
            <text:p text:style-name="P2218"/>
          </table:table-cell>
          <table:table-cell table:style-name="TableCell2219">
            <text:p text:style-name="P2220"/>
          </table:table-cell>
          <table:table-cell table:style-name="TableCell2221">
            <text:p text:style-name="P2222">-</text:p>
          </table:table-cell>
          <table:table-cell table:style-name="TableCell2223">
            <text:p text:style-name="P2224">14<text:tab/>DŽINAS<text:tab/>....<text:tab/>0<text:tab/>root<text:tab/>_<text:tab/>...</text:p>
          </table:table-cell>
        </table:table-row>
        <table:table-row table:style-name="TableRow2225"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>+</text:p>
          </table:table-cell>
          <table:table-cell table:style-name="TableCell2232">
            <text:p text:style-name="P2233">14<text:tab/>DŽINAS<text:tab/>...<text:tab/>12<text:tab/>nmod<text:tab/>_<text:tab/>...</text:p>
          </table:table-cell>
        </table:table-row>
        <table:table-row table:style-name="TableRow2234">
          <table:table-cell table:style-name="TableCell2235">
            <text:p text:style-name="P2236"/>
          </table:table-cell>
          <table:table-cell table:style-name="TableCell2237">
            <text:p text:style-name="P2238"/>
          </table:table-cell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</table:table-row>
        <table:table-row table:style-name="TableRow2243">
          <table:table-cell table:style-name="TableCell2244">
            <text:p text:style-name="P2245"/>
          </table:table-cell>
          <table:table-cell table:style-name="TableCell2246">
            <text:p text:style-name="P2247"/>
          </table:table-cell>
          <table:table-cell table:style-name="TableCell2248">
            <text:p text:style-name="P2249">-</text:p>
          </table:table-cell>
          <table:table-cell table:style-name="TableCell2250">
            <text:p text:style-name="P2251">15<text:tab/>.<text:tab/>...<text:tab/>1<text:tab/>punct<text:tab/>_<text:tab/>...</text:p>
          </table:table-cell>
        </table:table-row>
        <table:table-row table:style-name="TableRow2252">
          <table:table-cell table:style-name="TableCell2253">
            <text:p text:style-name="P2254"/>
          </table:table-cell>
          <table:table-cell table:style-name="TableCell2255">
            <text:p text:style-name="P2256"/>
          </table:table-cell>
          <table:table-cell table:style-name="TableCell2257">
            <text:p text:style-name="P2258">+</text:p>
          </table:table-cell>
          <table:table-cell table:style-name="TableCell2259">
            <text:p text:style-name="P2260"><text:span text:style-name="T2261">15</text:span><text:span text:style-name="T2262"><text:tab/>.</text:span><text:span text:style-name="T2263"><text:tab/>...</text:span><text:span text:style-name="T2264"><text:tab/>2</text:span><text:span text:style-name="T2265"><text:tab/>punct</text:span><text:span text:style-name="T2266"><text:tab/>_</text:span><text:span text:style-name="T2267"><text:tab/>...</text:span></text:p>
          </table:table-cell>
        </table:table-row>
        <table:table-row table:style-name="TableRow2268">
          <table:table-cell table:style-name="TableCell2269">
            <text:p text:style-name="P2270"/>
          </table:table-cell>
          <table:table-cell table:style-name="TableCell2271">
            <text:p text:style-name="P2272"/>
          </table:table-cell>
          <table:table-cell table:style-name="TableCell2273">
            <text:p text:style-name="P2274"/>
          </table:table-cell>
          <table:table-cell table:style-name="TableCell2275">
            <text:p text:style-name="P2276"/>
          </table:table-cell>
        </table:table-row>
        <table:table-row table:style-name="TableRow2277">
          <table:table-cell table:style-name="TableCell2278">
            <text:p text:style-name="P2279"/>
          </table:table-cell>
          <table:table-cell table:style-name="TableCell2280">
            <text:p text:style-name="P2281">sent_id = 69</text:p>
          </table:table-cell>
          <table:table-cell table:style-name="TableCell2282">
            <text:p text:style-name="P2283">-</text:p>
          </table:table-cell>
          <table:table-cell table:style-name="TableCell2284">
            <text:p text:style-name="P2285">12<text:tab/>vaistus<text:tab/>...<text:tab/>10<text:tab/>nmod<text:tab/>...</text:p>
          </table:table-cell>
        </table:table-row>
        <table:table-row table:style-name="TableRow2286">
          <table:table-cell table:style-name="TableCell2287">
            <text:p text:style-name="P2288"/>
          </table:table-cell>
          <table:table-cell table:style-name="TableCell2289">
            <text:p text:style-name="P2290"/>
          </table:table-cell>
          <table:table-cell table:style-name="TableCell2291">
            <text:p text:style-name="P2292">+</text:p>
          </table:table-cell>
          <table:table-cell table:style-name="TableCell2293">
            <text:p text:style-name="P2294">12<text:tab/>vaistus<text:tab/>...<text:tab/>8<text:tab/>obl<text:tab/>...</text:p>
          </table:table-cell>
        </table:table-row>
        <table:table-row table:style-name="TableRow2295">
          <table:table-cell table:style-name="TableCell2296">
            <text:p text:style-name="P2297"/>
          </table:table-cell>
          <table:table-cell table:style-name="TableCell2298">
            <text:p text:style-name="P2299"/>
          </table:table-cell>
          <table:table-cell table:style-name="TableCell2300">
            <text:p text:style-name="P2301"/>
          </table:table-cell>
          <table:table-cell table:style-name="TableCell2302">
            <text:p text:style-name="P2303"/>
          </table:table-cell>
        </table:table-row>
        <table:table-row table:style-name="TableRow2304">
          <table:table-cell table:style-name="TableCell2305">
            <text:p text:style-name="P2306"/>
          </table:table-cell>
          <table:table-cell table:style-name="TableCell2307">
            <text:p text:style-name="P2308">sent_id = 72</text:p>
          </table:table-cell>
          <table:table-cell table:style-name="TableCell2309">
            <text:p text:style-name="P2310">-</text:p>
          </table:table-cell>
          <table:table-cell table:style-name="TableCell2311">
            <text:p text:style-name="P2312">2<text:tab/>netrukus<text:tab/>...<text:tab/>3<text:tab/>amod<text:tab/>...</text:p>
          </table:table-cell>
        </table:table-row>
        <table:table-row table:style-name="TableRow2313"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>+</text:p>
          </table:table-cell>
          <table:table-cell table:style-name="TableCell2320">
            <text:p text:style-name="P2321">2<text:tab/>netrukus<text:tab/>...<text:tab/>5<text:tab/>amod<text:tab/>...</text:p>
          </table:table-cell>
        </table:table-row>
        <table:table-row table:style-name="TableRow2322">
          <table:table-cell table:style-name="TableCell2323">
            <text:p text:style-name="P2324"/>
          </table:table-cell>
          <table:table-cell table:style-name="TableCell2325">
            <text:p text:style-name="P2326"/>
          </table:table-cell>
          <table:table-cell table:style-name="TableCell2327">
            <text:p text:style-name="P2328"/>
          </table:table-cell>
          <table:table-cell table:style-name="TableCell2329">
            <text:p text:style-name="P2330"/>
          </table:table-cell>
        </table:table-row>
        <table:table-row table:style-name="TableRow2331">
          <table:table-cell table:style-name="TableCell2332">
            <text:p text:style-name="P2333"/>
          </table:table-cell>
          <table:table-cell table:style-name="TableCell2334">
            <text:p text:style-name="P2335"/>
          </table:table-cell>
          <table:table-cell table:style-name="TableCell2336">
            <text:p text:style-name="P2337">-</text:p>
          </table:table-cell>
          <table:table-cell table:style-name="TableCell2338">
            <text:p text:style-name="P2339">4<text:tab/>skrandyje<text:tab/>...<text:tab/>5<text:tab/>obl<text:tab/>...</text:p>
          </table:table-cell>
        </table:table-row>
        <table:table-row table:style-name="TableRow2340">
          <table:table-cell table:style-name="TableCell2341">
            <text:p text:style-name="P2342"/>
          </table:table-cell>
          <table:table-cell table:style-name="TableCell2343">
            <text:p text:style-name="P2344"/>
          </table:table-cell>
          <table:table-cell table:style-name="TableCell2345">
            <text:p text:style-name="P2346">+</text:p>
          </table:table-cell>
          <table:table-cell table:style-name="TableCell2347">
            <text:p text:style-name="P2348">4<text:tab/>skrandyje<text:tab/>...<text:tab/>3<text:tab/>nmod<text:tab/>..</text:p>
          </table:table-cell>
        </table:table-row>
        <table:table-row table:style-name="TableRow2349">
          <table:table-cell table:style-name="TableCell2350">
            <text:p text:style-name="P2351"/>
          </table:table-cell>
          <table:table-cell table:style-name="TableCell2352">
            <text:p text:style-name="P2353"/>
          </table:table-cell>
          <table:table-cell table:style-name="TableCell2354">
            <text:p text:style-name="P2355"/>
          </table:table-cell>
          <table:table-cell table:style-name="TableCell2356">
            <text:p text:style-name="P2357"/>
          </table:table-cell>
        </table:table-row>
        <table:table-row table:style-name="TableRow2358">
          <table:table-cell table:style-name="TableCell2359">
            <text:p text:style-name="P2360"/>
          </table:table-cell>
          <table:table-cell table:style-name="TableCell2361">
            <text:p text:style-name="P2362">sent_id = 73</text:p>
          </table:table-cell>
          <table:table-cell table:style-name="TableCell2363">
            <text:p text:style-name="P2364">-</text:p>
          </table:table-cell>
          <table:table-cell table:style-name="TableCell2365">
            <text:p text:style-name="P2366">5<text:tab/>užrašu<text:tab/>...<text:tab/>9<text:tab/>obl:arg<text:tab/>...</text:p>
          </table:table-cell>
        </table:table-row>
        <table:table-row table:style-name="TableRow2367"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>+</text:p>
          </table:table-cell>
          <table:table-cell table:style-name="TableCell2374">
            <text:p text:style-name="P2375">5<text:tab/>užrašu<text:tab/>...<text:tab/>3<text:tab/>nmod<text:tab/>...</text:p>
          </table:table-cell>
        </table:table-row>
        <table:table-row table:style-name="TableRow2376">
          <table:table-cell table:style-name="TableCell2377">
            <text:p text:style-name="P2378"/>
          </table:table-cell>
          <table:table-cell table:style-name="TableCell2379">
            <text:p text:style-name="P2380"/>
          </table:table-cell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</table:table-row>
        <table:table-row table:style-name="TableRow2385">
          <table:table-cell table:style-name="TableCell2386">
            <text:p text:style-name="P2387"/>
          </table:table-cell>
          <table:table-cell table:style-name="TableCell2388">
            <text:p text:style-name="P2389"/>
          </table:table-cell>
          <table:table-cell table:style-name="TableCell2390">
            <text:p text:style-name="P2391">-</text:p>
          </table:table-cell>
          <table:table-cell table:style-name="TableCell2392">
            <text:p text:style-name="P2393">7<text:tab/>CIGARETĖS<text:tab/>...<text:tab/>9<text:tab/>obl:arg<text:tab/>...</text:p>
          </table:table-cell>
        </table:table-row>
        <table:table-row table:style-name="TableRow2394">
          <table:table-cell table:style-name="TableCell2395">
            <text:p text:style-name="P2396"/>
          </table:table-cell>
          <table:table-cell table:style-name="TableCell2397">
            <text:p text:style-name="P2398"/>
          </table:table-cell>
          <table:table-cell table:style-name="TableCell2399">
            <text:p text:style-name="P2400">+</text:p>
          </table:table-cell>
          <table:table-cell table:style-name="TableCell2401">
            <text:p text:style-name="P2402">7<text:tab/>CIGARETĖS<text:tab/>...<text:tab/>5<text:tab/>appos<text:tab/>...</text:p>
          </table:table-cell>
        </table:table-row>
        <table:table-row table:style-name="TableRow2403">
          <table:table-cell table:style-name="TableCell2404">
            <text:p text:style-name="P2405"/>
          </table:table-cell>
          <table:table-cell table:style-name="TableCell2406">
            <text:p text:style-name="P2407"/>
          </table:table-cell>
          <table:table-cell table:style-name="TableCell2408">
            <text:p text:style-name="P2409"/>
          </table:table-cell>
          <table:table-cell table:style-name="TableCell2410">
            <text:p text:style-name="P2411"/>
          </table:table-cell>
        </table:table-row>
        <table:table-row table:style-name="TableRow2412">
          <table:table-cell table:style-name="TableCell2413">
            <text:p text:style-name="P2414"/>
          </table:table-cell>
          <table:table-cell table:style-name="TableCell2415">
            <text:p text:style-name="P2416">sent_id = 76</text:p>
          </table:table-cell>
          <table:table-cell table:style-name="TableCell2417">
            <text:p text:style-name="P2418">-</text:p>
          </table:table-cell>
          <table:table-cell table:style-name="TableCell2419">
            <text:p text:style-name="P2420"><text:span text:style-name="T2421">4</text:span><text:span text:style-name="T2422"><text:tab/></text:span><text:span text:style-name="T2423">plunksnakotį</text:span><text:span text:style-name="T2424"><text:tab/></text:span><text:span text:style-name="T2425">plunksnakotis</text:span><text:span text:style-name="T2426"><text:tab/>ADJ</text:span><text:span text:style-name="T2427"><text:tab/>bdv.nelygin.vyr.vns.G.</text:span><text:span text:style-name="T2428"><text:tab/>Case=Acc|Definite=Ind|Degree=Pos|Gender=Masc|Number=Sing</text:span><text:span text:style-name="T2429"><text:tab/>7</text:span><text:span text:style-name="T2430"><text:tab/>amod</text:span><text:span text:style-name="T2431"><text:tab/>...</text:span></text:p>
          </table:table-cell>
        </table:table-row>
        <table:table-row table:style-name="TableRow2432">
          <table:table-cell table:style-name="TableCell2433">
            <text:p text:style-name="P2434"/>
          </table:table-cell>
          <table:table-cell table:style-name="TableCell2435">
            <text:p text:style-name="P2436"/>
          </table:table-cell>
          <table:table-cell table:style-name="TableCell2437">
            <text:p text:style-name="P2438">+</text:p>
          </table:table-cell>
          <table:table-cell table:style-name="TableCell2439">
            <text:p text:style-name="P2440"><text:span text:style-name="T2441">4</text:span><text:span text:style-name="T2442"><text:tab/>plunksnakotį</text:span><text:span text:style-name="T2443"><text:tab/></text:span><text:span text:style-name="T2444">plunksnakotis</text:span><text:span text:style-name="T2445"><text:tab/>ADJ</text:span><text:span text:style-name="T2446"><text:tab/>bdv.nelygin.vyr.vns.G.</text:span><text:span text:style-name="T2447"><text:tab/>Case=Acc|Definite=Ind|Degree=Pos|Gender=Masc|Number=Sing</text:span><text:span text:style-name="T2448"><text:tab/>3</text:span><text:span text:style-name="T2449"><text:tab/>obj</text:span><text:span text:style-name="T2450"><text:tab/>...</text:span></text:p>
          </table:table-cell>
        </table:table-row>
        <table:table-row table:style-name="TableRow2451"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</table:table-row>
        <table:table-row table:style-name="TableRow2460">
          <table:table-cell table:style-name="TableCell2461">
            <text:p text:style-name="P2462"/>
          </table:table-cell>
          <table:table-cell table:style-name="TableCell2463">
            <text:p text:style-name="P2464"/>
          </table:table-cell>
          <table:table-cell table:style-name="TableCell2465">
            <text:p text:style-name="P2466">-</text:p>
          </table:table-cell>
          <table:table-cell table:style-name="TableCell2467">
            <text:p text:style-name="P2468">5<text:tab/>,<text:tab/>...<text:tab/>6<text:tab/>punct<text:tab/>...</text:p>
          </table:table-cell>
        </table:table-row>
        <table:table-row table:style-name="TableRow2469">
          <table:table-cell table:style-name="TableCell2470">
            <text:p text:style-name="P2471"/>
          </table:table-cell>
          <table:table-cell table:style-name="TableCell2472">
            <text:p text:style-name="P2473"/>
          </table:table-cell>
          <table:table-cell table:style-name="TableCell2474">
            <text:p text:style-name="P2475">+</text:p>
          </table:table-cell>
          <table:table-cell table:style-name="TableCell2476">
            <text:p text:style-name="P2477">5<text:tab/>,<text:tab/>...<text:tab/>7<text:tab/>punct<text:tab/>...</text:p>
          </table:table-cell>
        </table:table-row>
        <table:table-row table:style-name="TableRow2478">
          <table:table-cell table:style-name="TableCell2479">
            <text:p text:style-name="P2480"/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/>
          </table:table-cell>
        </table:table-row>
        <table:table-row table:style-name="TableRow2487">
          <table:table-cell table:style-name="TableCell2488">
            <text:p text:style-name="P2489"/>
          </table:table-cell>
          <table:table-cell table:style-name="TableCell2490">
            <text:p text:style-name="P2491"/>
          </table:table-cell>
          <table:table-cell table:style-name="TableCell2492">
            <text:p text:style-name="P2493">-</text:p>
          </table:table-cell>
          <table:table-cell table:style-name="TableCell2494">
            <text:p text:style-name="P2495">6<text:tab/>rašalo<text:tab/>...<text:tab/>4<text:tab/>conj<text:tab/>...</text:p>
          </table:table-cell>
        </table:table-row>
        <table:table-row table:style-name="TableRow2496"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  <table:table-cell table:style-name="TableCell2501">
            <text:p text:style-name="P2502">+</text:p>
          </table:table-cell>
          <table:table-cell table:style-name="TableCell2503">
            <text:p text:style-name="P2504">6<text:tab/>rašalo<text:tab/>...<text:tab/>7<text:tab/>nmod<text:tab/>...</text:p>
          </table:table-cell>
        </table:table-row>
        <table:table-row table:style-name="TableRow2505"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  <table:table-cell table:style-name="TableCell2512">
            <text:p text:style-name="P2513"/>
          </table:table-cell>
        </table:table-row>
        <table:table-row table:style-name="TableRow2514"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>-</text:p>
          </table:table-cell>
          <table:table-cell table:style-name="TableCell2521">
            <text:p text:style-name="P2522">7<text:tab/>buteliuką<text:tab/>...<text:tab/>3<text:tab/>obj<text:tab/>...</text:p>
          </table:table-cell>
        </table:table-row>
        <table:table-row table:style-name="TableRow2523">
          <table:table-cell table:style-name="TableCell2524">
            <text:p text:style-name="P2525"/>
          </table:table-cell>
          <table:table-cell table:style-name="TableCell2526">
            <text:p text:style-name="P2527"/>
          </table:table-cell>
          <table:table-cell table:style-name="TableCell2528">
            <text:p text:style-name="P2529">+</text:p>
          </table:table-cell>
          <table:table-cell table:style-name="TableCell2530">
            <text:p text:style-name="P2531">7<text:tab/>buteliuką<text:tab/>...<text:tab/>4<text:tab/>conj<text:tab/>...</text:p>
          </table:table-cell>
        </table:table-row>
        <table:table-row table:style-name="TableRow2532"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</table:table-row>
        <table:table-row table:style-name="TableRow2541"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  <table:table-cell table:style-name="TableCell2546">
            <text:p text:style-name="P2547">-</text:p>
          </table:table-cell>
          <table:table-cell table:style-name="TableCell2548">
            <text:p text:style-name="P2549">10<text:tab/>knygą<text:tab/>...<text:tab/>7<text:tab/>conj<text:tab/>...</text:p>
          </table:table-cell>
        </table:table-row>
        <table:table-row table:style-name="TableRow2550">
          <table:table-cell table:style-name="TableCell2551">
            <text:p text:style-name="P2552"/>
          </table:table-cell>
          <table:table-cell table:style-name="TableCell2553">
            <text:p text:style-name="P2554"/>
          </table:table-cell>
          <table:table-cell table:style-name="TableCell2555">
            <text:p text:style-name="P2556">+</text:p>
          </table:table-cell>
          <table:table-cell table:style-name="TableCell2557">
            <text:p text:style-name="P2558">10<text:tab/>knygą<text:tab/>...<text:tab/>4<text:tab/>conj<text:tab/>...</text:p>
          </table:table-cell>
        </table:table-row>
        <table:table-row table:style-name="TableRow2559">
          <table:table-cell table:style-name="TableCell2560">
            <text:p text:style-name="P2561"/>
          </table:table-cell>
          <table:table-cell table:style-name="TableCell2562">
            <text:p text:style-name="P2563"/>
          </table:table-cell>
          <table:table-cell table:style-name="TableCell2564">
            <text:p text:style-name="P2565"/>
          </table:table-cell>
          <table:table-cell table:style-name="TableCell2566">
            <text:p text:style-name="P2567"/>
          </table:table-cell>
        </table:table-row>
        <table:table-row table:style-name="TableRow2568">
          <table:table-cell table:style-name="TableCell2569">
            <text:p text:style-name="P2570"/>
          </table:table-cell>
          <table:table-cell table:style-name="TableCell2571">
            <text:p text:style-name="P2572"/>
          </table:table-cell>
          <table:table-cell table:style-name="TableCell2573">
            <text:p text:style-name="P2574"/>
          </table:table-cell>
          <table:table-cell table:style-name="TableCell2575">
            <text:p text:style-name="P2576"/>
          </table:table-cell>
        </table:table-row>
        <table:table-row table:style-name="TableRow2577">
          <table:table-cell table:style-name="TableCell2578">
            <text:p text:style-name="P2579"/>
          </table:table-cell>
          <table:table-cell table:style-name="TableCell2580">
            <text:p text:style-name="P2581">sent_id = 80</text:p>
          </table:table-cell>
          <table:table-cell table:style-name="TableCell2582">
            <text:p text:style-name="P2583">-</text:p>
          </table:table-cell>
          <table:table-cell table:style-name="TableCell2584">
            <text:p text:style-name="P2585">8<text:tab/>forma<text:tab/>...<text:tab/>0<text:tab/>root<text:tab/>...</text:p>
          </table:table-cell>
        </table:table-row>
        <table:table-row table:style-name="TableRow2586">
          <table:table-cell table:style-name="TableCell2587">
            <text:p text:style-name="P2588"/>
          </table:table-cell>
          <table:table-cell table:style-name="TableCell2589">
            <text:p text:style-name="P2590"/>
          </table:table-cell>
          <table:table-cell table:style-name="TableCell2591">
            <text:p text:style-name="P2592">+</text:p>
          </table:table-cell>
          <table:table-cell table:style-name="TableCell2593">
            <text:p text:style-name="P2594">8<text:tab/>forma<text:tab/>...<text:tab/>10<text:tab/>nsubj<text:tab/>...</text:p>
          </table:table-cell>
        </table:table-row>
        <table:table-row table:style-name="TableRow2595"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  <table:table-cell table:style-name="TableCell2602">
            <text:p text:style-name="P2603"/>
          </table:table-cell>
        </table:table-row>
        <table:table-row table:style-name="TableRow2604">
          <table:table-cell table:style-name="TableCell2605">
            <text:p text:style-name="P2606"/>
          </table:table-cell>
          <table:table-cell table:style-name="TableCell2607">
            <text:p text:style-name="P2608"/>
          </table:table-cell>
          <table:table-cell table:style-name="TableCell2609">
            <text:p text:style-name="P2610">-</text:p>
          </table:table-cell>
          <table:table-cell table:style-name="TableCell2611">
            <text:p text:style-name="P2612">10<text:tab/>paskatino<text:tab/>...<text:tab/>8<text:tab/>conj<text:tab/>...</text:p>
          </table:table-cell>
        </table:table-row>
        <table:table-row table:style-name="TableRow2613">
          <table:table-cell table:style-name="TableCell2614">
            <text:p text:style-name="P2615"/>
          </table:table-cell>
          <table:table-cell table:style-name="TableCell2616">
            <text:p text:style-name="P2617"/>
          </table:table-cell>
          <table:table-cell table:style-name="TableCell2618">
            <text:p text:style-name="P2619">+</text:p>
          </table:table-cell>
          <table:table-cell table:style-name="TableCell2620">
            <text:p text:style-name="P2621">10<text:tab/>paskatino<text:tab/>...<text:tab/>0<text:tab/>root<text:tab/>...</text:p>
          </table:table-cell>
        </table:table-row>
        <table:table-row table:style-name="TableRow2622"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</table:table-row>
        <table:table-row table:style-name="TableRow2631">
          <table:table-cell table:style-name="TableCell2632">
            <text:p text:style-name="P2633"/>
          </table:table-cell>
          <table:table-cell table:style-name="TableCell2634">
            <text:p text:style-name="P2635"/>
          </table:table-cell>
          <table:table-cell table:style-name="TableCell2636">
            <text:p text:style-name="P2637">-</text:p>
          </table:table-cell>
          <table:table-cell table:style-name="TableCell2638">
            <text:p text:style-name="P2639">11<text:tab/>jį<text:tab/>...<text:tab/>12<text:tab/>obj<text:tab/>...</text:p>
          </table:table-cell>
        </table:table-row>
        <table:table-row table:style-name="TableRow2640">
          <table:table-cell table:style-name="TableCell2641">
            <text:p text:style-name="P2642"/>
          </table:table-cell>
          <table:table-cell table:style-name="TableCell2643">
            <text:p text:style-name="P2644"/>
          </table:table-cell>
          <table:table-cell table:style-name="TableCell2645">
            <text:p text:style-name="P2646">+</text:p>
          </table:table-cell>
          <table:table-cell table:style-name="TableCell2647">
            <text:p text:style-name="P2648">11<text:tab/>jį<text:tab/>...<text:tab/>10<text:tab/>obj<text:tab/>...</text:p>
          </table:table-cell>
        </table:table-row>
        <table:table-row table:style-name="TableRow2649">
          <table:table-cell table:style-name="TableCell2650">
            <text:p text:style-name="P2651"/>
          </table:table-cell>
          <table:table-cell table:style-name="TableCell2652">
            <text:p text:style-name="P2653"/>
          </table:table-cell>
          <table:table-cell table:style-name="TableCell2654">
            <text:p text:style-name="P2655"/>
          </table:table-cell>
          <table:table-cell table:style-name="TableCell2656">
            <text:p text:style-name="P2657"/>
          </table:table-cell>
        </table:table-row>
        <table:table-row table:style-name="TableRow2658">
          <table:table-cell table:style-name="TableCell2659">
            <text:p text:style-name="P2660"/>
          </table:table-cell>
          <table:table-cell table:style-name="TableCell2661">
            <text:p text:style-name="P2662"/>
          </table:table-cell>
          <table:table-cell table:style-name="TableCell2663">
            <text:p text:style-name="P2664">-</text:p>
          </table:table-cell>
          <table:table-cell table:style-name="TableCell2665">
            <text:p text:style-name="P2666">21<text:tab/>.<text:tab/>...<text:tab/>8<text:tab/>punct<text:tab/>...</text:p>
          </table:table-cell>
        </table:table-row>
        <table:table-row table:style-name="TableRow2667">
          <table:table-cell table:style-name="TableCell2668">
            <text:p text:style-name="P2669"/>
          </table:table-cell>
          <table:table-cell table:style-name="TableCell2670">
            <text:p text:style-name="P2671"/>
          </table:table-cell>
          <table:table-cell table:style-name="TableCell2672">
            <text:p text:style-name="P2673">+</text:p>
          </table:table-cell>
          <table:table-cell table:style-name="TableCell2674">
            <text:p text:style-name="P2675">21<text:tab/>.<text:tab/>...<text:tab/>10<text:tab/>punct<text:tab/>...</text:p>
          </table:table-cell>
        </table:table-row>
        <table:table-row table:style-name="TableRow2676">
          <table:table-cell table:style-name="TableCell2677">
            <text:p text:style-name="P2678"/>
          </table:table-cell>
          <table:table-cell table:style-name="TableCell2679">
            <text:p text:style-name="P2680"/>
          </table:table-cell>
          <table:table-cell table:style-name="TableCell2681">
            <text:p text:style-name="P2682"/>
          </table:table-cell>
          <table:table-cell table:style-name="TableCell2683">
            <text:p text:style-name="P2684"/>
          </table:table-cell>
        </table:table-row>
        <table:table-row table:style-name="TableRow2685">
          <table:table-cell table:style-name="TableCell2686">
            <text:p text:style-name="P2687"/>
          </table:table-cell>
          <table:table-cell table:style-name="TableCell2688">
            <text:p text:style-name="P2689">sent_id = 83</text:p>
          </table:table-cell>
          <table:table-cell table:style-name="TableCell2690">
            <text:p text:style-name="P2691">-</text:p>
          </table:table-cell>
          <table:table-cell table:style-name="TableCell2692">
            <text:p text:style-name="P2693">12<text:tab/>mažiausiai<text:tab/>...<text:tab/>11<text:tab/>advmod<text:tab/>...</text:p>
          </table:table-cell>
        </table:table-row>
        <table:table-row table:style-name="TableRow2694">
          <table:table-cell table:style-name="TableCell2695">
            <text:p text:style-name="P2696"/>
          </table:table-cell>
          <table:table-cell table:style-name="TableCell2697">
            <text:p text:style-name="P2698"/>
          </table:table-cell>
          <table:table-cell table:style-name="TableCell2699">
            <text:p text:style-name="P2700">+</text:p>
          </table:table-cell>
          <table:table-cell table:style-name="TableCell2701">
            <text:p text:style-name="P2702">12<text:tab/>mažiausiai<text:tab/>...<text:tab/>13<text:tab/>advmod<text:tab/>...</text:p>
          </table:table-cell>
        </table:table-row>
        <table:table-row table:style-name="TableRow2703">
          <table:table-cell table:style-name="TableCell2704">
            <text:p text:style-name="P2705"/>
          </table:table-cell>
          <table:table-cell table:style-name="TableCell2706">
            <text:p text:style-name="P2707"/>
          </table:table-cell>
          <table:table-cell table:style-name="TableCell2708">
            <text:p text:style-name="P2709"/>
          </table:table-cell>
          <table:table-cell table:style-name="TableCell2710">
            <text:p text:style-name="P2711"/>
          </table:table-cell>
        </table:table-row>
        <table:table-row table:style-name="TableRow2712">
          <table:table-cell table:style-name="TableCell2713">
            <text:p text:style-name="P2714"/>
          </table:table-cell>
          <table:table-cell table:style-name="TableCell2715">
            <text:p text:style-name="P2716">sent_id = 92</text:p>
          </table:table-cell>
          <table:table-cell table:style-name="TableCell2717">
            <text:p text:style-name="P2718">-</text:p>
          </table:table-cell>
          <table:table-cell table:style-name="TableCell2719">
            <text:p text:style-name="P2720"><text:span text:style-name="T2721">3</text:span><text:span text:style-name="T2722"><text:tab/>plunksnakotin</text:span><text:span text:style-name="T2723"><text:tab/></text:span><text:span text:style-name="T2724">plunksnakotin</text:span><text:span text:style-name="T2725"><text:tab/>VERB</text:span><text:span text:style-name="T2726"><text:tab/>vksm.bndr.</text:span><text:span text:style-name="T2727"><text:tab/>Polarity=Pos|VerbForm=Inf</text:span><text:span text:style-name="T2728"><text:tab/>4</text:span><text:span text:style-name="T2729"><text:tab/>acl</text:span><text:span text:style-name="T2730"><text:tab/>...</text:span></text:p>
          </table:table-cell>
        </table:table-row>
        <table:table-row table:style-name="TableRow2731">
          <table:table-cell table:style-name="TableCell2732">
            <text:p text:style-name="P2733"/>
          </table:table-cell>
          <table:table-cell table:style-name="TableCell2734">
            <text:p text:style-name="P2735"/>
          </table:table-cell>
          <table:table-cell table:style-name="TableCell2736">
            <text:p text:style-name="P2737">+</text:p>
          </table:table-cell>
          <table:table-cell table:style-name="TableCell2738">
            <text:p text:style-name="P2739"><text:span text:style-name="T2740">3</text:span><text:span text:style-name="T2741"><text:tab/>plunksnakotin</text:span><text:span text:style-name="T2742"><text:tab/></text:span><text:span text:style-name="T2743">plunksnakotin</text:span><text:span text:style-name="T2744"><text:tab/>VERB</text:span><text:span text:style-name="T2745"><text:tab/></text:span><text:span text:style-name="T2746">vksm.bndr.</text:span><text:span text:style-name="T2747"><text:tab/>Polarity=Pos|VerbForm=Inf</text:span><text:span text:style-name="T2748"><text:tab/>2</text:span><text:span text:style-name="T2749"><text:tab/>obl</text:span><text:span text:style-name="T2750"><text:tab/>...</text:span></text:p>
          </table:table-cell>
        </table:table-row>
        <table:table-row table:style-name="TableRow2751">
          <table:table-cell table:style-name="TableCell2752">
            <text:p text:style-name="P2753"/>
          </table:table-cell>
          <table:table-cell table:style-name="TableCell2754">
            <text:p text:style-name="P2755"/>
          </table:table-cell>
          <table:table-cell table:style-name="TableCell2756">
            <text:p text:style-name="P2757"/>
          </table:table-cell>
          <table:table-cell table:style-name="TableCell2758">
            <text:p text:style-name="P2759"/>
          </table:table-cell>
        </table:table-row>
        <table:table-row table:style-name="TableRow2760"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>-</text:p>
          </table:table-cell>
          <table:table-cell table:style-name="TableCell2767">
            <text:p text:style-name="P2768"><text:span text:style-name="T2769">6</text:span><text:span text:style-name="T2770"><text:tab/>pačiulpė</text:span><text:span text:style-name="T2771"><text:tab/></text:span><text:span text:style-name="T2772">pačiulpė</text:span><text:span text:style-name="T2773"><text:tab/>NOUN</text:span><text:span text:style-name="T2774"><text:tab/>dkt.mot.vns.V.</text:span><text:span text:style-name="T2775"><text:tab/>Case=Nom|Gender=Fem|Number=Sing</text:span><text:span text:style-name="T2776"><text:tab/>4</text:span><text:span text:style-name="T2777"><text:tab/>conj</text:span><text:span text:style-name="T2778"><text:tab/>...</text:span></text:p>
          </table:table-cell>
        </table:table-row>
        <table:table-row table:style-name="TableRow2779">
          <table:table-cell table:style-name="TableCell2780">
            <text:p text:style-name="P2781"/>
          </table:table-cell>
          <table:table-cell table:style-name="TableCell2782">
            <text:p text:style-name="P2783"/>
          </table:table-cell>
          <table:table-cell table:style-name="TableCell2784">
            <text:p text:style-name="P2785">+</text:p>
          </table:table-cell>
          <table:table-cell table:style-name="TableCell2786">
            <text:p text:style-name="P2787"><text:span text:style-name="T2788">6</text:span><text:span text:style-name="T2789"><text:tab/>pačiulpė</text:span><text:span text:style-name="T2790"><text:tab/></text:span><text:span text:style-name="T2791">pačiulpė</text:span><text:span text:style-name="T2792"><text:tab/>NOUN</text:span><text:span text:style-name="T2793"><text:tab/>dkt.mot.vns.V.</text:span><text:span text:style-name="T2794"><text:tab/>Case=Nom|Gender=Fem|Number=Sing</text:span><text:span text:style-name="T2795"><text:tab/>2</text:span><text:span text:style-name="T2796"><text:tab/>conj</text:span><text:span text:style-name="T2797"><text:tab/>...</text:span></text:p>
          </table:table-cell>
        </table:table-row>
        <table:table-row table:style-name="TableRow2798">
          <table:table-cell table:style-name="TableCell2799">
            <text:p text:style-name="P2800"/>
          </table:table-cell>
          <table:table-cell table:style-name="TableCell2801">
            <text:p text:style-name="P2802"/>
          </table:table-cell>
          <table:table-cell table:style-name="TableCell2803">
            <text:p text:style-name="P2804"/>
          </table:table-cell>
          <table:table-cell table:style-name="TableCell2805">
            <text:p text:style-name="P2806"/>
          </table:table-cell>
        </table:table-row>
        <table:table-row table:style-name="TableRow2807">
          <table:table-cell table:style-name="TableCell2808">
            <text:p text:style-name="P2809"/>
          </table:table-cell>
          <table:table-cell table:style-name="TableCell2810">
            <text:p text:style-name="P2811">sent_id = 96</text:p>
          </table:table-cell>
          <table:table-cell table:style-name="TableCell2812">
            <text:p text:style-name="P2813">-</text:p>
          </table:table-cell>
          <table:table-cell table:style-name="TableCell2814">
            <text:p text:style-name="P2815">5<text:tab/>rašalą<text:tab/>...<text:tab/>3<text:tab/>obl:arg<text:tab/>...</text:p>
          </table:table-cell>
        </table:table-row>
        <table:table-row table:style-name="TableRow2816">
          <table:table-cell table:style-name="TableCell2817">
            <text:p text:style-name="P2818"/>
          </table:table-cell>
          <table:table-cell table:style-name="TableCell2819">
            <text:p text:style-name="P2820"/>
          </table:table-cell>
          <table:table-cell table:style-name="TableCell2821">
            <text:p text:style-name="P2822">+</text:p>
          </table:table-cell>
          <table:table-cell table:style-name="TableCell2823">
            <text:p text:style-name="P2824">5<text:tab/>rašalą<text:tab/>...<text:tab/>2<text:tab/>obl:arg<text:tab/>...</text:p>
          </table:table-cell>
        </table:table-row>
        <table:table-row table:style-name="TableRow2825">
          <table:table-cell table:style-name="TableCell2826">
            <text:p text:style-name="P2827"/>
          </table:table-cell>
          <table:table-cell table:style-name="TableCell2828">
            <text:p text:style-name="P2829"/>
          </table:table-cell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</table:table-row>
        <table:table-row table:style-name="TableRow2834">
          <table:table-cell table:style-name="TableCell2835">
            <text:p text:style-name="P2836"/>
          </table:table-cell>
          <table:table-cell table:style-name="TableCell2837">
            <text:p text:style-name="P2838">sent_id = 98</text:p>
          </table:table-cell>
          <table:table-cell table:style-name="TableCell2839">
            <text:p text:style-name="P2840">-</text:p>
          </table:table-cell>
          <table:table-cell table:style-name="TableCell2841">
            <text:p text:style-name="P2842">1<text:tab/>Pradėti<text:tab/>...<text:tab/>0<text:tab/>root<text:tab/>...</text:p>
          </table:table-cell>
        </table:table-row>
        <table:table-row table:style-name="TableRow2843">
          <table:table-cell table:style-name="TableCell2844">
            <text:p text:style-name="P2845"/>
          </table:table-cell>
          <table:table-cell table:style-name="TableCell2846">
            <text:p text:style-name="P2847"/>
          </table:table-cell>
          <table:table-cell table:style-name="TableCell2848">
            <text:p text:style-name="P2849">+</text:p>
          </table:table-cell>
          <table:table-cell table:style-name="TableCell2850">
            <text:p text:style-name="P2851">1<text:tab/>Pradėti<text:tab/>...<text:tab/>5<text:tab/>acl<text:tab/>...</text:p>
          </table:table-cell>
        </table:table-row>
        <table:table-row table:style-name="TableRow2852"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</table:table-row>
        <table:table-row table:style-name="TableRow2861">
          <table:table-cell table:style-name="TableCell2862">
            <text:p text:style-name="P2863"/>
          </table:table-cell>
          <table:table-cell table:style-name="TableCell2864">
            <text:p text:style-name="P2865"/>
          </table:table-cell>
          <table:table-cell table:style-name="TableCell2866">
            <text:p text:style-name="P2867">-</text:p>
          </table:table-cell>
          <table:table-cell table:style-name="TableCell2868">
            <text:p text:style-name="P2869">2<text:tab/>rašyti<text:tab/>...<text:tab/>1<text:tab/>xcomp<text:tab/>...</text:p>
          </table:table-cell>
        </table:table-row>
        <table:table-row table:style-name="TableRow2870">
          <table:table-cell table:style-name="TableCell2871">
            <text:p text:style-name="P2872"/>
          </table:table-cell>
          <table:table-cell table:style-name="TableCell2873">
            <text:p text:style-name="P2874"/>
          </table:table-cell>
          <table:table-cell table:style-name="TableCell2875">
            <text:p text:style-name="P2876">+</text:p>
          </table:table-cell>
          <table:table-cell table:style-name="TableCell2877">
            <text:p text:style-name="P2878">??? korrigieren</text:p>
          </table:table-cell>
        </table:table-row>
        <table:table-row table:style-name="TableRow2879">
          <table:table-cell table:style-name="TableCell2880">
            <text:p text:style-name="P2881"/>
          </table:table-cell>
          <table:table-cell table:style-name="TableCell2882">
            <text:p text:style-name="P2883"/>
          </table:table-cell>
          <table:table-cell table:style-name="TableCell2884">
            <text:p text:style-name="P2885"/>
          </table:table-cell>
          <table:table-cell table:style-name="TableCell2886">
            <text:p text:style-name="P2887"/>
          </table:table-cell>
        </table:table-row>
        <table:table-row table:style-name="TableRow2888">
          <table:table-cell table:style-name="TableCell2889">
            <text:p text:style-name="P2890"/>
          </table:table-cell>
          <table:table-cell table:style-name="TableCell2891">
            <text:p text:style-name="P2892"/>
          </table:table-cell>
          <table:table-cell table:style-name="TableCell2893">
            <text:p text:style-name="P2894">-</text:p>
          </table:table-cell>
          <table:table-cell table:style-name="TableCell2895">
            <text:p text:style-name="P2896">4<text:tab/>reikia<text:tab/>...<text:tab/>1<text:tab/>conj<text:tab/>...</text:p>
          </table:table-cell>
        </table:table-row>
        <table:table-row table:style-name="TableRow2897">
          <table:table-cell table:style-name="TableCell2898">
            <text:p text:style-name="P2899"/>
          </table:table-cell>
          <table:table-cell table:style-name="TableCell2900">
            <text:p text:style-name="P2901"/>
          </table:table-cell>
          <table:table-cell table:style-name="TableCell2902">
            <text:p text:style-name="P2903">+</text:p>
          </table:table-cell>
          <table:table-cell table:style-name="TableCell2904">
            <text:p text:style-name="P2905">4<text:tab/>reikia<text:tab/>...<text:tab/>0<text:tab/>root<text:tab/>...</text:p>
          </table:table-cell>
        </table:table-row>
        <table:table-row table:style-name="TableRow2906">
          <table:table-cell table:style-name="TableCell2907">
            <text:p text:style-name="P2908"/>
          </table:table-cell>
          <table:table-cell table:style-name="TableCell2909">
            <text:p text:style-name="P2910"/>
          </table:table-cell>
          <table:table-cell table:style-name="TableCell2911">
            <text:p text:style-name="P2912"/>
          </table:table-cell>
          <table:table-cell table:style-name="TableCell2913">
            <text:p text:style-name="P2914"/>
          </table:table-cell>
        </table:table-row>
        <table:table-row table:style-name="TableRow2915">
          <table:table-cell table:style-name="TableCell2916">
            <text:p text:style-name="P2917"/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</table:table-row>
        <table:table-row table:style-name="TableRow2924">
          <table:table-cell table:style-name="TableCell2925">
            <text:p text:style-name="P2926"/>
          </table:table-cell>
          <table:table-cell table:style-name="TableCell2927">
            <text:p text:style-name="P2928"/>
          </table:table-cell>
          <table:table-cell table:style-name="TableCell2929">
            <text:p text:style-name="P2930"/>
          </table:table-cell>
          <table:table-cell table:style-name="TableCell2931">
            <text:p text:style-name="P2932"/>
          </table:table-cell>
        </table:table-row>
        <table:table-row table:style-name="TableRow2933">
          <table:table-cell table:style-name="TableCell2934">
            <text:p text:style-name="P2935"/>
          </table:table-cell>
          <table:table-cell table:style-name="TableCell2936">
            <text:p text:style-name="P2937"/>
          </table:table-cell>
          <table:table-cell table:style-name="TableCell2938">
            <text:p text:style-name="P2939"/>
          </table:table-cell>
          <table:table-cell table:style-name="TableCell2940">
            <text:p text:style-name="P2941"/>
          </table:table-cell>
        </table:table-row>
        <table:table-row table:style-name="TableRow2942">
          <table:table-cell table:style-name="TableCell2943">
            <text:p text:style-name="P2944">002</text:p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</table:table-row>
        <table:table-row table:style-name="TableRow2951">
          <table:table-cell table:style-name="TableCell2952">
            <text:p text:style-name="P2953"/>
          </table:table-cell>
          <table:table-cell table:style-name="TableCell2954">
            <text:p text:style-name="P2955">sent_id = 105</text:p>
          </table:table-cell>
          <table:table-cell table:style-name="TableCell2956">
            <text:p text:style-name="P2957">-</text:p>
          </table:table-cell>
          <table:table-cell table:style-name="TableCell2958">
            <text:p text:style-name="P2959">1<text:tab/>Kam<text:tab/>...<text:tab/>4<text:tab/>advmod <text:s text:c="2"/>...</text:p>
          </table:table-cell>
        </table:table-row>
        <table:table-row table:style-name="TableRow2960">
          <table:table-cell table:style-name="TableCell2961">
            <text:p text:style-name="P2962"/>
          </table:table-cell>
          <table:table-cell table:style-name="TableCell2963">
            <text:p text:style-name="P2964"/>
          </table:table-cell>
          <table:table-cell table:style-name="TableCell2965">
            <text:p text:style-name="P2966">+</text:p>
          </table:table-cell>
          <table:table-cell table:style-name="TableCell2967">
            <text:p text:style-name="P2968">1<text:tab/>Kam<text:tab/>...<text:tab/>7<text:tab/>reparandum<text:tab/>...</text:p>
          </table:table-cell>
        </table:table-row>
        <table:table-row table:style-name="TableRow2969">
          <table:table-cell table:style-name="TableCell2970">
            <text:p text:style-name="P2971"/>
          </table:table-cell>
          <table:table-cell table:style-name="TableCell2972">
            <text:p text:style-name="P2973"/>
          </table:table-cell>
          <table:table-cell table:style-name="TableCell2974">
            <text:p text:style-name="P2975"/>
          </table:table-cell>
          <table:table-cell table:style-name="TableCell2976">
            <text:p text:style-name="P2977"/>
          </table:table-cell>
        </table:table-row>
        <table:table-row table:style-name="TableRow2978">
          <table:table-cell table:style-name="TableCell2979">
            <text:p text:style-name="P2980"/>
          </table:table-cell>
          <table:table-cell table:style-name="TableCell2981">
            <text:p text:style-name="P2982"/>
          </table:table-cell>
          <table:table-cell table:style-name="TableCell2983">
            <text:p text:style-name="P2984">-</text:p>
          </table:table-cell>
          <table:table-cell table:style-name="TableCell2985">
            <text:p text:style-name="P2986">9<text:tab/>rašo<text:tab/>...<text:tab/>4<text:tab/>conj<text:tab/>...</text:p>
          </table:table-cell>
        </table:table-row>
        <table:table-row table:style-name="TableRow2987">
          <table:table-cell table:style-name="TableCell2988">
            <text:p text:style-name="P2989"/>
          </table:table-cell>
          <table:table-cell table:style-name="TableCell2990">
            <text:p text:style-name="P2991"/>
          </table:table-cell>
          <table:table-cell table:style-name="TableCell2992">
            <text:p text:style-name="P2993">+</text:p>
          </table:table-cell>
          <table:table-cell table:style-name="TableCell2994">
            <text:p text:style-name="P2995">9<text:tab/>rašo<text:tab/>...<text:tab/>4<text:tab/>xcomp<text:tab/>_<text:tab/>TokenRange=9651:9655</text:p>
          </table:table-cell>
        </table:table-row>
        <table:table-row table:style-name="TableRow2996"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  <table:table-cell table:style-name="TableCell3001">
            <text:p text:style-name="P3002"/>
          </table:table-cell>
          <table:table-cell table:style-name="TableCell3003">
            <text:p text:style-name="P3004"/>
          </table:table-cell>
        </table:table-row>
        <table:table-row table:style-name="TableRow3005">
          <table:table-cell table:style-name="TableCell3006">
            <text:p text:style-name="P3007"/>
          </table:table-cell>
          <table:table-cell table:style-name="TableCell3008">
            <text:p text:style-name="P3009">sent_id = 107</text:p>
          </table:table-cell>
          <table:table-cell table:style-name="TableCell3010">
            <text:p text:style-name="P3011">-</text:p>
          </table:table-cell>
          <table:table-cell table:style-name="TableCell3012">
            <text:p text:style-name="P3013">8<text:tab/>užrašytą<text:tab/>...<text:tab/>9<text:tab/>acl<text:tab/>...</text:p>
          </table:table-cell>
        </table:table-row>
        <table:table-row table:style-name="TableRow3014">
          <table:table-cell table:style-name="TableCell3015">
            <text:p text:style-name="P3016"/>
          </table:table-cell>
          <table:table-cell table:style-name="TableCell3017">
            <text:p text:style-name="P3018"/>
          </table:table-cell>
          <table:table-cell table:style-name="TableCell3019">
            <text:p text:style-name="P3020">+</text:p>
          </table:table-cell>
          <table:table-cell table:style-name="TableCell3021">
            <text:p text:style-name="P3022">8<text:tab/>užrašytą<text:tab/>...<text:tab/>9<text:tab/>amod<text:tab/>...</text:p>
          </table:table-cell>
        </table:table-row>
        <table:table-row table:style-name="TableRow3023">
          <table:table-cell table:style-name="TableCell3024">
            <text:p text:style-name="P3025"/>
          </table:table-cell>
          <table:table-cell table:style-name="TableCell3026">
            <text:p text:style-name="P3027"/>
          </table:table-cell>
          <table:table-cell table:style-name="TableCell3028">
            <text:p text:style-name="P3029"/>
          </table:table-cell>
          <table:table-cell table:style-name="TableCell3030">
            <text:p text:style-name="P3031"/>
          </table:table-cell>
        </table:table-row>
        <table:table-row table:style-name="TableRow3032">
          <table:table-cell table:style-name="TableCell3033">
            <text:p text:style-name="P3034"/>
          </table:table-cell>
          <table:table-cell table:style-name="TableCell3035">
            <text:p text:style-name="P3036"/>
          </table:table-cell>
          <table:table-cell table:style-name="TableCell3037">
            <text:p text:style-name="P3038">-</text:p>
          </table:table-cell>
          <table:table-cell table:style-name="TableCell3039">
            <text:p text:style-name="P3040">17<text:tab/>dvimintė<text:tab/>...<text:tab/>14<text:tab/>nsubj<text:tab/>...</text:p>
          </table:table-cell>
        </table:table-row>
        <table:table-row table:style-name="TableRow3041">
          <table:table-cell table:style-name="TableCell3042">
            <text:p text:style-name="P3043"/>
          </table:table-cell>
          <table:table-cell table:style-name="TableCell3044">
            <text:p text:style-name="P3045"/>
          </table:table-cell>
          <table:table-cell table:style-name="TableCell3046">
            <text:p text:style-name="P3047">+</text:p>
          </table:table-cell>
          <table:table-cell table:style-name="TableCell3048">
            <text:p text:style-name="P3049">17<text:tab/>dvimintė<text:tab/>...<text:tab/>16<text:tab/>appos<text:tab/>...</text:p>
          </table:table-cell>
        </table:table-row>
        <table:table-row table:style-name="TableRow3050">
          <table:table-cell table:style-name="TableCell3051">
            <text:p text:style-name="P3052"/>
          </table:table-cell>
          <table:table-cell table:style-name="TableCell3053">
            <text:p text:style-name="P3054"/>
          </table:table-cell>
          <table:table-cell table:style-name="TableCell3055">
            <text:p text:style-name="P3056"/>
          </table:table-cell>
          <table:table-cell table:style-name="TableCell3057">
            <text:p text:style-name="P3058"/>
          </table:table-cell>
        </table:table-row>
        <table:table-row table:style-name="TableRow3059">
          <table:table-cell table:style-name="TableCell3060">
            <text:p text:style-name="P3061"/>
          </table:table-cell>
          <table:table-cell table:style-name="TableCell3062">
            <text:p text:style-name="P3063">sent_id = 120</text:p>
          </table:table-cell>
          <table:table-cell table:style-name="TableCell3064">
            <text:p text:style-name="P3065">-</text:p>
          </table:table-cell>
          <table:table-cell table:style-name="TableCell3066">
            <text:p text:style-name="P3067"><text:span text:style-name="T3068">5</text:span><text:span text:style-name="T3069"><text:tab/>nepakenčiamai</text:span><text:span text:style-name="T3070"><text:tab/>nepakenčiamai</text:span><text:span text:style-name="T3071"><text:tab/>VERB</text:span><text:span text:style-name="T3072"><text:tab/>prv.nelygin.</text:span><text:span text:style-name="T3073"><text:tab/></text:span><text:span text:style-name="T3074">Mood=Ind|Number=Sing|Person=2|Polarity=Neg|Tense=Pres|VerbForm=Fin</text:span><text:span text:style-name="T3075"><text:tab/>4</text:span><text:span text:style-name="T3076"><text:tab/>xcomp</text:span><text:span text:style-name="T3077"><text:tab/>...</text:span></text:p>
          </table:table-cell>
        </table:table-row>
        <table:table-row table:style-name="TableRow3078"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>+</text:p>
          </table:table-cell>
          <table:table-cell table:style-name="TableCell3085">
            <text:p text:style-name="P3086"><text:span text:style-name="T3087">5</text:span><text:span text:style-name="T3088"><text:tab/>nepakenčiamai</text:span><text:span text:style-name="T3089"><text:tab/>nepakenčiamai</text:span><text:span text:style-name="T3090"><text:tab/>VERB</text:span><text:span text:style-name="T3091"><text:tab/>prv.nelygin.</text:span><text:span text:style-name="T3092"><text:tab/>Mood=Ind|Number=Sing|Person=2|Polarity=Neg|Tense=Pres|VerbForm=Fin</text:span><text:span text:style-name="T3093"><text:tab/>6</text:span><text:span text:style-name="T3094"><text:tab/>advmod</text:span><text:span text:style-name="T3095"><text:tab/>...</text:span></text:p>
          </table:table-cell>
        </table:table-row>
        <table:table-row table:style-name="TableRow3096">
          <table:table-cell table:style-name="TableCell3097">
            <text:p text:style-name="P3098"/>
          </table:table-cell>
          <table:table-cell table:style-name="TableCell3099">
            <text:p text:style-name="P3100"/>
          </table:table-cell>
          <table:table-cell table:style-name="TableCell3101">
            <text:p text:style-name="P3102"/>
          </table:table-cell>
          <table:table-cell table:style-name="TableCell3103">
            <text:p text:style-name="P3104"/>
          </table:table-cell>
        </table:table-row>
        <table:table-row table:style-name="TableRow3105">
          <table:table-cell table:style-name="TableCell3106">
            <text:p text:style-name="P3107"/>
          </table:table-cell>
          <table:table-cell table:style-name="TableCell3108">
            <text:p text:style-name="P3109"/>
          </table:table-cell>
          <table:table-cell table:style-name="TableCell3110">
            <text:p text:style-name="P3111">-</text:p>
          </table:table-cell>
          <table:table-cell table:style-name="TableCell3112">
            <text:p text:style-name="P3113">9<text:tab/>blauzdos<text:tab/>...<text:tab/>6<text:tab/>obl:arg<text:tab/>...</text:p>
          </table:table-cell>
        </table:table-row>
        <table:table-row table:style-name="TableRow3114">
          <table:table-cell table:style-name="TableCell3115">
            <text:p text:style-name="P3116"/>
          </table:table-cell>
          <table:table-cell table:style-name="TableCell3117">
            <text:p text:style-name="P3118"/>
          </table:table-cell>
          <table:table-cell table:style-name="TableCell3119">
            <text:p text:style-name="P3120">+</text:p>
          </table:table-cell>
          <table:table-cell table:style-name="TableCell3121">
            <text:p text:style-name="P3122">9<text:tab/>blauzdos<text:tab/>...<text:tab/>7<text:tab/>nmod<text:tab/>...</text:p>
          </table:table-cell>
        </table:table-row>
        <table:table-row table:style-name="TableRow3123">
          <table:table-cell table:style-name="TableCell3124">
            <text:p text:style-name="P3125"/>
          </table:table-cell>
          <table:table-cell table:style-name="TableCell3126">
            <text:p text:style-name="P3127"/>
          </table:table-cell>
          <table:table-cell table:style-name="TableCell3128">
            <text:p text:style-name="P3129"/>
          </table:table-cell>
          <table:table-cell table:style-name="TableCell3130">
            <text:p text:style-name="P3131"/>
          </table:table-cell>
        </table:table-row>
        <table:table-row table:style-name="TableRow3132">
          <table:table-cell table:style-name="TableCell3133">
            <text:p text:style-name="P3134"/>
          </table:table-cell>
          <table:table-cell table:style-name="TableCell3135">
            <text:p text:style-name="P3136">sent_id = 129</text:p>
          </table:table-cell>
          <table:table-cell table:style-name="TableCell3137">
            <text:p text:style-name="P3138">-</text:p>
          </table:table-cell>
          <table:table-cell table:style-name="TableCell3139">
            <text:p text:style-name="P3140">1<text:tab/>Vienas<text:tab/>...<text:tab/>2<text:tab/>nsubj<text:tab/>...</text:p>
          </table:table-cell>
        </table:table-row>
        <table:table-row table:style-name="TableRow3141">
          <table:table-cell table:style-name="TableCell3142">
            <text:p text:style-name="P3143"/>
          </table:table-cell>
          <table:table-cell table:style-name="TableCell3144">
            <text:p text:style-name="P3145"/>
          </table:table-cell>
          <table:table-cell table:style-name="TableCell3146">
            <text:p text:style-name="P3147">+</text:p>
          </table:table-cell>
          <table:table-cell table:style-name="TableCell3148">
            <text:p text:style-name="P3149">1<text:tab/>Vienas<text:tab/>...<text:tab/>0<text:tab/>root<text:tab/>...</text:p>
          </table:table-cell>
        </table:table-row>
        <table:table-row table:style-name="TableRow3150">
          <table:table-cell table:style-name="TableCell3151">
            <text:p text:style-name="P3152"/>
          </table:table-cell>
          <table:table-cell table:style-name="TableCell3153">
            <text:p text:style-name="P3154"/>
          </table:table-cell>
          <table:table-cell table:style-name="TableCell3155">
            <text:p text:style-name="P3156"/>
          </table:table-cell>
          <table:table-cell table:style-name="TableCell3157">
            <text:p text:style-name="P3158"/>
          </table:table-cell>
        </table:table-row>
        <table:table-row table:style-name="TableRow3159">
          <table:table-cell table:style-name="TableCell3160">
            <text:p text:style-name="P3161"/>
          </table:table-cell>
          <table:table-cell table:style-name="TableCell3162">
            <text:p text:style-name="P3163"/>
          </table:table-cell>
          <table:table-cell table:style-name="TableCell3164">
            <text:p text:style-name="P3165">-</text:p>
          </table:table-cell>
          <table:table-cell table:style-name="TableCell3166">
            <text:p text:style-name="P3167">2<text:tab/>buvo<text:tab/>...<text:tab/>0<text:tab/>root<text:tab/>...</text:p>
          </table:table-cell>
        </table:table-row>
        <table:table-row table:style-name="TableRow3168">
          <table:table-cell table:style-name="TableCell3169">
            <text:p text:style-name="P3170"/>
          </table:table-cell>
          <table:table-cell table:style-name="TableCell3171">
            <text:p text:style-name="P3172"/>
          </table:table-cell>
          <table:table-cell table:style-name="TableCell3173">
            <text:p text:style-name="P3174">+</text:p>
          </table:table-cell>
          <table:table-cell table:style-name="TableCell3175">
            <text:p text:style-name="P3176">2<text:tab/>buvo<text:tab/>...<text:tab/>1<text:tab/>cop<text:tab/>...</text:p>
          </table:table-cell>
        </table:table-row>
        <table:table-row table:style-name="TableRow3177">
          <table:table-cell table:style-name="TableCell3178">
            <text:p text:style-name="P3179"/>
          </table:table-cell>
          <table:table-cell table:style-name="TableCell3180">
            <text:p text:style-name="P3181"/>
          </table:table-cell>
          <table:table-cell table:style-name="TableCell3182">
            <text:p text:style-name="P3183"/>
          </table:table-cell>
          <table:table-cell table:style-name="TableCell3184">
            <text:p text:style-name="P3185"/>
          </table:table-cell>
        </table:table-row>
        <table:table-row table:style-name="TableRow3186">
          <table:table-cell table:style-name="TableCell3187">
            <text:p text:style-name="P3188"/>
          </table:table-cell>
          <table:table-cell table:style-name="TableCell3189">
            <text:p text:style-name="P3190"/>
          </table:table-cell>
          <table:table-cell table:style-name="TableCell3191">
            <text:p text:style-name="P3192">-</text:p>
          </table:table-cell>
          <table:table-cell table:style-name="TableCell3193">
            <text:p text:style-name="P3194"><text:span text:style-name="T3195">4</text:span><text:span text:style-name="T3196"><text:tab/>laivą</text:span><text:span text:style-name="T3197"><text:tab/></text:span><text:span text:style-name="T3198">laiva</text:span><text:span text:style-name="T3199"><text:tab/>NOUN</text:span><text:span text:style-name="T3200"><text:tab/>dkt.</text:span><text:span text:style-name="T3201">mot</text:span><text:span text:style-name="T3202">.vns.G.</text:span><text:span text:style-name="T3203"><text:tab/></text:span><text:span text:style-name="T3204">Case=Acc|Gender=Fem|Number=Sing</text:span><text:span text:style-name="T3205"><text:tab/>2</text:span><text:span text:style-name="T3206"><text:tab/>obl:arg</text:span><text:span text:style-name="T3207"><text:tab/>...</text:span></text:p>
          </table:table-cell>
        </table:table-row>
        <table:table-row table:style-name="TableRow3208">
          <table:table-cell table:style-name="TableCell3209">
            <text:p text:style-name="P3210"/>
          </table:table-cell>
          <table:table-cell table:style-name="TableCell3211">
            <text:p text:style-name="P3212"/>
          </table:table-cell>
          <table:table-cell table:style-name="TableCell3213">
            <text:p text:style-name="P3214">+</text:p>
          </table:table-cell>
          <table:table-cell table:style-name="TableCell3215">
            <text:p text:style-name="P3216"><text:span text:style-name="T3217">4</text:span><text:span text:style-name="T3218"><text:tab/>laivą</text:span><text:span text:style-name="T3219"><text:tab/></text:span><text:span text:style-name="T3220">laiva</text:span><text:span text:style-name="T3221"><text:tab/>NOUN</text:span><text:span text:style-name="T3222"><text:tab/>dkt.</text:span><text:span text:style-name="T3223">mot</text:span><text:span text:style-name="T3224">.vns.G.</text:span><text:span text:style-name="T3225"><text:tab/>Case=Acc|Gender=Fem|Number=Sing</text:span><text:span text:style-name="T3226"><text:tab/>1</text:span><text:span text:style-name="T3227"><text:tab/>obl:arg</text:span><text:span text:style-name="T3228"><text:tab/>...</text:span></text:p>
          </table:table-cell>
        </table:table-row>
        <table:table-row table:style-name="TableRow3229">
          <table:table-cell table:style-name="TableCell3230">
            <text:p text:style-name="P3231"/>
          </table:table-cell>
          <table:table-cell table:style-name="TableCell3232">
            <text:p text:style-name="P3233"/>
          </table:table-cell>
          <table:table-cell table:style-name="TableCell3234">
            <text:p text:style-name="P3235"/>
          </table:table-cell>
          <table:table-cell table:style-name="TableCell3236">
            <text:p text:style-name="P3237"/>
          </table:table-cell>
        </table:table-row>
        <table:table-row table:style-name="TableRow3238">
          <table:table-cell table:style-name="TableCell3239">
            <text:p text:style-name="P3240"/>
          </table:table-cell>
          <table:table-cell table:style-name="TableCell3241">
            <text:p text:style-name="P3242"/>
          </table:table-cell>
          <table:table-cell table:style-name="TableCell3243">
            <text:p text:style-name="P3244">-</text:p>
          </table:table-cell>
          <table:table-cell table:style-name="TableCell3245">
            <text:p text:style-name="P3246">6<text:tab/>pilną<text:tab/>...<text:tab/>7<text:tab/>amod<text:tab/>...</text:p>
          </table:table-cell>
        </table:table-row>
        <table:table-row table:style-name="TableRow3247"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>
            <text:p text:style-name="P3253">+</text:p>
          </table:table-cell>
          <table:table-cell table:style-name="TableCell3254">
            <text:p text:style-name="P3255">6<text:tab/>pilną<text:tab/>...<text:tab/>4<text:tab/>amod<text:tab/>...</text:p>
          </table:table-cell>
        </table:table-row>
        <table:table-row table:style-name="TableRow3256">
          <table:table-cell table:style-name="TableCell3257">
            <text:p text:style-name="P3258"/>
          </table:table-cell>
          <table:table-cell table:style-name="TableCell3259">
            <text:p text:style-name="P3260"/>
          </table:table-cell>
          <table:table-cell table:style-name="TableCell3261">
            <text:p text:style-name="P3262"/>
          </table:table-cell>
          <table:table-cell table:style-name="TableCell3263">
            <text:p text:style-name="P3264"/>
          </table:table-cell>
        </table:table-row>
        <table:table-row table:style-name="TableRow3265">
          <table:table-cell table:style-name="TableCell3266">
            <text:p text:style-name="P3267"/>
          </table:table-cell>
          <table:table-cell table:style-name="TableCell3268">
            <text:p text:style-name="P3269"/>
          </table:table-cell>
          <table:table-cell table:style-name="TableCell3270">
            <text:p text:style-name="P3271">-</text:p>
          </table:table-cell>
          <table:table-cell table:style-name="TableCell3272">
            <text:p text:style-name="P3273">7<text:tab/>pabėgėlių<text:tab/>...<text:tab/>4<text:tab/>conj<text:tab/>...</text:p>
          </table:table-cell>
        </table:table-row>
        <table:table-row table:style-name="TableRow3274">
          <table:table-cell table:style-name="TableCell3275">
            <text:p text:style-name="P3276"/>
          </table:table-cell>
          <table:table-cell table:style-name="TableCell3277">
            <text:p text:style-name="P3278"/>
          </table:table-cell>
          <table:table-cell table:style-name="TableCell3279">
            <text:p text:style-name="P3280">+</text:p>
          </table:table-cell>
          <table:table-cell table:style-name="TableCell3281">
            <text:p text:style-name="P3282">7<text:tab/>pabėgėlių<text:tab/>...<text:tab/>6<text:tab/>nmod<text:tab/>...</text:p>
          </table:table-cell>
        </table:table-row>
        <table:table-row table:style-name="TableRow3283">
          <table:table-cell table:style-name="TableCell3284">
            <text:p text:style-name="P3285"/>
          </table:table-cell>
          <table:table-cell table:style-name="TableCell3286">
            <text:p text:style-name="P3287"/>
          </table:table-cell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</table:table-row>
        <table:table-row table:style-name="TableRow3292">
          <table:table-cell table:style-name="TableCell3293">
            <text:p text:style-name="P3294"/>
          </table:table-cell>
          <table:table-cell table:style-name="TableCell3295">
            <text:p text:style-name="P3296"/>
          </table:table-cell>
          <table:table-cell table:style-name="TableCell3297">
            <text:p text:style-name="P3298">-</text:p>
          </table:table-cell>
          <table:table-cell table:style-name="TableCell3299">
            <text:p text:style-name="P3300">9<text:tab/>subombarduotą<text:tab/>...<text:tab/>7<text:tab/>acl<text:tab/>...</text:p>
          </table:table-cell>
        </table:table-row>
        <table:table-row table:style-name="TableRow3301">
          <table:table-cell table:style-name="TableCell3302">
            <text:p text:style-name="P3303"/>
          </table:table-cell>
          <table:table-cell table:style-name="TableCell3304">
            <text:p text:style-name="P3305"/>
          </table:table-cell>
          <table:table-cell table:style-name="TableCell3306">
            <text:p text:style-name="P3307">+</text:p>
          </table:table-cell>
          <table:table-cell table:style-name="TableCell3308">
            <text:p text:style-name="P3309">9<text:tab/>subombarduotą<text:tab/>...<text:tab/>4<text:tab/>acl<text:tab/>...</text:p>
          </table:table-cell>
        </table:table-row>
        <table:table-row table:style-name="TableRow3310">
          <table:table-cell table:style-name="TableCell3311">
            <text:p text:style-name="P3312"/>
          </table:table-cell>
          <table:table-cell table:style-name="TableCell3313">
            <text:p text:style-name="P3314"/>
          </table:table-cell>
          <table:table-cell table:style-name="TableCell3315">
            <text:p text:style-name="P3316"/>
          </table:table-cell>
          <table:table-cell table:style-name="TableCell3317">
            <text:p text:style-name="P3318"/>
          </table:table-cell>
        </table:table-row>
        <table:table-row table:style-name="TableRow3319">
          <table:table-cell table:style-name="TableCell3320">
            <text:p text:style-name="P3321"/>
          </table:table-cell>
          <table:table-cell table:style-name="TableCell3322">
            <text:p text:style-name="P3323">sent_id = 141</text:p>
          </table:table-cell>
          <table:table-cell table:style-name="TableCell3324">
            <text:p text:style-name="P3325">-</text:p>
          </table:table-cell>
          <table:table-cell table:style-name="TableCell3326">
            <text:p text:style-name="P3327">8<text:tab/>metų<text:tab/>...<text:tab/>3<text:tab/>obl<text:tab/>...</text:p>
          </table:table-cell>
        </table:table-row>
        <table:table-row table:style-name="TableRow3328">
          <table:table-cell table:style-name="TableCell3329">
            <text:p text:style-name="P3330"/>
          </table:table-cell>
          <table:table-cell table:style-name="TableCell3331">
            <text:p text:style-name="P3332"/>
          </table:table-cell>
          <table:table-cell table:style-name="TableCell3333">
            <text:p text:style-name="P3334">+</text:p>
          </table:table-cell>
          <table:table-cell table:style-name="TableCell3335">
            <text:p text:style-name="P3336">8<text:tab/>metų<text:tab/>...<text:tab/>3<text:tab/>conj<text:tab/>...</text:p>
          </table:table-cell>
        </table:table-row>
        <table:table-row table:style-name="TableRow3337">
          <table:table-cell table:style-name="TableCell3338">
            <text:p text:style-name="P3339"/>
          </table:table-cell>
          <table:table-cell table:style-name="TableCell3340">
            <text:p text:style-name="P3341"/>
          </table:table-cell>
          <table:table-cell table:style-name="TableCell3342">
            <text:p text:style-name="P3343"/>
          </table:table-cell>
          <table:table-cell table:style-name="TableCell3344">
            <text:p text:style-name="P3345"/>
          </table:table-cell>
        </table:table-row>
        <table:table-row table:style-name="TableRow3346">
          <table:table-cell table:style-name="TableCell3347">
            <text:p text:style-name="P3348"/>
          </table:table-cell>
          <table:table-cell table:style-name="TableCell3349">
            <text:p text:style-name="P3350"/>
          </table:table-cell>
          <table:table-cell table:style-name="TableCell3351">
            <text:p text:style-name="P3352">-</text:p>
          </table:table-cell>
          <table:table-cell table:style-name="TableCell3353">
            <text:p text:style-name="P3354">15<text:tab/>plaukais<text:tab/>...<text:tab/>10<text:tab/>obl:arg<text:tab/>...</text:p>
          </table:table-cell>
        </table:table-row>
        <table:table-row table:style-name="TableRow3355">
          <table:table-cell table:style-name="TableCell3356">
            <text:p text:style-name="P3357"/>
          </table:table-cell>
          <table:table-cell table:style-name="TableCell3358">
            <text:p text:style-name="P3359"/>
          </table:table-cell>
          <table:table-cell table:style-name="TableCell3360">
            <text:p text:style-name="P3361">+</text:p>
          </table:table-cell>
          <table:table-cell table:style-name="TableCell3362">
            <text:p text:style-name="P3363">15<text:tab/>plaukais<text:tab/>...<text:tab/>3<text:tab/>conj<text:tab/>...</text:p>
          </table:table-cell>
        </table:table-row>
        <table:table-row table:style-name="TableRow3364">
          <table:table-cell table:style-name="TableCell3365">
            <text:p text:style-name="P3366"/>
          </table:table-cell>
          <table:table-cell table:style-name="TableCell3367">
            <text:p text:style-name="P3368"/>
          </table:table-cell>
          <table:table-cell table:style-name="TableCell3369">
            <text:p text:style-name="P3370"/>
          </table:table-cell>
          <table:table-cell table:style-name="TableCell3371">
            <text:p text:style-name="P3372"/>
          </table:table-cell>
        </table:table-row>
        <table:table-row table:style-name="TableRow3373">
          <table:table-cell table:style-name="TableCell3374">
            <text:p text:style-name="P3375"/>
          </table:table-cell>
          <table:table-cell table:style-name="TableCell3376">
            <text:p text:style-name="P3377"/>
          </table:table-cell>
          <table:table-cell table:style-name="TableCell3378">
            <text:p text:style-name="P3379">-</text:p>
          </table:table-cell>
          <table:table-cell table:style-name="TableCell3380">
            <text:p text:style-name="P3381">20<text:tab/>judesių<text:tab/>...<text:tab/>15<text:tab/>conj<text:tab/>...</text:p>
          </table:table-cell>
        </table:table-row>
        <table:table-row table:style-name="TableRow3382">
          <table:table-cell table:style-name="TableCell3383">
            <text:p text:style-name="P3384"/>
          </table:table-cell>
          <table:table-cell table:style-name="TableCell3385">
            <text:p text:style-name="P3386"/>
          </table:table-cell>
          <table:table-cell table:style-name="TableCell3387">
            <text:p text:style-name="P3388">+</text:p>
          </table:table-cell>
          <table:table-cell table:style-name="TableCell3389">
            <text:p text:style-name="P3390">20<text:tab/>judesių<text:tab/>...<text:tab/>3<text:tab/>conj<text:tab/>...</text:p>
          </table:table-cell>
        </table:table-row>
        <table:table-row table:style-name="TableRow3391">
          <table:table-cell table:style-name="TableCell3392">
            <text:p text:style-name="P3393"/>
          </table:table-cell>
          <table:table-cell table:style-name="TableCell3394">
            <text:p text:style-name="P3395"/>
          </table:table-cell>
          <table:table-cell table:style-name="TableCell3396">
            <text:p text:style-name="P3397"/>
          </table:table-cell>
          <table:table-cell table:style-name="TableCell3398">
            <text:p text:style-name="P3399"/>
          </table:table-cell>
        </table:table-row>
        <table:table-row table:style-name="TableRow3400">
          <table:table-cell table:style-name="TableCell3401">
            <text:p text:style-name="P3402"/>
          </table:table-cell>
          <table:table-cell table:style-name="TableCell3403">
            <text:p text:style-name="P3404">sent_id = 146</text:p>
          </table:table-cell>
          <table:table-cell table:style-name="TableCell3405">
            <text:p text:style-name="P3406">-</text:p>
          </table:table-cell>
          <table:table-cell table:style-name="TableCell3407">
            <text:p text:style-name="P3408">3<text:tab/>dvelkte<text:tab/>...<text:tab/>4<text:tab/>obl<text:tab/>...</text:p>
          </table:table-cell>
        </table:table-row>
        <table:table-row table:style-name="TableRow3409">
          <table:table-cell table:style-name="TableCell3410">
            <text:p text:style-name="P3411"/>
          </table:table-cell>
          <table:table-cell table:style-name="TableCell3412">
            <text:p text:style-name="P3413"/>
          </table:table-cell>
          <table:table-cell table:style-name="TableCell3414">
            <text:p text:style-name="P3415">+</text:p>
          </table:table-cell>
          <table:table-cell table:style-name="TableCell3416">
            <text:p text:style-name="P3417">3<text:tab/>dvelkte<text:tab/>...<text:tab/>4<text:tab/>advmod<text:tab/>...</text:p>
          </table:table-cell>
        </table:table-row>
        <table:table-row table:style-name="TableRow3418">
          <table:table-cell table:style-name="TableCell3419">
            <text:p text:style-name="P3420"/>
          </table:table-cell>
          <table:table-cell table:style-name="TableCell3421">
            <text:p text:style-name="P3422"/>
          </table:table-cell>
          <table:table-cell table:style-name="TableCell3423">
            <text:p text:style-name="P3424"/>
          </table:table-cell>
          <table:table-cell table:style-name="TableCell3425">
            <text:p text:style-name="P3426"/>
          </table:table-cell>
        </table:table-row>
        <table:table-row table:style-name="TableRow3427"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>
            <text:p text:style-name="P3433">-</text:p>
          </table:table-cell>
          <table:table-cell table:style-name="TableCell3434">
            <text:p text:style-name="P3435"><text:span text:style-name="T3436">7</text:span><text:span text:style-name="T3437"><text:tab/>aikšte</text:span><text:span text:style-name="T3438"><text:tab/></text:span><text:span text:style-name="T3439">aikštas</text:span><text:span text:style-name="T3440"><text:tab/>NOUN</text:span><text:span text:style-name="T3441"><text:tab/></text:span><text:span text:style-name="T3442">dkt.vyr.vns.Vt.</text:span><text:span text:style-name="T3443"><text:tab/>Case=Loc|Gender=Masc|Number=Sing</text:span><text:span text:style-name="T3444"><text:tab/>4</text:span><text:span text:style-name="T3445"><text:tab/>nsubj</text:span><text:span text:style-name="T3446"><text:tab/>...</text:span></text:p>
          </table:table-cell>
        </table:table-row>
        <table:table-row table:style-name="TableRow3447">
          <table:table-cell table:style-name="TableCell3448">
            <text:p text:style-name="P3449"/>
          </table:table-cell>
          <table:table-cell table:style-name="TableCell3450">
            <text:p text:style-name="P3451"/>
          </table:table-cell>
          <table:table-cell table:style-name="TableCell3452">
            <text:p text:style-name="P3453">+</text:p>
          </table:table-cell>
          <table:table-cell table:style-name="TableCell3454">
            <text:p text:style-name="P3455"><text:span text:style-name="T3456">7</text:span><text:span text:style-name="T3457"><text:tab/>aikšte</text:span><text:span text:style-name="T3458"><text:tab/></text:span><text:span text:style-name="T3459">aikštas</text:span><text:span text:style-name="T3460"><text:tab/>NOUN</text:span><text:span text:style-name="T3461"><text:tab/></text:span><text:span text:style-name="T3462">dkt.vyr.vns.Vt.</text:span><text:span text:style-name="T3463"><text:tab/>Case=Loc|Gender=Masc|Number=Sing</text:span><text:span text:style-name="T3464"><text:tab/>4</text:span><text:span text:style-name="T3465"><text:tab/>obl</text:span><text:span text:style-name="T3466"><text:tab/>...</text:span></text:p>
          </table:table-cell>
        </table:table-row>
        <table:table-row table:style-name="TableRow3467">
          <table:table-cell table:style-name="TableCell3468">
            <text:p text:style-name="P3469"/>
          </table:table-cell>
          <table:table-cell table:style-name="TableCell3470">
            <text:p text:style-name="P3471"/>
          </table:table-cell>
          <table:table-cell table:style-name="TableCell3472">
            <text:p text:style-name="P3473"/>
          </table:table-cell>
          <table:table-cell table:style-name="TableCell3474">
            <text:p text:style-name="P3475"/>
          </table:table-cell>
        </table:table-row>
        <table:table-row table:style-name="TableRow3476">
          <table:table-cell table:style-name="TableCell3477">
            <text:p text:style-name="P3478"/>
          </table:table-cell>
          <table:table-cell table:style-name="TableCell3479">
            <text:p text:style-name="P3480"/>
          </table:table-cell>
          <table:table-cell table:style-name="TableCell3481">
            <text:p text:style-name="P3482"/>
          </table:table-cell>
          <table:table-cell table:style-name="TableCell3483">
            <text:p text:style-name="P3484"/>
          </table:table-cell>
        </table:table-row>
        <table:table-row table:style-name="TableRow3485">
          <table:table-cell table:style-name="TableCell3486">
            <text:p text:style-name="P3487"/>
          </table:table-cell>
          <table:table-cell table:style-name="TableCell3488">
            <text:p text:style-name="P3489"/>
          </table:table-cell>
          <table:table-cell table:style-name="TableCell3490">
            <text:p text:style-name="P3491"/>
          </table:table-cell>
          <table:table-cell table:style-name="TableCell3492">
            <text:p text:style-name="P3493"/>
          </table:table-cell>
        </table:table-row>
        <table:table-row table:style-name="TableRow3494">
          <table:table-cell table:style-name="TableCell3495">
            <text:p text:style-name="P3496">003</text:p>
          </table:table-cell>
          <table:table-cell table:style-name="TableCell3497">
            <text:p text:style-name="P3498"/>
          </table:table-cell>
          <table:table-cell table:style-name="TableCell3499">
            <text:p text:style-name="P3500"/>
          </table:table-cell>
          <table:table-cell table:style-name="TableCell3501">
            <text:p text:style-name="P3502"/>
          </table:table-cell>
        </table:table-row>
        <table:table-row table:style-name="TableRow3503">
          <table:table-cell table:style-name="TableCell3504">
            <text:p text:style-name="P3505"/>
          </table:table-cell>
          <table:table-cell table:style-name="TableCell3506">
            <text:p text:style-name="P3507"/>
          </table:table-cell>
          <table:table-cell table:style-name="TableCell3508">
            <text:p text:style-name="P3509"/>
          </table:table-cell>
          <table:table-cell table:style-name="TableCell3510">
            <text:p text:style-name="P3511"/>
          </table:table-cell>
        </table:table-row>
        <table:table-row table:style-name="TableRow3512">
          <table:table-cell table:style-name="TableCell3513">
            <text:p text:style-name="P3514"/>
          </table:table-cell>
          <table:table-cell table:style-name="TableCell3515">
            <text:p text:style-name="P3516">sent_id = 153</text:p>
          </table:table-cell>
          <table:table-cell table:style-name="TableCell3517">
            <text:p text:style-name="P3518">-</text:p>
          </table:table-cell>
          <table:table-cell table:style-name="TableCell3519">
            <text:p text:style-name="P3520">19<text:tab/>sumišusi<text:tab/>...<text:tab/>17<text:tab/>conj<text:tab/>...</text:p>
          </table:table-cell>
        </table:table-row>
        <table:table-row table:style-name="TableRow3521">
          <table:table-cell table:style-name="TableCell3522">
            <text:p text:style-name="P3523"/>
          </table:table-cell>
          <table:table-cell table:style-name="TableCell3524">
            <text:p text:style-name="P3525"/>
          </table:table-cell>
          <table:table-cell table:style-name="TableCell3526">
            <text:p text:style-name="P3527">+</text:p>
          </table:table-cell>
          <table:table-cell table:style-name="TableCell3528">
            <text:p text:style-name="P3529">19<text:tab/>sumišusi<text:tab/>...<text:tab/>17<text:tab/>acl<text:tab/>...</text:p>
          </table:table-cell>
        </table:table-row>
        <table:table-row table:style-name="TableRow3530">
          <table:table-cell table:style-name="TableCell3531">
            <text:p text:style-name="P3532"/>
          </table:table-cell>
          <table:table-cell table:style-name="TableCell3533">
            <text:p text:style-name="P3534"/>
          </table:table-cell>
          <table:table-cell table:style-name="TableCell3535">
            <text:p text:style-name="P3536"/>
          </table:table-cell>
          <table:table-cell table:style-name="TableCell3537">
            <text:p text:style-name="P3538"/>
          </table:table-cell>
        </table:table-row>
        <table:table-row table:style-name="TableRow3539">
          <table:table-cell table:style-name="TableCell3540">
            <text:p text:style-name="P3541"/>
          </table:table-cell>
          <table:table-cell table:style-name="TableCell3542">
            <text:p text:style-name="P3543">sent_id = 156</text:p>
          </table:table-cell>
          <table:table-cell table:style-name="TableCell3544">
            <text:p text:style-name="P3545">-</text:p>
          </table:table-cell>
          <table:table-cell table:style-name="TableCell3546">
            <text:p text:style-name="P3547">1<text:tab/>Brajenas<text:tab/>...<text:tab/>3<text:tab/>nsubj<text:tab/>...</text:p>
          </table:table-cell>
        </table:table-row>
        <table:table-row table:style-name="TableRow3548">
          <table:table-cell table:style-name="TableCell3549">
            <text:p text:style-name="P3550"/>
          </table:table-cell>
          <table:table-cell table:style-name="TableCell3551">
            <text:p text:style-name="P3552"/>
          </table:table-cell>
          <table:table-cell table:style-name="TableCell3553">
            <text:p text:style-name="P3554">+</text:p>
          </table:table-cell>
          <table:table-cell table:style-name="TableCell3555">
            <text:p text:style-name="P3556">1<text:tab/>Brajenas<text:tab/>...<text:tab/>6<text:tab/>nsubj<text:tab/>...</text:p>
          </table:table-cell>
        </table:table-row>
        <table:table-row table:style-name="TableRow3557">
          <table:table-cell table:style-name="TableCell3558">
            <text:p text:style-name="P3559"/>
          </table:table-cell>
          <table:table-cell table:style-name="TableCell3560">
            <text:p text:style-name="P3561"/>
          </table:table-cell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</table:table-row>
        <table:table-row table:style-name="TableRow3566">
          <table:table-cell table:style-name="TableCell3567">
            <text:p text:style-name="P3568"/>
          </table:table-cell>
          <table:table-cell table:style-name="TableCell3569">
            <text:p text:style-name="P3570"/>
          </table:table-cell>
          <table:table-cell table:style-name="TableCell3571">
            <text:p text:style-name="P3572">-</text:p>
          </table:table-cell>
          <table:table-cell table:style-name="TableCell3573">
            <text:p text:style-name="P3574">2<text:tab/>buvo<text:tab/>...<text:tab/>3<text:tab/>cop<text:tab/>...</text:p>
          </table:table-cell>
        </table:table-row>
        <table:table-row table:style-name="TableRow3575">
          <table:table-cell table:style-name="TableCell3576">
            <text:p text:style-name="P3577"/>
          </table:table-cell>
          <table:table-cell table:style-name="TableCell3578">
            <text:p text:style-name="P3579"/>
          </table:table-cell>
          <table:table-cell table:style-name="TableCell3580">
            <text:p text:style-name="P3581">+</text:p>
          </table:table-cell>
          <table:table-cell table:style-name="TableCell3582">
            <text:p text:style-name="P3583">2<text:tab/>buvo<text:tab/>...<text:tab/>6<text:tab/>cop<text:tab/>...</text:p>
          </table:table-cell>
        </table:table-row>
        <table:table-row table:style-name="TableRow3584">
          <table:table-cell table:style-name="TableCell3585">
            <text:p text:style-name="P3586"/>
          </table:table-cell>
          <table:table-cell table:style-name="TableCell3587">
            <text:p text:style-name="P3588"/>
          </table:table-cell>
          <table:table-cell table:style-name="TableCell3589">
            <text:p text:style-name="P3590"/>
          </table:table-cell>
          <table:table-cell table:style-name="TableCell3591">
            <text:p text:style-name="P3592"/>
          </table:table-cell>
        </table:table-row>
        <table:table-row table:style-name="TableRow3593">
          <table:table-cell table:style-name="TableCell3594">
            <text:p text:style-name="P3595"/>
          </table:table-cell>
          <table:table-cell table:style-name="TableCell3596">
            <text:p text:style-name="P3597"/>
          </table:table-cell>
          <table:table-cell table:style-name="TableCell3598">
            <text:p text:style-name="P3599">-</text:p>
          </table:table-cell>
          <table:table-cell table:style-name="TableCell3600">
            <text:p text:style-name="P3601">3<text:tab/>stambus<text:tab/>...<text:tab/>0<text:tab/>root<text:tab/>...</text:p>
          </table:table-cell>
        </table:table-row>
        <table:table-row table:style-name="TableRow3602">
          <table:table-cell table:style-name="TableCell3603">
            <text:p text:style-name="P3604"/>
          </table:table-cell>
          <table:table-cell table:style-name="TableCell3605">
            <text:p text:style-name="P3606"/>
          </table:table-cell>
          <table:table-cell table:style-name="TableCell3607">
            <text:p text:style-name="P3608">+</text:p>
          </table:table-cell>
          <table:table-cell table:style-name="TableCell3609">
            <text:p text:style-name="P3610">3<text:tab/>stambus<text:tab/>...<text:tab/>6<text:tab/>amod<text:tab/>...</text:p>
          </table:table-cell>
        </table:table-row>
        <table:table-row table:style-name="TableRow3611">
          <table:table-cell table:style-name="TableCell3612">
            <text:p text:style-name="P3613"/>
          </table: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</table:table-row>
        <table:table-row table:style-name="TableRow3620">
          <table:table-cell table:style-name="TableCell3621">
            <text:p text:style-name="P3622"/>
          </table:table-cell>
          <table:table-cell table:style-name="TableCell3623">
            <text:p text:style-name="P3624"/>
          </table:table-cell>
          <table:table-cell table:style-name="TableCell3625">
            <text:p text:style-name="P3626">-</text:p>
          </table:table-cell>
          <table:table-cell table:style-name="TableCell3627">
            <text:p text:style-name="P3628">5<text:tab/>apkūnus<text:tab/>...<text:tab/>6<text:tab/>amod<text:tab/>...</text:p>
          </table:table-cell>
        </table:table-row>
        <table:table-row table:style-name="TableRow3629">
          <table:table-cell table:style-name="TableCell3630">
            <text:p text:style-name="P3631"/>
          </table:table-cell>
          <table:table-cell table:style-name="TableCell3632">
            <text:p text:style-name="P3633"/>
          </table:table-cell>
          <table:table-cell table:style-name="TableCell3634">
            <text:p text:style-name="P3635">+</text:p>
          </table:table-cell>
          <table:table-cell table:style-name="TableCell3636">
            <text:p text:style-name="P3637">5<text:tab/>apkūnus<text:tab/>...<text:tab/>3<text:tab/>conj<text:tab/>...</text:p>
          </table:table-cell>
        </table:table-row>
        <table:table-row table:style-name="TableRow3638">
          <table:table-cell table:style-name="TableCell3639">
            <text:p text:style-name="P3640"/>
          </table:table-cell>
          <table:table-cell table:style-name="TableCell3641">
            <text:p text:style-name="P3642"/>
          </table:table-cell>
          <table:table-cell table:style-name="TableCell3643">
            <text:p text:style-name="P3644"/>
          </table:table-cell>
          <table:table-cell table:style-name="TableCell3645">
            <text:p text:style-name="P3646"/>
          </table:table-cell>
        </table:table-row>
        <table:table-row table:style-name="TableRow3647">
          <table:table-cell table:style-name="TableCell3648">
            <text:p text:style-name="P3649"/>
          </table:table-cell>
          <table:table-cell table:style-name="TableCell3650">
            <text:p text:style-name="P3651"/>
          </table:table-cell>
          <table:table-cell table:style-name="TableCell3652">
            <text:p text:style-name="P3653">-</text:p>
          </table:table-cell>
          <table:table-cell table:style-name="TableCell3654">
            <text:p text:style-name="P3655">6<text:tab/>vyriškis<text:tab/>...<text:tab/>3<text:tab/>conj<text:tab/>...</text:p>
          </table:table-cell>
        </table:table-row>
        <table:table-row table:style-name="TableRow3656">
          <table:table-cell table:style-name="TableCell3657">
            <text:p text:style-name="P3658"/>
          </table:table-cell>
          <table:table-cell table:style-name="TableCell3659">
            <text:p text:style-name="P3660"/>
          </table:table-cell>
          <table:table-cell table:style-name="TableCell3661">
            <text:p text:style-name="P3662">+</text:p>
          </table:table-cell>
          <table:table-cell table:style-name="TableCell3663">
            <text:p text:style-name="P3664">6<text:tab/>vyriškis<text:tab/>...<text:tab/>0<text:tab/>root<text:tab/>...</text:p>
          </table:table-cell>
        </table:table-row>
        <table:table-row table:style-name="TableRow3665">
          <table:table-cell table:style-name="TableCell3666">
            <text:p text:style-name="P3667"/>
          </table:table-cell>
          <table:table-cell table:style-name="TableCell3668">
            <text:p text:style-name="P3669"/>
          </table:table-cell>
          <table:table-cell table:style-name="TableCell3670">
            <text:p text:style-name="P3671"/>
          </table:table-cell>
          <table:table-cell table:style-name="TableCell3672">
            <text:p text:style-name="P3673"/>
          </table:table-cell>
        </table:table-row>
        <table:table-row table:style-name="TableRow3674">
          <table:table-cell table:style-name="TableCell3675">
            <text:p text:style-name="P3676"/>
          </table:table-cell>
          <table:table-cell table:style-name="TableCell3677">
            <text:p text:style-name="P3678"/>
          </table:table-cell>
          <table:table-cell table:style-name="TableCell3679">
            <text:p text:style-name="P3680">-</text:p>
          </table:table-cell>
          <table:table-cell table:style-name="TableCell3681">
            <text:p text:style-name="P3682">13<text:tab/>.<text:tab/>...<text:tab/>3<text:tab/>punct<text:tab/>...</text:p>
          </table:table-cell>
        </table:table-row>
        <table:table-row table:style-name="TableRow3683">
          <table:table-cell table:style-name="TableCell3684">
            <text:p text:style-name="P3685"/>
          </table:table-cell>
          <table:table-cell table:style-name="TableCell3686">
            <text:p text:style-name="P3687"/>
          </table:table-cell>
          <table:table-cell table:style-name="TableCell3688">
            <text:p text:style-name="P3689">+</text:p>
          </table:table-cell>
          <table:table-cell table:style-name="TableCell3690">
            <text:p text:style-name="P3691">13<text:tab/>.<text:tab/>...<text:tab/>6<text:tab/>punct<text:tab/>...</text:p>
          </table:table-cell>
        </table:table-row>
        <table:table-row table:style-name="TableRow3692">
          <table:table-cell table:style-name="TableCell3693">
            <text:p text:style-name="P3694"/>
          </table:table-cell>
          <table:table-cell table:style-name="TableCell3695">
            <text:p text:style-name="P3696"/>
          </table:table-cell>
          <table:table-cell table:style-name="TableCell3697">
            <text:p text:style-name="P3698"/>
          </table:table-cell>
          <table:table-cell table:style-name="TableCell3699">
            <text:p text:style-name="P3700"/>
          </table:table-cell>
        </table:table-row>
        <table:table-row table:style-name="TableRow3701">
          <table:table-cell table:style-name="TableCell3702">
            <text:p text:style-name="P3703"/>
          </table:table-cell>
          <table:table-cell table:style-name="TableCell3704">
            <text:p text:style-name="P3705">sent_id = 158</text:p>
          </table:table-cell>
          <table:table-cell table:style-name="TableCell3706">
            <text:p text:style-name="P3707">-</text:p>
          </table:table-cell>
          <table:table-cell table:style-name="TableCell3708">
            <text:p text:style-name="P3709">14<text:tab/>jam<text:tab/>...<text:tab/>15<text:tab/>obl:arg<text:tab/>...</text:p>
          </table:table-cell>
        </table:table-row>
        <table:table-row table:style-name="TableRow3710">
          <table:table-cell table:style-name="TableCell3711">
            <text:p text:style-name="P3712"/>
          </table:table-cell>
          <table:table-cell table:style-name="TableCell3713">
            <text:p text:style-name="P3714"/>
          </table:table-cell>
          <table:table-cell table:style-name="TableCell3715">
            <text:p text:style-name="P3716"/>
          </table:table-cell>
          <table:table-cell table:style-name="TableCell3717">
            <text:p text:style-name="P3718">14<text:tab/>jam<text:tab/>...<text:tab/>13<text:tab/>iobj<text:tab/>...</text:p>
          </table:table-cell>
        </table:table-row>
        <table:table-row table:style-name="TableRow3719">
          <table:table-cell table:style-name="TableCell3720">
            <text:p text:style-name="P3721"/>
          </table:table-cell>
          <table:table-cell table:style-name="TableCell3722">
            <text:p text:style-name="P3723"/>
          </table:table-cell>
          <table:table-cell table:style-name="TableCell3724">
            <text:p text:style-name="P3725"/>
          </table:table-cell>
          <table:table-cell table:style-name="TableCell3726">
            <text:p text:style-name="P3727"/>
          </table:table-cell>
        </table:table-row>
        <table:table-row table:style-name="TableRow3728">
          <table:table-cell table:style-name="TableCell3729">
            <text:p text:style-name="P3730"/>
          </table:table-cell>
          <table:table-cell table:style-name="TableCell3731">
            <text:p text:style-name="P3732">sent_id = 169</text:p>
          </table:table-cell>
          <table:table-cell table:style-name="TableCell3733">
            <text:p text:style-name="P3734">-</text:p>
          </table:table-cell>
          <table:table-cell table:style-name="TableCell3735">
            <text:p text:style-name="P3736"><text:span text:style-name="T3737">4</text:span><text:span text:style-name="T3738"><text:tab/>nedidukė</text:span><text:span text:style-name="T3739"><text:tab/></text:span><text:span text:style-name="T3740">nedidukis</text:span><text:span text:style-name="T3741"><text:tab/>VERB</text:span><text:span text:style-name="T3742"><text:tab/>bdv.nelygin.mot.vns.V.</text:span><text:span text:style-name="T3743"><text:tab/></text:span><text:span text:style-name="T3744">Aspect=Perf|Mood=Ind|Number=Plur|Person=3|Polarity=Neg|Tense=Past|VerbForm=Fin</text:span><text:span text:style-name="T3745"><text:tab/>3</text:span><text:span text:style-name="T3746"><text:tab/>conj</text:span><text:span text:style-name="T3747"><text:tab/>...</text:span></text:p>
          </table:table-cell>
        </table:table-row>
        <table:table-row table:style-name="TableRow3748">
          <table:table-cell table:style-name="TableCell3749">
            <text:p text:style-name="P3750"/>
          </table:table-cell>
          <table:table-cell table:style-name="TableCell3751">
            <text:p text:style-name="P3752"/>
          </table:table-cell>
          <table:table-cell table:style-name="TableCell3753">
            <text:p text:style-name="P3754">+</text:p>
          </table:table-cell>
          <table:table-cell table:style-name="TableCell3755">
            <text:p text:style-name="P3756"><text:span text:style-name="T3757">4</text:span><text:span text:style-name="T3758"><text:tab/>nedidukė</text:span><text:span text:style-name="T3759"><text:tab/></text:span><text:span text:style-name="T3760">nedidukis</text:span><text:span text:style-name="T3761"><text:tab/>VERB</text:span><text:span text:style-name="T3762"><text:tab/>bdv.nelygin.mot.vns.V.</text:span><text:span text:style-name="T3763"><text:tab/></text:span><text:span text:style-name="T3764">Aspect=Perf|Mood=Ind|Number=Plur|Person=3|Polarity=Neg|Tense=Past|VerbForm=Fin</text:span><text:span text:style-name="T3765"><text:tab/>8</text:span><text:span text:style-name="T3766"><text:tab/>amod</text:span><text:span text:style-name="T3767"><text:tab/>...</text:span></text:p>
          </table:table-cell>
        </table:table-row>
        <table:table-row table:style-name="TableRow3768"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>
            <text:p text:style-name="P3774"/>
          </table:table-cell>
          <table:table-cell table:style-name="TableCell3775">
            <text:p text:style-name="P3776"/>
          </table:table-cell>
        </table:table-row>
        <table:table-row table:style-name="TableRow3777">
          <table:table-cell table:style-name="TableCell3778">
            <text:p text:style-name="P3779"/>
          </table:table-cell>
          <table:table-cell table:style-name="TableCell3780">
            <text:p text:style-name="P3781"/>
          </table:table-cell>
          <table:table-cell table:style-name="TableCell3782">
            <text:p text:style-name="P3783">-</text:p>
          </table:table-cell>
          <table:table-cell table:style-name="TableCell3784">
            <text:p text:style-name="P3785"><text:span text:style-name="T3786">5</text:span><text:span text:style-name="T3787"><text:tab/>šiaudų</text:span><text:span text:style-name="T3788"><text:tab/>šiaudas</text:span><text:span text:style-name="T3789"><text:tab/></text:span><text:span text:style-name="T3790">ADJ</text:span><text:span text:style-name="T3791"><text:tab/>bdv.nelygin.vyr.dgs.K.</text:span><text:span text:style-name="T3792"><text:tab/>Case=Gen|Definite=Ind|Degree=Pos|Gender=Masc|Number=Plur</text:span><text:span text:style-name="T3793"><text:tab/>7</text:span><text:span text:style-name="T3794"><text:tab/>amod</text:span><text:span text:style-name="T3795"><text:tab/>...</text:span></text:p>
          </table:table-cell>
        </table:table-row>
        <table:table-row table:style-name="TableRow3796">
          <table:table-cell table:style-name="TableCell3797">
            <text:p text:style-name="P3798"/>
          </table:table-cell>
          <table:table-cell table:style-name="TableCell3799">
            <text:p text:style-name="P3800"/>
          </table:table-cell>
          <table:table-cell table:style-name="TableCell3801">
            <text:p text:style-name="P3802">+</text:p>
          </table:table-cell>
          <table:table-cell table:style-name="TableCell3803">
            <text:p text:style-name="P3804"><text:span text:style-name="T3805">5</text:span><text:span text:style-name="T3806"><text:tab/>šiaudų</text:span><text:span text:style-name="T3807"><text:tab/>šiaudas</text:span><text:span text:style-name="T3808"><text:tab/></text:span><text:span text:style-name="T3809">ADJ</text:span><text:span text:style-name="T3810"><text:tab/></text:span><text:span text:style-name="T3811">bdv.nelygin.vyr.dgs.K.</text:span><text:span text:style-name="T3812"><text:tab/>Case=Gen|Definite=Ind|Degree=Pos|Gender=Masc|Number=Plur</text:span><text:span text:style-name="T3813"><text:tab/>6</text:span><text:span text:style-name="T3814"><text:tab/>amod</text:span><text:span text:style-name="T3815"><text:tab/>...</text:span></text:p>
          </table:table-cell>
        </table:table-row>
        <table:table-row table:style-name="TableRow3816"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  <table:table-cell table:style-name="TableCell3823">
            <text:p text:style-name="P3824"/>
          </table:table-cell>
        </table:table-row>
        <table:table-row table:style-name="TableRow3825">
          <table:table-cell table:style-name="TableCell3826">
            <text:p text:style-name="P3827"/>
          </table:table-cell>
          <table:table-cell table:style-name="TableCell3828">
            <text:p text:style-name="P3829">sent_id = 170</text:p>
          </table:table-cell>
          <table:table-cell table:style-name="TableCell3830">
            <text:p text:style-name="P3831">-</text:p>
          </table:table-cell>
          <table:table-cell table:style-name="TableCell3832">
            <text:p text:style-name="P3833">4<text:tab/>plaukais<text:tab/>...<text:tab/>5<text:tab/>obl:arg<text:tab/>...</text:p>
          </table:table-cell>
        </table:table-row>
        <table:table-row table:style-name="TableRow3834">
          <table:table-cell table:style-name="TableCell3835">
            <text:p text:style-name="P3836"/>
          </table:table-cell>
          <table:table-cell table:style-name="TableCell3837">
            <text:p text:style-name="P3838"/>
          </table:table-cell>
          <table:table-cell table:style-name="TableCell3839">
            <text:p text:style-name="P3840">+</text:p>
          </table:table-cell>
          <table:table-cell table:style-name="TableCell3841">
            <text:p text:style-name="P3842">4<text:tab/>plaukais<text:tab/>...<text:tab/>1<text:tab/>nmod<text:tab/>...</text:p>
          </table:table-cell>
        </table:table-row>
        <table:table-row table:style-name="TableRow3843">
          <table:table-cell table:style-name="TableCell3844">
            <text:p text:style-name="P3845"/>
          </table:table-cell>
          <table:table-cell table:style-name="TableCell3846">
            <text:p text:style-name="P3847"/>
          </table:table-cell>
          <table:table-cell table:style-name="TableCell3848">
            <text:p text:style-name="P3849"/>
          </table:table-cell>
          <table:table-cell table:style-name="TableCell3850">
            <text:p text:style-name="P3851"/>
          </table:table-cell>
        </table:table-row>
        <table:table-row table:style-name="TableRow3852">
          <table:table-cell table:style-name="TableCell3853">
            <text:p text:style-name="P3854"/>
          </table:table-cell>
          <table:table-cell table:style-name="TableCell3855">
            <text:p text:style-name="P3856"/>
          </table:table-cell>
          <table:table-cell table:style-name="TableCell3857">
            <text:p text:style-name="P3858">-</text:p>
          </table:table-cell>
          <table:table-cell table:style-name="TableCell3859">
            <text:p text:style-name="P3860">6<text:tab/>tiesiai<text:tab/>...<text:tab/>5<text:tab/>advmod<text:tab/>...</text:p>
          </table:table-cell>
        </table:table-row>
        <table:table-row table:style-name="TableRow3861">
          <table:table-cell table:style-name="TableCell3862">
            <text:p text:style-name="P3863"/>
          </table:table-cell>
          <table:table-cell table:style-name="TableCell3864">
            <text:p text:style-name="P3865"/>
          </table:table-cell>
          <table:table-cell table:style-name="TableCell3866">
            <text:p text:style-name="P3867">+</text:p>
          </table:table-cell>
          <table:table-cell table:style-name="TableCell3868">
            <text:p text:style-name="P3869">6<text:tab/>tiesiai<text:tab/>...<text:tab/>7<text:tab/>advmod<text:tab/>...</text:p>
          </table:table-cell>
        </table:table-row>
        <table:table-row table:style-name="TableRow3870">
          <table:table-cell table:style-name="TableCell3871">
            <text:p text:style-name="P3872"/>
          </table:table-cell>
          <table:table-cell table:style-name="TableCell3873">
            <text:p text:style-name="P3874"/>
          </table:table-cell>
          <table:table-cell table:style-name="TableCell3875">
            <text:p text:style-name="P3876"/>
          </table:table-cell>
          <table:table-cell table:style-name="TableCell3877">
            <text:p text:style-name="P3878"/>
          </table:table-cell>
        </table:table-row>
        <table:table-row table:style-name="TableRow3879">
          <table:table-cell table:style-name="TableCell3880">
            <text:p text:style-name="P3881"/>
          </table:table-cell>
          <table:table-cell table:style-name="TableCell3882">
            <text:p text:style-name="P3883"/>
          </table:table-cell>
          <table:table-cell table:style-name="TableCell3884">
            <text:p text:style-name="P3885">-</text:p>
          </table:table-cell>
          <table:table-cell table:style-name="TableCell3886">
            <text:p text:style-name="P3887">7<text:tab/>jam<text:tab/>...<text:tab/>5<text:tab/>obl:arg<text:tab/>...</text:p>
          </table:table-cell>
        </table:table-row>
        <table:table-row table:style-name="TableRow3888">
          <table:table-cell table:style-name="TableCell3889">
            <text:p text:style-name="P3890"/>
          </table:table-cell>
          <table:table-cell table:style-name="TableCell3891">
            <text:p text:style-name="P3892"/>
          </table:table-cell>
          <table:table-cell table:style-name="TableCell3893">
            <text:p text:style-name="P3894">+</text:p>
          </table:table-cell>
          <table:table-cell table:style-name="TableCell3895">
            <text:p text:style-name="P3896">7<text:tab/>jam<text:tab/>...<text:tab/>9<text:tab/>obl:arg<text:tab/>...</text:p>
          </table:table-cell>
        </table:table-row>
        <table:table-row table:style-name="TableRow3897">
          <table:table-cell table:style-name="TableCell3898">
            <text:p text:style-name="P3899"/>
          </table:table-cell>
          <table:table-cell table:style-name="TableCell3900">
            <text:p text:style-name="P3901"/>
          </table:table-cell>
          <table:table-cell table:style-name="TableCell3902">
            <text:p text:style-name="P3903"/>
          </table:table-cell>
          <table:table-cell table:style-name="TableCell3904">
            <text:p text:style-name="P3905"/>
          </table:table-cell>
        </table:table-row>
        <table:table-row table:style-name="TableRow3906">
          <table:table-cell table:style-name="TableCell3907">
            <text:p text:style-name="P3908"/>
          </table:table-cell>
          <table:table-cell table:style-name="TableCell3909">
            <text:p text:style-name="P3910">sent_id = 171</text:p>
          </table:table-cell>
          <table:table-cell table:style-name="TableCell3911">
            <text:p text:style-name="P3912">-</text:p>
          </table:table-cell>
          <table:table-cell table:style-name="TableCell3913">
            <text:p text:style-name="P3914"><text:span text:style-name="T3915">1</text:span><text:span text:style-name="T3916"><text:tab/>Staiga</text:span><text:span text:style-name="T3917"><text:tab/></text:span><text:span text:style-name="T3918">staiga</text:span><text:span text:style-name="T3919"><text:tab/>NOUN</text:span><text:span text:style-name="T3920"><text:tab/>dkt.mot.vns.V.</text:span><text:span text:style-name="T3921"><text:tab/>Case=Nom|Gender=Fem|Number=Sing</text:span><text:span text:style-name="T3922"><text:tab/>6</text:span><text:span text:style-name="T3923"><text:tab/>nsubj</text:span><text:span text:style-name="T3924"><text:tab/>...</text:span></text:p>
          </table:table-cell>
        </table:table-row>
        <table:table-row table:style-name="TableRow3925">
          <table:table-cell table:style-name="TableCell3926">
            <text:p text:style-name="P3927"/>
          </table:table-cell>
          <table:table-cell table:style-name="TableCell3928">
            <text:p text:style-name="P3929"/>
          </table:table-cell>
          <table:table-cell table:style-name="TableCell3930">
            <text:p text:style-name="P3931">+</text:p>
          </table:table-cell>
          <table:table-cell table:style-name="TableCell3932">
            <text:p text:style-name="P3933"><text:span text:style-name="T3934">1</text:span><text:span text:style-name="T3935"><text:tab/>Staiga</text:span><text:span text:style-name="T3936"><text:tab/></text:span><text:span text:style-name="T3937">staiga</text:span><text:span text:style-name="T3938"><text:tab/>NOUN</text:span><text:span text:style-name="T3939"><text:tab/>dkt.mot.vns.V.</text:span><text:span text:style-name="T3940"><text:tab/></text:span><text:span text:style-name="T3941">Case=Nom|Gender=Fem|Number=Sing</text:span><text:span text:style-name="T3942"><text:tab/>6</text:span><text:span text:style-name="T3943"><text:tab/>advmod</text:span><text:span text:style-name="T3944"><text:tab/>...</text:span></text:p>
          </table:table-cell>
        </table:table-row>
        <table:table-row table:style-name="TableRow3945">
          <table:table-cell table:style-name="TableCell3946">
            <text:p text:style-name="P3947"/>
          </table:table-cell>
          <table:table-cell table:style-name="TableCell3948">
            <text:p text:style-name="P3949"/>
          </table:table-cell>
          <table:table-cell table:style-name="TableCell3950">
            <text:p text:style-name="P3951"/>
          </table:table-cell>
          <table:table-cell table:style-name="TableCell3952">
            <text:p text:style-name="P3953"/>
          </table:table-cell>
        </table:table-row>
        <table:table-row table:style-name="TableRow3954">
          <table:table-cell table:style-name="TableCell3955">
            <text:p text:style-name="P3956"/>
          </table:table-cell>
          <table:table-cell table:style-name="TableCell3957">
            <text:p text:style-name="P3958"/>
          </table:table-cell>
          <table:table-cell table:style-name="TableCell3959">
            <text:p text:style-name="P3960">-</text:p>
          </table:table-cell>
          <table:table-cell table:style-name="TableCell3961">
            <text:p text:style-name="P3962">2<text:tab/>iš<text:tab/>...<text:tab/>5<text:tab/>case<text:tab/>...</text:p>
          </table:table-cell>
        </table:table-row>
        <table:table-row table:style-name="TableRow3963">
          <table:table-cell table:style-name="TableCell3964">
            <text:p text:style-name="P3965"/>
          </table:table-cell>
          <table:table-cell table:style-name="TableCell3966">
            <text:p text:style-name="P3967"/>
          </table:table-cell>
          <table:table-cell table:style-name="TableCell3968">
            <text:p text:style-name="P3969">+</text:p>
          </table:table-cell>
          <table:table-cell table:style-name="TableCell3970">
            <text:p text:style-name="P3971">2<text:tab/>iš<text:tab/>...<text:tab/>3<text:tab/>case<text:tab/>...</text:p>
          </table:table-cell>
        </table:table-row>
        <table:table-row table:style-name="TableRow3972">
          <table:table-cell table:style-name="TableCell3973">
            <text:p text:style-name="P3974"/>
          </table:table-cell>
          <table:table-cell table:style-name="TableCell3975">
            <text:p text:style-name="P3976"/>
          </table:table-cell>
          <table:table-cell table:style-name="TableCell3977">
            <text:p text:style-name="P3978"/>
          </table:table-cell>
          <table:table-cell table:style-name="TableCell3979">
            <text:p text:style-name="P3980"/>
          </table:table-cell>
        </table:table-row>
        <table:table-row table:style-name="TableRow3981">
          <table:table-cell table:style-name="TableCell3982">
            <text:p text:style-name="P3983"/>
          </table:table-cell>
          <table:table-cell table:style-name="TableCell3984">
            <text:p text:style-name="P3985"/>
          </table:table-cell>
          <table:table-cell table:style-name="TableCell3986">
            <text:p text:style-name="P3987">-</text:p>
          </table:table-cell>
          <table:table-cell table:style-name="TableCell3988">
            <text:p text:style-name="P3989">3<text:tab/>teleekrano<text:tab/>...<text:tab/>4<text:tab/>nmod<text:tab/>...</text:p>
          </table:table-cell>
        </table:table-row>
        <table:table-row table:style-name="TableRow3990">
          <table:table-cell table:style-name="TableCell3991">
            <text:p text:style-name="P3992"/>
          </table:table-cell>
          <table:table-cell table:style-name="TableCell3993">
            <text:p text:style-name="P3994"/>
          </table:table-cell>
          <table:table-cell table:style-name="TableCell3995">
            <text:p text:style-name="P3996">+</text:p>
          </table:table-cell>
          <table:table-cell table:style-name="TableCell3997">
            <text:p text:style-name="P3998">3<text:tab/>teleekrano<text:tab/>...<text:tab/>6<text:tab/>obl<text:tab/>...</text:p>
          </table:table-cell>
        </table:table-row>
        <table:table-row table:style-name="TableRow3999">
          <table:table-cell table:style-name="TableCell4000">
            <text:p text:style-name="P4001"/>
          </table:table-cell>
          <table:table-cell table:style-name="TableCell4002">
            <text:p text:style-name="P4003"/>
          </table:table-cell>
          <table:table-cell table:style-name="TableCell4004">
            <text:p text:style-name="P4005"/>
          </table:table-cell>
          <table:table-cell table:style-name="TableCell4006">
            <text:p text:style-name="P4007"/>
          </table:table-cell>
        </table:table-row>
        <table:table-row table:style-name="TableRow4008">
          <table:table-cell table:style-name="TableCell4009">
            <text:p text:style-name="P4010"/>
          </table:table-cell>
          <table:table-cell table:style-name="TableCell4011">
            <text:p text:style-name="P4012"/>
          </table:table-cell>
          <table:table-cell table:style-name="TableCell4013">
            <text:p text:style-name="P4014">-</text:p>
          </table:table-cell>
          <table:table-cell table:style-name="TableCell4015">
            <text:p text:style-name="P4016">5<text:tab/>gale<text:tab/>...<text:tab/>6<text:tab/>obl<text:tab/>...</text:p>
          </table:table-cell>
        </table:table-row>
        <table:table-row table:style-name="TableRow4017">
          <table:table-cell table:style-name="TableCell4018">
            <text:p text:style-name="P4019"/>
          </table:table-cell>
          <table:table-cell table:style-name="TableCell4020">
            <text:p text:style-name="P4021"/>
          </table:table-cell>
          <table:table-cell table:style-name="TableCell4022">
            <text:p text:style-name="P4023">+</text:p>
          </table:table-cell>
          <table:table-cell table:style-name="TableCell4024">
            <text:p text:style-name="P4025">5<text:tab/>gale<text:tab/>...<text:tab/>3<text:tab/>nmod<text:tab/>...</text:p>
          </table:table-cell>
        </table:table-row>
        <table:table-row table:style-name="TableRow4026">
          <table:table-cell table:style-name="TableCell4027">
            <text:p text:style-name="P4028"/>
          </table:table-cell>
          <table:table-cell table:style-name="TableCell4029">
            <text:p text:style-name="P4030"/>
          </table:table-cell>
          <table:table-cell table:style-name="TableCell4031">
            <text:p text:style-name="P4032"/>
          </table:table-cell>
          <table:table-cell table:style-name="TableCell4033">
            <text:p text:style-name="P4034"/>
          </table:table-cell>
        </table:table-row>
        <table:table-row table:style-name="TableRow4035">
          <table:table-cell table:style-name="TableCell4036">
            <text:p text:style-name="P4037"/>
          </table:table-cell>
          <table:table-cell table:style-name="TableCell4038">
            <text:p text:style-name="P4039"/>
          </table:table-cell>
          <table:table-cell table:style-name="TableCell4040">
            <text:p text:style-name="P4041">-</text:p>
          </table:table-cell>
          <table:table-cell table:style-name="TableCell4042">
            <text:p text:style-name="P4043"><text:span text:style-name="T4044">16</text:span><text:span text:style-name="T4045"><text:tab/>baisi</text:span><text:span text:style-name="T4046"><text:tab/></text:span><text:span text:style-name="T4047">baisas</text:span><text:span text:style-name="T4048"><text:tab/>NOUN</text:span><text:span text:style-name="T4049"><text:tab/>dkt.mot.vns.Įn.</text:span><text:span text:style-name="T4050"><text:tab/>Case=Ins|Gender=Fem|Number=Sing</text:span><text:span text:style-name="T4051"><text:tab/>13</text:span><text:span text:style-name="T4052"><text:tab/>obl:arg</text:span><text:span text:style-name="T4053"><text:tab/>...</text:span></text:p>
          </table:table-cell>
        </table:table-row>
        <table:table-row table:style-name="TableRow4054">
          <table:table-cell table:style-name="TableCell4055">
            <text:p text:style-name="P4056"/>
          </table:table-cell>
          <table:table-cell table:style-name="TableCell4057">
            <text:p text:style-name="P4058"/>
          </table:table-cell>
          <table:table-cell table:style-name="TableCell4059">
            <text:p text:style-name="P4060">+</text:p>
          </table:table-cell>
          <table:table-cell table:style-name="TableCell4061">
            <text:p text:style-name="P4062"><text:span text:style-name="T4063">16</text:span><text:span text:style-name="T4064"><text:tab/>baisi</text:span><text:span text:style-name="T4065"><text:tab/></text:span><text:span text:style-name="T4066">baisas</text:span><text:span text:style-name="T4067"><text:tab/>NOUN</text:span><text:span text:style-name="T4068"><text:tab/>dkt.mot.vns.Įn.</text:span><text:span text:style-name="T4069"><text:tab/>Case=Ins|Gender=Fem|Number=Sing</text:span><text:span text:style-name="T4070"><text:tab/>19</text:span><text:span text:style-name="T4071"><text:tab/>amod</text:span><text:span text:style-name="T4072"><text:tab/>...</text:span></text:p>
          </table:table-cell>
        </table:table-row>
        <table:table-row table:style-name="TableRow4073">
          <table:table-cell table:style-name="TableCell4074">
            <text:p text:style-name="P4075"/>
          </table:table-cell>
          <table:table-cell table:style-name="TableCell4076">
            <text:p text:style-name="P4077"/>
          </table:table-cell>
          <table:table-cell table:style-name="TableCell4078">
            <text:p text:style-name="P4079"/>
          </table:table-cell>
          <table:table-cell table:style-name="TableCell4080">
            <text:p text:style-name="P4081"/>
          </table:table-cell>
        </table:table-row>
        <table:table-row table:style-name="TableRow4082">
          <table:table-cell table:style-name="TableCell4083">
            <text:p text:style-name="P4084"/>
          </table:table-cell>
          <table:table-cell table:style-name="TableCell4085">
            <text:p text:style-name="P4086"/>
          </table:table-cell>
          <table:table-cell table:style-name="TableCell4087">
            <text:p text:style-name="P4088">-</text:p>
          </table:table-cell>
          <table:table-cell table:style-name="TableCell4089">
            <text:p text:style-name="P4090">18<text:tab/>netepta<text:tab/>...<text:tab/>16<text:tab/>acl<text:tab/>...</text:p>
          </table:table-cell>
        </table:table-row>
        <table:table-row table:style-name="TableRow4091">
          <table:table-cell table:style-name="TableCell4092">
            <text:p text:style-name="P4093"/>
          </table:table-cell>
          <table:table-cell table:style-name="TableCell4094">
            <text:p text:style-name="P4095"/>
          </table:table-cell>
          <table:table-cell table:style-name="TableCell4096">
            <text:p text:style-name="P4097">+</text:p>
          </table:table-cell>
          <table:table-cell table:style-name="TableCell4098">
            <text:p text:style-name="P4099">18<text:tab/>netepta<text:tab/>...<text:tab/>16<text:tab/>conj<text:tab/>...</text:p>
          </table:table-cell>
        </table:table-row>
        <table:table-row table:style-name="TableRow4100">
          <table:table-cell table:style-name="TableCell4101">
            <text:p text:style-name="P4102"/>
          </table:table-cell>
          <table:table-cell table:style-name="TableCell4103">
            <text:p text:style-name="P4104"/>
          </table:table-cell>
          <table:table-cell table:style-name="TableCell4105">
            <text:p text:style-name="P4106"/>
          </table:table-cell>
          <table:table-cell table:style-name="TableCell4107">
            <text:p text:style-name="P4108"/>
          </table:table-cell>
        </table:table-row>
        <table:table-row table:style-name="TableRow4109">
          <table:table-cell table:style-name="TableCell4110">
            <text:p text:style-name="P4111"/>
          </table:table-cell>
          <table:table-cell table:style-name="TableCell4112">
            <text:p text:style-name="P4113"/>
          </table:table-cell>
          <table:table-cell table:style-name="TableCell4114">
            <text:p text:style-name="P4115">-</text:p>
          </table:table-cell>
          <table:table-cell table:style-name="TableCell4116">
            <text:p text:style-name="P4117">19<text:tab/>mašina<text:tab/>...<text:tab/>18<text:tab/>nsubj:pass<text:tab/>...</text:p>
          </table:table-cell>
        </table:table-row>
        <table:table-row table:style-name="TableRow4118">
          <table:table-cell table:style-name="TableCell4119">
            <text:p text:style-name="P4120"/>
          </table:table-cell>
          <table:table-cell table:style-name="TableCell4121">
            <text:p text:style-name="P4122"/>
          </table:table-cell>
          <table:table-cell table:style-name="TableCell4123">
            <text:p text:style-name="P4124">+</text:p>
          </table:table-cell>
          <table:table-cell table:style-name="TableCell4125">
            <text:p text:style-name="P4126">19<text:tab/>mašina<text:tab/>...<text:tab/>13<text:tab/>nsubj:pass<text:tab/>...</text:p>
          </table:table-cell>
        </table:table-row>
        <table:table-row table:style-name="TableRow4127">
          <table:table-cell table:style-name="TableCell4128">
            <text:p text:style-name="P4129"/>
          </table:table-cell>
          <table:table-cell table:style-name="TableCell4130">
            <text:p text:style-name="P4131"/>
          </table:table-cell>
          <table:table-cell table:style-name="TableCell4132">
            <text:p text:style-name="P4133"/>
          </table:table-cell>
          <table:table-cell table:style-name="TableCell4134">
            <text:p text:style-name="P4135"/>
          </table:table-cell>
        </table:table-row>
        <table:table-row table:style-name="TableRow4136">
          <table:table-cell table:style-name="TableCell4137">
            <text:p text:style-name="P4138"/>
          </table:table-cell>
          <table:table-cell table:style-name="TableCell4139">
            <text:p text:style-name="P4140">sent_id = 176</text:p>
          </table:table-cell>
          <table:table-cell table:style-name="TableCell4141">
            <text:p text:style-name="P4142">-</text:p>
          </table:table-cell>
          <table:table-cell table:style-name="TableCell4143">
            <text:p text:style-name="P4144">4<text:tab/>plaukais<text:tab/>...<text:tab/>5<text:tab/>obl:arg<text:tab/>...</text:p>
          </table:table-cell>
        </table:table-row>
        <table:table-row table:style-name="TableRow4145">
          <table:table-cell table:style-name="TableCell4146">
            <text:p text:style-name="P4147"/>
          </table:table-cell>
          <table:table-cell table:style-name="TableCell4148">
            <text:p text:style-name="P4149"/>
          </table:table-cell>
          <table:table-cell table:style-name="TableCell4150">
            <text:p text:style-name="P4151">+</text:p>
          </table:table-cell>
          <table:table-cell table:style-name="TableCell4152">
            <text:p text:style-name="P4153">4<text:tab/>plaukais<text:tab/>...<text:tab/>2<text:tab/>nmod<text:tab/>...</text:p>
          </table:table-cell>
        </table:table-row>
        <table:table-row table:style-name="TableRow4154">
          <table:table-cell table:style-name="TableCell4155">
            <text:p text:style-name="P4156"/>
          </table:table-cell>
          <table:table-cell table:style-name="TableCell4157">
            <text:p text:style-name="P4158"/>
          </table:table-cell>
          <table:table-cell table:style-name="TableCell4159">
            <text:p text:style-name="P4160"/>
          </table:table-cell>
          <table:table-cell table:style-name="TableCell4161">
            <text:p text:style-name="P4162"/>
          </table:table-cell>
        </table:table-row>
        <table:table-row table:style-name="TableRow4163">
          <table:table-cell table:style-name="TableCell4164">
            <text:p text:style-name="P4165"/>
          </table:table-cell>
          <table:table-cell table:style-name="TableCell4166">
            <text:p text:style-name="P4167">sent_id = 180</text:p>
          </table:table-cell>
          <table:table-cell table:style-name="TableCell4168">
            <text:p text:style-name="P4169">-</text:p>
          </table:table-cell>
          <table:table-cell table:style-name="TableCell4170">
            <text:p text:style-name="P4171">5<text:tab/>,<text:tab/>...<text:tab/>10<text:tab/>punct<text:tab/>...</text:p>
          </table:table-cell>
        </table:table-row>
        <table:table-row table:style-name="TableRow4172">
          <table:table-cell table:style-name="TableCell4173">
            <text:p text:style-name="P4174"/>
          </table:table-cell>
          <table:table-cell table:style-name="TableCell4175">
            <text:p text:style-name="P4176"/>
          </table:table-cell>
          <table:table-cell table:style-name="TableCell4177">
            <text:p text:style-name="P4178">+</text:p>
          </table:table-cell>
          <table:table-cell table:style-name="TableCell4179">
            <text:p text:style-name="P4180">5<text:tab/>,<text:tab/>...<text:tab/>7<text:tab/>punct<text:tab/>...</text:p>
          </table:table-cell>
        </table:table-row>
        <table:table-row table:style-name="TableRow4181">
          <table:table-cell table:style-name="TableCell4182">
            <text:p text:style-name="P4183"/>
          </table:table-cell>
          <table:table-cell table:style-name="TableCell4184">
            <text:p text:style-name="P4185"/>
          </table:table-cell>
          <table:table-cell table:style-name="TableCell4186">
            <text:p text:style-name="P4187"/>
          </table:table-cell>
          <table:table-cell table:style-name="TableCell4188">
            <text:p text:style-name="P4189"/>
          </table:table-cell>
        </table:table-row>
        <table:table-row table:style-name="TableRow4190">
          <table:table-cell table:style-name="TableCell4191">
            <text:p text:style-name="P4192"/>
          </table:table-cell>
          <table:table-cell table:style-name="TableCell4193">
            <text:p text:style-name="P4194"/>
          </table:table-cell>
          <table:table-cell table:style-name="TableCell4195">
            <text:p text:style-name="P4196">-</text:p>
          </table:table-cell>
          <table:table-cell table:style-name="TableCell4197">
            <text:p text:style-name="P4198">7<text:tab/>išdavystės<text:tab/>...<text:tab/>3<text:tab/>nmod<text:tab/>...</text:p>
          </table:table-cell>
        </table:table-row>
        <table:table-row table:style-name="TableRow4199">
          <table:table-cell table:style-name="TableCell4200">
            <text:p text:style-name="P4201"/>
          </table:table-cell>
          <table:table-cell table:style-name="TableCell4202">
            <text:p text:style-name="P4203"/>
          </table:table-cell>
          <table:table-cell table:style-name="TableCell4204">
            <text:p text:style-name="P4205">+</text:p>
          </table:table-cell>
          <table:table-cell table:style-name="TableCell4206">
            <text:p text:style-name="P4207">7<text:tab/>išdavystės<text:tab/>...<text:tab/>3<text:tab/>conj<text:tab/>...</text:p>
          </table:table-cell>
        </table:table-row>
        <table:table-row table:style-name="TableRow4208">
          <table:table-cell table:style-name="TableCell4209">
            <text:p text:style-name="P4210"/>
          </table:table-cell>
          <table:table-cell table:style-name="TableCell4211">
            <text:p text:style-name="P4212"/>
          </table:table-cell>
          <table:table-cell table:style-name="TableCell4213">
            <text:p text:style-name="P4214"/>
          </table:table-cell>
          <table:table-cell table:style-name="TableCell4215">
            <text:p text:style-name="P4216"/>
          </table:table-cell>
        </table:table-row>
        <table:table-row table:style-name="TableRow4217">
          <table:table-cell table:style-name="TableCell4218">
            <text:p text:style-name="P4219"/>
          </table:table-cell>
          <table:table-cell table:style-name="TableCell4220">
            <text:p text:style-name="P4221"/>
          </table:table-cell>
          <table:table-cell table:style-name="TableCell4222">
            <text:p text:style-name="P4223">-</text:p>
          </table:table-cell>
          <table:table-cell table:style-name="TableCell4224">
            <text:p text:style-name="P4225">10<text:tab/>akcijos<text:tab/>...<text:tab/>7<text:tab/>conj<text:tab/>...</text:p>
          </table:table-cell>
        </table:table-row>
        <table:table-row table:style-name="TableRow4226">
          <table:table-cell table:style-name="TableCell4227">
            <text:p text:style-name="P4228"/>
          </table:table-cell>
          <table:table-cell table:style-name="TableCell4229">
            <text:p text:style-name="P4230"/>
          </table:table-cell>
          <table:table-cell table:style-name="TableCell4231">
            <text:p text:style-name="P4232">+</text:p>
          </table:table-cell>
          <table:table-cell table:style-name="TableCell4233">
            <text:p text:style-name="P4234">10<text:tab/>akcijos<text:tab/>...<text:tab/>3<text:tab/>conj<text:tab/>...</text:p>
          </table:table-cell>
        </table:table-row>
        <table:table-row table:style-name="TableRow4235">
          <table:table-cell table:style-name="TableCell4236">
            <text:p text:style-name="P4237"/>
          </table:table-cell>
          <table:table-cell table:style-name="TableCell4238">
            <text:p text:style-name="P4239"/>
          </table:table-cell>
          <table:table-cell table:style-name="TableCell4240">
            <text:p text:style-name="P4241"/>
          </table:table-cell>
          <table:table-cell table:style-name="TableCell4242">
            <text:p text:style-name="P4243"/>
          </table:table-cell>
        </table:table-row>
        <table:table-row table:style-name="TableRow4244">
          <table:table-cell table:style-name="TableCell4245">
            <text:p text:style-name="P4246"/>
          </table:table-cell>
          <table:table-cell table:style-name="TableCell4247">
            <text:p text:style-name="P4248"/>
          </table:table-cell>
          <table:table-cell table:style-name="TableCell4249">
            <text:p text:style-name="P4250"/>
          </table:table-cell>
          <table:table-cell table:style-name="TableCell4251">
            <text:p text:style-name="P4252"/>
          </table:table-cell>
        </table:table-row>
        <table:table-row table:style-name="TableRow4253">
          <table:table-cell table:style-name="TableCell4254">
            <text:p text:style-name="P4255"/>
          </table:table-cell>
          <table:table-cell table:style-name="TableCell4256">
            <text:p text:style-name="P4257"/>
          </table:table-cell>
          <table:table-cell table:style-name="TableCell4258">
            <text:p text:style-name="P4259"/>
          </table:table-cell>
          <table:table-cell table:style-name="TableCell4260">
            <text:p text:style-name="P4261"/>
          </table:table-cell>
        </table:table-row>
        <table:table-row table:style-name="TableRow4262">
          <table:table-cell table:style-name="TableCell4263">
            <text:p text:style-name="P4264"/>
          </table:table-cell>
          <table:table-cell table:style-name="TableCell4265">
            <text:p text:style-name="P4266">sent_id = 192</text:p>
          </table:table-cell>
          <table:table-cell table:style-name="TableCell4267">
            <text:p text:style-name="P4268">-</text:p>
          </table:table-cell>
          <table:table-cell table:style-name="TableCell4269">
            <text:p text:style-name="P4270">1<text:tab/>Praėjus<text:tab/>...<text:tab/>11<text:tab/>advcl<text:tab/>...</text:p>
          </table:table-cell>
        </table:table-row>
        <table:table-row table:style-name="TableRow4271">
          <table:table-cell table:style-name="TableCell4272">
            <text:p text:style-name="P4273"/>
          </table:table-cell>
          <table:table-cell table:style-name="TableCell4274">
            <text:p text:style-name="P4275"/>
          </table:table-cell>
          <table:table-cell table:style-name="TableCell4276">
            <text:p text:style-name="P4277">+</text:p>
          </table:table-cell>
          <table:table-cell table:style-name="TableCell4278">
            <text:p text:style-name="P4279">1<text:tab/>Praėjus<text:tab/>...<text:tab/>12<text:tab/>advcl<text:tab/>...</text:p>
          </table:table-cell>
        </table:table-row>
        <table:table-row table:style-name="TableRow4280">
          <table:table-cell table:style-name="TableCell4281">
            <text:p text:style-name="P4282"/>
          </table:table-cell>
          <table:table-cell table:style-name="TableCell4283">
            <text:p text:style-name="P4284"/>
          </table:table-cell>
          <table:table-cell table:style-name="TableCell4285">
            <text:p text:style-name="P4286"/>
          </table:table-cell>
          <table:table-cell table:style-name="TableCell4287">
            <text:p text:style-name="P4288"/>
          </table:table-cell>
        </table:table-row>
        <table:table-row table:style-name="TableRow4289">
          <table:table-cell table:style-name="TableCell4290">
            <text:p text:style-name="P4291"/>
          </table:table-cell>
          <table:table-cell table:style-name="TableCell4292">
            <text:p text:style-name="P4293"/>
          </table:table-cell>
          <table:table-cell table:style-name="TableCell4294">
            <text:p text:style-name="P4295">-</text:p>
          </table:table-cell>
          <table:table-cell table:style-name="TableCell4296">
            <text:p text:style-name="P4297">2<text:tab/>pusei<text:tab/>...<text:tab/>1<text:tab/>obl:arg<text:tab/>...</text:p>
          </table:table-cell>
        </table:table-row>
        <table:table-row table:style-name="TableRow4298">
          <table:table-cell table:style-name="TableCell4299">
            <text:p text:style-name="P4300"/>
          </table:table-cell>
          <table:table-cell table:style-name="TableCell4301">
            <text:p text:style-name="P4302"/>
          </table:table-cell>
          <table:table-cell table:style-name="TableCell4303">
            <text:p text:style-name="P4304">+</text:p>
          </table:table-cell>
          <table:table-cell table:style-name="TableCell4305">
            <text:p text:style-name="P4306">2<text:tab/>pusei<text:tab/>...<text:tab/>3<text:tab/>numod<text:tab/>...</text:p>
          </table:table-cell>
        </table:table-row>
        <table:table-row table:style-name="TableRow4307">
          <table:table-cell table:style-name="TableCell4308">
            <text:p text:style-name="P4309"/>
          </table:table-cell>
          <table:table-cell table:style-name="TableCell4310">
            <text:p text:style-name="P4311"/>
          </table:table-cell>
          <table:table-cell table:style-name="TableCell4312">
            <text:p text:style-name="P4313"/>
          </table:table-cell>
          <table:table-cell table:style-name="TableCell4314">
            <text:p text:style-name="P4315"/>
          </table:table-cell>
        </table:table-row>
        <table:table-row table:style-name="TableRow4316">
          <table:table-cell table:style-name="TableCell4317">
            <text:p text:style-name="P4318"/>
          </table:table-cell>
          <table:table-cell table:style-name="TableCell4319">
            <text:p text:style-name="P4320"/>
          </table:table-cell>
          <table:table-cell table:style-name="TableCell4321">
            <text:p text:style-name="P4322">-</text:p>
          </table:table-cell>
          <table:table-cell table:style-name="TableCell4323">
            <text:p text:style-name="P4324">5<text:tab/>dalis<text:tab/>...<text:tab/>11<text:tab/>nsubj<text:tab/>...</text:p>
          </table:table-cell>
        </table:table-row>
        <table:table-row table:style-name="TableRow4325">
          <table:table-cell table:style-name="TableCell4326">
            <text:p text:style-name="P4327"/>
          </table:table-cell>
          <table:table-cell table:style-name="TableCell4328">
            <text:p text:style-name="P4329"/>
          </table:table-cell>
          <table:table-cell table:style-name="TableCell4330">
            <text:p text:style-name="P4331">+</text:p>
          </table:table-cell>
          <table:table-cell table:style-name="TableCell4332">
            <text:p text:style-name="P4333">5<text:tab/>dalis<text:tab/>...<text:tab/>12<text:tab/>nsubj<text:tab/>...</text:p>
          </table:table-cell>
        </table:table-row>
        <table:table-row table:style-name="TableRow4334">
          <table:table-cell table:style-name="TableCell4335">
            <text:p text:style-name="P4336"/>
          </table:table-cell>
          <table:table-cell table:style-name="TableCell4337">
            <text:p text:style-name="P4338"/>
          </table:table-cell>
          <table:table-cell table:style-name="TableCell4339">
            <text:p text:style-name="P4340"/>
          </table:table-cell>
          <table:table-cell table:style-name="TableCell4341">
            <text:p text:style-name="P4342"/>
          </table:table-cell>
        </table:table-row>
        <table:table-row table:style-name="TableRow4343">
          <table:table-cell table:style-name="TableCell4344">
            <text:p text:style-name="P4345"/>
          </table:table-cell>
          <table:table-cell table:style-name="TableCell4346">
            <text:p text:style-name="P4347"/>
          </table:table-cell>
          <table:table-cell table:style-name="TableCell4348">
            <text:p text:style-name="P4349">-</text:p>
          </table:table-cell>
          <table:table-cell table:style-name="TableCell4350">
            <text:p text:style-name="P4351">9<text:tab/>pašalių<text:tab/>...<text:tab/>11<text:tab/>obl<text:tab/>...</text:p>
          </table:table-cell>
        </table:table-row>
        <table:table-row table:style-name="TableRow4352">
          <table:table-cell table:style-name="TableCell4353">
            <text:p text:style-name="P4354"/>
          </table:table-cell>
          <table:table-cell table:style-name="TableCell4355">
            <text:p text:style-name="P4356"/>
          </table:table-cell>
          <table:table-cell table:style-name="TableCell4357">
            <text:p text:style-name="P4358">+</text:p>
          </table:table-cell>
          <table:table-cell table:style-name="TableCell4359">
            <text:p text:style-name="P4360">9<text:tab/>pašalių<text:tab/>...<text:tab/>12<text:tab/>obl<text:tab/>...</text:p>
          </table:table-cell>
        </table:table-row>
        <table:table-row table:style-name="TableRow4361">
          <table:table-cell table:style-name="TableCell4362">
            <text:p text:style-name="P4363"/>
          </table:table-cell>
          <table:table-cell table:style-name="TableCell4364">
            <text:p text:style-name="P4365"/>
          </table:table-cell>
          <table:table-cell table:style-name="TableCell4366">
            <text:p text:style-name="P4367"/>
          </table:table-cell>
          <table:table-cell table:style-name="TableCell4368">
            <text:p text:style-name="P4369"/>
          </table:table-cell>
        </table:table-row>
        <table:table-row table:style-name="TableRow4370">
          <table:table-cell table:style-name="TableCell4371">
            <text:p text:style-name="P4372"/>
          </table:table-cell>
          <table:table-cell table:style-name="TableCell4373">
            <text:p text:style-name="P4374"/>
          </table:table-cell>
          <table:table-cell table:style-name="TableCell4375">
            <text:p text:style-name="P4376">-</text:p>
          </table:table-cell>
          <table:table-cell table:style-name="TableCell4377">
            <text:p text:style-name="P4378">10<text:tab/>jau<text:tab/>...<text:tab/>11<text:tab/>advmod<text:tab/>...</text:p>
          </table:table-cell>
        </table:table-row>
        <table:table-row table:style-name="TableRow4379">
          <table:table-cell table:style-name="TableCell4380">
            <text:p text:style-name="P4381"/>
          </table:table-cell>
          <table:table-cell table:style-name="TableCell4382">
            <text:p text:style-name="P4383"/>
          </table:table-cell>
          <table:table-cell table:style-name="TableCell4384">
            <text:p text:style-name="P4385">+</text:p>
          </table:table-cell>
          <table:table-cell table:style-name="TableCell4386">
            <text:p text:style-name="P4387">10<text:tab/>jau<text:tab/>...<text:tab/>12<text:tab/>advmod<text:tab/>...</text:p>
          </table:table-cell>
        </table:table-row>
        <table:table-row table:style-name="TableRow4388">
          <table:table-cell table:style-name="TableCell4389">
            <text:p text:style-name="P4390"/>
          </table:table-cell>
          <table:table-cell table:style-name="TableCell4391">
            <text:p text:style-name="P4392"/>
          </table:table-cell>
          <table:table-cell table:style-name="TableCell4393">
            <text:p text:style-name="P4394"/>
          </table:table-cell>
          <table:table-cell table:style-name="TableCell4395">
            <text:p text:style-name="P4396"/>
          </table:table-cell>
        </table:table-row>
        <table:table-row table:style-name="TableRow4397">
          <table:table-cell table:style-name="TableCell4398">
            <text:p text:style-name="P4399"/>
          </table:table-cell>
          <table:table-cell table:style-name="TableCell4400">
            <text:p text:style-name="P4401"/>
          </table:table-cell>
          <table:table-cell table:style-name="TableCell4402">
            <text:p text:style-name="P4403">-</text:p>
          </table:table-cell>
          <table:table-cell table:style-name="TableCell4404">
            <text:p text:style-name="P4405">11<text:tab/>įniršę<text:tab/>...<text:tab/>0<text:tab/>root<text:tab/>...</text:p>
          </table:table-cell>
        </table:table-row>
        <table:table-row table:style-name="TableRow4406">
          <table:table-cell table:style-name="TableCell4407">
            <text:p text:style-name="P4408"/>
          </table:table-cell>
          <table:table-cell table:style-name="TableCell4409">
            <text:p text:style-name="P4410"/>
          </table:table-cell>
          <table:table-cell table:style-name="TableCell4411">
            <text:p text:style-name="P4412">+</text:p>
          </table:table-cell>
          <table:table-cell table:style-name="TableCell4413">
            <text:p text:style-name="P4414">11<text:tab/>įniršę<text:tab/>...<text:tab/>12<text:tab/>advmod<text:tab/>...</text:p>
          </table:table-cell>
        </table:table-row>
        <table:table-row table:style-name="TableRow4415">
          <table:table-cell table:style-name="TableCell4416">
            <text:p text:style-name="P4417"/>
          </table:table-cell>
          <table:table-cell table:style-name="TableCell4418">
            <text:p text:style-name="P4419"/>
          </table:table-cell>
          <table:table-cell table:style-name="TableCell4420">
            <text:p text:style-name="P4421"/>
          </table:table-cell>
          <table:table-cell table:style-name="TableCell4422">
            <text:p text:style-name="P4423"/>
          </table:table-cell>
        </table:table-row>
        <table:table-row table:style-name="TableRow4424">
          <table:table-cell table:style-name="TableCell4425">
            <text:p text:style-name="P4426"/>
          </table:table-cell>
          <table:table-cell table:style-name="TableCell4427">
            <text:p text:style-name="P4428"/>
          </table:table-cell>
          <table:table-cell table:style-name="TableCell4429">
            <text:p text:style-name="P4430">-</text:p>
          </table:table-cell>
          <table:table-cell table:style-name="TableCell4431">
            <text:p text:style-name="P4432"><text:span text:style-name="T4433">12</text:span><text:span text:style-name="T4434"><text:tab/>šūkčiojo</text:span><text:span text:style-name="T4435"><text:tab/></text:span><text:span text:style-name="T4436">šūkčias</text:span><text:span text:style-name="T4437"><text:tab/>ADJ</text:span><text:span text:style-name="T4438"><text:tab/>bdv.nelygin.įvardž.vyr.vns.K.</text:span><text:span text:style-name="T4439"><text:tab/>Case=Gen|Definite=Def|Degree=Pos|Gender=Masc|Number=Sing</text:span><text:span text:style-name="T4440"><text:tab/>11</text:span><text:span text:style-name="T4441"><text:tab/>dep</text:span><text:span text:style-name="T4442"><text:tab/>...</text:span></text:p>
          </table:table-cell>
        </table:table-row>
        <table:table-row table:style-name="TableRow4443">
          <table:table-cell table:style-name="TableCell4444">
            <text:p text:style-name="P4445"/>
          </table:table-cell>
          <table:table-cell table:style-name="TableCell4446">
            <text:p text:style-name="P4447"/>
          </table:table-cell>
          <table:table-cell table:style-name="TableCell4448">
            <text:p text:style-name="P4449">+</text:p>
          </table:table-cell>
          <table:table-cell table:style-name="TableCell4450">
            <text:p text:style-name="P4451"><text:span text:style-name="T4452">12</text:span><text:span text:style-name="T4453"><text:tab/>šūkčiojo</text:span><text:span text:style-name="T4454"><text:tab/></text:span><text:span text:style-name="T4455">šūkčias</text:span><text:span text:style-name="T4456"><text:tab/>ADJ</text:span><text:span text:style-name="T4457"><text:tab/>bdv.nelygin.įvardž.vyr.vns.K.</text:span><text:span text:style-name="T4458"><text:tab/></text:span><text:span text:style-name="T4459">Case=Gen|Definite=Def|Degree=Pos|Gender=Masc|Number=Sing</text:span><text:span text:style-name="T4460"><text:tab/>0</text:span><text:span text:style-name="T4461"><text:tab/>root</text:span><text:span text:style-name="T4462"><text:tab/>...</text:span></text:p>
          </table:table-cell>
        </table:table-row>
        <table:table-row table:style-name="TableRow4463">
          <table:table-cell table:style-name="TableCell4464">
            <text:p text:style-name="P4465"/>
          </table:table-cell>
          <table:table-cell table:style-name="TableCell4466">
            <text:p text:style-name="P4467"/>
          </table:table-cell>
          <table:table-cell table:style-name="TableCell4468">
            <text:p text:style-name="P4469"/>
          </table:table-cell>
          <table:table-cell table:style-name="TableCell4470">
            <text:p text:style-name="P4471"/>
          </table:table-cell>
        </table:table-row>
        <table:table-row table:style-name="TableRow4472">
          <table:table-cell table:style-name="TableCell4473">
            <text:p text:style-name="P4474"/>
          </table:table-cell>
          <table:table-cell table:style-name="TableCell4475">
            <text:p text:style-name="P4476"/>
          </table:table-cell>
          <table:table-cell table:style-name="TableCell4477">
            <text:p text:style-name="P4478">-</text:p>
          </table:table-cell>
          <table:table-cell table:style-name="TableCell4479">
            <text:p text:style-name="P4480">13<text:tab/>.<text:tab/>...<text:tab/>11<text:tab/>punct<text:tab/>...</text:p>
          </table:table-cell>
        </table:table-row>
        <table:table-row table:style-name="TableRow4481">
          <table:table-cell table:style-name="TableCell4482">
            <text:p text:style-name="P4483"/>
          </table:table-cell>
          <table:table-cell table:style-name="TableCell4484">
            <text:p text:style-name="P4485"/>
          </table:table-cell>
          <table:table-cell table:style-name="TableCell4486">
            <text:p text:style-name="P4487">+</text:p>
          </table:table-cell>
          <table:table-cell table:style-name="TableCell4488">
            <text:p text:style-name="P4489">13<text:tab/>.<text:tab/>...<text:tab/>12<text:tab/>punct<text:tab/>...</text:p>
          </table:table-cell>
        </table:table-row>
        <table:table-row table:style-name="TableRow4490">
          <table:table-cell table:style-name="TableCell4491">
            <text:p text:style-name="P4492"/>
          </table:table-cell>
          <table:table-cell table:style-name="TableCell4493">
            <text:p text:style-name="P4494"/>
          </table:table-cell>
          <table:table-cell table:style-name="TableCell4495">
            <text:p text:style-name="P4496"/>
          </table:table-cell>
          <table:table-cell table:style-name="TableCell4497">
            <text:p text:style-name="P4498"/>
          </table:table-cell>
        </table:table-row>
        <table:table-row table:style-name="TableRow4499">
          <table:table-cell table:style-name="TableCell4500">
            <text:p text:style-name="P4501"/>
          </table:table-cell>
          <table:table-cell table:style-name="TableCell4502">
            <text:p text:style-name="P4503">sent_id = 199</text:p>
          </table:table-cell>
          <table:table-cell table:style-name="TableCell4504">
            <text:p text:style-name="P4505">-</text:p>
          </table:table-cell>
          <table:table-cell table:style-name="TableCell4506">
            <text:p text:style-name="P4507">9<text:tab/>tinklui<text:tab/>...<text:tab/>5<text:tab/>conj<text:tab/>...</text:p>
          </table:table-cell>
        </table:table-row>
        <table:table-row table:style-name="TableRow4508">
          <table:table-cell table:style-name="TableCell4509">
            <text:p text:style-name="P4510"/>
          </table:table-cell>
          <table:table-cell table:style-name="TableCell4511">
            <text:p text:style-name="P4512"/>
          </table:table-cell>
          <table:table-cell table:style-name="TableCell4513">
            <text:p text:style-name="P4514">+</text:p>
          </table:table-cell>
          <table:table-cell table:style-name="TableCell4515">
            <text:p text:style-name="P4516">9<text:tab/>tinklui<text:tab/>...<text:tab/>5<text:tab/>appos<text:tab/>...</text:p>
          </table:table-cell>
        </table:table-row>
        <table:table-row table:style-name="TableRow4517">
          <table:table-cell table:style-name="TableCell4518">
            <text:p text:style-name="P4519"/>
          </table:table-cell>
          <table:table-cell table:style-name="TableCell4520">
            <text:p text:style-name="P4521"/>
          </table:table-cell>
          <table:table-cell table:style-name="TableCell4522">
            <text:p text:style-name="P4523"/>
          </table:table-cell>
          <table:table-cell table:style-name="TableCell4524">
            <text:p text:style-name="P4525"/>
          </table:table-cell>
        </table:table-row>
        <table:table-row table:style-name="TableRow4526">
          <table:table-cell table:style-name="TableCell4527">
            <text:p text:style-name="P4528"/>
          </table:table-cell>
          <table:table-cell table:style-name="TableCell4529">
            <text:p text:style-name="P4530"/>
          </table:table-cell>
          <table:table-cell table:style-name="TableCell4531">
            <text:p text:style-name="P4532"/>
          </table:table-cell>
          <table:table-cell table:style-name="TableCell4533">
            <text:p text:style-name="P4534"/>
          </table:table-cell>
        </table:table-row>
        <table:table-row table:style-name="TableRow4535">
          <table:table-cell table:style-name="TableCell4536">
            <text:p text:style-name="P4537">004</text:p>
          </table:table-cell>
          <table:table-cell table:style-name="TableCell4538">
            <text:p text:style-name="P4539"/>
          </table:table-cell>
          <table:table-cell table:style-name="TableCell4540">
            <text:p text:style-name="P4541"/>
          </table:table-cell>
          <table:table-cell table:style-name="TableCell4542">
            <text:p text:style-name="P4543"/>
          </table:table-cell>
        </table:table-row>
        <table:table-row table:style-name="TableRow4544">
          <table:table-cell table:style-name="TableCell4545">
            <text:p text:style-name="P4546"/>
          </table:table-cell>
          <table:table-cell table:style-name="TableCell4547">
            <text:p text:style-name="P4548">sent_id = 201</text:p>
          </table:table-cell>
          <table:table-cell table:style-name="TableCell4549">
            <text:p text:style-name="P4550">-</text:p>
          </table:table-cell>
          <table:table-cell table:style-name="TableCell4551">
            <text:p text:style-name="P4552">10<text:tab/>santrauką<text:tab/>...<text:tab/>5<text:tab/>conj<text:tab/>...</text:p>
          </table:table-cell>
        </table:table-row>
        <table:table-row table:style-name="TableRow4553">
          <table:table-cell table:style-name="TableCell4554">
            <text:p text:style-name="P4555"/>
          </table:table-cell>
          <table:table-cell table:style-name="TableCell4556">
            <text:p text:style-name="P4557"/>
          </table:table-cell>
          <table:table-cell table:style-name="TableCell4558">
            <text:p text:style-name="P4559">+</text:p>
          </table:table-cell>
          <table:table-cell table:style-name="TableCell4560">
            <text:p text:style-name="P4561">10<text:tab/>santrauką<text:tab/>...<text:tab/>5<text:tab/>nmod<text:tab/>...</text:p>
          </table:table-cell>
        </table:table-row>
        <table:table-row table:style-name="TableRow4562">
          <table:table-cell table:style-name="TableCell4563">
            <text:p text:style-name="P4564"/>
          </table:table-cell>
          <table:table-cell table:style-name="TableCell4565">
            <text:p text:style-name="P4566"/>
          </table:table-cell>
          <table:table-cell table:style-name="TableCell4567">
            <text:p text:style-name="P4568"/>
          </table:table-cell>
          <table:table-cell table:style-name="TableCell4569">
            <text:p text:style-name="P4570"/>
          </table:table-cell>
        </table:table-row>
        <table:table-row table:style-name="TableRow4571">
          <table:table-cell table:style-name="TableCell4572">
            <text:p text:style-name="P4573"/>
          </table:table-cell>
          <table:table-cell table:style-name="TableCell4574">
            <text:p text:style-name="P4575"/>
          </table:table-cell>
          <table:table-cell table:style-name="TableCell4576">
            <text:p text:style-name="P4577">-</text:p>
          </table:table-cell>
          <table:table-cell table:style-name="TableCell4578">
            <text:p text:style-name="P4579">12<text:tab/>parašytą<text:tab/>...<text:tab/>10<text:tab/>acl<text:tab/>...</text:p>
          </table:table-cell>
        </table:table-row>
        <table:table-row table:style-name="TableRow4580">
          <table:table-cell table:style-name="TableCell4581">
            <text:p text:style-name="P4582"/>
          </table:table-cell>
          <table:table-cell table:style-name="TableCell4583">
            <text:p text:style-name="P4584"/>
          </table:table-cell>
          <table:table-cell table:style-name="TableCell4585">
            <text:p text:style-name="P4586">+</text:p>
          </table:table-cell>
          <table:table-cell table:style-name="TableCell4587">
            <text:p text:style-name="P4588">12<text:tab/>parašytą<text:tab/>...<text:tab/>5<text:tab/>acl<text:tab/>...</text:p>
          </table:table-cell>
        </table:table-row>
        <table:table-row table:style-name="TableRow4589">
          <table:table-cell table:style-name="TableCell4590">
            <text:p text:style-name="P4591"/>
          </table:table-cell>
          <table:table-cell table:style-name="TableCell4592">
            <text:p text:style-name="P4593"/>
          </table:table-cell>
          <table:table-cell table:style-name="TableCell4594">
            <text:p text:style-name="P4595"/>
          </table:table-cell>
          <table:table-cell table:style-name="TableCell4596">
            <text:p text:style-name="P4597"/>
          </table:table-cell>
        </table:table-row>
        <table:table-row table:style-name="TableRow4598">
          <table:table-cell table:style-name="TableCell4599">
            <text:p text:style-name="P4600"/>
          </table:table-cell>
          <table:table-cell table:style-name="TableCell4601">
            <text:p text:style-name="P4602"/>
          </table:table-cell>
          <table:table-cell table:style-name="TableCell4603">
            <text:p text:style-name="P4604">-</text:p>
          </table:table-cell>
          <table:table-cell table:style-name="TableCell4605">
            <text:p text:style-name="P4606">13<text:tab/>Goldšteino<text:tab/>...<text:tab/>16<text:tab/>nmod<text:tab/>...</text:p>
          </table:table-cell>
        </table:table-row>
        <table:table-row table:style-name="TableRow4607">
          <table:table-cell table:style-name="TableCell4608">
            <text:p text:style-name="P4609"/>
          </table:table-cell>
          <table:table-cell table:style-name="TableCell4610">
            <text:p text:style-name="P4611"/>
          </table:table-cell>
          <table:table-cell table:style-name="TableCell4612">
            <text:p text:style-name="P4613">+</text:p>
          </table:table-cell>
          <table:table-cell table:style-name="TableCell4614">
            <text:p text:style-name="P4615">13<text:tab/>Goldšteino<text:tab/>...<text:tab/>12<text:tab/>obl<text:tab/>...</text:p>
          </table:table-cell>
        </table:table-row>
        <table:table-row table:style-name="TableRow4616">
          <table:table-cell table:style-name="TableCell4617">
            <text:p text:style-name="P4618"/>
          </table:table-cell>
          <table:table-cell table:style-name="TableCell4619">
            <text:p text:style-name="P4620"/>
          </table:table-cell>
          <table:table-cell table:style-name="TableCell4621">
            <text:p text:style-name="P4622"/>
          </table:table-cell>
          <table:table-cell table:style-name="TableCell4623">
            <text:p text:style-name="P4624"/>
          </table:table-cell>
        </table:table-row>
        <table:table-row table:style-name="TableRow4625">
          <table:table-cell table:style-name="TableCell4626">
            <text:p text:style-name="P4627"/>
          </table:table-cell>
          <table:table-cell table:style-name="TableCell4628">
            <text:p text:style-name="P4629"/>
          </table:table-cell>
          <table:table-cell table:style-name="TableCell4630">
            <text:p text:style-name="P4631">-</text:p>
          </table:table-cell>
          <table:table-cell table:style-name="TableCell4632">
            <text:p text:style-name="P4633">15<text:tab/>cirkuliuojančią<text:tab/>...<text:tab/>13<text:tab/>conj<text:tab/>...</text:p>
          </table:table-cell>
        </table:table-row>
        <table:table-row table:style-name="TableRow4634">
          <table:table-cell table:style-name="TableCell4635">
            <text:p text:style-name="P4636"/>
          </table:table-cell>
          <table:table-cell table:style-name="TableCell4637">
            <text:p text:style-name="P4638"/>
          </table:table-cell>
          <table:table-cell table:style-name="TableCell4639">
            <text:p text:style-name="P4640">+</text:p>
          </table:table-cell>
          <table:table-cell table:style-name="TableCell4641">
            <text:p text:style-name="P4642">15<text:tab/>cirkuliuojančią<text:tab/>...<text:tab/>12<text:tab/>conj<text:tab/>...</text:p>
          </table:table-cell>
        </table:table-row>
        <table:table-row table:style-name="TableRow4643">
          <table:table-cell table:style-name="TableCell4644">
            <text:p text:style-name="P4645"/>
          </table:table-cell>
          <table:table-cell table:style-name="TableCell4646">
            <text:p text:style-name="P4647"/>
          </table:table-cell>
          <table:table-cell table:style-name="TableCell4648">
            <text:p text:style-name="P4649"/>
          </table:table-cell>
          <table:table-cell table:style-name="TableCell4650">
            <text:p text:style-name="P4651"/>
          </table:table-cell>
        </table:table-row>
        <table:table-row table:style-name="TableRow4652">
          <table:table-cell table:style-name="TableCell4653">
            <text:p text:style-name="P4654"/>
          </table:table-cell>
          <table:table-cell table:style-name="TableCell4655">
            <text:p text:style-name="P4656"/>
          </table:table-cell>
          <table:table-cell table:style-name="TableCell4657">
            <text:p text:style-name="P4658">-</text:p>
          </table:table-cell>
          <table:table-cell table:style-name="TableCell4659">
            <text:p text:style-name="P4660"><text:span text:style-name="T4661">16</text:span><text:span text:style-name="T4662"><text:tab/>slapta</text:span><text:span text:style-name="T4663"><text:tab/></text:span><text:span text:style-name="T4664">slapta</text:span><text:span text:style-name="T4665"><text:tab/>NOUN</text:span><text:span text:style-name="T4666"><text:tab/>dkt.mot.vns.Įn.</text:span><text:span text:style-name="T4667"><text:tab/>Case=Ins|Gender=Fem|Number=Sing</text:span><text:span text:style-name="T4668"><text:tab/>12</text:span><text:span text:style-name="T4669"><text:tab/>obl:arg</text:span><text:span text:style-name="T4670"><text:tab/>...</text:span></text:p>
          </table:table-cell>
        </table:table-row>
        <table:table-row table:style-name="TableRow4671">
          <table:table-cell table:style-name="TableCell4672">
            <text:p text:style-name="P4673"/>
          </table:table-cell>
          <table:table-cell table:style-name="TableCell4674">
            <text:p text:style-name="P4675"/>
          </table:table-cell>
          <table:table-cell table:style-name="TableCell4676">
            <text:p text:style-name="P4677">+</text:p>
          </table:table-cell>
          <table:table-cell table:style-name="TableCell4678">
            <text:p text:style-name="P4679"><text:span text:style-name="T4680">16</text:span><text:span text:style-name="T4681"><text:tab/>slapta</text:span><text:span text:style-name="T4682"><text:tab/></text:span><text:span text:style-name="T4683">slapta</text:span><text:span text:style-name="T4684"><text:tab/>NOUN</text:span><text:span text:style-name="T4685"><text:tab/>dkt.mot.vns.Įn.</text:span><text:span text:style-name="T4686"><text:tab/>Case=Ins|Gender=Fem|Number=Sing</text:span><text:span text:style-name="T4687"><text:tab/>15</text:span><text:span text:style-name="T4688"><text:tab/>advmod</text:span><text:span text:style-name="T4689"><text:tab/>...</text:span></text:p>
          </table:table-cell>
        </table:table-row>
        <table:table-row table:style-name="TableRow4690">
          <table:table-cell table:style-name="TableCell4691">
            <text:p text:style-name="P4692"/>
          </table:table-cell>
          <table:table-cell table:style-name="TableCell4693">
            <text:p text:style-name="P4694"/>
          </table:table-cell>
          <table:table-cell table:style-name="TableCell4695">
            <text:p text:style-name="P4696"/>
          </table:table-cell>
          <table:table-cell table:style-name="TableCell4697">
            <text:p text:style-name="P4698"/>
          </table:table-cell>
        </table:table-row>
        <table:table-row table:style-name="TableRow4699">
          <table:table-cell table:style-name="TableCell4700">
            <text:p text:style-name="P4701"/>
          </table:table-cell>
          <table:table-cell table:style-name="TableCell4702">
            <text:p text:style-name="P4703"/>
          </table:table-cell>
          <table:table-cell table:style-name="TableCell4704">
            <text:p text:style-name="P4705"/>
          </table:table-cell>
          <table:table-cell table:style-name="TableCell4706">
            <text:p text:style-name="P4707"/>
          </table:table-cell>
        </table:table-row>
        <table:table-row table:style-name="TableRow4708">
          <table:table-cell table:style-name="TableCell4709">
            <text:p text:style-name="P4710"/>
          </table:table-cell>
          <table:table-cell table:style-name="TableCell4711">
            <text:p text:style-name="P4712">sent_id = 207</text:p>
          </table:table-cell>
          <table:table-cell table:style-name="TableCell4713">
            <text:p text:style-name="P4714">-</text:p>
          </table:table-cell>
          <table:table-cell table:style-name="TableCell4715">
            <text:p text:style-name="P4716">1<text:tab/>Žmonės<text:tab/>...<text:tab/>0<text:tab/>root<text:tab/>...</text:p>
          </table:table-cell>
        </table:table-row>
        <table:table-row table:style-name="TableRow4717">
          <table:table-cell table:style-name="TableCell4718">
            <text:p text:style-name="P4719"/>
          </table:table-cell>
          <table:table-cell table:style-name="TableCell4720">
            <text:p text:style-name="P4721"/>
          </table:table-cell>
          <table:table-cell table:style-name="TableCell4722">
            <text:p text:style-name="P4723">+</text:p>
          </table:table-cell>
          <table:table-cell table:style-name="TableCell4724">
            <text:p text:style-name="P4725">1<text:tab/>Žmonės<text:tab/>...<text:tab/>9<text:tab/>nsubj<text:tab/>...</text:p>
          </table:table-cell>
        </table:table-row>
        <table:table-row table:style-name="TableRow4726">
          <table:table-cell table:style-name="TableCell4727">
            <text:p text:style-name="P4728"/>
          </table:table-cell>
          <table:table-cell table:style-name="TableCell4729">
            <text:p text:style-name="P4730"/>
          </table:table-cell>
          <table:table-cell table:style-name="TableCell4731">
            <text:p text:style-name="P4732"/>
          </table:table-cell>
          <table:table-cell table:style-name="TableCell4733">
            <text:p text:style-name="P4734"/>
          </table:table-cell>
        </table:table-row>
        <table:table-row table:style-name="TableRow4735">
          <table:table-cell table:style-name="TableCell4736">
            <text:p text:style-name="P4737"/>
          </table:table-cell>
          <table:table-cell table:style-name="TableCell4738">
            <text:p text:style-name="P4739"/>
          </table:table-cell>
          <table:table-cell table:style-name="TableCell4740">
            <text:p text:style-name="P4741">-</text:p>
          </table:table-cell>
          <table:table-cell table:style-name="TableCell4742">
            <text:p text:style-name="P4743">9<text:tab/>šaukė<text:tab/>...<text:tab/>3<text:tab/>advcl<text:tab/>...</text:p>
          </table:table-cell>
        </table:table-row>
        <table:table-row table:style-name="TableRow4744">
          <table:table-cell table:style-name="TableCell4745">
            <text:p text:style-name="P4746"/>
          </table:table-cell>
          <table:table-cell table:style-name="TableCell4747">
            <text:p text:style-name="P4748"/>
          </table:table-cell>
          <table:table-cell table:style-name="TableCell4749">
            <text:p text:style-name="P4750">+</text:p>
          </table:table-cell>
          <table:table-cell table:style-name="TableCell4751">
            <text:p text:style-name="P4752">9<text:tab/>šaukė<text:tab/>...<text:tab/>0<text:tab/>root<text:tab/>...</text:p>
          </table:table-cell>
        </table:table-row>
        <table:table-row table:style-name="TableRow4753">
          <table:table-cell table:style-name="TableCell4754">
            <text:p text:style-name="P4755"/>
          </table:table-cell>
          <table:table-cell table:style-name="TableCell4756">
            <text:p text:style-name="P4757"/>
          </table:table-cell>
          <table:table-cell table:style-name="TableCell4758">
            <text:p text:style-name="P4759"/>
          </table:table-cell>
          <table:table-cell table:style-name="TableCell4760">
            <text:p text:style-name="P4761"/>
          </table:table-cell>
        </table:table-row>
        <table:table-row table:style-name="TableRow4762">
          <table:table-cell table:style-name="TableCell4763">
            <text:p text:style-name="P4764"/>
          </table:table-cell>
          <table:table-cell table:style-name="TableCell4765">
            <text:p text:style-name="P4766"/>
          </table:table-cell>
          <table:table-cell table:style-name="TableCell4767">
            <text:p text:style-name="P4768">-</text:p>
          </table:table-cell>
          <table:table-cell table:style-name="TableCell4769">
            <text:p text:style-name="P4770">22<text:tab/>.<text:tab/>...<text:tab/>1<text:tab/>punct<text:tab/>...</text:p>
          </table:table-cell>
        </table:table-row>
        <table:table-row table:style-name="TableRow4771">
          <table:table-cell table:style-name="TableCell4772">
            <text:p text:style-name="P4773"/>
          </table:table-cell>
          <table:table-cell table:style-name="TableCell4774">
            <text:p text:style-name="P4775"/>
          </table:table-cell>
          <table:table-cell table:style-name="TableCell4776">
            <text:p text:style-name="P4777">+</text:p>
          </table:table-cell>
          <table:table-cell table:style-name="TableCell4778">
            <text:p text:style-name="P4779">22<text:tab/>.<text:tab/>...<text:tab/>9<text:tab/>punct<text:tab/>...</text:p>
          </table:table-cell>
        </table:table-row>
        <table:table-row table:style-name="TableRow4780">
          <table:table-cell table:style-name="TableCell4781">
            <text:p text:style-name="P4782"/>
          </table:table-cell>
          <table:table-cell table:style-name="TableCell4783">
            <text:p text:style-name="P4784"/>
          </table:table-cell>
          <table:table-cell table:style-name="TableCell4785">
            <text:p text:style-name="P4786"/>
          </table:table-cell>
          <table:table-cell table:style-name="TableCell4787">
            <text:p text:style-name="P4788"/>
          </table:table-cell>
        </table:table-row>
        <table:table-row table:style-name="TableRow4789">
          <table:table-cell table:style-name="TableCell4790">
            <text:p text:style-name="P4791"/>
          </table:table-cell>
          <table:table-cell table:style-name="TableCell4792">
            <text:p text:style-name="P4793">sent_id = 214</text:p>
          </table:table-cell>
          <table:table-cell table:style-name="TableCell4794">
            <text:p text:style-name="P4795">-</text:p>
          </table:table-cell>
          <table:table-cell table:style-name="TableCell4796">
            <text:p text:style-name="P4797">3<text:tab/>Goldšteinui<text:tab/>...<text:tab/>2<text:tab/>obl:arg<text:tab/>...</text:p>
          </table:table-cell>
        </table:table-row>
        <table:table-row table:style-name="TableRow4798">
          <table:table-cell table:style-name="TableCell4799">
            <text:p text:style-name="P4800"/>
          </table:table-cell>
          <table:table-cell table:style-name="TableCell4801">
            <text:p text:style-name="P4802"/>
          </table:table-cell>
          <table:table-cell table:style-name="TableCell4803">
            <text:p text:style-name="P4804">+</text:p>
          </table:table-cell>
          <table:table-cell table:style-name="TableCell4805">
            <text:p text:style-name="P4806">3<text:tab/>Goldšteinui<text:tab/>...<text:tab/>2<text:tab/>iobj<text:tab/>...</text:p>
          </table:table-cell>
        </table:table-row>
        <table:table-row table:style-name="TableRow4807">
          <table:table-cell table:style-name="TableCell4808">
            <text:p text:style-name="P4809"/>
          </table:table-cell>
          <table:table-cell table:style-name="TableCell4810">
            <text:p text:style-name="P4811"/>
          </table:table-cell>
          <table:table-cell table:style-name="TableCell4812">
            <text:p text:style-name="P4813"/>
          </table:table-cell>
          <table:table-cell table:style-name="TableCell4814">
            <text:p text:style-name="P4815"/>
          </table:table-cell>
        </table:table-row>
        <table:table-row table:style-name="TableRow4816">
          <table:table-cell table:style-name="TableCell4817">
            <text:p text:style-name="P4818"/>
          </table:table-cell>
          <table:table-cell table:style-name="TableCell4819">
            <text:p text:style-name="P4820">sent_id = 242</text:p>
          </table:table-cell>
          <table:table-cell table:style-name="TableCell4821">
            <text:p text:style-name="P4822">-</text:p>
          </table:table-cell>
          <table:table-cell table:style-name="TableCell4823">
            <text:p text:style-name="P4824"><text:span text:style-name="T4825">1</text:span><text:span text:style-name="T4826"><text:tab/>Virpančiu</text:span><text:span text:style-name="T4827"><text:tab/></text:span><text:span text:style-name="T4828">virpti</text:span><text:span text:style-name="T4829"><text:tab/>...</text:span><text:span text:style-name="T4830"><text:tab/>2</text:span><text:span text:style-name="T4831"><text:tab/>acl</text:span><text:span text:style-name="T4832"><text:tab/>...</text:span></text:p>
          </table:table-cell>
        </table:table-row>
        <table:table-row table:style-name="TableRow4833">
          <table:table-cell table:style-name="TableCell4834">
            <text:p text:style-name="P4835"/>
          </table:table-cell>
          <table:table-cell table:style-name="TableCell4836">
            <text:p text:style-name="P4837"/>
          </table:table-cell>
          <table:table-cell table:style-name="TableCell4838">
            <text:p text:style-name="P4839">+</text:p>
          </table:table-cell>
          <table:table-cell table:style-name="TableCell4840">
            <text:p text:style-name="P4841"><text:span text:style-name="T4842">1</text:span><text:span text:style-name="T4843"><text:tab/>Virpančiu</text:span><text:span text:style-name="T4844"><text:tab/></text:span><text:span text:style-name="T4845">virpti</text:span><text:span text:style-name="T4846"><text:tab/>...</text:span><text:span text:style-name="T4847"><text:tab/>2</text:span><text:span text:style-name="T4848"><text:tab/>amod</text:span><text:span text:style-name="T4849"><text:tab/>...</text:span></text:p>
          </table:table-cell>
        </table:table-row>
        <table:table-row table:style-name="TableRow4850">
          <table:table-cell table:style-name="TableCell4851">
            <text:p text:style-name="P4852"/>
          </table:table-cell>
          <table:table-cell table:style-name="TableCell4853">
            <text:p text:style-name="P4854"/>
          </table:table-cell>
          <table:table-cell table:style-name="TableCell4855">
            <text:p text:style-name="P4856"/>
          </table:table-cell>
          <table:table-cell table:style-name="TableCell4857">
            <text:p text:style-name="P4858"/>
          </table:table-cell>
        </table:table-row>
        <table:table-row table:style-name="TableRow4859">
          <table:table-cell table:style-name="TableCell4860">
            <text:p text:style-name="P4861"/>
          </table:table-cell>
          <table:table-cell table:style-name="TableCell4862">
            <text:p text:style-name="P4863"/>
          </table:table-cell>
          <table:table-cell table:style-name="TableCell4864">
            <text:p text:style-name="P4865">-</text:p>
          </table:table-cell>
          <table:table-cell table:style-name="TableCell4866">
            <text:p text:style-name="P4867">3<text:tab/>murmėdama<text:tab/>...<text:tab/>0<text:tab/>root<text:tab/>...</text:p>
          </table:table-cell>
        </table:table-row>
        <table:table-row table:style-name="TableRow4868">
          <table:table-cell table:style-name="TableCell4869">
            <text:p text:style-name="P4870"/>
          </table:table-cell>
          <table:table-cell table:style-name="TableCell4871">
            <text:p text:style-name="P4872"/>
          </table:table-cell>
          <table:table-cell table:style-name="TableCell4873">
            <text:p text:style-name="P4874">+</text:p>
          </table:table-cell>
          <table:table-cell table:style-name="TableCell4875">
            <text:p text:style-name="P4876">3<text:tab/>murmėdama<text:tab/>...<text:tab/>13<text:tab/>advcl<text:tab/>...</text:p>
          </table:table-cell>
        </table:table-row>
        <table:table-row table:style-name="TableRow4877">
          <table:table-cell table:style-name="TableCell4878">
            <text:p text:style-name="P4879"/>
          </table:table-cell>
          <table:table-cell table:style-name="TableCell4880">
            <text:p text:style-name="P4881"/>
          </table:table-cell>
          <table:table-cell table:style-name="TableCell4882">
            <text:p text:style-name="P4883"/>
          </table:table-cell>
          <table:table-cell table:style-name="TableCell4884">
            <text:p text:style-name="P4885"/>
          </table:table-cell>
        </table:table-row>
        <table:table-row table:style-name="TableRow4886">
          <table:table-cell table:style-name="TableCell4887">
            <text:p text:style-name="P4888"/>
          </table:table-cell>
          <table:table-cell table:style-name="TableCell4889">
            <text:p text:style-name="P4890"/>
          </table:table-cell>
          <table:table-cell table:style-name="TableCell4891">
            <text:p text:style-name="P4892">-</text:p>
          </table:table-cell>
          <table:table-cell table:style-name="TableCell4893">
            <text:p text:style-name="P4894">13<text:tab/>tiesė<text:tab/>...<text:tab/>3<text:tab/>conj<text:tab/>...</text:p>
          </table:table-cell>
        </table:table-row>
        <table:table-row table:style-name="TableRow4895">
          <table:table-cell table:style-name="TableCell4896">
            <text:p text:style-name="P4897"/>
          </table:table-cell>
          <table:table-cell table:style-name="TableCell4898">
            <text:p text:style-name="P4899"/>
          </table:table-cell>
          <table:table-cell table:style-name="TableCell4900">
            <text:p text:style-name="P4901">+</text:p>
          </table:table-cell>
          <table:table-cell table:style-name="TableCell4902">
            <text:p text:style-name="P4903">13<text:tab/>tiesė<text:tab/>...<text:tab/>0<text:tab/>root<text:tab/>...</text:p>
          </table:table-cell>
        </table:table-row>
        <table:table-row table:style-name="TableRow4904">
          <table:table-cell table:style-name="TableCell4905">
            <text:p text:style-name="P4906"/>
          </table:table-cell>
          <table:table-cell table:style-name="TableCell4907">
            <text:p text:style-name="P4908"/>
          </table:table-cell>
          <table:table-cell table:style-name="TableCell4909">
            <text:p text:style-name="P4910"/>
          </table:table-cell>
          <table:table-cell table:style-name="TableCell4911">
            <text:p text:style-name="P4912"/>
          </table:table-cell>
        </table:table-row>
        <table:table-row table:style-name="TableRow4913">
          <table:table-cell table:style-name="TableCell4914">
            <text:p text:style-name="P4915"/>
          </table:table-cell>
          <table:table-cell table:style-name="TableCell4916">
            <text:p text:style-name="P4917"/>
          </table:table-cell>
          <table:table-cell table:style-name="TableCell4918">
            <text:p text:style-name="P4919">-</text:p>
          </table:table-cell>
          <table:table-cell table:style-name="TableCell4920">
            <text:p text:style-name="P4921">17<text:tab/>.<text:tab/>...<text:tab/>3<text:tab/>punct<text:tab/>...</text:p>
          </table:table-cell>
        </table:table-row>
        <table:table-row table:style-name="TableRow4922">
          <table:table-cell table:style-name="TableCell4923">
            <text:p text:style-name="P4924"/>
          </table:table-cell>
          <table:table-cell table:style-name="TableCell4925">
            <text:p text:style-name="P4926"/>
          </table:table-cell>
          <table:table-cell table:style-name="TableCell4927">
            <text:p text:style-name="P4928">+</text:p>
          </table:table-cell>
          <table:table-cell table:style-name="TableCell4929">
            <text:p text:style-name="P4930">17<text:tab/>.<text:tab/>...<text:tab/>13<text:tab/>punct<text:tab/>...</text:p>
          </table:table-cell>
        </table:table-row>
        <table:table-row table:style-name="TableRow4931">
          <table:table-cell table:style-name="TableCell4932">
            <text:p text:style-name="P4933"/>
          </table:table-cell>
          <table:table-cell table:style-name="TableCell4934">
            <text:p text:style-name="P4935"/>
          </table:table-cell>
          <table:table-cell table:style-name="TableCell4936">
            <text:p text:style-name="P4937"/>
          </table:table-cell>
          <table:table-cell table:style-name="TableCell4938">
            <text:p text:style-name="P4939"/>
          </table:table-cell>
        </table:table-row>
        <table:table-row table:style-name="TableRow4940">
          <table:table-cell table:style-name="TableCell4941">
            <text:p text:style-name="P4942"/>
          </table:table-cell>
          <table:table-cell table:style-name="TableCell4943">
            <text:p text:style-name="P4944">sent_id = 249</text:p>
          </table:table-cell>
          <table:table-cell table:style-name="TableCell4945">
            <text:p text:style-name="P4946">-</text:p>
          </table:table-cell>
          <table:table-cell table:style-name="TableCell4947">
            <text:p text:style-name="P4948">14<text:tab/>—<text:tab/>...<text:tab/>3<text:tab/>punct<text:tab/>...</text:p>
          </table:table-cell>
        </table:table-row>
        <table:table-row table:style-name="TableRow4949">
          <table:table-cell table:style-name="TableCell4950">
            <text:p text:style-name="P4951"/>
          </table:table-cell>
          <table:table-cell table:style-name="TableCell4952">
            <text:p text:style-name="P4953"/>
          </table:table-cell>
          <table:table-cell table:style-name="TableCell4954">
            <text:p text:style-name="P4955">+</text:p>
          </table:table-cell>
          <table:table-cell table:style-name="TableCell4956">
            <text:p text:style-name="P4957">14<text:tab/>—<text:tab/>...<text:tab/>5<text:tab/>punct<text:tab/>...</text:p>
          </table:table-cell>
        </table:table-row>
        <table:table-row table:style-name="TableRow4958">
          <table:table-cell table:style-name="TableCell4959">
            <text:p text:style-name="P4960"/>
          </table:table-cell>
          <table:table-cell table:style-name="TableCell4961">
            <text:p text:style-name="P4962"/>
          </table:table-cell>
          <table:table-cell table:style-name="TableCell4963">
            <text:p text:style-name="P4964"/>
          </table:table-cell>
          <table:table-cell table:style-name="TableCell4965">
            <text:p text:style-name="P4966"/>
          </table:table-cell>
        </table:table-row>
        <table:table-row table:style-name="TableRow4967">
          <table:table-cell table:style-name="TableCell4968">
            <text:p text:style-name="P4969"/>
          </table:table-cell>
          <table:table-cell table:style-name="TableCell4970">
            <text:p text:style-name="P4971"/>
          </table:table-cell>
          <table:table-cell table:style-name="TableCell4972">
            <text:p text:style-name="P4973">-</text:p>
          </table:table-cell>
          <table:table-cell table:style-name="TableCell4974">
            <text:p text:style-name="P4975">15<text:tab/>savihipnozės<text:tab/>...<text:tab/>3<text:tab/>nmod<text:tab/>...</text:p>
          </table:table-cell>
        </table:table-row>
        <table:table-row table:style-name="TableRow4976">
          <table:table-cell table:style-name="TableCell4977">
            <text:p text:style-name="P4978"/>
          </table:table-cell>
          <table:table-cell table:style-name="TableCell4979">
            <text:p text:style-name="P4980"/>
          </table:table-cell>
          <table:table-cell table:style-name="TableCell4981">
            <text:p text:style-name="P4982">+</text:p>
          </table:table-cell>
          <table:table-cell table:style-name="TableCell4983">
            <text:p text:style-name="P4984">15<text:tab/>savihipnozės<text:tab/>...<text:tab/>16<text:tab/>nmod<text:tab/>...</text:p>
          </table:table-cell>
        </table:table-row>
        <table:table-row table:style-name="TableRow4985">
          <table:table-cell table:style-name="TableCell4986">
            <text:p text:style-name="P4987"/>
          </table:table-cell>
          <table:table-cell table:style-name="TableCell4988">
            <text:p text:style-name="P4989"/>
          </table:table-cell>
          <table:table-cell table:style-name="TableCell4990">
            <text:p text:style-name="P4991"/>
          </table:table-cell>
          <table:table-cell table:style-name="TableCell4992">
            <text:p text:style-name="P4993"/>
          </table:table-cell>
        </table:table-row>
        <table:table-row table:style-name="TableRow4994">
          <table:table-cell table:style-name="TableCell4995">
            <text:p text:style-name="P4996"/>
          </table:table-cell>
          <table:table-cell table:style-name="TableCell4997">
            <text:p text:style-name="P4998"/>
          </table:table-cell>
          <table:table-cell table:style-name="TableCell4999">
            <text:p text:style-name="P5000">-</text:p>
          </table:table-cell>
          <table:table-cell table:style-name="TableCell5001">
            <text:p text:style-name="P5002">16<text:tab/>aktas<text:tab/>...<text:tab/>0<text:tab/>root<text:tab/>...</text:p>
          </table:table-cell>
        </table:table-row>
        <table:table-row table:style-name="TableRow5003">
          <table:table-cell table:style-name="TableCell5004">
            <text:p text:style-name="P5005"/>
          </table:table-cell>
          <table:table-cell table:style-name="TableCell5006">
            <text:p text:style-name="P5007"/>
          </table:table-cell>
          <table:table-cell table:style-name="TableCell5008">
            <text:p text:style-name="P5009">+</text:p>
          </table:table-cell>
          <table:table-cell table:style-name="TableCell5010">
            <text:p text:style-name="P5011">16<text:tab/>aktas<text:tab/>...<text:tab/>5<text:tab/>conj<text:tab/>...</text:p>
          </table:table-cell>
        </table:table-row>
        <table:table-row table:style-name="TableRow5012">
          <table:table-cell table:style-name="TableCell5013">
            <text:p text:style-name="P5014"/>
          </table:table-cell>
          <table:table-cell table:style-name="TableCell5015">
            <text:p text:style-name="P5016"/>
          </table:table-cell>
          <table:table-cell table:style-name="TableCell5017">
            <text:p text:style-name="P5018"/>
          </table:table-cell>
          <table:table-cell table:style-name="TableCell5019">
            <text:p text:style-name="P5020"/>
          </table:table-cell>
        </table:table-row>
        <table:table-row table:style-name="TableRow5021">
          <table:table-cell table:style-name="TableCell5022">
            <text:p text:style-name="P5023"/>
          </table:table-cell>
          <table:table-cell table:style-name="TableCell5024">
            <text:p text:style-name="P5025"/>
          </table:table-cell>
          <table:table-cell table:style-name="TableCell5026">
            <text:p text:style-name="P5027">-</text:p>
          </table:table-cell>
          <table:table-cell table:style-name="TableCell5028">
            <text:p text:style-name="P5029">17<text:tab/>,<text:tab/>...<text:tab/>7<text:tab/>punct<text:tab/>...</text:p>
          </table:table-cell>
        </table:table-row>
        <table:table-row table:style-name="TableRow5030">
          <table:table-cell table:style-name="TableCell5031">
            <text:p text:style-name="P5032"/>
          </table:table-cell>
          <table:table-cell table:style-name="TableCell5033">
            <text:p text:style-name="P5034"/>
          </table:table-cell>
          <table:table-cell table:style-name="TableCell5035">
            <text:p text:style-name="P5036">+</text:p>
          </table:table-cell>
          <table:table-cell table:style-name="TableCell5037">
            <text:p text:style-name="P5038">17<text:tab/>,<text:tab/>...<text:tab/>20<text:tab/>punct<text:tab/>...</text:p>
          </table:table-cell>
        </table:table-row>
        <table:table-row table:style-name="TableRow5039">
          <table:table-cell table:style-name="TableCell5040">
            <text:p text:style-name="P5041"/>
          </table:table-cell>
          <table:table-cell table:style-name="TableCell5042">
            <text:p text:style-name="P5043"/>
          </table:table-cell>
          <table:table-cell table:style-name="TableCell5044">
            <text:p text:style-name="P5045"/>
          </table:table-cell>
          <table:table-cell table:style-name="TableCell5046">
            <text:p text:style-name="P5047"/>
          </table:table-cell>
        </table:table-row>
        <table:table-row table:style-name="TableRow5048">
          <table:table-cell table:style-name="TableCell5049">
            <text:p text:style-name="P5050"/>
          </table:table-cell>
          <table:table-cell table:style-name="TableCell5051">
            <text:p text:style-name="P5052"/>
          </table:table-cell>
          <table:table-cell table:style-name="TableCell5053">
            <text:p text:style-name="P5054">-</text:p>
          </table:table-cell>
          <table:table-cell table:style-name="TableCell5055">
            <text:p text:style-name="P5056">18<text:tab/>valingas<text:tab/>...<text:tab/>7<text:tab/>amod<text:tab/>...</text:p>
          </table:table-cell>
        </table:table-row>
        <table:table-row table:style-name="TableRow5057">
          <table:table-cell table:style-name="TableCell5058">
            <text:p text:style-name="P5059"/>
          </table:table-cell>
          <table:table-cell table:style-name="TableCell5060">
            <text:p text:style-name="P5061"/>
          </table:table-cell>
          <table:table-cell table:style-name="TableCell5062">
            <text:p text:style-name="P5063">+</text:p>
          </table:table-cell>
          <table:table-cell table:style-name="TableCell5064">
            <text:p text:style-name="P5065">18<text:tab/>valingas<text:tab/>...<text:tab/>20<text:tab/>amod<text:tab/>...</text:p>
          </table:table-cell>
        </table:table-row>
        <table:table-row table:style-name="TableRow5066">
          <table:table-cell table:style-name="TableCell5067">
            <text:p text:style-name="P5068"/>
          </table:table-cell>
          <table:table-cell table:style-name="TableCell5069">
            <text:p text:style-name="P5070"/>
          </table:table-cell>
          <table:table-cell table:style-name="TableCell5071">
            <text:p text:style-name="P5072"/>
          </table:table-cell>
          <table:table-cell table:style-name="TableCell5073">
            <text:p text:style-name="P5074"/>
          </table:table-cell>
        </table:table-row>
        <table:table-row table:style-name="TableRow5075">
          <table:table-cell table:style-name="TableCell5076">
            <text:p text:style-name="P5077"/>
          </table:table-cell>
          <table:table-cell table:style-name="TableCell5078">
            <text:p text:style-name="P5079"/>
          </table:table-cell>
          <table:table-cell table:style-name="TableCell5080">
            <text:p text:style-name="P5081">-</text:p>
          </table:table-cell>
          <table:table-cell table:style-name="TableCell5082">
            <text:p text:style-name="P5083">19<text:tab/>sąmonės<text:tab/>...<text:tab/>7<text:tab/>obl:arg<text:tab/>...</text:p>
          </table:table-cell>
        </table:table-row>
        <table:table-row table:style-name="TableRow5084">
          <table:table-cell table:style-name="TableCell5085">
            <text:p text:style-name="P5086"/>
          </table:table-cell>
          <table:table-cell table:style-name="TableCell5087">
            <text:p text:style-name="P5088"/>
          </table:table-cell>
          <table:table-cell table:style-name="TableCell5089">
            <text:p text:style-name="P5090">+</text:p>
          </table:table-cell>
          <table:table-cell table:style-name="TableCell5091">
            <text:p text:style-name="P5092">19<text:tab/>sąmonės<text:tab/>...<text:tab/>20<text:tab/>nmod<text:tab/>...</text:p>
          </table:table-cell>
        </table:table-row>
        <table:table-row table:style-name="TableRow5093">
          <table:table-cell table:style-name="TableCell5094">
            <text:p text:style-name="P5095"/>
          </table:table-cell>
          <table:table-cell table:style-name="TableCell5096">
            <text:p text:style-name="P5097"/>
          </table:table-cell>
          <table:table-cell table:style-name="TableCell5098">
            <text:p text:style-name="P5099"/>
          </table:table-cell>
          <table:table-cell table:style-name="TableCell5100">
            <text:p text:style-name="P5101"/>
          </table:table-cell>
        </table:table-row>
        <table:table-row table:style-name="TableRow5102">
          <table:table-cell table:style-name="TableCell5103">
            <text:p text:style-name="P5104"/>
          </table:table-cell>
          <table:table-cell table:style-name="TableCell5105">
            <text:p text:style-name="P5106"/>
          </table:table-cell>
          <table:table-cell table:style-name="TableCell5107">
            <text:p text:style-name="P5108">-</text:p>
          </table:table-cell>
          <table:table-cell table:style-name="TableCell5109">
            <text:p text:style-name="P5110">20<text:tab/>slopinimas<text:tab/>...<text:tab/>3<text:tab/>conj<text:tab/>...</text:p>
          </table:table-cell>
        </table:table-row>
        <table:table-row table:style-name="TableRow5111">
          <table:table-cell table:style-name="TableCell5112">
            <text:p text:style-name="P5113"/>
          </table:table-cell>
          <table:table-cell table:style-name="TableCell5114">
            <text:p text:style-name="P5115"/>
          </table:table-cell>
          <table:table-cell table:style-name="TableCell5116">
            <text:p text:style-name="P5117">+</text:p>
          </table:table-cell>
          <table:table-cell table:style-name="TableCell5118">
            <text:p text:style-name="P5119">20<text:tab/>slopinimas<text:tab/>...<text:tab/>5<text:tab/>conj<text:tab/>...</text:p>
          </table:table-cell>
        </table:table-row>
        <table:table-row table:style-name="TableRow5120">
          <table:table-cell table:style-name="TableCell5121">
            <text:p text:style-name="P5122"/>
          </table:table-cell>
          <table:table-cell table:style-name="TableCell5123">
            <text:p text:style-name="P5124"/>
          </table:table-cell>
          <table:table-cell table:style-name="TableCell5125">
            <text:p text:style-name="P5126"/>
          </table:table-cell>
          <table:table-cell table:style-name="TableCell5127">
            <text:p text:style-name="P5128"/>
          </table:table-cell>
        </table:table-row>
        <table:table-row table:style-name="TableRow5129">
          <table:table-cell table:style-name="TableCell5130">
            <text:p text:style-name="P5131"/>
          </table:table-cell>
          <table:table-cell table:style-name="TableCell5132">
            <text:p text:style-name="P5133"/>
          </table:table-cell>
          <table:table-cell table:style-name="TableCell5134">
            <text:p text:style-name="P5135">-</text:p>
          </table:table-cell>
          <table:table-cell table:style-name="TableCell5136">
            <text:p text:style-name="P5137">21<text:tab/>ritmiškais<text:tab/>...<text:tab/>9<text:tab/>amod<text:tab/>...</text:p>
          </table:table-cell>
        </table:table-row>
        <table:table-row table:style-name="TableRow5138">
          <table:table-cell table:style-name="TableCell5139">
            <text:p text:style-name="P5140"/>
          </table:table-cell>
          <table:table-cell table:style-name="TableCell5141">
            <text:p text:style-name="P5142"/>
          </table:table-cell>
          <table:table-cell table:style-name="TableCell5143">
            <text:p text:style-name="P5144">+</text:p>
          </table:table-cell>
          <table:table-cell table:style-name="TableCell5145">
            <text:p text:style-name="P5146">21<text:tab/>ritmiškais<text:tab/>...<text:tab/>22<text:tab/>amod<text:tab/>...</text:p>
          </table:table-cell>
        </table:table-row>
        <table:table-row table:style-name="TableRow5147">
          <table:table-cell table:style-name="TableCell5148">
            <text:p text:style-name="P5149"/>
          </table:table-cell>
          <table:table-cell table:style-name="TableCell5150">
            <text:p text:style-name="P5151"/>
          </table:table-cell>
          <table:table-cell table:style-name="TableCell5152">
            <text:p text:style-name="P5153"/>
          </table:table-cell>
          <table:table-cell table:style-name="TableCell5154">
            <text:p text:style-name="P5155"/>
          </table:table-cell>
        </table:table-row>
        <table:table-row table:style-name="TableRow5156">
          <table:table-cell table:style-name="TableCell5157">
            <text:p text:style-name="P5158"/>
          </table:table-cell>
          <table:table-cell table:style-name="TableCell5159">
            <text:p text:style-name="P5160"/>
          </table:table-cell>
          <table:table-cell table:style-name="TableCell5161">
            <text:p text:style-name="P5162">-</text:p>
          </table:table-cell>
          <table:table-cell table:style-name="TableCell5163">
            <text:p text:style-name="P5164">22<text:tab/>garsais...<text:tab/>7<text:tab/>obl:arg<text:tab/>...</text:p>
          </table:table-cell>
        </table:table-row>
        <table:table-row table:style-name="TableRow5165">
          <table:table-cell table:style-name="TableCell5166">
            <text:p text:style-name="P5167"/>
          </table:table-cell>
          <table:table-cell table:style-name="TableCell5168">
            <text:p text:style-name="P5169"/>
          </table:table-cell>
          <table:table-cell table:style-name="TableCell5170">
            <text:p text:style-name="P5171">+</text:p>
          </table:table-cell>
          <table:table-cell table:style-name="TableCell5172">
            <text:p text:style-name="P5173">22<text:tab/>garsais<text:tab/>...<text:tab/>20<text:tab/>nmod<text:tab/>...</text:p>
          </table:table-cell>
        </table:table-row>
        <table:table-row table:style-name="TableRow5174">
          <table:table-cell table:style-name="TableCell5175">
            <text:p text:style-name="P5176"/>
          </table:table-cell>
          <table:table-cell table:style-name="TableCell5177">
            <text:p text:style-name="P5178"/>
          </table:table-cell>
          <table:table-cell table:style-name="TableCell5179">
            <text:p text:style-name="P5180"/>
          </table:table-cell>
          <table:table-cell table:style-name="TableCell5181">
            <text:p text:style-name="P5182"/>
          </table:table-cell>
        </table:table-row>
        <table:table-row table:style-name="TableRow5183">
          <table:table-cell table:style-name="TableCell5184">
            <text:p text:style-name="P5185"/>
          </table:table-cell>
          <table:table-cell table:style-name="TableCell5186">
            <text:p text:style-name="P5187"/>
          </table:table-cell>
          <table:table-cell table:style-name="TableCell5188">
            <text:p text:style-name="P5189">-</text:p>
          </table:table-cell>
          <table:table-cell table:style-name="TableCell5190">
            <text:p text:style-name="P5191">23<text:tab/>.<text:tab/>...<text:tab/>3<text:tab/>punct<text:tab/>...</text:p>
          </table:table-cell>
        </table:table-row>
        <table:table-row table:style-name="TableRow5192">
          <table:table-cell table:style-name="TableCell5193">
            <text:p text:style-name="P5194"/>
          </table:table-cell>
          <table:table-cell table:style-name="TableCell5195">
            <text:p text:style-name="P5196"/>
          </table:table-cell>
          <table:table-cell table:style-name="TableCell5197">
            <text:p text:style-name="P5198">+</text:p>
          </table:table-cell>
          <table:table-cell table:style-name="TableCell5199">
            <text:p text:style-name="P5200">23<text:tab/>.<text:tab/>...<text:tab/>5<text:tab/>punct<text:tab/>...</text:p>
          </table:table-cell>
        </table:table-row>
        <table:table-row table:style-name="TableRow5201">
          <table:table-cell table:style-name="TableCell5202">
            <text:p text:style-name="P5203"/>
          </table:table-cell>
          <table:table-cell table:style-name="TableCell5204">
            <text:p text:style-name="P5205"/>
          </table:table-cell>
          <table:table-cell table:style-name="TableCell5206">
            <text:p text:style-name="P5207"/>
          </table:table-cell>
          <table:table-cell table:style-name="TableCell5208">
            <text:p text:style-name="P5209"/>
          </table:table-cell>
        </table:table-row>
        <table:table-row table:style-name="TableRow5210">
          <table:table-cell table:style-name="TableCell5211">
            <text:p text:style-name="P5212"/>
          </table:table-cell>
          <table:table-cell table:style-name="TableCell5213">
            <text:p text:style-name="P5214"/>
          </table:table-cell>
          <table:table-cell table:style-name="TableCell5215">
            <text:p text:style-name="P5216"/>
          </table:table-cell>
          <table:table-cell table:style-name="TableCell5217">
            <text:p text:style-name="P5218"/>
          </table:table-cell>
        </table:table-row>
        <table:table-row table:style-name="TableRow5219">
          <table:table-cell table:style-name="TableCell5220">
            <text:p text:style-name="P5221"/>
          </table:table-cell>
          <table:table-cell table:style-name="TableCell5222">
            <text:p text:style-name="P5223"/>
          </table:table-cell>
          <table:table-cell table:style-name="TableCell5224">
            <text:p text:style-name="P5225"/>
          </table:table-cell>
          <table:table-cell table:style-name="TableCell5226">
            <text:p text:style-name="P5227"/>
          </table:table-cell>
        </table:table-row>
        <table:table-row table:style-name="TableRow5228">
          <table:table-cell table:style-name="TableCell5229">
            <text:p text:style-name="P5230"/>
          </table:table-cell>
          <table:table-cell table:style-name="TableCell5231">
            <text:p text:style-name="P5232"/>
          </table:table-cell>
          <table:table-cell table:style-name="TableCell5233">
            <text:p text:style-name="P5234"/>
          </table:table-cell>
          <table:table-cell table:style-name="TableCell5235">
            <text:p text:style-name="P5236"/>
          </table:table-cell>
        </table:table-row>
        <table:table-row table:style-name="TableRow5237">
          <table:table-cell table:style-name="TableCell5238">
            <text:p text:style-name="P5239">005</text:p>
          </table:table-cell>
          <table:table-cell table:style-name="TableCell5240">
            <text:p text:style-name="P5241"/>
          </table:table-cell>
          <table:table-cell table:style-name="TableCell5242">
            <text:p text:style-name="P5243"/>
          </table:table-cell>
          <table:table-cell table:style-name="TableCell5244">
            <text:p text:style-name="P5245"/>
          </table:table-cell>
        </table:table-row>
        <table:table-row table:style-name="TableRow5246">
          <table:table-cell table:style-name="TableCell5247">
            <text:p text:style-name="P5248"/>
          </table:table-cell>
          <table:table-cell table:style-name="TableCell5249">
            <text:p text:style-name="P5250">sent_id = 263</text:p>
          </table:table-cell>
          <table:table-cell table:style-name="TableCell5251">
            <text:p text:style-name="P5252">-</text:p>
          </table:table-cell>
          <table:table-cell table:style-name="TableCell5253">
            <text:p text:style-name="P5254">1<text:tab/>„<text:tab/>...<text:tab/>6<text:tab/>punct<text:tab/>...</text:p>
          </table:table-cell>
        </table:table-row>
        <table:table-row table:style-name="TableRow5255">
          <table:table-cell table:style-name="TableCell5256">
            <text:p text:style-name="P5257"/>
          </table:table-cell>
          <table:table-cell table:style-name="TableCell5258">
            <text:p text:style-name="P5259"/>
          </table:table-cell>
          <table:table-cell table:style-name="TableCell5260">
            <text:p text:style-name="P5261">+</text:p>
          </table:table-cell>
          <table:table-cell table:style-name="TableCell5262">
            <text:p text:style-name="P5263">1<text:tab/>„<text:tab/>...<text:tab/>4<text:tab/>punct<text:tab/>...</text:p>
          </table:table-cell>
        </table:table-row>
        <table:table-row table:style-name="TableRow5264">
          <table:table-cell table:style-name="TableCell5265">
            <text:p text:style-name="P5266"/>
          </table:table-cell>
          <table:table-cell table:style-name="TableCell5267">
            <text:p text:style-name="P5268"/>
          </table:table-cell>
          <table:table-cell table:style-name="TableCell5269">
            <text:p text:style-name="P5270"/>
          </table:table-cell>
          <table:table-cell table:style-name="TableCell5271">
            <text:p text:style-name="P5272"/>
          </table:table-cell>
        </table:table-row>
        <table:table-row table:style-name="TableRow5273">
          <table:table-cell table:style-name="TableCell5274">
            <text:p text:style-name="P5275"/>
          </table:table-cell>
          <table:table-cell table:style-name="TableCell5276">
            <text:p text:style-name="P5277"/>
          </table:table-cell>
          <table:table-cell table:style-name="TableCell5278">
            <text:p text:style-name="P5279">-</text:p>
          </table:table-cell>
          <table:table-cell table:style-name="TableCell5280">
            <text:p text:style-name="P5281">2<text:tab/>Aš<text:tab/>...<text:tab/>6<text:tab/>nsubj<text:tab/>...</text:p>
          </table:table-cell>
        </table:table-row>
        <table:table-row table:style-name="TableRow5282">
          <table:table-cell table:style-name="TableCell5283">
            <text:p text:style-name="P5284"/>
          </table:table-cell>
          <table:table-cell table:style-name="TableCell5285">
            <text:p text:style-name="P5286"/>
          </table:table-cell>
          <table:table-cell table:style-name="TableCell5287">
            <text:p text:style-name="P5288">+</text:p>
          </table:table-cell>
          <table:table-cell table:style-name="TableCell5289">
            <text:p text:style-name="P5290">2<text:tab/>Aš<text:tab/>...<text:tab/>4<text:tab/>nsubj<text:tab/>...</text:p>
          </table:table-cell>
        </table:table-row>
        <table:table-row table:style-name="TableRow5291">
          <table:table-cell table:style-name="TableCell5292">
            <text:p text:style-name="P5293"/>
          </table:table-cell>
          <table:table-cell table:style-name="TableCell5294">
            <text:p text:style-name="P5295"/>
          </table:table-cell>
          <table:table-cell table:style-name="TableCell5296">
            <text:p text:style-name="P5297"/>
          </table:table-cell>
          <table:table-cell table:style-name="TableCell5298">
            <text:p text:style-name="P5299"/>
          </table:table-cell>
        </table:table-row>
        <table:table-row table:style-name="TableRow5300">
          <table:table-cell table:style-name="TableCell5301">
            <text:p text:style-name="P5302"/>
          </table:table-cell>
          <table:table-cell table:style-name="TableCell5303">
            <text:p text:style-name="P5304"/>
          </table:table-cell>
          <table:table-cell table:style-name="TableCell5305">
            <text:p text:style-name="P5306">-</text:p>
          </table:table-cell>
          <table:table-cell table:style-name="TableCell5307">
            <text:p text:style-name="P5308">4<text:tab/>tavim,—<text:tab/>...<text:tab/>6<text:tab/>obl:arg<text:tab/>...</text:p>
          </table:table-cell>
        </table:table-row>
        <table:table-row table:style-name="TableRow5309">
          <table:table-cell table:style-name="TableCell5310">
            <text:p text:style-name="P5311"/>
          </table:table-cell>
          <table:table-cell table:style-name="TableCell5312">
            <text:p text:style-name="P5313"/>
          </table:table-cell>
          <table:table-cell table:style-name="TableCell5314">
            <text:p text:style-name="P5315">+</text:p>
          </table:table-cell>
          <table:table-cell table:style-name="TableCell5316">
            <text:p text:style-name="P5317">4<text:tab/>tavim,—<text:tab/>...<text:tab/>6<text:tab/>ccomp<text:tab/>...</text:p>
          </table:table-cell>
        </table:table-row>
        <table:table-row table:style-name="TableRow5318">
          <table:table-cell table:style-name="TableCell5319">
            <text:p text:style-name="P5320"/>
          </table:table-cell>
          <table:table-cell table:style-name="TableCell5321">
            <text:p text:style-name="P5322"/>
          </table:table-cell>
          <table:table-cell table:style-name="TableCell5323">
            <text:p text:style-name="P5324"/>
          </table:table-cell>
          <table:table-cell table:style-name="TableCell5325">
            <text:p text:style-name="P5326"/>
          </table:table-cell>
        </table:table-row>
        <table:table-row table:style-name="TableRow5327">
          <table:table-cell table:style-name="TableCell5328">
            <text:p text:style-name="P5329"/>
          </table:table-cell>
          <table:table-cell table:style-name="TableCell5330">
            <text:p text:style-name="P5331">sent_id = 275</text:p>
          </table:table-cell>
          <table:table-cell table:style-name="TableCell5332">
            <text:p text:style-name="P5333">-</text:p>
          </table:table-cell>
          <table:table-cell table:style-name="TableCell5334">
            <text:p text:style-name="P5335">6<text:tab/>—<text:tab/>...<text:tab/>6<text:tab/>punct<text:tab/>...</text:p>
          </table:table-cell>
        </table:table-row>
        <table:table-row table:style-name="TableRow5336">
          <table:table-cell table:style-name="TableCell5337">
            <text:p text:style-name="P5338"/>
          </table:table-cell>
          <table:table-cell table:style-name="TableCell5339">
            <text:p text:style-name="P5340"/>
          </table:table-cell>
          <table:table-cell table:style-name="TableCell5341">
            <text:p text:style-name="P5342">+</text:p>
          </table:table-cell>
          <table:table-cell table:style-name="TableCell5343">
            <text:p text:style-name="P5344">6<text:tab/>—<text:tab/>...<text:tab/>11<text:tab/>punct<text:tab/>...</text:p>
          </table:table-cell>
        </table:table-row>
        <table:table-row table:style-name="TableRow5345">
          <table:table-cell table:style-name="TableCell5346">
            <text:p text:style-name="P5347"/>
          </table:table-cell>
          <table:table-cell table:style-name="TableCell5348">
            <text:p text:style-name="P5349"/>
          </table:table-cell>
          <table:table-cell table:style-name="TableCell5350">
            <text:p text:style-name="P5351"/>
          </table:table-cell>
          <table:table-cell table:style-name="TableCell5352">
            <text:p text:style-name="P5353"/>
          </table:table-cell>
        </table:table-row>
        <table:table-row table:style-name="TableRow5354">
          <table:table-cell table:style-name="TableCell5355">
            <text:p text:style-name="P5356"/>
          </table:table-cell>
          <table:table-cell table:style-name="TableCell5357">
            <text:p text:style-name="P5358"/>
          </table:table-cell>
          <table:table-cell table:style-name="TableCell5359">
            <text:p text:style-name="P5360">-</text:p>
          </table:table-cell>
          <table:table-cell table:style-name="TableCell5361">
            <text:p text:style-name="P5362">7<text:tab/>gal<text:tab/>...<text:tab/>6<text:tab/>advmod:emph<text:tab/>...</text:p>
          </table:table-cell>
        </table:table-row>
        <table:table-row table:style-name="TableRow5363">
          <table:table-cell table:style-name="TableCell5364">
            <text:p text:style-name="P5365"/>
          </table:table-cell>
          <table:table-cell table:style-name="TableCell5366">
            <text:p text:style-name="P5367"/>
          </table:table-cell>
          <table:table-cell table:style-name="TableCell5368">
            <text:p text:style-name="P5369">+</text:p>
          </table:table-cell>
          <table:table-cell table:style-name="TableCell5370">
            <text:p text:style-name="P5371">7<text:tab/>gal<text:tab/>...<text:tab/>11<text:tab/>advmod:emph<text:tab/>...</text:p>
          </table:table-cell>
        </table:table-row>
        <table:table-row table:style-name="TableRow5372">
          <table:table-cell table:style-name="TableCell5373">
            <text:p text:style-name="P5374"/>
          </table:table-cell>
          <table:table-cell table:style-name="TableCell5375">
            <text:p text:style-name="P5376"/>
          </table:table-cell>
          <table:table-cell table:style-name="TableCell5377">
            <text:p text:style-name="P5378"/>
          </table:table-cell>
          <table:table-cell table:style-name="TableCell5379">
            <text:p text:style-name="P5380"/>
          </table:table-cell>
        </table:table-row>
        <table:table-row table:style-name="TableRow5381">
          <table:table-cell table:style-name="TableCell5382">
            <text:p text:style-name="P5383"/>
          </table:table-cell>
          <table:table-cell table:style-name="TableCell5384">
            <text:p text:style-name="P5385"/>
          </table:table-cell>
          <table:table-cell table:style-name="TableCell5386">
            <text:p text:style-name="P5387">-</text:p>
          </table:table-cell>
          <table:table-cell table:style-name="TableCell5388">
            <text:p text:style-name="P5389">8<text:tab/>jis<text:tab/>...<text:tab/>6<text:tab/>nsubj<text:tab/>...</text:p>
          </table:table-cell>
        </table:table-row>
        <table:table-row table:style-name="TableRow5390">
          <table:table-cell table:style-name="TableCell5391">
            <text:p text:style-name="P5392"/>
          </table:table-cell>
          <table:table-cell table:style-name="TableCell5393">
            <text:p text:style-name="P5394"/>
          </table:table-cell>
          <table:table-cell table:style-name="TableCell5395">
            <text:p text:style-name="P5396">+</text:p>
          </table:table-cell>
          <table:table-cell table:style-name="TableCell5397">
            <text:p text:style-name="P5398">8<text:tab/>jis<text:tab/>...<text:tab/>11<text:tab/>nsubj<text:tab/>...</text:p>
          </table:table-cell>
        </table:table-row>
        <table:table-row table:style-name="TableRow5399">
          <table:table-cell table:style-name="TableCell5400">
            <text:p text:style-name="P5401"/>
          </table:table-cell>
          <table:table-cell table:style-name="TableCell5402">
            <text:p text:style-name="P5403"/>
          </table:table-cell>
          <table:table-cell table:style-name="TableCell5404">
            <text:p text:style-name="P5405"/>
          </table:table-cell>
          <table:table-cell table:style-name="TableCell5406">
            <text:p text:style-name="P5407"/>
          </table:table-cell>
        </table:table-row>
        <table:table-row table:style-name="TableRow5408">
          <table:table-cell table:style-name="TableCell5409">
            <text:p text:style-name="P5410"/>
          </table:table-cell>
          <table:table-cell table:style-name="TableCell5411">
            <text:p text:style-name="P5412"/>
          </table:table-cell>
          <table:table-cell table:style-name="TableCell5413">
            <text:p text:style-name="P5414">-</text:p>
          </table:table-cell>
          <table:table-cell table:style-name="TableCell5415">
            <text:p text:style-name="P5416">10<text:tab/>tik<text:tab/>...<text:tab/>6<text:tab/>advmod:emph<text:tab/>...</text:p>
          </table:table-cell>
        </table:table-row>
        <table:table-row table:style-name="TableRow5417">
          <table:table-cell table:style-name="TableCell5418">
            <text:p text:style-name="P5419"/>
          </table:table-cell>
          <table:table-cell table:style-name="TableCell5420">
            <text:p text:style-name="P5421"/>
          </table:table-cell>
          <table:table-cell table:style-name="TableCell5422">
            <text:p text:style-name="P5423">+</text:p>
          </table:table-cell>
          <table:table-cell table:style-name="TableCell5424">
            <text:p text:style-name="P5425">10<text:tab/>tik<text:tab/>...<text:tab/>11<text:tab/>advmod:emph<text:tab/>...</text:p>
          </table:table-cell>
        </table:table-row>
        <table:table-row table:style-name="TableRow5426">
          <table:table-cell table:style-name="TableCell5427">
            <text:p text:style-name="P5428"/>
          </table:table-cell>
          <table:table-cell table:style-name="TableCell5429">
            <text:p text:style-name="P5430"/>
          </table:table-cell>
          <table:table-cell table:style-name="TableCell5431">
            <text:p text:style-name="P5432"/>
          </table:table-cell>
          <table:table-cell table:style-name="TableCell5433">
            <text:p text:style-name="P5434"/>
          </table:table-cell>
        </table:table-row>
        <table:table-row table:style-name="TableRow5435">
          <table:table-cell table:style-name="TableCell5436">
            <text:p text:style-name="P5437"/>
          </table:table-cell>
          <table:table-cell table:style-name="TableCell5438">
            <text:p text:style-name="P5439"/>
          </table:table-cell>
          <table:table-cell table:style-name="TableCell5440">
            <text:p text:style-name="P5441">-</text:p>
          </table:table-cell>
          <table:table-cell table:style-name="TableCell5442">
            <text:p text:style-name="P5443">11<text:tab/>įsivaizduoja<text:tab/>...<text:tab/>0<text:tab/>root<text:tab/>...</text:p>
          </table:table-cell>
        </table:table-row>
        <table:table-row table:style-name="TableRow5444">
          <table:table-cell table:style-name="TableCell5445">
            <text:p text:style-name="P5446"/>
          </table:table-cell>
          <table:table-cell table:style-name="TableCell5447">
            <text:p text:style-name="P5448"/>
          </table:table-cell>
          <table:table-cell table:style-name="TableCell5449">
            <text:p text:style-name="P5450">+</text:p>
          </table:table-cell>
          <table:table-cell table:style-name="TableCell5451">
            <text:p text:style-name="P5452">11<text:tab/>įsivaizduoja<text:tab/>...<text:tab/>5<text:tab/>conj<text:tab/>...</text:p>
          </table:table-cell>
        </table:table-row>
        <table:table-row table:style-name="TableRow5453">
          <table:table-cell table:style-name="TableCell5454">
            <text:p text:style-name="P5455"/>
          </table:table-cell>
          <table:table-cell table:style-name="TableCell5456">
            <text:p text:style-name="P5457"/>
          </table:table-cell>
          <table:table-cell table:style-name="TableCell5458">
            <text:p text:style-name="P5459"/>
          </table:table-cell>
          <table:table-cell table:style-name="TableCell5460">
            <text:p text:style-name="P5461"/>
          </table:table-cell>
        </table:table-row>
        <table:table-row table:style-name="TableRow5462">
          <table:table-cell table:style-name="TableCell5463">
            <text:p text:style-name="P5464"/>
          </table:table-cell>
          <table:table-cell table:style-name="TableCell5465">
            <text:p text:style-name="P5466"/>
          </table:table-cell>
          <table:table-cell table:style-name="TableCell5467">
            <text:p text:style-name="P5468">-</text:p>
          </table:table-cell>
          <table:table-cell table:style-name="TableCell5469">
            <text:p text:style-name="P5470">12<text:tab/>.<text:tab/>...<text:tab/>6<text:tab/>punct<text:tab/>...</text:p>
          </table:table-cell>
        </table:table-row>
        <table:table-row table:style-name="TableRow5471">
          <table:table-cell table:style-name="TableCell5472">
            <text:p text:style-name="P5473"/>
          </table:table-cell>
          <table:table-cell table:style-name="TableCell5474">
            <text:p text:style-name="P5475"/>
          </table:table-cell>
          <table:table-cell table:style-name="TableCell5476">
            <text:p text:style-name="P5477">+</text:p>
          </table:table-cell>
          <table:table-cell table:style-name="TableCell5478">
            <text:p text:style-name="P5479">12<text:tab/>.<text:tab/>...<text:tab/>11<text:tab/>punct<text:tab/>...</text:p>
          </table:table-cell>
        </table:table-row>
        <table:table-row table:style-name="TableRow5480">
          <table:table-cell table:style-name="TableCell5481">
            <text:p text:style-name="P5482"/>
          </table:table-cell>
          <table:table-cell table:style-name="TableCell5483">
            <text:p text:style-name="P5484"/>
          </table:table-cell>
          <table:table-cell table:style-name="TableCell5485">
            <text:p text:style-name="P5486"/>
          </table:table-cell>
          <table:table-cell table:style-name="TableCell5487">
            <text:p text:style-name="P5488"/>
          </table:table-cell>
        </table:table-row>
        <table:table-row table:style-name="TableRow5489">
          <table:table-cell table:style-name="TableCell5490">
            <text:p text:style-name="P5491"/>
          </table:table-cell>
          <table:table-cell table:style-name="TableCell5492">
            <text:p text:style-name="P5493"/>
          </table:table-cell>
          <table:table-cell table:style-name="TableCell5494">
            <text:p text:style-name="P5495"/>
          </table:table-cell>
          <table:table-cell table:style-name="TableCell5496">
            <text:p text:style-name="P5497"/>
          </table:table-cell>
        </table:table-row>
        <table:table-row table:style-name="TableRow5498">
          <table:table-cell table:style-name="TableCell5499">
            <text:p text:style-name="P5500"/>
          </table:table-cell>
          <table:table-cell table:style-name="TableCell5501">
            <text:p text:style-name="P5502"/>
          </table:table-cell>
          <table:table-cell table:style-name="TableCell5503">
            <text:p text:style-name="P5504"/>
          </table:table-cell>
          <table:table-cell table:style-name="TableCell5505">
            <text:p text:style-name="P5506"/>
          </table:table-cell>
        </table:table-row>
        <table:table-row table:style-name="TableRow5507">
          <table:table-cell table:style-name="TableCell5508">
            <text:p text:style-name="P5509"/>
          </table:table-cell>
          <table:table-cell table:style-name="TableCell5510">
            <text:p text:style-name="P5511"/>
          </table:table-cell>
          <table:table-cell table:style-name="TableCell5512">
            <text:p text:style-name="P5513"/>
          </table:table-cell>
          <table:table-cell table:style-name="TableCell5514">
            <text:p text:style-name="P5515"/>
          </table:table-cell>
        </table:table-row>
        <table:table-row table:style-name="TableRow5516">
          <table:table-cell table:style-name="TableCell5517">
            <text:p text:style-name="P5518">006</text:p>
          </table:table-cell>
          <table:table-cell table:style-name="TableCell5519">
            <text:p text:style-name="P5520"/>
          </table:table-cell>
          <table:table-cell table:style-name="TableCell5521">
            <text:p text:style-name="P5522"/>
          </table:table-cell>
          <table:table-cell table:style-name="TableCell5523">
            <text:p text:style-name="P5524"/>
          </table:table-cell>
        </table:table-row>
        <table:table-row table:style-name="TableRow5525">
          <table:table-cell table:style-name="TableCell5526">
            <text:p text:style-name="P5527"/>
          </table:table-cell>
          <table:table-cell table:style-name="TableCell5528">
            <text:p text:style-name="P5529">sent_id = 326</text:p>
          </table:table-cell>
          <table:table-cell table:style-name="TableCell5530">
            <text:p text:style-name="P5531">-</text:p>
          </table:table-cell>
          <table:table-cell table:style-name="TableCell5532">
            <text:p text:style-name="P5533"><text:span text:style-name="T5534">4</text:span><text:span text:style-name="T5535"><text:tab/>bespalvė</text:span><text:span text:style-name="T5536"><text:tab/></text:span><text:span text:style-name="T5537">bespalvė</text:span><text:span text:style-name="T5538"><text:tab/>NOUN</text:span><text:span text:style-name="T5539"><text:tab/>dkt.mot.vns.V.</text:span><text:span text:style-name="T5540"><text:tab/>Case=Nom|Gender=Fem|Number=Sing</text:span><text:span text:style-name="T5541"><text:tab/>3</text:span><text:span text:style-name="T5542"><text:tab/>nsubj</text:span><text:span text:style-name="T5543"><text:tab/>...</text:span></text:p>
          </table:table-cell>
        </table:table-row>
        <table:table-row table:style-name="TableRow5544">
          <table:table-cell table:style-name="TableCell5545">
            <text:p text:style-name="P5546"/>
          </table:table-cell>
          <table:table-cell table:style-name="TableCell5547">
            <text:p text:style-name="P5548"><text:tab/></text:p>
          </table:table-cell>
          <table:table-cell table:style-name="TableCell5549">
            <text:p text:style-name="P5550">+</text:p>
          </table:table-cell>
          <table:table-cell table:style-name="TableCell5551">
            <text:p text:style-name="P5552"><text:span text:style-name="T5553">4</text:span><text:span text:style-name="T5554"><text:tab/>bespalvė</text:span><text:span text:style-name="T5555"><text:tab/></text:span><text:span text:style-name="T5556">bespalvė</text:span><text:span text:style-name="T5557"><text:tab/>NOUN</text:span><text:span text:style-name="T5558"><text:tab/>dkt.mot.vns.V.</text:span><text:span text:style-name="T5559"><text:tab/>Case=Nom|Gender=Fem|Number=Sing</text:span><text:span text:style-name="T5560"><text:tab/>7</text:span><text:span text:style-name="T5561"><text:tab/>amod</text:span><text:span text:style-name="T5562"><text:tab/>...</text:span></text:p>
          </table:table-cell>
        </table:table-row>
        <table:table-row table:style-name="TableRow5563">
          <table:table-cell table:style-name="TableCell5564">
            <text:p text:style-name="P5565"/>
          </table:table-cell>
          <table:table-cell table:style-name="TableCell5566">
            <text:p text:style-name="P5567"/>
          </table:table-cell>
          <table:table-cell table:style-name="TableCell5568">
            <text:p text:style-name="P5569"/>
          </table:table-cell>
          <table:table-cell table:style-name="TableCell5570">
            <text:p text:style-name="P5571"/>
          </table:table-cell>
        </table:table-row>
        <table:table-row table:style-name="TableRow5572">
          <table:table-cell table:style-name="TableCell5573">
            <text:p text:style-name="P5574"/>
          </table:table-cell>
          <table:table-cell table:style-name="TableCell5575">
            <text:p text:style-name="P5576"/>
          </table:table-cell>
          <table:table-cell table:style-name="TableCell5577">
            <text:p text:style-name="P5578">-</text:p>
          </table:table-cell>
          <table:table-cell table:style-name="TableCell5579">
            <text:p text:style-name="P5580">6<text:tab/>suvargusi<text:tab/>...<text:tab/>4<text:tab/>acl<text:tab/>...</text:p>
          </table:table-cell>
        </table:table-row>
        <table:table-row table:style-name="TableRow5581">
          <table:table-cell table:style-name="TableCell5582">
            <text:p text:style-name="P5583"/>
          </table:table-cell>
          <table:table-cell table:style-name="TableCell5584">
            <text:p text:style-name="P5585"/>
          </table:table-cell>
          <table:table-cell table:style-name="TableCell5586">
            <text:p text:style-name="P5587">+</text:p>
          </table:table-cell>
          <table:table-cell table:style-name="TableCell5588">
            <text:p text:style-name="P5589">6<text:tab/>suvargusi<text:tab/>...<text:tab/>4<text:tab/>conj<text:tab/>...</text:p>
          </table:table-cell>
        </table:table-row>
        <table:table-row table:style-name="TableRow5590">
          <table:table-cell table:style-name="TableCell5591">
            <text:p text:style-name="P5592"/>
          </table:table-cell>
          <table:table-cell table:style-name="TableCell5593">
            <text:p text:style-name="P5594"/>
          </table:table-cell>
          <table:table-cell table:style-name="TableCell5595">
            <text:p text:style-name="P5596"/>
          </table:table-cell>
          <table:table-cell table:style-name="TableCell5597">
            <text:p text:style-name="P5598"/>
          </table:table-cell>
        </table:table-row>
        <table:table-row table:style-name="TableRow5599">
          <table:table-cell table:style-name="TableCell5600">
            <text:p text:style-name="P5601"/>
          </table:table-cell>
          <table:table-cell table:style-name="TableCell5602">
            <text:p text:style-name="P5603"/>
          </table:table-cell>
          <table:table-cell table:style-name="TableCell5604">
            <text:p text:style-name="P5605">-</text:p>
          </table:table-cell>
          <table:table-cell table:style-name="TableCell5606">
            <text:p text:style-name="P5607">7<text:tab/>moteris<text:tab/>...<text:tab/>6<text:tab/>obj<text:tab/>...</text:p>
          </table:table-cell>
        </table:table-row>
        <table:table-row table:style-name="TableRow5608">
          <table:table-cell table:style-name="TableCell5609">
            <text:p text:style-name="P5610"/>
          </table:table-cell>
          <table:table-cell table:style-name="TableCell5611">
            <text:p text:style-name="P5612"/>
          </table:table-cell>
          <table:table-cell table:style-name="TableCell5613">
            <text:p text:style-name="P5614">+</text:p>
          </table:table-cell>
          <table:table-cell table:style-name="TableCell5615">
            <text:p text:style-name="P5616">7<text:tab/>moteris<text:tab/>...<text:tab/>3<text:tab/>nsubj<text:tab/>...</text:p>
          </table:table-cell>
        </table:table-row>
        <table:table-row table:style-name="TableRow5617">
          <table:table-cell table:style-name="TableCell5618">
            <text:p text:style-name="P5619"/>
          </table:table-cell>
          <table:table-cell table:style-name="TableCell5620">
            <text:p text:style-name="P5621"/>
          </table:table-cell>
          <table:table-cell table:style-name="TableCell5622">
            <text:p text:style-name="P5623"/>
          </table:table-cell>
          <table:table-cell table:style-name="TableCell5624">
            <text:p text:style-name="P5625"/>
          </table:table-cell>
        </table:table-row>
        <table:table-row table:style-name="TableRow5626">
          <table:table-cell table:style-name="TableCell5627">
            <text:p text:style-name="P5628"/>
          </table:table-cell>
          <table:table-cell table:style-name="TableCell5629">
            <text:p text:style-name="P5630"/>
          </table:table-cell>
          <table:table-cell table:style-name="TableCell5631">
            <text:p text:style-name="P5632">-</text:p>
          </table:table-cell>
          <table:table-cell table:style-name="TableCell5633">
            <text:p text:style-name="P5634">9<text:tab/>plaukais<text:tab/>...<text:tab/>6<text:tab/>obl:arg<text:tab/>...</text:p>
          </table:table-cell>
        </table:table-row>
        <table:table-row table:style-name="TableRow5635">
          <table:table-cell table:style-name="TableCell5636">
            <text:p text:style-name="P5637"/>
          </table:table-cell>
          <table:table-cell table:style-name="TableCell5638">
            <text:p text:style-name="P5639"/>
          </table:table-cell>
          <table:table-cell table:style-name="TableCell5640">
            <text:p text:style-name="P5641">+</text:p>
          </table:table-cell>
          <table:table-cell table:style-name="TableCell5642">
            <text:p text:style-name="P5643">9<text:tab/>plaukais<text:tab/>...<text:tab/>7<text:tab/>obl:arg<text:tab/>...</text:p>
          </table:table-cell>
        </table:table-row>
        <table:table-row table:style-name="TableRow5644">
          <table:table-cell table:style-name="TableCell5645">
            <text:p text:style-name="P5646"/>
          </table:table-cell>
          <table:table-cell table:style-name="TableCell5647">
            <text:p text:style-name="P5648"/>
          </table:table-cell>
          <table:table-cell table:style-name="TableCell5649">
            <text:p text:style-name="P5650"/>
          </table:table-cell>
          <table:table-cell table:style-name="TableCell5651">
            <text:p text:style-name="P5652"/>
          </table:table-cell>
        </table:table-row>
        <table:table-row table:style-name="TableRow5653">
          <table:table-cell table:style-name="TableCell5654">
            <text:p text:style-name="P5655"/>
          </table:table-cell>
          <table:table-cell table:style-name="TableCell5656">
            <text:p text:style-name="P5657">sent_id = 328</text:p>
          </table:table-cell>
          <table:table-cell table:style-name="TableCell5658">
            <text:p text:style-name="P5659">-</text:p>
          </table:table-cell>
          <table:table-cell table:style-name="TableCell5660">
            <text:p text:style-name="P5661">8<text:tab/>kriauklę<text:tab/>...<text:tab/>3<text:tab/>obj<text:tab/>...</text:p>
          </table:table-cell>
        </table:table-row>
        <table:table-row table:style-name="TableRow5662">
          <table:table-cell table:style-name="TableCell5663">
            <text:p text:style-name="P5664"/>
          </table:table-cell>
          <table:table-cell table:style-name="TableCell5665">
            <text:p text:style-name="P5666"/>
          </table:table-cell>
          <table:table-cell table:style-name="TableCell5667">
            <text:p text:style-name="P5668">+</text:p>
          </table:table-cell>
          <table:table-cell table:style-name="TableCell5669">
            <text:p text:style-name="P5670">8<text:tab/>kriauklę<text:tab/>...<text:tab/>5<text:tab/>obj<text:tab/>...</text:p>
          </table:table-cell>
        </table:table-row>
        <table:table-row table:style-name="TableRow5671">
          <table:table-cell table:style-name="TableCell5672">
            <text:p text:style-name="P5673"/>
          </table:table-cell>
          <table:table-cell table:style-name="TableCell5674">
            <text:p text:style-name="P5675"/>
          </table:table-cell>
          <table:table-cell table:style-name="TableCell5676">
            <text:p text:style-name="P5677"/>
          </table:table-cell>
          <table:table-cell table:style-name="TableCell5678">
            <text:p text:style-name="P5679"/>
          </table:table-cell>
        </table:table-row>
        <table:table-row table:style-name="TableRow5680">
          <table:table-cell table:style-name="TableCell5681">
            <text:p text:style-name="P5682"/>
          </table:table-cell>
          <table:table-cell table:style-name="TableCell5683">
            <text:p text:style-name="P5684">sent_id = 334</text:p>
          </table:table-cell>
          <table:table-cell table:style-name="TableCell5685">
            <text:p text:style-name="P5686">-</text:p>
          </table:table-cell>
          <table:table-cell table:style-name="TableCell5687">
            <text:p text:style-name="P5688">3<text:tab/>paskui<text:tab/>...<text:tab/>2<text:tab/>advmod ...</text:p>
          </table:table-cell>
        </table:table-row>
        <table:table-row table:style-name="TableRow5689">
          <table:table-cell table:style-name="TableCell5690">
            <text:p text:style-name="P5691"/>
          </table:table-cell>
          <table:table-cell table:style-name="TableCell5692">
            <text:p text:style-name="P5693"/>
          </table:table-cell>
          <table:table-cell table:style-name="TableCell5694">
            <text:p text:style-name="P5695">+</text:p>
          </table:table-cell>
          <table:table-cell table:style-name="TableCell5696">
            <text:p text:style-name="P5697">3<text:tab/>paskui<text:tab/>...<text:tab/>4<text:tab/>case ...</text:p>
          </table:table-cell>
        </table:table-row>
        <table:table-row table:style-name="TableRow5698">
          <table:table-cell table:style-name="TableCell5699">
            <text:p text:style-name="P5700"/>
          </table:table-cell>
          <table:table-cell table:style-name="TableCell5701">
            <text:p text:style-name="P5702"/>
          </table:table-cell>
          <table:table-cell table:style-name="TableCell5703">
            <text:p text:style-name="P5704"/>
          </table:table-cell>
          <table:table-cell table:style-name="TableCell5705">
            <text:p text:style-name="P5706"/>
          </table:table-cell>
        </table:table-row>
        <table:table-row table:style-name="TableRow5707">
          <table:table-cell table:style-name="TableCell5708">
            <text:p text:style-name="P5709"/>
          </table:table-cell>
          <table:table-cell table:style-name="TableCell5710">
            <text:p text:style-name="P5711"/>
          </table:table-cell>
          <table:table-cell table:style-name="TableCell5712">
            <text:p text:style-name="P5713">-</text:p>
          </table:table-cell>
          <table:table-cell table:style-name="TableCell5714">
            <text:p text:style-name="P5715">4<text:tab/>ją<text:tab/>...<text:tab/>5<text:tab/>obj<text:tab/>...</text:p>
          </table:table-cell>
        </table:table-row>
        <table:table-row table:style-name="TableRow5716">
          <table:table-cell table:style-name="TableCell5717">
            <text:p text:style-name="P5718"/>
          </table:table-cell>
          <table:table-cell table:style-name="TableCell5719">
            <text:p text:style-name="P5720"/>
          </table:table-cell>
          <table:table-cell table:style-name="TableCell5721">
            <text:p text:style-name="P5722">+</text:p>
          </table:table-cell>
          <table:table-cell table:style-name="TableCell5723">
            <text:p text:style-name="P5724">4<text:tab/>ją<text:tab/>...<text:tab/>2<text:tab/>obl<text:tab/>...</text:p>
          </table:table-cell>
        </table:table-row>
        <table:table-row table:style-name="TableRow5725">
          <table:table-cell table:style-name="TableCell5726">
            <text:p text:style-name="P5727"/>
          </table:table-cell>
          <table:table-cell table:style-name="TableCell5728">
            <text:p text:style-name="P5729"/>
          </table:table-cell>
          <table:table-cell table:style-name="TableCell5730">
            <text:p text:style-name="P5731"/>
          </table:table-cell>
          <table:table-cell table:style-name="TableCell5732">
            <text:p text:style-name="P5733"/>
          </table:table-cell>
        </table:table-row>
        <table:table-row table:style-name="TableRow5734">
          <table:table-cell table:style-name="TableCell5735">
            <text:p text:style-name="P5736"/>
          </table:table-cell>
          <table:table-cell table:style-name="TableCell5737">
            <text:p text:style-name="P5738">sent_id = 346</text:p>
          </table:table-cell>
          <table:table-cell table:style-name="TableCell5739">
            <text:p text:style-name="P5740">-</text:p>
          </table:table-cell>
          <table:table-cell table:style-name="TableCell5741">
            <text:p text:style-name="P5742">3<text:tab/>vaikai<text:tab/>...<text:tab/>0<text:tab/>root<text:tab/>...</text:p>
          </table:table-cell>
        </table:table-row>
        <table:table-row table:style-name="TableRow5743">
          <table:table-cell table:style-name="TableCell5744">
            <text:p text:style-name="P5745"/>
          </table:table-cell>
          <table:table-cell table:style-name="TableCell5746">
            <text:p text:style-name="P5747"/>
          </table:table-cell>
          <table:table-cell table:style-name="TableCell5748">
            <text:p text:style-name="P5749">+</text:p>
          </table:table-cell>
          <table:table-cell table:style-name="TableCell5750">
            <text:p text:style-name="P5751">3<text:tab/>vaikai<text:tab/>...<text:tab/>5<text:tab/>ccomp<text:tab/>...</text:p>
          </table:table-cell>
        </table:table-row>
        <table:table-row table:style-name="TableRow5752">
          <table:table-cell table:style-name="TableCell5753">
            <text:p text:style-name="P5754"/>
          </table:table-cell>
          <table:table-cell table:style-name="TableCell5755">
            <text:p text:style-name="P5756"/>
          </table:table-cell>
          <table:table-cell table:style-name="TableCell5757">
            <text:p text:style-name="P5758"/>
          </table:table-cell>
          <table:table-cell table:style-name="TableCell5759">
            <text:p text:style-name="P5760"/>
          </table:table-cell>
        </table:table-row>
        <table:table-row table:style-name="TableRow5761">
          <table:table-cell table:style-name="TableCell5762">
            <text:p text:style-name="P5763"/>
          </table:table-cell>
          <table:table-cell table:style-name="TableCell5764">
            <text:p text:style-name="P5765"/>
          </table:table-cell>
          <table:table-cell table:style-name="TableCell5766">
            <text:p text:style-name="P5767">-</text:p>
          </table:table-cell>
          <table:table-cell table:style-name="TableCell5768">
            <text:p text:style-name="P5769">5<text:tab/>pasakė<text:tab/>...<text:tab/>3<text:tab/>acl<text:tab/>...</text:p>
          </table:table-cell>
        </table:table-row>
        <table:table-row table:style-name="TableRow5770">
          <table:table-cell table:style-name="TableCell5771">
            <text:p text:style-name="P5772"/>
          </table:table-cell>
          <table:table-cell table:style-name="TableCell5773">
            <text:p text:style-name="P5774"/>
          </table:table-cell>
          <table:table-cell table:style-name="TableCell5775">
            <text:p text:style-name="P5776">+</text:p>
          </table:table-cell>
          <table:table-cell table:style-name="TableCell5777">
            <text:p text:style-name="P5778">5<text:tab/>pasakė<text:tab/>...<text:tab/>0<text:tab/>root<text:tab/>...</text:p>
          </table:table-cell>
        </table:table-row>
        <table:table-row table:style-name="TableRow5779">
          <table:table-cell table:style-name="TableCell5780">
            <text:p text:style-name="P5781"/>
          </table:table-cell>
          <table:table-cell table:style-name="TableCell5782">
            <text:p text:style-name="P5783"/>
          </table:table-cell>
          <table:table-cell table:style-name="TableCell5784">
            <text:p text:style-name="P5785"/>
          </table:table-cell>
          <table:table-cell table:style-name="TableCell5786">
            <text:p text:style-name="P5787"/>
          </table:table-cell>
        </table:table-row>
        <table:table-row table:style-name="TableRow5788">
          <table:table-cell table:style-name="TableCell5789">
            <text:p text:style-name="P5790"/>
          </table:table-cell>
          <table:table-cell table:style-name="TableCell5791">
            <text:p text:style-name="P5792"/>
          </table:table-cell>
          <table:table-cell table:style-name="TableCell5793">
            <text:p text:style-name="P5794">-</text:p>
          </table:table-cell>
          <table:table-cell table:style-name="TableCell5795">
            <text:p text:style-name="P5796">6<text:tab/>misis<text:tab/>...<text:tab/>5<text:tab/>nmod<text:tab/>...</text:p>
          </table:table-cell>
        </table:table-row>
        <table:table-row table:style-name="TableRow5797">
          <table:table-cell table:style-name="TableCell5798">
            <text:p text:style-name="P5799"/>
          </table:table-cell>
          <table:table-cell table:style-name="TableCell5800">
            <text:p text:style-name="P5801"/>
          </table:table-cell>
          <table:table-cell table:style-name="TableCell5802">
            <text:p text:style-name="P5803">+</text:p>
          </table:table-cell>
          <table:table-cell table:style-name="TableCell5804">
            <text:p text:style-name="P5805">6<text:tab/>misis<text:tab/>...<text:tab/>5<text:tab/>nsubj<text:tab/>...</text:p>
          </table:table-cell>
        </table:table-row>
        <table:table-row table:style-name="TableRow5806">
          <table:table-cell table:style-name="TableCell5807">
            <text:p text:style-name="P5808"/>
          </table:table-cell>
          <table:table-cell table:style-name="TableCell5809">
            <text:p text:style-name="P5810"/>
          </table:table-cell>
          <table:table-cell table:style-name="TableCell5811">
            <text:p text:style-name="P5812"/>
          </table:table-cell>
          <table:table-cell table:style-name="TableCell5813">
            <text:p text:style-name="P5814"/>
          </table:table-cell>
        </table:table-row>
        <table:table-row table:style-name="TableRow5815">
          <table:table-cell table:style-name="TableCell5816">
            <text:p text:style-name="P5817"/>
          </table:table-cell>
          <table:table-cell table:style-name="TableCell5818">
            <text:p text:style-name="P5819"/>
          </table:table-cell>
          <table:table-cell table:style-name="TableCell5820">
            <text:p text:style-name="P5821">-</text:p>
          </table:table-cell>
          <table:table-cell table:style-name="TableCell5822">
            <text:p text:style-name="P5823">7<text:tab/>Parsons<text:tab/>...<text:tab/>5<text:tab/>obj<text:tab/>...</text:p>
          </table:table-cell>
        </table:table-row>
        <table:table-row table:style-name="TableRow5824">
          <table:table-cell table:style-name="TableCell5825">
            <text:p text:style-name="P5826"/>
          </table:table-cell>
          <table:table-cell table:style-name="TableCell5827">
            <text:p text:style-name="P5828"/>
          </table:table-cell>
          <table:table-cell table:style-name="TableCell5829">
            <text:p text:style-name="P5830">+</text:p>
          </table:table-cell>
          <table:table-cell table:style-name="TableCell5831">
            <text:p text:style-name="P5832">7<text:tab/>Parsons<text:tab/>...<text:tab/>6<text:tab/>flat<text:tab/>...</text:p>
          </table:table-cell>
        </table:table-row>
        <table:table-row table:style-name="TableRow5833">
          <table:table-cell table:style-name="TableCell5834">
            <text:p text:style-name="P5835"/>
          </table:table-cell>
          <table:table-cell table:style-name="TableCell5836">
            <text:p text:style-name="P5837"/>
          </table:table-cell>
          <table:table-cell table:style-name="TableCell5838">
            <text:p text:style-name="P5839"/>
          </table:table-cell>
          <table:table-cell table:style-name="TableCell5840">
            <text:p text:style-name="P5841"/>
          </table:table-cell>
        </table:table-row>
        <table:table-row table:style-name="TableRow5842">
          <table:table-cell table:style-name="TableCell5843">
            <text:p text:style-name="P5844"/>
          </table:table-cell>
          <table:table-cell table:style-name="TableCell5845">
            <text:p text:style-name="P5846">sent_id = 350</text:p>
          </table:table-cell>
          <table:table-cell table:style-name="TableCell5847">
            <text:p text:style-name="P5848">-</text:p>
          </table:table-cell>
          <table:table-cell table:style-name="TableCell5849">
            <text:p text:style-name="P5850">3<text:tab/>beveik<text:tab/>...<text:tab/>7<text:tab/>advmod<text:tab/>...</text:p>
          </table:table-cell>
        </table:table-row>
        <table:table-row table:style-name="TableRow5851">
          <table:table-cell table:style-name="TableCell5852">
            <text:p text:style-name="P5853"/>
          </table:table-cell>
          <table:table-cell table:style-name="TableCell5854">
            <text:p text:style-name="P5855"/>
          </table:table-cell>
          <table:table-cell table:style-name="TableCell5856">
            <text:p text:style-name="P5857">+</text:p>
          </table:table-cell>
          <table:table-cell table:style-name="TableCell5858">
            <text:p text:style-name="P5859">3<text:tab/>beveik<text:tab/>...<text:tab/>5<text:tab/>advmod<text:tab/>...</text:p>
          </table:table-cell>
        </table:table-row>
        <table:table-row table:style-name="TableRow5860">
          <table:table-cell table:style-name="TableCell5861">
            <text:p text:style-name="P5862"/>
          </table:table-cell>
          <table:table-cell table:style-name="TableCell5863">
            <text:p text:style-name="P5864"/>
          </table:table-cell>
          <table:table-cell table:style-name="TableCell5865">
            <text:p text:style-name="P5866"/>
          </table:table-cell>
          <table:table-cell table:style-name="TableCell5867">
            <text:p text:style-name="P5868"/>
          </table:table-cell>
        </table:table-row>
        <table:table-row table:style-name="TableRow5869">
          <table:table-cell table:style-name="TableCell5870">
            <text:p text:style-name="P5871"/>
          </table:table-cell>
          <table:table-cell table:style-name="TableCell5872">
            <text:p text:style-name="P5873"/>
          </table:table-cell>
          <table:table-cell table:style-name="TableCell5874">
            <text:p text:style-name="P5875"/>
          </table:table-cell>
          <table:table-cell table:style-name="TableCell5876">
            <text:p text:style-name="P5877"/>
          </table:table-cell>
        </table:table-row>
        <table:table-row table:style-name="TableRow5878">
          <table:table-cell table:style-name="TableCell5879">
            <text:p text:style-name="P5880">007</text:p>
          </table:table-cell>
          <table:table-cell table:style-name="TableCell5881">
            <text:p text:style-name="P5882"/>
          </table:table-cell>
          <table:table-cell table:style-name="TableCell5883">
            <text:p text:style-name="P5884"/>
          </table:table-cell>
          <table:table-cell table:style-name="TableCell5885">
            <text:p text:style-name="P5886"/>
          </table:table-cell>
        </table:table-row>
        <table:table-row table:style-name="TableRow5887">
          <table:table-cell table:style-name="TableCell5888">
            <text:p text:style-name="P5889"/>
          </table:table-cell>
          <table:table-cell table:style-name="TableCell5890">
            <text:p text:style-name="P5891">sent-id = 353</text:p>
          </table:table-cell>
          <table:table-cell table:style-name="TableCell5892">
            <text:p text:style-name="P5893">-</text:p>
          </table:table-cell>
          <table:table-cell table:style-name="TableCell5894">
            <text:p text:style-name="P5895">1<text:tab/>Misis<text:tab/>...<text:tab/>2<text:tab/>nmod<text:tab/>...</text:p>
          </table:table-cell>
        </table:table-row>
        <table:table-row table:style-name="TableRow5896">
          <table:table-cell table:style-name="TableCell5897">
            <text:p text:style-name="P5898"/>
          </table:table-cell>
          <table:table-cell table:style-name="TableCell5899">
            <text:p text:style-name="P5900"/>
          </table:table-cell>
          <table:table-cell table:style-name="TableCell5901">
            <text:p text:style-name="P5902">+</text:p>
          </table:table-cell>
          <table:table-cell table:style-name="TableCell5903">
            <text:p text:style-name="P5904">1<text:tab/>Misis<text:tab/>...<text:tab/>4<text:tab/>nsubj<text:tab/>...</text:p>
          </table:table-cell>
        </table:table-row>
        <table:table-row table:style-name="TableRow5905">
          <table:table-cell table:style-name="TableCell5906">
            <text:p text:style-name="P5907"/>
          </table:table-cell>
          <table:table-cell table:style-name="TableCell5908">
            <text:p text:style-name="P5909"/>
          </table:table-cell>
          <table:table-cell table:style-name="TableCell5910">
            <text:p text:style-name="P5911"/>
          </table:table-cell>
          <table:table-cell table:style-name="TableCell5912">
            <text:p text:style-name="P5913"/>
          </table:table-cell>
        </table:table-row>
        <table:table-row table:style-name="TableRow5914">
          <table:table-cell table:style-name="TableCell5915">
            <text:p text:style-name="P5916"/>
          </table:table-cell>
          <table:table-cell table:style-name="TableCell5917">
            <text:p text:style-name="P5918"/>
          </table:table-cell>
          <table:table-cell table:style-name="TableCell5919">
            <text:p text:style-name="P5920">-</text:p>
          </table:table-cell>
          <table:table-cell table:style-name="TableCell5921">
            <text:p text:style-name="P5922">2<text:tab/>Parsons<text:tab/>...<text:tab/>4<text:tab/>nsubj<text:tab/>...</text:p>
          </table:table-cell>
        </table:table-row>
        <table:table-row table:style-name="TableRow5923">
          <table:table-cell table:style-name="TableCell5924">
            <text:p text:style-name="P5925"/>
          </table:table-cell>
          <table:table-cell table:style-name="TableCell5926">
            <text:p text:style-name="P5927"/>
          </table:table-cell>
          <table:table-cell table:style-name="TableCell5928">
            <text:p text:style-name="P5929">+</text:p>
          </table:table-cell>
          <table:table-cell table:style-name="TableCell5930">
            <text:p text:style-name="P5931">2<text:tab/>Parsons<text:tab/>...<text:tab/>1<text:tab/>flat<text:tab/>...</text:p>
          </table:table-cell>
        </table:table-row>
        <table:table-row table:style-name="TableRow5932">
          <table:table-cell table:style-name="TableCell5933">
            <text:p text:style-name="P5934"/>
          </table:table-cell>
          <table:table-cell table:style-name="TableCell5935">
            <text:p text:style-name="P5936"/>
          </table:table-cell>
          <table:table-cell table:style-name="TableCell5937">
            <text:p text:style-name="P5938"/>
          </table:table-cell>
          <table:table-cell table:style-name="TableCell5939">
            <text:p text:style-name="P5940"/>
          </table:table-cell>
        </table:table-row>
        <table:table-row table:style-name="TableRow5941">
          <table:table-cell table:style-name="TableCell5942">
            <text:p text:style-name="P5943"/>
          </table:table-cell>
          <table:table-cell table:style-name="TableCell5944">
            <text:p text:style-name="P5945">sent_id = 354</text:p>
          </table:table-cell>
          <table:table-cell table:style-name="TableCell5946">
            <text:p text:style-name="P5947">-</text:p>
          </table:table-cell>
          <table:table-cell table:style-name="TableCell5948">
            <text:p text:style-name="P5949">2<text:tab/>Žinoma<text:tab/>...<text:tab/>0<text:tab/>root<text:tab/>...</text:p>
          </table:table-cell>
        </table:table-row>
        <table:table-row table:style-name="TableRow5950">
          <table:table-cell table:style-name="TableCell5951">
            <text:p text:style-name="P5952"/>
          </table:table-cell>
          <table:table-cell table:style-name="TableCell5953">
            <text:p text:style-name="P5954"/>
          </table:table-cell>
          <table:table-cell table:style-name="TableCell5955">
            <text:p text:style-name="P5956">+</text:p>
          </table:table-cell>
          <table:table-cell table:style-name="TableCell5957">
            <text:p text:style-name="P5958">2<text:tab/>Žinoma<text:tab/>...<text:tab/>11<text:tab/>parataxis<text:tab/>...</text:p>
          </table:table-cell>
        </table:table-row>
        <table:table-row table:style-name="TableRow5959">
          <table:table-cell table:style-name="TableCell5960">
            <text:p text:style-name="P5961"/>
          </table:table-cell>
          <table:table-cell table:style-name="TableCell5962">
            <text:p text:style-name="P5963"/>
          </table:table-cell>
          <table:table-cell table:style-name="TableCell5964">
            <text:p text:style-name="P5965"/>
          </table:table-cell>
          <table:table-cell table:style-name="TableCell5966">
            <text:p text:style-name="P5967"/>
          </table:table-cell>
        </table:table-row>
        <table:table-row table:style-name="TableRow5968">
          <table:table-cell table:style-name="TableCell5969">
            <text:p text:style-name="P5970"/>
          </table:table-cell>
          <table:table-cell table:style-name="TableCell5971">
            <text:p text:style-name="P5972"/>
          </table:table-cell>
          <table:table-cell table:style-name="TableCell5973">
            <text:p text:style-name="P5974">-</text:p>
          </table:table-cell>
          <table:table-cell table:style-name="TableCell5975">
            <text:p text:style-name="P5976">4<text:tab/>jei<text:tab/>...<text:tab/>2<text:tab/>mark<text:tab/>...</text:p>
          </table:table-cell>
        </table:table-row>
        <table:table-row table:style-name="TableRow5977">
          <table:table-cell table:style-name="TableCell5978">
            <text:p text:style-name="P5979"/>
          </table:table-cell>
          <table:table-cell table:style-name="TableCell5980">
            <text:p text:style-name="P5981"/>
          </table:table-cell>
          <table:table-cell table:style-name="TableCell5982">
            <text:p text:style-name="P5983">+</text:p>
          </table:table-cell>
          <table:table-cell table:style-name="TableCell5984">
            <text:p text:style-name="P5985">4<text:tab/>jei<text:tab/>...<text:tab/>7<text:tab/>mark<text:tab/>...</text:p>
          </table:table-cell>
        </table:table-row>
        <table:table-row table:style-name="TableRow5986">
          <table:table-cell table:style-name="TableCell5987">
            <text:p text:style-name="P5988"/>
          </table:table-cell>
          <table:table-cell table:style-name="TableCell5989">
            <text:p text:style-name="P5990"/>
          </table:table-cell>
          <table:table-cell table:style-name="TableCell5991">
            <text:p text:style-name="P5992"/>
          </table:table-cell>
          <table:table-cell table:style-name="TableCell5993">
            <text:p text:style-name="P5994"/>
          </table:table-cell>
        </table:table-row>
        <table:table-row table:style-name="TableRow5995">
          <table:table-cell table:style-name="TableCell5996">
            <text:p text:style-name="P5997"/>
          </table:table-cell>
          <table:table-cell table:style-name="TableCell5998">
            <text:p text:style-name="P5999"/>
          </table:table-cell>
          <table:table-cell table:style-name="TableCell6000">
            <text:p text:style-name="P6001">-</text:p>
          </table:table-cell>
          <table:table-cell table:style-name="TableCell6002">
            <text:p text:style-name="P6003">5<text:tab/>Tomas<text:tab/>...<text:tab/>3<text:tab/>nsubj<text:tab/>...</text:p>
          </table:table-cell>
        </table:table-row>
        <table:table-row table:style-name="TableRow6004">
          <table:table-cell table:style-name="TableCell6005">
            <text:p text:style-name="P6006"/>
          </table:table-cell>
          <table:table-cell table:style-name="TableCell6007">
            <text:p text:style-name="P6008"/>
          </table:table-cell>
          <table:table-cell table:style-name="TableCell6009">
            <text:p text:style-name="P6010">+</text:p>
          </table:table-cell>
          <table:table-cell table:style-name="TableCell6011">
            <text:p text:style-name="P6012">5<text:tab/>Tomas<text:tab/>...<text:tab/>7<text:tab/>nsubj<text:tab/>...</text:p>
          </table:table-cell>
        </table:table-row>
        <table:table-row table:style-name="TableRow6013">
          <table:table-cell table:style-name="TableCell6014">
            <text:p text:style-name="P6015"/>
          </table:table-cell>
          <table:table-cell table:style-name="TableCell6016">
            <text:p text:style-name="P6017"/>
          </table:table-cell>
          <table:table-cell table:style-name="TableCell6018">
            <text:p text:style-name="P6019"/>
          </table:table-cell>
          <table:table-cell table:style-name="TableCell6020">
            <text:p text:style-name="P6021"/>
          </table:table-cell>
        </table:table-row>
        <table:table-row table:style-name="TableRow6022">
          <table:table-cell table:style-name="TableCell6023">
            <text:p text:style-name="P6024"/>
          </table:table-cell>
          <table:table-cell table:style-name="TableCell6025">
            <text:p text:style-name="P6026"/>
          </table:table-cell>
          <table:table-cell table:style-name="TableCell6027">
            <text:p text:style-name="P6028">-</text:p>
          </table:table-cell>
          <table:table-cell table:style-name="TableCell6029">
            <text:p text:style-name="P6030">6<text:tab/>būtų<text:tab/>...<text:tab/>3<text:tab/>cop<text:tab/>...</text:p>
          </table:table-cell>
        </table:table-row>
        <table:table-row table:style-name="TableRow6031">
          <table:table-cell table:style-name="TableCell6032">
            <text:p text:style-name="P6033"/>
          </table:table-cell>
          <table:table-cell table:style-name="TableCell6034">
            <text:p text:style-name="P6035"/>
          </table:table-cell>
          <table:table-cell table:style-name="TableCell6036">
            <text:p text:style-name="P6037">+</text:p>
          </table:table-cell>
          <table:table-cell table:style-name="TableCell6038">
            <text:p text:style-name="P6039">6<text:tab/>būtų<text:tab/>...<text:tab/>7<text:tab/>cop<text:tab/>...</text:p>
          </table:table-cell>
        </table:table-row>
        <table:table-row table:style-name="TableRow6040">
          <table:table-cell table:style-name="TableCell6041">
            <text:p text:style-name="P6042"/>
          </table:table-cell>
          <table:table-cell table:style-name="TableCell6043">
            <text:p text:style-name="P6044"/>
          </table:table-cell>
          <table:table-cell table:style-name="TableCell6045">
            <text:p text:style-name="P6046"/>
          </table:table-cell>
          <table:table-cell table:style-name="TableCell6047">
            <text:p text:style-name="P6048"/>
          </table:table-cell>
        </table:table-row>
        <table:table-row table:style-name="TableRow6049">
          <table:table-cell table:style-name="TableCell6050">
            <text:p text:style-name="P6051"/>
          </table:table-cell>
          <table:table-cell table:style-name="TableCell6052">
            <text:p text:style-name="P6053"/>
          </table:table-cell>
          <table:table-cell table:style-name="TableCell6054">
            <text:p text:style-name="P6055">-</text:p>
          </table:table-cell>
          <table:table-cell table:style-name="TableCell6056">
            <text:p text:style-name="P6057">7<text:tab/>namie<text:tab/>...<text:tab/>0<text:tab/>root<text:tab/>...</text:p>
          </table:table-cell>
        </table:table-row>
        <table:table-row table:style-name="TableRow6058">
          <table:table-cell table:style-name="TableCell6059">
            <text:p text:style-name="P6060"/>
          </table:table-cell>
          <table:table-cell table:style-name="TableCell6061">
            <text:p text:style-name="P6062"/>
          </table:table-cell>
          <table:table-cell table:style-name="TableCell6063">
            <text:p text:style-name="P6064">+</text:p>
          </table:table-cell>
          <table:table-cell table:style-name="TableCell6065">
            <text:p text:style-name="P6066">7<text:tab/>namie<text:tab/>...<text:tab/>11<text:tab/>advcl<text:tab/>...</text:p>
          </table:table-cell>
        </table:table-row>
        <table:table-row table:style-name="TableRow6067">
          <table:table-cell table:style-name="TableCell6068">
            <text:p text:style-name="P6069"/>
          </table:table-cell>
          <table:table-cell table:style-name="TableCell6070">
            <text:p text:style-name="P6071"/>
          </table:table-cell>
          <table:table-cell table:style-name="TableCell6072">
            <text:p text:style-name="P6073"/>
          </table:table-cell>
          <table:table-cell table:style-name="TableCell6074">
            <text:p text:style-name="P6075"/>
          </table:table-cell>
        </table:table-row>
        <table:table-row table:style-name="TableRow6076">
          <table:table-cell table:style-name="TableCell6077">
            <text:p text:style-name="P6078"/>
          </table:table-cell>
          <table:table-cell table:style-name="TableCell6079">
            <text:p text:style-name="P6080"/>
          </table:table-cell>
          <table:table-cell table:style-name="TableCell6081">
            <text:p text:style-name="P6082">-</text:p>
          </table:table-cell>
          <table:table-cell table:style-name="TableCell6083">
            <text:p text:style-name="P6084">9<text:tab/>jis<text:tab/>...<text:tab/>7<text:tab/>nsubj<text:tab/>...</text:p>
          </table:table-cell>
        </table:table-row>
        <table:table-row table:style-name="TableRow6085">
          <table:table-cell table:style-name="TableCell6086">
            <text:p text:style-name="P6087"/>
          </table:table-cell>
          <table:table-cell table:style-name="TableCell6088">
            <text:p text:style-name="P6089"/>
          </table:table-cell>
          <table:table-cell table:style-name="TableCell6090">
            <text:p text:style-name="P6091">+</text:p>
          </table:table-cell>
          <table:table-cell table:style-name="TableCell6092">
            <text:p text:style-name="P6093">9<text:tab/>jis<text:tab/>...<text:tab/>11<text:tab/>nsubj<text:tab/>...</text:p>
          </table:table-cell>
        </table:table-row>
        <table:table-row table:style-name="TableRow6094">
          <table:table-cell table:style-name="TableCell6095">
            <text:p text:style-name="P6096"/>
          </table:table-cell>
          <table:table-cell table:style-name="TableCell6097">
            <text:p text:style-name="P6098"/>
          </table:table-cell>
          <table:table-cell table:style-name="TableCell6099">
            <text:p text:style-name="P6100"/>
          </table:table-cell>
          <table:table-cell table:style-name="TableCell6101">
            <text:p text:style-name="P6102"/>
          </table:table-cell>
        </table:table-row>
        <table:table-row table:style-name="TableRow6103">
          <table:table-cell table:style-name="TableCell6104">
            <text:p text:style-name="P6105"/>
          </table:table-cell>
          <table:table-cell table:style-name="TableCell6106">
            <text:p text:style-name="P6107"/>
          </table:table-cell>
          <table:table-cell table:style-name="TableCell6108">
            <text:p text:style-name="P6109">-</text:p>
          </table:table-cell>
          <table:table-cell table:style-name="TableCell6110">
            <text:p text:style-name="P6111">10<text:tab/>tuojau<text:tab/>...<text:tab/>7<text:tab/>advmod<text:tab/>...</text:p>
          </table:table-cell>
        </table:table-row>
        <table:table-row table:style-name="TableRow6112">
          <table:table-cell table:style-name="TableCell6113">
            <text:p text:style-name="P6114"/>
          </table:table-cell>
          <table:table-cell table:style-name="TableCell6115">
            <text:p text:style-name="P6116"/>
          </table:table-cell>
          <table:table-cell table:style-name="TableCell6117">
            <text:p text:style-name="P6118">+</text:p>
          </table:table-cell>
          <table:table-cell table:style-name="TableCell6119">
            <text:p text:style-name="P6120">10<text:tab/>tuojau<text:tab/>...<text:tab/>11<text:tab/>advmod<text:tab/>...</text:p>
          </table:table-cell>
        </table:table-row>
        <table:table-row table:style-name="TableRow6121">
          <table:table-cell table:style-name="TableCell6122">
            <text:p text:style-name="P6123"/>
          </table:table-cell>
          <table:table-cell table:style-name="TableCell6124">
            <text:p text:style-name="P6125"/>
          </table:table-cell>
          <table:table-cell table:style-name="TableCell6126">
            <text:p text:style-name="P6127"/>
          </table:table-cell>
          <table:table-cell table:style-name="TableCell6128">
            <text:p text:style-name="P6129"/>
          </table:table-cell>
        </table:table-row>
        <table:table-row table:style-name="TableRow6130">
          <table:table-cell table:style-name="TableCell6131">
            <text:p text:style-name="P6132"/>
          </table:table-cell>
          <table:table-cell table:style-name="TableCell6133">
            <text:p text:style-name="P6134"/>
          </table:table-cell>
          <table:table-cell table:style-name="TableCell6135">
            <text:p text:style-name="P6136">-</text:p>
          </table:table-cell>
          <table:table-cell table:style-name="TableCell6137">
            <text:p text:style-name="P6138">11<text:tab/>sutvarkytų<text:tab/>...<text:tab/>3<text:tab/>conj<text:tab/>...</text:p>
          </table:table-cell>
        </table:table-row>
        <table:table-row table:style-name="TableRow6139">
          <table:table-cell table:style-name="TableCell6140">
            <text:p text:style-name="P6141"/>
          </table:table-cell>
          <table:table-cell table:style-name="TableCell6142">
            <text:p text:style-name="P6143"/>
          </table:table-cell>
          <table:table-cell table:style-name="TableCell6144">
            <text:p text:style-name="P6145">+</text:p>
          </table:table-cell>
          <table:table-cell table:style-name="TableCell6146">
            <text:p text:style-name="P6147">11<text:tab/>sutvarkytų<text:tab/>...<text:tab/>14<text:tab/>ccomp<text:tab/>...</text:p>
          </table:table-cell>
        </table:table-row>
        <table:table-row table:style-name="TableRow6148">
          <table:table-cell table:style-name="TableCell6149">
            <text:p text:style-name="P6150"/>
          </table:table-cell>
          <table:table-cell table:style-name="TableCell6151">
            <text:p text:style-name="P6152"/>
          </table:table-cell>
          <table:table-cell table:style-name="TableCell6153">
            <text:p text:style-name="P6154"/>
          </table:table-cell>
          <table:table-cell table:style-name="TableCell6155">
            <text:p text:style-name="P6156"/>
          </table:table-cell>
        </table:table-row>
        <table:table-row table:style-name="TableRow6157">
          <table:table-cell table:style-name="TableCell6158">
            <text:p text:style-name="P6159"/>
          </table:table-cell>
          <table:table-cell table:style-name="TableCell6160">
            <text:p text:style-name="P6161"/>
          </table:table-cell>
          <table:table-cell table:style-name="TableCell6162">
            <text:p text:style-name="P6163">-</text:p>
          </table:table-cell>
          <table:table-cell table:style-name="TableCell6164">
            <text:p text:style-name="P6165">14<text:tab/>pasakė<text:tab/>...<text:tab/>3<text:tab/>conj<text:tab/>...</text:p>
            <text:p text:style-name="P6166"/>
          </table:table-cell>
        </table:table-row>
        <table:table-row table:style-name="TableRow6167">
          <table:table-cell table:style-name="TableCell6168">
            <text:p text:style-name="P6169"/>
          </table:table-cell>
          <table:table-cell table:style-name="TableCell6170">
            <text:p text:style-name="P6171"/>
          </table:table-cell>
          <table:table-cell table:style-name="TableCell6172">
            <text:p text:style-name="P6173">+</text:p>
          </table:table-cell>
          <table:table-cell table:style-name="TableCell6174">
            <text:p text:style-name="P6175">14<text:tab/>pasakė<text:tab/>...<text:tab/>0<text:tab/>root<text:tab/>...</text:p>
            <text:p text:style-name="P6176"/>
          </table:table-cell>
        </table:table-row>
        <table:table-row table:style-name="TableRow6177">
          <table:table-cell table:style-name="TableCell6178">
            <text:p text:style-name="P6179"/>
          </table:table-cell>
          <table:table-cell table:style-name="TableCell6180">
            <text:p text:style-name="P6181"/>
          </table:table-cell>
          <table:table-cell table:style-name="TableCell6182">
            <text:p text:style-name="P6183">-</text:p>
          </table:table-cell>
          <table:table-cell table:style-name="TableCell6184">
            <text:p text:style-name="P6185">15<text:tab/>ji<text:tab/>...<text:tab/>10<text:tab/>nsubj<text:tab/>...</text:p>
          </table:table-cell>
        </table:table-row>
        <table:table-row table:style-name="TableRow6186">
          <table:table-cell table:style-name="TableCell6187">
            <text:p text:style-name="P6188"/>
          </table:table-cell>
          <table:table-cell table:style-name="TableCell6189">
            <text:p text:style-name="P6190"/>
          </table:table-cell>
          <table:table-cell table:style-name="TableCell6191">
            <text:p text:style-name="P6192">+</text:p>
          </table:table-cell>
          <table:table-cell table:style-name="TableCell6193">
            <text:p text:style-name="P6194">15<text:tab/>ji<text:tab/>...<text:tab/>14<text:tab/>nsubj<text:tab/>...</text:p>
          </table:table-cell>
        </table:table-row>
        <table:table-row table:style-name="TableRow6195">
          <table:table-cell table:style-name="TableCell6196">
            <text:p text:style-name="P6197"/>
          </table:table-cell>
          <table:table-cell table:style-name="TableCell6198">
            <text:p text:style-name="P6199"/>
          </table:table-cell>
          <table:table-cell table:style-name="TableCell6200">
            <text:p text:style-name="P6201"/>
          </table:table-cell>
          <table:table-cell table:style-name="TableCell6202">
            <text:p text:style-name="P6203"/>
          </table:table-cell>
        </table:table-row>
        <table:table-row table:style-name="TableRow6204">
          <table:table-cell table:style-name="TableCell6205">
            <text:p text:style-name="P6206"/>
          </table:table-cell>
          <table:table-cell table:style-name="TableCell6207">
            <text:p text:style-name="P6208"/>
          </table:table-cell>
          <table:table-cell table:style-name="TableCell6209">
            <text:p text:style-name="P6210">-</text:p>
          </table:table-cell>
          <table:table-cell table:style-name="TableCell6211">
            <text:p text:style-name="P6212">16<text:tab/>.<text:tab/>...<text:tab/>3<text:tab/>punct<text:tab/>...</text:p>
          </table:table-cell>
        </table:table-row>
        <table:table-row table:style-name="TableRow6213">
          <table:table-cell table:style-name="TableCell6214">
            <text:p text:style-name="P6215"/>
          </table:table-cell>
          <table:table-cell table:style-name="TableCell6216">
            <text:p text:style-name="P6217"/>
          </table:table-cell>
          <table:table-cell table:style-name="TableCell6218">
            <text:p text:style-name="P6219">+</text:p>
          </table:table-cell>
          <table:table-cell table:style-name="TableCell6220">
            <text:p text:style-name="P6221">16<text:tab/>.<text:tab/>...<text:tab/>14<text:tab/>punct<text:tab/>...</text:p>
          </table:table-cell>
        </table:table-row>
        <table:table-row table:style-name="TableRow6222">
          <table:table-cell table:style-name="TableCell6223">
            <text:p text:style-name="P6224"/>
          </table:table-cell>
          <table:table-cell table:style-name="TableCell6225">
            <text:p text:style-name="P6226"/>
          </table:table-cell>
          <table:table-cell table:style-name="TableCell6227">
            <text:p text:style-name="P6228"/>
          </table:table-cell>
          <table:table-cell table:style-name="TableCell6229">
            <text:p text:style-name="P6230"/>
          </table:table-cell>
        </table:table-row>
        <table:table-row table:style-name="TableRow6231">
          <table:table-cell table:style-name="TableCell6232">
            <text:p text:style-name="P6233"/>
          </table:table-cell>
          <table:table-cell table:style-name="TableCell6234">
            <text:p text:style-name="P6235">sent_id = 367</text:p>
          </table:table-cell>
          <table:table-cell table:style-name="TableCell6236">
            <text:p text:style-name="P6237">-</text:p>
          </table:table-cell>
          <table:table-cell table:style-name="TableCell6238">
            <text:p text:style-name="P6239">7<text:tab/>Parsons<text:tab/>...<text:tab/>5<text:tab/>obj<text:tab/>...</text:p>
          </table:table-cell>
        </table:table-row>
        <table:table-row table:style-name="TableRow6240">
          <table:table-cell table:style-name="TableCell6241">
            <text:p text:style-name="P6242"/>
          </table:table-cell>
          <table:table-cell table:style-name="TableCell6243">
            <text:p text:style-name="P6244"/>
          </table:table-cell>
          <table:table-cell table:style-name="TableCell6245">
            <text:p text:style-name="P6246">+</text:p>
          </table:table-cell>
          <table:table-cell table:style-name="TableCell6247">
            <text:p text:style-name="P6248">7<text:tab/>Parsons<text:tab/>...<text:tab/>6<text:tab/>flat<text:tab/>...</text:p>
          </table:table-cell>
        </table:table-row>
        <table:table-row table:style-name="TableRow6249">
          <table:table-cell table:style-name="TableCell6250">
            <text:p text:style-name="P6251"/>
          </table:table-cell>
          <table:table-cell table:style-name="TableCell6252">
            <text:p text:style-name="P6253"/>
          </table:table-cell>
          <table:table-cell table:style-name="TableCell6254">
            <text:p text:style-name="P6255"/>
          </table:table-cell>
          <table:table-cell table:style-name="TableCell6256">
            <text:p text:style-name="P6257"/>
          </table:table-cell>
        </table:table-row>
        <table:table-row table:style-name="TableRow6258">
          <table:table-cell table:style-name="TableCell6259">
            <text:p text:style-name="P6260"/>
          </table:table-cell>
          <table:table-cell table:style-name="TableCell6261">
            <text:p text:style-name="P6262">sent_id = 372</text:p>
          </table:table-cell>
          <table:table-cell table:style-name="TableCell6263">
            <text:p text:style-name="P6264">-</text:p>
          </table:table-cell>
          <table:table-cell table:style-name="TableCell6265">
            <text:p text:style-name="P6266">4<text:tab/>ir<text:tab/>...<text:tab/>5<text:tab/>cc<text:tab/>...</text:p>
          </table:table-cell>
        </table:table-row>
        <table:table-row table:style-name="TableRow6267">
          <table:table-cell table:style-name="TableCell6268">
            <text:p text:style-name="P6269"/>
          </table:table-cell>
          <table:table-cell table:style-name="TableCell6270">
            <text:p text:style-name="P6271"/>
          </table:table-cell>
          <table:table-cell table:style-name="TableCell6272">
            <text:p text:style-name="P6273">+</text:p>
          </table:table-cell>
          <table:table-cell table:style-name="TableCell6274">
            <text:p text:style-name="P6275">4<text:tab/>ir<text:tab/>...<text:tab/>6<text:tab/>cc<text:tab/>...</text:p>
          </table:table-cell>
        </table:table-row>
        <table:table-row table:style-name="TableRow6276">
          <table:table-cell table:style-name="TableCell6277">
            <text:p text:style-name="P6278"/>
          </table:table-cell>
          <table:table-cell table:style-name="TableCell6279">
            <text:p text:style-name="P6280"/>
          </table:table-cell>
          <table:table-cell table:style-name="TableCell6281">
            <text:p text:style-name="P6282"/>
          </table:table-cell>
          <table:table-cell table:style-name="TableCell6283">
            <text:p text:style-name="P6284"/>
          </table:table-cell>
        </table:table-row>
        <table:table-row table:style-name="TableRow6285">
          <table:table-cell table:style-name="TableCell6286">
            <text:p text:style-name="P6287"/>
          </table:table-cell>
          <table:table-cell table:style-name="TableCell6288">
            <text:p text:style-name="P6289">sent-id = 373</text:p>
          </table:table-cell>
          <table:table-cell table:style-name="TableCell6290">
            <text:p text:style-name="P6291">-</text:p>
          </table:table-cell>
          <table:table-cell table:style-name="TableCell6292">
            <text:p text:style-name="P6293">10<text:tab/>čiaupo<text:tab/>...<text:tab/>4<text:tab/>obl<text:tab/>...</text:p>
          </table:table-cell>
        </table:table-row>
        <table:table-row table:style-name="TableRow6294">
          <table:table-cell table:style-name="TableCell6295">
            <text:p text:style-name="P6296"/>
          </table:table-cell>
          <table:table-cell table:style-name="TableCell6297">
            <text:p text:style-name="P6298"/>
          </table:table-cell>
          <table:table-cell table:style-name="TableCell6299">
            <text:p text:style-name="P6300">+</text:p>
          </table:table-cell>
          <table:table-cell table:style-name="TableCell6301">
            <text:p text:style-name="P6302">10<text:tab/>čiaupo<text:tab/>...<text:tab/>8<text:tab/>nmod<text:tab/>...</text:p>
          </table:table-cell>
        </table:table-row>
        <table:table-row table:style-name="TableRow6303">
          <table:table-cell table:style-name="TableCell6304">
            <text:p text:style-name="P6305"/>
          </table:table-cell>
          <table:table-cell table:style-name="TableCell6306">
            <text:p text:style-name="P6307"/>
          </table:table-cell>
          <table:table-cell table:style-name="TableCell6308">
            <text:p text:style-name="P6309"/>
          </table:table-cell>
          <table:table-cell table:style-name="TableCell6310">
            <text:p text:style-name="P6311"/>
          </table:table-cell>
        </table:table-row>
        <table:table-row table:style-name="TableRow6312">
          <table:table-cell table:style-name="TableCell6313">
            <text:p text:style-name="P6314"/>
          </table:table-cell>
          <table:table-cell table:style-name="TableCell6315">
            <text:p text:style-name="P6316">sent_id = 374<text:s/></text:p>
          </table:table-cell>
          <table:table-cell table:style-name="TableCell6317">
            <text:p text:style-name="P6318">-</text:p>
          </table:table-cell>
          <table:table-cell table:style-name="TableCell6319">
            <text:p text:style-name="P6320">3<text:tab/>aukštyn<text:tab/>...<text:tab/>6<text:tab/>advmod<text:tab/>...</text:p>
          </table:table-cell>
        </table:table-row>
        <table:table-row table:style-name="TableRow6321">
          <table:table-cell table:style-name="TableCell6322">
            <text:p text:style-name="P6323"/>
          </table:table-cell>
          <table:table-cell table:style-name="TableCell6324">
            <text:p text:style-name="P6325"/>
          </table:table-cell>
          <table:table-cell table:style-name="TableCell6326">
            <text:p text:style-name="P6327">+</text:p>
          </table:table-cell>
          <table:table-cell table:style-name="TableCell6328">
            <text:p text:style-name="P6329">3<text:tab/>aukštyn<text:tab/>...<text:tab/>6<text:tab/>ccomp<text:tab/>...</text:p>
          </table:table-cell>
        </table:table-row>
        <table:table-row table:style-name="TableRow6330">
          <table:table-cell table:style-name="TableCell6331">
            <text:p text:style-name="P6332"/>
          </table:table-cell>
          <table:table-cell table:style-name="TableCell6333">
            <text:p text:style-name="P6334"/>
          </table:table-cell>
          <table:table-cell table:style-name="TableCell6335">
            <text:p text:style-name="P6336"/>
          </table:table-cell>
          <table:table-cell table:style-name="TableCell6337">
            <text:p text:style-name="P6338"/>
          </table:table-cell>
        </table:table-row>
        <table:table-row table:style-name="TableRow6339">
          <table:table-cell table:style-name="TableCell6340">
            <text:p text:style-name="P6341"/>
          </table:table-cell>
          <table:table-cell table:style-name="TableCell6342">
            <text:p text:style-name="P6343">sent_id = 378</text:p>
          </table:table-cell>
          <table:table-cell table:style-name="TableCell6344">
            <text:p text:style-name="P6345">-</text:p>
          </table:table-cell>
          <table:table-cell table:style-name="TableCell6346">
            <text:p text:style-name="P6347">3<text:tab/>išdavikas<text:tab/>...<text:tab/>0<text:tab/>root<text:tab/>...</text:p>
          </table:table-cell>
        </table:table-row>
        <table:table-row table:style-name="TableRow6348">
          <table:table-cell table:style-name="TableCell6349">
            <text:p text:style-name="P6350"/>
          </table:table-cell>
          <table:table-cell table:style-name="TableCell6351">
            <text:p text:style-name="P6352"/>
          </table:table-cell>
          <table:table-cell table:style-name="TableCell6353">
            <text:p text:style-name="P6354">+</text:p>
          </table:table-cell>
          <table:table-cell table:style-name="TableCell6355">
            <text:p text:style-name="P6356">3<text:tab/>išdavikas<text:tab/>...<text:tab/>5<text:tab/>ccomp<text:tab/>...</text:p>
          </table:table-cell>
        </table:table-row>
        <table:table-row table:style-name="TableRow6357">
          <table:table-cell table:style-name="TableCell6358">
            <text:p text:style-name="P6359"/>
          </table:table-cell>
          <table:table-cell table:style-name="TableCell6360">
            <text:p text:style-name="P6361"/>
          </table:table-cell>
          <table:table-cell table:style-name="TableCell6362">
            <text:p text:style-name="P6363"/>
          </table:table-cell>
          <table:table-cell table:style-name="TableCell6364">
            <text:p text:style-name="P6365"/>
          </table:table-cell>
        </table:table-row>
        <table:table-row table:style-name="TableRow6366">
          <table:table-cell table:style-name="TableCell6367">
            <text:p text:style-name="P6368"/>
          </table:table-cell>
          <table:table-cell table:style-name="TableCell6369">
            <text:p text:style-name="P6370"/>
          </table:table-cell>
          <table:table-cell table:style-name="TableCell6371">
            <text:p text:style-name="P6372">-</text:p>
          </table:table-cell>
          <table:table-cell table:style-name="TableCell6373">
            <text:p text:style-name="P6374">5<text:tab/>šaukė<text:tab/>...<text:tab/>3<text:tab/>conj<text:tab/>...</text:p>
          </table:table-cell>
        </table:table-row>
        <table:table-row table:style-name="TableRow6375">
          <table:table-cell table:style-name="TableCell6376">
            <text:p text:style-name="P6377"/>
          </table:table-cell>
          <table:table-cell table:style-name="TableCell6378">
            <text:p text:style-name="P6379"/>
          </table:table-cell>
          <table:table-cell table:style-name="TableCell6380">
            <text:p text:style-name="P6381">+</text:p>
          </table:table-cell>
          <table:table-cell table:style-name="TableCell6382">
            <text:p text:style-name="P6383">5<text:tab/>šaukė<text:tab/>...<text:tab/>0<text:tab/>root<text:tab/>...</text:p>
          </table:table-cell>
        </table:table-row>
        <table:table-row table:style-name="TableRow6384">
          <table:table-cell table:style-name="TableCell6385">
            <text:p text:style-name="P6386"/>
          </table:table-cell>
          <table:table-cell table:style-name="TableCell6387">
            <text:p text:style-name="P6388"/>
          </table:table-cell>
          <table:table-cell table:style-name="TableCell6389">
            <text:p text:style-name="P6390"/>
          </table:table-cell>
          <table:table-cell table:style-name="TableCell6391">
            <text:p text:style-name="P6392"/>
          </table:table-cell>
        </table:table-row>
        <table:table-row table:style-name="TableRow6393">
          <table:table-cell table:style-name="TableCell6394">
            <text:p text:style-name="P6395"/>
          </table:table-cell>
          <table:table-cell table:style-name="TableCell6396">
            <text:p text:style-name="P6397">sent_id = 388</text:p>
          </table:table-cell>
          <table:table-cell table:style-name="TableCell6398">
            <text:p text:style-name="P6399">-</text:p>
          </table:table-cell>
          <table:table-cell table:style-name="TableCell6400">
            <text:p text:style-name="P6401">2<text:tab/>laimė<text:tab/>...<text:tab/>0<text:tab/>root<text:tab/>...</text:p>
          </table:table-cell>
        </table:table-row>
        <table:table-row table:style-name="TableRow6402">
          <table:table-cell table:style-name="TableCell6403">
            <text:p text:style-name="P6404"/>
          </table:table-cell>
          <table:table-cell table:style-name="TableCell6405">
            <text:p text:style-name="P6406"/>
          </table:table-cell>
          <table:table-cell table:style-name="TableCell6407">
            <text:p text:style-name="P6408">+</text:p>
          </table:table-cell>
          <table:table-cell table:style-name="TableCell6409">
            <text:p text:style-name="P6410">2<text:tab/>laimė<text:tab/>...<text:tab/>4<text:tab/>ccomp<text:tab/>...</text:p>
          </table:table-cell>
        </table:table-row>
        <table:table-row table:style-name="TableRow6411">
          <table:table-cell table:style-name="TableCell6412">
            <text:p text:style-name="P6413"/>
          </table:table-cell>
          <table:table-cell table:style-name="TableCell6414">
            <text:p text:style-name="P6415"/>
          </table:table-cell>
          <table:table-cell table:style-name="TableCell6416">
            <text:p text:style-name="P6417"/>
          </table:table-cell>
          <table:table-cell table:style-name="TableCell6418">
            <text:p text:style-name="P6419"/>
          </table:table-cell>
        </table:table-row>
        <table:table-row table:style-name="TableRow6420">
          <table:table-cell table:style-name="TableCell6421">
            <text:p text:style-name="P6422"/>
          </table:table-cell>
          <table:table-cell table:style-name="TableCell6423">
            <text:p text:style-name="P6424"/>
          </table:table-cell>
          <table:table-cell table:style-name="TableCell6425">
            <text:p text:style-name="P6426">-</text:p>
          </table:table-cell>
          <table:table-cell table:style-name="TableCell6427">
            <text:p text:style-name="P6428">4<text:tab/>pagalvojo<text:tab/>...<text:tab/>2<text:tab/>conj<text:tab/>...</text:p>
          </table:table-cell>
        </table:table-row>
        <table:table-row table:style-name="TableRow6429">
          <table:table-cell table:style-name="TableCell6430">
            <text:p text:style-name="P6431"/>
          </table:table-cell>
          <table:table-cell table:style-name="TableCell6432">
            <text:p text:style-name="P6433"/>
          </table:table-cell>
          <table:table-cell table:style-name="TableCell6434">
            <text:p text:style-name="P6435">+</text:p>
          </table:table-cell>
          <table:table-cell table:style-name="TableCell6436">
            <text:p text:style-name="P6437">4<text:tab/>pagalvojo<text:tab/>...<text:tab/>0<text:tab/>root<text:tab/>...</text:p>
          </table:table-cell>
        </table:table-row>
        <table:table-row table:style-name="TableRow6438">
          <table:table-cell table:style-name="TableCell6439">
            <text:p text:style-name="P6440"/>
          </table:table-cell>
          <table:table-cell table:style-name="TableCell6441">
            <text:p text:style-name="P6442"/>
          </table:table-cell>
          <table:table-cell table:style-name="TableCell6443">
            <text:p text:style-name="P6444"/>
          </table:table-cell>
          <table:table-cell table:style-name="TableCell6445">
            <text:p text:style-name="P6446"/>
          </table:table-cell>
        </table:table-row>
        <table:table-row table:style-name="TableRow6447">
          <table:table-cell table:style-name="TableCell6448">
            <text:p text:style-name="P6449"/>
          </table:table-cell>
          <table:table-cell table:style-name="TableCell6450">
            <text:p text:style-name="P6451"/>
          </table:table-cell>
          <table:table-cell table:style-name="TableCell6452">
            <text:p text:style-name="P6453">-</text:p>
          </table:table-cell>
          <table:table-cell table:style-name="TableCell6454">
            <text:p text:style-name="P6455">5<text:tab/>Vinstonas<text:tab/>...<text:tab/>0<text:tab/>root<text:tab/>...</text:p>
          </table:table-cell>
        </table:table-row>
        <table:table-row table:style-name="TableRow6456">
          <table:table-cell table:style-name="TableCell6457">
            <text:p text:style-name="P6458"/>
          </table:table-cell>
          <table:table-cell table:style-name="TableCell6459">
            <text:p text:style-name="P6460"/>
          </table:table-cell>
          <table:table-cell table:style-name="TableCell6461">
            <text:p text:style-name="P6462">+</text:p>
          </table:table-cell>
          <table:table-cell table:style-name="TableCell6463">
            <text:p text:style-name="P6464">5<text:tab/>Vinstonas<text:tab/>...<text:tab/>4<text:tab/>nsubj<text:tab/>...</text:p>
          </table:table-cell>
        </table:table-row>
        <table:table-row table:style-name="TableRow6465">
          <table:table-cell table:style-name="TableCell6466">
            <text:p text:style-name="P6467"/>
          </table:table-cell>
          <table:table-cell table:style-name="TableCell6468">
            <text:p text:style-name="P6469"/>
          </table:table-cell>
          <table:table-cell table:style-name="TableCell6470">
            <text:p text:style-name="P6471"/>
          </table:table-cell>
          <table:table-cell table:style-name="TableCell6472">
            <text:p text:style-name="P6473"/>
          </table:table-cell>
        </table:table-row>
        <table:table-row table:style-name="TableRow6474">
          <table:table-cell table:style-name="TableCell6475">
            <text:p text:style-name="P6476"/>
          </table:table-cell>
          <table:table-cell table:style-name="TableCell6477">
            <text:p text:style-name="P6478"/>
          </table:table-cell>
          <table:table-cell table:style-name="TableCell6479">
            <text:p text:style-name="P6480">-</text:p>
          </table:table-cell>
          <table:table-cell table:style-name="TableCell6481">
            <text:p text:style-name="P6482">6<text:tab/>,<text:tab/>...<text:tab/>6<text:tab/>punct<text:tab/>...</text:p>
          </table:table-cell>
        </table:table-row>
        <table:table-row table:style-name="TableRow6483">
          <table:table-cell table:style-name="TableCell6484">
            <text:p text:style-name="P6485"/>
          </table:table-cell>
          <table:table-cell table:style-name="TableCell6486">
            <text:p text:style-name="P6487"/>
          </table:table-cell>
          <table:table-cell table:style-name="TableCell6488">
            <text:p text:style-name="P6489">+</text:p>
          </table:table-cell>
          <table:table-cell table:style-name="TableCell6490">
            <text:p text:style-name="P6491">6<text:tab/>,<text:tab/>...<text:tab/>4<text:tab/>punct<text:tab/>...</text:p>
          </table:table-cell>
        </table:table-row>
        <table:table-row table:style-name="TableRow6492">
          <table:table-cell table:style-name="TableCell6493">
            <text:p text:style-name="P6494"/>
          </table:table-cell>
          <table:table-cell table:style-name="TableCell6495">
            <text:p text:style-name="P6496"/>
          </table:table-cell>
          <table:table-cell table:style-name="TableCell6497">
            <text:p text:style-name="P6498"/>
          </table:table-cell>
          <table:table-cell table:style-name="TableCell6499">
            <text:p text:style-name="P6500"/>
          </table:table-cell>
        </table:table-row>
        <table:table-row table:style-name="TableRow6501">
          <table:table-cell table:style-name="TableCell6502">
            <text:p text:style-name="P6503"/>
          </table:table-cell>
          <table:table-cell table:style-name="TableCell6504">
            <text:p text:style-name="P6505"/>
          </table:table-cell>
          <table:table-cell table:style-name="TableCell6506">
            <text:p text:style-name="P6507">-</text:p>
          </table:table-cell>
          <table:table-cell table:style-name="TableCell6508">
            <text:p text:style-name="P6509">7<text:tab/>kad<text:tab/>...<text:tab/>6<text:tab/>mark<text:tab/>...</text:p>
          </table:table-cell>
        </table:table-row>
        <table:table-row table:style-name="TableRow6510">
          <table:table-cell table:style-name="TableCell6511">
            <text:p text:style-name="P6512"/>
          </table:table-cell>
          <table:table-cell table:style-name="TableCell6513">
            <text:p text:style-name="P6514"/>
          </table:table-cell>
          <table:table-cell table:style-name="TableCell6515">
            <text:p text:style-name="P6516">+</text:p>
          </table:table-cell>
          <table:table-cell table:style-name="TableCell6517">
            <text:p text:style-name="P6518">7<text:tab/>kad<text:tab/>...<text:tab/>11<text:tab/>mark<text:tab/>...</text:p>
          </table:table-cell>
        </table:table-row>
        <table:table-row table:style-name="TableRow6519">
          <table:table-cell table:style-name="TableCell6520">
            <text:p text:style-name="P6521"/>
          </table:table-cell>
          <table:table-cell table:style-name="TableCell6522">
            <text:p text:style-name="P6523"/>
          </table:table-cell>
          <table:table-cell table:style-name="TableCell6524">
            <text:p text:style-name="P6525"/>
          </table:table-cell>
          <table:table-cell table:style-name="TableCell6526">
            <text:p text:style-name="P6527"/>
          </table:table-cell>
        </table:table-row>
        <table:table-row table:style-name="TableRow6528">
          <table:table-cell table:style-name="TableCell6529">
            <text:p text:style-name="P6530"/>
          </table:table-cell>
          <table:table-cell table:style-name="TableCell6531">
            <text:p text:style-name="P6532"/>
          </table:table-cell>
          <table:table-cell table:style-name="TableCell6533">
            <text:p text:style-name="P6534">-</text:p>
          </table:table-cell>
          <table:table-cell table:style-name="TableCell6535">
            <text:p text:style-name="P6536">8<text:tab/>jo<text:tab/>...<text:tab/>5<text:tab/>nmod<text:tab/>...</text:p>
          </table:table-cell>
        </table:table-row>
        <table:table-row table:style-name="TableRow6537">
          <table:table-cell table:style-name="TableCell6538">
            <text:p text:style-name="P6539"/>
          </table:table-cell>
          <table:table-cell table:style-name="TableCell6540">
            <text:p text:style-name="P6541"/>
          </table:table-cell>
          <table:table-cell table:style-name="TableCell6542">
            <text:p text:style-name="P6543">+</text:p>
          </table:table-cell>
          <table:table-cell table:style-name="TableCell6544">
            <text:p text:style-name="P6545">8<text:tab/>jo<text:tab/>...<text:tab/>9<text:tab/>nmod<text:tab/>...</text:p>
          </table:table-cell>
        </table:table-row>
        <table:table-row table:style-name="TableRow6546">
          <table:table-cell table:style-name="TableCell6547">
            <text:p text:style-name="P6548"/>
          </table:table-cell>
          <table:table-cell table:style-name="TableCell6549">
            <text:p text:style-name="P6550"/>
          </table:table-cell>
          <table:table-cell table:style-name="TableCell6551">
            <text:p text:style-name="P6552"/>
          </table:table-cell>
          <table:table-cell table:style-name="TableCell6553">
            <text:p text:style-name="P6554"/>
          </table:table-cell>
        </table:table-row>
        <table:table-row table:style-name="TableRow6555">
          <table:table-cell table:style-name="TableCell6556">
            <text:p text:style-name="P6557"/>
          </table:table-cell>
          <table:table-cell table:style-name="TableCell6558">
            <text:p text:style-name="P6559"/>
          </table:table-cell>
          <table:table-cell table:style-name="TableCell6560">
            <text:p text:style-name="P6561">-</text:p>
          </table:table-cell>
          <table:table-cell table:style-name="TableCell6562">
            <text:p text:style-name="P6563">9<text:tab/>rankose<text:tab/>...<text:tab/>6<text:tab/>obl<text:tab/>...</text:p>
          </table:table-cell>
        </table:table-row>
        <table:table-row table:style-name="TableRow6564">
          <table:table-cell table:style-name="TableCell6565">
            <text:p text:style-name="P6566"/>
          </table:table-cell>
          <table:table-cell table:style-name="TableCell6567">
            <text:p text:style-name="P6568"/>
          </table:table-cell>
          <table:table-cell table:style-name="TableCell6569">
            <text:p text:style-name="P6570">+</text:p>
          </table:table-cell>
          <table:table-cell table:style-name="TableCell6571">
            <text:p text:style-name="P6572">9<text:tab/>rankose<text:tab/>...<text:tab/>11<text:tab/>obl<text:tab/>...</text:p>
          </table:table-cell>
        </table:table-row>
        <table:table-row table:style-name="TableRow6573">
          <table:table-cell table:style-name="TableCell6574">
            <text:p text:style-name="P6575"/>
          </table:table-cell>
          <table:table-cell table:style-name="TableCell6576">
            <text:p text:style-name="P6577"/>
          </table:table-cell>
          <table:table-cell table:style-name="TableCell6578">
            <text:p text:style-name="P6579"/>
          </table:table-cell>
          <table:table-cell table:style-name="TableCell6580">
            <text:p text:style-name="P6581"/>
          </table:table-cell>
        </table:table-row>
        <table:table-row table:style-name="TableRow6582">
          <table:table-cell table:style-name="TableCell6583">
            <text:p text:style-name="P6584"/>
          </table:table-cell>
          <table:table-cell table:style-name="TableCell6585">
            <text:p text:style-name="P6586"/>
          </table:table-cell>
          <table:table-cell table:style-name="TableCell6587">
            <text:p text:style-name="P6588">-</text:p>
          </table:table-cell>
          <table:table-cell table:style-name="TableCell6589">
            <text:p text:style-name="P6590">10<text:tab/>netikras<text:tab/>...<text:tab/>1<text:tab/>amod<text:tab/>...</text:p>
          </table:table-cell>
        </table:table-row>
        <table:table-row table:style-name="TableRow6591">
          <table:table-cell table:style-name="TableCell6592">
            <text:p text:style-name="P6593"/>
          </table:table-cell>
          <table:table-cell table:style-name="TableCell6594">
            <text:p text:style-name="P6595"/>
          </table:table-cell>
          <table:table-cell table:style-name="TableCell6596">
            <text:p text:style-name="P6597">+</text:p>
          </table:table-cell>
          <table:table-cell table:style-name="TableCell6598">
            <text:p text:style-name="P6599">10<text:tab/>netikras<text:tab/>...<text:tab/>11<text:tab/>amod<text:tab/>...</text:p>
          </table:table-cell>
        </table:table-row>
        <table:table-row table:style-name="TableRow6600">
          <table:table-cell table:style-name="TableCell6601">
            <text:p text:style-name="P6602"/>
          </table:table-cell>
          <table:table-cell table:style-name="TableCell6603">
            <text:p text:style-name="P6604"/>
          </table:table-cell>
          <table:table-cell table:style-name="TableCell6605">
            <text:p text:style-name="P6606"/>
          </table:table-cell>
          <table:table-cell table:style-name="TableCell6607">
            <text:p text:style-name="P6608"/>
          </table:table-cell>
        </table:table-row>
        <table:table-row table:style-name="TableRow6609">
          <table:table-cell table:style-name="TableCell6610">
            <text:p text:style-name="P6611"/>
          </table:table-cell>
          <table:table-cell table:style-name="TableCell6612">
            <text:p text:style-name="P6613"/>
          </table:table-cell>
          <table:table-cell table:style-name="TableCell6614">
            <text:p text:style-name="P6615">-</text:p>
          </table:table-cell>
          <table:table-cell table:style-name="TableCell6616">
            <text:p text:style-name="P6617">11<text:tab/>pistoletas<text:tab/>...<text:tab/>6<text:tab/>nsubj<text:tab/>...</text:p>
          </table:table-cell>
        </table:table-row>
        <table:table-row table:style-name="TableRow6618">
          <table:table-cell table:style-name="TableCell6619">
            <text:p text:style-name="P6620"/>
          </table:table-cell>
          <table:table-cell table:style-name="TableCell6621">
            <text:p text:style-name="P6622"/>
          </table:table-cell>
          <table:table-cell table:style-name="TableCell6623">
            <text:p text:style-name="P6624">+</text:p>
          </table:table-cell>
          <table:table-cell table:style-name="TableCell6625">
            <text:p text:style-name="P6626">11<text:tab/>pistoletas<text:tab/>...<text:tab/>2<text:tab/>advcl<text:tab/>...</text:p>
          </table:table-cell>
        </table:table-row>
        <table:table-row table:style-name="TableRow6627">
          <table:table-cell table:style-name="TableCell6628">
            <text:p text:style-name="P6629"/>
          </table:table-cell>
          <table:table-cell table:style-name="TableCell6630">
            <text:p text:style-name="P6631"/>
          </table:table-cell>
          <table:table-cell table:style-name="TableCell6632">
            <text:p text:style-name="P6633"/>
          </table:table-cell>
          <table:table-cell table:style-name="TableCell6634">
            <text:p text:style-name="P6635"/>
          </table:table-cell>
        </table:table-row>
        <table:table-row table:style-name="TableRow6636">
          <table:table-cell table:style-name="TableCell6637">
            <text:p text:style-name="P6638"/>
          </table:table-cell>
          <table:table-cell table:style-name="TableCell6639">
            <text:p text:style-name="P6640"/>
          </table:table-cell>
          <table:table-cell table:style-name="TableCell6641">
            <text:p text:style-name="P6642">-</text:p>
          </table:table-cell>
          <table:table-cell table:style-name="TableCell6643">
            <text:p text:style-name="P6644">12<text:tab/>.<text:tab/>...<text:tab/>1<text:tab/>punct<text:tab/>...</text:p>
          </table:table-cell>
        </table:table-row>
        <table:table-row table:style-name="TableRow6645">
          <table:table-cell table:style-name="TableCell6646">
            <text:p text:style-name="P6647"/>
          </table:table-cell>
          <table:table-cell table:style-name="TableCell6648">
            <text:p text:style-name="P6649"/>
          </table:table-cell>
          <table:table-cell table:style-name="TableCell6650">
            <text:p text:style-name="P6651">+</text:p>
          </table:table-cell>
          <table:table-cell table:style-name="TableCell6652">
            <text:p text:style-name="P6653">12<text:tab/>.<text:tab/>...<text:tab/>4<text:tab/>punct<text:tab/>...</text:p>
          </table:table-cell>
        </table:table-row>
        <table:table-row table:style-name="TableRow6654">
          <table:table-cell table:style-name="TableCell6655">
            <text:p text:style-name="P6656"/>
          </table:table-cell>
          <table:table-cell table:style-name="TableCell6657">
            <text:p text:style-name="P6658"/>
          </table:table-cell>
          <table:table-cell table:style-name="TableCell6659">
            <text:p text:style-name="P6660"/>
          </table:table-cell>
          <table:table-cell table:style-name="TableCell6661">
            <text:p text:style-name="P6662"/>
          </table:table-cell>
        </table:table-row>
        <table:table-row table:style-name="TableRow6663">
          <table:table-cell table:style-name="TableCell6664">
            <text:p text:style-name="P6665"/>
          </table:table-cell>
          <table:table-cell table:style-name="TableCell6666">
            <text:p text:style-name="P6667">sent_id = 398</text:p>
          </table:table-cell>
          <table:table-cell table:style-name="TableCell6668">
            <text:p text:style-name="P6669">-</text:p>
          </table:table-cell>
          <table:table-cell table:style-name="TableCell6670">
            <text:p text:style-name="P6671">16<text:tab/>nusikaltėliai<text:tab/>...<text:tab/>13<text:tab/>conj<text:tab/>...</text:p>
          </table:table-cell>
        </table:table-row>
        <table:table-row table:style-name="TableRow6672">
          <table:table-cell table:style-name="TableCell6673">
            <text:p text:style-name="P6674"/>
          </table:table-cell>
          <table:table-cell table:style-name="TableCell6675">
            <text:p text:style-name="P6676"/>
          </table:table-cell>
          <table:table-cell table:style-name="TableCell6677">
            <text:p text:style-name="P6678">+</text:p>
          </table:table-cell>
          <table:table-cell table:style-name="TableCell6679">
            <text:p text:style-name="P6680">16<text:tab/>nusikaltėliai<text:tab/>...<text:tab/>13<text:tab/>appos<text:tab/>...</text:p>
          </table:table-cell>
        </table:table-row>
        <table:table-row table:style-name="TableRow6681">
          <table:table-cell table:style-name="TableCell6682">
            <text:p text:style-name="P6683">008</text:p>
          </table:table-cell>
          <table:table-cell table:style-name="TableCell6684">
            <text:p text:style-name="P6685"/>
          </table:table-cell>
          <table:table-cell table:style-name="TableCell6686">
            <text:p text:style-name="P6687"/>
          </table:table-cell>
          <table:table-cell table:style-name="TableCell6688">
            <text:p text:style-name="P6689"/>
          </table:table-cell>
        </table:table-row>
        <table:table-row table:style-name="TableRow6690">
          <table:table-cell table:style-name="TableCell6691">
            <text:p text:style-name="P6692"/>
          </table:table-cell>
          <table:table-cell table:style-name="TableCell6693">
            <text:p text:style-name="P6694">sent_id = 401</text:p>
          </table:table-cell>
          <table:table-cell table:style-name="TableCell6695">
            <text:p text:style-name="P6696">-</text:p>
          </table:table-cell>
          <table:table-cell table:style-name="TableCell6697">
            <text:p text:style-name="P6698">5<text:tab/>Parsons<text:tab/>...<text:tab/>2<text:tab/>obl:arg<text:tab/>...</text:p>
          </table:table-cell>
        </table:table-row>
        <table:table-row table:style-name="TableRow6699">
          <table:table-cell table:style-name="TableCell6700">
            <text:p text:style-name="P6701"/>
          </table:table-cell>
          <table:table-cell table:style-name="TableCell6702">
            <text:p text:style-name="P6703"/>
          </table:table-cell>
          <table:table-cell table:style-name="TableCell6704">
            <text:p text:style-name="P6705">+</text:p>
          </table:table-cell>
          <table:table-cell table:style-name="TableCell6706">
            <text:p text:style-name="P6707">5<text:tab/>Parsons<text:tab/>...<text:tab/>4<text:tab/>flat<text:tab/>...</text:p>
          </table:table-cell>
        </table:table-row>
        <table:table-row table:style-name="TableRow6708">
          <table:table-cell table:style-name="TableCell6709">
            <text:p text:style-name="P6710"/>
          </table:table-cell>
          <table:table-cell table:style-name="TableCell6711">
            <text:p text:style-name="P6712"/>
          </table:table-cell>
          <table:table-cell table:style-name="TableCell6713">
            <text:p text:style-name="P6714"/>
          </table:table-cell>
          <table:table-cell table:style-name="TableCell6715">
            <text:p text:style-name="P6716"/>
          </table:table-cell>
        </table:table-row>
        <table:table-row table:style-name="TableRow6717">
          <table:table-cell table:style-name="TableCell6718">
            <text:p text:style-name="P6719"/>
          </table:table-cell>
          <table:table-cell table:style-name="TableCell6720">
            <text:p text:style-name="P6721">sent_id = 404</text:p>
          </table:table-cell>
          <table:table-cell table:style-name="TableCell6722">
            <text:p text:style-name="P6723">-</text:p>
          </table:table-cell>
          <table:table-cell table:style-name="TableCell6724">
            <text:p text:style-name="P6725">8<text:tab/>Parsons<text:tab/>...<text:tab/>9<text:tab/>nsubj<text:tab/>...</text:p>
          </table:table-cell>
        </table:table-row>
        <table:table-row table:style-name="TableRow6726">
          <table:table-cell table:style-name="TableCell6727">
            <text:p text:style-name="P6728"/>
          </table:table-cell>
          <table:table-cell table:style-name="TableCell6729">
            <text:p text:style-name="P6730"/>
          </table:table-cell>
          <table:table-cell table:style-name="TableCell6731">
            <text:p text:style-name="P6732">+</text:p>
          </table:table-cell>
          <table:table-cell table:style-name="TableCell6733">
            <text:p text:style-name="P6734">8<text:tab/>Parsons<text:tab/>...<text:tab/>7<text:tab/>flat<text:tab/>...</text:p>
          </table:table-cell>
        </table:table-row>
        <table:table-row table:style-name="TableRow6735">
          <table:table-cell table:style-name="TableCell6736">
            <text:p text:style-name="P6737"/>
          </table:table-cell>
          <table:table-cell table:style-name="TableCell6738">
            <text:p text:style-name="P6739"/>
          </table:table-cell>
          <table:table-cell table:style-name="TableCell6740">
            <text:p text:style-name="P6741"/>
          </table:table-cell>
          <table:table-cell table:style-name="TableCell6742">
            <text:p text:style-name="P6743"/>
          </table:table-cell>
        </table:table-row>
        <table:table-row table:style-name="TableRow6744">
          <table:table-cell table:style-name="TableCell6745">
            <text:p text:style-name="P6746"/>
          </table:table-cell>
          <table:table-cell table:style-name="TableCell6747">
            <text:p text:style-name="P6748"/>
          </table:table-cell>
          <table:table-cell table:style-name="TableCell6749">
            <text:p text:style-name="P6750">-</text:p>
          </table:table-cell>
          <table:table-cell table:style-name="TableCell6751">
            <text:p text:style-name="P6752"><text:span text:style-name="T6753">13</text:span><text:span text:style-name="T6754"><text:tab/>sūnų</text:span><text:span text:style-name="T6755"><text:tab/></text:span><text:span text:style-name="T6756">sūnas</text:span><text:span text:style-name="T6757"><text:tab/>NOUN</text:span><text:span text:style-name="T6758"><text:tab/>dkt.vyr.</text:span><text:span text:style-name="T6759">dgs</text:span><text:span text:style-name="T6760">.K.</text:span><text:span text:style-name="T6761"><text:tab/></text:span><text:span text:style-name="T6762">Case=Gen</text:span><text:span text:style-name="T6763">|Gender=Masc|</text:span><text:span text:style-name="T6764">Number=Plur</text:span><text:span text:style-name="T6765"><text:tab/>11</text:span><text:span text:style-name="T6766"><text:tab/>nmod</text:span><text:span text:style-name="T6767"><text:tab/>...</text:span></text:p>
          </table:table-cell>
        </table:table-row>
        <table:table-row table:style-name="TableRow6768">
          <table:table-cell table:style-name="TableCell6769">
            <text:p text:style-name="P6770"/>
          </table:table-cell>
          <table:table-cell table:style-name="TableCell6771">
            <text:p text:style-name="P6772"/>
          </table:table-cell>
          <table:table-cell table:style-name="TableCell6773">
            <text:p text:style-name="P6774">+</text:p>
          </table:table-cell>
          <table:table-cell table:style-name="TableCell6775">
            <text:p text:style-name="P6776"><text:span text:style-name="T6777">13</text:span><text:span text:style-name="T6778"><text:tab/>sūnų</text:span><text:span text:style-name="T6779"><text:tab/></text:span><text:span text:style-name="T6780">sūnas</text:span><text:span text:style-name="T6781"><text:tab/>NOUN</text:span><text:span text:style-name="T6782"><text:tab/>dkt.vyr.</text:span><text:span text:style-name="T6783">dgs</text:span><text:span text:style-name="T6784">.K.</text:span><text:span text:style-name="T6785"><text:tab/></text:span><text:span text:style-name="T6786">Case=Gen</text:span><text:span text:style-name="T6787">|Gender=Masc|</text:span><text:span text:style-name="T6788">Number=Plur</text:span><text:span text:style-name="T6789"><text:tab/>9</text:span><text:span text:style-name="T6790"><text:tab/>obj</text:span><text:span text:style-name="T6791"><text:tab/>...</text:span></text:p>
          </table:table-cell>
        </table:table-row>
        <table:table-row table:style-name="TableRow6792">
          <table:table-cell table:style-name="TableCell6793">
            <text:p text:style-name="P6794"/>
          </table:table-cell>
          <table:table-cell table:style-name="TableCell6795">
            <text:p text:style-name="P6796"/>
          </table:table-cell>
          <table:table-cell table:style-name="TableCell6797">
            <text:p text:style-name="P6798"/>
          </table:table-cell>
          <table:table-cell table:style-name="TableCell6799">
            <text:p text:style-name="P6800"/>
          </table:table-cell>
        </table:table-row>
        <table:table-row table:style-name="TableRow6801">
          <table:table-cell table:style-name="TableCell6802">
            <text:p text:style-name="P6803"/>
          </table:table-cell>
          <table:table-cell table:style-name="TableCell6804">
            <text:p text:style-name="P6805"/>
          </table:table-cell>
          <table:table-cell table:style-name="TableCell6806">
            <text:p text:style-name="P6807">-</text:p>
          </table:table-cell>
          <table:table-cell table:style-name="TableCell6808">
            <text:p text:style-name="P6809">18<text:tab/>kišenėn...<text:tab/>19<text:tab/>obl:arg<text:tab/>...</text:p>
          </table:table-cell>
        </table:table-row>
        <table:table-row table:style-name="TableRow6810">
          <table:table-cell table:style-name="TableCell6811">
            <text:p text:style-name="P6812"/>
          </table:table-cell>
          <table:table-cell table:style-name="TableCell6813">
            <text:p text:style-name="P6814"/>
          </table:table-cell>
          <table:table-cell table:style-name="TableCell6815">
            <text:p text:style-name="P6816">+</text:p>
          </table:table-cell>
          <table:table-cell table:style-name="TableCell6817">
            <text:p text:style-name="P6818">18<text:tab/>kišenėn...<text:tab/>16<text:tab/>obl:arg<text:tab/>...</text:p>
          </table:table-cell>
        </table:table-row>
        <table:table-row table:style-name="TableRow6819">
          <table:table-cell table:style-name="TableCell6820">
            <text:p text:style-name="P6821"/>
          </table:table-cell>
          <table:table-cell table:style-name="TableCell6822">
            <text:p text:style-name="P6823"/>
          </table:table-cell>
          <table:table-cell table:style-name="TableCell6824">
            <text:p text:style-name="P6825"/>
          </table:table-cell>
          <table:table-cell table:style-name="TableCell6826">
            <text:p text:style-name="P6827"/>
          </table:table-cell>
        </table:table-row>
        <table:table-row table:style-name="TableRow6828">
          <table:table-cell table:style-name="TableCell6829">
            <text:p text:style-name="P6830"/>
          </table:table-cell>
          <table:table-cell table:style-name="TableCell6831">
            <text:p text:style-name="P6832"/>
          </table:table-cell>
          <table:table-cell table:style-name="TableCell6833">
            <text:p text:style-name="P6834">-</text:p>
          </table:table-cell>
          <table:table-cell table:style-name="TableCell6835">
            <text:p text:style-name="P6836">19<text:tab/>laidynę<text:tab/>...<text:tab/>9<text:tab/>obj<text:tab/>...</text:p>
          </table:table-cell>
        </table:table-row>
        <table:table-row table:style-name="TableRow6837">
          <table:table-cell table:style-name="TableCell6838">
            <text:p text:style-name="P6839"/>
          </table:table-cell>
          <table:table-cell table:style-name="TableCell6840">
            <text:p text:style-name="P6841"/>
          </table:table-cell>
          <table:table-cell table:style-name="TableCell6842">
            <text:p text:style-name="P6843">+</text:p>
          </table:table-cell>
          <table:table-cell table:style-name="TableCell6844">
            <text:p text:style-name="P6845">19<text:tab/>laidynę<text:tab/>...<text:tab/>16<text:tab/>obj<text:tab/>...</text:p>
          </table:table-cell>
        </table:table-row>
        <table:table-row table:style-name="TableRow6846">
          <table:table-cell table:style-name="TableCell6847">
            <text:p text:style-name="P6848"/>
          </table:table-cell>
          <table:table-cell table:style-name="TableCell6849">
            <text:p text:style-name="P6850"/>
          </table:table-cell>
          <table:table-cell table:style-name="TableCell6851">
            <text:p text:style-name="P6852"/>
          </table:table-cell>
          <table:table-cell table:style-name="TableCell6853">
            <text:p text:style-name="P6854"/>
          </table:table-cell>
        </table:table-row>
        <table:table-row table:style-name="TableRow6855">
          <table:table-cell table:style-name="TableCell6856">
            <text:p text:style-name="P6857"/>
          </table:table-cell>
          <table:table-cell table:style-name="TableCell6858">
            <text:p text:style-name="P6859">sent_id = 405</text:p>
          </table:table-cell>
          <table:table-cell table:style-name="TableCell6860">
            <text:p text:style-name="P6861">-</text:p>
          </table:table-cell>
          <table:table-cell table:style-name="TableCell6862">
            <text:p text:style-name="P6863">2<text:tab/>Goldšteinas<text:tab/>...<text:tab/>5<text:tab/>nsubj<text:tab/>...</text:p>
          </table:table-cell>
        </table:table-row>
        <table:table-row table:style-name="TableRow6864">
          <table:table-cell table:style-name="TableCell6865">
            <text:p text:style-name="P6866"/>
          </table:table-cell>
          <table:table-cell table:style-name="TableCell6867">
            <text:p text:style-name="P6868"/>
          </table:table-cell>
          <table:table-cell table:style-name="TableCell6869">
            <text:p text:style-name="P6870">+</text:p>
          </table:table-cell>
          <table:table-cell table:style-name="TableCell6871">
            <text:p text:style-name="P6872">2<text:tab/>Goldšteinas<text:tab/>...<text:tab/>5<text:tab/>ccomp<text:tab/>...</text:p>
          </table:table-cell>
        </table:table-row>
        <table:table-row table:style-name="TableRow6873">
          <table:table-cell table:style-name="TableCell6874">
            <text:p text:style-name="P6875"/>
          </table:table-cell>
          <table:table-cell table:style-name="TableCell6876">
            <text:p text:style-name="P6877"/>
          </table:table-cell>
          <table:table-cell table:style-name="TableCell6878">
            <text:p text:style-name="P6879"/>
          </table:table-cell>
          <table:table-cell table:style-name="TableCell6880">
            <text:p text:style-name="P6881"/>
          </table:table-cell>
        </table:table-row>
        <table:table-row table:style-name="TableRow6882">
          <table:table-cell table:style-name="TableCell6883">
            <text:p text:style-name="P6884"/>
          </table:table-cell>
          <table:table-cell table:style-name="TableCell6885">
            <text:p text:style-name="P6886">sent_id = 409</text:p>
          </table:table-cell>
          <table:table-cell table:style-name="TableCell6887">
            <text:p text:style-name="P6888">-</text:p>
          </table:table-cell>
          <table:table-cell table:style-name="TableCell6889">
            <text:p text:style-name="P6890">5<text:tab/>galvojo<text:tab/>...<text:tab/>10<text:tab/>parataxis<text:tab/>...</text:p>
          </table:table-cell>
        </table:table-row>
        <table:table-row table:style-name="TableRow6891">
          <table:table-cell table:style-name="TableCell6892">
            <text:p text:style-name="P6893"/>
          </table:table-cell>
          <table:table-cell table:style-name="TableCell6894">
            <text:p text:style-name="P6895"/>
          </table:table-cell>
          <table:table-cell table:style-name="TableCell6896">
            <text:p text:style-name="P6897">+</text:p>
          </table:table-cell>
          <table:table-cell table:style-name="TableCell6898">
            <text:p text:style-name="P6899">5<text:tab/>galvojo<text:tab/>...<text:tab/>0<text:tab/>root<text:tab/>...</text:p>
          </table:table-cell>
        </table:table-row>
        <table:table-row table:style-name="TableRow6900">
          <table:table-cell table:style-name="TableCell6901">
            <text:p text:style-name="P6902"/>
          </table:table-cell>
          <table:table-cell table:style-name="TableCell6903">
            <text:p text:style-name="P6904"/>
          </table:table-cell>
          <table:table-cell table:style-name="TableCell6905">
            <text:p text:style-name="P6906"/>
          </table:table-cell>
          <table:table-cell table:style-name="TableCell6907">
            <text:p text:style-name="P6908"/>
          </table:table-cell>
        </table:table-row>
        <table:table-row table:style-name="TableRow6909">
          <table:table-cell table:style-name="TableCell6910">
            <text:p text:style-name="P6911"/>
          </table:table-cell>
          <table:table-cell table:style-name="TableCell6912">
            <text:p text:style-name="P6913"/>
          </table:table-cell>
          <table:table-cell table:style-name="TableCell6914">
            <text:p text:style-name="P6915">-</text:p>
          </table:table-cell>
          <table:table-cell table:style-name="TableCell6916">
            <text:p text:style-name="P6917">10<text:tab/>turi<text:tab/>...<text:tab/>0<text:tab/>root<text:tab/>...</text:p>
          </table:table-cell>
        </table:table-row>
        <table:table-row table:style-name="TableRow6918">
          <table:table-cell table:style-name="TableCell6919">
            <text:p text:style-name="P6920"/>
          </table:table-cell>
          <table:table-cell table:style-name="TableCell6921">
            <text:p text:style-name="P6922"/>
          </table:table-cell>
          <table:table-cell table:style-name="TableCell6923">
            <text:p text:style-name="P6924">+</text:p>
          </table:table-cell>
          <table:table-cell table:style-name="TableCell6925">
            <text:p text:style-name="P6926">10<text:tab/>turi<text:tab/>...<text:tab/>5<text:tab/>ccomp<text:tab/>...</text:p>
          </table:table-cell>
        </table:table-row>
        <table:table-row table:style-name="TableRow6927">
          <table:table-cell table:style-name="TableCell6928">
            <text:p text:style-name="P6929"/>
          </table:table-cell>
          <table:table-cell table:style-name="TableCell6930">
            <text:p text:style-name="P6931"/>
          </table:table-cell>
          <table:table-cell table:style-name="TableCell6932">
            <text:p text:style-name="P6933"/>
          </table:table-cell>
          <table:table-cell table:style-name="TableCell6934">
            <text:p text:style-name="P6935"/>
          </table:table-cell>
        </table:table-row>
        <table:table-row table:style-name="TableRow6936">
          <table:table-cell table:style-name="TableCell6937">
            <text:p text:style-name="P6938"/>
          </table:table-cell>
          <table:table-cell table:style-name="TableCell6939">
            <text:p text:style-name="P6940">sent_id = 410</text:p>
          </table:table-cell>
          <table:table-cell table:style-name="TableCell6941">
            <text:p text:style-name="P6942">-</text:p>
          </table:table-cell>
          <table:table-cell table:style-name="TableCell6943">
            <text:p text:style-name="P6944"><text:span text:style-name="T6945">1</text:span><text:span text:style-name="T6946"><text:tab/>Praeis</text:span><text:span text:style-name="T6947"><text:tab/></text:span><text:span text:style-name="T6948">praeis</text:span><text:span text:style-name="T6949"><text:tab/>ADJ</text:span><text:span text:style-name="T6950"><text:tab/>bdv.nelygin.vyr.dgs.V.</text:span><text:span text:style-name="T6951"><text:tab/></text:span><text:span text:style-name="T6952">Case=Nom|Definite=Ind|Degree=Pos|Gender=Masc|Number=Plur</text:span><text:span text:style-name="T6953"><text:tab/>2</text:span><text:span text:style-name="T6954"><text:tab/>amod</text:span><text:span text:style-name="T6955"><text:tab/>...</text:span></text:p>
          </table:table-cell>
        </table:table-row>
        <table:table-row table:style-name="TableRow6956">
          <table:table-cell table:style-name="TableCell6957">
            <text:p text:style-name="P6958"/>
          </table:table-cell>
          <table:table-cell table:style-name="TableCell6959">
            <text:p text:style-name="P6960"/>
          </table:table-cell>
          <table:table-cell table:style-name="TableCell6961">
            <text:p text:style-name="P6962">+</text:p>
          </table:table-cell>
          <table:table-cell table:style-name="TableCell6963">
            <text:p text:style-name="P6964"><text:span text:style-name="T6965">1</text:span><text:span text:style-name="T6966"><text:tab/>Praeis</text:span><text:span text:style-name="T6967"><text:tab/></text:span><text:span text:style-name="T6968">praeis</text:span><text:span text:style-name="T6969"><text:tab/>ADJ</text:span><text:span text:style-name="T6970"><text:tab/>bdv.nelygin.vyr.dgs.V.</text:span><text:span text:style-name="T6971"><text:tab/>Case=Nom|Definite=Ind|Degree=Pos|Gender=Masc|Number=Plur</text:span><text:span text:style-name="T6972"><text:tab/>0</text:span><text:span text:style-name="T6973"><text:tab/>root</text:span><text:span text:style-name="T6974"><text:tab/>...</text:span></text:p>
          </table:table-cell>
        </table:table-row>
        <table:table-row table:style-name="TableRow6975">
          <table:table-cell table:style-name="TableCell6976">
            <text:p text:style-name="P6977"/>
          </table:table-cell>
          <table:table-cell table:style-name="TableCell6978">
            <text:p text:style-name="P6979"/>
          </table:table-cell>
          <table:table-cell table:style-name="TableCell6980">
            <text:p text:style-name="P6981"/>
          </table:table-cell>
          <table:table-cell table:style-name="TableCell6982">
            <text:p text:style-name="P6983"/>
          </table:table-cell>
        </table:table-row>
        <table:table-row table:style-name="TableRow6984">
          <table:table-cell table:style-name="TableCell6985">
            <text:p text:style-name="P6986"/>
          </table:table-cell>
          <table:table-cell table:style-name="TableCell6987">
            <text:p text:style-name="P6988"/>
          </table:table-cell>
          <table:table-cell table:style-name="TableCell6989">
            <text:p text:style-name="P6990">-</text:p>
          </table:table-cell>
          <table:table-cell table:style-name="TableCell6991">
            <text:p text:style-name="P6992">2<text:tab/>metai<text:tab/>...<text:tab/>0<text:tab/>root<text:tab/>...</text:p>
          </table:table-cell>
        </table:table-row>
        <table:table-row table:style-name="TableRow6993">
          <table:table-cell table:style-name="TableCell6994">
            <text:p text:style-name="P6995"/>
          </table:table-cell>
          <table:table-cell table:style-name="TableCell6996">
            <text:p text:style-name="P6997"/>
          </table:table-cell>
          <table:table-cell table:style-name="TableCell6998">
            <text:p text:style-name="P6999">+</text:p>
          </table:table-cell>
          <table:table-cell table:style-name="TableCell7000">
            <text:p text:style-name="P7001">2<text:tab/>metai<text:tab/>...<text:tab/>1<text:tab/>nsubj<text:tab/>...</text:p>
          </table:table-cell>
        </table:table-row>
        <table:table-row table:style-name="TableRow7002">
          <table:table-cell table:style-name="TableCell7003">
            <text:p text:style-name="P7004"/>
          </table:table-cell>
          <table:table-cell table:style-name="TableCell7005">
            <text:p text:style-name="P7006"/>
          </table:table-cell>
          <table:table-cell table:style-name="TableCell7007">
            <text:p text:style-name="P7008"/>
          </table:table-cell>
          <table:table-cell table:style-name="TableCell7009">
            <text:p text:style-name="P7010"/>
          </table:table-cell>
        </table:table-row>
        <table:table-row table:style-name="TableRow7011">
          <table:table-cell table:style-name="TableCell7012">
            <text:p text:style-name="P7013"/>
          </table:table-cell>
          <table:table-cell table:style-name="TableCell7014">
            <text:p text:style-name="P7015"/>
          </table:table-cell>
          <table:table-cell table:style-name="TableCell7016">
            <text:p text:style-name="P7017">-</text:p>
          </table:table-cell>
          <table:table-cell table:style-name="TableCell7018">
            <text:p text:style-name="P7019">8<text:tab/>ims<text:tab/>...<text:tab/>2<text:tab/>conj<text:tab/>...</text:p>
          </table:table-cell>
        </table:table-row>
        <table:table-row table:style-name="TableRow7020">
          <table:table-cell table:style-name="TableCell7021">
            <text:p text:style-name="P7022"/>
          </table:table-cell>
          <table:table-cell table:style-name="TableCell7023">
            <text:p text:style-name="P7024"/>
          </table:table-cell>
          <table:table-cell table:style-name="TableCell7025">
            <text:p text:style-name="P7026">+</text:p>
          </table:table-cell>
          <table:table-cell table:style-name="TableCell7027">
            <text:p text:style-name="P7028">8<text:tab/>ims<text:tab/>...<text:tab/>1<text:tab/>conj<text:tab/>...</text:p>
          </table:table-cell>
        </table:table-row>
        <table:table-row table:style-name="TableRow7029">
          <table:table-cell table:style-name="TableCell7030">
            <text:p text:style-name="P7031"/>
          </table:table-cell>
          <table:table-cell table:style-name="TableCell7032">
            <text:p text:style-name="P7033"/>
          </table:table-cell>
          <table:table-cell table:style-name="TableCell7034">
            <text:p text:style-name="P7035"/>
          </table:table-cell>
          <table:table-cell table:style-name="TableCell7036">
            <text:p text:style-name="P7037"/>
          </table:table-cell>
        </table:table-row>
        <table:table-row table:style-name="TableRow7038">
          <table:table-cell table:style-name="TableCell7039">
            <text:p text:style-name="P7040"/>
          </table:table-cell>
          <table:table-cell table:style-name="TableCell7041">
            <text:p text:style-name="P7042"/>
          </table:table-cell>
          <table:table-cell table:style-name="TableCell7043">
            <text:p text:style-name="P7044">-</text:p>
          </table:table-cell>
          <table:table-cell table:style-name="TableCell7045">
            <text:p text:style-name="P7046">18<text:tab/>.<text:tab/>...<text:tab/>2<text:tab/>punct<text:tab/>...</text:p>
          </table:table-cell>
        </table:table-row>
        <table:table-row table:style-name="TableRow7047">
          <table:table-cell table:style-name="TableCell7048">
            <text:p text:style-name="P7049"/>
          </table:table-cell>
          <table:table-cell table:style-name="TableCell7050">
            <text:p text:style-name="P7051"/>
          </table:table-cell>
          <table:table-cell table:style-name="TableCell7052">
            <text:p text:style-name="P7053">+</text:p>
          </table:table-cell>
          <table:table-cell table:style-name="TableCell7054">
            <text:p text:style-name="P7055">18<text:tab/>.<text:tab/>...<text:tab/>1<text:tab/>punct<text:tab/>...</text:p>
          </table:table-cell>
        </table:table-row>
        <table:table-row table:style-name="TableRow7056">
          <table:table-cell table:style-name="TableCell7057">
            <text:p text:style-name="P7058"/>
          </table:table-cell>
          <table:table-cell table:style-name="TableCell7059">
            <text:p text:style-name="P7060"/>
          </table:table-cell>
          <table:table-cell table:style-name="TableCell7061">
            <text:p text:style-name="P7062"/>
          </table:table-cell>
          <table:table-cell table:style-name="TableCell7063">
            <text:p text:style-name="P7064"/>
          </table:table-cell>
        </table:table-row>
        <table:table-row table:style-name="TableRow7065">
          <table:table-cell table:style-name="TableCell7066">
            <text:p text:style-name="P7067"/>
          </table:table-cell>
          <table:table-cell table:style-name="TableCell7068">
            <text:p text:style-name="P7069">sent_id = 415</text:p>
          </table:table-cell>
          <table:table-cell table:style-name="TableCell7070">
            <text:p text:style-name="P7071">-</text:p>
          </table:table-cell>
          <table:table-cell table:style-name="TableCell7072">
            <text:p text:style-name="P7073">12<text:tab/>užsieniečius<text:tab/>...<text:tab/>9<text:tab/>conj<text:tab/>...</text:p>
          </table:table-cell>
        </table:table-row>
        <table:table-row table:style-name="TableRow7074">
          <table:table-cell table:style-name="TableCell7075">
            <text:p text:style-name="P7076"/>
          </table:table-cell>
          <table:table-cell table:style-name="TableCell7077">
            <text:p text:style-name="P7078"/>
          </table:table-cell>
          <table:table-cell table:style-name="TableCell7079">
            <text:p text:style-name="P7080">+</text:p>
          </table:table-cell>
          <table:table-cell table:style-name="TableCell7081">
            <text:p text:style-name="P7082">12<text:tab/>užsieniečius<text:tab/>...<text:tab/>5<text:tab/>conj<text:tab/>...</text:p>
          </table:table-cell>
        </table:table-row>
        <table:table-row table:style-name="TableRow7083">
          <table:table-cell table:style-name="TableCell7084">
            <text:p text:style-name="P7085"/>
          </table:table-cell>
          <table:table-cell table:style-name="TableCell7086">
            <text:p text:style-name="P7087"/>
          </table:table-cell>
          <table:table-cell table:style-name="TableCell7088">
            <text:p text:style-name="P7089"/>
          </table:table-cell>
          <table:table-cell table:style-name="TableCell7090">
            <text:p text:style-name="P7091"/>
          </table:table-cell>
        </table:table-row>
        <table:table-row table:style-name="TableRow7092">
          <table:table-cell table:style-name="TableCell7093">
            <text:p text:style-name="P7094"/>
          </table:table-cell>
          <table:table-cell table:style-name="TableCell7095">
            <text:p text:style-name="P7096"/>
          </table:table-cell>
          <table:table-cell table:style-name="TableCell7097">
            <text:p text:style-name="P7098">-</text:p>
          </table:table-cell>
          <table:table-cell table:style-name="TableCell7099">
            <text:p text:style-name="P7100">14<text:tab/>išdavikus<text:tab/>...<text:tab/>12<text:tab/>conj<text:tab/>...</text:p>
          </table:table-cell>
        </table:table-row>
        <table:table-row table:style-name="TableRow7101">
          <table:table-cell table:style-name="TableCell7102">
            <text:p text:style-name="P7103"/>
          </table:table-cell>
          <table:table-cell table:style-name="TableCell7104">
            <text:p text:style-name="P7105"/>
          </table:table-cell>
          <table:table-cell table:style-name="TableCell7106">
            <text:p text:style-name="P7107">+</text:p>
          </table:table-cell>
          <table:table-cell table:style-name="TableCell7108">
            <text:p text:style-name="P7109">14<text:tab/>išdavikus<text:tab/>...<text:tab/>5<text:tab/>conj<text:tab/>...</text:p>
          </table:table-cell>
        </table:table-row>
        <table:table-row table:style-name="TableRow7110">
          <table:table-cell table:style-name="TableCell7111">
            <text:p text:style-name="P7112"/>
          </table:table-cell>
          <table:table-cell table:style-name="TableCell7113">
            <text:p text:style-name="P7114"/>
          </table:table-cell>
          <table:table-cell table:style-name="TableCell7115">
            <text:p text:style-name="P7116"/>
          </table:table-cell>
          <table:table-cell table:style-name="TableCell7117">
            <text:p text:style-name="P7118"/>
          </table:table-cell>
        </table:table-row>
        <table:table-row table:style-name="TableRow7119">
          <table:table-cell table:style-name="TableCell7120">
            <text:p text:style-name="P7121"/>
          </table:table-cell>
          <table:table-cell table:style-name="TableCell7122">
            <text:p text:style-name="P7123"/>
          </table:table-cell>
          <table:table-cell table:style-name="TableCell7124">
            <text:p text:style-name="P7125">-</text:p>
          </table:table-cell>
          <table:table-cell table:style-name="TableCell7126">
            <text:p text:style-name="P7127">16<text:tab/>maištautojus<text:tab/>...<text:tab/>12<text:tab/>conj<text:tab/>...</text:p>
          </table:table-cell>
        </table:table-row>
        <table:table-row table:style-name="TableRow7128">
          <table:table-cell table:style-name="TableCell7129">
            <text:p text:style-name="P7130"/>
          </table:table-cell>
          <table:table-cell table:style-name="TableCell7131">
            <text:p text:style-name="P7132"/>
          </table:table-cell>
          <table:table-cell table:style-name="TableCell7133">
            <text:p text:style-name="P7134">+</text:p>
          </table:table-cell>
          <table:table-cell table:style-name="TableCell7135">
            <text:p text:style-name="P7136">16<text:tab/>maištautojus<text:tab/>...<text:tab/>5<text:tab/>conj<text:tab/>...</text:p>
          </table:table-cell>
        </table:table-row>
        <table:table-row table:style-name="TableRow7137">
          <table:table-cell table:style-name="TableCell7138">
            <text:p text:style-name="P7139"/>
          </table:table-cell>
          <table:table-cell table:style-name="TableCell7140">
            <text:p text:style-name="P7141"/>
          </table:table-cell>
          <table:table-cell table:style-name="TableCell7142">
            <text:p text:style-name="P7143"/>
          </table:table-cell>
          <table:table-cell table:style-name="TableCell7144">
            <text:p text:style-name="P7145"/>
          </table:table-cell>
        </table:table-row>
        <table:table-row table:style-name="TableRow7146">
          <table:table-cell table:style-name="TableCell7147">
            <text:p text:style-name="P7148"/>
          </table:table-cell>
          <table:table-cell table:style-name="TableCell7149">
            <text:p text:style-name="P7150"/>
          </table:table-cell>
          <table:table-cell table:style-name="TableCell7151">
            <text:p text:style-name="P7152"/>
          </table:table-cell>
          <table:table-cell table:style-name="TableCell7153">
            <text:p text:style-name="P7154"/>
          </table:table-cell>
        </table:table-row>
        <table:table-row table:style-name="TableRow7155">
          <table:table-cell table:style-name="TableCell7156">
            <text:p text:style-name="P7157"/>
          </table:table-cell>
          <table:table-cell table:style-name="TableCell7158">
            <text:p text:style-name="P7159"/>
          </table:table-cell>
          <table:table-cell table:style-name="TableCell7160">
            <text:p text:style-name="P7161"/>
          </table:table-cell>
          <table:table-cell table:style-name="TableCell7162">
            <text:p text:style-name="P7163"/>
          </table:table-cell>
        </table:table-row>
        <table:table-row table:style-name="TableRow7164">
          <table:table-cell table:style-name="TableCell7165">
            <text:p text:style-name="P7166"/>
          </table:table-cell>
          <table:table-cell table:style-name="TableCell7167">
            <text:p text:style-name="P7168"/>
          </table:table-cell>
          <table:table-cell table:style-name="TableCell7169">
            <text:p text:style-name="P7170"/>
          </table:table-cell>
          <table:table-cell table:style-name="TableCell7171">
            <text:p text:style-name="P7172"/>
          </table:table-cell>
        </table:table-row>
        <table:table-row table:style-name="TableRow7173">
          <table:table-cell table:style-name="TableCell7174">
            <text:p text:style-name="P7175"/>
          </table:table-cell>
          <table:table-cell table:style-name="TableCell7176">
            <text:p text:style-name="P7177">sent_id = 421</text:p>
          </table:table-cell>
          <table:table-cell table:style-name="TableCell7178">
            <text:p text:style-name="P7179">-</text:p>
          </table:table-cell>
          <table:table-cell table:style-name="TableCell7180">
            <text:p text:style-name="P7181">2<text:tab/>daug<text:tab/>...<text:tab/>0<text:tab/>root<text:tab/>...</text:p>
          </table:table-cell>
        </table:table-row>
        <table:table-row table:style-name="TableRow7182">
          <table:table-cell table:style-name="TableCell7183">
            <text:p text:style-name="P7184"/>
          </table:table-cell>
          <table:table-cell table:style-name="TableCell7185">
            <text:p text:style-name="P7186"/>
          </table:table-cell>
          <table:table-cell table:style-name="TableCell7187">
            <text:p text:style-name="P7188">+</text:p>
          </table:table-cell>
          <table:table-cell table:style-name="TableCell7189">
            <text:p text:style-name="P7190">2<text:tab/>daug<text:tab/>...<text:tab/>3<text:tab/>advmod<text:tab/>...</text:p>
          </table:table-cell>
        </table:table-row>
        <table:table-row table:style-name="TableRow7191">
          <table:table-cell table:style-name="TableCell7192">
            <text:p text:style-name="P7193"/>
          </table:table-cell>
          <table:table-cell table:style-name="TableCell7194">
            <text:p text:style-name="P7195"/>
          </table:table-cell>
          <table:table-cell table:style-name="TableCell7196">
            <text:p text:style-name="P7197"/>
          </table:table-cell>
          <table:table-cell table:style-name="TableCell7198">
            <text:p text:style-name="P7199"/>
          </table:table-cell>
        </table:table-row>
        <table:table-row table:style-name="TableRow7200">
          <table:table-cell table:style-name="TableCell7201">
            <text:p text:style-name="P7202"/>
          </table:table-cell>
          <table:table-cell table:style-name="TableCell7203">
            <text:p text:style-name="P7204"/>
          </table:table-cell>
          <table:table-cell table:style-name="TableCell7205">
            <text:p text:style-name="P7206">-</text:p>
          </table:table-cell>
          <table:table-cell table:style-name="TableCell7207">
            <text:p text:style-name="P7208">3<text:tab/>metų<text:tab/>...<text:tab/>2<text:tab/>nmod<text:tab/>...</text:p>
          </table:table-cell>
        </table:table-row>
        <table:table-row table:style-name="TableRow7209">
          <table:table-cell table:style-name="TableCell7210">
            <text:p text:style-name="P7211"/>
          </table:table-cell>
          <table:table-cell table:style-name="TableCell7212">
            <text:p text:style-name="P7213"/>
          </table:table-cell>
          <table:table-cell table:style-name="TableCell7214">
            <text:p text:style-name="P7215">+</text:p>
          </table:table-cell>
          <table:table-cell table:style-name="TableCell7216">
            <text:p text:style-name="P7217">3<text:tab/>metų<text:tab/>...<text:tab/>0<text:tab/>root<text:tab/>...</text:p>
          </table:table-cell>
        </table:table-row>
        <table:table-row table:style-name="TableRow7218">
          <table:table-cell table:style-name="TableCell7219">
            <text:p text:style-name="P7220"/>
          </table:table-cell>
          <table:table-cell table:style-name="TableCell7221">
            <text:p text:style-name="P7222"/>
          </table:table-cell>
          <table:table-cell table:style-name="TableCell7223">
            <text:p text:style-name="P7224"/>
          </table:table-cell>
          <table:table-cell table:style-name="TableCell7225">
            <text:p text:style-name="P7226"/>
          </table:table-cell>
        </table:table-row>
        <table:table-row table:style-name="TableRow7227">
          <table:table-cell table:style-name="TableCell7228">
            <text:p text:style-name="P7229"/>
          </table:table-cell>
          <table:table-cell table:style-name="TableCell7230">
            <text:p text:style-name="P7231"/>
          </table:table-cell>
          <table:table-cell table:style-name="TableCell7232">
            <text:p text:style-name="P7233">-</text:p>
          </table:table-cell>
          <table:table-cell table:style-name="TableCell7234">
            <text:p text:style-name="P7235">4<text:tab/>...<text:tab/>...<text:tab/>PUNCT<text:tab/>skyr.<text:tab/>_<text:tab/>5<text:tab/>punct<text:tab/>_<text:tab/>TokenRange=37636:37639</text:p>
          </table:table-cell>
        </table:table-row>
        <table:table-row table:style-name="TableRow7236">
          <table:table-cell table:style-name="TableCell7237">
            <text:p text:style-name="P7238"/>
          </table:table-cell>
          <table:table-cell table:style-name="TableCell7239">
            <text:p text:style-name="P7240"/>
          </table:table-cell>
          <table:table-cell table:style-name="TableCell7241">
            <text:p text:style-name="P7242">+</text:p>
          </table:table-cell>
          <table:table-cell table:style-name="TableCell7243">
            <text:p text:style-name="P7244">4<text:tab/>...<text:tab/>...<text:tab/>PUNCT<text:tab/>skyr.<text:tab/>_<text:tab/>3<text:tab/>punct<text:tab/>_<text:tab/>TokenRange=37636:37639</text:p>
          </table:table-cell>
        </table:table-row>
        <table:table-row table:style-name="TableRow7245">
          <table:table-cell table:style-name="TableCell7246">
            <text:p text:style-name="P7247"/>
          </table:table-cell>
          <table:table-cell table:style-name="TableCell7248">
            <text:p text:style-name="P7249"/>
          </table:table-cell>
          <table:table-cell table:style-name="TableCell7250">
            <text:p text:style-name="P7251"/>
          </table:table-cell>
          <table:table-cell table:style-name="TableCell7252">
            <text:p text:style-name="P7253"/>
          </table:table-cell>
        </table:table-row>
        <table:table-row table:style-name="TableRow7254">
          <table:table-cell table:style-name="TableCell7255">
            <text:p text:style-name="P7256"/>
          </table:table-cell>
          <table:table-cell table:style-name="TableCell7257">
            <text:p text:style-name="P7258"/>
          </table:table-cell>
          <table:table-cell table:style-name="TableCell7259">
            <text:p text:style-name="P7260">-</text:p>
          </table:table-cell>
          <table:table-cell table:style-name="TableCell7261">
            <text:p text:style-name="P7262">5<text:tab/>kada<text:tab/>...<text:tab/>2<text:tab/>advmod<text:tab/>...</text:p>
          </table:table-cell>
        </table:table-row>
        <table:table-row table:style-name="TableRow7263">
          <table:table-cell table:style-name="TableCell7264">
            <text:p text:style-name="P7265"/>
          </table:table-cell>
          <table:table-cell table:style-name="TableCell7266">
            <text:p text:style-name="P7267"/>
          </table:table-cell>
          <table:table-cell table:style-name="TableCell7268">
            <text:p text:style-name="P7269">+</text:p>
          </table:table-cell>
          <table:table-cell table:style-name="TableCell7270">
            <text:p text:style-name="P7271">5<text:tab/>kada<text:tab/>...<text:tab/>3<text:tab/>parataxis<text:tab/>...</text:p>
          </table:table-cell>
        </table:table-row>
        <table:table-row table:style-name="TableRow7272">
          <table:table-cell table:style-name="TableCell7273">
            <text:p text:style-name="P7274"/>
          </table:table-cell>
          <table:table-cell table:style-name="TableCell7275">
            <text:p text:style-name="P7276"/>
          </table:table-cell>
          <table:table-cell table:style-name="TableCell7277">
            <text:p text:style-name="P7278"/>
          </table:table-cell>
          <table:table-cell table:style-name="TableCell7279">
            <text:p text:style-name="P7280"/>
          </table:table-cell>
        </table:table-row>
        <table:table-row table:style-name="TableRow7281">
          <table:table-cell table:style-name="TableCell7282">
            <text:p text:style-name="P7283"/>
          </table:table-cell>
          <table:table-cell table:style-name="TableCell7284">
            <text:p text:style-name="P7285"/>
          </table:table-cell>
          <table:table-cell table:style-name="TableCell7286">
            <text:p text:style-name="P7287">-</text:p>
          </table:table-cell>
          <table:table-cell table:style-name="TableCell7288">
            <text:p text:style-name="P7289">6<text:tab/>?<text:tab/>...<text:tab/>2<text:tab/>punct<text:tab/>...</text:p>
          </table:table-cell>
        </table:table-row>
        <table:table-row table:style-name="TableRow7290">
          <table:table-cell table:style-name="TableCell7291">
            <text:p text:style-name="P7292"/>
          </table:table-cell>
          <table:table-cell table:style-name="TableCell7293">
            <text:p text:style-name="P7294"/>
          </table:table-cell>
          <table:table-cell table:style-name="TableCell7295">
            <text:p text:style-name="P7296">+</text:p>
          </table:table-cell>
          <table:table-cell table:style-name="TableCell7297">
            <text:p text:style-name="P7298">6<text:tab/>?<text:tab/>...<text:tab/>3<text:tab/>punct<text:tab/>...</text:p>
          </table:table-cell>
        </table:table-row>
        <table:table-row table:style-name="TableRow7299">
          <table:table-cell table:style-name="TableCell7300">
            <text:p text:style-name="P7301"/>
          </table:table-cell>
          <table:table-cell table:style-name="TableCell7302">
            <text:p text:style-name="P7303"/>
          </table:table-cell>
          <table:table-cell table:style-name="TableCell7304">
            <text:p text:style-name="P7305"/>
          </table:table-cell>
          <table:table-cell table:style-name="TableCell7306">
            <text:p text:style-name="P7307"/>
          </table:table-cell>
        </table:table-row>
        <table:table-row table:style-name="TableRow7308">
          <table:table-cell table:style-name="TableCell7309">
            <text:p text:style-name="P7310"/>
          </table:table-cell>
          <table:table-cell table:style-name="TableCell7311">
            <text:p text:style-name="P7312">sent_id = 422</text:p>
          </table:table-cell>
          <table:table-cell table:style-name="TableCell7313">
            <text:p text:style-name="P7314">-</text:p>
          </table:table-cell>
          <table:table-cell table:style-name="TableCell7315">
            <text:p text:style-name="P7316">1<text:tab/>Turbūt<text:tab/>...<text:tab/>6<text:tab/>advmod:emph<text:tab/>...</text:p>
          </table:table-cell>
        </table:table-row>
        <table:table-row table:style-name="TableRow7317">
          <table:table-cell table:style-name="TableCell7318">
            <text:p text:style-name="P7319"/>
          </table:table-cell>
          <table:table-cell table:style-name="TableCell7320">
            <text:p text:style-name="P7321"/>
          </table:table-cell>
          <table:table-cell table:style-name="TableCell7322">
            <text:p text:style-name="P7323">+</text:p>
          </table:table-cell>
          <table:table-cell table:style-name="TableCell7324">
            <text:p text:style-name="P7325">1<text:tab/>Turbūt<text:tab/>...<text:tab/>3<text:tab/>advmod:emph<text:tab/>...</text:p>
          </table:table-cell>
        </table:table-row>
        <table:table-row table:style-name="TableRow7326">
          <table:table-cell table:style-name="TableCell7327">
            <text:p text:style-name="P7328"/>
          </table:table-cell>
          <table:table-cell table:style-name="TableCell7329">
            <text:p text:style-name="P7330"/>
          </table:table-cell>
          <table:table-cell table:style-name="TableCell7331">
            <text:p text:style-name="P7332"/>
          </table:table-cell>
          <table:table-cell table:style-name="TableCell7333">
            <text:p text:style-name="P7334"/>
          </table:table-cell>
        </table:table-row>
        <table:table-row table:style-name="TableRow7335">
          <table:table-cell table:style-name="TableCell7336">
            <text:p text:style-name="P7337"/>
          </table:table-cell>
          <table:table-cell table:style-name="TableCell7338">
            <text:p text:style-name="P7339"/>
          </table:table-cell>
          <table:table-cell table:style-name="TableCell7340">
            <text:p text:style-name="P7341">-</text:p>
          </table:table-cell>
          <table:table-cell table:style-name="TableCell7342">
            <text:p text:style-name="P7343">11<text:tab/>absoliučiai<text:tab/>...<text:tab/>13<text:tab/>advmod<text:tab/>...</text:p>
          </table:table-cell>
        </table:table-row>
        <table:table-row table:style-name="TableRow7344">
          <table:table-cell table:style-name="TableCell7345">
            <text:p text:style-name="P7346"/>
          </table:table-cell>
          <table:table-cell table:style-name="TableCell7347">
            <text:p text:style-name="P7348"/>
          </table:table-cell>
          <table:table-cell table:style-name="TableCell7349">
            <text:p text:style-name="P7350">+</text:p>
          </table:table-cell>
          <table:table-cell table:style-name="TableCell7351">
            <text:p text:style-name="P7352">11<text:tab/>absoliučiai<text:tab/>...<text:tab/>12<text:tab/>advmod<text:tab/>...</text:p>
          </table:table-cell>
        </table:table-row>
        <table:table-row table:style-name="TableRow7353">
          <table:table-cell table:style-name="TableCell7354">
            <text:p text:style-name="P7355"/>
          </table:table-cell>
          <table:table-cell table:style-name="TableCell7356">
            <text:p text:style-name="P7357"/>
          </table:table-cell>
          <table:table-cell table:style-name="TableCell7358">
            <text:p text:style-name="P7359"/>
          </table:table-cell>
          <table:table-cell table:style-name="TableCell7360">
            <text:p text:style-name="P7361"/>
          </table:table-cell>
        </table:table-row>
        <table:table-row table:style-name="TableRow7362">
          <table:table-cell table:style-name="TableCell7363">
            <text:p text:style-name="P7364"/>
          </table:table-cell>
          <table:table-cell table:style-name="TableCell7365">
            <text:p text:style-name="P7366">sent_id = 423</text:p>
          </table:table-cell>
          <table:table-cell table:style-name="TableCell7367">
            <text:p text:style-name="P7368">-</text:p>
          </table:table-cell>
          <table:table-cell table:style-name="TableCell7369">
            <text:p text:style-name="P7370">12<text:tab/>„<text:tab/>...<text:tab/>3<text:tab/>punct<text:tab/>...</text:p>
          </table:table-cell>
        </table:table-row>
        <table:table-row table:style-name="TableRow7371">
          <table:table-cell table:style-name="TableCell7372">
            <text:p text:style-name="P7373"/>
          </table:table-cell>
          <table:table-cell table:style-name="TableCell7374">
            <text:p text:style-name="P7375"/>
          </table:table-cell>
          <table:table-cell table:style-name="TableCell7376">
            <text:p text:style-name="P7377">+</text:p>
          </table:table-cell>
          <table:table-cell table:style-name="TableCell7378">
            <text:p text:style-name="P7379">12<text:tab/>„<text:tab/>...<text:tab/>14<text:tab/>punct<text:tab/>...</text:p>
          </table:table-cell>
        </table:table-row>
        <table:table-row table:style-name="TableRow7380">
          <table:table-cell table:style-name="TableCell7381">
            <text:p text:style-name="P7382"/>
          </table:table-cell>
          <table:table-cell table:style-name="TableCell7383">
            <text:p text:style-name="P7384"/>
          </table:table-cell>
          <table:table-cell table:style-name="TableCell7385">
            <text:p text:style-name="P7386"/>
          </table:table-cell>
          <table:table-cell table:style-name="TableCell7387">
            <text:p text:style-name="P7388"/>
          </table:table-cell>
        </table:table-row>
        <table:table-row table:style-name="TableRow7389">
          <table:table-cell table:style-name="TableCell7390">
            <text:p text:style-name="P7391"/>
          </table:table-cell>
          <table:table-cell table:style-name="TableCell7392">
            <text:p text:style-name="P7393"/>
          </table:table-cell>
          <table:table-cell table:style-name="TableCell7394">
            <text:p text:style-name="P7395">-</text:p>
          </table:table-cell>
          <table:table-cell table:style-name="TableCell7396">
            <text:p text:style-name="P7397">13<text:tab/>Mes<text:tab/>...<text:tab/>3<text:tab/>nsubj<text:tab/>...</text:p>
          </table:table-cell>
        </table:table-row>
        <table:table-row table:style-name="TableRow7398">
          <table:table-cell table:style-name="TableCell7399">
            <text:p text:style-name="P7400"/>
          </table:table-cell>
          <table:table-cell table:style-name="TableCell7401">
            <text:p text:style-name="P7402"/>
          </table:table-cell>
          <table:table-cell table:style-name="TableCell7403">
            <text:p text:style-name="P7404">+</text:p>
          </table:table-cell>
          <table:table-cell table:style-name="TableCell7405">
            <text:p text:style-name="P7406">13<text:tab/>Mes<text:tab/>...<text:tab/>14<text:tab/>nsubj<text:tab/>...</text:p>
          </table:table-cell>
        </table:table-row>
        <table:table-row table:style-name="TableRow7407">
          <table:table-cell table:style-name="TableCell7408">
            <text:p text:style-name="P7409"/>
          </table:table-cell>
          <table:table-cell table:style-name="TableCell7410">
            <text:p text:style-name="P7411"/>
          </table:table-cell>
          <table:table-cell table:style-name="TableCell7412">
            <text:p text:style-name="P7413"/>
          </table:table-cell>
          <table:table-cell table:style-name="TableCell7414">
            <text:p text:style-name="P7415"/>
          </table:table-cell>
        </table:table-row>
        <table:table-row table:style-name="TableRow7416">
          <table:table-cell table:style-name="TableCell7417">
            <text:p text:style-name="P7418"/>
          </table:table-cell>
          <table:table-cell table:style-name="TableCell7419">
            <text:p text:style-name="P7420"/>
          </table:table-cell>
          <table:table-cell table:style-name="TableCell7421">
            <text:p text:style-name="P7422">-</text:p>
          </table:table-cell>
          <table:table-cell table:style-name="TableCell7423">
            <text:p text:style-name="P7424">14<text:tab/>susitiksime<text:tab/>...<text:tab/>0<text:tab/>root<text:tab/>...</text:p>
          </table:table-cell>
        </table:table-row>
        <table:table-row table:style-name="TableRow7425">
          <table:table-cell table:style-name="TableCell7426">
            <text:p text:style-name="P7427"/>
          </table:table-cell>
          <table:table-cell table:style-name="TableCell7428">
            <text:p text:style-name="P7429"/>
          </table:table-cell>
          <table:table-cell table:style-name="TableCell7430">
            <text:p text:style-name="P7431">+</text:p>
          </table:table-cell>
          <table:table-cell table:style-name="TableCell7432">
            <text:p text:style-name="P7433">14<text:tab/>susitiksime<text:tab/>...<text:tab/>10<text:tab/>ccomp<text:tab/>...</text:p>
          </table:table-cell>
        </table:table-row>
        <table:table-row table:style-name="TableRow7434">
          <table:table-cell table:style-name="TableCell7435">
            <text:p text:style-name="P7436"/>
          </table:table-cell>
          <table:table-cell table:style-name="TableCell7437">
            <text:p text:style-name="P7438"/>
          </table:table-cell>
          <table:table-cell table:style-name="TableCell7439">
            <text:p text:style-name="P7440"/>
          </table:table-cell>
          <table:table-cell table:style-name="TableCell7441">
            <text:p text:style-name="P7442"/>
          </table:table-cell>
        </table:table-row>
        <table:table-row table:style-name="TableRow7443">
          <table:table-cell table:style-name="TableCell7444">
            <text:p text:style-name="P7445"/>
          </table:table-cell>
          <table:table-cell table:style-name="TableCell7446">
            <text:p text:style-name="P7447"/>
          </table:table-cell>
          <table:table-cell table:style-name="TableCell7448">
            <text:p text:style-name="P7449">-</text:p>
          </table:table-cell>
          <table:table-cell table:style-name="TableCell7450">
            <text:p text:style-name="P7451">15<text:tab/>tokioje<text:tab/>...<text:tab/>5<text:tab/>det<text:tab/>...</text:p>
          </table:table-cell>
        </table:table-row>
        <table:table-row table:style-name="TableRow7452">
          <table:table-cell table:style-name="TableCell7453">
            <text:p text:style-name="P7454"/>
          </table:table-cell>
          <table:table-cell table:style-name="TableCell7455">
            <text:p text:style-name="P7456"/>
          </table:table-cell>
          <table:table-cell table:style-name="TableCell7457">
            <text:p text:style-name="P7458">+</text:p>
          </table:table-cell>
          <table:table-cell table:style-name="TableCell7459">
            <text:p text:style-name="P7460">15<text:tab/>tokioje<text:tab/>...<text:tab/>16<text:tab/>det<text:tab/>...</text:p>
          </table:table-cell>
        </table:table-row>
        <table:table-row table:style-name="TableRow7461">
          <table:table-cell table:style-name="TableCell7462">
            <text:p text:style-name="P7463"/>
          </table:table-cell>
          <table:table-cell table:style-name="TableCell7464">
            <text:p text:style-name="P7465"/>
          </table:table-cell>
          <table:table-cell table:style-name="TableCell7466">
            <text:p text:style-name="P7467"/>
          </table:table-cell>
          <table:table-cell table:style-name="TableCell7468">
            <text:p text:style-name="P7469"/>
          </table:table-cell>
        </table:table-row>
        <table:table-row table:style-name="TableRow7470">
          <table:table-cell table:style-name="TableCell7471">
            <text:p text:style-name="P7472"/>
          </table:table-cell>
          <table:table-cell table:style-name="TableCell7473">
            <text:p text:style-name="P7474"/>
          </table:table-cell>
          <table:table-cell table:style-name="TableCell7475">
            <text:p text:style-name="P7476">-</text:p>
          </table:table-cell>
          <table:table-cell table:style-name="TableCell7477">
            <text:p text:style-name="P7478">16<text:tab/>vietoje<text:tab/>...<text:tab/>3<text:tab/>obl<text:tab/>...</text:p>
          </table:table-cell>
        </table:table-row>
        <table:table-row table:style-name="TableRow7479">
          <table:table-cell table:style-name="TableCell7480">
            <text:p text:style-name="P7481"/>
          </table:table-cell>
          <table:table-cell table:style-name="TableCell7482">
            <text:p text:style-name="P7483"/>
          </table:table-cell>
          <table:table-cell table:style-name="TableCell7484">
            <text:p text:style-name="P7485">+</text:p>
          </table:table-cell>
          <table:table-cell table:style-name="TableCell7486">
            <text:p text:style-name="P7487">16<text:tab/>vietoje<text:tab/>...<text:tab/>14<text:tab/>obl<text:tab/>...</text:p>
          </table:table-cell>
        </table:table-row>
        <table:table-row table:style-name="TableRow7488">
          <table:table-cell table:style-name="TableCell7489">
            <text:p text:style-name="P7490"/>
          </table:table-cell>
          <table:table-cell table:style-name="TableCell7491">
            <text:p text:style-name="P7492"/>
          </table:table-cell>
          <table:table-cell table:style-name="TableCell7493">
            <text:p text:style-name="P7494"/>
          </table:table-cell>
          <table:table-cell table:style-name="TableCell7495">
            <text:p text:style-name="P7496"/>
          </table:table-cell>
        </table:table-row>
        <table:table-row table:style-name="TableRow7497">
          <table:table-cell table:style-name="TableCell7498">
            <text:p text:style-name="P7499"/>
          </table:table-cell>
          <table:table-cell table:style-name="TableCell7500">
            <text:p text:style-name="P7501"/>
          </table:table-cell>
          <table:table-cell table:style-name="TableCell7502">
            <text:p text:style-name="P7503">-</text:p>
          </table:table-cell>
          <table:table-cell table:style-name="TableCell7504">
            <text:p text:style-name="P7505">17<text:tab/>,<text:tab/>...<text:tab/>8<text:tab/>punct<text:tab/>...</text:p>
          </table:table-cell>
        </table:table-row>
        <table:table-row table:style-name="TableRow7506">
          <table:table-cell table:style-name="TableCell7507">
            <text:p text:style-name="P7508"/>
          </table:table-cell>
          <table:table-cell table:style-name="TableCell7509">
            <text:p text:style-name="P7510"/>
          </table:table-cell>
          <table:table-cell table:style-name="TableCell7511">
            <text:p text:style-name="P7512">+</text:p>
          </table:table-cell>
          <table:table-cell table:style-name="TableCell7513">
            <text:p text:style-name="P7514">17<text:tab/>,<text:tab/>...<text:tab/>19<text:tab/>punct<text:tab/>...</text:p>
          </table:table-cell>
        </table:table-row>
        <table:table-row table:style-name="TableRow7515">
          <table:table-cell table:style-name="TableCell7516">
            <text:p text:style-name="P7517"/>
          </table:table-cell>
          <table:table-cell table:style-name="TableCell7518">
            <text:p text:style-name="P7519"/>
          </table:table-cell>
          <table:table-cell table:style-name="TableCell7520">
            <text:p text:style-name="P7521"/>
          </table:table-cell>
          <table:table-cell table:style-name="TableCell7522">
            <text:p text:style-name="P7523"/>
          </table:table-cell>
        </table:table-row>
        <table:table-row table:style-name="TableRow7524">
          <table:table-cell table:style-name="TableCell7525">
            <text:p text:style-name="P7526"/>
          </table:table-cell>
          <table:table-cell table:style-name="TableCell7527">
            <text:p text:style-name="P7528"/>
          </table:table-cell>
          <table:table-cell table:style-name="TableCell7529">
            <text:p text:style-name="P7530">-</text:p>
          </table:table-cell>
          <table:table-cell table:style-name="TableCell7531">
            <text:p text:style-name="P7532">18<text:tab/>kur<text:tab/>...<text:tab/>8<text:tab/>advmod<text:tab/>...</text:p>
          </table:table-cell>
        </table:table-row>
        <table:table-row table:style-name="TableRow7533">
          <table:table-cell table:style-name="TableCell7534">
            <text:p text:style-name="P7535"/>
          </table:table-cell>
          <table:table-cell table:style-name="TableCell7536">
            <text:p text:style-name="P7537"/>
          </table:table-cell>
          <table:table-cell table:style-name="TableCell7538">
            <text:p text:style-name="P7539">+</text:p>
          </table:table-cell>
          <table:table-cell table:style-name="TableCell7540">
            <text:p text:style-name="P7541">18<text:tab/>kur<text:tab/>...<text:tab/>19<text:tab/>advmod<text:tab/>...</text:p>
          </table:table-cell>
        </table:table-row>
        <table:table-row table:style-name="TableRow7542">
          <table:table-cell table:style-name="TableCell7543">
            <text:p text:style-name="P7544"/>
          </table:table-cell>
          <table:table-cell table:style-name="TableCell7545">
            <text:p text:style-name="P7546"/>
          </table:table-cell>
          <table:table-cell table:style-name="TableCell7547">
            <text:p text:style-name="P7548"/>
          </table:table-cell>
          <table:table-cell table:style-name="TableCell7549">
            <text:p text:style-name="P7550"/>
          </table:table-cell>
        </table:table-row>
        <table:table-row table:style-name="TableRow7551">
          <table:table-cell table:style-name="TableCell7552">
            <text:p text:style-name="P7553"/>
          </table:table-cell>
          <table:table-cell table:style-name="TableCell7554">
            <text:p text:style-name="P7555"/>
          </table:table-cell>
          <table:table-cell table:style-name="TableCell7556">
            <text:p text:style-name="P7557">-</text:p>
          </table:table-cell>
          <table:table-cell table:style-name="TableCell7558">
            <text:p text:style-name="P7559">19<text:tab/>nėra<text:tab/>...<text:tab/>5<text:tab/>acl:relcl<text:tab/>...</text:p>
          </table:table-cell>
        </table:table-row>
        <table:table-row table:style-name="TableRow7560">
          <table:table-cell table:style-name="TableCell7561">
            <text:p text:style-name="P7562"/>
          </table:table-cell>
          <table:table-cell table:style-name="TableCell7563">
            <text:p text:style-name="P7564"/>
          </table:table-cell>
          <table:table-cell table:style-name="TableCell7565">
            <text:p text:style-name="P7566">+</text:p>
          </table:table-cell>
          <table:table-cell table:style-name="TableCell7567">
            <text:p text:style-name="P7568">19<text:tab/>nėra<text:tab/>...<text:tab/>16<text:tab/>acl:relcl<text:tab/>...</text:p>
          </table:table-cell>
        </table:table-row>
        <table:table-row table:style-name="TableRow7569">
          <table:table-cell table:style-name="TableCell7570">
            <text:p text:style-name="P7571"/>
          </table:table-cell>
          <table:table-cell table:style-name="TableCell7572">
            <text:p text:style-name="P7573"/>
          </table:table-cell>
          <table:table-cell table:style-name="TableCell7574">
            <text:p text:style-name="P7575"/>
          </table:table-cell>
          <table:table-cell table:style-name="TableCell7576">
            <text:p text:style-name="P7577"/>
          </table:table-cell>
        </table:table-row>
        <table:table-row table:style-name="TableRow7578">
          <table:table-cell table:style-name="TableCell7579">
            <text:p text:style-name="P7580"/>
          </table:table-cell>
          <table:table-cell table:style-name="TableCell7581">
            <text:p text:style-name="P7582"/>
          </table:table-cell>
          <table:table-cell table:style-name="TableCell7583">
            <text:p text:style-name="P7584">-</text:p>
          </table:table-cell>
          <table:table-cell table:style-name="TableCell7585">
            <text:p text:style-name="P7586">20<text:tab/>tamsos<text:tab/>...<text:tab/>8<text:tab/>obl:arg<text:tab/>...</text:p>
          </table:table-cell>
        </table:table-row>
        <table:table-row table:style-name="TableRow7587">
          <table:table-cell table:style-name="TableCell7588">
            <text:p text:style-name="P7589"/>
          </table:table-cell>
          <table:table-cell table:style-name="TableCell7590">
            <text:p text:style-name="P7591"/>
          </table:table-cell>
          <table:table-cell table:style-name="TableCell7592">
            <text:p text:style-name="P7593">+</text:p>
          </table:table-cell>
          <table:table-cell table:style-name="TableCell7594">
            <text:p text:style-name="P7595">20<text:tab/>tamsos<text:tab/>...<text:tab/>19<text:tab/>obl:arg<text:tab/>...</text:p>
          </table:table-cell>
        </table:table-row>
        <table:table-row table:style-name="TableRow7596">
          <table:table-cell table:style-name="TableCell7597">
            <text:p text:style-name="P7598"/>
          </table:table-cell>
          <table:table-cell table:style-name="TableCell7599">
            <text:p text:style-name="P7600"/>
          </table:table-cell>
          <table:table-cell table:style-name="TableCell7601">
            <text:p text:style-name="P7602"/>
          </table:table-cell>
          <table:table-cell table:style-name="TableCell7603">
            <text:p text:style-name="P7604"/>
          </table:table-cell>
        </table:table-row>
        <table:table-row table:style-name="TableRow7605">
          <table:table-cell table:style-name="TableCell7606">
            <text:p text:style-name="P7607"/>
          </table:table-cell>
          <table:table-cell table:style-name="TableCell7608">
            <text:p text:style-name="P7609"/>
          </table:table-cell>
          <table:table-cell table:style-name="TableCell7610">
            <text:p text:style-name="P7611">-</text:p>
          </table:table-cell>
          <table:table-cell table:style-name="TableCell7612">
            <text:p text:style-name="P7613">21<text:tab/>"<text:tab/>...<text:tab/>8<text:tab/>punct<text:tab/>...</text:p>
          </table:table-cell>
        </table:table-row>
        <table:table-row table:style-name="TableRow7614">
          <table:table-cell table:style-name="TableCell7615">
            <text:p text:style-name="P7616"/>
          </table:table-cell>
          <table:table-cell table:style-name="TableCell7617">
            <text:p text:style-name="P7618"/>
          </table:table-cell>
          <table:table-cell table:style-name="TableCell7619">
            <text:p text:style-name="P7620">+</text:p>
          </table:table-cell>
          <table:table-cell table:style-name="TableCell7621">
            <text:p text:style-name="P7622">21<text:tab/>"<text:tab/>...<text:tab/>14<text:tab/>punct<text:tab/>...</text:p>
          </table:table-cell>
        </table:table-row>
        <table:table-row table:style-name="TableRow7623">
          <table:table-cell table:style-name="TableCell7624">
            <text:p text:style-name="P7625"/>
          </table:table-cell>
          <table:table-cell table:style-name="TableCell7626">
            <text:p text:style-name="P7627"/>
          </table:table-cell>
          <table:table-cell table:style-name="TableCell7628">
            <text:p text:style-name="P7629"/>
          </table:table-cell>
          <table:table-cell table:style-name="TableCell7630">
            <text:p text:style-name="P7631"/>
          </table:table-cell>
        </table:table-row>
        <table:table-row table:style-name="TableRow7632">
          <table:table-cell table:style-name="TableCell7633">
            <text:p text:style-name="P7634"/>
          </table:table-cell>
          <table:table-cell table:style-name="TableCell7635">
            <text:p text:style-name="P7636"/>
          </table:table-cell>
          <table:table-cell table:style-name="TableCell7637">
            <text:p text:style-name="P7638">-</text:p>
          </table:table-cell>
          <table:table-cell table:style-name="TableCell7639">
            <text:p text:style-name="P7640">22<text:tab/>.<text:tab/>...<text:tab/>3<text:tab/>punct<text:tab/>...</text:p>
          </table:table-cell>
        </table:table-row>
        <table:table-row table:style-name="TableRow7641">
          <table:table-cell table:style-name="TableCell7642">
            <text:p text:style-name="P7643"/>
          </table:table-cell>
          <table:table-cell table:style-name="TableCell7644">
            <text:p text:style-name="P7645"/>
          </table:table-cell>
          <table:table-cell table:style-name="TableCell7646">
            <text:p text:style-name="P7647">+</text:p>
          </table:table-cell>
          <table:table-cell table:style-name="TableCell7648">
            <text:p text:style-name="P7649">22<text:tab/>.<text:tab/>...<text:tab/>10<text:tab/>punct<text:tab/>...</text:p>
          </table:table-cell>
        </table:table-row>
        <table:table-row table:style-name="TableRow7650">
          <table:table-cell table:style-name="TableCell7651">
            <text:p text:style-name="P7652"/>
          </table:table-cell>
          <table:table-cell table:style-name="TableCell7653">
            <text:p text:style-name="P7654"/>
          </table:table-cell>
          <table:table-cell table:style-name="TableCell7655">
            <text:p text:style-name="P7656"/>
          </table:table-cell>
          <table:table-cell table:style-name="TableCell7657">
            <text:p text:style-name="P7658"/>
          </table:table-cell>
        </table:table-row>
        <table:table-row table:style-name="TableRow7659">
          <table:table-cell table:style-name="TableCell7660">
            <text:p text:style-name="P7661"/>
          </table:table-cell>
          <table:table-cell table:style-name="TableCell7662">
            <text:p text:style-name="P7663">sent_id = 435</text:p>
          </table:table-cell>
          <table:table-cell table:style-name="TableCell7664">
            <text:p text:style-name="P7665">-</text:p>
          </table:table-cell>
          <table:table-cell table:style-name="TableCell7666">
            <text:p text:style-name="P7667">3<text:tab/>susitiksime<text:tab/>...<text:tab/>0<text:tab/>root<text:tab/>...</text:p>
          </table:table-cell>
        </table:table-row>
        <table:table-row table:style-name="TableRow7668">
          <table:table-cell table:style-name="TableCell7669">
            <text:p text:style-name="P7670"/>
          </table:table-cell>
          <table:table-cell table:style-name="TableCell7671">
            <text:p text:style-name="P7672"/>
          </table:table-cell>
          <table:table-cell table:style-name="TableCell7673">
            <text:p text:style-name="P7674">+</text:p>
          </table:table-cell>
          <table:table-cell table:style-name="TableCell7675">
            <text:p text:style-name="P7676">3<text:tab/>susitiksime<text:tab/>...<text:tab/>12<text:tab/>ccomp<text:tab/>...</text:p>
          </table:table-cell>
        </table:table-row>
        <table:table-row table:style-name="TableRow7677">
          <table:table-cell table:style-name="TableCell7678">
            <text:p text:style-name="P7679"/>
          </table:table-cell>
          <table:table-cell table:style-name="TableCell7680">
            <text:p text:style-name="P7681"/>
          </table:table-cell>
          <table:table-cell table:style-name="TableCell7682">
            <text:p text:style-name="P7683"/>
          </table:table-cell>
          <table:table-cell table:style-name="TableCell7684">
            <text:p text:style-name="P7685"/>
          </table:table-cell>
        </table:table-row>
        <table:table-row table:style-name="TableRow7686">
          <table:table-cell table:style-name="TableCell7687">
            <text:p text:style-name="P7688"/>
          </table:table-cell>
          <table:table-cell table:style-name="TableCell7689">
            <text:p text:style-name="P7690"/>
          </table:table-cell>
          <table:table-cell table:style-name="TableCell7691">
            <text:p text:style-name="P7692">-</text:p>
          </table:table-cell>
          <table:table-cell table:style-name="TableCell7693">
            <text:p text:style-name="P7694">10<text:tab/>"<text:tab/>...<text:tab/>8<text:tab/>punct<text:tab/>...</text:p>
          </table:table-cell>
        </table:table-row>
        <table:table-row table:style-name="TableRow7695">
          <table:table-cell table:style-name="TableCell7696">
            <text:p text:style-name="P7697"/>
          </table:table-cell>
          <table:table-cell table:style-name="TableCell7698">
            <text:p text:style-name="P7699"/>
          </table:table-cell>
          <table:table-cell table:style-name="TableCell7700">
            <text:p text:style-name="P7701">+</text:p>
          </table:table-cell>
          <table:table-cell table:style-name="TableCell7702">
            <text:p text:style-name="P7703">10<text:tab/>"<text:tab/>...<text:tab/>3<text:tab/>punct<text:tab/>...</text:p>
          </table:table-cell>
        </table:table-row>
        <table:table-row table:style-name="TableRow7704">
          <table:table-cell table:style-name="TableCell7705">
            <text:p text:style-name="P7706"/>
          </table:table-cell>
          <table:table-cell table:style-name="TableCell7707">
            <text:p text:style-name="P7708"/>
          </table:table-cell>
          <table:table-cell table:style-name="TableCell7709">
            <text:p text:style-name="P7710"/>
          </table:table-cell>
          <table:table-cell table:style-name="TableCell7711">
            <text:p text:style-name="P7712"/>
          </table:table-cell>
        </table:table-row>
        <table:table-row table:style-name="TableRow7713">
          <table:table-cell table:style-name="TableCell7714">
            <text:p text:style-name="P7715"/>
          </table:table-cell>
          <table:table-cell table:style-name="TableCell7716">
            <text:p text:style-name="P7717"/>
          </table:table-cell>
          <table:table-cell table:style-name="TableCell7718">
            <text:p text:style-name="P7719">-</text:p>
          </table:table-cell>
          <table:table-cell table:style-name="TableCell7720">
            <text:p text:style-name="P7721">12<text:tab/>pasakė<text:tab/>...<text:tab/>3<text:tab/>conj<text:tab/>...</text:p>
          </table:table-cell>
        </table:table-row>
        <table:table-row table:style-name="TableRow7722">
          <table:table-cell table:style-name="TableCell7723">
            <text:p text:style-name="P7724"/>
          </table:table-cell>
          <table:table-cell table:style-name="TableCell7725">
            <text:p text:style-name="P7726"/>
          </table:table-cell>
          <table:table-cell table:style-name="TableCell7727">
            <text:p text:style-name="P7728">+</text:p>
          </table:table-cell>
          <table:table-cell table:style-name="TableCell7729">
            <text:p text:style-name="P7730">12<text:tab/>pasakė<text:tab/>...<text:tab/>0<text:tab/>root<text:tab/>...</text:p>
          </table:table-cell>
        </table:table-row>
        <table:table-row table:style-name="TableRow7731">
          <table:table-cell table:style-name="TableCell7732">
            <text:p text:style-name="P7733"/>
          </table:table-cell>
          <table:table-cell table:style-name="TableCell7734">
            <text:p text:style-name="P7735"/>
          </table:table-cell>
          <table:table-cell table:style-name="TableCell7736">
            <text:p text:style-name="P7737"/>
          </table:table-cell>
          <table:table-cell table:style-name="TableCell7738">
            <text:p text:style-name="P7739"/>
          </table:table-cell>
        </table:table-row>
        <table:table-row table:style-name="TableRow7740">
          <table:table-cell table:style-name="TableCell7741">
            <text:p text:style-name="P7742"/>
          </table:table-cell>
          <table:table-cell table:style-name="TableCell7743">
            <text:p text:style-name="P7744"/>
          </table:table-cell>
          <table:table-cell table:style-name="TableCell7745">
            <text:p text:style-name="P7746">-</text:p>
          </table:table-cell>
          <table:table-cell table:style-name="TableCell7747">
            <text:p text:style-name="P7748">14<text:tab/>.<text:tab/>...<text:tab/>3<text:tab/>punct<text:tab/>...</text:p>
          </table:table-cell>
        </table:table-row>
        <table:table-row table:style-name="TableRow7749">
          <table:table-cell table:style-name="TableCell7750">
            <text:p text:style-name="P7751"/>
          </table:table-cell>
          <table:table-cell table:style-name="TableCell7752">
            <text:p text:style-name="P7753"/>
          </table:table-cell>
          <table:table-cell table:style-name="TableCell7754">
            <text:p text:style-name="P7755">+</text:p>
          </table:table-cell>
          <table:table-cell table:style-name="TableCell7756">
            <text:p text:style-name="P7757">14<text:tab/>.<text:tab/>...<text:tab/>12<text:tab/>punct<text:tab/>...</text:p>
          </table:table-cell>
        </table:table-row>
        <table:table-row table:style-name="TableRow7758">
          <table:table-cell table:style-name="TableCell7759">
            <text:p text:style-name="P7760"/>
          </table:table-cell>
          <table:table-cell table:style-name="TableCell7761">
            <text:p text:style-name="P7762"/>
          </table:table-cell>
          <table:table-cell table:style-name="TableCell7763">
            <text:p text:style-name="P7764"/>
          </table:table-cell>
          <table:table-cell table:style-name="TableCell7765">
            <text:p text:style-name="P7766"/>
          </table:table-cell>
        </table:table-row>
        <table:table-row table:style-name="TableRow7767">
          <table:table-cell table:style-name="TableCell7768">
            <text:p text:style-name="P7769"/>
          </table:table-cell>
          <table:table-cell table:style-name="TableCell7770">
            <text:p text:style-name="P7771">sent_id = 446</text:p>
          </table:table-cell>
          <table:table-cell table:style-name="TableCell7772">
            <text:p text:style-name="P7773">-</text:p>
          </table:table-cell>
          <table:table-cell table:style-name="TableCell7774">
            <text:p text:style-name="P7775">2<text:tab/>naujienos<text:tab/>...<text:tab/>0<text:tab/>root<text:tab/>...</text:p>
          </table:table-cell>
        </table:table-row>
        <table:table-row table:style-name="TableRow7776">
          <table:table-cell table:style-name="TableCell7777">
            <text:p text:style-name="P7778"/>
          </table:table-cell>
          <table:table-cell table:style-name="TableCell7779">
            <text:p text:style-name="P7780"/>
          </table:table-cell>
          <table:table-cell table:style-name="TableCell7781">
            <text:p text:style-name="P7782">+</text:p>
          </table:table-cell>
          <table:table-cell table:style-name="TableCell7783">
            <text:p text:style-name="P7784">2<text:tab/>naujienos<text:tab/>...<text:tab/>4<text:tab/>ccomp<text:tab/>...</text:p>
          </table:table-cell>
        </table:table-row>
        <table:table-row table:style-name="TableRow7785">
          <table:table-cell table:style-name="TableCell7786">
            <text:p text:style-name="P7787"/>
          </table:table-cell>
          <table:table-cell table:style-name="TableCell7788">
            <text:p text:style-name="P7789"/>
          </table:table-cell>
          <table:table-cell table:style-name="TableCell7790">
            <text:p text:style-name="P7791"/>
          </table:table-cell>
          <table:table-cell table:style-name="TableCell7792">
            <text:p text:style-name="P7793"/>
          </table:table-cell>
        </table:table-row>
        <table:table-row table:style-name="TableRow7794">
          <table:table-cell table:style-name="TableCell7795">
            <text:p text:style-name="P7796"/>
          </table:table-cell>
          <table:table-cell table:style-name="TableCell7797">
            <text:p text:style-name="P7798"/>
          </table:table-cell>
          <table:table-cell table:style-name="TableCell7799">
            <text:p text:style-name="P7800">-</text:p>
          </table:table-cell>
          <table:table-cell table:style-name="TableCell7801">
            <text:p text:style-name="P7802">4<text:tab/>pagalvojo<text:tab/>...<text:tab/>2<text:tab/>conj<text:tab/>...</text:p>
          </table:table-cell>
        </table:table-row>
        <table:table-row table:style-name="TableRow7803">
          <table:table-cell table:style-name="TableCell7804">
            <text:p text:style-name="P7805"/>
          </table:table-cell>
          <table:table-cell table:style-name="TableCell7806">
            <text:p text:style-name="P7807"/>
          </table:table-cell>
          <table:table-cell table:style-name="TableCell7808">
            <text:p text:style-name="P7809">+</text:p>
          </table:table-cell>
          <table:table-cell table:style-name="TableCell7810">
            <text:p text:style-name="P7811">4<text:tab/>pagalvojo<text:tab/>...<text:tab/>0<text:tab/>root<text:tab/>...</text:p>
          </table:table-cell>
        </table:table-row>
        <table:table-row table:style-name="TableRow7812">
          <table:table-cell table:style-name="TableCell7813">
            <text:p text:style-name="P7814"/>
          </table:table-cell>
          <table:table-cell table:style-name="TableCell7815">
            <text:p text:style-name="P7816"/>
          </table:table-cell>
          <table:table-cell table:style-name="TableCell7817">
            <text:p text:style-name="P7818"/>
          </table:table-cell>
          <table:table-cell table:style-name="TableCell7819">
            <text:p text:style-name="P7820"/>
          </table:table-cell>
        </table:table-row>
        <table:table-row table:style-name="TableRow7821">
          <table:table-cell table:style-name="TableCell7822">
            <text:p text:style-name="P7823"/>
          </table:table-cell>
          <table:table-cell table:style-name="TableCell7824">
            <text:p text:style-name="P7825"/>
          </table:table-cell>
          <table:table-cell table:style-name="TableCell7826">
            <text:p text:style-name="P7827">-</text:p>
          </table:table-cell>
          <table:table-cell table:style-name="TableCell7828">
            <text:p text:style-name="P7829">6<text:tab/>.<text:tab/>...<text:tab/>2<text:tab/>punct<text:tab/>...</text:p>
          </table:table-cell>
        </table:table-row>
        <table:table-row table:style-name="TableRow7830">
          <table:table-cell table:style-name="TableCell7831">
            <text:p text:style-name="P7832"/>
          </table:table-cell>
          <table:table-cell table:style-name="TableCell7833">
            <text:p text:style-name="P7834"/>
          </table:table-cell>
          <table:table-cell table:style-name="TableCell7835">
            <text:p text:style-name="P7836">+</text:p>
          </table:table-cell>
          <table:table-cell table:style-name="TableCell7837">
            <text:p text:style-name="P7838">6<text:tab/>.<text:tab/>...<text:tab/>4<text:tab/>punct<text:tab/>...</text:p>
          </table:table-cell>
        </table:table-row>
        <table:table-row table:style-name="TableRow7839">
          <table:table-cell table:style-name="TableCell7840">
            <text:p text:style-name="P7841">009</text:p>
          </table:table-cell>
          <table:table-cell table:style-name="TableCell7842">
            <text:p text:style-name="P7843"/>
          </table:table-cell>
          <table:table-cell table:style-name="TableCell7844">
            <text:p text:style-name="P7845"/>
          </table:table-cell>
          <table:table-cell table:style-name="TableCell7846">
            <text:p text:style-name="P7847"/>
          </table:table-cell>
        </table:table-row>
        <table:table-row table:style-name="TableRow7848">
          <table:table-cell table:style-name="TableCell7849">
            <text:p text:style-name="P7850"/>
          </table:table-cell>
          <table:table-cell table:style-name="TableCell7851">
            <text:p text:style-name="P7852">sent_id = 454</text:p>
          </table:table-cell>
          <table:table-cell table:style-name="TableCell7853">
            <text:p text:style-name="P7854">-</text:p>
          </table:table-cell>
          <table:table-cell table:style-name="TableCell7855">
            <text:p text:style-name="P7856">2<text:tab/>buvo<text:tab/>...<text:tab/>3<text:tab/>csubj<text:tab/>...</text:p>
          </table:table-cell>
        </table:table-row>
        <table:table-row table:style-name="TableRow7857">
          <table:table-cell table:style-name="TableCell7858">
            <text:p text:style-name="P7859"/>
          </table:table-cell>
          <table:table-cell table:style-name="TableCell7860">
            <text:p text:style-name="P7861"/>
          </table:table-cell>
          <table:table-cell table:style-name="TableCell7862">
            <text:p text:style-name="P7863">+</text:p>
          </table:table-cell>
          <table:table-cell table:style-name="TableCell7864">
            <text:p text:style-name="P7865">2<text:tab/>buvo<text:tab/>...<text:tab/>3<text:tab/>cop<text:tab/>...</text:p>
          </table:table-cell>
        </table:table-row>
        <table:table-row table:style-name="TableRow7866">
          <table:table-cell table:style-name="TableCell7867">
            <text:p text:style-name="P7868"/>
          </table:table-cell>
          <table:table-cell table:style-name="TableCell7869">
            <text:p text:style-name="P7870"/>
          </table:table-cell>
          <table:table-cell table:style-name="TableCell7871">
            <text:p text:style-name="P7872"/>
          </table:table-cell>
          <table:table-cell table:style-name="TableCell7873">
            <text:p text:style-name="P7874"/>
          </table:table-cell>
        </table:table-row>
        <table:table-row table:style-name="TableRow7875">
          <table:table-cell table:style-name="TableCell7876">
            <text:p text:style-name="P7877"/>
          </table:table-cell>
          <table:table-cell table:style-name="TableCell7878">
            <text:p text:style-name="P7879">sent_id = 476</text:p>
          </table:table-cell>
          <table:table-cell table:style-name="TableCell7880">
            <text:p text:style-name="P7881">-</text:p>
          </table:table-cell>
          <table:table-cell table:style-name="TableCell7882">
            <text:p text:style-name="P7883">10<text:tab/>kaukolėje<text:tab/>...<text:tab/>6<text:tab/>obl<text:tab/>...</text:p>
          </table:table-cell>
        </table:table-row>
        <table:table-row table:style-name="TableRow7884">
          <table:table-cell table:style-name="TableCell7885">
            <text:p text:style-name="P7886"/>
          </table:table-cell>
          <table:table-cell table:style-name="TableCell7887">
            <text:p text:style-name="P7888"/>
          </table:table-cell>
          <table:table-cell table:style-name="TableCell7889">
            <text:p text:style-name="P7890">+</text:p>
          </table:table-cell>
          <table:table-cell table:style-name="TableCell7891">
            <text:p text:style-name="P7892">10<text:tab/>kaukolėje<text:tab/>...<text:tab/>9<text:tab/>nmod<text:tab/>...</text:p>
          </table:table-cell>
        </table:table-row>
        <table:table-row table:style-name="TableRow7893">
          <table:table-cell table:style-name="TableCell7894">
            <text:p text:style-name="P7895"/>
          </table:table-cell>
          <table:table-cell table:style-name="TableCell7896">
            <text:p text:style-name="P7897"/>
          </table:table-cell>
          <table:table-cell table:style-name="TableCell7898">
            <text:p text:style-name="P7899"/>
          </table:table-cell>
          <table:table-cell table:style-name="TableCell7900">
            <text:p text:style-name="P7901"/>
          </table:table-cell>
        </table:table-row>
        <table:table-row table:style-name="TableRow7902">
          <table:table-cell table:style-name="TableCell7903">
            <text:p text:style-name="P7904"/>
          </table:table-cell>
          <table:table-cell table:style-name="TableCell7905">
            <text:p text:style-name="P7906">sent_id = 482</text:p>
          </table:table-cell>
          <table:table-cell table:style-name="TableCell7907">
            <text:p text:style-name="P7908">-</text:p>
          </table:table-cell>
          <table:table-cell table:style-name="TableCell7909">
            <text:p text:style-name="P7910">5<text:tab/>įsivaizduojamam<text:tab/>...<text:tab/>1<text:tab/>conj<text:tab/>...</text:p>
          </table:table-cell>
        </table:table-row>
        <table:table-row table:style-name="TableRow7911">
          <table:table-cell table:style-name="TableCell7912">
            <text:p text:style-name="P7913"/>
          </table:table-cell>
          <table:table-cell table:style-name="TableCell7914">
            <text:p text:style-name="P7915"/>
          </table:table-cell>
          <table:table-cell table:style-name="TableCell7916">
            <text:p text:style-name="P7917">+</text:p>
          </table:table-cell>
          <table:table-cell table:style-name="TableCell7918">
            <text:p text:style-name="P7919">5<text:tab/>įsivaizduojamam<text:tab/>...<text:tab/>6<text:tab/>amod<text:tab/>...</text:p>
          </table:table-cell>
        </table:table-row>
        <table:table-row table:style-name="TableRow7920">
          <table:table-cell table:style-name="TableCell7921">
            <text:p text:style-name="P7922"/>
          </table:table-cell>
          <table:table-cell table:style-name="TableCell7923">
            <text:p text:style-name="P7924"/>
          </table:table-cell>
          <table:table-cell table:style-name="TableCell7925">
            <text:p text:style-name="P7926"/>
          </table:table-cell>
          <table:table-cell table:style-name="TableCell7927">
            <text:p text:style-name="P7928"/>
          </table:table-cell>
        </table:table-row>
        <table:table-row table:style-name="TableRow7929">
          <table:table-cell table:style-name="TableCell7930">
            <text:p text:style-name="P7931"/>
          </table:table-cell>
          <table:table-cell table:style-name="TableCell7932">
            <text:p text:style-name="P7933"/>
          </table:table-cell>
          <table:table-cell table:style-name="TableCell7934">
            <text:p text:style-name="P7935">-</text:p>
          </table:table-cell>
          <table:table-cell table:style-name="TableCell7936">
            <text:p text:style-name="P7937">6<text:tab/>laikui<text:tab/>...<text:tab/>5<text:tab/>obl:arg<text:tab/>...</text:p>
          </table:table-cell>
        </table:table-row>
        <table:table-row table:style-name="TableRow7938">
          <table:table-cell table:style-name="TableCell7939">
            <text:p text:style-name="P7940"/>
          </table:table-cell>
          <table:table-cell table:style-name="TableCell7941">
            <text:p text:style-name="P7942"/>
          </table:table-cell>
          <table:table-cell table:style-name="TableCell7943">
            <text:p text:style-name="P7944">+</text:p>
          </table:table-cell>
          <table:table-cell table:style-name="TableCell7945">
            <text:p text:style-name="P7946">6<text:tab/>laikui<text:tab/>...<text:tab/>1<text:tab/>conj<text:tab/>...</text:p>
          </table:table-cell>
        </table:table-row>
        <table:table-row table:style-name="TableRow7947">
          <table:table-cell table:style-name="TableCell7948">
            <text:p text:style-name="P7949"/>
          </table:table-cell>
          <table:table-cell table:style-name="TableCell7950">
            <text:p text:style-name="P7951"/>
          </table:table-cell>
          <table:table-cell table:style-name="TableCell7952">
            <text:p text:style-name="P7953"/>
          </table:table-cell>
          <table:table-cell table:style-name="TableCell7954">
            <text:p text:style-name="P7955"/>
          </table:table-cell>
        </table:table-row>
        <table:table-row table:style-name="TableRow7956">
          <table:table-cell table:style-name="TableCell7957">
            <text:p text:style-name="P7958"/>
          </table:table-cell>
          <table:table-cell table:style-name="TableCell7959">
            <text:p text:style-name="P7960">sent_id = 484</text:p>
          </table:table-cell>
          <table:table-cell table:style-name="TableCell7961">
            <text:p text:style-name="P7962">-</text:p>
          </table:table-cell>
          <table:table-cell table:style-name="TableCell7963">
            <text:p text:style-name="P7964">1<text:tab/>Dienoraštis<text:tab/>...<text:tab/>0<text:tab/>root<text:tab/>...</text:p>
          </table:table-cell>
        </table:table-row>
        <table:table-row table:style-name="TableRow7965">
          <table:table-cell table:style-name="TableCell7966">
            <text:p text:style-name="P7967"/>
          </table:table-cell>
          <table:table-cell table:style-name="TableCell7968">
            <text:p text:style-name="P7969"/>
          </table:table-cell>
          <table:table-cell table:style-name="TableCell7970">
            <text:p text:style-name="P7971">+</text:p>
          </table:table-cell>
          <table:table-cell table:style-name="TableCell7972">
            <text:p text:style-name="P7973">1<text:tab/>Dienoraštis<text:tab/>...<text:tab/>2<text:tab/>nsubj<text:tab/>...</text:p>
          </table:table-cell>
        </table:table-row>
        <table:table-row table:style-name="TableRow7974">
          <table:table-cell table:style-name="TableCell7975">
            <text:p text:style-name="P7976"/>
          </table:table-cell>
          <table:table-cell table:style-name="TableCell7977">
            <text:p text:style-name="P7978"/>
          </table:table-cell>
          <table:table-cell table:style-name="TableCell7979">
            <text:p text:style-name="P7980"/>
          </table:table-cell>
          <table:table-cell table:style-name="TableCell7981">
            <text:p text:style-name="P7982"/>
          </table:table-cell>
        </table:table-row>
        <table:table-row table:style-name="TableRow7983">
          <table:table-cell table:style-name="TableCell7984">
            <text:p text:style-name="P7985"/>
          </table:table-cell>
          <table:table-cell table:style-name="TableCell7986">
            <text:p text:style-name="P7987"/>
          </table:table-cell>
          <table:table-cell table:style-name="TableCell7988">
            <text:p text:style-name="P7989">-</text:p>
          </table:table-cell>
          <table:table-cell table:style-name="TableCell7990">
            <text:p text:style-name="P7991"><text:span text:style-name="T7992">2</text:span><text:span text:style-name="T7993"><text:tab/>virs</text:span><text:span text:style-name="T7994"><text:tab/></text:span><text:span text:style-name="T7995">virs</text:span><text:span text:style-name="T7996"><text:tab/>ADP</text:span><text:span text:style-name="T7997"><text:tab/>prl.K.</text:span><text:span text:style-name="T7998"><text:tab/>AdpType=Prep|Case=Gen</text:span><text:span text:style-name="T7999"><text:tab/>3</text:span><text:span text:style-name="T8000"><text:tab/>case</text:span><text:span text:style-name="T8001"><text:tab/>...</text:span></text:p>
          </table:table-cell>
        </table:table-row>
        <table:table-row table:style-name="TableRow8002">
          <table:table-cell table:style-name="TableCell8003">
            <text:p text:style-name="P8004"/>
          </table:table-cell>
          <table:table-cell table:style-name="TableCell8005">
            <text:p text:style-name="P8006"/>
          </table:table-cell>
          <table:table-cell table:style-name="TableCell8007">
            <text:p text:style-name="P8008">+</text:p>
          </table:table-cell>
          <table:table-cell table:style-name="TableCell8009">
            <text:p text:style-name="P8010"><text:span text:style-name="T8011">2</text:span><text:span text:style-name="T8012"><text:tab/>virs</text:span><text:span text:style-name="T8013"><text:tab/></text:span><text:span text:style-name="T8014">virs</text:span><text:span text:style-name="T8015"><text:tab/>ADP</text:span><text:span text:style-name="T8016"><text:tab/>prl.K.</text:span><text:span text:style-name="T8017"><text:tab/>AdpType=Prep|Case=Gen</text:span><text:span text:style-name="T8018"><text:tab/>0</text:span><text:span text:style-name="T8019"><text:tab/>root</text:span><text:span text:style-name="T8020"><text:tab/>...</text:span></text:p>
          </table:table-cell>
        </table:table-row>
        <table:table-row table:style-name="TableRow8021">
          <table:table-cell table:style-name="TableCell8022">
            <text:p text:style-name="P8023"/>
          </table:table-cell>
          <table:table-cell table:style-name="TableCell8024">
            <text:p text:style-name="P8025"/>
          </table:table-cell>
          <table:table-cell table:style-name="TableCell8026">
            <text:p text:style-name="P8027"/>
          </table:table-cell>
          <table:table-cell table:style-name="TableCell8028">
            <text:p text:style-name="P8029"/>
          </table:table-cell>
        </table:table-row>
        <table:table-row table:style-name="TableRow8030">
          <table:table-cell table:style-name="TableCell8031">
            <text:p text:style-name="P8032"/>
          </table:table-cell>
          <table:table-cell table:style-name="TableCell8033">
            <text:p text:style-name="P8034"/>
          </table:table-cell>
          <table:table-cell table:style-name="TableCell8035">
            <text:p text:style-name="P8036">-</text:p>
          </table:table-cell>
          <table:table-cell table:style-name="TableCell8037">
            <text:p text:style-name="P8038">3<text:tab/>pelenais<text:tab/>...<text:tab/>1<text:tab/>obl<text:tab/>...</text:p>
          </table:table-cell>
        </table:table-row>
        <table:table-row table:style-name="TableRow8039">
          <table:table-cell table:style-name="TableCell8040">
            <text:p text:style-name="P8041"/>
          </table:table-cell>
          <table:table-cell table:style-name="TableCell8042">
            <text:p text:style-name="P8043"/>
          </table:table-cell>
          <table:table-cell table:style-name="TableCell8044">
            <text:p text:style-name="P8045">+</text:p>
          </table:table-cell>
          <table:table-cell table:style-name="TableCell8046">
            <text:p text:style-name="P8047">3<text:tab/>pelenais<text:tab/>...<text:tab/>2<text:tab/>obl<text:tab/>...</text:p>
          </table:table-cell>
        </table:table-row>
        <table:table-row table:style-name="TableRow8048">
          <table:table-cell table:style-name="TableCell8049">
            <text:p text:style-name="P8050"/>
          </table:table-cell>
          <table:table-cell table:style-name="TableCell8051">
            <text:p text:style-name="P8052"/>
          </table:table-cell>
          <table:table-cell table:style-name="TableCell8053">
            <text:p text:style-name="P8054"/>
          </table:table-cell>
          <table:table-cell table:style-name="TableCell8055">
            <text:p text:style-name="P8056"/>
          </table:table-cell>
        </table:table-row>
        <table:table-row table:style-name="TableRow8057">
          <table:table-cell table:style-name="TableCell8058">
            <text:p text:style-name="P8059"/>
          </table:table-cell>
          <table:table-cell table:style-name="TableCell8060">
            <text:p text:style-name="P8061"/>
          </table:table-cell>
          <table:table-cell table:style-name="TableCell8062">
            <text:p text:style-name="P8063">-</text:p>
          </table:table-cell>
          <table:table-cell table:style-name="TableCell8064">
            <text:p text:style-name="P8065">8<text:tab/>išgaruos<text:tab/>...<text:tab/>1<text:tab/>conj<text:tab/>...</text:p>
          </table:table-cell>
        </table:table-row>
        <table:table-row table:style-name="TableRow8066">
          <table:table-cell table:style-name="TableCell8067">
            <text:p text:style-name="P8068"/>
          </table:table-cell>
          <table:table-cell table:style-name="TableCell8069">
            <text:p text:style-name="P8070"/>
          </table:table-cell>
          <table:table-cell table:style-name="TableCell8071">
            <text:p text:style-name="P8072">+</text:p>
          </table:table-cell>
          <table:table-cell table:style-name="TableCell8073">
            <text:p text:style-name="P8074">8<text:tab/>išgaruos<text:tab/>...<text:tab/>2<text:tab/>conj<text:tab/>...</text:p>
          </table:table-cell>
        </table:table-row>
        <table:table-row table:style-name="TableRow8075">
          <table:table-cell table:style-name="TableCell8076">
            <text:p text:style-name="P8077"/>
          </table:table-cell>
          <table:table-cell table:style-name="TableCell8078">
            <text:p text:style-name="P8079"/>
          </table:table-cell>
          <table:table-cell table:style-name="TableCell8080">
            <text:p text:style-name="P8081"/>
          </table:table-cell>
          <table:table-cell table:style-name="TableCell8082">
            <text:p text:style-name="P8083"/>
          </table:table-cell>
        </table:table-row>
        <table:table-row table:style-name="TableRow8084">
          <table:table-cell table:style-name="TableCell8085">
            <text:p text:style-name="P8086"/>
          </table:table-cell>
          <table:table-cell table:style-name="TableCell8087">
            <text:p text:style-name="P8088"/>
          </table:table-cell>
          <table:table-cell table:style-name="TableCell8089">
            <text:p text:style-name="P8090">-</text:p>
          </table:table-cell>
          <table:table-cell table:style-name="TableCell8091">
            <text:p text:style-name="P8092">9<text:tab/>.<text:tab/>...<text:tab/>1<text:tab/>punct<text:tab/>...</text:p>
          </table:table-cell>
        </table:table-row>
        <table:table-row table:style-name="TableRow8093">
          <table:table-cell table:style-name="TableCell8094">
            <text:p text:style-name="P8095"/>
          </table:table-cell>
          <table:table-cell table:style-name="TableCell8096">
            <text:p text:style-name="P8097"/>
          </table:table-cell>
          <table:table-cell table:style-name="TableCell8098">
            <text:p text:style-name="P8099">+</text:p>
          </table:table-cell>
          <table:table-cell table:style-name="TableCell8100">
            <text:p text:style-name="P8101">9<text:tab/>.<text:tab/>...<text:tab/>2<text:tab/>punct<text:tab/>...</text:p>
          </table:table-cell>
        </table:table-row>
        <table:table-row table:style-name="TableRow8102">
          <table:table-cell table:style-name="TableCell8103">
            <text:p text:style-name="P8104"/>
          </table:table-cell>
          <table:table-cell table:style-name="TableCell8105">
            <text:p text:style-name="P8106"/>
          </table:table-cell>
          <table:table-cell table:style-name="TableCell8107">
            <text:p text:style-name="P8108"/>
          </table:table-cell>
          <table:table-cell table:style-name="TableCell8109">
            <text:p text:style-name="P8110"/>
          </table:table-cell>
        </table:table-row>
        <table:table-row table:style-name="TableRow8111">
          <table:table-cell table:style-name="TableCell8112">
            <text:p text:style-name="P8113"/>
          </table:table-cell>
          <table:table-cell table:style-name="TableCell8114">
            <text:p text:style-name="P8115">sent_id = 490</text:p>
          </table:table-cell>
          <table:table-cell table:style-name="TableCell8116">
            <text:p text:style-name="P8117">-</text:p>
          </table:table-cell>
          <table:table-cell table:style-name="TableCell8118">
            <text:p text:style-name="P8119">9<text:tab/>jam<text:tab/>...<text:tab/>10<text:tab/>obl:arg<text:tab/>...</text:p>
          </table:table-cell>
        </table:table-row>
        <table:table-row table:style-name="TableRow8120">
          <table:table-cell table:style-name="TableCell8121">
            <text:p text:style-name="P8122"/>
          </table:table-cell>
          <table:table-cell table:style-name="TableCell8123">
            <text:p text:style-name="P8124"/>
          </table:table-cell>
          <table:table-cell table:style-name="TableCell8125">
            <text:p text:style-name="P8126">+</text:p>
          </table:table-cell>
          <table:table-cell table:style-name="TableCell8127">
            <text:p text:style-name="P8128">9<text:tab/>jam<text:tab/>...<text:tab/>8<text:tab/>iobj<text:tab/>...</text:p>
          </table:table-cell>
        </table:table-row>
        <table:table-row table:style-name="TableRow8129">
          <table:table-cell table:style-name="TableCell8130">
            <text:p text:style-name="P8131"/>
          </table:table-cell>
          <table:table-cell table:style-name="TableCell8132">
            <text:p text:style-name="P8133"/>
          </table:table-cell>
          <table:table-cell table:style-name="TableCell8134">
            <text:p text:style-name="P8135"/>
          </table:table-cell>
          <table:table-cell table:style-name="TableCell8136">
            <text:p text:style-name="P8137"/>
          </table:table-cell>
        </table:table-row>
        <table:table-row table:style-name="TableRow8138">
          <table:table-cell table:style-name="TableCell8139">
            <text:p text:style-name="P8140"/>
          </table:table-cell>
          <table:table-cell table:style-name="TableCell8141">
            <text:p text:style-name="P8142">sent_id = 492</text:p>
          </table:table-cell>
          <table:table-cell table:style-name="TableCell8143">
            <text:p text:style-name="P8144">-</text:p>
          </table:table-cell>
          <table:table-cell table:style-name="TableCell8145">
            <text:p text:style-name="P8146">1<text:tab/>Bet<text:tab/>...<text:tab/>9<text:tab/>cc<text:tab/>...</text:p>
          </table:table-cell>
        </table:table-row>
        <table:table-row table:style-name="TableRow8147">
          <table:table-cell table:style-name="TableCell8148">
            <text:p text:style-name="P8149"/>
          </table:table-cell>
          <table:table-cell table:style-name="TableCell8150">
            <text:p text:style-name="P8151"/>
          </table:table-cell>
          <table:table-cell table:style-name="TableCell8152">
            <text:p text:style-name="P8153">+</text:p>
          </table:table-cell>
          <table:table-cell table:style-name="TableCell8154">
            <text:p text:style-name="P8155">1<text:tab/>Bet<text:tab/>...<text:tab/>8<text:tab/>cc<text:tab/>...</text:p>
          </table:table-cell>
        </table:table-row>
        <table:table-row table:style-name="TableRow8156">
          <table:table-cell table:style-name="TableCell8157">
            <text:p text:style-name="P8158"/>
          </table:table-cell>
          <table:table-cell table:style-name="TableCell8159">
            <text:p text:style-name="P8160"/>
          </table:table-cell>
          <table:table-cell table:style-name="TableCell8161">
            <text:p text:style-name="P8162"/>
          </table:table-cell>
          <table:table-cell table:style-name="TableCell8163">
            <text:p text:style-name="P8164"/>
          </table:table-cell>
        </table:table-row>
        <table:table-row table:style-name="TableRow8165">
          <table:table-cell table:style-name="TableCell8166">
            <text:p text:style-name="P8167"/>
          </table:table-cell>
          <table:table-cell table:style-name="TableCell8168">
            <text:p text:style-name="P8169"/>
          </table:table-cell>
          <table:table-cell table:style-name="TableCell8170">
            <text:p text:style-name="P8171">-</text:p>
          </table:table-cell>
          <table:table-cell table:style-name="TableCell8172">
            <text:p text:style-name="P8173">5<text:tab/>sako<text:tab/>...<text:tab/>9<text:tab/>advcl<text:tab/>...</text:p>
          </table:table-cell>
        </table:table-row>
        <table:table-row table:style-name="TableRow8174">
          <table:table-cell table:style-name="TableCell8175">
            <text:p text:style-name="P8176"/>
          </table:table-cell>
          <table:table-cell table:style-name="TableCell8177">
            <text:p text:style-name="P8178"/>
          </table:table-cell>
          <table:table-cell table:style-name="TableCell8179">
            <text:p text:style-name="P8180">+</text:p>
          </table:table-cell>
          <table:table-cell table:style-name="TableCell8181">
            <text:p text:style-name="P8182">5<text:tab/>sako<text:tab/>...<text:tab/>8<text:tab/>advcl<text:tab/>...</text:p>
          </table:table-cell>
        </table:table-row>
        <table:table-row table:style-name="TableRow8183">
          <table:table-cell table:style-name="TableCell8184">
            <text:p text:style-name="P8185"/>
          </table:table-cell>
          <table:table-cell table:style-name="TableCell8186">
            <text:p text:style-name="P8187"/>
          </table:table-cell>
          <table:table-cell table:style-name="TableCell8188">
            <text:p text:style-name="P8189"/>
          </table:table-cell>
          <table:table-cell table:style-name="TableCell8190">
            <text:p text:style-name="P8191"/>
          </table:table-cell>
        </table:table-row>
        <table:table-row table:style-name="TableRow8192">
          <table:table-cell table:style-name="TableCell8193">
            <text:p text:style-name="P8194"/>
          </table:table-cell>
          <table:table-cell table:style-name="TableCell8195">
            <text:p text:style-name="P8196"/>
          </table:table-cell>
          <table:table-cell table:style-name="TableCell8197">
            <text:p text:style-name="P8198">-</text:p>
          </table:table-cell>
          <table:table-cell table:style-name="TableCell8199">
            <text:p text:style-name="P8200">7<text:tab/>pasaulis<text:tab/>...<text:tab/>9<text:tab/>nsubj<text:tab/>...</text:p>
          </table:table-cell>
        </table:table-row>
        <table:table-row table:style-name="TableRow8201">
          <table:table-cell table:style-name="TableCell8202">
            <text:p text:style-name="P8203"/>
          </table:table-cell>
          <table:table-cell table:style-name="TableCell8204">
            <text:p text:style-name="P8205"/>
          </table:table-cell>
          <table:table-cell table:style-name="TableCell8206">
            <text:p text:style-name="P8207">+</text:p>
          </table:table-cell>
          <table:table-cell table:style-name="TableCell8208">
            <text:p text:style-name="P8209">7<text:tab/>pasaulis<text:tab/>...<text:tab/>8<text:tab/>nsubj<text:tab/>...</text:p>
          </table:table-cell>
        </table:table-row>
        <table:table-row table:style-name="TableRow8210">
          <table:table-cell table:style-name="TableCell8211">
            <text:p text:style-name="P8212"/>
          </table:table-cell>
          <table:table-cell table:style-name="TableCell8213">
            <text:p text:style-name="P8214"/>
          </table:table-cell>
          <table:table-cell table:style-name="TableCell8215">
            <text:p text:style-name="P8216"/>
          </table:table-cell>
          <table:table-cell table:style-name="TableCell8217">
            <text:p text:style-name="P8218"/>
          </table:table-cell>
        </table:table-row>
        <table:table-row table:style-name="TableRow8219">
          <table:table-cell table:style-name="TableCell8220">
            <text:p text:style-name="P8221"/>
          </table:table-cell>
          <table:table-cell table:style-name="TableCell8222">
            <text:p text:style-name="P8223"/>
          </table:table-cell>
          <table:table-cell table:style-name="TableCell8224">
            <text:p text:style-name="P8225">-</text:p>
          </table:table-cell>
          <table:table-cell table:style-name="TableCell8226">
            <text:p text:style-name="P8227">8<text:tab/>išlieka<text:tab/>...<text:tab/>9<text:tab/>csubj<text:tab/>...</text:p>
          </table:table-cell>
        </table:table-row>
        <table:table-row table:style-name="TableRow8228">
          <table:table-cell table:style-name="TableCell8229">
            <text:p text:style-name="P8230"/>
          </table:table-cell>
          <table:table-cell table:style-name="TableCell8231">
            <text:p text:style-name="P8232"/>
          </table:table-cell>
          <table:table-cell table:style-name="TableCell8233">
            <text:p text:style-name="P8234">+</text:p>
          </table:table-cell>
          <table:table-cell table:style-name="TableCell8235">
            <text:p text:style-name="P8236">8<text:tab/>išlieka<text:tab/>...<text:tab/>0<text:tab/>root<text:tab/>...</text:p>
          </table:table-cell>
        </table:table-row>
        <table:table-row table:style-name="TableRow8237">
          <table:table-cell table:style-name="TableCell8238">
            <text:p text:style-name="P8239"/>
          </table:table-cell>
          <table:table-cell table:style-name="TableCell8240">
            <text:p text:style-name="P8241"/>
          </table:table-cell>
          <table:table-cell table:style-name="TableCell8242">
            <text:p text:style-name="P8243"/>
          </table:table-cell>
          <table:table-cell table:style-name="TableCell8244">
            <text:p text:style-name="P8245"/>
          </table:table-cell>
        </table:table-row>
        <table:table-row table:style-name="TableRow8246">
          <table:table-cell table:style-name="TableCell8247">
            <text:p text:style-name="P8248"/>
          </table:table-cell>
          <table:table-cell table:style-name="TableCell8249">
            <text:p text:style-name="P8250"/>
          </table:table-cell>
          <table:table-cell table:style-name="TableCell8251">
            <text:p text:style-name="P8252">-</text:p>
          </table:table-cell>
          <table:table-cell table:style-name="TableCell8253">
            <text:p text:style-name="P8254">9<text:tab/>nemiręs<text:tab/>...<text:tab/>0<text:tab/>root<text:tab/>...</text:p>
          </table:table-cell>
        </table:table-row>
        <table:table-row table:style-name="TableRow8255">
          <table:table-cell table:style-name="TableCell8256">
            <text:p text:style-name="P8257"/>
          </table:table-cell>
          <table:table-cell table:style-name="TableCell8258">
            <text:p text:style-name="P8259"/>
          </table:table-cell>
          <table:table-cell table:style-name="TableCell8260">
            <text:p text:style-name="P8261">+</text:p>
          </table:table-cell>
          <table:table-cell table:style-name="TableCell8262">
            <text:p text:style-name="P8263">9<text:tab/>nemiręs<text:tab/>...<text:tab/>8<text:tab/>advmod<text:tab/>...</text:p>
          </table:table-cell>
        </table:table-row>
        <table:table-row table:style-name="TableRow8264">
          <table:table-cell table:style-name="TableCell8265">
            <text:p text:style-name="P8266"/>
          </table:table-cell>
          <table:table-cell table:style-name="TableCell8267">
            <text:p text:style-name="P8268"/>
          </table:table-cell>
          <table:table-cell table:style-name="TableCell8269">
            <text:p text:style-name="P8270"/>
          </table:table-cell>
          <table:table-cell table:style-name="TableCell8271">
            <text:p text:style-name="P8272"/>
          </table:table-cell>
        </table:table-row>
        <table:table-row table:style-name="TableRow8273">
          <table:table-cell table:style-name="TableCell8274">
            <text:p text:style-name="P8275"/>
          </table:table-cell>
          <table:table-cell table:style-name="TableCell8276">
            <text:p text:style-name="P8277"/>
          </table:table-cell>
          <table:table-cell table:style-name="TableCell8278">
            <text:p text:style-name="P8279">-</text:p>
          </table:table-cell>
          <table:table-cell table:style-name="TableCell8280">
            <text:p text:style-name="P8281">10<text:tab/>.<text:tab/>...<text:tab/>9<text:tab/>punct<text:tab/>...</text:p>
          </table:table-cell>
        </table:table-row>
        <table:table-row table:style-name="TableRow8282">
          <table:table-cell table:style-name="TableCell8283">
            <text:p text:style-name="P8284"/>
          </table:table-cell>
          <table:table-cell table:style-name="TableCell8285">
            <text:p text:style-name="P8286"/>
          </table:table-cell>
          <table:table-cell table:style-name="TableCell8287">
            <text:p text:style-name="P8288">+</text:p>
          </table:table-cell>
          <table:table-cell table:style-name="TableCell8289">
            <text:p text:style-name="P8290">10<text:tab/>.<text:tab/>...<text:tab/>8<text:tab/>punct<text:tab/>...</text:p>
          </table:table-cell>
        </table:table-row>
        <table:table-row table:style-name="TableRow8291">
          <table:table-cell table:style-name="TableCell8292">
            <text:p text:style-name="P8293">010</text:p>
          </table:table-cell>
          <table:table-cell table:style-name="TableCell8294">
            <text:p text:style-name="P8295"/>
          </table:table-cell>
          <table:table-cell table:style-name="TableCell8296">
            <text:p text:style-name="P8297"/>
          </table:table-cell>
          <table:table-cell table:style-name="TableCell8298">
            <text:p text:style-name="P8299"/>
          </table:table-cell>
        </table:table-row>
        <table:table-row table:style-name="TableRow8300">
          <table:table-cell table:style-name="TableCell8301">
            <text:p text:style-name="P8302"/>
          </table:table-cell>
          <table:table-cell table:style-name="TableCell8303">
            <text:p text:style-name="P8304"/>
          </table:table-cell>
          <table:table-cell table:style-name="TableCell8305">
            <text:p text:style-name="P8306"/>
          </table:table-cell>
          <table:table-cell table:style-name="TableCell8307">
            <text:p text:style-name="P8308"/>
          </table:table-cell>
        </table:table-row>
        <table:table-row table:style-name="TableRow8309">
          <table:table-cell table:style-name="TableCell8310">
            <text:p text:style-name="P8311"/>
          </table:table-cell>
          <table:table-cell table:style-name="TableCell8312">
            <text:p text:style-name="P8313"/>
          </table:table-cell>
          <table:table-cell table:style-name="TableCell8314">
            <text:p text:style-name="P8315"/>
          </table:table-cell>
          <table:table-cell table:style-name="TableCell8316">
            <text:p text:style-name="P8317"/>
          </table:table-cell>
        </table:table-row>
        <table:table-row table:style-name="TableRow8318">
          <table:table-cell table:style-name="TableCell8319">
            <text:p text:style-name="P8320"/>
          </table:table-cell>
          <table:table-cell table:style-name="TableCell8321">
            <text:p text:style-name="P8322"/>
          </table:table-cell>
          <table:table-cell table:style-name="TableCell8323">
            <text:p text:style-name="P8324"/>
          </table:table-cell>
          <table:table-cell table:style-name="TableCell8325">
            <text:p text:style-name="P8326"/>
          </table:table-cell>
        </table:table-row>
        <table:table-row table:style-name="TableRow8327">
          <table:table-cell table:style-name="TableCell8328">
            <text:p text:style-name="P8329"/>
          </table:table-cell>
          <table:table-cell table:style-name="TableCell8330">
            <text:p text:style-name="P8331"/>
          </table:table-cell>
          <table:table-cell table:style-name="TableCell8332">
            <text:p text:style-name="P8333"/>
          </table:table-cell>
          <table:table-cell table:style-name="TableCell8334">
            <text:p text:style-name="P8335"/>
          </table:table-cell>
        </table:table-row>
        <table:table-row table:style-name="TableRow8336">
          <table:table-cell table:style-name="TableCell8337">
            <text:p text:style-name="P8338"/>
          </table:table-cell>
          <table:table-cell table:style-name="TableCell8339">
            <text:p text:style-name="P8340"/>
          </table:table-cell>
          <table:table-cell table:style-name="TableCell8341">
            <text:p text:style-name="P8342"/>
          </table:table-cell>
          <table:table-cell table:style-name="TableCell8343">
            <text:p text:style-name="P8344"/>
          </table:table-cell>
        </table:table-row>
        <table:table-row table:style-name="TableRow8345">
          <table:table-cell table:style-name="TableCell8346">
            <text:p text:style-name="P8347"/>
          </table:table-cell>
          <table:table-cell table:style-name="TableCell8348">
            <text:p text:style-name="P8349"/>
          </table:table-cell>
          <table:table-cell table:style-name="TableCell8350">
            <text:p text:style-name="P8351"/>
          </table:table-cell>
          <table:table-cell table:style-name="TableCell8352">
            <text:p text:style-name="P8353"/>
          </table:table-cell>
        </table:table-row>
        <table:table-row table:style-name="TableRow8354">
          <table:table-cell table:style-name="TableCell8355">
            <text:p text:style-name="P8356"/>
          </table:table-cell>
          <table:table-cell table:style-name="TableCell8357">
            <text:p text:style-name="P8358"/>
          </table:table-cell>
          <table:table-cell table:style-name="TableCell8359">
            <text:p text:style-name="P8360"/>
          </table:table-cell>
          <table:table-cell table:style-name="TableCell8361">
            <text:p text:style-name="P8362"/>
          </table:table-cell>
        </table:table-row>
        <table:table-row table:style-name="TableRow8363">
          <table:table-cell table:style-name="TableCell8364">
            <text:p text:style-name="P8365"/>
          </table:table-cell>
          <table:table-cell table:style-name="TableCell8366">
            <text:p text:style-name="P8367"/>
          </table:table-cell>
          <table:table-cell table:style-name="TableCell8368">
            <text:p text:style-name="P8369"/>
          </table:table-cell>
          <table:table-cell table:style-name="TableCell8370">
            <text:p text:style-name="P8371"/>
          </table:table-cell>
        </table:table-row>
        <table:table-row table:style-name="TableRow8372">
          <table:table-cell table:style-name="TableCell8373">
            <text:p text:style-name="P8374"/>
          </table:table-cell>
          <table:table-cell table:style-name="TableCell8375">
            <text:p text:style-name="P8376"/>
          </table:table-cell>
          <table:table-cell table:style-name="TableCell8377">
            <text:p text:style-name="P8378"/>
          </table:table-cell>
          <table:table-cell table:style-name="TableCell8379">
            <text:p text:style-name="P8380"/>
          </table:table-cell>
        </table:table-row>
      </table:table>
      <text:p text:style-name="P8381"/>
      <text:p text:style-name="P8382"/>
      <text:h text:style-name="P8383" text:outline-level="2">Parsing errors (sentence splitting):</text:h>
      <text:p text:style-name="P8384">Statt:<text:s/></text:p>
      <text:p text:style-name="P8385"># sent_id = 66</text:p>
      <text:p text:style-name="P8386"># text = Jis pasiėmė nuo lentynos butelį bespalvio skysčio su balta etikete ir užrašu PERGALĖS</text:p>
      <text:p text:style-name="P8387">1<text:tab/>Jis<text:tab/>jis<text:tab/>PRON<text:tab/>įv.vyr.vns.V.<text:tab/>Case=Nom|Definite=Ind|Gender=Masc|Number=Sing|Person=3|PronType=Prs<text:tab/>2<text:tab/>nsubj<text:tab/>_<text:tab/>TokenRange=6175:6178</text:p>
      <text:p text:style-name="P8388">2<text:tab/>pasiėmė<text:tab/>pasiimti<text:tab/>VERB<text:tab/>vksm.asm.sngr.tiesiog.būt-k.vns.3.<text:tab/>Aspect=Perf|Mood=Ind|Number=Sing|Person=3|Polarity=Pos|Reflex=Yes|Tense=Past|VerbForm=Fin<text:tab/>0<text:tab/>root<text:tab/>_<text:tab/>TokenRange=6179:6186</text:p>
      <text:p text:style-name="P8389">3<text:tab/>nuo<text:tab/>nuo<text:tab/>ADP<text:tab/>prl.K.<text:tab/>AdpType=Prep|Case=Gen<text:tab/>4<text:tab/>case<text:tab/>_<text:tab/>TokenRange=6187:6190</text:p>
      <text:p text:style-name="P8390">4<text:tab/>lentynos<text:tab/>lentyna<text:tab/>NOUN<text:tab/>dkt.mot.vns.K.<text:tab/>Case=Gen|Gender=Fem|Number=Sing<text:tab/>5<text:tab/>nmod<text:tab/>_<text:tab/>TokenRange=6191:6199</text:p>
      <text:p text:style-name="P8391">5<text:tab/>butelį<text:tab/>butelis<text:tab/>NOUN<text:tab/>dkt.vyr.vns.G.<text:tab/>Case=Acc|Gender=Masc|Number=Sing<text:tab/>2<text:tab/>obj<text:tab/>_<text:tab/>TokenRange=6200:6206</text:p>
      <text:p text:style-name="P8392">6<text:tab/>bespalvio<text:tab/>bespalvis<text:tab/>NOUN<text:tab/>dkt.vyr.vns.K.<text:tab/>Case=Gen|Gender=Masc|Number=Sing<text:tab/>7<text:tab/>nmod<text:tab/>_<text:tab/>TokenRange=6207:6216</text:p>
      <text:p text:style-name="P8393">7<text:tab/>skysčio<text:tab/>skystis<text:tab/>NOUN<text:tab/>dkt.vyr.vns.K.<text:tab/>Case=Gen|Gender=Masc|Number=Sing<text:tab/>5<text:tab/>nmod<text:tab/>_<text:tab/>TokenRange=6217:6224</text:p>
      <text:p text:style-name="P8394">8<text:tab/>su<text:tab/>su<text:tab/>ADP<text:tab/>prl.Įn.<text:tab/>AdpType=Prep|Case=Ins<text:tab/>10<text:tab/>case<text:tab/>_<text:tab/>TokenRange=6225:6227</text:p>
      <text:p text:style-name="P8395">9<text:tab/>balta<text:tab/>baltas<text:tab/>ADJ<text:tab/>bdv.nelygin.mot.vns.Įn.<text:tab/>Case=Ins|Definite=Ind|Degree=Pos|Gender=Fem|Number=Sing<text:tab/>10<text:tab/>amod<text:tab/>_<text:tab/>TokenRange=6228:6233</text:p>
      <text:p text:style-name="P8396">10<text:tab/>etikete<text:tab/>etiketė<text:tab/>NOUN<text:tab/>dkt.mot.vns.Įn.<text:tab/>Case=Ins|Gender=Fem|Number=Sing<text:tab/>7<text:tab/>obl:arg<text:tab/>_<text:tab/>TokenRange=6234:6241</text:p>
      <text:p text:style-name="P8397">11<text:tab/>ir<text:tab/>ir<text:tab/>CCONJ<text:tab/>jng.<text:tab/>_<text:tab/>12<text:tab/>cc<text:tab/>_<text:tab/>TokenRange=6242:6244</text:p>
      <text:p text:style-name="P8398">12<text:tab/>užrašu<text:tab/>užrašas<text:tab/>NOUN<text:tab/>dkt.vyr.vns.Įn.<text:tab/>Case=Ins|Gender=Masc|Number=Sing<text:tab/>10<text:tab/>conj<text:tab/>_<text:tab/>TokenRange=6245:6251</text:p>
      <text:p text:style-name="P8399">13<text:tab/>PERGALĖS<text:tab/>pergalė<text:tab/>NOUN<text:tab/>dkt.mot.vns.K.<text:tab/>Case=Gen|Gender=Fem|Number=Sing<text:tab/>12<text:tab/>nmod<text:tab/>_<text:tab/>TokenRange=6252:6260</text:p>
      <text:p text:style-name="P8400"/>
      <text:p text:style-name="P8401"># sent_id = 67</text:p>
      <text:p text:style-name="P8402"># text = DŽINAS.</text:p>
      <text:p text:style-name="P8403">1<text:tab/>DŽINAS<text:tab/>džinas<text:tab/>NOUN<text:tab/>dkt.vyr.vns.V.<text:tab/>Case=Nom|Gender=Masc|Number=Sing<text:tab/>0<text:tab/>root<text:tab/>_<text:tab/>SpaceAfter=No|TokenRange=6261:6267</text:p>
      <text:p text:style-name="P8404">2<text:tab/>.<text:tab/>.<text:tab/>PUNCT<text:tab/>skyr.<text:tab/>_<text:tab/>1<text:tab/>punct<text:tab/>_<text:tab/>TokenRange=6267:6268</text:p>
      <text:p text:style-name="P8405"/>
      <text:p text:style-name="P8406"/>
      <text:p text:style-name="P8407"/>
      <text:soft-page-break/>
      <text:p text:style-name="P8408">Soll:</text:p>
      <text:p text:style-name="P8409"># sent_id = 66</text:p>
      <text:p text:style-name="P8410"># text = Jis pasiėmė nuo lentynos butelį bespalvio skysčio su balta etikete ir užrašu PERGALĖS DŽINAS.</text:p>
      <text:p text:style-name="P8411">1<text:tab/>Jis<text:tab/>jis<text:tab/>PRON<text:tab/>įv.vyr.vns.V.<text:tab/>Case=Nom|Definite=Ind|Gender=Masc|Number=Sing|Person=3|PronType=Prs<text:tab/>2<text:tab/>nsubj<text:tab/>_<text:tab/>TokenRange=6175:6178</text:p>
      <text:p text:style-name="P8412">2<text:tab/>pasiėmė<text:tab/>pasiimti<text:tab/>VERB<text:tab/>vksm.asm.sngr.tiesiog.būt-k.vns.3.<text:tab/>Aspect=Perf|Mood=Ind|Number=Sing|Person=3|Polarity=Pos|Reflex=Yes|Tense=Past|VerbForm=Fin<text:tab/>0<text:tab/>root<text:tab/>_<text:tab/>TokenRange=6179:6186</text:p>
      <text:p text:style-name="P8413">3<text:tab/>nuo<text:tab/>nuo<text:tab/>ADP<text:tab/>prl.K.<text:tab/>AdpType=Prep|Case=Gen<text:tab/>4<text:tab/>case<text:tab/>_<text:tab/>TokenRange=6187:6190</text:p>
      <text:p text:style-name="P8414">4<text:tab/>lentynos<text:tab/>lentyna<text:tab/>NOUN<text:tab/>dkt.mot.vns.K.<text:tab/>Case=Gen|Gender=Fem|Number=Sing<text:tab/>5<text:tab/>nmod<text:tab/>_<text:tab/>TokenRange=6191:6199</text:p>
      <text:p text:style-name="P8415">5<text:tab/>butelį<text:tab/>butelis<text:tab/>NOUN<text:tab/>dkt.vyr.vns.G.<text:tab/>Case=Acc|Gender=Masc|Number=Sing<text:tab/>2<text:tab/>obj<text:tab/>_<text:tab/>TokenRange=6200:6206</text:p>
      <text:p text:style-name="P8416">6<text:tab/>bespalvio<text:tab/>bespalvis<text:tab/>NOUN<text:tab/>dkt.vyr.vns.K.<text:tab/>Case=Gen|Gender=Masc|Number=Sing<text:tab/>7<text:tab/>nmod<text:tab/>_<text:tab/>TokenRange=6207:6216</text:p>
      <text:p text:style-name="P8417">7<text:tab/>skysčio<text:tab/>skystis<text:tab/>NOUN<text:tab/>dkt.vyr.vns.K.<text:tab/>Case=Gen|Gender=Masc|Number=Sing<text:tab/>5<text:tab/>nmod<text:tab/>_<text:tab/>TokenRange=6217:6224</text:p>
      <text:p text:style-name="P8418">8<text:tab/>su<text:tab/>su<text:tab/>ADP<text:tab/>prl.Įn.<text:tab/>AdpType=Prep|Case=Ins<text:tab/>10<text:tab/>case<text:tab/>_<text:tab/>TokenRange=6225:6227</text:p>
      <text:p text:style-name="P8419">9<text:tab/>balta<text:tab/>baltas<text:tab/>ADJ<text:tab/>bdv.nelygin.mot.vns.Įn.<text:tab/>Case=Ins|Definite=Ind|Degree=Pos|Gender=Fem|Number=Sing<text:tab/>10<text:tab/>amod<text:tab/>_<text:tab/>TokenRange=6228:6233</text:p>
      <text:p text:style-name="P8420">10<text:tab/>etikete<text:tab/>etiketė<text:tab/>NOUN<text:tab/>dkt.mot.vns.Įn.<text:tab/>Case=Ins|Gender=Fem|Number=Sing<text:tab/>7<text:tab/>obl:arg<text:tab/>_<text:tab/>TokenRange=6234:6241</text:p>
      <text:p text:style-name="P8421">11<text:tab/>ir<text:tab/>ir<text:tab/>CCONJ<text:tab/>jng.<text:tab/>_<text:tab/>12<text:tab/>cc<text:tab/>_<text:tab/>TokenRange=6242:6244</text:p>
      <text:p text:style-name="P8422">12<text:tab/>užrašu<text:tab/>užrašas<text:tab/>NOUN<text:tab/>dkt.vyr.vns.Įn.<text:tab/>Case=Ins|Gender=Masc|Number=Sing<text:tab/>10<text:tab/>conj<text:tab/>_<text:tab/>TokenRange=6245:6251</text:p>
      <text:p text:style-name="P8423">13<text:tab/>PERGALĖS<text:tab/>pergalė<text:tab/>NOUN<text:tab/>dkt.mot.vns.K.<text:tab/>Case=Gen|Gender=Fem|Number=Sing<text:tab/>12<text:tab/>nmod<text:tab/>_<text:tab/>TokenRange=6252:6260</text:p>
      <text:p text:style-name="P8424">14<text:tab/>DŽINAS<text:tab/>džinas<text:tab/>NOUN<text:tab/>dkt.vyr.vns.V.<text:tab/>Case=Nom|Gender=Masc|Number=Sing<text:tab/>0<text:tab/>root<text:tab/>_<text:tab/>SpaceAfter=No|TokenRange=6261:6267</text:p>
      <text:p text:style-name="P8425">15<text:tab/>.<text:tab/>.<text:tab/>PUNCT<text:tab/>skyr.<text:tab/>_<text:tab/>1<text:tab/>punct<text:tab/>_<text:tab/>TokenRange=6267:6268</text:p>
      <text:p text:style-name="P8426"/>
      <text:p text:style-name="P8427"><text:span text:style-name="T8428">+Syntaxänderung, siehe die Tabelle oben</text:span></text:p>
      <text:p text:style-name="P8429"/>
      <text:p text:style-name="P8430">Statt:</text:p>
      <text:p text:style-name="P8431"># sent_id = 249</text:p>
      <text:p text:style-name="P8432"># text = Tai buvo lyg savotiškas himnas Didžiojo Brolio išminčiai bei didybei, bet labiausiai</text:p>
      <text:p text:style-name="P8433">1<text:tab/>Tai<text:tab/>tas<text:tab/>DET<text:tab/>įv.bev.<text:tab/>Definite=Ind|Gender=Neut|PronType=Dem<text:tab/>5<text:tab/>nsubj<text:tab/>_<text:tab/>TokenRange=24803:24806</text:p>
      <text:p text:style-name="P8434">2<text:tab/>buvo<text:tab/>būti<text:tab/>AUX<text:tab/>vksm.asm.tiesiog.būt-k.3.<text:tab/>Aspect=Perf|Mood=Ind|Person=3|Polarity=Pos|Tense=Past|VerbForm=Fin<text:tab/>5<text:tab/>cop<text:tab/>_<text:tab/>TokenRange=24807:24811</text:p>
      <text:p text:style-name="P8435">3<text:tab/>lyg<text:tab/>lyg<text:tab/>SCONJ<text:tab/>jng.<text:tab/>_<text:tab/>5<text:tab/>mark<text:tab/>_<text:tab/>TokenRange=24812:24815</text:p>
      <text:p text:style-name="P8436">4<text:tab/>savotiškas<text:tab/>savotiškas<text:tab/>ADJ<text:tab/>bdv.nelygin.vyr.vns.V.<text:tab/>Case=Nom|Definite=Ind|Degree=Pos|Gender=Masc|Number=Sing<text:tab/>5<text:tab/>amod<text:tab/>_<text:tab/>TokenRange=24816:24826</text:p>
      <text:p text:style-name="P8437">5<text:tab/>himnas<text:tab/>himnas<text:tab/>NOUN<text:tab/>dkt.vyr.vns.V.<text:tab/>Case=Nom|Gender=Masc|Number=Sing<text:tab/>0<text:tab/>root<text:tab/>_<text:tab/>TokenRange=24827:24833</text:p>
      <text:p text:style-name="P8438">6<text:tab/>Didžiojo<text:tab/>didis<text:tab/>ADJ<text:tab/>bdv.nelygin.įvardž.vyr.vns.K.<text:tab/>Case=Gen|Definite=Def|Degree=Pos|Gender=Masc|Number=Sing<text:tab/>7<text:tab/>amod<text:tab/>_<text:tab/>TokenRange=24834:24842</text:p>
      <text:p text:style-name="P8439">7<text:tab/>Brolio<text:tab/>brolis<text:tab/>NOUN<text:tab/>dkt.vyr.vns.K.<text:tab/>Case=Gen|Gender=Masc|Number=Sing<text:tab/>8<text:tab/>nmod<text:tab/>_<text:tab/>TokenRange=24843:24849</text:p>
      <text:p text:style-name="P8440">8<text:tab/>išminčiai<text:tab/>išmintis<text:tab/>NOUN<text:tab/>dkt.mot.vns.N.<text:tab/>Case=Dat|Gender=Fem|Number=Sing<text:tab/>5<text:tab/>obl:arg<text:tab/>_<text:tab/>TokenRange=24850:24859</text:p>
      <text:p text:style-name="P8441">9<text:tab/>bei<text:tab/>bei<text:tab/>CCONJ<text:tab/>jng.<text:tab/>_<text:tab/>10<text:tab/>cc<text:tab/>_<text:tab/>TokenRange=24860:24863</text:p>
      <text:p text:style-name="P8442">10<text:tab/>didybei<text:tab/>didybė<text:tab/>NOUN<text:tab/>dkt.mot.vns.N.<text:tab/>Case=Dat|Gender=Fem|Number=Sing<text:tab/>8<text:tab/>conj<text:tab/>_<text:tab/>SpaceAfter=No|TokenRange=24864:24871</text:p>
      <text:p text:style-name="P8443">11<text:tab/>,<text:tab/>,<text:tab/>PUNCT<text:tab/>skyr.<text:tab/>_<text:tab/>5<text:tab/>punct<text:tab/>_<text:tab/>TokenRange=24871:24872</text:p>
      <text:p text:style-name="P8444">12<text:tab/>bet<text:tab/>bet<text:tab/>CCONJ<text:tab/>jng.<text:tab/>_<text:tab/>5<text:tab/>cc<text:tab/>_<text:tab/>TokenRange=24873:24876</text:p>
      <text:p text:style-name="P8445">13<text:tab/>labiausiai<text:tab/>labai<text:tab/>ADV<text:tab/>prv.aukšč.<text:tab/>Degree=Sup<text:tab/>5<text:tab/>advmod<text:tab/>_<text:tab/>SpacesAfter=\n\n\t|TokenRange=24877:24887</text:p>
      <text:p text:style-name="P8446"/>
      <text:p text:style-name="P8447"># newpar</text:p>
      <text:p text:style-name="P8448"># sent_id = 250</text:p>
      <text:p text:style-name="P8449"># text = — savihipnozės aktas, valingas sąmonės slopinimas ritmiškais garsais.</text:p>
      <text:p text:style-name="P8450">1<text:tab/>—<text:tab/>—<text:tab/>PUNCT<text:tab/>skyr.<text:tab/>_<text:tab/>3<text:tab/>punct<text:tab/>_<text:tab/>TokenRange=24890:24891</text:p>
      <text:p text:style-name="P8451">2<text:tab/>savihipnozės<text:tab/>savihipnozė<text:tab/>NOUN<text:tab/>dkt.mot.vns.K.<text:tab/>Case=Gen|Gender=Fem|Number=Sing<text:tab/>3<text:tab/>nmod<text:tab/>_<text:tab/>TokenRange=24892:24904</text:p>
      <text:p text:style-name="P8452">3<text:tab/>aktas<text:tab/>aktas<text:tab/>NOUN<text:tab/>dkt.vyr.vns.V.<text:tab/>Case=Nom|Gender=Masc|Number=Sing<text:tab/>0<text:tab/>root<text:tab/>_<text:tab/>SpaceAfter=No|TokenRange=24905:24910</text:p>
      <text:p text:style-name="P8453">4<text:tab/>,<text:tab/>,<text:tab/>PUNCT<text:tab/>skyr.<text:tab/>_<text:tab/>7<text:tab/>punct<text:tab/>_<text:tab/>TokenRange=24910:24911</text:p>
      <text:p text:style-name="P8454">5<text:tab/>valingas<text:tab/>valingas<text:tab/>ADJ<text:tab/>bdv.nelygin.vyr.vns.V.<text:tab/>Case=Nom|Definite=Ind|Degree=Pos|Gender=Masc|Number=Sing<text:tab/>7<text:tab/>amod<text:tab/>_<text:tab/>TokenRange=24912:24920</text:p>
      <text:p text:style-name="P8455">6<text:tab/>sąmonės<text:tab/>sąmonė<text:tab/>NOUN<text:tab/>dkt.mot.vns.K.<text:tab/>Case=Gen|Gender=Fem|Number=Sing<text:tab/>7<text:tab/>obl:arg<text:tab/>_<text:tab/>TokenRange=24921:24928</text:p>
      <text:p text:style-name="P8456">7<text:tab/>slopinimas<text:tab/>slopinimas<text:tab/>NOUN<text:tab/>dkt.vyr.vns.V.<text:tab/>Case=Nom|Gender=Masc|Number=Sing<text:tab/>3<text:tab/>conj<text:tab/>_<text:tab/>TokenRange=24929:24939</text:p>
      <text:p text:style-name="P8457">8<text:tab/>ritmiškais<text:tab/>ritmiškas<text:tab/>ADJ<text:tab/>bdv.nelygin.vyr.dgs.Įn.<text:tab/>Case=Ins|Definite=Ind|Degree=Pos|Gender=Masc|Number=Plur<text:tab/>9<text:tab/>amod<text:tab/>_<text:tab/>TokenRange=24940:24950</text:p>
      <text:p text:style-name="P8458">9<text:tab/>garsais<text:tab/>garsas<text:tab/>NOUN<text:tab/>dkt.vyr.dgs.Įn.<text:tab/>Case=Ins|Gender=Masc|Number=Plur<text:tab/>7<text:tab/>obl:arg<text:tab/>_<text:tab/>SpaceAfter=No|TokenRange=24951:24958</text:p>
      <text:soft-page-break/>
      <text:p text:style-name="P8459">10<text:tab/>.<text:tab/>.<text:tab/>PUNCT<text:tab/>skyr.<text:tab/>_<text:tab/>3<text:tab/>punct<text:tab/>_<text:tab/>TokenRange=24958:24959</text:p>
      <text:p text:style-name="P8460"/>
      <text:p text:style-name="P8461">Soll:</text:p>
      <text:p text:style-name="P8462"># sent_id = 249</text:p>
      <text:p text:style-name="P8463"># text = Tai buvo lyg savotiškas himnas Didžiojo Brolio<text:s/>išminčiai bei didybei, bet labiausiai — savihipnozės aktas, valingas sąmonės slopinimas ritmiškais garsais.</text:p>
      <text:p text:style-name="P8464">1<text:tab/>Tai<text:tab/>tas<text:tab/>DET<text:tab/>įv.bev.<text:tab/>Definite=Ind|Gender=Neut|PronType=Dem<text:tab/>5<text:tab/>nsubj<text:tab/>_<text:tab/>TokenRange=24803:24806</text:p>
      <text:p text:style-name="P8465">2<text:tab/>buvo<text:tab/>būti<text:tab/>AUX<text:tab/>vksm.asm.tiesiog.būt-k.3.<text:tab/>Aspect=Perf|Mood=Ind|Person=3|Polarity=Pos|Tense=Past|VerbForm=Fin<text:tab/>5<text:tab/>cop<text:tab/>_<text:tab/>TokenRange=24807:24811</text:p>
      <text:p text:style-name="P8466">3<text:tab/>lyg<text:tab/>lyg<text:tab/>SCONJ<text:tab/>jng.<text:tab/>_<text:tab/>5<text:tab/>mark<text:tab/>_<text:tab/>TokenRange=24812:24815</text:p>
      <text:p text:style-name="P8467">4<text:tab/>savotiškas<text:tab/>savotiškas<text:tab/>ADJ<text:tab/>bdv.nelygin.vyr.vns.V.<text:tab/>Case=Nom|Definite=Ind|Degree=Pos|Gender=Masc|Number=Sing<text:tab/>5<text:tab/>amod<text:tab/>_<text:tab/>TokenRange=24816:24826</text:p>
      <text:p text:style-name="P8468">5<text:tab/>himnas<text:tab/>himnas<text:tab/>NOUN<text:tab/>dkt.vyr.vns.V.<text:tab/>Case=Nom|Gender=Masc|Number=Sing<text:tab/>0<text:tab/>root<text:tab/>_<text:tab/>TokenRange=24827:24833</text:p>
      <text:p text:style-name="P8469">6<text:tab/>Didžiojo<text:tab/>didis<text:tab/>ADJ<text:tab/>bdv.nelygin.įvardž.vyr.vns.K.<text:tab/>Case=Gen|Definite=Def|Degree=Pos|Gender=Masc|Number=Sing<text:tab/>7<text:tab/>amod<text:tab/>_<text:tab/>TokenRange=24834:24842</text:p>
      <text:p text:style-name="P8470">7<text:tab/>Brolio<text:tab/>brolis<text:tab/>NOUN<text:tab/>dkt.vyr.vns.K.<text:tab/>Case=Gen|Gender=Masc|Number=Sing<text:tab/>8<text:tab/>nmod<text:tab/>_<text:tab/>TokenRange=24843:24849</text:p>
      <text:p text:style-name="P8471">8<text:tab/>išminčiai<text:tab/>išmintis<text:tab/>NOUN<text:tab/>dkt.mot.vns.N.<text:tab/>Case=Dat|Gender=Fem|Number=Sing<text:tab/>5<text:tab/>obl:arg<text:tab/>_<text:tab/>TokenRange=24850:24859</text:p>
      <text:p text:style-name="P8472">9<text:tab/>bei<text:tab/>bei<text:tab/>CCONJ<text:tab/>jng.<text:tab/>_<text:tab/>10<text:tab/>cc<text:tab/>_<text:tab/>TokenRange=24860:24863</text:p>
      <text:p text:style-name="P8473">10<text:tab/>didybei<text:tab/>didybė<text:tab/>NOUN<text:tab/>dkt.mot.vns.N.<text:tab/>Case=Dat|Gender=Fem|Number=Sing<text:tab/>8<text:tab/>conj<text:tab/>_<text:tab/>SpaceAfter=No|TokenRange=24864:24871</text:p>
      <text:p text:style-name="P8474">11<text:tab/>,<text:tab/>,<text:tab/>PUNCT<text:tab/>skyr.<text:tab/>_<text:tab/>5<text:tab/>punct<text:tab/>_<text:tab/>TokenRange=24871:24872</text:p>
      <text:p text:style-name="P8475">12<text:tab/>bet<text:tab/>bet<text:tab/>CCONJ<text:tab/>jng.<text:tab/>_<text:tab/>5<text:tab/>cc<text:tab/>_<text:tab/>TokenRange=24873:24876</text:p>
      <text:p text:style-name="P8476">13<text:tab/>labiausiai<text:tab/>labai<text:tab/>ADV<text:tab/>prv.aukšč.<text:tab/>Degree=Sup<text:tab/>5<text:tab/>advmod<text:tab/>_<text:tab/>SpacesAfter=\n\n\t|TokenRange=24877:24887</text:p>
      <text:p text:style-name="P8477">14<text:tab/>—<text:tab/>—<text:tab/>PUNCT<text:tab/>skyr.<text:tab/>_<text:tab/>3<text:tab/>punct<text:tab/>_<text:tab/>TokenRange=24890:24891</text:p>
      <text:p text:style-name="P8478">15<text:tab/>savihipnozės<text:tab/>savihipnozė<text:tab/>NOUN<text:tab/>dkt.mot.vns.K.<text:tab/>Case=Gen|Gender=Fem|Number=Sing<text:tab/>3<text:tab/>nmod<text:tab/>_<text:tab/>TokenRange=24892:24904</text:p>
      <text:p text:style-name="P8479">16<text:tab/>aktas<text:tab/>aktas<text:tab/>NOUN<text:tab/>dkt.vyr.vns.V.<text:tab/>Case=Nom|Gender=Masc|Number=Sing<text:tab/>0<text:tab/>root<text:tab/>_<text:tab/>SpaceAfter=No|TokenRange=24905:24910</text:p>
      <text:p text:style-name="P8480">17<text:tab/>,<text:tab/>,<text:tab/>PUNCT<text:tab/>skyr.<text:tab/>_<text:tab/>7<text:tab/>punct<text:tab/>_<text:tab/>TokenRange=24910:24911</text:p>
      <text:p text:style-name="P8481">18<text:tab/>valingas<text:tab/>valingas<text:tab/>ADJ<text:tab/>bdv.nelygin.vyr.vns.V.<text:tab/>Case=Nom|Definite=Ind|Degree=Pos|Gender=Masc|Number=Sing<text:tab/>7<text:tab/>amod<text:tab/>_<text:tab/>TokenRange=24912:24920</text:p>
      <text:p text:style-name="P8482">19<text:tab/>sąmonės<text:tab/>sąmonė<text:tab/>NOUN<text:tab/>dkt.mot.vns.K.<text:tab/>Case=Gen|Gender=Fem|Number=Sing<text:tab/>7<text:tab/>obl:arg<text:tab/>_<text:tab/>TokenRange=24921:24928</text:p>
      <text:p text:style-name="P8483">20<text:tab/>slopinimas<text:tab/>slopinimas<text:tab/>NOUN<text:tab/>dkt.vyr.vns.V.<text:tab/>Case=Nom|Gender=Masc|Number=Sing<text:tab/>3<text:tab/>conj<text:tab/>_<text:tab/>TokenRange=24929:24939</text:p>
      <text:p text:style-name="P8484">21<text:tab/>ritmiškais<text:tab/>ritmiškas<text:tab/>ADJ<text:tab/>bdv.nelygin.vyr.dgs.Įn.<text:tab/>Case=Ins|Definite=Ind|Degree=Pos|Gender=Masc|Number=Plur<text:tab/>9<text:tab/>amod<text:tab/>_<text:tab/>TokenRange=24940:24950</text:p>
      <text:p text:style-name="P8485">22<text:tab/>garsais<text:tab/>garsas<text:tab/>NOUN<text:tab/>dkt.vyr.dgs.Įn.<text:tab/>Case=Ins|Gender=Masc|Number=Plur<text:tab/>7<text:tab/>obl:arg<text:tab/>_<text:tab/>SpaceAfter=No|TokenRange=24951:24958</text:p>
      <text:p text:style-name="P8486">23<text:tab/>.<text:tab/>.<text:tab/>PUNCT<text:tab/>skyr.<text:tab/>_<text:tab/>3<text:tab/>punct<text:tab/>_<text:tab/>TokenRange=24958:24959</text:p>
      <text:p text:style-name="P8487"/>
      <text:p text:style-name="P8488">+ Syntaxänderung, siehe die Tabelle oben</text:p>
      <text:p text:style-name="P8489"/>
      <text:p text:style-name="P8490">Statt:</text:p>
      <text:p text:style-name="P8491"># sent_id = 275</text:p>
      <text:p text:style-name="P8492"># text = Visa tai buvo tik spėlionės</text:p>
      <text:p text:style-name="P8493">1<text:tab/>Visa<text:tab/>visa<text:tab/>PRON<text:tab/>sampl.įv.bev.<text:tab/>Definite=Ind|Gender=Neut|Hyph=Yes|PronType=Ind<text:tab/>5<text:tab/>nsubj<text:tab/>_<text:tab/>TokenRange=26796:26800</text:p>
      <text:p text:style-name="P8494">2<text:tab/>tai<text:tab/>tai<text:tab/>X<text:tab/>tęs.<text:tab/>Hyph=Yes<text:tab/>1<text:tab/>nmod<text:tab/>_<text:tab/>TokenRange=26801:26804</text:p>
      <text:p text:style-name="P8495">3<text:tab/>buvo<text:tab/>būti<text:tab/>AUX<text:tab/>vksm.asm.tiesiog.būt-k.3.<text:tab/>Aspect=Perf|Mood=Ind|Person=3|Polarity=Pos|Tense=Past|VerbForm=Fin<text:tab/>5<text:tab/>cop<text:tab/>_<text:tab/>TokenRange=26805:26809</text:p>
      <text:p text:style-name="P8496">4<text:tab/>tik<text:tab/>tik<text:tab/>PART<text:tab/>dll.<text:tab/>_<text:tab/>5<text:tab/>advmod:emph<text:tab/>_<text:tab/>TokenRange=26810:26813</text:p>
      <text:p text:style-name="P8497">5<text:tab/>spėlionės<text:tab/>spėlionė<text:tab/>NOUN<text:tab/>dkt.mot.dgs.V.<text:tab/>Case=Nom|Gender=Fem|Number=Plur<text:tab/>0<text:tab/>root<text:tab/>_<text:tab/>SpacesAfter=\n\n\t|TokenRange=26814:26823</text:p>
      <text:p text:style-name="P8498"/>
      <text:p text:style-name="P8499"># newpar</text:p>
      <text:p text:style-name="P8500"># sent_id = 276</text:p>
      <text:p text:style-name="P8501"># text = — gal jis viską tik įsivaizduoja.</text:p>
      <text:p text:style-name="P8502">1<text:tab/>—<text:tab/>—<text:tab/>PUNCT<text:tab/>skyr.<text:tab/>_<text:tab/>6<text:tab/>punct<text:tab/>_<text:tab/>TokenRange=26826:26827</text:p>
      <text:p text:style-name="P8503">2<text:tab/>gal<text:tab/>gal<text:tab/>PART<text:tab/>dll.<text:tab/>_<text:tab/>6<text:tab/>advmod:emph<text:tab/>_<text:tab/>TokenRange=26828:26831</text:p>
      <text:p text:style-name="P8504">3<text:tab/>jis<text:tab/>jis<text:tab/>PRON<text:tab/>įv.vyr.vns.V.<text:tab/>Case=Nom|Definite=Ind|Gender=Masc|Number=Sing|Person=3|PronType=Prs<text:tab/>6<text:tab/>nsubj<text:tab/>_<text:tab/>TokenRange=26832:26835</text:p>
      <text:p text:style-name="P8505">4<text:tab/>viską<text:tab/>viskas<text:tab/>PRON<text:tab/>įv.G.<text:tab/>Case=Acc|Definite=Ind|PronType=Ind<text:tab/>6<text:tab/>obj<text:tab/>_<text:tab/>TokenRange=26836:26841</text:p>
      <text:p text:style-name="P8506">5<text:tab/>tik<text:tab/>tik<text:tab/>PART<text:tab/>dll.<text:tab/>_<text:tab/>6<text:tab/>advmod:emph<text:tab/>_<text:tab/>TokenRange=26842:26845</text:p>
      <text:p text:style-name="P8507">6<text:tab/>įsivaizduoja<text:tab/>įsivaizduoti<text:tab/>VERB<text:tab/>vksm.asm.sngr.tiesiog.es.vns.3.<text:tab/>Mood=Ind|Number=Sing|Person=3|Polarity=Pos|Reflex=Yes|Tense=Pres|VerbForm=Fin<text:tab/>0<text:tab/>root<text:tab/>_<text:tab/>SpaceAfter=No|TokenRange=26846:26858</text:p>
      <text:p text:style-name="P8508">7<text:tab/>.<text:tab/>.<text:tab/>PUNCT<text:tab/>skyr.<text:tab/>_<text:tab/>6<text:tab/>punct<text:tab/>_<text:tab/>TokenRange=26858:26859</text:p>
      <text:p text:style-name="P8509"/>
      <text:p text:style-name="P8510">Soll:</text:p>
      <text:p text:style-name="P8511"># sent_id = 275</text:p>
      <text:p text:style-name="P8512"># text = Visa tai buvo tik spėlionės — gal jis viską tik įsivaizduoja.</text:p>
      <text:p text:style-name="P8513">1<text:tab/>Visa<text:tab/>visa<text:tab/>PRON<text:tab/>sampl.įv.bev.<text:tab/>Definite=Ind|Gender=Neut|Hyph=Yes|PronType=Ind<text:tab/>5<text:tab/>nsubj<text:tab/>_<text:tab/>TokenRange=26796:26800</text:p>
      <text:p text:style-name="P8514">2<text:tab/>tai<text:tab/>tai<text:tab/>X<text:tab/>tęs.<text:tab/>Hyph=Yes<text:tab/>1<text:tab/>nmod<text:tab/>_<text:tab/>TokenRange=26801:26804</text:p>
      <text:p text:style-name="P8515">3<text:tab/>buvo<text:tab/>būti<text:tab/>AUX<text:tab/>vksm.asm.tiesiog.būt-k.3.<text:tab/>Aspect=Perf|Mood=Ind|Person=3|Polarity=Pos|Tense=Past|VerbForm=Fin<text:tab/>5<text:tab/>cop<text:tab/>_<text:tab/>TokenRange=26805:26809</text:p>
      <text:p text:style-name="P8516">4<text:tab/>tik<text:tab/>tik<text:tab/>PART<text:tab/>dll.<text:tab/>_<text:tab/>5<text:tab/>advmod:emph<text:tab/>_<text:tab/>TokenRange=26810:26813</text:p>
      <text:p text:style-name="P8517">5<text:tab/>spėlionės<text:tab/>spėlionė<text:tab/>NOUN<text:tab/>dkt.mot.dgs.V.<text:tab/>Case=Nom|Gender=Fem|Number=Plur<text:tab/>0<text:tab/>root<text:tab/>_<text:tab/>SpacesAfter=\n\n\t|TokenRange=26814:26823</text:p>
      <text:p text:style-name="P8518">6<text:tab/>—<text:tab/>—<text:tab/>PUNCT<text:tab/>skyr.<text:tab/>_<text:tab/>6<text:tab/>punct<text:tab/>_<text:tab/>TokenRange=26826:26827</text:p>
      <text:p text:style-name="P8519">7<text:tab/>gal<text:tab/>gal<text:tab/>PART<text:tab/>dll.<text:tab/>_<text:tab/>6<text:tab/>advmod:emph<text:tab/>_<text:tab/>TokenRange=26828:26831</text:p>
      <text:soft-page-break/>
      <text:p text:style-name="P8520">8<text:tab/>jis<text:tab/>jis<text:tab/>PRON<text:tab/>įv.vyr.vns.V.<text:tab/>Case=Nom|Definite=Ind|Gender=Masc|Number=Sing|Person=3|PronType=Prs<text:tab/>6<text:tab/>nsubj<text:tab/>_<text:tab/>TokenRange=26832:26835</text:p>
      <text:p text:style-name="P8521">9<text:tab/>viską<text:tab/>viskas<text:tab/>PRON<text:tab/>įv.G.<text:tab/>Case=Acc|Definite=Ind|PronType=Ind<text:tab/>6<text:tab/>obj<text:tab/>_<text:tab/>TokenRange=26836:26841</text:p>
      <text:p text:style-name="P8522">10<text:tab/>tik<text:tab/>tik<text:tab/>PART<text:tab/>dll.<text:tab/>_<text:tab/>6<text:tab/>advmod:emph<text:tab/>_<text:tab/>TokenRange=26842:26845</text:p>
      <text:p text:style-name="P8523">11<text:tab/>įsivaizduoja<text:tab/>įsivaizduoti<text:tab/>VERB<text:tab/>vksm.asm.sngr.tiesiog.es.vns.3.<text:tab/>Mood=Ind|Number=Sing|Person=3|Polarity=Pos|Reflex=Yes|Tense=Pres|VerbForm=Fin<text:tab/>0<text:tab/>root<text:tab/>_<text:tab/>SpaceAfter=No|TokenRange=26846:26858</text:p>
      <text:p text:style-name="P8524">12<text:tab/>.<text:tab/>.<text:tab/>PUNCT<text:tab/>skyr.<text:tab/>_<text:tab/>6<text:tab/>punct<text:tab/>_<text:tab/>TokenRange=26858:26859</text:p>
      <text:p text:style-name="P8525"/>
      <text:p text:style-name="P8526">+Syntaxänderung, siehe die Tabelle oben</text:p>
      <text:p text:style-name="P8527"/>
      <text:p text:style-name="P8528">Statt:</text:p>
      <text:p text:style-name="P8529"># sent_id = 354</text:p>
      <text:p text:style-name="P8530"># text = — Žinoma, jei</text:p>
      <text:p text:style-name="P8531">1<text:tab/>—<text:tab/>—<text:tab/>PUNCT<text:tab/>skyr.<text:tab/>_<text:tab/>2<text:tab/>punct<text:tab/>_<text:tab/>TokenRange=32328:32329</text:p>
      <text:p text:style-name="P8532">2<text:tab/>Žinoma<text:tab/>žinoti<text:tab/>VERB<text:tab/>vksm.dlv.neveik.es.bev.<text:tab/>Definite=Ind|Gender=Neut|Polarity=Pos|Tense=Pres|VerbForm=Part|Voice=Pass<text:tab/>0<text:tab/>root<text:tab/>_<text:tab/>SpaceAfter=No|TokenRange=32330:32336</text:p>
      <text:p text:style-name="P8533">3<text:tab/>,<text:tab/>,<text:tab/>PUNCT<text:tab/>skyr.<text:tab/>_<text:tab/>2<text:tab/>punct<text:tab/>_<text:tab/>TokenRange=32336:32337</text:p>
      <text:p text:style-name="P8534">4<text:tab/>jei<text:tab/>jei<text:tab/>SCONJ<text:tab/>jng.<text:tab/>_<text:tab/>2<text:tab/>mark<text:tab/>_<text:tab/>TokenRange=32338:32341</text:p>
      <text:p text:style-name="P8535"/>
      <text:p text:style-name="P8536"># sent_id = 355</text:p>
      <text:p text:style-name="P8537"># text = Tomas būtų namie, jis tuojau sutvarkytų, — pasakė ji.</text:p>
      <text:p text:style-name="P8538">1<text:tab/>Tomas<text:tab/>tomas<text:tab/>NOUN<text:tab/>dkt.vyr.vns.V.<text:tab/>Case=Nom|Gender=Masc|Number=Sing<text:tab/>3<text:tab/>nsubj<text:tab/>_<text:tab/>TokenRange=32342:32347</text:p>
      <text:p text:style-name="P8539">2<text:tab/>būtų<text:tab/>būti<text:tab/>AUX<text:tab/>vksm.asm.tar.vns.3.<text:tab/>Mood=Cnd|Number=Sing|Person=3|Polarity=Pos|VerbForm=Fin<text:tab/>3<text:tab/>cop<text:tab/>_<text:tab/>TokenRange=32348:32352</text:p>
      <text:p text:style-name="P8540">3<text:tab/>namie<text:tab/>namie<text:tab/>ADV<text:tab/>prv.nelygin.<text:tab/>Degree=Pos<text:tab/>0<text:tab/>root<text:tab/>_<text:tab/>SpaceAfter=No|TokenRange=32353:32358</text:p>
      <text:p text:style-name="P8541">4<text:tab/>,<text:tab/>,<text:tab/>PUNCT<text:tab/>skyr.<text:tab/>_<text:tab/>7<text:tab/>punct<text:tab/>_<text:tab/>TokenRange=32358:32359</text:p>
      <text:p text:style-name="P8542">5<text:tab/>jis<text:tab/>jis<text:tab/>PRON<text:tab/>įv.vyr.vns.V.<text:tab/>Case=Nom|Definite=Ind|Gender=Masc|Number=Sing|Person=3|PronType=Prs<text:tab/>7<text:tab/>nsubj<text:tab/>_<text:tab/>TokenRange=32360:32363</text:p>
      <text:p text:style-name="P8543">6<text:tab/>tuojau<text:tab/>tuojau<text:tab/>ADV<text:tab/>prv.nelygin.<text:tab/>Degree=Pos<text:tab/>7<text:tab/>advmod<text:tab/>_<text:tab/>TokenRange=32364:32370</text:p>
      <text:p text:style-name="P8544">7<text:tab/>sutvarkytų<text:tab/>sutvarkyti<text:tab/>VERB<text:tab/>vksm.asm.tar.vns.3.<text:tab/>Mood=Cnd|Number=Sing|Person=3|Polarity=Pos|VerbForm=Fin<text:tab/>3<text:tab/>conj<text:tab/>_<text:tab/>SpaceAfter=No|TokenRange=32371:32381</text:p>
      <text:p text:style-name="P8545">8<text:tab/>,<text:tab/>,<text:tab/>PUNCT<text:tab/>skyr.<text:tab/>_<text:tab/>10<text:tab/>punct<text:tab/>_<text:tab/>TokenRange=32381:32382</text:p>
      <text:p text:style-name="P8546">9<text:tab/>—<text:tab/>—<text:tab/>PUNCT<text:tab/>skyr.<text:tab/>_<text:tab/>10<text:tab/>punct<text:tab/>_<text:tab/>TokenRange=32383:32384</text:p>
      <text:p text:style-name="P8547">10<text:tab/>pasakė<text:tab/>pasakyti<text:tab/>VERB<text:tab/>vksm.asm.tiesiog.būt-k.vns.3.<text:tab/>Aspect=Perf|Mood=Ind|Number=Sing|Person=3|Polarity=Pos|Tense=Past|VerbForm=Fin<text:tab/>3<text:tab/>conj<text:tab/>_<text:tab/>TokenRange=32385:32391</text:p>
      <text:p text:style-name="P8548">11<text:tab/>ji<text:tab/>jis<text:tab/>PRON<text:tab/>įv.mot.vns.V.<text:tab/>Case=Nom|Definite=Ind|Gender=Fem|Number=Sing|Person=3|PronType=Prs<text:tab/>10<text:tab/>nsubj<text:tab/>_<text:tab/>SpaceAfter=No|TokenRange=32392:32394</text:p>
      <text:p text:style-name="P8549">12<text:tab/>.<text:tab/>.<text:tab/>PUNCT<text:tab/>skyr.<text:tab/>_<text:tab/>3<text:tab/>punct<text:tab/>_<text:tab/>TokenRange=32394:32395</text:p>
      <text:p text:style-name="P8550"/>
      <text:p text:style-name="P8551">Soll:</text:p>
      <text:p text:style-name="P8552"># sent_id = 354</text:p>
      <text:p text:style-name="P8553"># text = — Žinoma, jei Tomas būtų namie, jis tuojau sutvarkytų, — pasakė ji.</text:p>
      <text:p text:style-name="P8554">1<text:tab/>—<text:tab/>—<text:tab/>PUNCT<text:tab/>skyr.<text:tab/>_<text:tab/>2<text:tab/>punct<text:tab/>_<text:tab/>TokenRange=32328:32329</text:p>
      <text:p text:style-name="P8555">2<text:tab/>Žinoma<text:tab/>žinoti<text:tab/>VERB<text:tab/>vksm.dlv.neveik.es.bev.<text:tab/>Definite=Ind|Gender=Neut|Polarity=Pos|Tense=Pres|VerbForm=Part|Voice=Pass<text:tab/>0<text:tab/>root<text:tab/>_<text:tab/>SpaceAfter=No|TokenRange=32330:32336</text:p>
      <text:p text:style-name="P8556">3<text:tab/>,<text:tab/>,<text:tab/>PUNCT<text:tab/>skyr.<text:tab/>_<text:tab/>2<text:tab/>punct<text:tab/>_<text:tab/>TokenRange=32336:32337</text:p>
      <text:p text:style-name="P8557">4<text:tab/>jei<text:tab/>jei<text:tab/>SCONJ<text:tab/>jng.<text:tab/>_<text:tab/>2<text:tab/>mark<text:tab/>_<text:tab/>TokenRange=32338:32341</text:p>
      <text:soft-page-break/>
      <text:p text:style-name="P8558">5<text:tab/>Tomas<text:tab/>tomas<text:tab/>NOUN<text:tab/>dkt.vyr.vns.V.<text:tab/>Case=Nom|Gender=Masc|Number=Sing<text:tab/>3<text:tab/>nsubj<text:tab/>_<text:tab/>TokenRange=32342:32347</text:p>
      <text:p text:style-name="P8559">6<text:tab/>būtų<text:tab/>būti<text:tab/>AUX<text:tab/>vksm.asm.tar.vns.3.<text:tab/>Mood=Cnd|Number=Sing|Person=3|Polarity=Pos|VerbForm=Fin<text:tab/>3<text:tab/>cop<text:tab/>_<text:tab/>TokenRange=32348:32352</text:p>
      <text:p text:style-name="P8560">7<text:tab/>namie<text:tab/>namie<text:tab/>ADV<text:tab/>prv.nelygin.<text:tab/>Degree=Pos<text:tab/>0<text:tab/>root<text:tab/>_<text:tab/>SpaceAfter=No|TokenRange=32353:32358</text:p>
      <text:p text:style-name="P8561">8<text:tab/>,<text:tab/>,<text:tab/>PUNCT<text:tab/>skyr.<text:tab/>_<text:tab/>7<text:tab/>punct<text:tab/>_<text:tab/>TokenRange=32358:32359</text:p>
      <text:p text:style-name="P8562">9<text:tab/>jis<text:tab/>jis<text:tab/>PRON<text:tab/>įv.vyr.vns.V.<text:tab/>Case=Nom|Definite=Ind|Gender=Masc|Number=Sing|Person=3|PronType=Prs<text:tab/>7<text:tab/>nsubj<text:tab/>_<text:tab/>TokenRange=32360:32363</text:p>
      <text:p text:style-name="P8563">10<text:tab/>tuojau<text:tab/>tuojau<text:tab/>ADV<text:tab/>prv.nelygin.<text:tab/>Degree=Pos<text:tab/>7<text:tab/>advmod<text:tab/>_<text:tab/>TokenRange=32364:32370</text:p>
      <text:p text:style-name="P8564">11<text:tab/>sutvarkytų<text:tab/>sutvarkyti<text:tab/>VERB<text:tab/>vksm.asm.tar.vns.3.<text:tab/>Mood=Cnd|Number=Sing|Person=3|Polarity=Pos|VerbForm=Fin<text:tab/>3<text:tab/>conj<text:tab/>_<text:tab/>SpaceAfter=No|TokenRange=32371:32381</text:p>
      <text:p text:style-name="P8565">12<text:tab/>,<text:tab/>,<text:tab/>PUNCT<text:tab/>skyr.<text:tab/>_<text:tab/>10<text:tab/>punct<text:tab/>_<text:tab/>TokenRange=32381:32382</text:p>
      <text:p text:style-name="P8566">13<text:tab/>—<text:tab/>—<text:tab/>PUNCT<text:tab/>skyr.<text:tab/>_<text:tab/>10<text:tab/>punct<text:tab/>_<text:tab/>TokenRange=32383:32384</text:p>
      <text:p text:style-name="P8567">14<text:tab/>pasakė<text:tab/>pasakyti<text:tab/>VERB<text:tab/>vksm.asm.tiesiog.būt-k.vns.3.<text:tab/>Aspect=Perf|Mood=Ind|Number=Sing|Person=3|Polarity=Pos|Tense=Past|VerbForm=Fin<text:tab/>3<text:tab/>conj<text:tab/>_<text:tab/>TokenRange=32385:32391</text:p>
      <text:p text:style-name="P8568">15<text:tab/>ji<text:tab/>jis<text:tab/>PRON<text:tab/>įv.mot.vns.V.<text:tab/>Case=Nom|Definite=Ind|Gender=Fem|Number=Sing|Person=3|PronType=Prs<text:tab/>10<text:tab/>nsubj<text:tab/>_<text:tab/>SpaceAfter=No|TokenRange=32392:32394</text:p>
      <text:p text:style-name="P8569">16<text:tab/>.<text:tab/>.<text:tab/>PUNCT<text:tab/>skyr.<text:tab/>_<text:tab/>3<text:tab/>punct<text:tab/>_<text:tab/>TokenRange=32394:32395</text:p>
      <text:p text:style-name="P8570"/>
      <text:p text:style-name="P8571">+Syntaxänderung, siehe die Tabelle oben</text:p>
      <text:p text:style-name="P8572"/>
      <text:p text:style-name="P8573">Statt:</text:p>
      <text:p text:style-name="P8574"># sent_id = 388</text:p>
      <text:p text:style-name="P8575"># text = Visa laimė, pagalvojo</text:p>
      <text:p text:style-name="P8576">1<text:tab/>Visa<text:tab/>visas<text:tab/>DET<text:tab/>įv.mot.vns.V.<text:tab/>Case=Nom|Definite=Ind|Gender=Fem|Number=Sing|PronType=Tot<text:tab/>2<text:tab/>det<text:tab/>_<text:tab/>TokenRange=34931:34935</text:p>
      <text:p text:style-name="P8577">2<text:tab/>laimė<text:tab/>laimė<text:tab/>NOUN<text:tab/>dkt.mot.vns.V.<text:tab/>Case=Nom|Gender=Fem|Number=Sing<text:tab/>0<text:tab/>root<text:tab/>_<text:tab/>SpaceAfter=No|TokenRange=34936:34941</text:p>
      <text:p text:style-name="P8578">3<text:tab/>,<text:tab/>,<text:tab/>PUNCT<text:tab/>skyr.<text:tab/>_<text:tab/>4<text:tab/>punct<text:tab/>_<text:tab/>TokenRange=34941:34942</text:p>
      <text:p text:style-name="P8579">4<text:tab/>pagalvojo<text:tab/>pagalvoti<text:tab/>VERB<text:tab/>vksm.asm.tiesiog.būt-k.vns.3.<text:tab/>Aspect=Perf|Mood=Ind|Number=Sing|Person=3|Polarity=Pos|Tense=Past|VerbForm=Fin<text:tab/>2<text:tab/>conj<text:tab/>_<text:tab/>SpacesAfter=\n\n\t|TokenRange=34943:34952</text:p>
      <text:p text:style-name="P8580"/>
      <text:p text:style-name="P8581"># newpar</text:p>
      <text:p text:style-name="P8582"># sent_id = 389</text:p>
      <text:p text:style-name="P8583"># text = Vinstonas, kad jo rankose netikras pistoletas.</text:p>
      <text:p text:style-name="P8584">1<text:tab/>Vinstonas<text:tab/>vinstonas<text:tab/>NOUN<text:tab/>dkt.vyr.vns.V.<text:tab/>Case=Nom|Gender=Masc|Number=Sing<text:tab/>0<text:tab/>root<text:tab/>_<text:tab/>SpaceAfter=No|TokenRange=34955:34964</text:p>
      <text:p text:style-name="P8585">2<text:tab/>,<text:tab/>,<text:tab/>PUNCT<text:tab/>skyr.<text:tab/>_<text:tab/>6<text:tab/>punct<text:tab/>_<text:tab/>TokenRange=34964:34965</text:p>
      <text:p text:style-name="P8586">3<text:tab/>kad<text:tab/>kad<text:tab/>SCONJ<text:tab/>jng.<text:tab/>_<text:tab/>6<text:tab/>mark<text:tab/>_<text:tab/>TokenRange=34966:34969</text:p>
      <text:p text:style-name="P8587">4<text:tab/>jo<text:tab/>jis<text:tab/>PRON<text:tab/>įv.vyr.vns.K.<text:tab/>Case=Gen|Definite=Ind|Gender=Masc|Number=Sing|Person=3|PronType=Prs<text:tab/>5<text:tab/>nmod<text:tab/>_<text:tab/>TokenRange=34970:34972</text:p>
      <text:p text:style-name="P8588">5<text:tab/>rankose<text:tab/>ranka<text:tab/>NOUN<text:tab/>dkt.mot.dgs.Vt.<text:tab/>Case=Loc|Gender=Fem|Number=Plur<text:tab/>6<text:tab/>obl<text:tab/>_<text:tab/>TokenRange=34973:34980</text:p>
      <text:p text:style-name="P8589">6<text:tab/>netikras<text:tab/>netikras<text:tab/>ADJ<text:tab/>bdv.nelygin.vyr.vns.V.<text:tab/>Case=Nom|Definite=Ind|Degree=Pos|Gender=Masc|Number=Sing<text:tab/>1<text:tab/>amod<text:tab/>_<text:tab/>TokenRange=34981:34989</text:p>
      <text:p text:style-name="P8590">7<text:tab/>pistoletas<text:tab/>pistoletas<text:tab/>NOUN<text:tab/>dkt.vyr.vns.V.<text:tab/>Case=Nom|Gender=Masc|Number=Sing<text:tab/>6<text:tab/>nsubj<text:tab/>_<text:tab/>SpaceAfter=No|TokenRange=34990:35000</text:p>
      <text:p text:style-name="P8591">8<text:tab/>.<text:tab/>.<text:tab/>PUNCT<text:tab/>skyr.<text:tab/>_<text:tab/>1<text:tab/>punct<text:tab/>_<text:tab/>SpacesAfter=\n\n\t|TokenRange=35000:35001</text:p>
      <text:p text:style-name="P8592"/>
      <text:p text:style-name="P8593">Soll:</text:p>
      <text:p text:style-name="P8594"># sent_id = 388</text:p>
      <text:p text:style-name="P8595"># text = Visa laimė, pagalvojo Vinstonas, kad jo rankose netikras pistoletas.</text:p>
      <text:p text:style-name="P8596">1<text:tab/>Visa<text:tab/>visas<text:tab/>DET<text:tab/>įv.mot.vns.V.<text:tab/>Case=Nom|Definite=Ind|Gender=Fem|Number=Sing|PronType=Tot<text:tab/>2<text:tab/>det<text:tab/>_<text:tab/>TokenRange=34931:34935</text:p>
      <text:p text:style-name="P8597">2<text:tab/>laimė<text:tab/>laimė<text:tab/>NOUN<text:tab/>dkt.mot.vns.V.<text:tab/>Case=Nom|Gender=Fem|Number=Sing<text:tab/>0<text:tab/>root<text:tab/>_<text:tab/>SpaceAfter=No|TokenRange=34936:34941</text:p>
      <text:p text:style-name="P8598">3<text:tab/>,<text:tab/>,<text:tab/>PUNCT<text:tab/>skyr.<text:tab/>_<text:tab/>4<text:tab/>punct<text:tab/>_<text:tab/>TokenRange=34941:34942</text:p>
      <text:p text:style-name="P8599">4<text:tab/>pagalvojo<text:tab/>pagalvoti<text:tab/>VERB<text:tab/>vksm.asm.tiesiog.būt-k.vns.3.<text:tab/>Aspect=Perf|Mood=Ind|Number=Sing|Person=3|Polarity=Pos|Tense=Past|VerbForm=Fin<text:tab/>2<text:tab/>conj<text:tab/>_<text:tab/>SpacesAfter=\n\n\t|TokenRange=34943:34952</text:p>
      <text:soft-page-break/>
      <text:p text:style-name="P8600">5<text:tab/>Vinstonas<text:tab/>vinstonas<text:tab/>NOUN<text:tab/>dkt.vyr.vns.V.<text:tab/>Case=Nom|Gender=Masc|Number=Sing<text:tab/>0<text:tab/>root<text:tab/>_<text:tab/>SpaceAfter=No|TokenRange=34955:34964</text:p>
      <text:p text:style-name="P8601">6<text:tab/>,<text:tab/>,<text:tab/>PUNCT<text:tab/>skyr.<text:tab/>_<text:tab/>6<text:tab/>punct<text:tab/>_<text:tab/>TokenRange=34964:34965</text:p>
      <text:p text:style-name="P8602">7<text:tab/>kad<text:tab/>kad<text:tab/>SCONJ<text:tab/>jng.<text:tab/>_<text:tab/>6<text:tab/>mark<text:tab/>_<text:tab/>TokenRange=34966:34969</text:p>
      <text:p text:style-name="P8603">8<text:tab/>jo<text:tab/>jis<text:tab/>PRON<text:tab/>įv.vyr.vns.K.<text:tab/>Case=Gen|Definite=Ind|Gender=Masc|Number=Sing|Person=3|PronType=Prs<text:tab/>5<text:tab/>nmod<text:tab/>_<text:tab/>TokenRange=34970:34972</text:p>
      <text:p text:style-name="P8604">9<text:tab/>rankose<text:tab/>ranka<text:tab/>NOUN<text:tab/>dkt.mot.dgs.Vt.<text:tab/>Case=Loc|Gender=Fem|Number=Plur<text:tab/>6<text:tab/>obl<text:tab/>_<text:tab/>TokenRange=34973:34980</text:p>
      <text:p text:style-name="P8605">10<text:tab/>netikras<text:tab/>netikras<text:tab/>ADJ<text:tab/>bdv.nelygin.vyr.vns.V.<text:tab/>Case=Nom|Definite=Ind|Degree=Pos|Gender=Masc|Number=Sing<text:tab/>1<text:tab/>amod<text:tab/>_<text:tab/>TokenRange=34981:34989</text:p>
      <text:p text:style-name="P8606">11<text:tab/>pistoletas<text:tab/>pistoletas<text:tab/>NOUN<text:tab/>dkt.vyr.vns.V.<text:tab/>Case=Nom|Gender=Masc|Number=Sing<text:tab/>6<text:tab/>nsubj<text:tab/>_<text:tab/>SpaceAfter=No|TokenRange=34990:35000</text:p>
      <text:p text:style-name="P8607">12<text:tab/>.<text:tab/>.<text:tab/>PUNCT<text:tab/>skyr.<text:tab/>_<text:tab/>1<text:tab/>punct<text:tab/>_<text:tab/>SpacesAfter=\n\n\t|TokenRange=35000:35001</text:p>
      <text:p text:style-name="P8608"/>
      <text:p text:style-name="P8609">+Syntaxänderung, siehe die Tabelle oben</text:p>
      <text:p text:style-name="P8610"/>
      <text:p text:style-name="P8611">Statt:</text:p>
      <text:p text:style-name="P8612"># sent_id = 423</text:p>
      <text:p text:style-name="P8613"># text = Ir kažkas, sėdintis kairėje pusėje, jam praeinant sako:</text:p>
      <text:p text:style-name="P8614">1<text:tab/>Ir<text:tab/>ir<text:tab/>CCONJ<text:tab/>jng.<text:tab/>_<text:tab/>10<text:tab/>cc<text:tab/>_<text:tab/>TokenRange=37724:37726</text:p>
      <text:p text:style-name="P8615">2<text:tab/>kažkas<text:tab/>kažkas<text:tab/>PRON<text:tab/>įv.V.<text:tab/>Case=Nom|Definite=Ind|PronType=Ind<text:tab/>10<text:tab/>nsubj<text:tab/>_<text:tab/>SpaceAfter=No|TokenRange=37727:37733</text:p>
      <text:p text:style-name="P8616">3<text:tab/>,<text:tab/>,<text:tab/>PUNCT<text:tab/>skyr.<text:tab/>_<text:tab/>4<text:tab/>punct<text:tab/>_<text:tab/>TokenRange=37733:37734</text:p>
      <text:p text:style-name="P8617">4<text:tab/>sėdintis<text:tab/>sėdintis<text:tab/>VERB<text:tab/>vksm.bndr.sngr.<text:tab/>Polarity=Pos|Reflex=Yes|VerbForm=Inf<text:tab/>2<text:tab/>acl<text:tab/>_<text:tab/>TokenRange=37735:37743</text:p>
      <text:p text:style-name="P8618">5<text:tab/>kairėje<text:tab/>kairė<text:tab/>NOUN<text:tab/>dkt.mot.vns.Vt.<text:tab/>Case=Loc|Gender=Fem|Number=Sing<text:tab/>6<text:tab/>obl<text:tab/>_<text:tab/>TokenRange=37744:37751</text:p>
      <text:p text:style-name="P8619">6<text:tab/>pusėje<text:tab/>pusė<text:tab/>NOUN<text:tab/>dkt.mot.vns.Vt.<text:tab/>Case=Loc|Gender=Fem|Number=Sing<text:tab/>4<text:tab/>obl<text:tab/>_<text:tab/>SpaceAfter=No|TokenRange=37752:37758</text:p>
      <text:p text:style-name="P8620">7<text:tab/>,<text:tab/>,<text:tab/>PUNCT<text:tab/>skyr.<text:tab/>_<text:tab/>4<text:tab/>punct<text:tab/>_<text:tab/>TokenRange=37758:37759</text:p>
      <text:p text:style-name="P8621">8<text:tab/>jam<text:tab/>jis<text:tab/>PRON<text:tab/>įv.vyr.vns.N.<text:tab/>Case=Dat|Definite=Ind|Gender=Masc|Number=Sing|Person=3|PronType=Prs<text:tab/>9<text:tab/>obl:arg<text:tab/>_<text:tab/>TokenRange=37760:37763</text:p>
      <text:p text:style-name="P8622">9<text:tab/>praeinant<text:tab/>praeinti<text:tab/>VERB<text:tab/>vksm.pad.es.<text:tab/>Polarity=Pos|Tense=Pres|VerbForm=Ger<text:tab/>10<text:tab/>advcl<text:tab/>_<text:tab/>TokenRange=37764:37773</text:p>
      <text:p text:style-name="P8623">10<text:tab/>sako<text:tab/>sakyti<text:tab/>VERB<text:tab/>vksm.asm.tiesiog.es.vns.3.<text:tab/>Mood=Ind|Number=Sing|Person=3|Polarity=Pos|Tense=Pres|VerbForm=Fin<text:tab/>0<text:tab/>root<text:tab/>_<text:tab/>SpaceAfter=No|TokenRange=37774:37778</text:p>
      <text:p text:style-name="P8624">11<text:tab/>:<text:tab/>:<text:tab/>PUNCT<text:tab/>skyr.<text:tab/>_<text:tab/>10<text:tab/>punct<text:tab/>_<text:tab/>SpacesAfter=\n\n\t|TokenRange=37778:37779</text:p>
      <text:p text:style-name="P8625"/>
      <text:p text:style-name="P8626"/>
      <text:p text:style-name="P8627"># newpar</text:p>
      <text:p text:style-name="P8628"># sent_id = 424</text:p>
      <text:p text:style-name="P8629"># text = „Mes susitiksime tokioje vietoje, kur nėra tamsos".</text:p>
      <text:p text:style-name="P8630">1<text:tab/>„<text:tab/>„<text:tab/>PUNCT<text:tab/>skyr.<text:tab/>_<text:tab/>3<text:tab/>punct<text:tab/>_<text:tab/>SpaceAfter=No|TokenRange=37782:37783</text:p>
      <text:p text:style-name="P8631">2<text:tab/>Mes<text:tab/>aš<text:tab/>PRON<text:tab/>įv.dgs.V.<text:tab/>Case=Nom|Definite=Ind|Number=Plur|Person=1|PronType=Prs<text:tab/>3<text:tab/>nsubj<text:tab/>_<text:tab/>TokenRange=37783:37786</text:p>
      <text:p text:style-name="P8632">3<text:tab/>susitiksime<text:tab/>susitikti<text:tab/>VERB<text:tab/>vksm.asm.tiesiog.būs.dgs.1.<text:tab/>Mood=Ind|Number=Plur|Person=1|Polarity=Pos|Tense=Fut|VerbForm=Fin<text:tab/>0<text:tab/>root<text:tab/>_<text:tab/>TokenRange=37787:37798</text:p>
      <text:p text:style-name="P8633">4<text:tab/>tokioje<text:tab/>toks<text:tab/>DET<text:tab/>įv.mot.vns.Vt.<text:tab/>Case=Loc|Definite=Ind|Gender=Fem|Number=Sing|PronType=Dem<text:tab/>5<text:tab/>det<text:tab/>_<text:tab/>TokenRange=37799:37806</text:p>
      <text:p text:style-name="P8634">5<text:tab/>vietoje<text:tab/>vieta<text:tab/>NOUN<text:tab/>dkt.mot.vns.Vt.<text:tab/>Case=Loc|Gender=Fem|Number=Sing<text:tab/>3<text:tab/>obl<text:tab/>_<text:tab/>SpaceAfter=No|TokenRange=37807:37814</text:p>
      <text:p text:style-name="P8635">6<text:tab/>,<text:tab/>,<text:tab/>PUNCT<text:tab/>skyr.<text:tab/>_<text:tab/>8<text:tab/>punct<text:tab/>_<text:tab/>TokenRange=37814:37815</text:p>
      <text:p text:style-name="P8636">7<text:tab/>kur<text:tab/>kur<text:tab/>ADV<text:tab/>prv.nelygin.<text:tab/>Degree=Pos|PronType=Int,Rel<text:tab/>8<text:tab/>advmod<text:tab/>_<text:tab/>TokenRange=37816:37819</text:p>
      <text:p text:style-name="P8637">8<text:tab/>nėra<text:tab/>nebūti<text:tab/>VERB<text:tab/>vksm.asm.neig.tiesiog.es.dgs.3.<text:tab/>Mood=Ind|Person=3|Polarity=Neg|Tense=Pres|VerbForm=Fin<text:tab/>5<text:tab/>acl:relcl<text:tab/>_<text:tab/>TokenRange=37820:37824</text:p>
      <text:p text:style-name="P8638">9<text:tab/>tamsos<text:tab/>tamsa<text:tab/>NOUN<text:tab/>dkt.mot.vns.K.<text:tab/>Case=Gen|Gender=Fem|Number=Sing<text:tab/>8<text:tab/>obl:arg<text:tab/>_<text:tab/>SpaceAfter=No|TokenRange=37825:37831</text:p>
      <text:p text:style-name="P8639">10<text:tab/>"<text:tab/>"<text:tab/>PUNCT<text:tab/>skyr.<text:tab/>_<text:tab/>8<text:tab/>punct<text:tab/>_<text:tab/>SpaceAfter=No|TokenRange=37831:37832</text:p>
      <text:p text:style-name="P8640">11<text:tab/>.<text:tab/>.<text:tab/>PUNCT<text:tab/>skyr.<text:tab/>_<text:tab/>3<text:tab/>punct<text:tab/>_<text:tab/>TokenRange=37832:37833</text:p>
      <text:p text:style-name="P8641"/>
      <text:soft-page-break/>
      <text:p text:style-name="P8642">Soll:</text:p>
      <text:p text:style-name="P8643"># sent_id = 423</text:p>
      <text:p text:style-name="P8644"># text = Ir kažkas, sėdintis kairėje pusėje, jam praeinant sako: „Mes susitiksime tokioje vietoje, kur nėra tamsos".</text:p>
      <text:p text:style-name="P8645">1<text:tab/>Ir<text:tab/>ir<text:tab/>CCONJ<text:tab/>jng.<text:tab/>_<text:tab/>10<text:tab/>cc<text:tab/>_<text:tab/>TokenRange=37724:37726</text:p>
      <text:p text:style-name="P8646">2<text:tab/>kažkas<text:tab/>kažkas<text:tab/>PRON<text:tab/>įv.V.<text:tab/>Case=Nom|Definite=Ind|PronType=Ind<text:tab/>10<text:tab/>nsubj<text:tab/>_<text:tab/>SpaceAfter=No|TokenRange=37727:37733</text:p>
      <text:p text:style-name="P8647">3<text:tab/>,<text:tab/>,<text:tab/>PUNCT<text:tab/>skyr.<text:tab/>_<text:tab/>4<text:tab/>punct<text:tab/>_<text:tab/>TokenRange=37733:37734</text:p>
      <text:p text:style-name="P8648">4<text:tab/>sėdintis<text:tab/>sėdintis<text:tab/>VERB<text:tab/>vksm.bndr.sngr.<text:tab/>Polarity=Pos|Reflex=Yes|VerbForm=Inf<text:tab/>2<text:tab/>acl<text:tab/>_<text:tab/>TokenRange=37735:37743</text:p>
      <text:p text:style-name="P8649">5<text:tab/>kairėje<text:tab/>kairė<text:tab/>NOUN<text:tab/>dkt.mot.vns.Vt.<text:tab/>Case=Loc|Gender=Fem|Number=Sing<text:tab/>6<text:tab/>obl<text:tab/>_<text:tab/>TokenRange=37744:37751</text:p>
      <text:p text:style-name="P8650">6<text:tab/>pusėje<text:tab/>pusė<text:tab/>NOUN<text:tab/>dkt.mot.vns.Vt.<text:tab/>Case=Loc|Gender=Fem|Number=Sing<text:tab/>4<text:tab/>obl<text:tab/>_<text:tab/>SpaceAfter=No|TokenRange=37752:37758</text:p>
      <text:p text:style-name="P8651">7<text:tab/>,<text:tab/>,<text:tab/>PUNCT<text:tab/>skyr.<text:tab/>_<text:tab/>4<text:tab/>punct<text:tab/>_<text:tab/>TokenRange=37758:37759</text:p>
      <text:p text:style-name="P8652">8<text:tab/>jam<text:tab/>jis<text:tab/>PRON<text:tab/>įv.vyr.vns.N.<text:tab/>Case=Dat|Definite=Ind|Gender=Masc|Number=Sing|Person=3|PronType=Prs<text:tab/>9<text:tab/>obl:arg<text:tab/>_<text:tab/>TokenRange=37760:37763</text:p>
      <text:p text:style-name="P8653">9<text:tab/>praeinant<text:tab/>praeinti<text:tab/>VERB<text:tab/>vksm.pad.es.<text:tab/>Polarity=Pos|Tense=Pres|VerbForm=Ger<text:tab/>10<text:tab/>advcl<text:tab/>_<text:tab/>TokenRange=37764:37773</text:p>
      <text:p text:style-name="P8654">10<text:tab/>sako<text:tab/>sakyti<text:tab/>VERB<text:tab/>vksm.asm.tiesiog.es.vns.3.<text:tab/>Mood=Ind|Number=Sing|Person=3|Polarity=Pos|Tense=Pres|VerbForm=Fin<text:tab/>0<text:tab/>root<text:tab/>_<text:tab/>SpaceAfter=No|TokenRange=37774:37778</text:p>
      <text:p text:style-name="P8655">11<text:tab/>:<text:tab/>:<text:tab/>PUNCT<text:tab/>skyr.<text:tab/>_<text:tab/>10<text:tab/>punct<text:tab/>_<text:tab/>SpacesAfter=\n\n\t|TokenRange=37778:37779</text:p>
      <text:p text:style-name="P8656">12<text:tab/>„<text:tab/>„<text:tab/>PUNCT<text:tab/>skyr.<text:tab/>_<text:tab/>3<text:tab/>punct<text:tab/>_<text:tab/>SpaceAfter=No|TokenRange=37782:37783</text:p>
      <text:p text:style-name="P8657">13<text:tab/>Mes<text:tab/>aš<text:tab/>PRON<text:tab/>įv.dgs.V.<text:tab/>Case=Nom|Definite=Ind|Number=Plur|Person=1|PronType=Prs<text:tab/>3<text:tab/>nsubj<text:tab/>_<text:tab/>TokenRange=37783:37786</text:p>
      <text:p text:style-name="P8658">14<text:tab/>susitiksime<text:tab/>susitikti<text:tab/>VERB<text:tab/>vksm.asm.tiesiog.būs.dgs.1.<text:tab/>Mood=Ind|Number=Plur|Person=1|Polarity=Pos|Tense=Fut|VerbForm=Fin<text:tab/>0<text:tab/>root<text:tab/>_<text:tab/>TokenRange=37787:37798</text:p>
      <text:p text:style-name="P8659">15<text:tab/>tokioje<text:tab/>toks<text:tab/>DET<text:tab/>įv.mot.vns.Vt.<text:tab/>Case=Loc|Definite=Ind|Gender=Fem|Number=Sing|PronType=Dem<text:tab/>5<text:tab/>det<text:tab/>_<text:tab/>TokenRange=37799:37806</text:p>
      <text:p text:style-name="P8660">16<text:tab/>vietoje<text:tab/>vieta<text:tab/>NOUN<text:tab/>dkt.mot.vns.Vt.<text:tab/>Case=Loc|Gender=Fem|Number=Sing<text:tab/>3<text:tab/>obl<text:tab/>_<text:tab/>SpaceAfter=No|TokenRange=37807:37814</text:p>
      <text:p text:style-name="P8661">17<text:tab/>,<text:tab/>,<text:tab/>PUNCT<text:tab/>skyr.<text:tab/>_<text:tab/>8<text:tab/>punct<text:tab/>_<text:tab/>TokenRange=37814:37815</text:p>
      <text:p text:style-name="P8662">18<text:tab/>kur<text:tab/>kur<text:tab/>ADV<text:tab/>prv.nelygin.<text:tab/>Degree=Pos|PronType=Int,Rel<text:tab/>8<text:tab/>advmod<text:tab/>_<text:tab/>TokenRange=37816:37819</text:p>
      <text:p text:style-name="P8663">19<text:tab/>nėra<text:tab/>nebūti<text:tab/>VERB<text:tab/>vksm.asm.neig.tiesiog.es.dgs.3.<text:tab/>Mood=Ind|Person=3|Polarity=Neg|Tense=Pres|VerbForm=Fin<text:tab/>5<text:tab/>acl:relcl<text:tab/>_<text:tab/>TokenRange=37820:37824</text:p>
      <text:p text:style-name="P8664">20<text:tab/>tamsos<text:tab/>tamsa<text:tab/>NOUN<text:tab/>dkt.mot.vns.K.<text:tab/>Case=Gen|Gender=Fem|Number=Sing<text:tab/>8<text:tab/>obl:arg<text:tab/>_<text:tab/>SpaceAfter=No|TokenRange=37825:37831</text:p>
      <text:p text:style-name="P8665">21<text:tab/>"<text:tab/>"<text:tab/>PUNCT<text:tab/>skyr.<text:tab/>_<text:tab/>8<text:tab/>punct<text:tab/>_<text:tab/>SpaceAfter=No|TokenRange=37831:37832</text:p>
      <text:p text:style-name="P8666">22<text:tab/>.<text:tab/>.<text:tab/>PUNCT<text:tab/>skyr.<text:tab/>_<text:tab/>3<text:tab/>punct<text:tab/>_<text:tab/>TokenRange=37832:37833</text:p>
      <text:p text:style-name="P8667"/>
      <text:p text:style-name="P8668">+Syntaxänderung, siehe die Tabelle oben</text:p>
      <text:p text:style-name="P86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drone Beniusyte</meta:initial-creator>
    <dc:creator>Audrone Beniusyte</dc:creator>
    <meta:creation-date>2025-04-26T10:27:00Z</meta:creation-date>
    <dc:date>2025-05-27T21:33:00Z</dc:date>
    <meta:template xlink:href="Normal" xlink:type="simple"/>
    <meta:editing-cycles>44</meta:editing-cycles>
    <meta:editing-duration>PT0S</meta:editing-duration>
    <meta:document-statistic meta:page-count="37" meta:paragraph-count="90" meta:word-count="6745" meta:character-count="45102" meta:row-count="320" meta:non-whitespace-character-count="38447"/>
  </office:meta>
</office:document-meta>
</file>